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roid Emoji" svg:font-family="'Android Emoji'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3.627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03cm"/>
    </style:style>
    <style:style style:name="ro10" style:family="table-row">
      <style:table-row-properties style:row-height="0.68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18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1.644cm" fo:break-before="auto" style:use-optimal-row-height="true"/>
    </style:style>
    <style:style style:name="ro8" style:family="table-row">
      <style:table-row-properties style:row-height="2.039cm" fo:break-before="auto" style:use-optimal-row-height="true"/>
    </style:style>
    <style:style style:name="ro9" style:family="table-row">
      <style:table-row-properties style:row-height="2.829cm" fo:break-before="auto" style:use-optimal-row-height="true"/>
    </style:style>
    <style:style style:name="ro12" style:family="table-row">
      <style:table-row-properties style:row-height="0.855cm" fo:break-before="auto" style:use-optimal-row-height="true"/>
    </style:style>
    <style:style style:name="ro13" style:family="table-row">
      <style:table-row-properties style:row-height="1.36cm" fo:break-before="auto" style:use-optimal-row-height="true"/>
    </style:style>
    <style:style style:name="ro1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0" style:family="table-cell" style:parent-style-name="Default" style:data-style-name="N100">
      <style:text-properties style:text-position=""/>
    </style:style>
    <style:style style:name="ce11" style:family="table-cell" style:parent-style-name="Default" style:data-style-name="N60">
      <style:text-properties style:text-position="" style:font-name="Liberation Sans" style:font-name-asian="Droid Sans" style:font-name-complex="FreeSans"/>
    </style:style>
    <style:style style:name="ce12" style:family="table-cell" style:parent-style-name="Default">
      <style:text-properties style:text-position="" fo:font-size="16pt" style:font-size-asian="16pt" style:font-size-complex="16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 style:data-style-name="N60"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7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ndroid Emoji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ndroid Emoj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ndroid Emoj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roid Emoj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Android Emoji" style:font-name-asian="Android Emoji"/>
    </style:style>
  </office:automatic-styles>
  <office:body>
    <office:spreadsheet>
      <table:table table:name="Unicode Table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1" table:number-columns-repeated="5" table:default-cell-style-name="Default"/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1</text:p>
          </table:table-cell>
          <table:table-cell table:style-name="ce8" office:value-type="string" calcext:value-type="string">
            <text:p>\xF0\x9F\x98\x81</text:p>
          </table:table-cell>
          <table:table-cell table:style-name="ce8" office:value-type="string" calcext:value-type="string">
            <text:p>grinning face with smiling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2</text:p>
          </table:table-cell>
          <table:table-cell table:style-name="ce8" office:value-type="string" calcext:value-type="string">
            <text:p>\xF0\x9F\x98\x82</text:p>
          </table:table-cell>
          <table:table-cell table:style-name="ce8" office:value-type="string" calcext:value-type="string">
            <text:p>face with tears of jo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3</text:p>
          </table:table-cell>
          <table:table-cell table:style-name="ce8" office:value-type="string" calcext:value-type="string">
            <text:p>\xF0\x9F\x98\x83</text:p>
          </table:table-cell>
          <table:table-cell table:style-name="ce8" office:value-type="string" calcext:value-type="string">
            <text:p>smiling face with open mouth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4</text:p>
          </table:table-cell>
          <table:table-cell table:style-name="ce8" office:value-type="string" calcext:value-type="string">
            <text:p>\xF0\x9F\x98\x84</text:p>
          </table:table-cell>
          <table:table-cell table:style-name="ce8" office:value-type="string" calcext:value-type="string">
            <text:p>smiling face with open mouth and smiling eye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5</text:p>
          </table:table-cell>
          <table:table-cell table:style-name="ce8" office:value-type="string" calcext:value-type="string">
            <text:p>\xF0\x9F\x98\x85</text:p>
          </table:table-cell>
          <table:table-cell table:style-name="ce8" office:value-type="string" calcext:value-type="string">
            <text:p>smiling face with open mouth and cold sweat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6</text:p>
          </table:table-cell>
          <table:table-cell table:style-name="ce8" office:value-type="string" calcext:value-type="string">
            <text:p>\xF0\x9F\x98\x86</text:p>
          </table:table-cell>
          <table:table-cell table:style-name="ce8" office:value-type="string" calcext:value-type="string">
            <text:p>smiling face with open mouth and tightly-closed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9</text:p>
          </table:table-cell>
          <table:table-cell table:style-name="ce8" office:value-type="string" calcext:value-type="string">
            <text:p>\xF0\x9F\x98\x89</text:p>
          </table:table-cell>
          <table:table-cell table:style-name="ce8" office:value-type="string" calcext:value-type="string">
            <text:p>wink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A</text:p>
          </table:table-cell>
          <table:table-cell table:style-name="ce8" office:value-type="string" calcext:value-type="string">
            <text:p>\xF0\x9F\x98\x8A</text:p>
          </table:table-cell>
          <table:table-cell table:style-name="ce8" office:value-type="string" calcext:value-type="string">
            <text:p>smiling face with smiling eye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B</text:p>
          </table:table-cell>
          <table:table-cell table:style-name="ce8" office:value-type="string" calcext:value-type="string">
            <text:p>\xF0\x9F\x98\x8B</text:p>
          </table:table-cell>
          <table:table-cell table:style-name="ce8" office:value-type="string" calcext:value-type="string">
            <text:p>face savouring delicious foo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C</text:p>
          </table:table-cell>
          <table:table-cell table:style-name="ce8" office:value-type="string" calcext:value-type="string">
            <text:p>\xF0\x9F\x98\x8C</text:p>
          </table:table-cell>
          <table:table-cell table:style-name="ce8" office:value-type="string" calcext:value-type="string">
            <text:p>reliev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D</text:p>
          </table:table-cell>
          <table:table-cell table:style-name="ce8" office:value-type="string" calcext:value-type="string">
            <text:p>\xF0\x9F\x98\x8D</text:p>
          </table:table-cell>
          <table:table-cell table:style-name="ce8" office:value-type="string" calcext:value-type="string">
            <text:p>smiling face with heart-shaped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F</text:p>
          </table:table-cell>
          <table:table-cell table:style-name="ce8" office:value-type="string" calcext:value-type="string">
            <text:p>\xF0\x9F\x98\x8F</text:p>
          </table:table-cell>
          <table:table-cell table:style-name="ce8" office:value-type="string" calcext:value-type="string">
            <text:p>smirk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2</text:p>
          </table:table-cell>
          <table:table-cell table:style-name="ce8" office:value-type="string" calcext:value-type="string">
            <text:p>\xF0\x9F\x98\x92</text:p>
          </table:table-cell>
          <table:table-cell table:style-name="ce8" office:value-type="string" calcext:value-type="string">
            <text:p>unamus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3</text:p>
          </table:table-cell>
          <table:table-cell table:style-name="ce8" office:value-type="string" calcext:value-type="string">
            <text:p>\xF0\x9F\x98\x93</text:p>
          </table:table-cell>
          <table:table-cell table:style-name="ce8" office:value-type="string" calcext:value-type="string">
            <text:p>face with cold swe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4</text:p>
          </table:table-cell>
          <table:table-cell table:style-name="ce8" office:value-type="string" calcext:value-type="string">
            <text:p>\xF0\x9F\x98\x94</text:p>
          </table:table-cell>
          <table:table-cell table:style-name="ce8" office:value-type="string" calcext:value-type="string">
            <text:p>pensive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6</text:p>
          </table:table-cell>
          <table:table-cell table:style-name="ce8" office:value-type="string" calcext:value-type="string">
            <text:p>\xF0\x9F\x98\x96</text:p>
          </table:table-cell>
          <table:table-cell table:style-name="ce8" office:value-type="string" calcext:value-type="string">
            <text:p>confound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8</text:p>
          </table:table-cell>
          <table:table-cell table:style-name="ce8" office:value-type="string" calcext:value-type="string">
            <text:p>\xF0\x9F\x98\x98</text:p>
          </table:table-cell>
          <table:table-cell table:style-name="ce8" office:value-type="string" calcext:value-type="string">
            <text:p>face throwing a kis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A</text:p>
          </table:table-cell>
          <table:table-cell table:style-name="ce8" office:value-type="string" calcext:value-type="string">
            <text:p>\xF0\x9F\x98\x9A</text:p>
          </table:table-cell>
          <table:table-cell table:style-name="ce8" office:value-type="string" calcext:value-type="string">
            <text:p>kissing face with closed eye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C</text:p>
          </table:table-cell>
          <table:table-cell table:style-name="ce8" office:value-type="string" calcext:value-type="string">
            <text:p>\xF0\x9F\x98\x9C</text:p>
          </table:table-cell>
          <table:table-cell table:style-name="ce8" office:value-type="string" calcext:value-type="string">
            <text:p>face with stuck-out tongue and winking eye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D</text:p>
          </table:table-cell>
          <table:table-cell table:style-name="ce8" office:value-type="string" calcext:value-type="string">
            <text:p>\xF0\x9F\x98\x9D</text:p>
          </table:table-cell>
          <table:table-cell table:style-name="ce8" office:value-type="string" calcext:value-type="string">
            <text:p>face with stuck-out tongue and tightly-closed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E</text:p>
          </table:table-cell>
          <table:table-cell table:style-name="ce8" office:value-type="string" calcext:value-type="string">
            <text:p>\xF0\x9F\x98\x9E</text:p>
          </table:table-cell>
          <table:table-cell table:style-name="ce8" office:value-type="string" calcext:value-type="string">
            <text:p>disappoint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0</text:p>
          </table:table-cell>
          <table:table-cell table:style-name="ce8" office:value-type="string" calcext:value-type="string">
            <text:p>\xF0\x9F\x98\xA0</text:p>
          </table:table-cell>
          <table:table-cell table:style-name="ce8" office:value-type="string" calcext:value-type="string">
            <text:p>angry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1</text:p>
          </table:table-cell>
          <table:table-cell table:style-name="ce8" office:value-type="string" calcext:value-type="string">
            <text:p>\xF0\x9F\x98\xA1</text:p>
          </table:table-cell>
          <table:table-cell table:style-name="ce8" office:value-type="string" calcext:value-type="string">
            <text:p>pout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2</text:p>
          </table:table-cell>
          <table:table-cell table:style-name="ce8" office:value-type="string" calcext:value-type="string">
            <text:p>\xF0\x9F\x98\xA2</text:p>
          </table:table-cell>
          <table:table-cell table:style-name="ce8" office:value-type="string" calcext:value-type="string">
            <text:p>cry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3</text:p>
          </table:table-cell>
          <table:table-cell table:style-name="ce8" office:value-type="string" calcext:value-type="string">
            <text:p>\xF0\x9F\x98\xA3</text:p>
          </table:table-cell>
          <table:table-cell table:style-name="ce8" office:value-type="string" calcext:value-type="string">
            <text:p>persever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4</text:p>
          </table:table-cell>
          <table:table-cell table:style-name="ce8" office:value-type="string" calcext:value-type="string">
            <text:p>\xF0\x9F\x98\xA4</text:p>
          </table:table-cell>
          <table:table-cell table:style-name="ce8" office:value-type="string" calcext:value-type="string">
            <text:p>face with look of triump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5</text:p>
          </table:table-cell>
          <table:table-cell table:style-name="ce8" office:value-type="string" calcext:value-type="string">
            <text:p>\xF0\x9F\x98\xA5</text:p>
          </table:table-cell>
          <table:table-cell table:style-name="ce8" office:value-type="string" calcext:value-type="string">
            <text:p>disappointed but reliev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8</text:p>
          </table:table-cell>
          <table:table-cell table:style-name="ce8" office:value-type="string" calcext:value-type="string">
            <text:p>\xF0\x9F\x98\xA8</text:p>
          </table:table-cell>
          <table:table-cell table:style-name="ce8" office:value-type="string" calcext:value-type="string">
            <text:p>fearful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9</text:p>
          </table:table-cell>
          <table:table-cell table:style-name="ce8" office:value-type="string" calcext:value-type="string">
            <text:p>\xF0\x9F\x98\xA9</text:p>
          </table:table-cell>
          <table:table-cell table:style-name="ce8" office:value-type="string" calcext:value-type="string">
            <text:p>weary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A</text:p>
          </table:table-cell>
          <table:table-cell table:style-name="ce8" office:value-type="string" calcext:value-type="string">
            <text:p>\xF0\x9F\x98\xAA</text:p>
          </table:table-cell>
          <table:table-cell table:style-name="ce8" office:value-type="string" calcext:value-type="string">
            <text:p>sleepy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B</text:p>
          </table:table-cell>
          <table:table-cell table:style-name="ce8" office:value-type="string" calcext:value-type="string">
            <text:p>\xF0\x9F\x98\xAB</text:p>
          </table:table-cell>
          <table:table-cell table:style-name="ce8" office:value-type="string" calcext:value-type="string">
            <text:p>tir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D</text:p>
          </table:table-cell>
          <table:table-cell table:style-name="ce8" office:value-type="string" calcext:value-type="string">
            <text:p>\xF0\x9F\x98\xAD</text:p>
          </table:table-cell>
          <table:table-cell table:style-name="ce8" office:value-type="string" calcext:value-type="string">
            <text:p>loudly crying fac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0</text:p>
          </table:table-cell>
          <table:table-cell table:style-name="ce8" office:value-type="string" calcext:value-type="string">
            <text:p>\xF0\x9F\x98\xB0</text:p>
          </table:table-cell>
          <table:table-cell table:style-name="ce8" office:value-type="string" calcext:value-type="string">
            <text:p>face with open mouth and cold swe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1</text:p>
          </table:table-cell>
          <table:table-cell table:style-name="ce8" office:value-type="string" calcext:value-type="string">
            <text:p>\xF0\x9F\x98\xB1</text:p>
          </table:table-cell>
          <table:table-cell table:style-name="ce8" office:value-type="string" calcext:value-type="string">
            <text:p>face screaming in fe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2</text:p>
          </table:table-cell>
          <table:table-cell table:style-name="ce8" office:value-type="string" calcext:value-type="string">
            <text:p>\xF0\x9F\x98\xB2</text:p>
          </table:table-cell>
          <table:table-cell table:style-name="ce8" office:value-type="string" calcext:value-type="string">
            <text:p>astonish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3</text:p>
          </table:table-cell>
          <table:table-cell table:style-name="ce8" office:value-type="string" calcext:value-type="string">
            <text:p>\xF0\x9F\x98\xB3</text:p>
          </table:table-cell>
          <table:table-cell table:style-name="ce8" office:value-type="string" calcext:value-type="string">
            <text:p>flush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5</text:p>
          </table:table-cell>
          <table:table-cell table:style-name="ce8" office:value-type="string" calcext:value-type="string">
            <text:p>\xF0\x9F\x98\xB5</text:p>
          </table:table-cell>
          <table:table-cell table:style-name="ce8" office:value-type="string" calcext:value-type="string">
            <text:p>dizzy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7</text:p>
          </table:table-cell>
          <table:table-cell table:style-name="ce8" office:value-type="string" calcext:value-type="string">
            <text:p>\xF0\x9F\x98\xB7</text:p>
          </table:table-cell>
          <table:table-cell table:style-name="ce8" office:value-type="string" calcext:value-type="string">
            <text:p>face with medical mas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8</text:p>
          </table:table-cell>
          <table:table-cell table:style-name="ce8" office:value-type="string" calcext:value-type="string">
            <text:p>\xF0\x9F\x98\xB8</text:p>
          </table:table-cell>
          <table:table-cell table:style-name="ce8" office:value-type="string" calcext:value-type="string">
            <text:p>grinning cat face with smiling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9</text:p>
          </table:table-cell>
          <table:table-cell table:style-name="ce8" office:value-type="string" calcext:value-type="string">
            <text:p>\xF0\x9F\x98\xB9</text:p>
          </table:table-cell>
          <table:table-cell table:style-name="ce8" office:value-type="string" calcext:value-type="string">
            <text:p>cat face with tears of jo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A</text:p>
          </table:table-cell>
          <table:table-cell table:style-name="ce8" office:value-type="string" calcext:value-type="string">
            <text:p>\xF0\x9F\x98\xBA</text:p>
          </table:table-cell>
          <table:table-cell table:style-name="ce8" office:value-type="string" calcext:value-type="string">
            <text:p>smiling cat face with open mouth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B</text:p>
          </table:table-cell>
          <table:table-cell table:style-name="ce8" office:value-type="string" calcext:value-type="string">
            <text:p>\xF0\x9F\x98\xBB</text:p>
          </table:table-cell>
          <table:table-cell table:style-name="ce8" office:value-type="string" calcext:value-type="string">
            <text:p>smiling cat face with heart-shaped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C</text:p>
          </table:table-cell>
          <table:table-cell table:style-name="ce8" office:value-type="string" calcext:value-type="string">
            <text:p>\xF0\x9F\x98\xBC</text:p>
          </table:table-cell>
          <table:table-cell table:style-name="ce8" office:value-type="string" calcext:value-type="string">
            <text:p>cat face with wry smi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D</text:p>
          </table:table-cell>
          <table:table-cell table:style-name="ce8" office:value-type="string" calcext:value-type="string">
            <text:p>\xF0\x9F\x98\xBD</text:p>
          </table:table-cell>
          <table:table-cell table:style-name="ce8" office:value-type="string" calcext:value-type="string">
            <text:p>kissing cat face with closed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E</text:p>
          </table:table-cell>
          <table:table-cell table:style-name="ce8" office:value-type="string" calcext:value-type="string">
            <text:p>\xF0\x9F\x98\xBE</text:p>
          </table:table-cell>
          <table:table-cell table:style-name="ce8" office:value-type="string" calcext:value-type="string">
            <text:p>pouting cat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F</text:p>
          </table:table-cell>
          <table:table-cell table:style-name="ce8" office:value-type="string" calcext:value-type="string">
            <text:p>\xF0\x9F\x98\xBF</text:p>
          </table:table-cell>
          <table:table-cell table:style-name="ce8" office:value-type="string" calcext:value-type="string">
            <text:p>crying cat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0</text:p>
          </table:table-cell>
          <table:table-cell table:style-name="ce8" office:value-type="string" calcext:value-type="string">
            <text:p>\xF0\x9F\x99\x80</text:p>
          </table:table-cell>
          <table:table-cell table:style-name="ce8" office:value-type="string" calcext:value-type="string">
            <text:p>weary cat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5</text:p>
          </table:table-cell>
          <table:table-cell table:style-name="ce8" office:value-type="string" calcext:value-type="string">
            <text:p>\xF0\x9F\x99\x85</text:p>
          </table:table-cell>
          <table:table-cell table:style-name="ce8" office:value-type="string" calcext:value-type="string">
            <text:p>face with no good gestu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6</text:p>
          </table:table-cell>
          <table:table-cell table:style-name="ce8" office:value-type="string" calcext:value-type="string">
            <text:p>\xF0\x9F\x99\x86</text:p>
          </table:table-cell>
          <table:table-cell table:style-name="ce8" office:value-type="string" calcext:value-type="string">
            <text:p>face with ok gestu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7</text:p>
          </table:table-cell>
          <table:table-cell table:style-name="ce8" office:value-type="string" calcext:value-type="string">
            <text:p>\xF0\x9F\x99\x87</text:p>
          </table:table-cell>
          <table:table-cell table:style-name="ce8" office:value-type="string" calcext:value-type="string">
            <text:p>person bowing deepl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8</text:p>
          </table:table-cell>
          <table:table-cell table:style-name="ce8" office:value-type="string" calcext:value-type="string">
            <text:p>\xF0\x9F\x99\x88</text:p>
          </table:table-cell>
          <table:table-cell table:style-name="ce8" office:value-type="string" calcext:value-type="string">
            <text:p>see-no-evil monke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9</text:p>
          </table:table-cell>
          <table:table-cell table:style-name="ce8" office:value-type="string" calcext:value-type="string">
            <text:p>\xF0\x9F\x99\x89</text:p>
          </table:table-cell>
          <table:table-cell table:style-name="ce8" office:value-type="string" calcext:value-type="string">
            <text:p>hear-no-evil monke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A</text:p>
          </table:table-cell>
          <table:table-cell table:style-name="ce8" office:value-type="string" calcext:value-type="string">
            <text:p>\xF0\x9F\x99\x8A</text:p>
          </table:table-cell>
          <table:table-cell table:style-name="ce8" office:value-type="string" calcext:value-type="string">
            <text:p>speak-no-evil monkey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B</text:p>
          </table:table-cell>
          <table:table-cell table:style-name="ce8" office:value-type="string" calcext:value-type="string">
            <text:p>\xF0\x9F\x99\x8B</text:p>
          </table:table-cell>
          <table:table-cell table:style-name="ce8" office:value-type="string" calcext:value-type="string">
            <text:p>happy person raising one hand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C</text:p>
          </table:table-cell>
          <table:table-cell table:style-name="ce8" office:value-type="string" calcext:value-type="string">
            <text:p>\xF0\x9F\x99\x8C</text:p>
          </table:table-cell>
          <table:table-cell table:style-name="ce8" office:value-type="string" calcext:value-type="string">
            <text:p>person raising both hands in celebra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D</text:p>
          </table:table-cell>
          <table:table-cell table:style-name="ce8" office:value-type="string" calcext:value-type="string">
            <text:p>\xF0\x9F\x99\x8D</text:p>
          </table:table-cell>
          <table:table-cell table:style-name="ce8" office:value-type="string" calcext:value-type="string">
            <text:p>person frown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E</text:p>
          </table:table-cell>
          <table:table-cell table:style-name="ce8" office:value-type="string" calcext:value-type="string">
            <text:p>\xF0\x9F\x99\x8E</text:p>
          </table:table-cell>
          <table:table-cell table:style-name="ce8" office:value-type="string" calcext:value-type="string">
            <text:p>person with pout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4F</text:p>
          </table:table-cell>
          <table:table-cell table:style-name="ce8" office:value-type="string" calcext:value-type="string">
            <text:p>\xF0\x9F\x99\x8F</text:p>
          </table:table-cell>
          <table:table-cell table:style-name="ce8" office:value-type="string" calcext:value-type="string">
            <text:p>person with folded hands</text:p>
          </table:table-cell>
        </table:table-row>
        <table:table-row table:style-name="ro5">
          <table:table-cell table:style-name="ce15" office:value-type="string" calcext:value-type="string" table:number-columns-spanned="8" table:number-rows-spanned="1">
            <text:p><text:a xlink:href="http://apps.timwhitlock.info/emoji/tables/unicode#" xlink:type="simple">Back to top</text:a>2. Dingbats ( 2702 - 27B0 )</text:p>
          </table:table-cell>
          <table:covered-table-cell table:number-columns-repeated="7"/>
        </table:table-row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✂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✂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✂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2</text:p>
          </table:table-cell>
          <table:table-cell table:style-name="ce8" office:value-type="string" calcext:value-type="string">
            <text:p>\xE2\x9C\x82</text:p>
          </table:table-cell>
          <table:table-cell table:style-name="ce8" office:value-type="string" calcext:value-type="string">
            <text:p>black scisso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5</text:p>
          </table:table-cell>
          <table:table-cell table:style-name="ce8" office:value-type="string" calcext:value-type="string">
            <text:p>\xE2\x9C\x85</text:p>
          </table:table-cell>
          <table:table-cell table:style-name="ce8" office:value-type="string" calcext:value-type="string">
            <text:p>white heavy check mar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✈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✈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✈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8</text:p>
          </table:table-cell>
          <table:table-cell table:style-name="ce8" office:value-type="string" calcext:value-type="string">
            <text:p>\xE2\x9C\x88</text:p>
          </table:table-cell>
          <table:table-cell table:style-name="ce8" office:value-type="string" calcext:value-type="string">
            <text:p>airpla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9</text:p>
          </table:table-cell>
          <table:table-cell table:style-name="ce8" office:value-type="string" calcext:value-type="string">
            <text:p>\xE2\x9C\x89</text:p>
          </table:table-cell>
          <table:table-cell table:style-name="ce8" office:value-type="string" calcext:value-type="string">
            <text:p>envelop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✊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✊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✊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A</text:p>
          </table:table-cell>
          <table:table-cell table:style-name="ce8" office:value-type="string" calcext:value-type="string">
            <text:p>\xE2\x9C\x8A</text:p>
          </table:table-cell>
          <table:table-cell table:style-name="ce8" office:value-type="string" calcext:value-type="string">
            <text:p>raised fis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✋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✋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✋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B</text:p>
          </table:table-cell>
          <table:table-cell table:style-name="ce8" office:value-type="string" calcext:value-type="string">
            <text:p>\xE2\x9C\x8B</text:p>
          </table:table-cell>
          <table:table-cell table:style-name="ce8" office:value-type="string" calcext:value-type="string">
            <text:p>raised ha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C</text:p>
          </table:table-cell>
          <table:table-cell table:style-name="ce8" office:value-type="string" calcext:value-type="string">
            <text:p>\xE2\x9C\x8C</text:p>
          </table:table-cell>
          <table:table-cell table:style-name="ce8" office:value-type="string" calcext:value-type="string">
            <text:p>victory ha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✏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✏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✏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0F</text:p>
          </table:table-cell>
          <table:table-cell table:style-name="ce8" office:value-type="string" calcext:value-type="string">
            <text:p>\xE2\x9C\x8F</text:p>
          </table:table-cell>
          <table:table-cell table:style-name="ce8" office:value-type="string" calcext:value-type="string">
            <text:p>penci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✒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✒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✒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12</text:p>
          </table:table-cell>
          <table:table-cell table:style-name="ce8" office:value-type="string" calcext:value-type="string">
            <text:p>\xE2\x9C\x92</text:p>
          </table:table-cell>
          <table:table-cell table:style-name="ce8" office:value-type="string" calcext:value-type="string">
            <text:p>black nib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14</text:p>
          </table:table-cell>
          <table:table-cell table:style-name="ce8" office:value-type="string" calcext:value-type="string">
            <text:p>\xE2\x9C\x94</text:p>
          </table:table-cell>
          <table:table-cell table:style-name="ce8" office:value-type="string" calcext:value-type="string">
            <text:p>heavy check mar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16</text:p>
          </table:table-cell>
          <table:table-cell table:style-name="ce8" office:value-type="string" calcext:value-type="string">
            <text:p>\xE2\x9C\x96</text:p>
          </table:table-cell>
          <table:table-cell table:style-name="ce8" office:value-type="string" calcext:value-type="string">
            <text:p>heavy multiplication x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✨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✨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✨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28</text:p>
          </table:table-cell>
          <table:table-cell table:style-name="ce8" office:value-type="string" calcext:value-type="string">
            <text:p>\xE2\x9C\xA8</text:p>
          </table:table-cell>
          <table:table-cell table:style-name="ce8" office:value-type="string" calcext:value-type="string">
            <text:p>sparkl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33</text:p>
          </table:table-cell>
          <table:table-cell table:style-name="ce8" office:value-type="string" calcext:value-type="string">
            <text:p>\xE2\x9C\xB3</text:p>
          </table:table-cell>
          <table:table-cell table:style-name="ce8" office:value-type="string" calcext:value-type="string">
            <text:p>eight spoked asteris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✴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✴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✴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34</text:p>
          </table:table-cell>
          <table:table-cell table:style-name="ce8" office:value-type="string" calcext:value-type="string">
            <text:p>\xE2\x9C\xB4</text:p>
          </table:table-cell>
          <table:table-cell table:style-name="ce8" office:value-type="string" calcext:value-type="string">
            <text:p>eight pointed black st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❄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❄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❄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44</text:p>
          </table:table-cell>
          <table:table-cell table:style-name="ce8" office:value-type="string" calcext:value-type="string">
            <text:p>\xE2\x9D\x84</text:p>
          </table:table-cell>
          <table:table-cell table:style-name="ce8" office:value-type="string" calcext:value-type="string">
            <text:p>snowflak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❇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❇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❇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47</text:p>
          </table:table-cell>
          <table:table-cell table:style-name="ce8" office:value-type="string" calcext:value-type="string">
            <text:p>\xE2\x9D\x87</text:p>
          </table:table-cell>
          <table:table-cell table:style-name="ce8" office:value-type="string" calcext:value-type="string">
            <text:p>spark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4C</text:p>
          </table:table-cell>
          <table:table-cell table:style-name="ce8" office:value-type="string" calcext:value-type="string">
            <text:p>\xE2\x9D\x8C</text:p>
          </table:table-cell>
          <table:table-cell table:style-name="ce8" office:value-type="string" calcext:value-type="string">
            <text:p>cross mar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4E</text:p>
          </table:table-cell>
          <table:table-cell table:style-name="ce8" office:value-type="string" calcext:value-type="string">
            <text:p>\xE2\x9D\x8E</text:p>
          </table:table-cell>
          <table:table-cell table:style-name="ce8" office:value-type="string" calcext:value-type="string">
            <text:p>negative squared cross mark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53</text:p>
          </table:table-cell>
          <table:table-cell table:style-name="ce8" office:value-type="string" calcext:value-type="string">
            <text:p>\xE2\x9D\x93</text:p>
          </table:table-cell>
          <table:table-cell table:style-name="ce8" office:value-type="string" calcext:value-type="string">
            <text:p>black question mark ornament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54</text:p>
          </table:table-cell>
          <table:table-cell table:style-name="ce8" office:value-type="string" calcext:value-type="string">
            <text:p>\xE2\x9D\x94</text:p>
          </table:table-cell>
          <table:table-cell table:style-name="ce8" office:value-type="string" calcext:value-type="string">
            <text:p>white question mark ornament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55</text:p>
          </table:table-cell>
          <table:table-cell table:style-name="ce8" office:value-type="string" calcext:value-type="string">
            <text:p>\xE2\x9D\x95</text:p>
          </table:table-cell>
          <table:table-cell table:style-name="ce8" office:value-type="string" calcext:value-type="string">
            <text:p>white exclamation mark ornamen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57</text:p>
          </table:table-cell>
          <table:table-cell table:style-name="ce8" office:value-type="string" calcext:value-type="string">
            <text:p>\xE2\x9D\x97</text:p>
          </table:table-cell>
          <table:table-cell table:style-name="ce8" office:value-type="string" calcext:value-type="string">
            <text:p>heavy exclamation mark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❤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❤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❤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64</text:p>
          </table:table-cell>
          <table:table-cell table:style-name="ce8" office:value-type="string" calcext:value-type="string">
            <text:p>\xE2\x9D\xA4</text:p>
          </table:table-cell>
          <table:table-cell table:style-name="ce8" office:value-type="string" calcext:value-type="string">
            <text:p>heavy black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95</text:p>
          </table:table-cell>
          <table:table-cell table:style-name="ce8" office:value-type="string" calcext:value-type="string">
            <text:p>\xE2\x9E\x95</text:p>
          </table:table-cell>
          <table:table-cell table:style-name="ce8" office:value-type="string" calcext:value-type="string">
            <text:p>heavy plus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96</text:p>
          </table:table-cell>
          <table:table-cell table:style-name="ce8" office:value-type="string" calcext:value-type="string">
            <text:p>\xE2\x9E\x96</text:p>
          </table:table-cell>
          <table:table-cell table:style-name="ce8" office:value-type="string" calcext:value-type="string">
            <text:p>heavy minus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97</text:p>
          </table:table-cell>
          <table:table-cell table:style-name="ce8" office:value-type="string" calcext:value-type="string">
            <text:p>\xE2\x9E\x97</text:p>
          </table:table-cell>
          <table:table-cell table:style-name="ce8" office:value-type="string" calcext:value-type="string">
            <text:p>heavy division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➡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➡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➡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A1</text:p>
          </table:table-cell>
          <table:table-cell table:style-name="ce8" office:value-type="string" calcext:value-type="string">
            <text:p>\xE2\x9E\xA1</text:p>
          </table:table-cell>
          <table:table-cell table:style-name="ce8" office:value-type="string" calcext:value-type="string">
            <text:p>black rightwards arr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7B0</text:p>
          </table:table-cell>
          <table:table-cell table:style-name="ce8" office:value-type="string" calcext:value-type="string">
            <text:p>\xE2\x9E\xB0</text:p>
          </table:table-cell>
          <table:table-cell table:style-name="ce8" office:value-type="string" calcext:value-type="string">
            <text:p>curly loop</text:p>
          </table:table-cell>
        </table:table-row>
        <table:table-row table:style-name="ro5">
          <table:table-cell table:style-name="ce15" office:value-type="string" calcext:value-type="string" table:number-columns-spanned="8" table:number-rows-spanned="1">
            <text:p><text:a xlink:href="http://apps.timwhitlock.info/emoji/tables/unicode#" xlink:type="simple">Back to top</text:a>3. Transport and map symbols ( 1F680 - 1F6C0 )</text:p>
          </table:table-cell>
          <table:covered-table-cell table:number-columns-repeated="7"/>
        </table:table-row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0</text:p>
          </table:table-cell>
          <table:table-cell table:style-name="ce8" office:value-type="string" calcext:value-type="string">
            <text:p>\xF0\x9F\x9A\x80</text:p>
          </table:table-cell>
          <table:table-cell table:style-name="ce8" office:value-type="string" calcext:value-type="string">
            <text:p>rock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3</text:p>
          </table:table-cell>
          <table:table-cell table:style-name="ce8" office:value-type="string" calcext:value-type="string">
            <text:p>\xF0\x9F\x9A\x83</text:p>
          </table:table-cell>
          <table:table-cell table:style-name="ce8" office:value-type="string" calcext:value-type="string">
            <text:p>railway c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4</text:p>
          </table:table-cell>
          <table:table-cell table:style-name="ce8" office:value-type="string" calcext:value-type="string">
            <text:p>\xF0\x9F\x9A\x84</text:p>
          </table:table-cell>
          <table:table-cell table:style-name="ce8" office:value-type="string" calcext:value-type="string">
            <text:p>high-speed tra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5</text:p>
          </table:table-cell>
          <table:table-cell table:style-name="ce8" office:value-type="string" calcext:value-type="string">
            <text:p>\xF0\x9F\x9A\x85</text:p>
          </table:table-cell>
          <table:table-cell table:style-name="ce8" office:value-type="string" calcext:value-type="string">
            <text:p>high-speed train with bullet no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7</text:p>
          </table:table-cell>
          <table:table-cell table:style-name="ce8" office:value-type="string" calcext:value-type="string">
            <text:p>\xF0\x9F\x9A\x87</text:p>
          </table:table-cell>
          <table:table-cell table:style-name="ce8" office:value-type="string" calcext:value-type="string">
            <text:p>metr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9</text:p>
          </table:table-cell>
          <table:table-cell table:style-name="ce8" office:value-type="string" calcext:value-type="string">
            <text:p>\xF0\x9F\x9A\x89</text:p>
          </table:table-cell>
          <table:table-cell table:style-name="ce8" office:value-type="string" calcext:value-type="string">
            <text:p>sta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C</text:p>
          </table:table-cell>
          <table:table-cell table:style-name="ce8" office:value-type="string" calcext:value-type="string">
            <text:p>\xF0\x9F\x9A\x8C</text:p>
          </table:table-cell>
          <table:table-cell table:style-name="ce8" office:value-type="string" calcext:value-type="string">
            <text:p>b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F</text:p>
          </table:table-cell>
          <table:table-cell table:style-name="ce8" office:value-type="string" calcext:value-type="string">
            <text:p>\xF0\x9F\x9A\x8F</text:p>
          </table:table-cell>
          <table:table-cell table:style-name="ce8" office:value-type="string" calcext:value-type="string">
            <text:p>bus sto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1</text:p>
          </table:table-cell>
          <table:table-cell table:style-name="ce8" office:value-type="string" calcext:value-type="string">
            <text:p>\xF0\x9F\x9A\x91</text:p>
          </table:table-cell>
          <table:table-cell table:style-name="ce8" office:value-type="string" calcext:value-type="string">
            <text:p>ambulan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2</text:p>
          </table:table-cell>
          <table:table-cell table:style-name="ce8" office:value-type="string" calcext:value-type="string">
            <text:p>\xF0\x9F\x9A\x92</text:p>
          </table:table-cell>
          <table:table-cell table:style-name="ce8" office:value-type="string" calcext:value-type="string">
            <text:p>fire engi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3</text:p>
          </table:table-cell>
          <table:table-cell table:style-name="ce8" office:value-type="string" calcext:value-type="string">
            <text:p>\xF0\x9F\x9A\x93</text:p>
          </table:table-cell>
          <table:table-cell table:style-name="ce8" office:value-type="string" calcext:value-type="string">
            <text:p>police c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5</text:p>
          </table:table-cell>
          <table:table-cell table:style-name="ce8" office:value-type="string" calcext:value-type="string">
            <text:p>\xF0\x9F\x9A\x95</text:p>
          </table:table-cell>
          <table:table-cell table:style-name="ce8" office:value-type="string" calcext:value-type="string">
            <text:p>taxi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7</text:p>
          </table:table-cell>
          <table:table-cell table:style-name="ce8" office:value-type="string" calcext:value-type="string">
            <text:p>\xF0\x9F\x9A\x97</text:p>
          </table:table-cell>
          <table:table-cell table:style-name="ce8" office:value-type="string" calcext:value-type="string">
            <text:p>automobi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9</text:p>
          </table:table-cell>
          <table:table-cell table:style-name="ce8" office:value-type="string" calcext:value-type="string">
            <text:p>\xF0\x9F\x9A\x99</text:p>
          </table:table-cell>
          <table:table-cell table:style-name="ce8" office:value-type="string" calcext:value-type="string">
            <text:p>recreational vehic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A</text:p>
          </table:table-cell>
          <table:table-cell table:style-name="ce8" office:value-type="string" calcext:value-type="string">
            <text:p>\xF0\x9F\x9A\x9A</text:p>
          </table:table-cell>
          <table:table-cell table:style-name="ce8" office:value-type="string" calcext:value-type="string">
            <text:p>delivery tru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2</text:p>
          </table:table-cell>
          <table:table-cell table:style-name="ce8" office:value-type="string" calcext:value-type="string">
            <text:p>\xF0\x9F\x9A\xA2</text:p>
          </table:table-cell>
          <table:table-cell table:style-name="ce8" office:value-type="string" calcext:value-type="string">
            <text:p>shi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4</text:p>
          </table:table-cell>
          <table:table-cell table:style-name="ce8" office:value-type="string" calcext:value-type="string">
            <text:p>\xF0\x9F\x9A\xA4</text:p>
          </table:table-cell>
          <table:table-cell table:style-name="ce8" office:value-type="string" calcext:value-type="string">
            <text:p>speedbo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5</text:p>
          </table:table-cell>
          <table:table-cell table:style-name="ce8" office:value-type="string" calcext:value-type="string">
            <text:p>\xF0\x9F\x9A\xA5</text:p>
          </table:table-cell>
          <table:table-cell table:style-name="ce8" office:value-type="string" calcext:value-type="string">
            <text:p>horizontal traffic ligh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7</text:p>
          </table:table-cell>
          <table:table-cell table:style-name="ce8" office:value-type="string" calcext:value-type="string">
            <text:p>\xF0\x9F\x9A\xA7</text:p>
          </table:table-cell>
          <table:table-cell table:style-name="ce8" office:value-type="string" calcext:value-type="string">
            <text:p>construction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8</text:p>
          </table:table-cell>
          <table:table-cell table:style-name="ce8" office:value-type="string" calcext:value-type="string">
            <text:p>\xF0\x9F\x9A\xA8</text:p>
          </table:table-cell>
          <table:table-cell table:style-name="ce8" office:value-type="string" calcext:value-type="string">
            <text:p>police cars revolving ligh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9</text:p>
          </table:table-cell>
          <table:table-cell table:style-name="ce8" office:value-type="string" calcext:value-type="string">
            <text:p>\xF0\x9F\x9A\xA9</text:p>
          </table:table-cell>
          <table:table-cell table:style-name="ce8" office:value-type="string" calcext:value-type="string">
            <text:p>triangular flag on pos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A</text:p>
          </table:table-cell>
          <table:table-cell table:style-name="ce8" office:value-type="string" calcext:value-type="string">
            <text:p>\xF0\x9F\x9A\xAA</text:p>
          </table:table-cell>
          <table:table-cell table:style-name="ce8" office:value-type="string" calcext:value-type="string">
            <text:p>doo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B</text:p>
          </table:table-cell>
          <table:table-cell table:style-name="ce8" office:value-type="string" calcext:value-type="string">
            <text:p>\xF0\x9F\x9A\xAB</text:p>
          </table:table-cell>
          <table:table-cell table:style-name="ce8" office:value-type="string" calcext:value-type="string">
            <text:p>no entry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C</text:p>
          </table:table-cell>
          <table:table-cell table:style-name="ce8" office:value-type="string" calcext:value-type="string">
            <text:p>\xF0\x9F\x9A\xAC</text:p>
          </table:table-cell>
          <table:table-cell table:style-name="ce8" office:value-type="string" calcext:value-type="string">
            <text:p>smoking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D</text:p>
          </table:table-cell>
          <table:table-cell table:style-name="ce8" office:value-type="string" calcext:value-type="string">
            <text:p>\xF0\x9F\x9A\xAD</text:p>
          </table:table-cell>
          <table:table-cell table:style-name="ce8" office:value-type="string" calcext:value-type="string">
            <text:p>no smoking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2</text:p>
          </table:table-cell>
          <table:table-cell table:style-name="ce8" office:value-type="string" calcext:value-type="string">
            <text:p>\xF0\x9F\x9A\xB2</text:p>
          </table:table-cell>
          <table:table-cell table:style-name="ce8" office:value-type="string" calcext:value-type="string">
            <text:p>bicyc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6</text:p>
          </table:table-cell>
          <table:table-cell table:style-name="ce8" office:value-type="string" calcext:value-type="string">
            <text:p>\xF0\x9F\x9A\xB6</text:p>
          </table:table-cell>
          <table:table-cell table:style-name="ce8" office:value-type="string" calcext:value-type="string">
            <text:p>pedestri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9</text:p>
          </table:table-cell>
          <table:table-cell table:style-name="ce8" office:value-type="string" calcext:value-type="string">
            <text:p>\xF0\x9F\x9A\xB9</text:p>
          </table:table-cell>
          <table:table-cell table:style-name="ce8" office:value-type="string" calcext:value-type="string">
            <text:p>mens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A</text:p>
          </table:table-cell>
          <table:table-cell table:style-name="ce8" office:value-type="string" calcext:value-type="string">
            <text:p>\xF0\x9F\x9A\xBA</text:p>
          </table:table-cell>
          <table:table-cell table:style-name="ce8" office:value-type="string" calcext:value-type="string">
            <text:p>womens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B</text:p>
          </table:table-cell>
          <table:table-cell table:style-name="ce8" office:value-type="string" calcext:value-type="string">
            <text:p>\xF0\x9F\x9A\xBB</text:p>
          </table:table-cell>
          <table:table-cell table:style-name="ce8" office:value-type="string" calcext:value-type="string">
            <text:p>restroo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C</text:p>
          </table:table-cell>
          <table:table-cell table:style-name="ce8" office:value-type="string" calcext:value-type="string">
            <text:p>\xF0\x9F\x9A\xBC</text:p>
          </table:table-cell>
          <table:table-cell table:style-name="ce8" office:value-type="string" calcext:value-type="string">
            <text:p>baby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D</text:p>
          </table:table-cell>
          <table:table-cell table:style-name="ce8" office:value-type="string" calcext:value-type="string">
            <text:p>\xF0\x9F\x9A\xBD</text:p>
          </table:table-cell>
          <table:table-cell table:style-name="ce8" office:value-type="string" calcext:value-type="string">
            <text:p>toil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E</text:p>
          </table:table-cell>
          <table:table-cell table:style-name="ce8" office:value-type="string" calcext:value-type="string">
            <text:p>\xF0\x9F\x9A\xBE</text:p>
          </table:table-cell>
          <table:table-cell table:style-name="ce8" office:value-type="string" calcext:value-type="string">
            <text:p>water clos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C0</text:p>
          </table:table-cell>
          <table:table-cell table:style-name="ce8" office:value-type="string" calcext:value-type="string">
            <text:p>\xF0\x9F\x9B\x80</text:p>
          </table:table-cell>
          <table:table-cell table:style-name="ce8" office:value-type="string" calcext:value-type="string">
            <text:p>bath</text:p>
          </table:table-cell>
        </table:table-row>
        <table:table-row table:style-name="ro5">
          <table:table-cell table:style-name="ce15" office:value-type="string" calcext:value-type="string" table:number-columns-spanned="8" table:number-rows-spanned="1">
            <text:p><text:a xlink:href="http://apps.timwhitlock.info/emoji/tables/unicode#" xlink:type="simple">Back to top</text:a>4. Enclosed characters ( 24C2 - 1F251 )</text:p>
          </table:table-cell>
          <table:covered-table-cell table:number-columns-repeated="7"/>
        </table:table-row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Ⓜ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Ⓜ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Ⓜ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4C2</text:p>
          </table:table-cell>
          <table:table-cell table:style-name="ce8" office:value-type="string" calcext:value-type="string">
            <text:p>\xE2\x93\x82</text:p>
          </table:table-cell>
          <table:table-cell table:style-name="ce8" office:value-type="string" calcext:value-type="string">
            <text:p>circled latin capital letter m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70</text:p>
          </table:table-cell>
          <table:table-cell table:style-name="ce8" office:value-type="string" calcext:value-type="string">
            <text:p>\xF0\x9F\x85\xB0</text:p>
          </table:table-cell>
          <table:table-cell table:style-name="ce8" office:value-type="string" calcext:value-type="string">
            <text:p>negative squared latin capital letter a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71</text:p>
          </table:table-cell>
          <table:table-cell table:style-name="ce8" office:value-type="string" calcext:value-type="string">
            <text:p>\xF0\x9F\x85\xB1</text:p>
          </table:table-cell>
          <table:table-cell table:style-name="ce8" office:value-type="string" calcext:value-type="string">
            <text:p>negative squared latin capital letter b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7E</text:p>
          </table:table-cell>
          <table:table-cell table:style-name="ce8" office:value-type="string" calcext:value-type="string">
            <text:p>\xF0\x9F\x85\xBE</text:p>
          </table:table-cell>
          <table:table-cell table:style-name="ce8" office:value-type="string" calcext:value-type="string">
            <text:p>negative squared latin capital letter o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7F</text:p>
          </table:table-cell>
          <table:table-cell table:style-name="ce8" office:value-type="string" calcext:value-type="string">
            <text:p>\xF0\x9F\x85\xBF</text:p>
          </table:table-cell>
          <table:table-cell table:style-name="ce8" office:value-type="string" calcext:value-type="string">
            <text:p>negative squared latin capital letter 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8E</text:p>
          </table:table-cell>
          <table:table-cell table:style-name="ce8" office:value-type="string" calcext:value-type="string">
            <text:p>\xF0\x9F\x86\x8E</text:p>
          </table:table-cell>
          <table:table-cell table:style-name="ce8" office:value-type="string" calcext:value-type="string">
            <text:p>negative squared ab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1</text:p>
          </table:table-cell>
          <table:table-cell table:style-name="ce8" office:value-type="string" calcext:value-type="string">
            <text:p>\xF0\x9F\x86\x91</text:p>
          </table:table-cell>
          <table:table-cell table:style-name="ce8" office:value-type="string" calcext:value-type="string">
            <text:p>squared c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2</text:p>
          </table:table-cell>
          <table:table-cell table:style-name="ce8" office:value-type="string" calcext:value-type="string">
            <text:p>\xF0\x9F\x86\x92</text:p>
          </table:table-cell>
          <table:table-cell table:style-name="ce8" office:value-type="string" calcext:value-type="string">
            <text:p>squared co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3</text:p>
          </table:table-cell>
          <table:table-cell table:style-name="ce8" office:value-type="string" calcext:value-type="string">
            <text:p>\xF0\x9F\x86\x93</text:p>
          </table:table-cell>
          <table:table-cell table:style-name="ce8" office:value-type="string" calcext:value-type="string">
            <text:p>squared fre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4</text:p>
          </table:table-cell>
          <table:table-cell table:style-name="ce8" office:value-type="string" calcext:value-type="string">
            <text:p>\xF0\x9F\x86\x94</text:p>
          </table:table-cell>
          <table:table-cell table:style-name="ce8" office:value-type="string" calcext:value-type="string">
            <text:p>squared i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5</text:p>
          </table:table-cell>
          <table:table-cell table:style-name="ce8" office:value-type="string" calcext:value-type="string">
            <text:p>\xF0\x9F\x86\x95</text:p>
          </table:table-cell>
          <table:table-cell table:style-name="ce8" office:value-type="string" calcext:value-type="string">
            <text:p>squared ne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6</text:p>
          </table:table-cell>
          <table:table-cell table:style-name="ce8" office:value-type="string" calcext:value-type="string">
            <text:p>\xF0\x9F\x86\x96</text:p>
          </table:table-cell>
          <table:table-cell table:style-name="ce8" office:value-type="string" calcext:value-type="string">
            <text:p>squared 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7</text:p>
          </table:table-cell>
          <table:table-cell table:style-name="ce8" office:value-type="string" calcext:value-type="string">
            <text:p>\xF0\x9F\x86\x97</text:p>
          </table:table-cell>
          <table:table-cell table:style-name="ce8" office:value-type="string" calcext:value-type="string">
            <text:p>squared 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8</text:p>
          </table:table-cell>
          <table:table-cell table:style-name="ce8" office:value-type="string" calcext:value-type="string">
            <text:p>\xF0\x9F\x86\x98</text:p>
          </table:table-cell>
          <table:table-cell table:style-name="ce8" office:value-type="string" calcext:value-type="string">
            <text:p>squared so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9</text:p>
          </table:table-cell>
          <table:table-cell table:style-name="ce8" office:value-type="string" calcext:value-type="string">
            <text:p>\xF0\x9F\x86\x99</text:p>
          </table:table-cell>
          <table:table-cell table:style-name="ce8" office:value-type="string" calcext:value-type="string">
            <text:p>squared up with exclamation mar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9A</text:p>
          </table:table-cell>
          <table:table-cell table:style-name="ce8" office:value-type="string" calcext:value-type="string">
            <text:p>\xF0\x9F\x86\x9A</text:p>
          </table:table-cell>
          <table:table-cell table:style-name="ce8" office:value-type="string" calcext:value-type="string">
            <text:p>squared vs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E9 U+1F1EA</text:p>
          </table:table-cell>
          <table:table-cell table:style-name="ce8" office:value-type="string" calcext:value-type="string">
            <text:p>\xF0\x9F\x87\xA9\xF0\x9F\x87\xAA</text:p>
          </table:table-cell>
          <table:table-cell table:style-name="ce8" office:value-type="string" calcext:value-type="string">
            <text:p>regional indicator symbol letter d + regional indicator symbol letter e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ﾧ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ﾧ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ﾧ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EC U+1F1E7</text:p>
          </table:table-cell>
          <table:table-cell table:style-name="ce8" office:value-type="string" calcext:value-type="string">
            <text:p>\xF0\x9F\x87\xAC\xF0\x9F\x87\xA7</text:p>
          </table:table-cell>
          <table:table-cell table:style-name="ce8" office:value-type="string" calcext:value-type="string">
            <text:p>regional indicator symbol letter g + regional indicator symbol letter b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E8 U+1F1F3</text:p>
          </table:table-cell>
          <table:table-cell table:style-name="ce8" office:value-type="string" calcext:value-type="string">
            <text:p>\xF0\x9F\x87\xA8\xF0\x9F\x87\xB3</text:p>
          </table:table-cell>
          <table:table-cell table:style-name="ce8" office:value-type="string" calcext:value-type="string">
            <text:p>regional indicator symbol letter c + regional indicator symbol letter n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EF U+1F1F5</text:p>
          </table:table-cell>
          <table:table-cell table:style-name="ce8" office:value-type="string" calcext:value-type="string">
            <text:p>\xF0\x9F\x87\xAF\xF0\x9F\x87\xB5</text:p>
          </table:table-cell>
          <table:table-cell table:style-name="ce8" office:value-type="string" calcext:value-type="string">
            <text:p>regional indicator symbol letter j + regional indicator symbol letter p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ﾷ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ﾷ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ﾷ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F0 U+1F1F7</text:p>
          </table:table-cell>
          <table:table-cell table:style-name="ce8" office:value-type="string" calcext:value-type="string">
            <text:p>\xF0\x9F\x87\xB0\xF0\x9F\x87\xB7</text:p>
          </table:table-cell>
          <table:table-cell table:style-name="ce8" office:value-type="string" calcext:value-type="string">
            <text:p>regional indicator symbol letter k + regional indicator symbol letter r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ﾷ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ﾷ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ﾷ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EB U+1F1F7</text:p>
          </table:table-cell>
          <table:table-cell table:style-name="ce8" office:value-type="string" calcext:value-type="string">
            <text:p>\xF0\x9F\x87\xAB\xF0\x9F\x87\xB7</text:p>
          </table:table-cell>
          <table:table-cell table:style-name="ce8" office:value-type="string" calcext:value-type="string">
            <text:p>regional indicator symbol letter f + regional indicator symbol letter r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ﾸ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ﾸ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ﾸ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EA U+1F1F8</text:p>
          </table:table-cell>
          <table:table-cell table:style-name="ce8" office:value-type="string" calcext:value-type="string">
            <text:p>\xF0\x9F\x87\xAA\xF0\x9F\x87\xB8</text:p>
          </table:table-cell>
          <table:table-cell table:style-name="ce8" office:value-type="string" calcext:value-type="string">
            <text:p>regional indicator symbol letter e + regional indicator symbol letter s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ﾹ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ﾹ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ﾹ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EE U+1F1F9</text:p>
          </table:table-cell>
          <table:table-cell table:style-name="ce8" office:value-type="string" calcext:value-type="string">
            <text:p>\xF0\x9F\x87\xAE\xF0\x9F\x87\xB9</text:p>
          </table:table-cell>
          <table:table-cell table:style-name="ce8" office:value-type="string" calcext:value-type="string">
            <text:p>regional indicator symbol letter i + regional indicator symbol letter t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ﾸ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ﾸ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ﾸ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FA U+1F1F8</text:p>
          </table:table-cell>
          <table:table-cell table:style-name="ce8" office:value-type="string" calcext:value-type="string">
            <text:p>\xF0\x9F\x87\xBA\xF0\x9F\x87\xB8</text:p>
          </table:table-cell>
          <table:table-cell table:style-name="ce8" office:value-type="string" calcext:value-type="string">
            <text:p>regional indicator symbol letter u + regional indicator symbol letter s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￰ﾟﾇ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￰ﾟﾇ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￰ﾟﾇ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1F7 U+1F1FA</text:p>
          </table:table-cell>
          <table:table-cell table:style-name="ce8" office:value-type="string" calcext:value-type="string">
            <text:p>\xF0\x9F\x87\xB7\xF0\x9F\x87\xBA</text:p>
          </table:table-cell>
          <table:table-cell table:style-name="ce8" office:value-type="string" calcext:value-type="string">
            <text:p>regional indicator symbol letter r + regional indicator symbol letter u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01</text:p>
          </table:table-cell>
          <table:table-cell table:style-name="ce8" office:value-type="string" calcext:value-type="string">
            <text:p>\xF0\x9F\x88\x81</text:p>
          </table:table-cell>
          <table:table-cell table:style-name="ce8" office:value-type="string" calcext:value-type="string">
            <text:p>squared katakana kok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02</text:p>
          </table:table-cell>
          <table:table-cell table:style-name="ce8" office:value-type="string" calcext:value-type="string">
            <text:p>\xF0\x9F\x88\x82</text:p>
          </table:table-cell>
          <table:table-cell table:style-name="ce8" office:value-type="string" calcext:value-type="string">
            <text:p>squared katakana sa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1A</text:p>
          </table:table-cell>
          <table:table-cell table:style-name="ce8" office:value-type="string" calcext:value-type="string">
            <text:p>\xF0\x9F\x88\x9A</text:p>
          </table:table-cell>
          <table:table-cell table:style-name="ce8" office:value-type="string" calcext:value-type="string">
            <text:p>squared cjk unified ideograph-7121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2F</text:p>
          </table:table-cell>
          <table:table-cell table:style-name="ce8" office:value-type="string" calcext:value-type="string">
            <text:p>\xF0\x9F\x88\xAF</text:p>
          </table:table-cell>
          <table:table-cell table:style-name="ce8" office:value-type="string" calcext:value-type="string">
            <text:p>squared cjk unified ideograph-6307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2</text:p>
          </table:table-cell>
          <table:table-cell table:style-name="ce8" office:value-type="string" calcext:value-type="string">
            <text:p>\xF0\x9F\x88\xB2</text:p>
          </table:table-cell>
          <table:table-cell table:style-name="ce8" office:value-type="string" calcext:value-type="string">
            <text:p>squared cjk unified ideograph-7981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3</text:p>
          </table:table-cell>
          <table:table-cell table:style-name="ce8" office:value-type="string" calcext:value-type="string">
            <text:p>\xF0\x9F\x88\xB3</text:p>
          </table:table-cell>
          <table:table-cell table:style-name="ce8" office:value-type="string" calcext:value-type="string">
            <text:p>squared cjk unified ideograph-7a7a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4</text:p>
          </table:table-cell>
          <table:table-cell table:style-name="ce8" office:value-type="string" calcext:value-type="string">
            <text:p>\xF0\x9F\x88\xB4</text:p>
          </table:table-cell>
          <table:table-cell table:style-name="ce8" office:value-type="string" calcext:value-type="string">
            <text:p>squared cjk unified ideograph-5408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5</text:p>
          </table:table-cell>
          <table:table-cell table:style-name="ce8" office:value-type="string" calcext:value-type="string">
            <text:p>\xF0\x9F\x88\xB5</text:p>
          </table:table-cell>
          <table:table-cell table:style-name="ce8" office:value-type="string" calcext:value-type="string">
            <text:p>squared cjk unified ideograph-6e80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6</text:p>
          </table:table-cell>
          <table:table-cell table:style-name="ce8" office:value-type="string" calcext:value-type="string">
            <text:p>\xF0\x9F\x88\xB6</text:p>
          </table:table-cell>
          <table:table-cell table:style-name="ce8" office:value-type="string" calcext:value-type="string">
            <text:p>squared cjk unified ideograph-6709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7</text:p>
          </table:table-cell>
          <table:table-cell table:style-name="ce8" office:value-type="string" calcext:value-type="string">
            <text:p>\xF0\x9F\x88\xB7</text:p>
          </table:table-cell>
          <table:table-cell table:style-name="ce8" office:value-type="string" calcext:value-type="string">
            <text:p>squared cjk unified ideograph-6708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8</text:p>
          </table:table-cell>
          <table:table-cell table:style-name="ce8" office:value-type="string" calcext:value-type="string">
            <text:p>\xF0\x9F\x88\xB8</text:p>
          </table:table-cell>
          <table:table-cell table:style-name="ce8" office:value-type="string" calcext:value-type="string">
            <text:p>squared cjk unified ideograph-7533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9</text:p>
          </table:table-cell>
          <table:table-cell table:style-name="ce8" office:value-type="string" calcext:value-type="string">
            <text:p>\xF0\x9F\x88\xB9</text:p>
          </table:table-cell>
          <table:table-cell table:style-name="ce8" office:value-type="string" calcext:value-type="string">
            <text:p>squared cjk unified ideograph-5272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3A</text:p>
          </table:table-cell>
          <table:table-cell table:style-name="ce8" office:value-type="string" calcext:value-type="string">
            <text:p>\xF0\x9F\x88\xBA</text:p>
          </table:table-cell>
          <table:table-cell table:style-name="ce8" office:value-type="string" calcext:value-type="string">
            <text:p>squared cjk unified ideograph-55b6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50</text:p>
          </table:table-cell>
          <table:table-cell table:style-name="ce8" office:value-type="string" calcext:value-type="string">
            <text:p>\xF0\x9F\x89\x90</text:p>
          </table:table-cell>
          <table:table-cell table:style-name="ce8" office:value-type="string" calcext:value-type="string">
            <text:p>circled ideograph advantag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251</text:p>
          </table:table-cell>
          <table:table-cell table:style-name="ce8" office:value-type="string" calcext:value-type="string">
            <text:p>\xF0\x9F\x89\x91</text:p>
          </table:table-cell>
          <table:table-cell table:style-name="ce8" office:value-type="string" calcext:value-type="string">
            <text:p>circled ideograph accept</text:p>
          </table:table-cell>
        </table:table-row>
        <table:table-row table:style-name="ro5">
          <table:table-cell table:style-name="ce15" office:value-type="string" calcext:value-type="string" table:number-columns-spanned="8" table:number-rows-spanned="1">
            <text:p><text:a xlink:href="http://apps.timwhitlock.info/emoji/tables/unicode#" xlink:type="simple">Back to top</text:a>5. Uncategorized</text:p>
          </table:table-cell>
          <table:covered-table-cell table:number-columns-repeated="7"/>
        </table:table-row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A9</text:p>
          </table:table-cell>
          <table:table-cell table:style-name="ce8" office:value-type="string" calcext:value-type="string">
            <text:p>\xC2\xA9</text:p>
          </table:table-cell>
          <table:table-cell table:style-name="ce8" office:value-type="string" calcext:value-type="string">
            <text:p>copyright sign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®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®</text:a></text:p>
          </table:table-cell>
          <table:table-cell table:style-name="ce8" office:value-type="string" calcext:value-type="string">
            <text:p><text:a xlink:href="http://apps.timwhitlock.info/emoji/tables/unicode#emoji-modal" xlink:type="simple">®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AE</text:p>
          </table:table-cell>
          <table:table-cell table:style-name="ce8" office:value-type="string" calcext:value-type="string">
            <text:p>\xC2\xAE</text:p>
          </table:table-cell>
          <table:table-cell table:style-name="ce8" office:value-type="string" calcext:value-type="string">
            <text:p>registered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‼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‼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‼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03C</text:p>
          </table:table-cell>
          <table:table-cell table:style-name="ce8" office:value-type="string" calcext:value-type="string">
            <text:p>\xE2\x80\xBC</text:p>
          </table:table-cell>
          <table:table-cell table:style-name="ce8" office:value-type="string" calcext:value-type="string">
            <text:p>double exclamation mar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049</text:p>
          </table:table-cell>
          <table:table-cell table:style-name="ce8" office:value-type="string" calcext:value-type="string">
            <text:p>\xE2\x81\x89</text:p>
          </table:table-cell>
          <table:table-cell table:style-name="ce8" office:value-type="string" calcext:value-type="string">
            <text:p>exclamation question mark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8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8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8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8 U+20E3</text:p>
          </table:table-cell>
          <table:table-cell table:style-name="ce8" office:value-type="string" calcext:value-type="string">
            <text:p>\x38\xE2\x83\xA3</text:p>
          </table:table-cell>
          <table:table-cell table:style-name="ce8" office:value-type="string" calcext:value-type="string">
            <text:p>digit eight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9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9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9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9 U+20E3</text:p>
          </table:table-cell>
          <table:table-cell table:style-name="ce8" office:value-type="string" calcext:value-type="string">
            <text:p>\x39\xE2\x83\xA3</text:p>
          </table:table-cell>
          <table:table-cell table:style-name="ce8" office:value-type="string" calcext:value-type="string">
            <text:p>digit nine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7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7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7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7 U+20E3</text:p>
          </table:table-cell>
          <table:table-cell table:style-name="ce8" office:value-type="string" calcext:value-type="string">
            <text:p>\x37\xE2\x83\xA3</text:p>
          </table:table-cell>
          <table:table-cell table:style-name="ce8" office:value-type="string" calcext:value-type="string">
            <text:p>digit seven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6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6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6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6 U+20E3</text:p>
          </table:table-cell>
          <table:table-cell table:style-name="ce8" office:value-type="string" calcext:value-type="string">
            <text:p>\x36\xE2\x83\xA3</text:p>
          </table:table-cell>
          <table:table-cell table:style-name="ce8" office:value-type="string" calcext:value-type="string">
            <text:p>digit six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1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1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1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1 U+20E3</text:p>
          </table:table-cell>
          <table:table-cell table:style-name="ce8" office:value-type="string" calcext:value-type="string">
            <text:p>\x31\xE2\x83\xA3</text:p>
          </table:table-cell>
          <table:table-cell table:style-name="ce8" office:value-type="string" calcext:value-type="string">
            <text:p>digit one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0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0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0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0 U+20E3</text:p>
          </table:table-cell>
          <table:table-cell table:style-name="ce8" office:value-type="string" calcext:value-type="string">
            <text:p>\x30\xE2\x83\xA3</text:p>
          </table:table-cell>
          <table:table-cell table:style-name="ce8" office:value-type="string" calcext:value-type="string">
            <text:p>digit zero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2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2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2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2 U+20E3</text:p>
          </table:table-cell>
          <table:table-cell table:style-name="ce8" office:value-type="string" calcext:value-type="string">
            <text:p>\x32\xE2\x83\xA3</text:p>
          </table:table-cell>
          <table:table-cell table:style-name="ce8" office:value-type="string" calcext:value-type="string">
            <text:p>digit two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3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3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3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3 U+20E3</text:p>
          </table:table-cell>
          <table:table-cell table:style-name="ce8" office:value-type="string" calcext:value-type="string">
            <text:p>\x33\xE2\x83\xA3</text:p>
          </table:table-cell>
          <table:table-cell table:style-name="ce8" office:value-type="string" calcext:value-type="string">
            <text:p>digit three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5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5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5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5 U+20E3</text:p>
          </table:table-cell>
          <table:table-cell table:style-name="ce8" office:value-type="string" calcext:value-type="string">
            <text:p>\x35\xE2\x83\xA3</text:p>
          </table:table-cell>
          <table:table-cell table:style-name="ce8" office:value-type="string" calcext:value-type="string">
            <text:p>digit five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4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4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4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34 U+20E3</text:p>
          </table:table-cell>
          <table:table-cell table:style-name="ce8" office:value-type="string" calcext:value-type="string">
            <text:p>\x34\xE2\x83\xA3</text:p>
          </table:table-cell>
          <table:table-cell table:style-name="ce8" office:value-type="string" calcext:value-type="string">
            <text:p>digit four + combining enclosing keycap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#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#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#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0023 U+20E3</text:p>
          </table:table-cell>
          <table:table-cell table:style-name="ce8" office:value-type="string" calcext:value-type="string">
            <text:p>\x23\xE2\x83\xA3</text:p>
          </table:table-cell>
          <table:table-cell table:style-name="ce8" office:value-type="string" calcext:value-type="string">
            <text:p>number sign + combining enclosing keyca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™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™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™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22</text:p>
          </table:table-cell>
          <table:table-cell table:style-name="ce8" office:value-type="string" calcext:value-type="string">
            <text:p>\xE2\x84\xA2</text:p>
          </table:table-cell>
          <table:table-cell table:style-name="ce8" office:value-type="string" calcext:value-type="string">
            <text:p>trade mark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ℹ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ℹ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ℹ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39</text:p>
          </table:table-cell>
          <table:table-cell table:style-name="ce8" office:value-type="string" calcext:value-type="string">
            <text:p>\xE2\x84\xB9</text:p>
          </table:table-cell>
          <table:table-cell table:style-name="ce8" office:value-type="string" calcext:value-type="string">
            <text:p>information source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94</text:p>
          </table:table-cell>
          <table:table-cell table:style-name="ce8" office:value-type="string" calcext:value-type="string">
            <text:p>\xE2\x86\x94</text:p>
          </table:table-cell>
          <table:table-cell table:style-name="ce8" office:value-type="string" calcext:value-type="string">
            <text:p>left right arrow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95</text:p>
          </table:table-cell>
          <table:table-cell table:style-name="ce8" office:value-type="string" calcext:value-type="string">
            <text:p>\xE2\x86\x95</text:p>
          </table:table-cell>
          <table:table-cell table:style-name="ce8" office:value-type="string" calcext:value-type="string">
            <text:p>up down arrow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↖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96</text:p>
          </table:table-cell>
          <table:table-cell table:style-name="ce8" office:value-type="string" calcext:value-type="string">
            <text:p>\xE2\x86\x96</text:p>
          </table:table-cell>
          <table:table-cell table:style-name="ce8" office:value-type="string" calcext:value-type="string">
            <text:p>north west arrow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97</text:p>
          </table:table-cell>
          <table:table-cell table:style-name="ce8" office:value-type="string" calcext:value-type="string">
            <text:p>\xE2\x86\x97</text:p>
          </table:table-cell>
          <table:table-cell table:style-name="ce8" office:value-type="string" calcext:value-type="string">
            <text:p>north east arrow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↘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↘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↘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98</text:p>
          </table:table-cell>
          <table:table-cell table:style-name="ce8" office:value-type="string" calcext:value-type="string">
            <text:p>\xE2\x86\x98</text:p>
          </table:table-cell>
          <table:table-cell table:style-name="ce8" office:value-type="string" calcext:value-type="string">
            <text:p>south east arrow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↙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↙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↙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99</text:p>
          </table:table-cell>
          <table:table-cell table:style-name="ce8" office:value-type="string" calcext:value-type="string">
            <text:p>\xE2\x86\x99</text:p>
          </table:table-cell>
          <table:table-cell table:style-name="ce8" office:value-type="string" calcext:value-type="string">
            <text:p>south west arr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A9</text:p>
          </table:table-cell>
          <table:table-cell table:style-name="ce8" office:value-type="string" calcext:value-type="string">
            <text:p>\xE2\x86\xA9</text:p>
          </table:table-cell>
          <table:table-cell table:style-name="ce8" office:value-type="string" calcext:value-type="string">
            <text:p>leftwards arrow with ho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1AA</text:p>
          </table:table-cell>
          <table:table-cell table:style-name="ce8" office:value-type="string" calcext:value-type="string">
            <text:p>\xE2\x86\xAA</text:p>
          </table:table-cell>
          <table:table-cell table:style-name="ce8" office:value-type="string" calcext:value-type="string">
            <text:p>rightwards arrow with ho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⌚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⌚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⌚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1A</text:p>
          </table:table-cell>
          <table:table-cell table:style-name="ce8" office:value-type="string" calcext:value-type="string">
            <text:p>\xE2\x8C\x9A</text:p>
          </table:table-cell>
          <table:table-cell table:style-name="ce8" office:value-type="string" calcext:value-type="string">
            <text:p>watc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⌛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⌛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⌛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1B</text:p>
          </table:table-cell>
          <table:table-cell table:style-name="ce8" office:value-type="string" calcext:value-type="string">
            <text:p>\xE2\x8C\x9B</text:p>
          </table:table-cell>
          <table:table-cell table:style-name="ce8" office:value-type="string" calcext:value-type="string">
            <text:p>hourglas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⏩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E9</text:p>
          </table:table-cell>
          <table:table-cell table:style-name="ce8" office:value-type="string" calcext:value-type="string">
            <text:p>\xE2\x8F\xA9</text:p>
          </table:table-cell>
          <table:table-cell table:style-name="ce8" office:value-type="string" calcext:value-type="string">
            <text:p>black right-pointing double triangl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EA</text:p>
          </table:table-cell>
          <table:table-cell table:style-name="ce8" office:value-type="string" calcext:value-type="string">
            <text:p>\xE2\x8F\xAA</text:p>
          </table:table-cell>
          <table:table-cell table:style-name="ce8" office:value-type="string" calcext:value-type="string">
            <text:p>black left-pointing double triangl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EB</text:p>
          </table:table-cell>
          <table:table-cell table:style-name="ce8" office:value-type="string" calcext:value-type="string">
            <text:p>\xE2\x8F\xAB</text:p>
          </table:table-cell>
          <table:table-cell table:style-name="ce8" office:value-type="string" calcext:value-type="string">
            <text:p>black up-pointing double triangl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⏬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⏬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⏬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EC</text:p>
          </table:table-cell>
          <table:table-cell table:style-name="ce8" office:value-type="string" calcext:value-type="string">
            <text:p>\xE2\x8F\xAC</text:p>
          </table:table-cell>
          <table:table-cell table:style-name="ce8" office:value-type="string" calcext:value-type="string">
            <text:p>black down-pointing double triang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F0</text:p>
          </table:table-cell>
          <table:table-cell table:style-name="ce8" office:value-type="string" calcext:value-type="string">
            <text:p>\xE2\x8F\xB0</text:p>
          </table:table-cell>
          <table:table-cell table:style-name="ce8" office:value-type="string" calcext:value-type="string">
            <text:p>alarm 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3F3</text:p>
          </table:table-cell>
          <table:table-cell table:style-name="ce8" office:value-type="string" calcext:value-type="string">
            <text:p>\xE2\x8F\xB3</text:p>
          </table:table-cell>
          <table:table-cell table:style-name="ce8" office:value-type="string" calcext:value-type="string">
            <text:p>hourglass with flowing sa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AA</text:p>
          </table:table-cell>
          <table:table-cell table:style-name="ce8" office:value-type="string" calcext:value-type="string">
            <text:p>\xE2\x96\xAA</text:p>
          </table:table-cell>
          <table:table-cell table:style-name="ce8" office:value-type="string" calcext:value-type="string">
            <text:p>black small squa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AB</text:p>
          </table:table-cell>
          <table:table-cell table:style-name="ce8" office:value-type="string" calcext:value-type="string">
            <text:p>\xE2\x96\xAB</text:p>
          </table:table-cell>
          <table:table-cell table:style-name="ce8" office:value-type="string" calcext:value-type="string">
            <text:p>white small squa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▶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▶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▶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B6</text:p>
          </table:table-cell>
          <table:table-cell table:style-name="ce8" office:value-type="string" calcext:value-type="string">
            <text:p>\xE2\x96\xB6</text:p>
          </table:table-cell>
          <table:table-cell table:style-name="ce8" office:value-type="string" calcext:value-type="string">
            <text:p>black right-pointing triang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◀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◀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◀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C0</text:p>
          </table:table-cell>
          <table:table-cell table:style-name="ce8" office:value-type="string" calcext:value-type="string">
            <text:p>\xE2\x97\x80</text:p>
          </table:table-cell>
          <table:table-cell table:style-name="ce8" office:value-type="string" calcext:value-type="string">
            <text:p>black left-pointing triang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◻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◻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◻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FB</text:p>
          </table:table-cell>
          <table:table-cell table:style-name="ce8" office:value-type="string" calcext:value-type="string">
            <text:p>\xE2\x97\xBB</text:p>
          </table:table-cell>
          <table:table-cell table:style-name="ce8" office:value-type="string" calcext:value-type="string">
            <text:p>white medium squa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◼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◼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◼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FC</text:p>
          </table:table-cell>
          <table:table-cell table:style-name="ce8" office:value-type="string" calcext:value-type="string">
            <text:p>\xE2\x97\xBC</text:p>
          </table:table-cell>
          <table:table-cell table:style-name="ce8" office:value-type="string" calcext:value-type="string">
            <text:p>black medium squa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FD</text:p>
          </table:table-cell>
          <table:table-cell table:style-name="ce8" office:value-type="string" calcext:value-type="string">
            <text:p>\xE2\x97\xBD</text:p>
          </table:table-cell>
          <table:table-cell table:style-name="ce8" office:value-type="string" calcext:value-type="string">
            <text:p>white medium small squa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◾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◾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◾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5FE</text:p>
          </table:table-cell>
          <table:table-cell table:style-name="ce8" office:value-type="string" calcext:value-type="string">
            <text:p>\xE2\x97\xBE</text:p>
          </table:table-cell>
          <table:table-cell table:style-name="ce8" office:value-type="string" calcext:value-type="string">
            <text:p>black medium small square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☀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☀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☀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00</text:p>
          </table:table-cell>
          <table:table-cell table:style-name="ce8" office:value-type="string" calcext:value-type="string">
            <text:p>\xE2\x98\x80</text:p>
          </table:table-cell>
          <table:table-cell table:style-name="ce8" office:value-type="string" calcext:value-type="string">
            <text:p>black sun with rays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☁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☁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☁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01</text:p>
          </table:table-cell>
          <table:table-cell table:style-name="ce8" office:value-type="string" calcext:value-type="string">
            <text:p>\xE2\x98\x81</text:p>
          </table:table-cell>
          <table:table-cell table:style-name="ce8" office:value-type="string" calcext:value-type="string">
            <text:p>clou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0E</text:p>
          </table:table-cell>
          <table:table-cell table:style-name="ce8" office:value-type="string" calcext:value-type="string">
            <text:p>\xE2\x98\x8E</text:p>
          </table:table-cell>
          <table:table-cell table:style-name="ce8" office:value-type="string" calcext:value-type="string">
            <text:p>black telephone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☑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☑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☑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11</text:p>
          </table:table-cell>
          <table:table-cell table:style-name="ce8" office:value-type="string" calcext:value-type="string">
            <text:p>\xE2\x98\x91</text:p>
          </table:table-cell>
          <table:table-cell table:style-name="ce8" office:value-type="string" calcext:value-type="string">
            <text:p>ballot box with che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14</text:p>
          </table:table-cell>
          <table:table-cell table:style-name="ce8" office:value-type="string" calcext:value-type="string">
            <text:p>\xE2\x98\x94</text:p>
          </table:table-cell>
          <table:table-cell table:style-name="ce8" office:value-type="string" calcext:value-type="string">
            <text:p>umbrella with rain drops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15</text:p>
          </table:table-cell>
          <table:table-cell table:style-name="ce8" office:value-type="string" calcext:value-type="string">
            <text:p>\xE2\x98\x95</text:p>
          </table:table-cell>
          <table:table-cell table:style-name="ce8" office:value-type="string" calcext:value-type="string">
            <text:p>hot beverag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☝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☝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☝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1D</text:p>
          </table:table-cell>
          <table:table-cell table:style-name="ce8" office:value-type="string" calcext:value-type="string">
            <text:p>\xE2\x98\x9D</text:p>
          </table:table-cell>
          <table:table-cell table:style-name="ce8" office:value-type="string" calcext:value-type="string">
            <text:p>white up pointing index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3A</text:p>
          </table:table-cell>
          <table:table-cell table:style-name="ce8" office:value-type="string" calcext:value-type="string">
            <text:p>\xE2\x98\xBA</text:p>
          </table:table-cell>
          <table:table-cell table:style-name="ce8" office:value-type="string" calcext:value-type="string">
            <text:p>white smiling face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♈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♈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♈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8</text:p>
          </table:table-cell>
          <table:table-cell table:style-name="ce8" office:value-type="string" calcext:value-type="string">
            <text:p>\xE2\x99\x88</text:p>
          </table:table-cell>
          <table:table-cell table:style-name="ce8" office:value-type="string" calcext:value-type="string">
            <text:p>aries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♉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9</text:p>
          </table:table-cell>
          <table:table-cell table:style-name="ce8" office:value-type="string" calcext:value-type="string">
            <text:p>\xE2\x99\x89</text:p>
          </table:table-cell>
          <table:table-cell table:style-name="ce8" office:value-type="string" calcext:value-type="string">
            <text:p>taur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♊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♊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♊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A</text:p>
          </table:table-cell>
          <table:table-cell table:style-name="ce8" office:value-type="string" calcext:value-type="string">
            <text:p>\xE2\x99\x8A</text:p>
          </table:table-cell>
          <table:table-cell table:style-name="ce8" office:value-type="string" calcext:value-type="string">
            <text:p>gemini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♋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♋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♋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B</text:p>
          </table:table-cell>
          <table:table-cell table:style-name="ce8" office:value-type="string" calcext:value-type="string">
            <text:p>\xE2\x99\x8B</text:p>
          </table:table-cell>
          <table:table-cell table:style-name="ce8" office:value-type="string" calcext:value-type="string">
            <text:p>canc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♌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C</text:p>
          </table:table-cell>
          <table:table-cell table:style-name="ce8" office:value-type="string" calcext:value-type="string">
            <text:p>\xE2\x99\x8C</text:p>
          </table:table-cell>
          <table:table-cell table:style-name="ce8" office:value-type="string" calcext:value-type="string">
            <text:p>le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♍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♍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♍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D</text:p>
          </table:table-cell>
          <table:table-cell table:style-name="ce8" office:value-type="string" calcext:value-type="string">
            <text:p>\xE2\x99\x8D</text:p>
          </table:table-cell>
          <table:table-cell table:style-name="ce8" office:value-type="string" calcext:value-type="string">
            <text:p>virg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E</text:p>
          </table:table-cell>
          <table:table-cell table:style-name="ce8" office:value-type="string" calcext:value-type="string">
            <text:p>\xE2\x99\x8E</text:p>
          </table:table-cell>
          <table:table-cell table:style-name="ce8" office:value-type="string" calcext:value-type="string">
            <text:p>libra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♏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♏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♏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4F</text:p>
          </table:table-cell>
          <table:table-cell table:style-name="ce8" office:value-type="string" calcext:value-type="string">
            <text:p>\xE2\x99\x8F</text:p>
          </table:table-cell>
          <table:table-cell table:style-name="ce8" office:value-type="string" calcext:value-type="string">
            <text:p>scorpius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♐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♐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♐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50</text:p>
          </table:table-cell>
          <table:table-cell table:style-name="ce8" office:value-type="string" calcext:value-type="string">
            <text:p>\xE2\x99\x90</text:p>
          </table:table-cell>
          <table:table-cell table:style-name="ce8" office:value-type="string" calcext:value-type="string">
            <text:p>sagittarius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♑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♑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♑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51</text:p>
          </table:table-cell>
          <table:table-cell table:style-name="ce8" office:value-type="string" calcext:value-type="string">
            <text:p>\xE2\x99\x91</text:p>
          </table:table-cell>
          <table:table-cell table:style-name="ce8" office:value-type="string" calcext:value-type="string">
            <text:p>capricorn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♒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♒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♒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52</text:p>
          </table:table-cell>
          <table:table-cell table:style-name="ce8" office:value-type="string" calcext:value-type="string">
            <text:p>\xE2\x99\x92</text:p>
          </table:table-cell>
          <table:table-cell table:style-name="ce8" office:value-type="string" calcext:value-type="string">
            <text:p>aquarius</text:p>
          </table:table-cell>
        </table:table-row>
        <table:table-row table:style-name="ro12">
          <table:table-cell table:style-name="ce8" office:value-type="string" calcext:value-type="string">
            <text:p><text:a xlink:href="http://apps.timwhitlock.info/emoji/tables/unicode#emoji-modal" xlink:type="simple">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53</text:p>
          </table:table-cell>
          <table:table-cell table:style-name="ce8" office:value-type="string" calcext:value-type="string">
            <text:p>\xE2\x99\x93</text:p>
          </table:table-cell>
          <table:table-cell table:style-name="ce8" office:value-type="string" calcext:value-type="string">
            <text:p>pisc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♠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♠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♠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60</text:p>
          </table:table-cell>
          <table:table-cell table:style-name="ce8" office:value-type="string" calcext:value-type="string">
            <text:p>\xE2\x99\xA0</text:p>
          </table:table-cell>
          <table:table-cell table:style-name="ce8" office:value-type="string" calcext:value-type="string">
            <text:p>black spade sui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♣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63</text:p>
          </table:table-cell>
          <table:table-cell table:style-name="ce8" office:value-type="string" calcext:value-type="string">
            <text:p>\xE2\x99\xA3</text:p>
          </table:table-cell>
          <table:table-cell table:style-name="ce8" office:value-type="string" calcext:value-type="string">
            <text:p>black club sui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♥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♥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♥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65</text:p>
          </table:table-cell>
          <table:table-cell table:style-name="ce8" office:value-type="string" calcext:value-type="string">
            <text:p>\xE2\x99\xA5</text:p>
          </table:table-cell>
          <table:table-cell table:style-name="ce8" office:value-type="string" calcext:value-type="string">
            <text:p>black heart sui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♦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♦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♦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66</text:p>
          </table:table-cell>
          <table:table-cell table:style-name="ce8" office:value-type="string" calcext:value-type="string">
            <text:p>\xE2\x99\xA6</text:p>
          </table:table-cell>
          <table:table-cell table:style-name="ce8" office:value-type="string" calcext:value-type="string">
            <text:p>black diamond sui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♨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♨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♨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68</text:p>
          </table:table-cell>
          <table:table-cell table:style-name="ce8" office:value-type="string" calcext:value-type="string">
            <text:p>\xE2\x99\xA8</text:p>
          </table:table-cell>
          <table:table-cell table:style-name="ce8" office:value-type="string" calcext:value-type="string">
            <text:p>hot spring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♻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♻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♻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7B</text:p>
          </table:table-cell>
          <table:table-cell table:style-name="ce8" office:value-type="string" calcext:value-type="string">
            <text:p>\xE2\x99\xBB</text:p>
          </table:table-cell>
          <table:table-cell table:style-name="ce8" office:value-type="string" calcext:value-type="string">
            <text:p>black universal recycling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♿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♿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♿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7F</text:p>
          </table:table-cell>
          <table:table-cell table:style-name="ce8" office:value-type="string" calcext:value-type="string">
            <text:p>\xE2\x99\xBF</text:p>
          </table:table-cell>
          <table:table-cell table:style-name="ce8" office:value-type="string" calcext:value-type="string">
            <text:p>wheelchair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⚓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93</text:p>
          </table:table-cell>
          <table:table-cell table:style-name="ce8" office:value-type="string" calcext:value-type="string">
            <text:p>\xE2\x9A\x93</text:p>
          </table:table-cell>
          <table:table-cell table:style-name="ce8" office:value-type="string" calcext:value-type="string">
            <text:p>ancho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⚠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⚠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⚠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A0</text:p>
          </table:table-cell>
          <table:table-cell table:style-name="ce8" office:value-type="string" calcext:value-type="string">
            <text:p>\xE2\x9A\xA0</text:p>
          </table:table-cell>
          <table:table-cell table:style-name="ce8" office:value-type="string" calcext:value-type="string">
            <text:p>warning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⚡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⚡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⚡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A1</text:p>
          </table:table-cell>
          <table:table-cell table:style-name="ce8" office:value-type="string" calcext:value-type="string">
            <text:p>\xE2\x9A\xA1</text:p>
          </table:table-cell>
          <table:table-cell table:style-name="ce8" office:value-type="string" calcext:value-type="string">
            <text:p>high voltage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AA</text:p>
          </table:table-cell>
          <table:table-cell table:style-name="ce8" office:value-type="string" calcext:value-type="string">
            <text:p>\xE2\x9A\xAA</text:p>
          </table:table-cell>
          <table:table-cell table:style-name="ce8" office:value-type="string" calcext:value-type="string">
            <text:p>medium white circ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⚫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AB</text:p>
          </table:table-cell>
          <table:table-cell table:style-name="ce8" office:value-type="string" calcext:value-type="string">
            <text:p>\xE2\x9A\xAB</text:p>
          </table:table-cell>
          <table:table-cell table:style-name="ce8" office:value-type="string" calcext:value-type="string">
            <text:p>medium black circ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BD</text:p>
          </table:table-cell>
          <table:table-cell table:style-name="ce8" office:value-type="string" calcext:value-type="string">
            <text:p>\xE2\x9A\xBD</text:p>
          </table:table-cell>
          <table:table-cell table:style-name="ce8" office:value-type="string" calcext:value-type="string">
            <text:p>soccer 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⚾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⚾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⚾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BE</text:p>
          </table:table-cell>
          <table:table-cell table:style-name="ce8" office:value-type="string" calcext:value-type="string">
            <text:p>\xE2\x9A\xBE</text:p>
          </table:table-cell>
          <table:table-cell table:style-name="ce8" office:value-type="string" calcext:value-type="string">
            <text:p>base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⛄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⛄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⛄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C4</text:p>
          </table:table-cell>
          <table:table-cell table:style-name="ce8" office:value-type="string" calcext:value-type="string">
            <text:p>\xE2\x9B\x84</text:p>
          </table:table-cell>
          <table:table-cell table:style-name="ce8" office:value-type="string" calcext:value-type="string">
            <text:p>snowman without sn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C5</text:p>
          </table:table-cell>
          <table:table-cell table:style-name="ce8" office:value-type="string" calcext:value-type="string">
            <text:p>\xE2\x9B\x85</text:p>
          </table:table-cell>
          <table:table-cell table:style-name="ce8" office:value-type="string" calcext:value-type="string">
            <text:p>sun behind clou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⛎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CE</text:p>
          </table:table-cell>
          <table:table-cell table:style-name="ce8" office:value-type="string" calcext:value-type="string">
            <text:p>\xE2\x9B\x8E</text:p>
          </table:table-cell>
          <table:table-cell table:style-name="ce8" office:value-type="string" calcext:value-type="string">
            <text:p>ophiuch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⛔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D4</text:p>
          </table:table-cell>
          <table:table-cell table:style-name="ce8" office:value-type="string" calcext:value-type="string">
            <text:p>\xE2\x9B\x94</text:p>
          </table:table-cell>
          <table:table-cell table:style-name="ce8" office:value-type="string" calcext:value-type="string">
            <text:p>no entr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⛪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EA</text:p>
          </table:table-cell>
          <table:table-cell table:style-name="ce8" office:value-type="string" calcext:value-type="string">
            <text:p>\xE2\x9B\xAA</text:p>
          </table:table-cell>
          <table:table-cell table:style-name="ce8" office:value-type="string" calcext:value-type="string">
            <text:p>churc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⛲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⛲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⛲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F2</text:p>
          </table:table-cell>
          <table:table-cell table:style-name="ce8" office:value-type="string" calcext:value-type="string">
            <text:p>\xE2\x9B\xB2</text:p>
          </table:table-cell>
          <table:table-cell table:style-name="ce8" office:value-type="string" calcext:value-type="string">
            <text:p>founta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⛳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F3</text:p>
          </table:table-cell>
          <table:table-cell table:style-name="ce8" office:value-type="string" calcext:value-type="string">
            <text:p>\xE2\x9B\xB3</text:p>
          </table:table-cell>
          <table:table-cell table:style-name="ce8" office:value-type="string" calcext:value-type="string">
            <text:p>flag in ho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F5</text:p>
          </table:table-cell>
          <table:table-cell table:style-name="ce8" office:value-type="string" calcext:value-type="string">
            <text:p>\xE2\x9B\xB5</text:p>
          </table:table-cell>
          <table:table-cell table:style-name="ce8" office:value-type="string" calcext:value-type="string">
            <text:p>sailbo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⛺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FA</text:p>
          </table:table-cell>
          <table:table-cell table:style-name="ce8" office:value-type="string" calcext:value-type="string">
            <text:p>\xE2\x9B\xBA</text:p>
          </table:table-cell>
          <table:table-cell table:style-name="ce8" office:value-type="string" calcext:value-type="string">
            <text:p>ten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6FD</text:p>
          </table:table-cell>
          <table:table-cell table:style-name="ce8" office:value-type="string" calcext:value-type="string">
            <text:p>\xE2\x9B\xBD</text:p>
          </table:table-cell>
          <table:table-cell table:style-name="ce8" office:value-type="string" calcext:value-type="string">
            <text:p>fuel pump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⤴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⤴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⤴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934</text:p>
          </table:table-cell>
          <table:table-cell table:style-name="ce8" office:value-type="string" calcext:value-type="string">
            <text:p>\xE2\xA4\xB4</text:p>
          </table:table-cell>
          <table:table-cell table:style-name="ce8" office:value-type="string" calcext:value-type="string">
            <text:p>arrow pointing rightwards then curving upwards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⤵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935</text:p>
          </table:table-cell>
          <table:table-cell table:style-name="ce8" office:value-type="string" calcext:value-type="string">
            <text:p>\xE2\xA4\xB5</text:p>
          </table:table-cell>
          <table:table-cell table:style-name="ce8" office:value-type="string" calcext:value-type="string">
            <text:p>arrow pointing rightwards then curving downward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⬅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B05</text:p>
          </table:table-cell>
          <table:table-cell table:style-name="ce8" office:value-type="string" calcext:value-type="string">
            <text:p>\xE2\xAC\x85</text:p>
          </table:table-cell>
          <table:table-cell table:style-name="ce8" office:value-type="string" calcext:value-type="string">
            <text:p>leftwards black arr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⬆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⬆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⬆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B06</text:p>
          </table:table-cell>
          <table:table-cell table:style-name="ce8" office:value-type="string" calcext:value-type="string">
            <text:p>\xE2\xAC\x86</text:p>
          </table:table-cell>
          <table:table-cell table:style-name="ce8" office:value-type="string" calcext:value-type="string">
            <text:p>upwards black arr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⬇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⬇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⬇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B07</text:p>
          </table:table-cell>
          <table:table-cell table:style-name="ce8" office:value-type="string" calcext:value-type="string">
            <text:p>\xE2\xAC\x87</text:p>
          </table:table-cell>
          <table:table-cell table:style-name="ce8" office:value-type="string" calcext:value-type="string">
            <text:p>downwards black arr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⬛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⬛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⬛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B1B</text:p>
          </table:table-cell>
          <table:table-cell table:style-name="ce8" office:value-type="string" calcext:value-type="string">
            <text:p>\xE2\xAC\x9B</text:p>
          </table:table-cell>
          <table:table-cell table:style-name="ce8" office:value-type="string" calcext:value-type="string">
            <text:p>black large squa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⬜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⬜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⬜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B1C</text:p>
          </table:table-cell>
          <table:table-cell table:style-name="ce8" office:value-type="string" calcext:value-type="string">
            <text:p>\xE2\xAC\x9C</text:p>
          </table:table-cell>
          <table:table-cell table:style-name="ce8" office:value-type="string" calcext:value-type="string">
            <text:p>white large squa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⭐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⭐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⭐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B50</text:p>
          </table:table-cell>
          <table:table-cell table:style-name="ce8" office:value-type="string" calcext:value-type="string">
            <text:p>\xE2\xAD\x90</text:p>
          </table:table-cell>
          <table:table-cell table:style-name="ce8" office:value-type="string" calcext:value-type="string">
            <text:p>white medium st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⭕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2B55</text:p>
          </table:table-cell>
          <table:table-cell table:style-name="ce8" office:value-type="string" calcext:value-type="string">
            <text:p>\xE2\xAD\x95</text:p>
          </table:table-cell>
          <table:table-cell table:style-name="ce8" office:value-type="string" calcext:value-type="string">
            <text:p>heavy large circ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〰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3030</text:p>
          </table:table-cell>
          <table:table-cell table:style-name="ce8" office:value-type="string" calcext:value-type="string">
            <text:p>\xE3\x80\xB0</text:p>
          </table:table-cell>
          <table:table-cell table:style-name="ce8" office:value-type="string" calcext:value-type="string">
            <text:p>wavy das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〽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303D</text:p>
          </table:table-cell>
          <table:table-cell table:style-name="ce8" office:value-type="string" calcext:value-type="string">
            <text:p>\xE3\x80\xBD</text:p>
          </table:table-cell>
          <table:table-cell table:style-name="ce8" office:value-type="string" calcext:value-type="string">
            <text:p>part alternation mark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㊗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3297</text:p>
          </table:table-cell>
          <table:table-cell table:style-name="ce8" office:value-type="string" calcext:value-type="string">
            <text:p>\xE3\x8A\x97</text:p>
          </table:table-cell>
          <table:table-cell table:style-name="ce8" office:value-type="string" calcext:value-type="string">
            <text:p>circled ideograph congratula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㊙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㊙</text:a></text:p>
          </table:table-cell>
          <table:table-cell table:style-name="ce8" office:value-type="string" calcext:value-type="string">
            <text:p><text:a xlink:href="http://apps.timwhitlock.info/emoji/tables/unicode#emoji-modal" xlink:type="simple">㊙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3299</text:p>
          </table:table-cell>
          <table:table-cell table:style-name="ce8" office:value-type="string" calcext:value-type="string">
            <text:p>\xE3\x8A\x99</text:p>
          </table:table-cell>
          <table:table-cell table:style-name="ce8" office:value-type="string" calcext:value-type="string">
            <text:p>circled ideograph secr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004</text:p>
          </table:table-cell>
          <table:table-cell table:style-name="ce8" office:value-type="string" calcext:value-type="string">
            <text:p>\xF0\x9F\x80\x84</text:p>
          </table:table-cell>
          <table:table-cell table:style-name="ce8" office:value-type="string" calcext:value-type="string">
            <text:p>mahjong tile red drag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0CF</text:p>
          </table:table-cell>
          <table:table-cell table:style-name="ce8" office:value-type="string" calcext:value-type="string">
            <text:p>\xF0\x9F\x83\x8F</text:p>
          </table:table-cell>
          <table:table-cell table:style-name="ce8" office:value-type="string" calcext:value-type="string">
            <text:p>playing card black jok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0</text:p>
          </table:table-cell>
          <table:table-cell table:style-name="ce8" office:value-type="string" calcext:value-type="string">
            <text:p>\xF0\x9F\x8C\x80</text:p>
          </table:table-cell>
          <table:table-cell table:style-name="ce8" office:value-type="string" calcext:value-type="string">
            <text:p>cyclo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1</text:p>
          </table:table-cell>
          <table:table-cell table:style-name="ce8" office:value-type="string" calcext:value-type="string">
            <text:p>\xF0\x9F\x8C\x81</text:p>
          </table:table-cell>
          <table:table-cell table:style-name="ce8" office:value-type="string" calcext:value-type="string">
            <text:p>fogg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2</text:p>
          </table:table-cell>
          <table:table-cell table:style-name="ce8" office:value-type="string" calcext:value-type="string">
            <text:p>\xF0\x9F\x8C\x82</text:p>
          </table:table-cell>
          <table:table-cell table:style-name="ce8" office:value-type="string" calcext:value-type="string">
            <text:p>closed umbrell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3</text:p>
          </table:table-cell>
          <table:table-cell table:style-name="ce8" office:value-type="string" calcext:value-type="string">
            <text:p>\xF0\x9F\x8C\x83</text:p>
          </table:table-cell>
          <table:table-cell table:style-name="ce8" office:value-type="string" calcext:value-type="string">
            <text:p>night with sta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4</text:p>
          </table:table-cell>
          <table:table-cell table:style-name="ce8" office:value-type="string" calcext:value-type="string">
            <text:p>\xF0\x9F\x8C\x84</text:p>
          </table:table-cell>
          <table:table-cell table:style-name="ce8" office:value-type="string" calcext:value-type="string">
            <text:p>sunrise over mountain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5</text:p>
          </table:table-cell>
          <table:table-cell table:style-name="ce8" office:value-type="string" calcext:value-type="string">
            <text:p>\xF0\x9F\x8C\x85</text:p>
          </table:table-cell>
          <table:table-cell table:style-name="ce8" office:value-type="string" calcext:value-type="string">
            <text:p>sunri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6</text:p>
          </table:table-cell>
          <table:table-cell table:style-name="ce8" office:value-type="string" calcext:value-type="string">
            <text:p>\xF0\x9F\x8C\x86</text:p>
          </table:table-cell>
          <table:table-cell table:style-name="ce8" office:value-type="string" calcext:value-type="string">
            <text:p>cityscape at dus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7</text:p>
          </table:table-cell>
          <table:table-cell table:style-name="ce8" office:value-type="string" calcext:value-type="string">
            <text:p>\xF0\x9F\x8C\x87</text:p>
          </table:table-cell>
          <table:table-cell table:style-name="ce8" office:value-type="string" calcext:value-type="string">
            <text:p>sunset over building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8</text:p>
          </table:table-cell>
          <table:table-cell table:style-name="ce8" office:value-type="string" calcext:value-type="string">
            <text:p>\xF0\x9F\x8C\x88</text:p>
          </table:table-cell>
          <table:table-cell table:style-name="ce8" office:value-type="string" calcext:value-type="string">
            <text:p>rainb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9</text:p>
          </table:table-cell>
          <table:table-cell table:style-name="ce8" office:value-type="string" calcext:value-type="string">
            <text:p>\xF0\x9F\x8C\x89</text:p>
          </table:table-cell>
          <table:table-cell table:style-name="ce8" office:value-type="string" calcext:value-type="string">
            <text:p>bridge at nigh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A</text:p>
          </table:table-cell>
          <table:table-cell table:style-name="ce8" office:value-type="string" calcext:value-type="string">
            <text:p>\xF0\x9F\x8C\x8A</text:p>
          </table:table-cell>
          <table:table-cell table:style-name="ce8" office:value-type="string" calcext:value-type="string">
            <text:p>water wa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B</text:p>
          </table:table-cell>
          <table:table-cell table:style-name="ce8" office:value-type="string" calcext:value-type="string">
            <text:p>\xF0\x9F\x8C\x8B</text:p>
          </table:table-cell>
          <table:table-cell table:style-name="ce8" office:value-type="string" calcext:value-type="string">
            <text:p>volcan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C</text:p>
          </table:table-cell>
          <table:table-cell table:style-name="ce8" office:value-type="string" calcext:value-type="string">
            <text:p>\xF0\x9F\x8C\x8C</text:p>
          </table:table-cell>
          <table:table-cell table:style-name="ce8" office:value-type="string" calcext:value-type="string">
            <text:p>milky wa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F</text:p>
          </table:table-cell>
          <table:table-cell table:style-name="ce8" office:value-type="string" calcext:value-type="string">
            <text:p>\xF0\x9F\x8C\x8F</text:p>
          </table:table-cell>
          <table:table-cell table:style-name="ce8" office:value-type="string" calcext:value-type="string">
            <text:p>earth globe asia-australi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1</text:p>
          </table:table-cell>
          <table:table-cell table:style-name="ce8" office:value-type="string" calcext:value-type="string">
            <text:p>\xF0\x9F\x8C\x91</text:p>
          </table:table-cell>
          <table:table-cell table:style-name="ce8" office:value-type="string" calcext:value-type="string">
            <text:p>new moon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3</text:p>
          </table:table-cell>
          <table:table-cell table:style-name="ce8" office:value-type="string" calcext:value-type="string">
            <text:p>\xF0\x9F\x8C\x93</text:p>
          </table:table-cell>
          <table:table-cell table:style-name="ce8" office:value-type="string" calcext:value-type="string">
            <text:p>first quarter moon symbol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4</text:p>
          </table:table-cell>
          <table:table-cell table:style-name="ce8" office:value-type="string" calcext:value-type="string">
            <text:p>\xF0\x9F\x8C\x94</text:p>
          </table:table-cell>
          <table:table-cell table:style-name="ce8" office:value-type="string" calcext:value-type="string">
            <text:p>waxing gibbous moon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5</text:p>
          </table:table-cell>
          <table:table-cell table:style-name="ce8" office:value-type="string" calcext:value-type="string">
            <text:p>\xF0\x9F\x8C\x95</text:p>
          </table:table-cell>
          <table:table-cell table:style-name="ce8" office:value-type="string" calcext:value-type="string">
            <text:p>full moon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9</text:p>
          </table:table-cell>
          <table:table-cell table:style-name="ce8" office:value-type="string" calcext:value-type="string">
            <text:p>\xF0\x9F\x8C\x99</text:p>
          </table:table-cell>
          <table:table-cell table:style-name="ce8" office:value-type="string" calcext:value-type="string">
            <text:p>crescent mo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B</text:p>
          </table:table-cell>
          <table:table-cell table:style-name="ce8" office:value-type="string" calcext:value-type="string">
            <text:p>\xF0\x9F\x8C\x9B</text:p>
          </table:table-cell>
          <table:table-cell table:style-name="ce8" office:value-type="string" calcext:value-type="string">
            <text:p>first quarter moon with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F</text:p>
          </table:table-cell>
          <table:table-cell table:style-name="ce8" office:value-type="string" calcext:value-type="string">
            <text:p>\xF0\x9F\x8C\x9F</text:p>
          </table:table-cell>
          <table:table-cell table:style-name="ce8" office:value-type="string" calcext:value-type="string">
            <text:p>glowing st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20</text:p>
          </table:table-cell>
          <table:table-cell table:style-name="ce8" office:value-type="string" calcext:value-type="string">
            <text:p>\xF0\x9F\x8C\xA0</text:p>
          </table:table-cell>
          <table:table-cell table:style-name="ce8" office:value-type="string" calcext:value-type="string">
            <text:p>shooting st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0</text:p>
          </table:table-cell>
          <table:table-cell table:style-name="ce8" office:value-type="string" calcext:value-type="string">
            <text:p>\xF0\x9F\x8C\xB0</text:p>
          </table:table-cell>
          <table:table-cell table:style-name="ce8" office:value-type="string" calcext:value-type="string">
            <text:p>chestnu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1</text:p>
          </table:table-cell>
          <table:table-cell table:style-name="ce8" office:value-type="string" calcext:value-type="string">
            <text:p>\xF0\x9F\x8C\xB1</text:p>
          </table:table-cell>
          <table:table-cell table:style-name="ce8" office:value-type="string" calcext:value-type="string">
            <text:p>seedl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4</text:p>
          </table:table-cell>
          <table:table-cell table:style-name="ce8" office:value-type="string" calcext:value-type="string">
            <text:p>\xF0\x9F\x8C\xB4</text:p>
          </table:table-cell>
          <table:table-cell table:style-name="ce8" office:value-type="string" calcext:value-type="string">
            <text:p>palm tre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5</text:p>
          </table:table-cell>
          <table:table-cell table:style-name="ce8" office:value-type="string" calcext:value-type="string">
            <text:p>\xF0\x9F\x8C\xB5</text:p>
          </table:table-cell>
          <table:table-cell table:style-name="ce8" office:value-type="string" calcext:value-type="string">
            <text:p>cact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7</text:p>
          </table:table-cell>
          <table:table-cell table:style-name="ce8" office:value-type="string" calcext:value-type="string">
            <text:p>\xF0\x9F\x8C\xB7</text:p>
          </table:table-cell>
          <table:table-cell table:style-name="ce8" office:value-type="string" calcext:value-type="string">
            <text:p>tuli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8</text:p>
          </table:table-cell>
          <table:table-cell table:style-name="ce8" office:value-type="string" calcext:value-type="string">
            <text:p>\xF0\x9F\x8C\xB8</text:p>
          </table:table-cell>
          <table:table-cell table:style-name="ce8" office:value-type="string" calcext:value-type="string">
            <text:p>cherry blosso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9</text:p>
          </table:table-cell>
          <table:table-cell table:style-name="ce8" office:value-type="string" calcext:value-type="string">
            <text:p>\xF0\x9F\x8C\xB9</text:p>
          </table:table-cell>
          <table:table-cell table:style-name="ce8" office:value-type="string" calcext:value-type="string">
            <text:p>ro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A</text:p>
          </table:table-cell>
          <table:table-cell table:style-name="ce8" office:value-type="string" calcext:value-type="string">
            <text:p>\xF0\x9F\x8C\xBA</text:p>
          </table:table-cell>
          <table:table-cell table:style-name="ce8" office:value-type="string" calcext:value-type="string">
            <text:p>hibisc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B</text:p>
          </table:table-cell>
          <table:table-cell table:style-name="ce8" office:value-type="string" calcext:value-type="string">
            <text:p>\xF0\x9F\x8C\xBB</text:p>
          </table:table-cell>
          <table:table-cell table:style-name="ce8" office:value-type="string" calcext:value-type="string">
            <text:p>sunflow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C</text:p>
          </table:table-cell>
          <table:table-cell table:style-name="ce8" office:value-type="string" calcext:value-type="string">
            <text:p>\xF0\x9F\x8C\xBC</text:p>
          </table:table-cell>
          <table:table-cell table:style-name="ce8" office:value-type="string" calcext:value-type="string">
            <text:p>blosso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D</text:p>
          </table:table-cell>
          <table:table-cell table:style-name="ce8" office:value-type="string" calcext:value-type="string">
            <text:p>\xF0\x9F\x8C\xBD</text:p>
          </table:table-cell>
          <table:table-cell table:style-name="ce8" office:value-type="string" calcext:value-type="string">
            <text:p>ear of maiz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E</text:p>
          </table:table-cell>
          <table:table-cell table:style-name="ce8" office:value-type="string" calcext:value-type="string">
            <text:p>\xF0\x9F\x8C\xBE</text:p>
          </table:table-cell>
          <table:table-cell table:style-name="ce8" office:value-type="string" calcext:value-type="string">
            <text:p>ear of ri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F</text:p>
          </table:table-cell>
          <table:table-cell table:style-name="ce8" office:value-type="string" calcext:value-type="string">
            <text:p>\xF0\x9F\x8C\xBF</text:p>
          </table:table-cell>
          <table:table-cell table:style-name="ce8" office:value-type="string" calcext:value-type="string">
            <text:p>herb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0</text:p>
          </table:table-cell>
          <table:table-cell table:style-name="ce8" office:value-type="string" calcext:value-type="string">
            <text:p>\xF0\x9F\x8D\x80</text:p>
          </table:table-cell>
          <table:table-cell table:style-name="ce8" office:value-type="string" calcext:value-type="string">
            <text:p>four leaf clov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1</text:p>
          </table:table-cell>
          <table:table-cell table:style-name="ce8" office:value-type="string" calcext:value-type="string">
            <text:p>\xF0\x9F\x8D\x81</text:p>
          </table:table-cell>
          <table:table-cell table:style-name="ce8" office:value-type="string" calcext:value-type="string">
            <text:p>maple leaf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2</text:p>
          </table:table-cell>
          <table:table-cell table:style-name="ce8" office:value-type="string" calcext:value-type="string">
            <text:p>\xF0\x9F\x8D\x82</text:p>
          </table:table-cell>
          <table:table-cell table:style-name="ce8" office:value-type="string" calcext:value-type="string">
            <text:p>fallen leaf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3</text:p>
          </table:table-cell>
          <table:table-cell table:style-name="ce8" office:value-type="string" calcext:value-type="string">
            <text:p>\xF0\x9F\x8D\x83</text:p>
          </table:table-cell>
          <table:table-cell table:style-name="ce8" office:value-type="string" calcext:value-type="string">
            <text:p>leaf fluttering in wi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4</text:p>
          </table:table-cell>
          <table:table-cell table:style-name="ce8" office:value-type="string" calcext:value-type="string">
            <text:p>\xF0\x9F\x8D\x84</text:p>
          </table:table-cell>
          <table:table-cell table:style-name="ce8" office:value-type="string" calcext:value-type="string">
            <text:p>mushroo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5</text:p>
          </table:table-cell>
          <table:table-cell table:style-name="ce8" office:value-type="string" calcext:value-type="string">
            <text:p>\xF0\x9F\x8D\x85</text:p>
          </table:table-cell>
          <table:table-cell table:style-name="ce8" office:value-type="string" calcext:value-type="string">
            <text:p>tomat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6</text:p>
          </table:table-cell>
          <table:table-cell table:style-name="ce8" office:value-type="string" calcext:value-type="string">
            <text:p>\xF0\x9F\x8D\x86</text:p>
          </table:table-cell>
          <table:table-cell table:style-name="ce8" office:value-type="string" calcext:value-type="string">
            <text:p>aubergi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7</text:p>
          </table:table-cell>
          <table:table-cell table:style-name="ce8" office:value-type="string" calcext:value-type="string">
            <text:p>\xF0\x9F\x8D\x87</text:p>
          </table:table-cell>
          <table:table-cell table:style-name="ce8" office:value-type="string" calcext:value-type="string">
            <text:p>grap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8</text:p>
          </table:table-cell>
          <table:table-cell table:style-name="ce8" office:value-type="string" calcext:value-type="string">
            <text:p>\xF0\x9F\x8D\x88</text:p>
          </table:table-cell>
          <table:table-cell table:style-name="ce8" office:value-type="string" calcext:value-type="string">
            <text:p>mel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9</text:p>
          </table:table-cell>
          <table:table-cell table:style-name="ce8" office:value-type="string" calcext:value-type="string">
            <text:p>\xF0\x9F\x8D\x89</text:p>
          </table:table-cell>
          <table:table-cell table:style-name="ce8" office:value-type="string" calcext:value-type="string">
            <text:p>watermel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A</text:p>
          </table:table-cell>
          <table:table-cell table:style-name="ce8" office:value-type="string" calcext:value-type="string">
            <text:p>\xF0\x9F\x8D\x8A</text:p>
          </table:table-cell>
          <table:table-cell table:style-name="ce8" office:value-type="string" calcext:value-type="string">
            <text:p>tangeri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C</text:p>
          </table:table-cell>
          <table:table-cell table:style-name="ce8" office:value-type="string" calcext:value-type="string">
            <text:p>\xF0\x9F\x8D\x8C</text:p>
          </table:table-cell>
          <table:table-cell table:style-name="ce8" office:value-type="string" calcext:value-type="string">
            <text:p>banan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D</text:p>
          </table:table-cell>
          <table:table-cell table:style-name="ce8" office:value-type="string" calcext:value-type="string">
            <text:p>\xF0\x9F\x8D\x8D</text:p>
          </table:table-cell>
          <table:table-cell table:style-name="ce8" office:value-type="string" calcext:value-type="string">
            <text:p>pineapp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E</text:p>
          </table:table-cell>
          <table:table-cell table:style-name="ce8" office:value-type="string" calcext:value-type="string">
            <text:p>\xF0\x9F\x8D\x8E</text:p>
          </table:table-cell>
          <table:table-cell table:style-name="ce8" office:value-type="string" calcext:value-type="string">
            <text:p>red app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F</text:p>
          </table:table-cell>
          <table:table-cell table:style-name="ce8" office:value-type="string" calcext:value-type="string">
            <text:p>\xF0\x9F\x8D\x8F</text:p>
          </table:table-cell>
          <table:table-cell table:style-name="ce8" office:value-type="string" calcext:value-type="string">
            <text:p>green app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1</text:p>
          </table:table-cell>
          <table:table-cell table:style-name="ce8" office:value-type="string" calcext:value-type="string">
            <text:p>\xF0\x9F\x8D\x91</text:p>
          </table:table-cell>
          <table:table-cell table:style-name="ce8" office:value-type="string" calcext:value-type="string">
            <text:p>peac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2</text:p>
          </table:table-cell>
          <table:table-cell table:style-name="ce8" office:value-type="string" calcext:value-type="string">
            <text:p>\xF0\x9F\x8D\x92</text:p>
          </table:table-cell>
          <table:table-cell table:style-name="ce8" office:value-type="string" calcext:value-type="string">
            <text:p>cherri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3</text:p>
          </table:table-cell>
          <table:table-cell table:style-name="ce8" office:value-type="string" calcext:value-type="string">
            <text:p>\xF0\x9F\x8D\x93</text:p>
          </table:table-cell>
          <table:table-cell table:style-name="ce8" office:value-type="string" calcext:value-type="string">
            <text:p>strawberr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4</text:p>
          </table:table-cell>
          <table:table-cell table:style-name="ce8" office:value-type="string" calcext:value-type="string">
            <text:p>\xF0\x9F\x8D\x94</text:p>
          </table:table-cell>
          <table:table-cell table:style-name="ce8" office:value-type="string" calcext:value-type="string">
            <text:p>hamburg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5</text:p>
          </table:table-cell>
          <table:table-cell table:style-name="ce8" office:value-type="string" calcext:value-type="string">
            <text:p>\xF0\x9F\x8D\x95</text:p>
          </table:table-cell>
          <table:table-cell table:style-name="ce8" office:value-type="string" calcext:value-type="string">
            <text:p>slice of pizz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6</text:p>
          </table:table-cell>
          <table:table-cell table:style-name="ce8" office:value-type="string" calcext:value-type="string">
            <text:p>\xF0\x9F\x8D\x96</text:p>
          </table:table-cell>
          <table:table-cell table:style-name="ce8" office:value-type="string" calcext:value-type="string">
            <text:p>meat on bo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7</text:p>
          </table:table-cell>
          <table:table-cell table:style-name="ce8" office:value-type="string" calcext:value-type="string">
            <text:p>\xF0\x9F\x8D\x97</text:p>
          </table:table-cell>
          <table:table-cell table:style-name="ce8" office:value-type="string" calcext:value-type="string">
            <text:p>poultry le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8</text:p>
          </table:table-cell>
          <table:table-cell table:style-name="ce8" office:value-type="string" calcext:value-type="string">
            <text:p>\xF0\x9F\x8D\x98</text:p>
          </table:table-cell>
          <table:table-cell table:style-name="ce8" office:value-type="string" calcext:value-type="string">
            <text:p>rice crack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9</text:p>
          </table:table-cell>
          <table:table-cell table:style-name="ce8" office:value-type="string" calcext:value-type="string">
            <text:p>\xF0\x9F\x8D\x99</text:p>
          </table:table-cell>
          <table:table-cell table:style-name="ce8" office:value-type="string" calcext:value-type="string">
            <text:p>rice 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A</text:p>
          </table:table-cell>
          <table:table-cell table:style-name="ce8" office:value-type="string" calcext:value-type="string">
            <text:p>\xF0\x9F\x8D\x9A</text:p>
          </table:table-cell>
          <table:table-cell table:style-name="ce8" office:value-type="string" calcext:value-type="string">
            <text:p>cooked ri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B</text:p>
          </table:table-cell>
          <table:table-cell table:style-name="ce8" office:value-type="string" calcext:value-type="string">
            <text:p>\xF0\x9F\x8D\x9B</text:p>
          </table:table-cell>
          <table:table-cell table:style-name="ce8" office:value-type="string" calcext:value-type="string">
            <text:p>curry and ri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C</text:p>
          </table:table-cell>
          <table:table-cell table:style-name="ce8" office:value-type="string" calcext:value-type="string">
            <text:p>\xF0\x9F\x8D\x9C</text:p>
          </table:table-cell>
          <table:table-cell table:style-name="ce8" office:value-type="string" calcext:value-type="string">
            <text:p>steaming bow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D</text:p>
          </table:table-cell>
          <table:table-cell table:style-name="ce8" office:value-type="string" calcext:value-type="string">
            <text:p>\xF0\x9F\x8D\x9D</text:p>
          </table:table-cell>
          <table:table-cell table:style-name="ce8" office:value-type="string" calcext:value-type="string">
            <text:p>spaghetti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E</text:p>
          </table:table-cell>
          <table:table-cell table:style-name="ce8" office:value-type="string" calcext:value-type="string">
            <text:p>\xF0\x9F\x8D\x9E</text:p>
          </table:table-cell>
          <table:table-cell table:style-name="ce8" office:value-type="string" calcext:value-type="string">
            <text:p>brea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F</text:p>
          </table:table-cell>
          <table:table-cell table:style-name="ce8" office:value-type="string" calcext:value-type="string">
            <text:p>\xF0\x9F\x8D\x9F</text:p>
          </table:table-cell>
          <table:table-cell table:style-name="ce8" office:value-type="string" calcext:value-type="string">
            <text:p>french fri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0</text:p>
          </table:table-cell>
          <table:table-cell table:style-name="ce8" office:value-type="string" calcext:value-type="string">
            <text:p>\xF0\x9F\x8D\xA0</text:p>
          </table:table-cell>
          <table:table-cell table:style-name="ce8" office:value-type="string" calcext:value-type="string">
            <text:p>roasted sweet potat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1</text:p>
          </table:table-cell>
          <table:table-cell table:style-name="ce8" office:value-type="string" calcext:value-type="string">
            <text:p>\xF0\x9F\x8D\xA1</text:p>
          </table:table-cell>
          <table:table-cell table:style-name="ce8" office:value-type="string" calcext:value-type="string">
            <text:p>dang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2</text:p>
          </table:table-cell>
          <table:table-cell table:style-name="ce8" office:value-type="string" calcext:value-type="string">
            <text:p>\xF0\x9F\x8D\xA2</text:p>
          </table:table-cell>
          <table:table-cell table:style-name="ce8" office:value-type="string" calcext:value-type="string">
            <text:p>ode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3</text:p>
          </table:table-cell>
          <table:table-cell table:style-name="ce8" office:value-type="string" calcext:value-type="string">
            <text:p>\xF0\x9F\x8D\xA3</text:p>
          </table:table-cell>
          <table:table-cell table:style-name="ce8" office:value-type="string" calcext:value-type="string">
            <text:p>sushi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4</text:p>
          </table:table-cell>
          <table:table-cell table:style-name="ce8" office:value-type="string" calcext:value-type="string">
            <text:p>\xF0\x9F\x8D\xA4</text:p>
          </table:table-cell>
          <table:table-cell table:style-name="ce8" office:value-type="string" calcext:value-type="string">
            <text:p>fried shrim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5</text:p>
          </table:table-cell>
          <table:table-cell table:style-name="ce8" office:value-type="string" calcext:value-type="string">
            <text:p>\xF0\x9F\x8D\xA5</text:p>
          </table:table-cell>
          <table:table-cell table:style-name="ce8" office:value-type="string" calcext:value-type="string">
            <text:p>fish cake with swirl de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6</text:p>
          </table:table-cell>
          <table:table-cell table:style-name="ce8" office:value-type="string" calcext:value-type="string">
            <text:p>\xF0\x9F\x8D\xA6</text:p>
          </table:table-cell>
          <table:table-cell table:style-name="ce8" office:value-type="string" calcext:value-type="string">
            <text:p>soft ice crea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7</text:p>
          </table:table-cell>
          <table:table-cell table:style-name="ce8" office:value-type="string" calcext:value-type="string">
            <text:p>\xF0\x9F\x8D\xA7</text:p>
          </table:table-cell>
          <table:table-cell table:style-name="ce8" office:value-type="string" calcext:value-type="string">
            <text:p>shaved i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8</text:p>
          </table:table-cell>
          <table:table-cell table:style-name="ce8" office:value-type="string" calcext:value-type="string">
            <text:p>\xF0\x9F\x8D\xA8</text:p>
          </table:table-cell>
          <table:table-cell table:style-name="ce8" office:value-type="string" calcext:value-type="string">
            <text:p>ice crea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9</text:p>
          </table:table-cell>
          <table:table-cell table:style-name="ce8" office:value-type="string" calcext:value-type="string">
            <text:p>\xF0\x9F\x8D\xA9</text:p>
          </table:table-cell>
          <table:table-cell table:style-name="ce8" office:value-type="string" calcext:value-type="string">
            <text:p>doughnu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A</text:p>
          </table:table-cell>
          <table:table-cell table:style-name="ce8" office:value-type="string" calcext:value-type="string">
            <text:p>\xF0\x9F\x8D\xAA</text:p>
          </table:table-cell>
          <table:table-cell table:style-name="ce8" office:value-type="string" calcext:value-type="string">
            <text:p>cooki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B</text:p>
          </table:table-cell>
          <table:table-cell table:style-name="ce8" office:value-type="string" calcext:value-type="string">
            <text:p>\xF0\x9F\x8D\xAB</text:p>
          </table:table-cell>
          <table:table-cell table:style-name="ce8" office:value-type="string" calcext:value-type="string">
            <text:p>chocolate b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C</text:p>
          </table:table-cell>
          <table:table-cell table:style-name="ce8" office:value-type="string" calcext:value-type="string">
            <text:p>\xF0\x9F\x8D\xAC</text:p>
          </table:table-cell>
          <table:table-cell table:style-name="ce8" office:value-type="string" calcext:value-type="string">
            <text:p>cand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D</text:p>
          </table:table-cell>
          <table:table-cell table:style-name="ce8" office:value-type="string" calcext:value-type="string">
            <text:p>\xF0\x9F\x8D\xAD</text:p>
          </table:table-cell>
          <table:table-cell table:style-name="ce8" office:value-type="string" calcext:value-type="string">
            <text:p>lollipo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E</text:p>
          </table:table-cell>
          <table:table-cell table:style-name="ce8" office:value-type="string" calcext:value-type="string">
            <text:p>\xF0\x9F\x8D\xAE</text:p>
          </table:table-cell>
          <table:table-cell table:style-name="ce8" office:value-type="string" calcext:value-type="string">
            <text:p>custar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6F</text:p>
          </table:table-cell>
          <table:table-cell table:style-name="ce8" office:value-type="string" calcext:value-type="string">
            <text:p>\xF0\x9F\x8D\xAF</text:p>
          </table:table-cell>
          <table:table-cell table:style-name="ce8" office:value-type="string" calcext:value-type="string">
            <text:p>honey po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0</text:p>
          </table:table-cell>
          <table:table-cell table:style-name="ce8" office:value-type="string" calcext:value-type="string">
            <text:p>\xF0\x9F\x8D\xB0</text:p>
          </table:table-cell>
          <table:table-cell table:style-name="ce8" office:value-type="string" calcext:value-type="string">
            <text:p>shortcak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1</text:p>
          </table:table-cell>
          <table:table-cell table:style-name="ce8" office:value-type="string" calcext:value-type="string">
            <text:p>\xF0\x9F\x8D\xB1</text:p>
          </table:table-cell>
          <table:table-cell table:style-name="ce8" office:value-type="string" calcext:value-type="string">
            <text:p>bento box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2</text:p>
          </table:table-cell>
          <table:table-cell table:style-name="ce8" office:value-type="string" calcext:value-type="string">
            <text:p>\xF0\x9F\x8D\xB2</text:p>
          </table:table-cell>
          <table:table-cell table:style-name="ce8" office:value-type="string" calcext:value-type="string">
            <text:p>pot of foo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3</text:p>
          </table:table-cell>
          <table:table-cell table:style-name="ce8" office:value-type="string" calcext:value-type="string">
            <text:p>\xF0\x9F\x8D\xB3</text:p>
          </table:table-cell>
          <table:table-cell table:style-name="ce8" office:value-type="string" calcext:value-type="string">
            <text:p>cook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4</text:p>
          </table:table-cell>
          <table:table-cell table:style-name="ce8" office:value-type="string" calcext:value-type="string">
            <text:p>\xF0\x9F\x8D\xB4</text:p>
          </table:table-cell>
          <table:table-cell table:style-name="ce8" office:value-type="string" calcext:value-type="string">
            <text:p>fork and knif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5</text:p>
          </table:table-cell>
          <table:table-cell table:style-name="ce8" office:value-type="string" calcext:value-type="string">
            <text:p>\xF0\x9F\x8D\xB5</text:p>
          </table:table-cell>
          <table:table-cell table:style-name="ce8" office:value-type="string" calcext:value-type="string">
            <text:p>teacup without hand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6</text:p>
          </table:table-cell>
          <table:table-cell table:style-name="ce8" office:value-type="string" calcext:value-type="string">
            <text:p>\xF0\x9F\x8D\xB6</text:p>
          </table:table-cell>
          <table:table-cell table:style-name="ce8" office:value-type="string" calcext:value-type="string">
            <text:p>sake bottle and cu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7</text:p>
          </table:table-cell>
          <table:table-cell table:style-name="ce8" office:value-type="string" calcext:value-type="string">
            <text:p>\xF0\x9F\x8D\xB7</text:p>
          </table:table-cell>
          <table:table-cell table:style-name="ce8" office:value-type="string" calcext:value-type="string">
            <text:p>wine glas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8</text:p>
          </table:table-cell>
          <table:table-cell table:style-name="ce8" office:value-type="string" calcext:value-type="string">
            <text:p>\xF0\x9F\x8D\xB8</text:p>
          </table:table-cell>
          <table:table-cell table:style-name="ce8" office:value-type="string" calcext:value-type="string">
            <text:p>cocktail glas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9</text:p>
          </table:table-cell>
          <table:table-cell table:style-name="ce8" office:value-type="string" calcext:value-type="string">
            <text:p>\xF0\x9F\x8D\xB9</text:p>
          </table:table-cell>
          <table:table-cell table:style-name="ce8" office:value-type="string" calcext:value-type="string">
            <text:p>tropical drin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A</text:p>
          </table:table-cell>
          <table:table-cell table:style-name="ce8" office:value-type="string" calcext:value-type="string">
            <text:p>\xF0\x9F\x8D\xBA</text:p>
          </table:table-cell>
          <table:table-cell table:style-name="ce8" office:value-type="string" calcext:value-type="string">
            <text:p>beer mu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B</text:p>
          </table:table-cell>
          <table:table-cell table:style-name="ce8" office:value-type="string" calcext:value-type="string">
            <text:p>\xF0\x9F\x8D\xBB</text:p>
          </table:table-cell>
          <table:table-cell table:style-name="ce8" office:value-type="string" calcext:value-type="string">
            <text:p>clinking beer mug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0</text:p>
          </table:table-cell>
          <table:table-cell table:style-name="ce8" office:value-type="string" calcext:value-type="string">
            <text:p>\xF0\x9F\x8E\x80</text:p>
          </table:table-cell>
          <table:table-cell table:style-name="ce8" office:value-type="string" calcext:value-type="string">
            <text:p>ribb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1</text:p>
          </table:table-cell>
          <table:table-cell table:style-name="ce8" office:value-type="string" calcext:value-type="string">
            <text:p>\xF0\x9F\x8E\x81</text:p>
          </table:table-cell>
          <table:table-cell table:style-name="ce8" office:value-type="string" calcext:value-type="string">
            <text:p>wrapped presen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2</text:p>
          </table:table-cell>
          <table:table-cell table:style-name="ce8" office:value-type="string" calcext:value-type="string">
            <text:p>\xF0\x9F\x8E\x82</text:p>
          </table:table-cell>
          <table:table-cell table:style-name="ce8" office:value-type="string" calcext:value-type="string">
            <text:p>birthday cak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3</text:p>
          </table:table-cell>
          <table:table-cell table:style-name="ce8" office:value-type="string" calcext:value-type="string">
            <text:p>\xF0\x9F\x8E\x83</text:p>
          </table:table-cell>
          <table:table-cell table:style-name="ce8" office:value-type="string" calcext:value-type="string">
            <text:p>jack-o-lanter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4</text:p>
          </table:table-cell>
          <table:table-cell table:style-name="ce8" office:value-type="string" calcext:value-type="string">
            <text:p>\xF0\x9F\x8E\x84</text:p>
          </table:table-cell>
          <table:table-cell table:style-name="ce8" office:value-type="string" calcext:value-type="string">
            <text:p>christmas tre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5</text:p>
          </table:table-cell>
          <table:table-cell table:style-name="ce8" office:value-type="string" calcext:value-type="string">
            <text:p>\xF0\x9F\x8E\x85</text:p>
          </table:table-cell>
          <table:table-cell table:style-name="ce8" office:value-type="string" calcext:value-type="string">
            <text:p>father christma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6</text:p>
          </table:table-cell>
          <table:table-cell table:style-name="ce8" office:value-type="string" calcext:value-type="string">
            <text:p>\xF0\x9F\x8E\x86</text:p>
          </table:table-cell>
          <table:table-cell table:style-name="ce8" office:value-type="string" calcext:value-type="string">
            <text:p>firework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7</text:p>
          </table:table-cell>
          <table:table-cell table:style-name="ce8" office:value-type="string" calcext:value-type="string">
            <text:p>\xF0\x9F\x8E\x87</text:p>
          </table:table-cell>
          <table:table-cell table:style-name="ce8" office:value-type="string" calcext:value-type="string">
            <text:p>firework sparkl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8</text:p>
          </table:table-cell>
          <table:table-cell table:style-name="ce8" office:value-type="string" calcext:value-type="string">
            <text:p>\xF0\x9F\x8E\x88</text:p>
          </table:table-cell>
          <table:table-cell table:style-name="ce8" office:value-type="string" calcext:value-type="string">
            <text:p>ballo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9</text:p>
          </table:table-cell>
          <table:table-cell table:style-name="ce8" office:value-type="string" calcext:value-type="string">
            <text:p>\xF0\x9F\x8E\x89</text:p>
          </table:table-cell>
          <table:table-cell table:style-name="ce8" office:value-type="string" calcext:value-type="string">
            <text:p>party popp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A</text:p>
          </table:table-cell>
          <table:table-cell table:style-name="ce8" office:value-type="string" calcext:value-type="string">
            <text:p>\xF0\x9F\x8E\x8A</text:p>
          </table:table-cell>
          <table:table-cell table:style-name="ce8" office:value-type="string" calcext:value-type="string">
            <text:p>confetti 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B</text:p>
          </table:table-cell>
          <table:table-cell table:style-name="ce8" office:value-type="string" calcext:value-type="string">
            <text:p>\xF0\x9F\x8E\x8B</text:p>
          </table:table-cell>
          <table:table-cell table:style-name="ce8" office:value-type="string" calcext:value-type="string">
            <text:p>tanabata tre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C</text:p>
          </table:table-cell>
          <table:table-cell table:style-name="ce8" office:value-type="string" calcext:value-type="string">
            <text:p>\xF0\x9F\x8E\x8C</text:p>
          </table:table-cell>
          <table:table-cell table:style-name="ce8" office:value-type="string" calcext:value-type="string">
            <text:p>crossed flag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D</text:p>
          </table:table-cell>
          <table:table-cell table:style-name="ce8" office:value-type="string" calcext:value-type="string">
            <text:p>\xF0\x9F\x8E\x8D</text:p>
          </table:table-cell>
          <table:table-cell table:style-name="ce8" office:value-type="string" calcext:value-type="string">
            <text:p>pine decora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E</text:p>
          </table:table-cell>
          <table:table-cell table:style-name="ce8" office:value-type="string" calcext:value-type="string">
            <text:p>\xF0\x9F\x8E\x8E</text:p>
          </table:table-cell>
          <table:table-cell table:style-name="ce8" office:value-type="string" calcext:value-type="string">
            <text:p>japanese doll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8F</text:p>
          </table:table-cell>
          <table:table-cell table:style-name="ce8" office:value-type="string" calcext:value-type="string">
            <text:p>\xF0\x9F\x8E\x8F</text:p>
          </table:table-cell>
          <table:table-cell table:style-name="ce8" office:value-type="string" calcext:value-type="string">
            <text:p>carp stream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90</text:p>
          </table:table-cell>
          <table:table-cell table:style-name="ce8" office:value-type="string" calcext:value-type="string">
            <text:p>\xF0\x9F\x8E\x90</text:p>
          </table:table-cell>
          <table:table-cell table:style-name="ce8" office:value-type="string" calcext:value-type="string">
            <text:p>wind chim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91</text:p>
          </table:table-cell>
          <table:table-cell table:style-name="ce8" office:value-type="string" calcext:value-type="string">
            <text:p>\xF0\x9F\x8E\x91</text:p>
          </table:table-cell>
          <table:table-cell table:style-name="ce8" office:value-type="string" calcext:value-type="string">
            <text:p>moon viewing ceremon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92</text:p>
          </table:table-cell>
          <table:table-cell table:style-name="ce8" office:value-type="string" calcext:value-type="string">
            <text:p>\xF0\x9F\x8E\x92</text:p>
          </table:table-cell>
          <table:table-cell table:style-name="ce8" office:value-type="string" calcext:value-type="string">
            <text:p>school satche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93</text:p>
          </table:table-cell>
          <table:table-cell table:style-name="ce8" office:value-type="string" calcext:value-type="string">
            <text:p>\xF0\x9F\x8E\x93</text:p>
          </table:table-cell>
          <table:table-cell table:style-name="ce8" office:value-type="string" calcext:value-type="string">
            <text:p>graduation ca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0</text:p>
          </table:table-cell>
          <table:table-cell table:style-name="ce8" office:value-type="string" calcext:value-type="string">
            <text:p>\xF0\x9F\x8E\xA0</text:p>
          </table:table-cell>
          <table:table-cell table:style-name="ce8" office:value-type="string" calcext:value-type="string">
            <text:p>carousel hor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1</text:p>
          </table:table-cell>
          <table:table-cell table:style-name="ce8" office:value-type="string" calcext:value-type="string">
            <text:p>\xF0\x9F\x8E\xA1</text:p>
          </table:table-cell>
          <table:table-cell table:style-name="ce8" office:value-type="string" calcext:value-type="string">
            <text:p>ferris whee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2</text:p>
          </table:table-cell>
          <table:table-cell table:style-name="ce8" office:value-type="string" calcext:value-type="string">
            <text:p>\xF0\x9F\x8E\xA2</text:p>
          </table:table-cell>
          <table:table-cell table:style-name="ce8" office:value-type="string" calcext:value-type="string">
            <text:p>roller coast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3</text:p>
          </table:table-cell>
          <table:table-cell table:style-name="ce8" office:value-type="string" calcext:value-type="string">
            <text:p>\xF0\x9F\x8E\xA3</text:p>
          </table:table-cell>
          <table:table-cell table:style-name="ce8" office:value-type="string" calcext:value-type="string">
            <text:p>fishing pole and fis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4</text:p>
          </table:table-cell>
          <table:table-cell table:style-name="ce8" office:value-type="string" calcext:value-type="string">
            <text:p>\xF0\x9F\x8E\xA4</text:p>
          </table:table-cell>
          <table:table-cell table:style-name="ce8" office:value-type="string" calcext:value-type="string">
            <text:p>micropho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5</text:p>
          </table:table-cell>
          <table:table-cell table:style-name="ce8" office:value-type="string" calcext:value-type="string">
            <text:p>\xF0\x9F\x8E\xA5</text:p>
          </table:table-cell>
          <table:table-cell table:style-name="ce8" office:value-type="string" calcext:value-type="string">
            <text:p>movie camer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6</text:p>
          </table:table-cell>
          <table:table-cell table:style-name="ce8" office:value-type="string" calcext:value-type="string">
            <text:p>\xF0\x9F\x8E\xA6</text:p>
          </table:table-cell>
          <table:table-cell table:style-name="ce8" office:value-type="string" calcext:value-type="string">
            <text:p>cinem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7</text:p>
          </table:table-cell>
          <table:table-cell table:style-name="ce8" office:value-type="string" calcext:value-type="string">
            <text:p>\xF0\x9F\x8E\xA7</text:p>
          </table:table-cell>
          <table:table-cell table:style-name="ce8" office:value-type="string" calcext:value-type="string">
            <text:p>headpho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8</text:p>
          </table:table-cell>
          <table:table-cell table:style-name="ce8" office:value-type="string" calcext:value-type="string">
            <text:p>\xF0\x9F\x8E\xA8</text:p>
          </table:table-cell>
          <table:table-cell table:style-name="ce8" office:value-type="string" calcext:value-type="string">
            <text:p>artist palett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9</text:p>
          </table:table-cell>
          <table:table-cell table:style-name="ce8" office:value-type="string" calcext:value-type="string">
            <text:p>\xF0\x9F\x8E\xA9</text:p>
          </table:table-cell>
          <table:table-cell table:style-name="ce8" office:value-type="string" calcext:value-type="string">
            <text:p>top h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A</text:p>
          </table:table-cell>
          <table:table-cell table:style-name="ce8" office:value-type="string" calcext:value-type="string">
            <text:p>\xF0\x9F\x8E\xAA</text:p>
          </table:table-cell>
          <table:table-cell table:style-name="ce8" office:value-type="string" calcext:value-type="string">
            <text:p>circus ten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B</text:p>
          </table:table-cell>
          <table:table-cell table:style-name="ce8" office:value-type="string" calcext:value-type="string">
            <text:p>\xF0\x9F\x8E\xAB</text:p>
          </table:table-cell>
          <table:table-cell table:style-name="ce8" office:value-type="string" calcext:value-type="string">
            <text:p>tick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C</text:p>
          </table:table-cell>
          <table:table-cell table:style-name="ce8" office:value-type="string" calcext:value-type="string">
            <text:p>\xF0\x9F\x8E\xAC</text:p>
          </table:table-cell>
          <table:table-cell table:style-name="ce8" office:value-type="string" calcext:value-type="string">
            <text:p>clapper boar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D</text:p>
          </table:table-cell>
          <table:table-cell table:style-name="ce8" office:value-type="string" calcext:value-type="string">
            <text:p>\xF0\x9F\x8E\xAD</text:p>
          </table:table-cell>
          <table:table-cell table:style-name="ce8" office:value-type="string" calcext:value-type="string">
            <text:p>performing art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E</text:p>
          </table:table-cell>
          <table:table-cell table:style-name="ce8" office:value-type="string" calcext:value-type="string">
            <text:p>\xF0\x9F\x8E\xAE</text:p>
          </table:table-cell>
          <table:table-cell table:style-name="ce8" office:value-type="string" calcext:value-type="string">
            <text:p>video gam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AF</text:p>
          </table:table-cell>
          <table:table-cell table:style-name="ce8" office:value-type="string" calcext:value-type="string">
            <text:p>\xF0\x9F\x8E\xAF</text:p>
          </table:table-cell>
          <table:table-cell table:style-name="ce8" office:value-type="string" calcext:value-type="string">
            <text:p>direct hi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0</text:p>
          </table:table-cell>
          <table:table-cell table:style-name="ce8" office:value-type="string" calcext:value-type="string">
            <text:p>\xF0\x9F\x8E\xB0</text:p>
          </table:table-cell>
          <table:table-cell table:style-name="ce8" office:value-type="string" calcext:value-type="string">
            <text:p>slot machi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1</text:p>
          </table:table-cell>
          <table:table-cell table:style-name="ce8" office:value-type="string" calcext:value-type="string">
            <text:p>\xF0\x9F\x8E\xB1</text:p>
          </table:table-cell>
          <table:table-cell table:style-name="ce8" office:value-type="string" calcext:value-type="string">
            <text:p>billiard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2</text:p>
          </table:table-cell>
          <table:table-cell table:style-name="ce8" office:value-type="string" calcext:value-type="string">
            <text:p>\xF0\x9F\x8E\xB2</text:p>
          </table:table-cell>
          <table:table-cell table:style-name="ce8" office:value-type="string" calcext:value-type="string">
            <text:p>game di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3</text:p>
          </table:table-cell>
          <table:table-cell table:style-name="ce8" office:value-type="string" calcext:value-type="string">
            <text:p>\xF0\x9F\x8E\xB3</text:p>
          </table:table-cell>
          <table:table-cell table:style-name="ce8" office:value-type="string" calcext:value-type="string">
            <text:p>bowl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4</text:p>
          </table:table-cell>
          <table:table-cell table:style-name="ce8" office:value-type="string" calcext:value-type="string">
            <text:p>\xF0\x9F\x8E\xB4</text:p>
          </table:table-cell>
          <table:table-cell table:style-name="ce8" office:value-type="string" calcext:value-type="string">
            <text:p>flower playing card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5</text:p>
          </table:table-cell>
          <table:table-cell table:style-name="ce8" office:value-type="string" calcext:value-type="string">
            <text:p>\xF0\x9F\x8E\xB5</text:p>
          </table:table-cell>
          <table:table-cell table:style-name="ce8" office:value-type="string" calcext:value-type="string">
            <text:p>musical not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6</text:p>
          </table:table-cell>
          <table:table-cell table:style-name="ce8" office:value-type="string" calcext:value-type="string">
            <text:p>\xF0\x9F\x8E\xB6</text:p>
          </table:table-cell>
          <table:table-cell table:style-name="ce8" office:value-type="string" calcext:value-type="string">
            <text:p>multiple musical not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7</text:p>
          </table:table-cell>
          <table:table-cell table:style-name="ce8" office:value-type="string" calcext:value-type="string">
            <text:p>\xF0\x9F\x8E\xB7</text:p>
          </table:table-cell>
          <table:table-cell table:style-name="ce8" office:value-type="string" calcext:value-type="string">
            <text:p>saxopho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8</text:p>
          </table:table-cell>
          <table:table-cell table:style-name="ce8" office:value-type="string" calcext:value-type="string">
            <text:p>\xF0\x9F\x8E\xB8</text:p>
          </table:table-cell>
          <table:table-cell table:style-name="ce8" office:value-type="string" calcext:value-type="string">
            <text:p>guit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9</text:p>
          </table:table-cell>
          <table:table-cell table:style-name="ce8" office:value-type="string" calcext:value-type="string">
            <text:p>\xF0\x9F\x8E\xB9</text:p>
          </table:table-cell>
          <table:table-cell table:style-name="ce8" office:value-type="string" calcext:value-type="string">
            <text:p>musical keyboar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A</text:p>
          </table:table-cell>
          <table:table-cell table:style-name="ce8" office:value-type="string" calcext:value-type="string">
            <text:p>\xF0\x9F\x8E\xBA</text:p>
          </table:table-cell>
          <table:table-cell table:style-name="ce8" office:value-type="string" calcext:value-type="string">
            <text:p>trump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B</text:p>
          </table:table-cell>
          <table:table-cell table:style-name="ce8" office:value-type="string" calcext:value-type="string">
            <text:p>\xF0\x9F\x8E\xBB</text:p>
          </table:table-cell>
          <table:table-cell table:style-name="ce8" office:value-type="string" calcext:value-type="string">
            <text:p>viol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C</text:p>
          </table:table-cell>
          <table:table-cell table:style-name="ce8" office:value-type="string" calcext:value-type="string">
            <text:p>\xF0\x9F\x8E\xBC</text:p>
          </table:table-cell>
          <table:table-cell table:style-name="ce8" office:value-type="string" calcext:value-type="string">
            <text:p>musical sco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D</text:p>
          </table:table-cell>
          <table:table-cell table:style-name="ce8" office:value-type="string" calcext:value-type="string">
            <text:p>\xF0\x9F\x8E\xBD</text:p>
          </table:table-cell>
          <table:table-cell table:style-name="ce8" office:value-type="string" calcext:value-type="string">
            <text:p>running shirt with sas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E</text:p>
          </table:table-cell>
          <table:table-cell table:style-name="ce8" office:value-type="string" calcext:value-type="string">
            <text:p>\xF0\x9F\x8E\xBE</text:p>
          </table:table-cell>
          <table:table-cell table:style-name="ce8" office:value-type="string" calcext:value-type="string">
            <text:p>tennis racquet and 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BF</text:p>
          </table:table-cell>
          <table:table-cell table:style-name="ce8" office:value-type="string" calcext:value-type="string">
            <text:p>\xF0\x9F\x8E\xBF</text:p>
          </table:table-cell>
          <table:table-cell table:style-name="ce8" office:value-type="string" calcext:value-type="string">
            <text:p>ski and ski boo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0</text:p>
          </table:table-cell>
          <table:table-cell table:style-name="ce8" office:value-type="string" calcext:value-type="string">
            <text:p>\xF0\x9F\x8F\x80</text:p>
          </table:table-cell>
          <table:table-cell table:style-name="ce8" office:value-type="string" calcext:value-type="string">
            <text:p>basketball and hoo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1</text:p>
          </table:table-cell>
          <table:table-cell table:style-name="ce8" office:value-type="string" calcext:value-type="string">
            <text:p>\xF0\x9F\x8F\x81</text:p>
          </table:table-cell>
          <table:table-cell table:style-name="ce8" office:value-type="string" calcext:value-type="string">
            <text:p>chequered fla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2</text:p>
          </table:table-cell>
          <table:table-cell table:style-name="ce8" office:value-type="string" calcext:value-type="string">
            <text:p>\xF0\x9F\x8F\x82</text:p>
          </table:table-cell>
          <table:table-cell table:style-name="ce8" office:value-type="string" calcext:value-type="string">
            <text:p>snowboard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3</text:p>
          </table:table-cell>
          <table:table-cell table:style-name="ce8" office:value-type="string" calcext:value-type="string">
            <text:p>\xF0\x9F\x8F\x83</text:p>
          </table:table-cell>
          <table:table-cell table:style-name="ce8" office:value-type="string" calcext:value-type="string">
            <text:p>runn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4</text:p>
          </table:table-cell>
          <table:table-cell table:style-name="ce8" office:value-type="string" calcext:value-type="string">
            <text:p>\xF0\x9F\x8F\x84</text:p>
          </table:table-cell>
          <table:table-cell table:style-name="ce8" office:value-type="string" calcext:value-type="string">
            <text:p>surf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6</text:p>
          </table:table-cell>
          <table:table-cell table:style-name="ce8" office:value-type="string" calcext:value-type="string">
            <text:p>\xF0\x9F\x8F\x86</text:p>
          </table:table-cell>
          <table:table-cell table:style-name="ce8" office:value-type="string" calcext:value-type="string">
            <text:p>troph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8</text:p>
          </table:table-cell>
          <table:table-cell table:style-name="ce8" office:value-type="string" calcext:value-type="string">
            <text:p>\xF0\x9F\x8F\x88</text:p>
          </table:table-cell>
          <table:table-cell table:style-name="ce8" office:value-type="string" calcext:value-type="string">
            <text:p>american foot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A</text:p>
          </table:table-cell>
          <table:table-cell table:style-name="ce8" office:value-type="string" calcext:value-type="string">
            <text:p>\xF0\x9F\x8F\x8A</text:p>
          </table:table-cell>
          <table:table-cell table:style-name="ce8" office:value-type="string" calcext:value-type="string">
            <text:p>swimm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0</text:p>
          </table:table-cell>
          <table:table-cell table:style-name="ce8" office:value-type="string" calcext:value-type="string">
            <text:p>\xF0\x9F\x8F\xA0</text:p>
          </table:table-cell>
          <table:table-cell table:style-name="ce8" office:value-type="string" calcext:value-type="string">
            <text:p>house build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1</text:p>
          </table:table-cell>
          <table:table-cell table:style-name="ce8" office:value-type="string" calcext:value-type="string">
            <text:p>\xF0\x9F\x8F\xA1</text:p>
          </table:table-cell>
          <table:table-cell table:style-name="ce8" office:value-type="string" calcext:value-type="string">
            <text:p>house with garde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2</text:p>
          </table:table-cell>
          <table:table-cell table:style-name="ce8" office:value-type="string" calcext:value-type="string">
            <text:p>\xF0\x9F\x8F\xA2</text:p>
          </table:table-cell>
          <table:table-cell table:style-name="ce8" office:value-type="string" calcext:value-type="string">
            <text:p>office build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3</text:p>
          </table:table-cell>
          <table:table-cell table:style-name="ce8" office:value-type="string" calcext:value-type="string">
            <text:p>\xF0\x9F\x8F\xA3</text:p>
          </table:table-cell>
          <table:table-cell table:style-name="ce8" office:value-type="string" calcext:value-type="string">
            <text:p>japanese post offi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5</text:p>
          </table:table-cell>
          <table:table-cell table:style-name="ce8" office:value-type="string" calcext:value-type="string">
            <text:p>\xF0\x9F\x8F\xA5</text:p>
          </table:table-cell>
          <table:table-cell table:style-name="ce8" office:value-type="string" calcext:value-type="string">
            <text:p>hospita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6</text:p>
          </table:table-cell>
          <table:table-cell table:style-name="ce8" office:value-type="string" calcext:value-type="string">
            <text:p>\xF0\x9F\x8F\xA6</text:p>
          </table:table-cell>
          <table:table-cell table:style-name="ce8" office:value-type="string" calcext:value-type="string">
            <text:p>ban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7</text:p>
          </table:table-cell>
          <table:table-cell table:style-name="ce8" office:value-type="string" calcext:value-type="string">
            <text:p>\xF0\x9F\x8F\xA7</text:p>
          </table:table-cell>
          <table:table-cell table:style-name="ce8" office:value-type="string" calcext:value-type="string">
            <text:p>automated teller machi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8</text:p>
          </table:table-cell>
          <table:table-cell table:style-name="ce8" office:value-type="string" calcext:value-type="string">
            <text:p>\xF0\x9F\x8F\xA8</text:p>
          </table:table-cell>
          <table:table-cell table:style-name="ce8" office:value-type="string" calcext:value-type="string">
            <text:p>hote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9</text:p>
          </table:table-cell>
          <table:table-cell table:style-name="ce8" office:value-type="string" calcext:value-type="string">
            <text:p>\xF0\x9F\x8F\xA9</text:p>
          </table:table-cell>
          <table:table-cell table:style-name="ce8" office:value-type="string" calcext:value-type="string">
            <text:p>love hote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A</text:p>
          </table:table-cell>
          <table:table-cell table:style-name="ce8" office:value-type="string" calcext:value-type="string">
            <text:p>\xF0\x9F\x8F\xAA</text:p>
          </table:table-cell>
          <table:table-cell table:style-name="ce8" office:value-type="string" calcext:value-type="string">
            <text:p>convenience sto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B</text:p>
          </table:table-cell>
          <table:table-cell table:style-name="ce8" office:value-type="string" calcext:value-type="string">
            <text:p>\xF0\x9F\x8F\xAB</text:p>
          </table:table-cell>
          <table:table-cell table:style-name="ce8" office:value-type="string" calcext:value-type="string">
            <text:p>scho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C</text:p>
          </table:table-cell>
          <table:table-cell table:style-name="ce8" office:value-type="string" calcext:value-type="string">
            <text:p>\xF0\x9F\x8F\xAC</text:p>
          </table:table-cell>
          <table:table-cell table:style-name="ce8" office:value-type="string" calcext:value-type="string">
            <text:p>department sto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D</text:p>
          </table:table-cell>
          <table:table-cell table:style-name="ce8" office:value-type="string" calcext:value-type="string">
            <text:p>\xF0\x9F\x8F\xAD</text:p>
          </table:table-cell>
          <table:table-cell table:style-name="ce8" office:value-type="string" calcext:value-type="string">
            <text:p>factor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E</text:p>
          </table:table-cell>
          <table:table-cell table:style-name="ce8" office:value-type="string" calcext:value-type="string">
            <text:p>\xF0\x9F\x8F\xAE</text:p>
          </table:table-cell>
          <table:table-cell table:style-name="ce8" office:value-type="string" calcext:value-type="string">
            <text:p>izakaya lanter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F</text:p>
          </table:table-cell>
          <table:table-cell table:style-name="ce8" office:value-type="string" calcext:value-type="string">
            <text:p>\xF0\x9F\x8F\xAF</text:p>
          </table:table-cell>
          <table:table-cell table:style-name="ce8" office:value-type="string" calcext:value-type="string">
            <text:p>japanese cast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F0</text:p>
          </table:table-cell>
          <table:table-cell table:style-name="ce8" office:value-type="string" calcext:value-type="string">
            <text:p>\xF0\x9F\x8F\xB0</text:p>
          </table:table-cell>
          <table:table-cell table:style-name="ce8" office:value-type="string" calcext:value-type="string">
            <text:p>european cast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C</text:p>
          </table:table-cell>
          <table:table-cell table:style-name="ce8" office:value-type="string" calcext:value-type="string">
            <text:p>\xF0\x9F\x90\x8C</text:p>
          </table:table-cell>
          <table:table-cell table:style-name="ce8" office:value-type="string" calcext:value-type="string">
            <text:p>snai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D</text:p>
          </table:table-cell>
          <table:table-cell table:style-name="ce8" office:value-type="string" calcext:value-type="string">
            <text:p>\xF0\x9F\x90\x8D</text:p>
          </table:table-cell>
          <table:table-cell table:style-name="ce8" office:value-type="string" calcext:value-type="string">
            <text:p>snak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E</text:p>
          </table:table-cell>
          <table:table-cell table:style-name="ce8" office:value-type="string" calcext:value-type="string">
            <text:p>\xF0\x9F\x90\x8E</text:p>
          </table:table-cell>
          <table:table-cell table:style-name="ce8" office:value-type="string" calcext:value-type="string">
            <text:p>hor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1</text:p>
          </table:table-cell>
          <table:table-cell table:style-name="ce8" office:value-type="string" calcext:value-type="string">
            <text:p>\xF0\x9F\x90\x91</text:p>
          </table:table-cell>
          <table:table-cell table:style-name="ce8" office:value-type="string" calcext:value-type="string">
            <text:p>shee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2</text:p>
          </table:table-cell>
          <table:table-cell table:style-name="ce8" office:value-type="string" calcext:value-type="string">
            <text:p>\xF0\x9F\x90\x92</text:p>
          </table:table-cell>
          <table:table-cell table:style-name="ce8" office:value-type="string" calcext:value-type="string">
            <text:p>monke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4</text:p>
          </table:table-cell>
          <table:table-cell table:style-name="ce8" office:value-type="string" calcext:value-type="string">
            <text:p>\xF0\x9F\x90\x94</text:p>
          </table:table-cell>
          <table:table-cell table:style-name="ce8" office:value-type="string" calcext:value-type="string">
            <text:p>chicke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7</text:p>
          </table:table-cell>
          <table:table-cell table:style-name="ce8" office:value-type="string" calcext:value-type="string">
            <text:p>\xF0\x9F\x90\x97</text:p>
          </table:table-cell>
          <table:table-cell table:style-name="ce8" office:value-type="string" calcext:value-type="string">
            <text:p>bo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8</text:p>
          </table:table-cell>
          <table:table-cell table:style-name="ce8" office:value-type="string" calcext:value-type="string">
            <text:p>\xF0\x9F\x90\x98</text:p>
          </table:table-cell>
          <table:table-cell table:style-name="ce8" office:value-type="string" calcext:value-type="string">
            <text:p>elephan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9</text:p>
          </table:table-cell>
          <table:table-cell table:style-name="ce8" office:value-type="string" calcext:value-type="string">
            <text:p>\xF0\x9F\x90\x99</text:p>
          </table:table-cell>
          <table:table-cell table:style-name="ce8" office:value-type="string" calcext:value-type="string">
            <text:p>octop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A</text:p>
          </table:table-cell>
          <table:table-cell table:style-name="ce8" office:value-type="string" calcext:value-type="string">
            <text:p>\xF0\x9F\x90\x9A</text:p>
          </table:table-cell>
          <table:table-cell table:style-name="ce8" office:value-type="string" calcext:value-type="string">
            <text:p>spiral she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B</text:p>
          </table:table-cell>
          <table:table-cell table:style-name="ce8" office:value-type="string" calcext:value-type="string">
            <text:p>\xF0\x9F\x90\x9B</text:p>
          </table:table-cell>
          <table:table-cell table:style-name="ce8" office:value-type="string" calcext:value-type="string">
            <text:p>bu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C</text:p>
          </table:table-cell>
          <table:table-cell table:style-name="ce8" office:value-type="string" calcext:value-type="string">
            <text:p>\xF0\x9F\x90\x9C</text:p>
          </table:table-cell>
          <table:table-cell table:style-name="ce8" office:value-type="string" calcext:value-type="string">
            <text:p>an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D</text:p>
          </table:table-cell>
          <table:table-cell table:style-name="ce8" office:value-type="string" calcext:value-type="string">
            <text:p>\xF0\x9F\x90\x9D</text:p>
          </table:table-cell>
          <table:table-cell table:style-name="ce8" office:value-type="string" calcext:value-type="string">
            <text:p>honeybe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E</text:p>
          </table:table-cell>
          <table:table-cell table:style-name="ce8" office:value-type="string" calcext:value-type="string">
            <text:p>\xF0\x9F\x90\x9E</text:p>
          </table:table-cell>
          <table:table-cell table:style-name="ce8" office:value-type="string" calcext:value-type="string">
            <text:p>lady beet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F</text:p>
          </table:table-cell>
          <table:table-cell table:style-name="ce8" office:value-type="string" calcext:value-type="string">
            <text:p>\xF0\x9F\x90\x9F</text:p>
          </table:table-cell>
          <table:table-cell table:style-name="ce8" office:value-type="string" calcext:value-type="string">
            <text:p>fis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0</text:p>
          </table:table-cell>
          <table:table-cell table:style-name="ce8" office:value-type="string" calcext:value-type="string">
            <text:p>\xF0\x9F\x90\xA0</text:p>
          </table:table-cell>
          <table:table-cell table:style-name="ce8" office:value-type="string" calcext:value-type="string">
            <text:p>tropical fis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1</text:p>
          </table:table-cell>
          <table:table-cell table:style-name="ce8" office:value-type="string" calcext:value-type="string">
            <text:p>\xF0\x9F\x90\xA1</text:p>
          </table:table-cell>
          <table:table-cell table:style-name="ce8" office:value-type="string" calcext:value-type="string">
            <text:p>blowfis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2</text:p>
          </table:table-cell>
          <table:table-cell table:style-name="ce8" office:value-type="string" calcext:value-type="string">
            <text:p>\xF0\x9F\x90\xA2</text:p>
          </table:table-cell>
          <table:table-cell table:style-name="ce8" office:value-type="string" calcext:value-type="string">
            <text:p>turt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3</text:p>
          </table:table-cell>
          <table:table-cell table:style-name="ce8" office:value-type="string" calcext:value-type="string">
            <text:p>\xF0\x9F\x90\xA3</text:p>
          </table:table-cell>
          <table:table-cell table:style-name="ce8" office:value-type="string" calcext:value-type="string">
            <text:p>hatching chi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4</text:p>
          </table:table-cell>
          <table:table-cell table:style-name="ce8" office:value-type="string" calcext:value-type="string">
            <text:p>\xF0\x9F\x90\xA4</text:p>
          </table:table-cell>
          <table:table-cell table:style-name="ce8" office:value-type="string" calcext:value-type="string">
            <text:p>baby chi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5</text:p>
          </table:table-cell>
          <table:table-cell table:style-name="ce8" office:value-type="string" calcext:value-type="string">
            <text:p>\xF0\x9F\x90\xA5</text:p>
          </table:table-cell>
          <table:table-cell table:style-name="ce8" office:value-type="string" calcext:value-type="string">
            <text:p>front-facing baby chi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6</text:p>
          </table:table-cell>
          <table:table-cell table:style-name="ce8" office:value-type="string" calcext:value-type="string">
            <text:p>\xF0\x9F\x90\xA6</text:p>
          </table:table-cell>
          <table:table-cell table:style-name="ce8" office:value-type="string" calcext:value-type="string">
            <text:p>bir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7</text:p>
          </table:table-cell>
          <table:table-cell table:style-name="ce8" office:value-type="string" calcext:value-type="string">
            <text:p>\xF0\x9F\x90\xA7</text:p>
          </table:table-cell>
          <table:table-cell table:style-name="ce8" office:value-type="string" calcext:value-type="string">
            <text:p>pengu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8</text:p>
          </table:table-cell>
          <table:table-cell table:style-name="ce8" office:value-type="string" calcext:value-type="string">
            <text:p>\xF0\x9F\x90\xA8</text:p>
          </table:table-cell>
          <table:table-cell table:style-name="ce8" office:value-type="string" calcext:value-type="string">
            <text:p>koal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9</text:p>
          </table:table-cell>
          <table:table-cell table:style-name="ce8" office:value-type="string" calcext:value-type="string">
            <text:p>\xF0\x9F\x90\xA9</text:p>
          </table:table-cell>
          <table:table-cell table:style-name="ce8" office:value-type="string" calcext:value-type="string">
            <text:p>pood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B</text:p>
          </table:table-cell>
          <table:table-cell table:style-name="ce8" office:value-type="string" calcext:value-type="string">
            <text:p>\xF0\x9F\x90\xAB</text:p>
          </table:table-cell>
          <table:table-cell table:style-name="ce8" office:value-type="string" calcext:value-type="string">
            <text:p>bactrian came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C</text:p>
          </table:table-cell>
          <table:table-cell table:style-name="ce8" office:value-type="string" calcext:value-type="string">
            <text:p>\xF0\x9F\x90\xAC</text:p>
          </table:table-cell>
          <table:table-cell table:style-name="ce8" office:value-type="string" calcext:value-type="string">
            <text:p>dolph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D</text:p>
          </table:table-cell>
          <table:table-cell table:style-name="ce8" office:value-type="string" calcext:value-type="string">
            <text:p>\xF0\x9F\x90\xAD</text:p>
          </table:table-cell>
          <table:table-cell table:style-name="ce8" office:value-type="string" calcext:value-type="string">
            <text:p>mouse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E</text:p>
          </table:table-cell>
          <table:table-cell table:style-name="ce8" office:value-type="string" calcext:value-type="string">
            <text:p>\xF0\x9F\x90\xAE</text:p>
          </table:table-cell>
          <table:table-cell table:style-name="ce8" office:value-type="string" calcext:value-type="string">
            <text:p>cow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F</text:p>
          </table:table-cell>
          <table:table-cell table:style-name="ce8" office:value-type="string" calcext:value-type="string">
            <text:p>\xF0\x9F\x90\xAF</text:p>
          </table:table-cell>
          <table:table-cell table:style-name="ce8" office:value-type="string" calcext:value-type="string">
            <text:p>tiger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0</text:p>
          </table:table-cell>
          <table:table-cell table:style-name="ce8" office:value-type="string" calcext:value-type="string">
            <text:p>\xF0\x9F\x90\xB0</text:p>
          </table:table-cell>
          <table:table-cell table:style-name="ce8" office:value-type="string" calcext:value-type="string">
            <text:p>rabbit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1</text:p>
          </table:table-cell>
          <table:table-cell table:style-name="ce8" office:value-type="string" calcext:value-type="string">
            <text:p>\xF0\x9F\x90\xB1</text:p>
          </table:table-cell>
          <table:table-cell table:style-name="ce8" office:value-type="string" calcext:value-type="string">
            <text:p>cat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2</text:p>
          </table:table-cell>
          <table:table-cell table:style-name="ce8" office:value-type="string" calcext:value-type="string">
            <text:p>\xF0\x9F\x90\xB2</text:p>
          </table:table-cell>
          <table:table-cell table:style-name="ce8" office:value-type="string" calcext:value-type="string">
            <text:p>dragon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3</text:p>
          </table:table-cell>
          <table:table-cell table:style-name="ce8" office:value-type="string" calcext:value-type="string">
            <text:p>\xF0\x9F\x90\xB3</text:p>
          </table:table-cell>
          <table:table-cell table:style-name="ce8" office:value-type="string" calcext:value-type="string">
            <text:p>spouting wha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4</text:p>
          </table:table-cell>
          <table:table-cell table:style-name="ce8" office:value-type="string" calcext:value-type="string">
            <text:p>\xF0\x9F\x90\xB4</text:p>
          </table:table-cell>
          <table:table-cell table:style-name="ce8" office:value-type="string" calcext:value-type="string">
            <text:p>horse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5</text:p>
          </table:table-cell>
          <table:table-cell table:style-name="ce8" office:value-type="string" calcext:value-type="string">
            <text:p>\xF0\x9F\x90\xB5</text:p>
          </table:table-cell>
          <table:table-cell table:style-name="ce8" office:value-type="string" calcext:value-type="string">
            <text:p>monkey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6</text:p>
          </table:table-cell>
          <table:table-cell table:style-name="ce8" office:value-type="string" calcext:value-type="string">
            <text:p>\xF0\x9F\x90\xB6</text:p>
          </table:table-cell>
          <table:table-cell table:style-name="ce8" office:value-type="string" calcext:value-type="string">
            <text:p>do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7</text:p>
          </table:table-cell>
          <table:table-cell table:style-name="ce8" office:value-type="string" calcext:value-type="string">
            <text:p>\xF0\x9F\x90\xB7</text:p>
          </table:table-cell>
          <table:table-cell table:style-name="ce8" office:value-type="string" calcext:value-type="string">
            <text:p>pi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8</text:p>
          </table:table-cell>
          <table:table-cell table:style-name="ce8" office:value-type="string" calcext:value-type="string">
            <text:p>\xF0\x9F\x90\xB8</text:p>
          </table:table-cell>
          <table:table-cell table:style-name="ce8" office:value-type="string" calcext:value-type="string">
            <text:p>fro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9</text:p>
          </table:table-cell>
          <table:table-cell table:style-name="ce8" office:value-type="string" calcext:value-type="string">
            <text:p>\xF0\x9F\x90\xB9</text:p>
          </table:table-cell>
          <table:table-cell table:style-name="ce8" office:value-type="string" calcext:value-type="string">
            <text:p>hamster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A</text:p>
          </table:table-cell>
          <table:table-cell table:style-name="ce8" office:value-type="string" calcext:value-type="string">
            <text:p>\xF0\x9F\x90\xBA</text:p>
          </table:table-cell>
          <table:table-cell table:style-name="ce8" office:value-type="string" calcext:value-type="string">
            <text:p>wolf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B</text:p>
          </table:table-cell>
          <table:table-cell table:style-name="ce8" office:value-type="string" calcext:value-type="string">
            <text:p>\xF0\x9F\x90\xBB</text:p>
          </table:table-cell>
          <table:table-cell table:style-name="ce8" office:value-type="string" calcext:value-type="string">
            <text:p>bear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C</text:p>
          </table:table-cell>
          <table:table-cell table:style-name="ce8" office:value-type="string" calcext:value-type="string">
            <text:p>\xF0\x9F\x90\xBC</text:p>
          </table:table-cell>
          <table:table-cell table:style-name="ce8" office:value-type="string" calcext:value-type="string">
            <text:p>panda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D</text:p>
          </table:table-cell>
          <table:table-cell table:style-name="ce8" office:value-type="string" calcext:value-type="string">
            <text:p>\xF0\x9F\x90\xBD</text:p>
          </table:table-cell>
          <table:table-cell table:style-name="ce8" office:value-type="string" calcext:value-type="string">
            <text:p>pig no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3E</text:p>
          </table:table-cell>
          <table:table-cell table:style-name="ce8" office:value-type="string" calcext:value-type="string">
            <text:p>\xF0\x9F\x90\xBE</text:p>
          </table:table-cell>
          <table:table-cell table:style-name="ce8" office:value-type="string" calcext:value-type="string">
            <text:p>paw print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0</text:p>
          </table:table-cell>
          <table:table-cell table:style-name="ce8" office:value-type="string" calcext:value-type="string">
            <text:p>\xF0\x9F\x91\x80</text:p>
          </table:table-cell>
          <table:table-cell table:style-name="ce8" office:value-type="string" calcext:value-type="string">
            <text:p>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2</text:p>
          </table:table-cell>
          <table:table-cell table:style-name="ce8" office:value-type="string" calcext:value-type="string">
            <text:p>\xF0\x9F\x91\x82</text:p>
          </table:table-cell>
          <table:table-cell table:style-name="ce8" office:value-type="string" calcext:value-type="string">
            <text:p>e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3</text:p>
          </table:table-cell>
          <table:table-cell table:style-name="ce8" office:value-type="string" calcext:value-type="string">
            <text:p>\xF0\x9F\x91\x83</text:p>
          </table:table-cell>
          <table:table-cell table:style-name="ce8" office:value-type="string" calcext:value-type="string">
            <text:p>no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4</text:p>
          </table:table-cell>
          <table:table-cell table:style-name="ce8" office:value-type="string" calcext:value-type="string">
            <text:p>\xF0\x9F\x91\x84</text:p>
          </table:table-cell>
          <table:table-cell table:style-name="ce8" office:value-type="string" calcext:value-type="string">
            <text:p>mout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5</text:p>
          </table:table-cell>
          <table:table-cell table:style-name="ce8" office:value-type="string" calcext:value-type="string">
            <text:p>\xF0\x9F\x91\x85</text:p>
          </table:table-cell>
          <table:table-cell table:style-name="ce8" office:value-type="string" calcext:value-type="string">
            <text:p>tongu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6</text:p>
          </table:table-cell>
          <table:table-cell table:style-name="ce8" office:value-type="string" calcext:value-type="string">
            <text:p>\xF0\x9F\x91\x86</text:p>
          </table:table-cell>
          <table:table-cell table:style-name="ce8" office:value-type="string" calcext:value-type="string">
            <text:p>white up pointing backhand index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7</text:p>
          </table:table-cell>
          <table:table-cell table:style-name="ce8" office:value-type="string" calcext:value-type="string">
            <text:p>\xF0\x9F\x91\x87</text:p>
          </table:table-cell>
          <table:table-cell table:style-name="ce8" office:value-type="string" calcext:value-type="string">
            <text:p>white down pointing backhand index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8</text:p>
          </table:table-cell>
          <table:table-cell table:style-name="ce8" office:value-type="string" calcext:value-type="string">
            <text:p>\xF0\x9F\x91\x88</text:p>
          </table:table-cell>
          <table:table-cell table:style-name="ce8" office:value-type="string" calcext:value-type="string">
            <text:p>white left pointing backhand index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9</text:p>
          </table:table-cell>
          <table:table-cell table:style-name="ce8" office:value-type="string" calcext:value-type="string">
            <text:p>\xF0\x9F\x91\x89</text:p>
          </table:table-cell>
          <table:table-cell table:style-name="ce8" office:value-type="string" calcext:value-type="string">
            <text:p>white right pointing backhand index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A</text:p>
          </table:table-cell>
          <table:table-cell table:style-name="ce8" office:value-type="string" calcext:value-type="string">
            <text:p>\xF0\x9F\x91\x8A</text:p>
          </table:table-cell>
          <table:table-cell table:style-name="ce8" office:value-type="string" calcext:value-type="string">
            <text:p>fisted hand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B</text:p>
          </table:table-cell>
          <table:table-cell table:style-name="ce8" office:value-type="string" calcext:value-type="string">
            <text:p>\xF0\x9F\x91\x8B</text:p>
          </table:table-cell>
          <table:table-cell table:style-name="ce8" office:value-type="string" calcext:value-type="string">
            <text:p>waving hand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C</text:p>
          </table:table-cell>
          <table:table-cell table:style-name="ce8" office:value-type="string" calcext:value-type="string">
            <text:p>\xF0\x9F\x91\x8C</text:p>
          </table:table-cell>
          <table:table-cell table:style-name="ce8" office:value-type="string" calcext:value-type="string">
            <text:p>ok hand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D</text:p>
          </table:table-cell>
          <table:table-cell table:style-name="ce8" office:value-type="string" calcext:value-type="string">
            <text:p>\xF0\x9F\x91\x8D</text:p>
          </table:table-cell>
          <table:table-cell table:style-name="ce8" office:value-type="string" calcext:value-type="string">
            <text:p>thumbs up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E</text:p>
          </table:table-cell>
          <table:table-cell table:style-name="ce8" office:value-type="string" calcext:value-type="string">
            <text:p>\xF0\x9F\x91\x8E</text:p>
          </table:table-cell>
          <table:table-cell table:style-name="ce8" office:value-type="string" calcext:value-type="string">
            <text:p>thumbs down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4F</text:p>
          </table:table-cell>
          <table:table-cell table:style-name="ce8" office:value-type="string" calcext:value-type="string">
            <text:p>\xF0\x9F\x91\x8F</text:p>
          </table:table-cell>
          <table:table-cell table:style-name="ce8" office:value-type="string" calcext:value-type="string">
            <text:p>clapping hands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0</text:p>
          </table:table-cell>
          <table:table-cell table:style-name="ce8" office:value-type="string" calcext:value-type="string">
            <text:p>\xF0\x9F\x91\x90</text:p>
          </table:table-cell>
          <table:table-cell table:style-name="ce8" office:value-type="string" calcext:value-type="string">
            <text:p>open hands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1</text:p>
          </table:table-cell>
          <table:table-cell table:style-name="ce8" office:value-type="string" calcext:value-type="string">
            <text:p>\xF0\x9F\x91\x91</text:p>
          </table:table-cell>
          <table:table-cell table:style-name="ce8" office:value-type="string" calcext:value-type="string">
            <text:p>crow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2</text:p>
          </table:table-cell>
          <table:table-cell table:style-name="ce8" office:value-type="string" calcext:value-type="string">
            <text:p>\xF0\x9F\x91\x92</text:p>
          </table:table-cell>
          <table:table-cell table:style-name="ce8" office:value-type="string" calcext:value-type="string">
            <text:p>womans h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3</text:p>
          </table:table-cell>
          <table:table-cell table:style-name="ce8" office:value-type="string" calcext:value-type="string">
            <text:p>\xF0\x9F\x91\x93</text:p>
          </table:table-cell>
          <table:table-cell table:style-name="ce8" office:value-type="string" calcext:value-type="string">
            <text:p>eyeglass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4</text:p>
          </table:table-cell>
          <table:table-cell table:style-name="ce8" office:value-type="string" calcext:value-type="string">
            <text:p>\xF0\x9F\x91\x94</text:p>
          </table:table-cell>
          <table:table-cell table:style-name="ce8" office:value-type="string" calcext:value-type="string">
            <text:p>neckti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5</text:p>
          </table:table-cell>
          <table:table-cell table:style-name="ce8" office:value-type="string" calcext:value-type="string">
            <text:p>\xF0\x9F\x91\x95</text:p>
          </table:table-cell>
          <table:table-cell table:style-name="ce8" office:value-type="string" calcext:value-type="string">
            <text:p>t-shi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6</text:p>
          </table:table-cell>
          <table:table-cell table:style-name="ce8" office:value-type="string" calcext:value-type="string">
            <text:p>\xF0\x9F\x91\x96</text:p>
          </table:table-cell>
          <table:table-cell table:style-name="ce8" office:value-type="string" calcext:value-type="string">
            <text:p>jean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7</text:p>
          </table:table-cell>
          <table:table-cell table:style-name="ce8" office:value-type="string" calcext:value-type="string">
            <text:p>\xF0\x9F\x91\x97</text:p>
          </table:table-cell>
          <table:table-cell table:style-name="ce8" office:value-type="string" calcext:value-type="string">
            <text:p>dres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8</text:p>
          </table:table-cell>
          <table:table-cell table:style-name="ce8" office:value-type="string" calcext:value-type="string">
            <text:p>\xF0\x9F\x91\x98</text:p>
          </table:table-cell>
          <table:table-cell table:style-name="ce8" office:value-type="string" calcext:value-type="string">
            <text:p>kimon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9</text:p>
          </table:table-cell>
          <table:table-cell table:style-name="ce8" office:value-type="string" calcext:value-type="string">
            <text:p>\xF0\x9F\x91\x99</text:p>
          </table:table-cell>
          <table:table-cell table:style-name="ce8" office:value-type="string" calcext:value-type="string">
            <text:p>bikini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A</text:p>
          </table:table-cell>
          <table:table-cell table:style-name="ce8" office:value-type="string" calcext:value-type="string">
            <text:p>\xF0\x9F\x91\x9A</text:p>
          </table:table-cell>
          <table:table-cell table:style-name="ce8" office:value-type="string" calcext:value-type="string">
            <text:p>womans cloth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B</text:p>
          </table:table-cell>
          <table:table-cell table:style-name="ce8" office:value-type="string" calcext:value-type="string">
            <text:p>\xF0\x9F\x91\x9B</text:p>
          </table:table-cell>
          <table:table-cell table:style-name="ce8" office:value-type="string" calcext:value-type="string">
            <text:p>pur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C</text:p>
          </table:table-cell>
          <table:table-cell table:style-name="ce8" office:value-type="string" calcext:value-type="string">
            <text:p>\xF0\x9F\x91\x9C</text:p>
          </table:table-cell>
          <table:table-cell table:style-name="ce8" office:value-type="string" calcext:value-type="string">
            <text:p>handba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D</text:p>
          </table:table-cell>
          <table:table-cell table:style-name="ce8" office:value-type="string" calcext:value-type="string">
            <text:p>\xF0\x9F\x91\x9D</text:p>
          </table:table-cell>
          <table:table-cell table:style-name="ce8" office:value-type="string" calcext:value-type="string">
            <text:p>pouc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E</text:p>
          </table:table-cell>
          <table:table-cell table:style-name="ce8" office:value-type="string" calcext:value-type="string">
            <text:p>\xF0\x9F\x91\x9E</text:p>
          </table:table-cell>
          <table:table-cell table:style-name="ce8" office:value-type="string" calcext:value-type="string">
            <text:p>mans sho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5F</text:p>
          </table:table-cell>
          <table:table-cell table:style-name="ce8" office:value-type="string" calcext:value-type="string">
            <text:p>\xF0\x9F\x91\x9F</text:p>
          </table:table-cell>
          <table:table-cell table:style-name="ce8" office:value-type="string" calcext:value-type="string">
            <text:p>athletic sho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0</text:p>
          </table:table-cell>
          <table:table-cell table:style-name="ce8" office:value-type="string" calcext:value-type="string">
            <text:p>\xF0\x9F\x91\xA0</text:p>
          </table:table-cell>
          <table:table-cell table:style-name="ce8" office:value-type="string" calcext:value-type="string">
            <text:p>high-heeled sho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1</text:p>
          </table:table-cell>
          <table:table-cell table:style-name="ce8" office:value-type="string" calcext:value-type="string">
            <text:p>\xF0\x9F\x91\xA1</text:p>
          </table:table-cell>
          <table:table-cell table:style-name="ce8" office:value-type="string" calcext:value-type="string">
            <text:p>womans sanda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2</text:p>
          </table:table-cell>
          <table:table-cell table:style-name="ce8" office:value-type="string" calcext:value-type="string">
            <text:p>\xF0\x9F\x91\xA2</text:p>
          </table:table-cell>
          <table:table-cell table:style-name="ce8" office:value-type="string" calcext:value-type="string">
            <text:p>womans boot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3</text:p>
          </table:table-cell>
          <table:table-cell table:style-name="ce8" office:value-type="string" calcext:value-type="string">
            <text:p>\xF0\x9F\x91\xA3</text:p>
          </table:table-cell>
          <table:table-cell table:style-name="ce8" office:value-type="string" calcext:value-type="string">
            <text:p>footprint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4</text:p>
          </table:table-cell>
          <table:table-cell table:style-name="ce8" office:value-type="string" calcext:value-type="string">
            <text:p>\xF0\x9F\x91\xA4</text:p>
          </table:table-cell>
          <table:table-cell table:style-name="ce8" office:value-type="string" calcext:value-type="string">
            <text:p>bust in silhouett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6</text:p>
          </table:table-cell>
          <table:table-cell table:style-name="ce8" office:value-type="string" calcext:value-type="string">
            <text:p>\xF0\x9F\x91\xA6</text:p>
          </table:table-cell>
          <table:table-cell table:style-name="ce8" office:value-type="string" calcext:value-type="string">
            <text:p>bo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7</text:p>
          </table:table-cell>
          <table:table-cell table:style-name="ce8" office:value-type="string" calcext:value-type="string">
            <text:p>\xF0\x9F\x91\xA7</text:p>
          </table:table-cell>
          <table:table-cell table:style-name="ce8" office:value-type="string" calcext:value-type="string">
            <text:p>gir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8</text:p>
          </table:table-cell>
          <table:table-cell table:style-name="ce8" office:value-type="string" calcext:value-type="string">
            <text:p>\xF0\x9F\x91\xA8</text:p>
          </table:table-cell>
          <table:table-cell table:style-name="ce8" office:value-type="string" calcext:value-type="string">
            <text:p>m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9</text:p>
          </table:table-cell>
          <table:table-cell table:style-name="ce8" office:value-type="string" calcext:value-type="string">
            <text:p>\xF0\x9F\x91\xA9</text:p>
          </table:table-cell>
          <table:table-cell table:style-name="ce8" office:value-type="string" calcext:value-type="string">
            <text:p>wom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A</text:p>
          </table:table-cell>
          <table:table-cell table:style-name="ce8" office:value-type="string" calcext:value-type="string">
            <text:p>\xF0\x9F\x91\xAA</text:p>
          </table:table-cell>
          <table:table-cell table:style-name="ce8" office:value-type="string" calcext:value-type="string">
            <text:p>family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B</text:p>
          </table:table-cell>
          <table:table-cell table:style-name="ce8" office:value-type="string" calcext:value-type="string">
            <text:p>\xF0\x9F\x91\xAB</text:p>
          </table:table-cell>
          <table:table-cell table:style-name="ce8" office:value-type="string" calcext:value-type="string">
            <text:p>man and woman holding hand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E</text:p>
          </table:table-cell>
          <table:table-cell table:style-name="ce8" office:value-type="string" calcext:value-type="string">
            <text:p>\xF0\x9F\x91\xAE</text:p>
          </table:table-cell>
          <table:table-cell table:style-name="ce8" office:value-type="string" calcext:value-type="string">
            <text:p>police offic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F</text:p>
          </table:table-cell>
          <table:table-cell table:style-name="ce8" office:value-type="string" calcext:value-type="string">
            <text:p>\xF0\x9F\x91\xAF</text:p>
          </table:table-cell>
          <table:table-cell table:style-name="ce8" office:value-type="string" calcext:value-type="string">
            <text:p>woman with bunny ea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0</text:p>
          </table:table-cell>
          <table:table-cell table:style-name="ce8" office:value-type="string" calcext:value-type="string">
            <text:p>\xF0\x9F\x91\xB0</text:p>
          </table:table-cell>
          <table:table-cell table:style-name="ce8" office:value-type="string" calcext:value-type="string">
            <text:p>bride with vei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1</text:p>
          </table:table-cell>
          <table:table-cell table:style-name="ce8" office:value-type="string" calcext:value-type="string">
            <text:p>\xF0\x9F\x91\xB1</text:p>
          </table:table-cell>
          <table:table-cell table:style-name="ce8" office:value-type="string" calcext:value-type="string">
            <text:p>person with blond hai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2</text:p>
          </table:table-cell>
          <table:table-cell table:style-name="ce8" office:value-type="string" calcext:value-type="string">
            <text:p>\xF0\x9F\x91\xB2</text:p>
          </table:table-cell>
          <table:table-cell table:style-name="ce8" office:value-type="string" calcext:value-type="string">
            <text:p>man with gua pi ma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3</text:p>
          </table:table-cell>
          <table:table-cell table:style-name="ce8" office:value-type="string" calcext:value-type="string">
            <text:p>\xF0\x9F\x91\xB3</text:p>
          </table:table-cell>
          <table:table-cell table:style-name="ce8" office:value-type="string" calcext:value-type="string">
            <text:p>man with turb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4</text:p>
          </table:table-cell>
          <table:table-cell table:style-name="ce8" office:value-type="string" calcext:value-type="string">
            <text:p>\xF0\x9F\x91\xB4</text:p>
          </table:table-cell>
          <table:table-cell table:style-name="ce8" office:value-type="string" calcext:value-type="string">
            <text:p>older m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5</text:p>
          </table:table-cell>
          <table:table-cell table:style-name="ce8" office:value-type="string" calcext:value-type="string">
            <text:p>\xF0\x9F\x91\xB5</text:p>
          </table:table-cell>
          <table:table-cell table:style-name="ce8" office:value-type="string" calcext:value-type="string">
            <text:p>older wom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6</text:p>
          </table:table-cell>
          <table:table-cell table:style-name="ce8" office:value-type="string" calcext:value-type="string">
            <text:p>\xF0\x9F\x91\xB6</text:p>
          </table:table-cell>
          <table:table-cell table:style-name="ce8" office:value-type="string" calcext:value-type="string">
            <text:p>bab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7</text:p>
          </table:table-cell>
          <table:table-cell table:style-name="ce8" office:value-type="string" calcext:value-type="string">
            <text:p>\xF0\x9F\x91\xB7</text:p>
          </table:table-cell>
          <table:table-cell table:style-name="ce8" office:value-type="string" calcext:value-type="string">
            <text:p>construction work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8</text:p>
          </table:table-cell>
          <table:table-cell table:style-name="ce8" office:value-type="string" calcext:value-type="string">
            <text:p>\xF0\x9F\x91\xB8</text:p>
          </table:table-cell>
          <table:table-cell table:style-name="ce8" office:value-type="string" calcext:value-type="string">
            <text:p>princes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9</text:p>
          </table:table-cell>
          <table:table-cell table:style-name="ce8" office:value-type="string" calcext:value-type="string">
            <text:p>\xF0\x9F\x91\xB9</text:p>
          </table:table-cell>
          <table:table-cell table:style-name="ce8" office:value-type="string" calcext:value-type="string">
            <text:p>japanese og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A</text:p>
          </table:table-cell>
          <table:table-cell table:style-name="ce8" office:value-type="string" calcext:value-type="string">
            <text:p>\xF0\x9F\x91\xBA</text:p>
          </table:table-cell>
          <table:table-cell table:style-name="ce8" office:value-type="string" calcext:value-type="string">
            <text:p>japanese gobl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B</text:p>
          </table:table-cell>
          <table:table-cell table:style-name="ce8" office:value-type="string" calcext:value-type="string">
            <text:p>\xF0\x9F\x91\xBB</text:p>
          </table:table-cell>
          <table:table-cell table:style-name="ce8" office:value-type="string" calcext:value-type="string">
            <text:p>ghos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C</text:p>
          </table:table-cell>
          <table:table-cell table:style-name="ce8" office:value-type="string" calcext:value-type="string">
            <text:p>\xF0\x9F\x91\xBC</text:p>
          </table:table-cell>
          <table:table-cell table:style-name="ce8" office:value-type="string" calcext:value-type="string">
            <text:p>baby ange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D</text:p>
          </table:table-cell>
          <table:table-cell table:style-name="ce8" office:value-type="string" calcext:value-type="string">
            <text:p>\xF0\x9F\x91\xBD</text:p>
          </table:table-cell>
          <table:table-cell table:style-name="ce8" office:value-type="string" calcext:value-type="string">
            <text:p>extraterrestrial alie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E</text:p>
          </table:table-cell>
          <table:table-cell table:style-name="ce8" office:value-type="string" calcext:value-type="string">
            <text:p>\xF0\x9F\x91\xBE</text:p>
          </table:table-cell>
          <table:table-cell table:style-name="ce8" office:value-type="string" calcext:value-type="string">
            <text:p>alien monst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7F</text:p>
          </table:table-cell>
          <table:table-cell table:style-name="ce8" office:value-type="string" calcext:value-type="string">
            <text:p>\xF0\x9F\x91\xBF</text:p>
          </table:table-cell>
          <table:table-cell table:style-name="ce8" office:value-type="string" calcext:value-type="string">
            <text:p>im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0</text:p>
          </table:table-cell>
          <table:table-cell table:style-name="ce8" office:value-type="string" calcext:value-type="string">
            <text:p>\xF0\x9F\x92\x80</text:p>
          </table:table-cell>
          <table:table-cell table:style-name="ce8" office:value-type="string" calcext:value-type="string">
            <text:p>sku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1</text:p>
          </table:table-cell>
          <table:table-cell table:style-name="ce8" office:value-type="string" calcext:value-type="string">
            <text:p>\xF0\x9F\x92\x81</text:p>
          </table:table-cell>
          <table:table-cell table:style-name="ce8" office:value-type="string" calcext:value-type="string">
            <text:p>information desk pers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2</text:p>
          </table:table-cell>
          <table:table-cell table:style-name="ce8" office:value-type="string" calcext:value-type="string">
            <text:p>\xF0\x9F\x92\x82</text:p>
          </table:table-cell>
          <table:table-cell table:style-name="ce8" office:value-type="string" calcext:value-type="string">
            <text:p>guardsm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3</text:p>
          </table:table-cell>
          <table:table-cell table:style-name="ce8" office:value-type="string" calcext:value-type="string">
            <text:p>\xF0\x9F\x92\x83</text:p>
          </table:table-cell>
          <table:table-cell table:style-name="ce8" office:value-type="string" calcext:value-type="string">
            <text:p>danc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4</text:p>
          </table:table-cell>
          <table:table-cell table:style-name="ce8" office:value-type="string" calcext:value-type="string">
            <text:p>\xF0\x9F\x92\x84</text:p>
          </table:table-cell>
          <table:table-cell table:style-name="ce8" office:value-type="string" calcext:value-type="string">
            <text:p>lipsti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5</text:p>
          </table:table-cell>
          <table:table-cell table:style-name="ce8" office:value-type="string" calcext:value-type="string">
            <text:p>\xF0\x9F\x92\x85</text:p>
          </table:table-cell>
          <table:table-cell table:style-name="ce8" office:value-type="string" calcext:value-type="string">
            <text:p>nail polis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6</text:p>
          </table:table-cell>
          <table:table-cell table:style-name="ce8" office:value-type="string" calcext:value-type="string">
            <text:p>\xF0\x9F\x92\x86</text:p>
          </table:table-cell>
          <table:table-cell table:style-name="ce8" office:value-type="string" calcext:value-type="string">
            <text:p>face massag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7</text:p>
          </table:table-cell>
          <table:table-cell table:style-name="ce8" office:value-type="string" calcext:value-type="string">
            <text:p>\xF0\x9F\x92\x87</text:p>
          </table:table-cell>
          <table:table-cell table:style-name="ce8" office:value-type="string" calcext:value-type="string">
            <text:p>haircu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8</text:p>
          </table:table-cell>
          <table:table-cell table:style-name="ce8" office:value-type="string" calcext:value-type="string">
            <text:p>\xF0\x9F\x92\x88</text:p>
          </table:table-cell>
          <table:table-cell table:style-name="ce8" office:value-type="string" calcext:value-type="string">
            <text:p>barber po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9</text:p>
          </table:table-cell>
          <table:table-cell table:style-name="ce8" office:value-type="string" calcext:value-type="string">
            <text:p>\xF0\x9F\x92\x89</text:p>
          </table:table-cell>
          <table:table-cell table:style-name="ce8" office:value-type="string" calcext:value-type="string">
            <text:p>syring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A</text:p>
          </table:table-cell>
          <table:table-cell table:style-name="ce8" office:value-type="string" calcext:value-type="string">
            <text:p>\xF0\x9F\x92\x8A</text:p>
          </table:table-cell>
          <table:table-cell table:style-name="ce8" office:value-type="string" calcext:value-type="string">
            <text:p>pi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B</text:p>
          </table:table-cell>
          <table:table-cell table:style-name="ce8" office:value-type="string" calcext:value-type="string">
            <text:p>\xF0\x9F\x92\x8B</text:p>
          </table:table-cell>
          <table:table-cell table:style-name="ce8" office:value-type="string" calcext:value-type="string">
            <text:p>kiss mar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C</text:p>
          </table:table-cell>
          <table:table-cell table:style-name="ce8" office:value-type="string" calcext:value-type="string">
            <text:p>\xF0\x9F\x92\x8C</text:p>
          </table:table-cell>
          <table:table-cell table:style-name="ce8" office:value-type="string" calcext:value-type="string">
            <text:p>love lett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D</text:p>
          </table:table-cell>
          <table:table-cell table:style-name="ce8" office:value-type="string" calcext:value-type="string">
            <text:p>\xF0\x9F\x92\x8D</text:p>
          </table:table-cell>
          <table:table-cell table:style-name="ce8" office:value-type="string" calcext:value-type="string">
            <text:p>r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E</text:p>
          </table:table-cell>
          <table:table-cell table:style-name="ce8" office:value-type="string" calcext:value-type="string">
            <text:p>\xF0\x9F\x92\x8E</text:p>
          </table:table-cell>
          <table:table-cell table:style-name="ce8" office:value-type="string" calcext:value-type="string">
            <text:p>gem sto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8F</text:p>
          </table:table-cell>
          <table:table-cell table:style-name="ce8" office:value-type="string" calcext:value-type="string">
            <text:p>\xF0\x9F\x92\x8F</text:p>
          </table:table-cell>
          <table:table-cell table:style-name="ce8" office:value-type="string" calcext:value-type="string">
            <text:p>kis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0</text:p>
          </table:table-cell>
          <table:table-cell table:style-name="ce8" office:value-type="string" calcext:value-type="string">
            <text:p>\xF0\x9F\x92\x90</text:p>
          </table:table-cell>
          <table:table-cell table:style-name="ce8" office:value-type="string" calcext:value-type="string">
            <text:p>bouqu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1</text:p>
          </table:table-cell>
          <table:table-cell table:style-name="ce8" office:value-type="string" calcext:value-type="string">
            <text:p>\xF0\x9F\x92\x91</text:p>
          </table:table-cell>
          <table:table-cell table:style-name="ce8" office:value-type="string" calcext:value-type="string">
            <text:p>couple with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2</text:p>
          </table:table-cell>
          <table:table-cell table:style-name="ce8" office:value-type="string" calcext:value-type="string">
            <text:p>\xF0\x9F\x92\x92</text:p>
          </table:table-cell>
          <table:table-cell table:style-name="ce8" office:value-type="string" calcext:value-type="string">
            <text:p>wedd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3</text:p>
          </table:table-cell>
          <table:table-cell table:style-name="ce8" office:value-type="string" calcext:value-type="string">
            <text:p>\xF0\x9F\x92\x93</text:p>
          </table:table-cell>
          <table:table-cell table:style-name="ce8" office:value-type="string" calcext:value-type="string">
            <text:p>beating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4</text:p>
          </table:table-cell>
          <table:table-cell table:style-name="ce8" office:value-type="string" calcext:value-type="string">
            <text:p>\xF0\x9F\x92\x94</text:p>
          </table:table-cell>
          <table:table-cell table:style-name="ce8" office:value-type="string" calcext:value-type="string">
            <text:p>broken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5</text:p>
          </table:table-cell>
          <table:table-cell table:style-name="ce8" office:value-type="string" calcext:value-type="string">
            <text:p>\xF0\x9F\x92\x95</text:p>
          </table:table-cell>
          <table:table-cell table:style-name="ce8" office:value-type="string" calcext:value-type="string">
            <text:p>two heart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6</text:p>
          </table:table-cell>
          <table:table-cell table:style-name="ce8" office:value-type="string" calcext:value-type="string">
            <text:p>\xF0\x9F\x92\x96</text:p>
          </table:table-cell>
          <table:table-cell table:style-name="ce8" office:value-type="string" calcext:value-type="string">
            <text:p>sparkling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7</text:p>
          </table:table-cell>
          <table:table-cell table:style-name="ce8" office:value-type="string" calcext:value-type="string">
            <text:p>\xF0\x9F\x92\x97</text:p>
          </table:table-cell>
          <table:table-cell table:style-name="ce8" office:value-type="string" calcext:value-type="string">
            <text:p>growing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8</text:p>
          </table:table-cell>
          <table:table-cell table:style-name="ce8" office:value-type="string" calcext:value-type="string">
            <text:p>\xF0\x9F\x92\x98</text:p>
          </table:table-cell>
          <table:table-cell table:style-name="ce8" office:value-type="string" calcext:value-type="string">
            <text:p>heart with arr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9</text:p>
          </table:table-cell>
          <table:table-cell table:style-name="ce8" office:value-type="string" calcext:value-type="string">
            <text:p>\xF0\x9F\x92\x99</text:p>
          </table:table-cell>
          <table:table-cell table:style-name="ce8" office:value-type="string" calcext:value-type="string">
            <text:p>blue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A</text:p>
          </table:table-cell>
          <table:table-cell table:style-name="ce8" office:value-type="string" calcext:value-type="string">
            <text:p>\xF0\x9F\x92\x9A</text:p>
          </table:table-cell>
          <table:table-cell table:style-name="ce8" office:value-type="string" calcext:value-type="string">
            <text:p>green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B</text:p>
          </table:table-cell>
          <table:table-cell table:style-name="ce8" office:value-type="string" calcext:value-type="string">
            <text:p>\xF0\x9F\x92\x9B</text:p>
          </table:table-cell>
          <table:table-cell table:style-name="ce8" office:value-type="string" calcext:value-type="string">
            <text:p>yellow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C</text:p>
          </table:table-cell>
          <table:table-cell table:style-name="ce8" office:value-type="string" calcext:value-type="string">
            <text:p>\xF0\x9F\x92\x9C</text:p>
          </table:table-cell>
          <table:table-cell table:style-name="ce8" office:value-type="string" calcext:value-type="string">
            <text:p>purple he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D</text:p>
          </table:table-cell>
          <table:table-cell table:style-name="ce8" office:value-type="string" calcext:value-type="string">
            <text:p>\xF0\x9F\x92\x9D</text:p>
          </table:table-cell>
          <table:table-cell table:style-name="ce8" office:value-type="string" calcext:value-type="string">
            <text:p>heart with ribb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E</text:p>
          </table:table-cell>
          <table:table-cell table:style-name="ce8" office:value-type="string" calcext:value-type="string">
            <text:p>\xF0\x9F\x92\x9E</text:p>
          </table:table-cell>
          <table:table-cell table:style-name="ce8" office:value-type="string" calcext:value-type="string">
            <text:p>revolving heart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9F</text:p>
          </table:table-cell>
          <table:table-cell table:style-name="ce8" office:value-type="string" calcext:value-type="string">
            <text:p>\xF0\x9F\x92\x9F</text:p>
          </table:table-cell>
          <table:table-cell table:style-name="ce8" office:value-type="string" calcext:value-type="string">
            <text:p>heart decora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0</text:p>
          </table:table-cell>
          <table:table-cell table:style-name="ce8" office:value-type="string" calcext:value-type="string">
            <text:p>\xF0\x9F\x92\xA0</text:p>
          </table:table-cell>
          <table:table-cell table:style-name="ce8" office:value-type="string" calcext:value-type="string">
            <text:p>diamond shape with a dot insid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1</text:p>
          </table:table-cell>
          <table:table-cell table:style-name="ce8" office:value-type="string" calcext:value-type="string">
            <text:p>\xF0\x9F\x92\xA1</text:p>
          </table:table-cell>
          <table:table-cell table:style-name="ce8" office:value-type="string" calcext:value-type="string">
            <text:p>electric light bulb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2</text:p>
          </table:table-cell>
          <table:table-cell table:style-name="ce8" office:value-type="string" calcext:value-type="string">
            <text:p>\xF0\x9F\x92\xA2</text:p>
          </table:table-cell>
          <table:table-cell table:style-name="ce8" office:value-type="string" calcext:value-type="string">
            <text:p>anger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3</text:p>
          </table:table-cell>
          <table:table-cell table:style-name="ce8" office:value-type="string" calcext:value-type="string">
            <text:p>\xF0\x9F\x92\xA3</text:p>
          </table:table-cell>
          <table:table-cell table:style-name="ce8" office:value-type="string" calcext:value-type="string">
            <text:p>bomb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4</text:p>
          </table:table-cell>
          <table:table-cell table:style-name="ce8" office:value-type="string" calcext:value-type="string">
            <text:p>\xF0\x9F\x92\xA4</text:p>
          </table:table-cell>
          <table:table-cell table:style-name="ce8" office:value-type="string" calcext:value-type="string">
            <text:p>sleeping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5</text:p>
          </table:table-cell>
          <table:table-cell table:style-name="ce8" office:value-type="string" calcext:value-type="string">
            <text:p>\xF0\x9F\x92\xA5</text:p>
          </table:table-cell>
          <table:table-cell table:style-name="ce8" office:value-type="string" calcext:value-type="string">
            <text:p>collision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6</text:p>
          </table:table-cell>
          <table:table-cell table:style-name="ce8" office:value-type="string" calcext:value-type="string">
            <text:p>\xF0\x9F\x92\xA6</text:p>
          </table:table-cell>
          <table:table-cell table:style-name="ce8" office:value-type="string" calcext:value-type="string">
            <text:p>splashing sweat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7</text:p>
          </table:table-cell>
          <table:table-cell table:style-name="ce8" office:value-type="string" calcext:value-type="string">
            <text:p>\xF0\x9F\x92\xA7</text:p>
          </table:table-cell>
          <table:table-cell table:style-name="ce8" office:value-type="string" calcext:value-type="string">
            <text:p>drople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8</text:p>
          </table:table-cell>
          <table:table-cell table:style-name="ce8" office:value-type="string" calcext:value-type="string">
            <text:p>\xF0\x9F\x92\xA8</text:p>
          </table:table-cell>
          <table:table-cell table:style-name="ce8" office:value-type="string" calcext:value-type="string">
            <text:p>dash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9</text:p>
          </table:table-cell>
          <table:table-cell table:style-name="ce8" office:value-type="string" calcext:value-type="string">
            <text:p>\xF0\x9F\x92\xA9</text:p>
          </table:table-cell>
          <table:table-cell table:style-name="ce8" office:value-type="string" calcext:value-type="string">
            <text:p>pile of po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A</text:p>
          </table:table-cell>
          <table:table-cell table:style-name="ce8" office:value-type="string" calcext:value-type="string">
            <text:p>\xF0\x9F\x92\xAA</text:p>
          </table:table-cell>
          <table:table-cell table:style-name="ce8" office:value-type="string" calcext:value-type="string">
            <text:p>flexed bicep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B</text:p>
          </table:table-cell>
          <table:table-cell table:style-name="ce8" office:value-type="string" calcext:value-type="string">
            <text:p>\xF0\x9F\x92\xAB</text:p>
          </table:table-cell>
          <table:table-cell table:style-name="ce8" office:value-type="string" calcext:value-type="string">
            <text:p>dizzy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C</text:p>
          </table:table-cell>
          <table:table-cell table:style-name="ce8" office:value-type="string" calcext:value-type="string">
            <text:p>\xF0\x9F\x92\xAC</text:p>
          </table:table-cell>
          <table:table-cell table:style-name="ce8" office:value-type="string" calcext:value-type="string">
            <text:p>speech ballo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E</text:p>
          </table:table-cell>
          <table:table-cell table:style-name="ce8" office:value-type="string" calcext:value-type="string">
            <text:p>\xF0\x9F\x92\xAE</text:p>
          </table:table-cell>
          <table:table-cell table:style-name="ce8" office:value-type="string" calcext:value-type="string">
            <text:p>white flow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F</text:p>
          </table:table-cell>
          <table:table-cell table:style-name="ce8" office:value-type="string" calcext:value-type="string">
            <text:p>\xF0\x9F\x92\xAF</text:p>
          </table:table-cell>
          <table:table-cell table:style-name="ce8" office:value-type="string" calcext:value-type="string">
            <text:p>hundred points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0</text:p>
          </table:table-cell>
          <table:table-cell table:style-name="ce8" office:value-type="string" calcext:value-type="string">
            <text:p>\xF0\x9F\x92\xB0</text:p>
          </table:table-cell>
          <table:table-cell table:style-name="ce8" office:value-type="string" calcext:value-type="string">
            <text:p>money ba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1</text:p>
          </table:table-cell>
          <table:table-cell table:style-name="ce8" office:value-type="string" calcext:value-type="string">
            <text:p>\xF0\x9F\x92\xB1</text:p>
          </table:table-cell>
          <table:table-cell table:style-name="ce8" office:value-type="string" calcext:value-type="string">
            <text:p>currency exchang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2</text:p>
          </table:table-cell>
          <table:table-cell table:style-name="ce8" office:value-type="string" calcext:value-type="string">
            <text:p>\xF0\x9F\x92\xB2</text:p>
          </table:table-cell>
          <table:table-cell table:style-name="ce8" office:value-type="string" calcext:value-type="string">
            <text:p>heavy dollar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3</text:p>
          </table:table-cell>
          <table:table-cell table:style-name="ce8" office:value-type="string" calcext:value-type="string">
            <text:p>\xF0\x9F\x92\xB3</text:p>
          </table:table-cell>
          <table:table-cell table:style-name="ce8" office:value-type="string" calcext:value-type="string">
            <text:p>credit car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4</text:p>
          </table:table-cell>
          <table:table-cell table:style-name="ce8" office:value-type="string" calcext:value-type="string">
            <text:p>\xF0\x9F\x92\xB4</text:p>
          </table:table-cell>
          <table:table-cell table:style-name="ce8" office:value-type="string" calcext:value-type="string">
            <text:p>banknote with yen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5</text:p>
          </table:table-cell>
          <table:table-cell table:style-name="ce8" office:value-type="string" calcext:value-type="string">
            <text:p>\xF0\x9F\x92\xB5</text:p>
          </table:table-cell>
          <table:table-cell table:style-name="ce8" office:value-type="string" calcext:value-type="string">
            <text:p>banknote with dollar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8</text:p>
          </table:table-cell>
          <table:table-cell table:style-name="ce8" office:value-type="string" calcext:value-type="string">
            <text:p>\xF0\x9F\x92\xB8</text:p>
          </table:table-cell>
          <table:table-cell table:style-name="ce8" office:value-type="string" calcext:value-type="string">
            <text:p>money with wing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9</text:p>
          </table:table-cell>
          <table:table-cell table:style-name="ce8" office:value-type="string" calcext:value-type="string">
            <text:p>\xF0\x9F\x92\xB9</text:p>
          </table:table-cell>
          <table:table-cell table:style-name="ce8" office:value-type="string" calcext:value-type="string">
            <text:p>chart with upwards trend and yen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A</text:p>
          </table:table-cell>
          <table:table-cell table:style-name="ce8" office:value-type="string" calcext:value-type="string">
            <text:p>\xF0\x9F\x92\xBA</text:p>
          </table:table-cell>
          <table:table-cell table:style-name="ce8" office:value-type="string" calcext:value-type="string">
            <text:p>se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B</text:p>
          </table:table-cell>
          <table:table-cell table:style-name="ce8" office:value-type="string" calcext:value-type="string">
            <text:p>\xF0\x9F\x92\xBB</text:p>
          </table:table-cell>
          <table:table-cell table:style-name="ce8" office:value-type="string" calcext:value-type="string">
            <text:p>personal comput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C</text:p>
          </table:table-cell>
          <table:table-cell table:style-name="ce8" office:value-type="string" calcext:value-type="string">
            <text:p>\xF0\x9F\x92\xBC</text:p>
          </table:table-cell>
          <table:table-cell table:style-name="ce8" office:value-type="string" calcext:value-type="string">
            <text:p>briefca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D</text:p>
          </table:table-cell>
          <table:table-cell table:style-name="ce8" office:value-type="string" calcext:value-type="string">
            <text:p>\xF0\x9F\x92\xBD</text:p>
          </table:table-cell>
          <table:table-cell table:style-name="ce8" office:value-type="string" calcext:value-type="string">
            <text:p>minidisc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E</text:p>
          </table:table-cell>
          <table:table-cell table:style-name="ce8" office:value-type="string" calcext:value-type="string">
            <text:p>\xF0\x9F\x92\xBE</text:p>
          </table:table-cell>
          <table:table-cell table:style-name="ce8" office:value-type="string" calcext:value-type="string">
            <text:p>floppy dis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F</text:p>
          </table:table-cell>
          <table:table-cell table:style-name="ce8" office:value-type="string" calcext:value-type="string">
            <text:p>\xF0\x9F\x92\xBF</text:p>
          </table:table-cell>
          <table:table-cell table:style-name="ce8" office:value-type="string" calcext:value-type="string">
            <text:p>optical disc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0</text:p>
          </table:table-cell>
          <table:table-cell table:style-name="ce8" office:value-type="string" calcext:value-type="string">
            <text:p>\xF0\x9F\x93\x80</text:p>
          </table:table-cell>
          <table:table-cell table:style-name="ce8" office:value-type="string" calcext:value-type="string">
            <text:p>dv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1</text:p>
          </table:table-cell>
          <table:table-cell table:style-name="ce8" office:value-type="string" calcext:value-type="string">
            <text:p>\xF0\x9F\x93\x81</text:p>
          </table:table-cell>
          <table:table-cell table:style-name="ce8" office:value-type="string" calcext:value-type="string">
            <text:p>file fold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2</text:p>
          </table:table-cell>
          <table:table-cell table:style-name="ce8" office:value-type="string" calcext:value-type="string">
            <text:p>\xF0\x9F\x93\x82</text:p>
          </table:table-cell>
          <table:table-cell table:style-name="ce8" office:value-type="string" calcext:value-type="string">
            <text:p>open file fold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3</text:p>
          </table:table-cell>
          <table:table-cell table:style-name="ce8" office:value-type="string" calcext:value-type="string">
            <text:p>\xF0\x9F\x93\x83</text:p>
          </table:table-cell>
          <table:table-cell table:style-name="ce8" office:value-type="string" calcext:value-type="string">
            <text:p>page with cur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4</text:p>
          </table:table-cell>
          <table:table-cell table:style-name="ce8" office:value-type="string" calcext:value-type="string">
            <text:p>\xF0\x9F\x93\x84</text:p>
          </table:table-cell>
          <table:table-cell table:style-name="ce8" office:value-type="string" calcext:value-type="string">
            <text:p>page facing u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5</text:p>
          </table:table-cell>
          <table:table-cell table:style-name="ce8" office:value-type="string" calcext:value-type="string">
            <text:p>\xF0\x9F\x93\x85</text:p>
          </table:table-cell>
          <table:table-cell table:style-name="ce8" office:value-type="string" calcext:value-type="string">
            <text:p>calend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6</text:p>
          </table:table-cell>
          <table:table-cell table:style-name="ce8" office:value-type="string" calcext:value-type="string">
            <text:p>\xF0\x9F\x93\x86</text:p>
          </table:table-cell>
          <table:table-cell table:style-name="ce8" office:value-type="string" calcext:value-type="string">
            <text:p>tear-off calend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7</text:p>
          </table:table-cell>
          <table:table-cell table:style-name="ce8" office:value-type="string" calcext:value-type="string">
            <text:p>\xF0\x9F\x93\x87</text:p>
          </table:table-cell>
          <table:table-cell table:style-name="ce8" office:value-type="string" calcext:value-type="string">
            <text:p>card index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8</text:p>
          </table:table-cell>
          <table:table-cell table:style-name="ce8" office:value-type="string" calcext:value-type="string">
            <text:p>\xF0\x9F\x93\x88</text:p>
          </table:table-cell>
          <table:table-cell table:style-name="ce8" office:value-type="string" calcext:value-type="string">
            <text:p>chart with upwards tre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9</text:p>
          </table:table-cell>
          <table:table-cell table:style-name="ce8" office:value-type="string" calcext:value-type="string">
            <text:p>\xF0\x9F\x93\x89</text:p>
          </table:table-cell>
          <table:table-cell table:style-name="ce8" office:value-type="string" calcext:value-type="string">
            <text:p>chart with downwards tre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A</text:p>
          </table:table-cell>
          <table:table-cell table:style-name="ce8" office:value-type="string" calcext:value-type="string">
            <text:p>\xF0\x9F\x93\x8A</text:p>
          </table:table-cell>
          <table:table-cell table:style-name="ce8" office:value-type="string" calcext:value-type="string">
            <text:p>bar char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B</text:p>
          </table:table-cell>
          <table:table-cell table:style-name="ce8" office:value-type="string" calcext:value-type="string">
            <text:p>\xF0\x9F\x93\x8B</text:p>
          </table:table-cell>
          <table:table-cell table:style-name="ce8" office:value-type="string" calcext:value-type="string">
            <text:p>clipboar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C</text:p>
          </table:table-cell>
          <table:table-cell table:style-name="ce8" office:value-type="string" calcext:value-type="string">
            <text:p>\xF0\x9F\x93\x8C</text:p>
          </table:table-cell>
          <table:table-cell table:style-name="ce8" office:value-type="string" calcext:value-type="string">
            <text:p>pushp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D</text:p>
          </table:table-cell>
          <table:table-cell table:style-name="ce8" office:value-type="string" calcext:value-type="string">
            <text:p>\xF0\x9F\x93\x8D</text:p>
          </table:table-cell>
          <table:table-cell table:style-name="ce8" office:value-type="string" calcext:value-type="string">
            <text:p>round pushp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E</text:p>
          </table:table-cell>
          <table:table-cell table:style-name="ce8" office:value-type="string" calcext:value-type="string">
            <text:p>\xF0\x9F\x93\x8E</text:p>
          </table:table-cell>
          <table:table-cell table:style-name="ce8" office:value-type="string" calcext:value-type="string">
            <text:p>paperclip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CF</text:p>
          </table:table-cell>
          <table:table-cell table:style-name="ce8" office:value-type="string" calcext:value-type="string">
            <text:p>\xF0\x9F\x93\x8F</text:p>
          </table:table-cell>
          <table:table-cell table:style-name="ce8" office:value-type="string" calcext:value-type="string">
            <text:p>straight rul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0</text:p>
          </table:table-cell>
          <table:table-cell table:style-name="ce8" office:value-type="string" calcext:value-type="string">
            <text:p>\xF0\x9F\x93\x90</text:p>
          </table:table-cell>
          <table:table-cell table:style-name="ce8" office:value-type="string" calcext:value-type="string">
            <text:p>triangular rul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1</text:p>
          </table:table-cell>
          <table:table-cell table:style-name="ce8" office:value-type="string" calcext:value-type="string">
            <text:p>\xF0\x9F\x93\x91</text:p>
          </table:table-cell>
          <table:table-cell table:style-name="ce8" office:value-type="string" calcext:value-type="string">
            <text:p>bookmark tab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2</text:p>
          </table:table-cell>
          <table:table-cell table:style-name="ce8" office:value-type="string" calcext:value-type="string">
            <text:p>\xF0\x9F\x93\x92</text:p>
          </table:table-cell>
          <table:table-cell table:style-name="ce8" office:value-type="string" calcext:value-type="string">
            <text:p>ledg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3</text:p>
          </table:table-cell>
          <table:table-cell table:style-name="ce8" office:value-type="string" calcext:value-type="string">
            <text:p>\xF0\x9F\x93\x93</text:p>
          </table:table-cell>
          <table:table-cell table:style-name="ce8" office:value-type="string" calcext:value-type="string">
            <text:p>notebook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4</text:p>
          </table:table-cell>
          <table:table-cell table:style-name="ce8" office:value-type="string" calcext:value-type="string">
            <text:p>\xF0\x9F\x93\x94</text:p>
          </table:table-cell>
          <table:table-cell table:style-name="ce8" office:value-type="string" calcext:value-type="string">
            <text:p>notebook with decorative cov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5</text:p>
          </table:table-cell>
          <table:table-cell table:style-name="ce8" office:value-type="string" calcext:value-type="string">
            <text:p>\xF0\x9F\x93\x95</text:p>
          </table:table-cell>
          <table:table-cell table:style-name="ce8" office:value-type="string" calcext:value-type="string">
            <text:p>closed bo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6</text:p>
          </table:table-cell>
          <table:table-cell table:style-name="ce8" office:value-type="string" calcext:value-type="string">
            <text:p>\xF0\x9F\x93\x96</text:p>
          </table:table-cell>
          <table:table-cell table:style-name="ce8" office:value-type="string" calcext:value-type="string">
            <text:p>open bo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7</text:p>
          </table:table-cell>
          <table:table-cell table:style-name="ce8" office:value-type="string" calcext:value-type="string">
            <text:p>\xF0\x9F\x93\x97</text:p>
          </table:table-cell>
          <table:table-cell table:style-name="ce8" office:value-type="string" calcext:value-type="string">
            <text:p>green bo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8</text:p>
          </table:table-cell>
          <table:table-cell table:style-name="ce8" office:value-type="string" calcext:value-type="string">
            <text:p>\xF0\x9F\x93\x98</text:p>
          </table:table-cell>
          <table:table-cell table:style-name="ce8" office:value-type="string" calcext:value-type="string">
            <text:p>blue bo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9</text:p>
          </table:table-cell>
          <table:table-cell table:style-name="ce8" office:value-type="string" calcext:value-type="string">
            <text:p>\xF0\x9F\x93\x99</text:p>
          </table:table-cell>
          <table:table-cell table:style-name="ce8" office:value-type="string" calcext:value-type="string">
            <text:p>orange boo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A</text:p>
          </table:table-cell>
          <table:table-cell table:style-name="ce8" office:value-type="string" calcext:value-type="string">
            <text:p>\xF0\x9F\x93\x9A</text:p>
          </table:table-cell>
          <table:table-cell table:style-name="ce8" office:value-type="string" calcext:value-type="string">
            <text:p>book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B</text:p>
          </table:table-cell>
          <table:table-cell table:style-name="ce8" office:value-type="string" calcext:value-type="string">
            <text:p>\xF0\x9F\x93\x9B</text:p>
          </table:table-cell>
          <table:table-cell table:style-name="ce8" office:value-type="string" calcext:value-type="string">
            <text:p>name badg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C</text:p>
          </table:table-cell>
          <table:table-cell table:style-name="ce8" office:value-type="string" calcext:value-type="string">
            <text:p>\xF0\x9F\x93\x9C</text:p>
          </table:table-cell>
          <table:table-cell table:style-name="ce8" office:value-type="string" calcext:value-type="string">
            <text:p>scro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D</text:p>
          </table:table-cell>
          <table:table-cell table:style-name="ce8" office:value-type="string" calcext:value-type="string">
            <text:p>\xF0\x9F\x93\x9D</text:p>
          </table:table-cell>
          <table:table-cell table:style-name="ce8" office:value-type="string" calcext:value-type="string">
            <text:p>mem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E</text:p>
          </table:table-cell>
          <table:table-cell table:style-name="ce8" office:value-type="string" calcext:value-type="string">
            <text:p>\xF0\x9F\x93\x9E</text:p>
          </table:table-cell>
          <table:table-cell table:style-name="ce8" office:value-type="string" calcext:value-type="string">
            <text:p>telephone receiv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DF</text:p>
          </table:table-cell>
          <table:table-cell table:style-name="ce8" office:value-type="string" calcext:value-type="string">
            <text:p>\xF0\x9F\x93\x9F</text:p>
          </table:table-cell>
          <table:table-cell table:style-name="ce8" office:value-type="string" calcext:value-type="string">
            <text:p>pag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0</text:p>
          </table:table-cell>
          <table:table-cell table:style-name="ce8" office:value-type="string" calcext:value-type="string">
            <text:p>\xF0\x9F\x93\xA0</text:p>
          </table:table-cell>
          <table:table-cell table:style-name="ce8" office:value-type="string" calcext:value-type="string">
            <text:p>fax machi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1</text:p>
          </table:table-cell>
          <table:table-cell table:style-name="ce8" office:value-type="string" calcext:value-type="string">
            <text:p>\xF0\x9F\x93\xA1</text:p>
          </table:table-cell>
          <table:table-cell table:style-name="ce8" office:value-type="string" calcext:value-type="string">
            <text:p>satellite antenn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2</text:p>
          </table:table-cell>
          <table:table-cell table:style-name="ce8" office:value-type="string" calcext:value-type="string">
            <text:p>\xF0\x9F\x93\xA2</text:p>
          </table:table-cell>
          <table:table-cell table:style-name="ce8" office:value-type="string" calcext:value-type="string">
            <text:p>public address loudspeak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3</text:p>
          </table:table-cell>
          <table:table-cell table:style-name="ce8" office:value-type="string" calcext:value-type="string">
            <text:p>\xF0\x9F\x93\xA3</text:p>
          </table:table-cell>
          <table:table-cell table:style-name="ce8" office:value-type="string" calcext:value-type="string">
            <text:p>cheering megaphon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4</text:p>
          </table:table-cell>
          <table:table-cell table:style-name="ce8" office:value-type="string" calcext:value-type="string">
            <text:p>\xF0\x9F\x93\xA4</text:p>
          </table:table-cell>
          <table:table-cell table:style-name="ce8" office:value-type="string" calcext:value-type="string">
            <text:p>outbox tra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5</text:p>
          </table:table-cell>
          <table:table-cell table:style-name="ce8" office:value-type="string" calcext:value-type="string">
            <text:p>\xF0\x9F\x93\xA5</text:p>
          </table:table-cell>
          <table:table-cell table:style-name="ce8" office:value-type="string" calcext:value-type="string">
            <text:p>inbox tra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6</text:p>
          </table:table-cell>
          <table:table-cell table:style-name="ce8" office:value-type="string" calcext:value-type="string">
            <text:p>\xF0\x9F\x93\xA6</text:p>
          </table:table-cell>
          <table:table-cell table:style-name="ce8" office:value-type="string" calcext:value-type="string">
            <text:p>packag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7</text:p>
          </table:table-cell>
          <table:table-cell table:style-name="ce8" office:value-type="string" calcext:value-type="string">
            <text:p>\xF0\x9F\x93\xA7</text:p>
          </table:table-cell>
          <table:table-cell table:style-name="ce8" office:value-type="string" calcext:value-type="string">
            <text:p>e-mail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8</text:p>
          </table:table-cell>
          <table:table-cell table:style-name="ce8" office:value-type="string" calcext:value-type="string">
            <text:p>\xF0\x9F\x93\xA8</text:p>
          </table:table-cell>
          <table:table-cell table:style-name="ce8" office:value-type="string" calcext:value-type="string">
            <text:p>incoming envelop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9</text:p>
          </table:table-cell>
          <table:table-cell table:style-name="ce8" office:value-type="string" calcext:value-type="string">
            <text:p>\xF0\x9F\x93\xA9</text:p>
          </table:table-cell>
          <table:table-cell table:style-name="ce8" office:value-type="string" calcext:value-type="string">
            <text:p>envelope with downwards arrow abo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A</text:p>
          </table:table-cell>
          <table:table-cell table:style-name="ce8" office:value-type="string" calcext:value-type="string">
            <text:p>\xF0\x9F\x93\xAA</text:p>
          </table:table-cell>
          <table:table-cell table:style-name="ce8" office:value-type="string" calcext:value-type="string">
            <text:p>closed mailbox with lowered fla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B</text:p>
          </table:table-cell>
          <table:table-cell table:style-name="ce8" office:value-type="string" calcext:value-type="string">
            <text:p>\xF0\x9F\x93\xAB</text:p>
          </table:table-cell>
          <table:table-cell table:style-name="ce8" office:value-type="string" calcext:value-type="string">
            <text:p>closed mailbox with raised fla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E</text:p>
          </table:table-cell>
          <table:table-cell table:style-name="ce8" office:value-type="string" calcext:value-type="string">
            <text:p>\xF0\x9F\x93\xAE</text:p>
          </table:table-cell>
          <table:table-cell table:style-name="ce8" office:value-type="string" calcext:value-type="string">
            <text:p>postbox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0</text:p>
          </table:table-cell>
          <table:table-cell table:style-name="ce8" office:value-type="string" calcext:value-type="string">
            <text:p>\xF0\x9F\x93\xB0</text:p>
          </table:table-cell>
          <table:table-cell table:style-name="ce8" office:value-type="string" calcext:value-type="string">
            <text:p>newspap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1</text:p>
          </table:table-cell>
          <table:table-cell table:style-name="ce8" office:value-type="string" calcext:value-type="string">
            <text:p>\xF0\x9F\x93\xB1</text:p>
          </table:table-cell>
          <table:table-cell table:style-name="ce8" office:value-type="string" calcext:value-type="string">
            <text:p>mobile phon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2</text:p>
          </table:table-cell>
          <table:table-cell table:style-name="ce8" office:value-type="string" calcext:value-type="string">
            <text:p>\xF0\x9F\x93\xB2</text:p>
          </table:table-cell>
          <table:table-cell table:style-name="ce8" office:value-type="string" calcext:value-type="string">
            <text:p>mobile phone with rightwards arrow at lef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3</text:p>
          </table:table-cell>
          <table:table-cell table:style-name="ce8" office:value-type="string" calcext:value-type="string">
            <text:p>\xF0\x9F\x93\xB3</text:p>
          </table:table-cell>
          <table:table-cell table:style-name="ce8" office:value-type="string" calcext:value-type="string">
            <text:p>vibration mod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4</text:p>
          </table:table-cell>
          <table:table-cell table:style-name="ce8" office:value-type="string" calcext:value-type="string">
            <text:p>\xF0\x9F\x93\xB4</text:p>
          </table:table-cell>
          <table:table-cell table:style-name="ce8" office:value-type="string" calcext:value-type="string">
            <text:p>mobile phone off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6</text:p>
          </table:table-cell>
          <table:table-cell table:style-name="ce8" office:value-type="string" calcext:value-type="string">
            <text:p>\xF0\x9F\x93\xB6</text:p>
          </table:table-cell>
          <table:table-cell table:style-name="ce8" office:value-type="string" calcext:value-type="string">
            <text:p>antenna with ba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7</text:p>
          </table:table-cell>
          <table:table-cell table:style-name="ce8" office:value-type="string" calcext:value-type="string">
            <text:p>\xF0\x9F\x93\xB7</text:p>
          </table:table-cell>
          <table:table-cell table:style-name="ce8" office:value-type="string" calcext:value-type="string">
            <text:p>camer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9</text:p>
          </table:table-cell>
          <table:table-cell table:style-name="ce8" office:value-type="string" calcext:value-type="string">
            <text:p>\xF0\x9F\x93\xB9</text:p>
          </table:table-cell>
          <table:table-cell table:style-name="ce8" office:value-type="string" calcext:value-type="string">
            <text:p>video camer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A</text:p>
          </table:table-cell>
          <table:table-cell table:style-name="ce8" office:value-type="string" calcext:value-type="string">
            <text:p>\xF0\x9F\x93\xBA</text:p>
          </table:table-cell>
          <table:table-cell table:style-name="ce8" office:value-type="string" calcext:value-type="string">
            <text:p>televis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B</text:p>
          </table:table-cell>
          <table:table-cell table:style-name="ce8" office:value-type="string" calcext:value-type="string">
            <text:p>\xF0\x9F\x93\xBB</text:p>
          </table:table-cell>
          <table:table-cell table:style-name="ce8" office:value-type="string" calcext:value-type="string">
            <text:p>radi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C</text:p>
          </table:table-cell>
          <table:table-cell table:style-name="ce8" office:value-type="string" calcext:value-type="string">
            <text:p>\xF0\x9F\x93\xBC</text:p>
          </table:table-cell>
          <table:table-cell table:style-name="ce8" office:value-type="string" calcext:value-type="string">
            <text:p>videocassette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3</text:p>
          </table:table-cell>
          <table:table-cell table:style-name="ce8" office:value-type="string" calcext:value-type="string">
            <text:p>\xF0\x9F\x94\x83</text:p>
          </table:table-cell>
          <table:table-cell table:style-name="ce8" office:value-type="string" calcext:value-type="string">
            <text:p>clockwise downwards and upwards open circle arrow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A</text:p>
          </table:table-cell>
          <table:table-cell table:style-name="ce8" office:value-type="string" calcext:value-type="string">
            <text:p>\xF0\x9F\x94\x8A</text:p>
          </table:table-cell>
          <table:table-cell table:style-name="ce8" office:value-type="string" calcext:value-type="string">
            <text:p>speaker with three sound wav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B</text:p>
          </table:table-cell>
          <table:table-cell table:style-name="ce8" office:value-type="string" calcext:value-type="string">
            <text:p>\xF0\x9F\x94\x8B</text:p>
          </table:table-cell>
          <table:table-cell table:style-name="ce8" office:value-type="string" calcext:value-type="string">
            <text:p>batter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C</text:p>
          </table:table-cell>
          <table:table-cell table:style-name="ce8" office:value-type="string" calcext:value-type="string">
            <text:p>\xF0\x9F\x94\x8C</text:p>
          </table:table-cell>
          <table:table-cell table:style-name="ce8" office:value-type="string" calcext:value-type="string">
            <text:p>electric plu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D</text:p>
          </table:table-cell>
          <table:table-cell table:style-name="ce8" office:value-type="string" calcext:value-type="string">
            <text:p>\xF0\x9F\x94\x8D</text:p>
          </table:table-cell>
          <table:table-cell table:style-name="ce8" office:value-type="string" calcext:value-type="string">
            <text:p>left-pointing magnifying glas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E</text:p>
          </table:table-cell>
          <table:table-cell table:style-name="ce8" office:value-type="string" calcext:value-type="string">
            <text:p>\xF0\x9F\x94\x8E</text:p>
          </table:table-cell>
          <table:table-cell table:style-name="ce8" office:value-type="string" calcext:value-type="string">
            <text:p>right-pointing magnifying glas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F</text:p>
          </table:table-cell>
          <table:table-cell table:style-name="ce8" office:value-type="string" calcext:value-type="string">
            <text:p>\xF0\x9F\x94\x8F</text:p>
          </table:table-cell>
          <table:table-cell table:style-name="ce8" office:value-type="string" calcext:value-type="string">
            <text:p>lock with ink pe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0</text:p>
          </table:table-cell>
          <table:table-cell table:style-name="ce8" office:value-type="string" calcext:value-type="string">
            <text:p>\xF0\x9F\x94\x90</text:p>
          </table:table-cell>
          <table:table-cell table:style-name="ce8" office:value-type="string" calcext:value-type="string">
            <text:p>closed lock with ke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1</text:p>
          </table:table-cell>
          <table:table-cell table:style-name="ce8" office:value-type="string" calcext:value-type="string">
            <text:p>\xF0\x9F\x94\x91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2</text:p>
          </table:table-cell>
          <table:table-cell table:style-name="ce8" office:value-type="string" calcext:value-type="string">
            <text:p>\xF0\x9F\x94\x92</text:p>
          </table:table-cell>
          <table:table-cell table:style-name="ce8" office:value-type="string" calcext:value-type="string">
            <text:p>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3</text:p>
          </table:table-cell>
          <table:table-cell table:style-name="ce8" office:value-type="string" calcext:value-type="string">
            <text:p>\xF0\x9F\x94\x93</text:p>
          </table:table-cell>
          <table:table-cell table:style-name="ce8" office:value-type="string" calcext:value-type="string">
            <text:p>open 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4</text:p>
          </table:table-cell>
          <table:table-cell table:style-name="ce8" office:value-type="string" calcext:value-type="string">
            <text:p>\xF0\x9F\x94\x94</text:p>
          </table:table-cell>
          <table:table-cell table:style-name="ce8" office:value-type="string" calcext:value-type="string">
            <text:p>be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6</text:p>
          </table:table-cell>
          <table:table-cell table:style-name="ce8" office:value-type="string" calcext:value-type="string">
            <text:p>\xF0\x9F\x94\x96</text:p>
          </table:table-cell>
          <table:table-cell table:style-name="ce8" office:value-type="string" calcext:value-type="string">
            <text:p>bookmar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7</text:p>
          </table:table-cell>
          <table:table-cell table:style-name="ce8" office:value-type="string" calcext:value-type="string">
            <text:p>\xF0\x9F\x94\x97</text:p>
          </table:table-cell>
          <table:table-cell table:style-name="ce8" office:value-type="string" calcext:value-type="string">
            <text:p>link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8</text:p>
          </table:table-cell>
          <table:table-cell table:style-name="ce8" office:value-type="string" calcext:value-type="string">
            <text:p>\xF0\x9F\x94\x98</text:p>
          </table:table-cell>
          <table:table-cell table:style-name="ce8" office:value-type="string" calcext:value-type="string">
            <text:p>radio butt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9</text:p>
          </table:table-cell>
          <table:table-cell table:style-name="ce8" office:value-type="string" calcext:value-type="string">
            <text:p>\xF0\x9F\x94\x99</text:p>
          </table:table-cell>
          <table:table-cell table:style-name="ce8" office:value-type="string" calcext:value-type="string">
            <text:p>back with leftwards arrow abo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A</text:p>
          </table:table-cell>
          <table:table-cell table:style-name="ce8" office:value-type="string" calcext:value-type="string">
            <text:p>\xF0\x9F\x94\x9A</text:p>
          </table:table-cell>
          <table:table-cell table:style-name="ce8" office:value-type="string" calcext:value-type="string">
            <text:p>end with leftwards arrow above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B</text:p>
          </table:table-cell>
          <table:table-cell table:style-name="ce8" office:value-type="string" calcext:value-type="string">
            <text:p>\xF0\x9F\x94\x9B</text:p>
          </table:table-cell>
          <table:table-cell table:style-name="ce8" office:value-type="string" calcext:value-type="string">
            <text:p>on with exclamation mark with left right arrow abo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C</text:p>
          </table:table-cell>
          <table:table-cell table:style-name="ce8" office:value-type="string" calcext:value-type="string">
            <text:p>\xF0\x9F\x94\x9C</text:p>
          </table:table-cell>
          <table:table-cell table:style-name="ce8" office:value-type="string" calcext:value-type="string">
            <text:p>soon with rightwards arrow abo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D</text:p>
          </table:table-cell>
          <table:table-cell table:style-name="ce8" office:value-type="string" calcext:value-type="string">
            <text:p>\xF0\x9F\x94\x9D</text:p>
          </table:table-cell>
          <table:table-cell table:style-name="ce8" office:value-type="string" calcext:value-type="string">
            <text:p>top with upwards arrow abo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E</text:p>
          </table:table-cell>
          <table:table-cell table:style-name="ce8" office:value-type="string" calcext:value-type="string">
            <text:p>\xF0\x9F\x94\x9E</text:p>
          </table:table-cell>
          <table:table-cell table:style-name="ce8" office:value-type="string" calcext:value-type="string">
            <text:p>no one under eighteen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F</text:p>
          </table:table-cell>
          <table:table-cell table:style-name="ce8" office:value-type="string" calcext:value-type="string">
            <text:p>\xF0\x9F\x94\x9F</text:p>
          </table:table-cell>
          <table:table-cell table:style-name="ce8" office:value-type="string" calcext:value-type="string">
            <text:p>keycap ten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0</text:p>
          </table:table-cell>
          <table:table-cell table:style-name="ce8" office:value-type="string" calcext:value-type="string">
            <text:p>\xF0\x9F\x94\xA0</text:p>
          </table:table-cell>
          <table:table-cell table:style-name="ce8" office:value-type="string" calcext:value-type="string">
            <text:p>input symbol for latin capital lette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1</text:p>
          </table:table-cell>
          <table:table-cell table:style-name="ce8" office:value-type="string" calcext:value-type="string">
            <text:p>\xF0\x9F\x94\xA1</text:p>
          </table:table-cell>
          <table:table-cell table:style-name="ce8" office:value-type="string" calcext:value-type="string">
            <text:p>input symbol for latin small lette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2</text:p>
          </table:table-cell>
          <table:table-cell table:style-name="ce8" office:value-type="string" calcext:value-type="string">
            <text:p>\xF0\x9F\x94\xA2</text:p>
          </table:table-cell>
          <table:table-cell table:style-name="ce8" office:value-type="string" calcext:value-type="string">
            <text:p>input symbol for numbe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3</text:p>
          </table:table-cell>
          <table:table-cell table:style-name="ce8" office:value-type="string" calcext:value-type="string">
            <text:p>\xF0\x9F\x94\xA3</text:p>
          </table:table-cell>
          <table:table-cell table:style-name="ce8" office:value-type="string" calcext:value-type="string">
            <text:p>input symbol for symbol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4</text:p>
          </table:table-cell>
          <table:table-cell table:style-name="ce8" office:value-type="string" calcext:value-type="string">
            <text:p>\xF0\x9F\x94\xA4</text:p>
          </table:table-cell>
          <table:table-cell table:style-name="ce8" office:value-type="string" calcext:value-type="string">
            <text:p>input symbol for latin letter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5</text:p>
          </table:table-cell>
          <table:table-cell table:style-name="ce8" office:value-type="string" calcext:value-type="string">
            <text:p>\xF0\x9F\x94\xA5</text:p>
          </table:table-cell>
          <table:table-cell table:style-name="ce8" office:value-type="string" calcext:value-type="string">
            <text:p>fir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6</text:p>
          </table:table-cell>
          <table:table-cell table:style-name="ce8" office:value-type="string" calcext:value-type="string">
            <text:p>\xF0\x9F\x94\xA6</text:p>
          </table:table-cell>
          <table:table-cell table:style-name="ce8" office:value-type="string" calcext:value-type="string">
            <text:p>electric torc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7</text:p>
          </table:table-cell>
          <table:table-cell table:style-name="ce8" office:value-type="string" calcext:value-type="string">
            <text:p>\xF0\x9F\x94\xA7</text:p>
          </table:table-cell>
          <table:table-cell table:style-name="ce8" office:value-type="string" calcext:value-type="string">
            <text:p>wrenc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8</text:p>
          </table:table-cell>
          <table:table-cell table:style-name="ce8" office:value-type="string" calcext:value-type="string">
            <text:p>\xF0\x9F\x94\xA8</text:p>
          </table:table-cell>
          <table:table-cell table:style-name="ce8" office:value-type="string" calcext:value-type="string">
            <text:p>hamm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9</text:p>
          </table:table-cell>
          <table:table-cell table:style-name="ce8" office:value-type="string" calcext:value-type="string">
            <text:p>\xF0\x9F\x94\xA9</text:p>
          </table:table-cell>
          <table:table-cell table:style-name="ce8" office:value-type="string" calcext:value-type="string">
            <text:p>nut and bol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A</text:p>
          </table:table-cell>
          <table:table-cell table:style-name="ce8" office:value-type="string" calcext:value-type="string">
            <text:p>\xF0\x9F\x94\xAA</text:p>
          </table:table-cell>
          <table:table-cell table:style-name="ce8" office:value-type="string" calcext:value-type="string">
            <text:p>hoch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B</text:p>
          </table:table-cell>
          <table:table-cell table:style-name="ce8" office:value-type="string" calcext:value-type="string">
            <text:p>\xF0\x9F\x94\xAB</text:p>
          </table:table-cell>
          <table:table-cell table:style-name="ce8" office:value-type="string" calcext:value-type="string">
            <text:p>pist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E</text:p>
          </table:table-cell>
          <table:table-cell table:style-name="ce8" office:value-type="string" calcext:value-type="string">
            <text:p>\xF0\x9F\x94\xAE</text:p>
          </table:table-cell>
          <table:table-cell table:style-name="ce8" office:value-type="string" calcext:value-type="string">
            <text:p>crystal 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F</text:p>
          </table:table-cell>
          <table:table-cell table:style-name="ce8" office:value-type="string" calcext:value-type="string">
            <text:p>\xF0\x9F\x94\xAF</text:p>
          </table:table-cell>
          <table:table-cell table:style-name="ce8" office:value-type="string" calcext:value-type="string">
            <text:p>six pointed star with middle do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0</text:p>
          </table:table-cell>
          <table:table-cell table:style-name="ce8" office:value-type="string" calcext:value-type="string">
            <text:p>\xF0\x9F\x94\xB0</text:p>
          </table:table-cell>
          <table:table-cell table:style-name="ce8" office:value-type="string" calcext:value-type="string">
            <text:p>japanese symbol for beginn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1</text:p>
          </table:table-cell>
          <table:table-cell table:style-name="ce8" office:value-type="string" calcext:value-type="string">
            <text:p>\xF0\x9F\x94\xB1</text:p>
          </table:table-cell>
          <table:table-cell table:style-name="ce8" office:value-type="string" calcext:value-type="string">
            <text:p>trident emble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2</text:p>
          </table:table-cell>
          <table:table-cell table:style-name="ce8" office:value-type="string" calcext:value-type="string">
            <text:p>\xF0\x9F\x94\xB2</text:p>
          </table:table-cell>
          <table:table-cell table:style-name="ce8" office:value-type="string" calcext:value-type="string">
            <text:p>black square butt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3</text:p>
          </table:table-cell>
          <table:table-cell table:style-name="ce8" office:value-type="string" calcext:value-type="string">
            <text:p>\xF0\x9F\x94\xB3</text:p>
          </table:table-cell>
          <table:table-cell table:style-name="ce8" office:value-type="string" calcext:value-type="string">
            <text:p>white square butt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4</text:p>
          </table:table-cell>
          <table:table-cell table:style-name="ce8" office:value-type="string" calcext:value-type="string">
            <text:p>\xF0\x9F\x94\xB4</text:p>
          </table:table-cell>
          <table:table-cell table:style-name="ce8" office:value-type="string" calcext:value-type="string">
            <text:p>large red circ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5</text:p>
          </table:table-cell>
          <table:table-cell table:style-name="ce8" office:value-type="string" calcext:value-type="string">
            <text:p>\xF0\x9F\x94\xB5</text:p>
          </table:table-cell>
          <table:table-cell table:style-name="ce8" office:value-type="string" calcext:value-type="string">
            <text:p>large blue circ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6</text:p>
          </table:table-cell>
          <table:table-cell table:style-name="ce8" office:value-type="string" calcext:value-type="string">
            <text:p>\xF0\x9F\x94\xB6</text:p>
          </table:table-cell>
          <table:table-cell table:style-name="ce8" office:value-type="string" calcext:value-type="string">
            <text:p>large orange diamo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7</text:p>
          </table:table-cell>
          <table:table-cell table:style-name="ce8" office:value-type="string" calcext:value-type="string">
            <text:p>\xF0\x9F\x94\xB7</text:p>
          </table:table-cell>
          <table:table-cell table:style-name="ce8" office:value-type="string" calcext:value-type="string">
            <text:p>large blue diamo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8</text:p>
          </table:table-cell>
          <table:table-cell table:style-name="ce8" office:value-type="string" calcext:value-type="string">
            <text:p>\xF0\x9F\x94\xB8</text:p>
          </table:table-cell>
          <table:table-cell table:style-name="ce8" office:value-type="string" calcext:value-type="string">
            <text:p>small orange diamo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9</text:p>
          </table:table-cell>
          <table:table-cell table:style-name="ce8" office:value-type="string" calcext:value-type="string">
            <text:p>\xF0\x9F\x94\xB9</text:p>
          </table:table-cell>
          <table:table-cell table:style-name="ce8" office:value-type="string" calcext:value-type="string">
            <text:p>small blue diamon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A</text:p>
          </table:table-cell>
          <table:table-cell table:style-name="ce8" office:value-type="string" calcext:value-type="string">
            <text:p>\xF0\x9F\x94\xBA</text:p>
          </table:table-cell>
          <table:table-cell table:style-name="ce8" office:value-type="string" calcext:value-type="string">
            <text:p>up-pointing red triang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B</text:p>
          </table:table-cell>
          <table:table-cell table:style-name="ce8" office:value-type="string" calcext:value-type="string">
            <text:p>\xF0\x9F\x94\xBB</text:p>
          </table:table-cell>
          <table:table-cell table:style-name="ce8" office:value-type="string" calcext:value-type="string">
            <text:p>down-pointing red triang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C</text:p>
          </table:table-cell>
          <table:table-cell table:style-name="ce8" office:value-type="string" calcext:value-type="string">
            <text:p>\xF0\x9F\x94\xBC</text:p>
          </table:table-cell>
          <table:table-cell table:style-name="ce8" office:value-type="string" calcext:value-type="string">
            <text:p>up-pointing small red triangle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3D</text:p>
          </table:table-cell>
          <table:table-cell table:style-name="ce8" office:value-type="string" calcext:value-type="string">
            <text:p>\xF0\x9F\x94\xBD</text:p>
          </table:table-cell>
          <table:table-cell table:style-name="ce8" office:value-type="string" calcext:value-type="string">
            <text:p>down-pointing small red triang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0</text:p>
          </table:table-cell>
          <table:table-cell table:style-name="ce8" office:value-type="string" calcext:value-type="string">
            <text:p>\xF0\x9F\x95\x90</text:p>
          </table:table-cell>
          <table:table-cell table:style-name="ce8" office:value-type="string" calcext:value-type="string">
            <text:p>clock face one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1</text:p>
          </table:table-cell>
          <table:table-cell table:style-name="ce8" office:value-type="string" calcext:value-type="string">
            <text:p>\xF0\x9F\x95\x91</text:p>
          </table:table-cell>
          <table:table-cell table:style-name="ce8" office:value-type="string" calcext:value-type="string">
            <text:p>clock face two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2</text:p>
          </table:table-cell>
          <table:table-cell table:style-name="ce8" office:value-type="string" calcext:value-type="string">
            <text:p>\xF0\x9F\x95\x92</text:p>
          </table:table-cell>
          <table:table-cell table:style-name="ce8" office:value-type="string" calcext:value-type="string">
            <text:p>clock face three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3</text:p>
          </table:table-cell>
          <table:table-cell table:style-name="ce8" office:value-type="string" calcext:value-type="string">
            <text:p>\xF0\x9F\x95\x93</text:p>
          </table:table-cell>
          <table:table-cell table:style-name="ce8" office:value-type="string" calcext:value-type="string">
            <text:p>clock face four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4</text:p>
          </table:table-cell>
          <table:table-cell table:style-name="ce8" office:value-type="string" calcext:value-type="string">
            <text:p>\xF0\x9F\x95\x94</text:p>
          </table:table-cell>
          <table:table-cell table:style-name="ce8" office:value-type="string" calcext:value-type="string">
            <text:p>clock face five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5</text:p>
          </table:table-cell>
          <table:table-cell table:style-name="ce8" office:value-type="string" calcext:value-type="string">
            <text:p>\xF0\x9F\x95\x95</text:p>
          </table:table-cell>
          <table:table-cell table:style-name="ce8" office:value-type="string" calcext:value-type="string">
            <text:p>clock face six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6</text:p>
          </table:table-cell>
          <table:table-cell table:style-name="ce8" office:value-type="string" calcext:value-type="string">
            <text:p>\xF0\x9F\x95\x96</text:p>
          </table:table-cell>
          <table:table-cell table:style-name="ce8" office:value-type="string" calcext:value-type="string">
            <text:p>clock face seven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7</text:p>
          </table:table-cell>
          <table:table-cell table:style-name="ce8" office:value-type="string" calcext:value-type="string">
            <text:p>\xF0\x9F\x95\x97</text:p>
          </table:table-cell>
          <table:table-cell table:style-name="ce8" office:value-type="string" calcext:value-type="string">
            <text:p>clock face eight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8</text:p>
          </table:table-cell>
          <table:table-cell table:style-name="ce8" office:value-type="string" calcext:value-type="string">
            <text:p>\xF0\x9F\x95\x98</text:p>
          </table:table-cell>
          <table:table-cell table:style-name="ce8" office:value-type="string" calcext:value-type="string">
            <text:p>clock face nine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9</text:p>
          </table:table-cell>
          <table:table-cell table:style-name="ce8" office:value-type="string" calcext:value-type="string">
            <text:p>\xF0\x9F\x95\x99</text:p>
          </table:table-cell>
          <table:table-cell table:style-name="ce8" office:value-type="string" calcext:value-type="string">
            <text:p>clock face ten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A</text:p>
          </table:table-cell>
          <table:table-cell table:style-name="ce8" office:value-type="string" calcext:value-type="string">
            <text:p>\xF0\x9F\x95\x9A</text:p>
          </table:table-cell>
          <table:table-cell table:style-name="ce8" office:value-type="string" calcext:value-type="string">
            <text:p>clock face eleven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B</text:p>
          </table:table-cell>
          <table:table-cell table:style-name="ce8" office:value-type="string" calcext:value-type="string">
            <text:p>\xF0\x9F\x95\x9B</text:p>
          </table:table-cell>
          <table:table-cell table:style-name="ce8" office:value-type="string" calcext:value-type="string">
            <text:p>clock face twelve oclock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FB</text:p>
          </table:table-cell>
          <table:table-cell table:style-name="ce8" office:value-type="string" calcext:value-type="string">
            <text:p>\xF0\x9F\x97\xBB</text:p>
          </table:table-cell>
          <table:table-cell table:style-name="ce8" office:value-type="string" calcext:value-type="string">
            <text:p>mount fuji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FC</text:p>
          </table:table-cell>
          <table:table-cell table:style-name="ce8" office:value-type="string" calcext:value-type="string">
            <text:p>\xF0\x9F\x97\xBC</text:p>
          </table:table-cell>
          <table:table-cell table:style-name="ce8" office:value-type="string" calcext:value-type="string">
            <text:p>tokyo tow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FD</text:p>
          </table:table-cell>
          <table:table-cell table:style-name="ce8" office:value-type="string" calcext:value-type="string">
            <text:p>\xF0\x9F\x97\xBD</text:p>
          </table:table-cell>
          <table:table-cell table:style-name="ce8" office:value-type="string" calcext:value-type="string">
            <text:p>statue of libe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FE</text:p>
          </table:table-cell>
          <table:table-cell table:style-name="ce8" office:value-type="string" calcext:value-type="string">
            <text:p>\xF0\x9F\x97\xBE</text:p>
          </table:table-cell>
          <table:table-cell table:style-name="ce8" office:value-type="string" calcext:value-type="string">
            <text:p>silhouette of japa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FF</text:p>
          </table:table-cell>
          <table:table-cell table:style-name="ce8" office:value-type="string" calcext:value-type="string">
            <text:p>\xF0\x9F\x97\xBF</text:p>
          </table:table-cell>
          <table:table-cell table:style-name="ce8" office:value-type="string" calcext:value-type="string">
            <text:p>moyai</text:p>
          </table:table-cell>
        </table:table-row>
        <table:table-row table:style-name="ro5">
          <table:table-cell table:style-name="ce15" office:value-type="string" calcext:value-type="string" table:number-columns-spanned="8" table:number-rows-spanned="1">
            <text:p><text:a xlink:href="http://apps.timwhitlock.info/emoji/tables/unicode#" xlink:type="simple">Back to top</text:a>6a. Missing emoticons ( 1F600 - 1F636 )</text:p>
          </table:table-cell>
          <table:covered-table-cell table:number-columns-repeated="7"/>
        </table:table-row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0</text:p>
          </table:table-cell>
          <table:table-cell table:style-name="ce8" office:value-type="string" calcext:value-type="string">
            <text:p>\xF0\x9F\x98\x80</text:p>
          </table:table-cell>
          <table:table-cell table:style-name="ce8" office:value-type="string" calcext:value-type="string">
            <text:p>grinn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7</text:p>
          </table:table-cell>
          <table:table-cell table:style-name="ce8" office:value-type="string" calcext:value-type="string">
            <text:p>\xF0\x9F\x98\x87</text:p>
          </table:table-cell>
          <table:table-cell table:style-name="ce8" office:value-type="string" calcext:value-type="string">
            <text:p>smiling face with hal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8</text:p>
          </table:table-cell>
          <table:table-cell table:style-name="ce8" office:value-type="string" calcext:value-type="string">
            <text:p>\xF0\x9F\x98\x88</text:p>
          </table:table-cell>
          <table:table-cell table:style-name="ce8" office:value-type="string" calcext:value-type="string">
            <text:p>smiling face with horn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0E</text:p>
          </table:table-cell>
          <table:table-cell table:style-name="ce8" office:value-type="string" calcext:value-type="string">
            <text:p>\xF0\x9F\x98\x8E</text:p>
          </table:table-cell>
          <table:table-cell table:style-name="ce8" office:value-type="string" calcext:value-type="string">
            <text:p>smiling face with sunglass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0</text:p>
          </table:table-cell>
          <table:table-cell table:style-name="ce8" office:value-type="string" calcext:value-type="string">
            <text:p>\xF0\x9F\x98\x90</text:p>
          </table:table-cell>
          <table:table-cell table:style-name="ce8" office:value-type="string" calcext:value-type="string">
            <text:p>neutral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1</text:p>
          </table:table-cell>
          <table:table-cell table:style-name="ce8" office:value-type="string" calcext:value-type="string">
            <text:p>\xF0\x9F\x98\x91</text:p>
          </table:table-cell>
          <table:table-cell table:style-name="ce8" office:value-type="string" calcext:value-type="string">
            <text:p>expressionless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5</text:p>
          </table:table-cell>
          <table:table-cell table:style-name="ce8" office:value-type="string" calcext:value-type="string">
            <text:p>\xF0\x9F\x98\x95</text:p>
          </table:table-cell>
          <table:table-cell table:style-name="ce8" office:value-type="string" calcext:value-type="string">
            <text:p>confus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7</text:p>
          </table:table-cell>
          <table:table-cell table:style-name="ce8" office:value-type="string" calcext:value-type="string">
            <text:p>\xF0\x9F\x98\x97</text:p>
          </table:table-cell>
          <table:table-cell table:style-name="ce8" office:value-type="string" calcext:value-type="string">
            <text:p>kiss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9</text:p>
          </table:table-cell>
          <table:table-cell table:style-name="ce8" office:value-type="string" calcext:value-type="string">
            <text:p>\xF0\x9F\x98\x99</text:p>
          </table:table-cell>
          <table:table-cell table:style-name="ce8" office:value-type="string" calcext:value-type="string">
            <text:p>kissing face with smiling ey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B</text:p>
          </table:table-cell>
          <table:table-cell table:style-name="ce8" office:value-type="string" calcext:value-type="string">
            <text:p>\xF0\x9F\x98\x9B</text:p>
          </table:table-cell>
          <table:table-cell table:style-name="ce8" office:value-type="string" calcext:value-type="string">
            <text:p>face with stuck-out tongu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1F</text:p>
          </table:table-cell>
          <table:table-cell table:style-name="ce8" office:value-type="string" calcext:value-type="string">
            <text:p>\xF0\x9F\x98\x9F</text:p>
          </table:table-cell>
          <table:table-cell table:style-name="ce8" office:value-type="string" calcext:value-type="string">
            <text:p>worri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6</text:p>
          </table:table-cell>
          <table:table-cell table:style-name="ce8" office:value-type="string" calcext:value-type="string">
            <text:p>\xF0\x9F\x98\xA6</text:p>
          </table:table-cell>
          <table:table-cell table:style-name="ce8" office:value-type="string" calcext:value-type="string">
            <text:p>frowning face with open mout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7</text:p>
          </table:table-cell>
          <table:table-cell table:style-name="ce8" office:value-type="string" calcext:value-type="string">
            <text:p>\xF0\x9F\x98\xA7</text:p>
          </table:table-cell>
          <table:table-cell table:style-name="ce8" office:value-type="string" calcext:value-type="string">
            <text:p>anguish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C</text:p>
          </table:table-cell>
          <table:table-cell table:style-name="ce8" office:value-type="string" calcext:value-type="string">
            <text:p>\xF0\x9F\x98\xAC</text:p>
          </table:table-cell>
          <table:table-cell table:style-name="ce8" office:value-type="string" calcext:value-type="string">
            <text:p>grimac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E</text:p>
          </table:table-cell>
          <table:table-cell table:style-name="ce8" office:value-type="string" calcext:value-type="string">
            <text:p>\xF0\x9F\x98\xAE</text:p>
          </table:table-cell>
          <table:table-cell table:style-name="ce8" office:value-type="string" calcext:value-type="string">
            <text:p>face with open mouth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2F</text:p>
          </table:table-cell>
          <table:table-cell table:style-name="ce8" office:value-type="string" calcext:value-type="string">
            <text:p>\xF0\x9F\x98\xAF</text:p>
          </table:table-cell>
          <table:table-cell table:style-name="ce8" office:value-type="string" calcext:value-type="string">
            <text:p>hushed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4</text:p>
          </table:table-cell>
          <table:table-cell table:style-name="ce8" office:value-type="string" calcext:value-type="string">
            <text:p>\xF0\x9F\x98\xB4</text:p>
          </table:table-cell>
          <table:table-cell table:style-name="ce8" office:value-type="string" calcext:value-type="string">
            <text:p>sleeping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36</text:p>
          </table:table-cell>
          <table:table-cell table:style-name="ce8" office:value-type="string" calcext:value-type="string">
            <text:p>\xF0\x9F\x98\xB6</text:p>
          </table:table-cell>
          <table:table-cell table:style-name="ce8" office:value-type="string" calcext:value-type="string">
            <text:p>face without mouth</text:p>
          </table:table-cell>
        </table:table-row>
        <table:table-row table:style-name="ro5">
          <table:table-cell table:style-name="ce15" office:value-type="string" calcext:value-type="string" table:number-columns-spanned="8" table:number-rows-spanned="1">
            <text:p><text:a xlink:href="http://apps.timwhitlock.info/emoji/tables/unicode#" xlink:type="simple">Back to top</text:a>6b. Missing transport and map symbols ( 1F681 - 1F6C5 )</text:p>
          </table:table-cell>
          <table:covered-table-cell table:number-columns-repeated="7"/>
        </table:table-row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1</text:p>
          </table:table-cell>
          <table:table-cell table:style-name="ce8" office:value-type="string" calcext:value-type="string">
            <text:p>\xF0\x9F\x9A\x81</text:p>
          </table:table-cell>
          <table:table-cell table:style-name="ce8" office:value-type="string" calcext:value-type="string">
            <text:p>helicopt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2</text:p>
          </table:table-cell>
          <table:table-cell table:style-name="ce8" office:value-type="string" calcext:value-type="string">
            <text:p>\xF0\x9F\x9A\x82</text:p>
          </table:table-cell>
          <table:table-cell table:style-name="ce8" office:value-type="string" calcext:value-type="string">
            <text:p>steam locomoti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6</text:p>
          </table:table-cell>
          <table:table-cell table:style-name="ce8" office:value-type="string" calcext:value-type="string">
            <text:p>\xF0\x9F\x9A\x86</text:p>
          </table:table-cell>
          <table:table-cell table:style-name="ce8" office:value-type="string" calcext:value-type="string">
            <text:p>trai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8</text:p>
          </table:table-cell>
          <table:table-cell table:style-name="ce8" office:value-type="string" calcext:value-type="string">
            <text:p>\xF0\x9F\x9A\x88</text:p>
          </table:table-cell>
          <table:table-cell table:style-name="ce8" office:value-type="string" calcext:value-type="string">
            <text:p>light rai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A</text:p>
          </table:table-cell>
          <table:table-cell table:style-name="ce8" office:value-type="string" calcext:value-type="string">
            <text:p>\xF0\x9F\x9A\x8A</text:p>
          </table:table-cell>
          <table:table-cell table:style-name="ce8" office:value-type="string" calcext:value-type="string">
            <text:p>tra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D</text:p>
          </table:table-cell>
          <table:table-cell table:style-name="ce8" office:value-type="string" calcext:value-type="string">
            <text:p>\xF0\x9F\x9A\x8D</text:p>
          </table:table-cell>
          <table:table-cell table:style-name="ce8" office:value-type="string" calcext:value-type="string">
            <text:p>oncoming b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8E</text:p>
          </table:table-cell>
          <table:table-cell table:style-name="ce8" office:value-type="string" calcext:value-type="string">
            <text:p>\xF0\x9F\x9A\x8E</text:p>
          </table:table-cell>
          <table:table-cell table:style-name="ce8" office:value-type="string" calcext:value-type="string">
            <text:p>trolleyb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0</text:p>
          </table:table-cell>
          <table:table-cell table:style-name="ce8" office:value-type="string" calcext:value-type="string">
            <text:p>\xF0\x9F\x9A\x90</text:p>
          </table:table-cell>
          <table:table-cell table:style-name="ce8" office:value-type="string" calcext:value-type="string">
            <text:p>minibu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4</text:p>
          </table:table-cell>
          <table:table-cell table:style-name="ce8" office:value-type="string" calcext:value-type="string">
            <text:p>\xF0\x9F\x9A\x94</text:p>
          </table:table-cell>
          <table:table-cell table:style-name="ce8" office:value-type="string" calcext:value-type="string">
            <text:p>oncoming police c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6</text:p>
          </table:table-cell>
          <table:table-cell table:style-name="ce8" office:value-type="string" calcext:value-type="string">
            <text:p>\xF0\x9F\x9A\x96</text:p>
          </table:table-cell>
          <table:table-cell table:style-name="ce8" office:value-type="string" calcext:value-type="string">
            <text:p>oncoming taxi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8</text:p>
          </table:table-cell>
          <table:table-cell table:style-name="ce8" office:value-type="string" calcext:value-type="string">
            <text:p>\xF0\x9F\x9A\x98</text:p>
          </table:table-cell>
          <table:table-cell table:style-name="ce8" office:value-type="string" calcext:value-type="string">
            <text:p>oncoming automobi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B</text:p>
          </table:table-cell>
          <table:table-cell table:style-name="ce8" office:value-type="string" calcext:value-type="string">
            <text:p>\xF0\x9F\x9A\x9B</text:p>
          </table:table-cell>
          <table:table-cell table:style-name="ce8" office:value-type="string" calcext:value-type="string">
            <text:p>articulated lorr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C</text:p>
          </table:table-cell>
          <table:table-cell table:style-name="ce8" office:value-type="string" calcext:value-type="string">
            <text:p>\xF0\x9F\x9A\x9C</text:p>
          </table:table-cell>
          <table:table-cell table:style-name="ce8" office:value-type="string" calcext:value-type="string">
            <text:p>tracto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D</text:p>
          </table:table-cell>
          <table:table-cell table:style-name="ce8" office:value-type="string" calcext:value-type="string">
            <text:p>\xF0\x9F\x9A\x9D</text:p>
          </table:table-cell>
          <table:table-cell table:style-name="ce8" office:value-type="string" calcext:value-type="string">
            <text:p>monorai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E</text:p>
          </table:table-cell>
          <table:table-cell table:style-name="ce8" office:value-type="string" calcext:value-type="string">
            <text:p>\xF0\x9F\x9A\x9E</text:p>
          </table:table-cell>
          <table:table-cell table:style-name="ce8" office:value-type="string" calcext:value-type="string">
            <text:p>mountain railwa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9F</text:p>
          </table:table-cell>
          <table:table-cell table:style-name="ce8" office:value-type="string" calcext:value-type="string">
            <text:p>\xF0\x9F\x9A\x9F</text:p>
          </table:table-cell>
          <table:table-cell table:style-name="ce8" office:value-type="string" calcext:value-type="string">
            <text:p>suspension railwa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0</text:p>
          </table:table-cell>
          <table:table-cell table:style-name="ce8" office:value-type="string" calcext:value-type="string">
            <text:p>\xF0\x9F\x9A\xA0</text:p>
          </table:table-cell>
          <table:table-cell table:style-name="ce8" office:value-type="string" calcext:value-type="string">
            <text:p>mountain cablewa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1</text:p>
          </table:table-cell>
          <table:table-cell table:style-name="ce8" office:value-type="string" calcext:value-type="string">
            <text:p>\xF0\x9F\x9A\xA1</text:p>
          </table:table-cell>
          <table:table-cell table:style-name="ce8" office:value-type="string" calcext:value-type="string">
            <text:p>aerial tramwa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3</text:p>
          </table:table-cell>
          <table:table-cell table:style-name="ce8" office:value-type="string" calcext:value-type="string">
            <text:p>\xF0\x9F\x9A\xA3</text:p>
          </table:table-cell>
          <table:table-cell table:style-name="ce8" office:value-type="string" calcext:value-type="string">
            <text:p>rowbo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6</text:p>
          </table:table-cell>
          <table:table-cell table:style-name="ce8" office:value-type="string" calcext:value-type="string">
            <text:p>\xF0\x9F\x9A\xA6</text:p>
          </table:table-cell>
          <table:table-cell table:style-name="ce8" office:value-type="string" calcext:value-type="string">
            <text:p>vertical traffic ligh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E</text:p>
          </table:table-cell>
          <table:table-cell table:style-name="ce8" office:value-type="string" calcext:value-type="string">
            <text:p>\xF0\x9F\x9A\xAE</text:p>
          </table:table-cell>
          <table:table-cell table:style-name="ce8" office:value-type="string" calcext:value-type="string">
            <text:p>put litter in its place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AF</text:p>
          </table:table-cell>
          <table:table-cell table:style-name="ce8" office:value-type="string" calcext:value-type="string">
            <text:p>\xF0\x9F\x9A\xAF</text:p>
          </table:table-cell>
          <table:table-cell table:style-name="ce8" office:value-type="string" calcext:value-type="string">
            <text:p>do not litter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0</text:p>
          </table:table-cell>
          <table:table-cell table:style-name="ce8" office:value-type="string" calcext:value-type="string">
            <text:p>\xF0\x9F\x9A\xB0</text:p>
          </table:table-cell>
          <table:table-cell table:style-name="ce8" office:value-type="string" calcext:value-type="string">
            <text:p>potable water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1</text:p>
          </table:table-cell>
          <table:table-cell table:style-name="ce8" office:value-type="string" calcext:value-type="string">
            <text:p>\xF0\x9F\x9A\xB1</text:p>
          </table:table-cell>
          <table:table-cell table:style-name="ce8" office:value-type="string" calcext:value-type="string">
            <text:p>non-potable water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3</text:p>
          </table:table-cell>
          <table:table-cell table:style-name="ce8" office:value-type="string" calcext:value-type="string">
            <text:p>\xF0\x9F\x9A\xB3</text:p>
          </table:table-cell>
          <table:table-cell table:style-name="ce8" office:value-type="string" calcext:value-type="string">
            <text:p>no bicycl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4</text:p>
          </table:table-cell>
          <table:table-cell table:style-name="ce8" office:value-type="string" calcext:value-type="string">
            <text:p>\xF0\x9F\x9A\xB4</text:p>
          </table:table-cell>
          <table:table-cell table:style-name="ce8" office:value-type="string" calcext:value-type="string">
            <text:p>bicyclis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5</text:p>
          </table:table-cell>
          <table:table-cell table:style-name="ce8" office:value-type="string" calcext:value-type="string">
            <text:p>\xF0\x9F\x9A\xB5</text:p>
          </table:table-cell>
          <table:table-cell table:style-name="ce8" office:value-type="string" calcext:value-type="string">
            <text:p>mountain bicyclis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7</text:p>
          </table:table-cell>
          <table:table-cell table:style-name="ce8" office:value-type="string" calcext:value-type="string">
            <text:p>\xF0\x9F\x9A\xB7</text:p>
          </table:table-cell>
          <table:table-cell table:style-name="ce8" office:value-type="string" calcext:value-type="string">
            <text:p>no pedestrian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8</text:p>
          </table:table-cell>
          <table:table-cell table:style-name="ce8" office:value-type="string" calcext:value-type="string">
            <text:p>\xF0\x9F\x9A\xB8</text:p>
          </table:table-cell>
          <table:table-cell table:style-name="ce8" office:value-type="string" calcext:value-type="string">
            <text:p>children cross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BF</text:p>
          </table:table-cell>
          <table:table-cell table:style-name="ce8" office:value-type="string" calcext:value-type="string">
            <text:p>\xF0\x9F\x9A\xBF</text:p>
          </table:table-cell>
          <table:table-cell table:style-name="ce8" office:value-type="string" calcext:value-type="string">
            <text:p>show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C1</text:p>
          </table:table-cell>
          <table:table-cell table:style-name="ce8" office:value-type="string" calcext:value-type="string">
            <text:p>\xF0\x9F\x9B\x81</text:p>
          </table:table-cell>
          <table:table-cell table:style-name="ce8" office:value-type="string" calcext:value-type="string">
            <text:p>bathtub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C2</text:p>
          </table:table-cell>
          <table:table-cell table:style-name="ce8" office:value-type="string" calcext:value-type="string">
            <text:p>\xF0\x9F\x9B\x82</text:p>
          </table:table-cell>
          <table:table-cell table:style-name="ce8" office:value-type="string" calcext:value-type="string">
            <text:p>passport contr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C3</text:p>
          </table:table-cell>
          <table:table-cell table:style-name="ce8" office:value-type="string" calcext:value-type="string">
            <text:p>\xF0\x9F\x9B\x83</text:p>
          </table:table-cell>
          <table:table-cell table:style-name="ce8" office:value-type="string" calcext:value-type="string">
            <text:p>custom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C4</text:p>
          </table:table-cell>
          <table:table-cell table:style-name="ce8" office:value-type="string" calcext:value-type="string">
            <text:p>\xF0\x9F\x9B\x84</text:p>
          </table:table-cell>
          <table:table-cell table:style-name="ce8" office:value-type="string" calcext:value-type="string">
            <text:p>baggage clai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6C5</text:p>
          </table:table-cell>
          <table:table-cell table:style-name="ce8" office:value-type="string" calcext:value-type="string">
            <text:p>\xF0\x9F\x9B\x85</text:p>
          </table:table-cell>
          <table:table-cell table:style-name="ce8" office:value-type="string" calcext:value-type="string">
            <text:p>left luggage</text:p>
          </table:table-cell>
        </table:table-row>
        <table:table-row table:style-name="ro5">
          <table:table-cell table:style-name="ce15" office:value-type="string" calcext:value-type="string" table:number-columns-spanned="8" table:number-rows-spanned="1">
            <text:p><text:a xlink:href="http://apps.timwhitlock.info/emoji/tables/unicode#" xlink:type="simple">Back to top</text:a>6c. Other missing symbols ( 1F30D - 1F567 )</text:p>
          </table:table-cell>
          <table:covered-table-cell table:number-columns-repeated="7"/>
        </table:table-row>
        <table:table-row table:style-name="ro4">
          <table:table-cell table:style-name="ce7" office:value-type="string" calcext:value-type="string">
            <text:p>Native <text:a xlink:href="http://apps.timwhitlock.info/emoji/tables/unicode#note1" xlink:type="simple">[1]</text:a></text:p>
          </table:table-cell>
          <table:table-cell table:style-name="ce7" office:value-type="string" calcext:value-type="string">
            <text:p>Apple <text:a xlink:href="http://apps.timwhitlock.info/emoji/tables/unicode#note2" xlink:type="simple">[2]</text:a></text:p>
          </table:table-cell>
          <table:table-cell table:style-name="ce18" office:value-type="string" calcext:value-type="string">
            <text:p>Android <text:a xlink:href="http://apps.timwhitlock.info/emoji/tables/unicode#note3" xlink:type="simple">[3]</text:a></text:p>
          </table:table-cell>
          <table:table-cell table:style-name="ce7" office:value-type="string" calcext:value-type="string">
            <text:p>Symbola <text:a xlink:href="http://apps.timwhitlock.info/emoji/tables/unicode#note4" xlink:type="simple">[4]</text:a></text:p>
          </table:table-cell>
          <table:table-cell table:style-name="ce7" office:value-type="string" calcext:value-type="string">
            <text:p>Phantom <text:a xlink:href="http://apps.timwhitlock.info/emoji/tables/unicode#note5" xlink:type="simple">[5]</text:a>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Bytes (UTF-8)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D</text:p>
          </table:table-cell>
          <table:table-cell table:style-name="ce8" office:value-type="string" calcext:value-type="string">
            <text:p>\xF0\x9F\x8C\x8D</text:p>
          </table:table-cell>
          <table:table-cell table:style-name="ce8" office:value-type="string" calcext:value-type="string">
            <text:p>earth globe europe-africa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0E</text:p>
          </table:table-cell>
          <table:table-cell table:style-name="ce8" office:value-type="string" calcext:value-type="string">
            <text:p>\xF0\x9F\x8C\x8E</text:p>
          </table:table-cell>
          <table:table-cell table:style-name="ce8" office:value-type="string" calcext:value-type="string">
            <text:p>earth globe america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0</text:p>
          </table:table-cell>
          <table:table-cell table:style-name="ce8" office:value-type="string" calcext:value-type="string">
            <text:p>\xF0\x9F\x8C\x90</text:p>
          </table:table-cell>
          <table:table-cell table:style-name="ce8" office:value-type="string" calcext:value-type="string">
            <text:p>globe with meridians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2</text:p>
          </table:table-cell>
          <table:table-cell table:style-name="ce8" office:value-type="string" calcext:value-type="string">
            <text:p>\xF0\x9F\x8C\x92</text:p>
          </table:table-cell>
          <table:table-cell table:style-name="ce8" office:value-type="string" calcext:value-type="string">
            <text:p>waxing crescent moon symbol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6</text:p>
          </table:table-cell>
          <table:table-cell table:style-name="ce8" office:value-type="string" calcext:value-type="string">
            <text:p>\xF0\x9F\x8C\x96</text:p>
          </table:table-cell>
          <table:table-cell table:style-name="ce8" office:value-type="string" calcext:value-type="string">
            <text:p>waning gibbous moon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7</text:p>
          </table:table-cell>
          <table:table-cell table:style-name="ce8" office:value-type="string" calcext:value-type="string">
            <text:p>\xF0\x9F\x8C\x97</text:p>
          </table:table-cell>
          <table:table-cell table:style-name="ce8" office:value-type="string" calcext:value-type="string">
            <text:p>last quarter moon symbol</text:p>
          </table:table-cell>
        </table:table-row>
        <table:table-row table:style-name="ro7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8</text:p>
          </table:table-cell>
          <table:table-cell table:style-name="ce8" office:value-type="string" calcext:value-type="string">
            <text:p>\xF0\x9F\x8C\x98</text:p>
          </table:table-cell>
          <table:table-cell table:style-name="ce8" office:value-type="string" calcext:value-type="string">
            <text:p>waning crescent moon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A</text:p>
          </table:table-cell>
          <table:table-cell table:style-name="ce8" office:value-type="string" calcext:value-type="string">
            <text:p>\xF0\x9F\x8C\x9A</text:p>
          </table:table-cell>
          <table:table-cell table:style-name="ce8" office:value-type="string" calcext:value-type="string">
            <text:p>new moon with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C</text:p>
          </table:table-cell>
          <table:table-cell table:style-name="ce8" office:value-type="string" calcext:value-type="string">
            <text:p>\xF0\x9F\x8C\x9C</text:p>
          </table:table-cell>
          <table:table-cell table:style-name="ce8" office:value-type="string" calcext:value-type="string">
            <text:p>last quarter moon with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D</text:p>
          </table:table-cell>
          <table:table-cell table:style-name="ce8" office:value-type="string" calcext:value-type="string">
            <text:p>\xF0\x9F\x8C\x9D</text:p>
          </table:table-cell>
          <table:table-cell table:style-name="ce8" office:value-type="string" calcext:value-type="string">
            <text:p>full moon with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1E</text:p>
          </table:table-cell>
          <table:table-cell table:style-name="ce8" office:value-type="string" calcext:value-type="string">
            <text:p>\xF0\x9F\x8C\x9E</text:p>
          </table:table-cell>
          <table:table-cell table:style-name="ce8" office:value-type="string" calcext:value-type="string">
            <text:p>sun with fa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2</text:p>
          </table:table-cell>
          <table:table-cell table:style-name="ce8" office:value-type="string" calcext:value-type="string">
            <text:p>\xF0\x9F\x8C\xB2</text:p>
          </table:table-cell>
          <table:table-cell table:style-name="ce8" office:value-type="string" calcext:value-type="string">
            <text:p>evergreen tre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33</text:p>
          </table:table-cell>
          <table:table-cell table:style-name="ce8" office:value-type="string" calcext:value-type="string">
            <text:p>\xF0\x9F\x8C\xB3</text:p>
          </table:table-cell>
          <table:table-cell table:style-name="ce8" office:value-type="string" calcext:value-type="string">
            <text:p>deciduous tre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4B</text:p>
          </table:table-cell>
          <table:table-cell table:style-name="ce8" office:value-type="string" calcext:value-type="string">
            <text:p>\xF0\x9F\x8D\x8B</text:p>
          </table:table-cell>
          <table:table-cell table:style-name="ce8" office:value-type="string" calcext:value-type="string">
            <text:p>lem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50</text:p>
          </table:table-cell>
          <table:table-cell table:style-name="ce8" office:value-type="string" calcext:value-type="string">
            <text:p>\xF0\x9F\x8D\x90</text:p>
          </table:table-cell>
          <table:table-cell table:style-name="ce8" office:value-type="string" calcext:value-type="string">
            <text:p>pea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7C</text:p>
          </table:table-cell>
          <table:table-cell table:style-name="ce8" office:value-type="string" calcext:value-type="string">
            <text:p>\xF0\x9F\x8D\xBC</text:p>
          </table:table-cell>
          <table:table-cell table:style-name="ce8" office:value-type="string" calcext:value-type="string">
            <text:p>baby bott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7</text:p>
          </table:table-cell>
          <table:table-cell table:style-name="ce8" office:value-type="string" calcext:value-type="string">
            <text:p>\xF0\x9F\x8F\x87</text:p>
          </table:table-cell>
          <table:table-cell table:style-name="ce8" office:value-type="string" calcext:value-type="string">
            <text:p>horse racin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C9</text:p>
          </table:table-cell>
          <table:table-cell table:style-name="ce8" office:value-type="string" calcext:value-type="string">
            <text:p>\xF0\x9F\x8F\x89</text:p>
          </table:table-cell>
          <table:table-cell table:style-name="ce8" office:value-type="string" calcext:value-type="string">
            <text:p>rugby footbal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3E4</text:p>
          </table:table-cell>
          <table:table-cell table:style-name="ce8" office:value-type="string" calcext:value-type="string">
            <text:p>\xF0\x9F\x8F\xA4</text:p>
          </table:table-cell>
          <table:table-cell table:style-name="ce8" office:value-type="string" calcext:value-type="string">
            <text:p>european post offic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0</text:p>
          </table:table-cell>
          <table:table-cell table:style-name="ce8" office:value-type="string" calcext:value-type="string">
            <text:p>\xF0\x9F\x90\x80</text:p>
          </table:table-cell>
          <table:table-cell table:style-name="ce8" office:value-type="string" calcext:value-type="string">
            <text:p>r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1</text:p>
          </table:table-cell>
          <table:table-cell table:style-name="ce8" office:value-type="string" calcext:value-type="string">
            <text:p>\xF0\x9F\x90\x81</text:p>
          </table:table-cell>
          <table:table-cell table:style-name="ce8" office:value-type="string" calcext:value-type="string">
            <text:p>mous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2</text:p>
          </table:table-cell>
          <table:table-cell table:style-name="ce8" office:value-type="string" calcext:value-type="string">
            <text:p>\xF0\x9F\x90\x82</text:p>
          </table:table-cell>
          <table:table-cell table:style-name="ce8" office:value-type="string" calcext:value-type="string">
            <text:p>ox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3</text:p>
          </table:table-cell>
          <table:table-cell table:style-name="ce8" office:value-type="string" calcext:value-type="string">
            <text:p>\xF0\x9F\x90\x83</text:p>
          </table:table-cell>
          <table:table-cell table:style-name="ce8" office:value-type="string" calcext:value-type="string">
            <text:p>water buffalo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4</text:p>
          </table:table-cell>
          <table:table-cell table:style-name="ce8" office:value-type="string" calcext:value-type="string">
            <text:p>\xF0\x9F\x90\x84</text:p>
          </table:table-cell>
          <table:table-cell table:style-name="ce8" office:value-type="string" calcext:value-type="string">
            <text:p>cow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5</text:p>
          </table:table-cell>
          <table:table-cell table:style-name="ce8" office:value-type="string" calcext:value-type="string">
            <text:p>\xF0\x9F\x90\x85</text:p>
          </table:table-cell>
          <table:table-cell table:style-name="ce8" office:value-type="string" calcext:value-type="string">
            <text:p>tig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6</text:p>
          </table:table-cell>
          <table:table-cell table:style-name="ce8" office:value-type="string" calcext:value-type="string">
            <text:p>\xF0\x9F\x90\x86</text:p>
          </table:table-cell>
          <table:table-cell table:style-name="ce8" office:value-type="string" calcext:value-type="string">
            <text:p>leopard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7</text:p>
          </table:table-cell>
          <table:table-cell table:style-name="ce8" office:value-type="string" calcext:value-type="string">
            <text:p>\xF0\x9F\x90\x87</text:p>
          </table:table-cell>
          <table:table-cell table:style-name="ce8" office:value-type="string" calcext:value-type="string">
            <text:p>rabbi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8</text:p>
          </table:table-cell>
          <table:table-cell table:style-name="ce8" office:value-type="string" calcext:value-type="string">
            <text:p>\xF0\x9F\x90\x88</text:p>
          </table:table-cell>
          <table:table-cell table:style-name="ce8" office:value-type="string" calcext:value-type="string">
            <text:p>c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9</text:p>
          </table:table-cell>
          <table:table-cell table:style-name="ce8" office:value-type="string" calcext:value-type="string">
            <text:p>\xF0\x9F\x90\x89</text:p>
          </table:table-cell>
          <table:table-cell table:style-name="ce8" office:value-type="string" calcext:value-type="string">
            <text:p>drag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A</text:p>
          </table:table-cell>
          <table:table-cell table:style-name="ce8" office:value-type="string" calcext:value-type="string">
            <text:p>\xF0\x9F\x90\x8A</text:p>
          </table:table-cell>
          <table:table-cell table:style-name="ce8" office:value-type="string" calcext:value-type="string">
            <text:p>crocodi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B</text:p>
          </table:table-cell>
          <table:table-cell table:style-name="ce8" office:value-type="string" calcext:value-type="string">
            <text:p>\xF0\x9F\x90\x8B</text:p>
          </table:table-cell>
          <table:table-cell table:style-name="ce8" office:value-type="string" calcext:value-type="string">
            <text:p>whal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0F</text:p>
          </table:table-cell>
          <table:table-cell table:style-name="ce8" office:value-type="string" calcext:value-type="string">
            <text:p>\xF0\x9F\x90\x8F</text:p>
          </table:table-cell>
          <table:table-cell table:style-name="ce8" office:value-type="string" calcext:value-type="string">
            <text:p>ram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0</text:p>
          </table:table-cell>
          <table:table-cell table:style-name="ce8" office:value-type="string" calcext:value-type="string">
            <text:p>\xF0\x9F\x90\x90</text:p>
          </table:table-cell>
          <table:table-cell table:style-name="ce8" office:value-type="string" calcext:value-type="string">
            <text:p>goat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3</text:p>
          </table:table-cell>
          <table:table-cell table:style-name="ce8" office:value-type="string" calcext:value-type="string">
            <text:p>\xF0\x9F\x90\x93</text:p>
          </table:table-cell>
          <table:table-cell table:style-name="ce8" office:value-type="string" calcext:value-type="string">
            <text:p>rooster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5</text:p>
          </table:table-cell>
          <table:table-cell table:style-name="ce8" office:value-type="string" calcext:value-type="string">
            <text:p>\xF0\x9F\x90\x95</text:p>
          </table:table-cell>
          <table:table-cell table:style-name="ce8" office:value-type="string" calcext:value-type="string">
            <text:p>do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16</text:p>
          </table:table-cell>
          <table:table-cell table:style-name="ce8" office:value-type="string" calcext:value-type="string">
            <text:p>\xF0\x9F\x90\x96</text:p>
          </table:table-cell>
          <table:table-cell table:style-name="ce8" office:value-type="string" calcext:value-type="string">
            <text:p>pi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2A</text:p>
          </table:table-cell>
          <table:table-cell table:style-name="ce8" office:value-type="string" calcext:value-type="string">
            <text:p>\xF0\x9F\x90\xAA</text:p>
          </table:table-cell>
          <table:table-cell table:style-name="ce8" office:value-type="string" calcext:value-type="string">
            <text:p>dromedary came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5</text:p>
          </table:table-cell>
          <table:table-cell table:style-name="ce8" office:value-type="string" calcext:value-type="string">
            <text:p>\xF0\x9F\x91\xA5</text:p>
          </table:table-cell>
          <table:table-cell table:style-name="ce8" office:value-type="string" calcext:value-type="string">
            <text:p>busts in silhouett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C</text:p>
          </table:table-cell>
          <table:table-cell table:style-name="ce8" office:value-type="string" calcext:value-type="string">
            <text:p>\xF0\x9F\x91\xAC</text:p>
          </table:table-cell>
          <table:table-cell table:style-name="ce8" office:value-type="string" calcext:value-type="string">
            <text:p>two men holding hand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6D</text:p>
          </table:table-cell>
          <table:table-cell table:style-name="ce8" office:value-type="string" calcext:value-type="string">
            <text:p>\xF0\x9F\x91\xAD</text:p>
          </table:table-cell>
          <table:table-cell table:style-name="ce8" office:value-type="string" calcext:value-type="string">
            <text:p>two women holding hand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AD</text:p>
          </table:table-cell>
          <table:table-cell table:style-name="ce8" office:value-type="string" calcext:value-type="string">
            <text:p>\xF0\x9F\x92\xAD</text:p>
          </table:table-cell>
          <table:table-cell table:style-name="ce8" office:value-type="string" calcext:value-type="string">
            <text:p>thought balloo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6</text:p>
          </table:table-cell>
          <table:table-cell table:style-name="ce8" office:value-type="string" calcext:value-type="string">
            <text:p>\xF0\x9F\x92\xB6</text:p>
          </table:table-cell>
          <table:table-cell table:style-name="ce8" office:value-type="string" calcext:value-type="string">
            <text:p>banknote with euro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B7</text:p>
          </table:table-cell>
          <table:table-cell table:style-name="ce8" office:value-type="string" calcext:value-type="string">
            <text:p>\xF0\x9F\x92\xB7</text:p>
          </table:table-cell>
          <table:table-cell table:style-name="ce8" office:value-type="string" calcext:value-type="string">
            <text:p>banknote with pound sig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C</text:p>
          </table:table-cell>
          <table:table-cell table:style-name="ce8" office:value-type="string" calcext:value-type="string">
            <text:p>\xF0\x9F\x93\xAC</text:p>
          </table:table-cell>
          <table:table-cell table:style-name="ce8" office:value-type="string" calcext:value-type="string">
            <text:p>open mailbox with raised fla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D</text:p>
          </table:table-cell>
          <table:table-cell table:style-name="ce8" office:value-type="string" calcext:value-type="string">
            <text:p>\xF0\x9F\x93\xAD</text:p>
          </table:table-cell>
          <table:table-cell table:style-name="ce8" office:value-type="string" calcext:value-type="string">
            <text:p>open mailbox with lowered flag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EF</text:p>
          </table:table-cell>
          <table:table-cell table:style-name="ce8" office:value-type="string" calcext:value-type="string">
            <text:p>\xF0\x9F\x93\xAF</text:p>
          </table:table-cell>
          <table:table-cell table:style-name="ce8" office:value-type="string" calcext:value-type="string">
            <text:p>postal horn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4F5</text:p>
          </table:table-cell>
          <table:table-cell table:style-name="ce8" office:value-type="string" calcext:value-type="string">
            <text:p>\xF0\x9F\x93\xB5</text:p>
          </table:table-cell>
          <table:table-cell table:style-name="ce8" office:value-type="string" calcext:value-type="string">
            <text:p>no mobile phone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0</text:p>
          </table:table-cell>
          <table:table-cell table:style-name="ce8" office:value-type="string" calcext:value-type="string">
            <text:p>\xF0\x9F\x94\x80</text:p>
          </table:table-cell>
          <table:table-cell table:style-name="ce8" office:value-type="string" calcext:value-type="string">
            <text:p>twisted rightwards arrows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1</text:p>
          </table:table-cell>
          <table:table-cell table:style-name="ce8" office:value-type="string" calcext:value-type="string">
            <text:p>\xF0\x9F\x94\x81</text:p>
          </table:table-cell>
          <table:table-cell table:style-name="ce8" office:value-type="string" calcext:value-type="string">
            <text:p>clockwise rightwards and leftwards open circle arrows</text:p>
          </table:table-cell>
        </table:table-row>
        <table:table-row table:style-name="ro9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2</text:p>
          </table:table-cell>
          <table:table-cell table:style-name="ce8" office:value-type="string" calcext:value-type="string">
            <text:p>\xF0\x9F\x94\x82</text:p>
          </table:table-cell>
          <table:table-cell table:style-name="ce8" office:value-type="string" calcext:value-type="string">
            <text:p>clockwise rightwards and leftwards open circle arrows with circled one overlay</text:p>
          </table:table-cell>
        </table:table-row>
        <table:table-row table:style-name="ro8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4</text:p>
          </table:table-cell>
          <table:table-cell table:style-name="ce8" office:value-type="string" calcext:value-type="string">
            <text:p>\xF0\x9F\x94\x84</text:p>
          </table:table-cell>
          <table:table-cell table:style-name="ce8" office:value-type="string" calcext:value-type="string">
            <text:p>anticlockwise downwards and upwards open circle arrows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5</text:p>
          </table:table-cell>
          <table:table-cell table:style-name="ce8" office:value-type="string" calcext:value-type="string">
            <text:p>\xF0\x9F\x94\x85</text:p>
          </table:table-cell>
          <table:table-cell table:style-name="ce8" office:value-type="string" calcext:value-type="string">
            <text:p>low brightness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6</text:p>
          </table:table-cell>
          <table:table-cell table:style-name="ce8" office:value-type="string" calcext:value-type="string">
            <text:p>\xF0\x9F\x94\x86</text:p>
          </table:table-cell>
          <table:table-cell table:style-name="ce8" office:value-type="string" calcext:value-type="string">
            <text:p>high brightness symbol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7</text:p>
          </table:table-cell>
          <table:table-cell table:style-name="ce8" office:value-type="string" calcext:value-type="string">
            <text:p>\xF0\x9F\x94\x87</text:p>
          </table:table-cell>
          <table:table-cell table:style-name="ce8" office:value-type="string" calcext:value-type="string">
            <text:p>speaker with cancellation strok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09</text:p>
          </table:table-cell>
          <table:table-cell table:style-name="ce8" office:value-type="string" calcext:value-type="string">
            <text:p>\xF0\x9F\x94\x89</text:p>
          </table:table-cell>
          <table:table-cell table:style-name="ce8" office:value-type="string" calcext:value-type="string">
            <text:p>speaker with one sound wav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15</text:p>
          </table:table-cell>
          <table:table-cell table:style-name="ce8" office:value-type="string" calcext:value-type="string">
            <text:p>\xF0\x9F\x94\x95</text:p>
          </table:table-cell>
          <table:table-cell table:style-name="ce8" office:value-type="string" calcext:value-type="string">
            <text:p>bell with cancellation strok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C</text:p>
          </table:table-cell>
          <table:table-cell table:style-name="ce8" office:value-type="string" calcext:value-type="string">
            <text:p>\xF0\x9F\x94\xAC</text:p>
          </table:table-cell>
          <table:table-cell table:style-name="ce8" office:value-type="string" calcext:value-type="string">
            <text:p>microscop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2D</text:p>
          </table:table-cell>
          <table:table-cell table:style-name="ce8" office:value-type="string" calcext:value-type="string">
            <text:p>\xF0\x9F\x94\xAD</text:p>
          </table:table-cell>
          <table:table-cell table:style-name="ce8" office:value-type="string" calcext:value-type="string">
            <text:p>telescope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C</text:p>
          </table:table-cell>
          <table:table-cell table:style-name="ce8" office:value-type="string" calcext:value-type="string">
            <text:p>\xF0\x9F\x95\x9C</text:p>
          </table:table-cell>
          <table:table-cell table:style-name="ce8" office:value-type="string" calcext:value-type="string">
            <text:p>clock face one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D</text:p>
          </table:table-cell>
          <table:table-cell table:style-name="ce8" office:value-type="string" calcext:value-type="string">
            <text:p>\xF0\x9F\x95\x9D</text:p>
          </table:table-cell>
          <table:table-cell table:style-name="ce8" office:value-type="string" calcext:value-type="string">
            <text:p>clock face two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E</text:p>
          </table:table-cell>
          <table:table-cell table:style-name="ce8" office:value-type="string" calcext:value-type="string">
            <text:p>\xF0\x9F\x95\x9E</text:p>
          </table:table-cell>
          <table:table-cell table:style-name="ce8" office:value-type="string" calcext:value-type="string">
            <text:p>clock face three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5F</text:p>
          </table:table-cell>
          <table:table-cell table:style-name="ce8" office:value-type="string" calcext:value-type="string">
            <text:p>\xF0\x9F\x95\x9F</text:p>
          </table:table-cell>
          <table:table-cell table:style-name="ce8" office:value-type="string" calcext:value-type="string">
            <text:p>clock face four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0</text:p>
          </table:table-cell>
          <table:table-cell table:style-name="ce8" office:value-type="string" calcext:value-type="string">
            <text:p>\xF0\x9F\x95\xA0</text:p>
          </table:table-cell>
          <table:table-cell table:style-name="ce8" office:value-type="string" calcext:value-type="string">
            <text:p>clock face five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1</text:p>
          </table:table-cell>
          <table:table-cell table:style-name="ce8" office:value-type="string" calcext:value-type="string">
            <text:p>\xF0\x9F\x95\xA1</text:p>
          </table:table-cell>
          <table:table-cell table:style-name="ce8" office:value-type="string" calcext:value-type="string">
            <text:p>clock face six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2</text:p>
          </table:table-cell>
          <table:table-cell table:style-name="ce8" office:value-type="string" calcext:value-type="string">
            <text:p>\xF0\x9F\x95\xA2</text:p>
          </table:table-cell>
          <table:table-cell table:style-name="ce8" office:value-type="string" calcext:value-type="string">
            <text:p>clock face seven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3</text:p>
          </table:table-cell>
          <table:table-cell table:style-name="ce8" office:value-type="string" calcext:value-type="string">
            <text:p>\xF0\x9F\x95\xA3</text:p>
          </table:table-cell>
          <table:table-cell table:style-name="ce8" office:value-type="string" calcext:value-type="string">
            <text:p>clock face eight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4</text:p>
          </table:table-cell>
          <table:table-cell table:style-name="ce8" office:value-type="string" calcext:value-type="string">
            <text:p>\xF0\x9F\x95\xA4</text:p>
          </table:table-cell>
          <table:table-cell table:style-name="ce8" office:value-type="string" calcext:value-type="string">
            <text:p>clock face nine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5</text:p>
          </table:table-cell>
          <table:table-cell table:style-name="ce8" office:value-type="string" calcext:value-type="string">
            <text:p>\xF0\x9F\x95\xA5</text:p>
          </table:table-cell>
          <table:table-cell table:style-name="ce8" office:value-type="string" calcext:value-type="string">
            <text:p>clock face ten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6</text:p>
          </table:table-cell>
          <table:table-cell table:style-name="ce8" office:value-type="string" calcext:value-type="string">
            <text:p>\xF0\x9F\x95\xA6</text:p>
          </table:table-cell>
          <table:table-cell table:style-name="ce8" office:value-type="string" calcext:value-type="string">
            <text:p>clock face eleven-thirty</text:p>
          </table:table-cell>
        </table:table-row>
        <table:table-row table:style-name="ro6"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19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?</text:a></text:p>
          </table:table-cell>
          <table:table-cell table:style-name="ce8" office:value-type="string" calcext:value-type="string">
            <text:p><text:a xlink:href="http://apps.timwhitlock.info/emoji/tables/unicode#emoji-modal" xlink:type="simple"> </text:a></text:p>
          </table:table-cell>
          <table:table-cell table:style-name="ce8" office:value-type="string" calcext:value-type="string">
            <text:p>U+1F567</text:p>
          </table:table-cell>
          <table:table-cell table:style-name="ce8" office:value-type="string" calcext:value-type="string">
            <text:p>\xF0\x9F\x95\xA7</text:p>
          </table:table-cell>
          <table:table-cell table:style-name="ce8" office:value-type="string" calcext:value-type="string">
            <text:p>clock face twelve-thirty</text:p>
          </table:table-cell>
        </table:table-row>
        <table:table-row table:style-name="ro13">
          <table:table-cell table:style-name="ce16" office:value-type="string" calcext:value-type="string" table:number-columns-spanned="8" table:number-rows-spanned="1">
            <text:p>[1] Some systems display Emoji characters natively without a custom font, but most desktop browsers won't.[2] These images are taken from <text:a xlink:href="https://github.com/github/gemoji" xlink:type="simple">Github's gemoji project</text:a>. The icons are copyright of Apple Inc. See <text:a xlink:href="https://github.com/github/gemoji/blob/master/LICENSE" xlink:type="simple">the license</text:a> for details.[3] Android Emoji font Copyright © 2008 The Android Open Source Project. Licensed under the <text:a xlink:href="http://www.apache.org/licenses/LICENSE-2.0" xlink:type="simple">Apache License</text:a> and includes this <text:a xlink:href="https://s3-eu-west-1.amazonaws.com/tw-font/android/NOTICE" xlink:type="simple">notice</text:a>.[4] Symbola font can be <text:a xlink:href="http://users.teilar.gr/~g1951d/" xlink:type="simple">downloaded here</text:a>. A license is not provided and many of the glyphs appear to have been copied from Unicode charts (e.g. <text:a xlink:href="http://www.unicode.org/charts/PDF/U1F600.pdf" xlink:type="simple">Emoticons PDF</text:a>). As such they could be copyright of any of the <text:a xlink:href="http://www.unicode.org/charts/fonts.html" xlink:type="simple">font contributers</text:a>.[5] <text:a xlink:href="http://www.kickstarter.com/projects/374397522/phantom-open-emoji" xlink:type="simple">Phantom Emoji</text:a> is an open source set of pictographs, <text:a xlink:href="https://github.com/Genshin/PhantomOpenEmoji/blob/master/LICENSE.md" xlink:type="simple">see license</text:a>.</text:p>
          </table:table-cell>
          <table:covered-table-cell table:number-columns-repeated="7"/>
        </table:table-row>
        <table:table-row table:style-name="ro14">
          <table:table-cell table:style-name="ce17" office:value-type="string" calcext:value-type="string" table:number-columns-spanned="8" table:number-rows-spanned="1">
            <text:p><text:a xlink:href="http://apps.timwhitlock.info/emoji/tables/unicode#" xlink:type="simple">Back to top</text:a></text:p>
          </table:table-cell>
          <table:covered-table-cell table:number-columns-repeated="7"/>
        </table:table-row>
        <table:table-row table:style-name="ro5" table:number-rows-repeated="104771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Apple" table:style-name="ta1">
        <table:table-column table:style-name="co2" table:default-cell-style-name="ce9"/>
        <table:table-column table:style-name="co3" table:default-cell-style-name="Default"/>
        <table:table-column table:style-name="co1" table:number-columns-repeated="10" table:default-cell-style-name="Default"/>
        <table:table-column table:style-name="co1" table:default-cell-style-name="ce9"/>
        <table:table-column table:style-name="co4" table:default-cell-style-name="Default"/>
        <table:table-column table:style-name="co1" table:default-cell-style-name="ce12"/>
        <table:table-row table:style-name="ro10">
          <table:table-cell office:value-type="string">
            <text:p>00a9</text:p>
          </table:table-cell>
          <table:table-cell office:value-type="string">
            <text:p>00a9.png</text:p>
          </table:table-cell>
          <table:table-cell office:value-type="string">
            <text:p>©</text:p>
          </table:table-cell>
          <table:table-cell/>
          <table:table-cell office:value-type="string">
            <text:p>00A9.png</text:p>
          </table:table-cell>
          <table:table-cell table:formula="of:=LOWER([.E1])" office:value-type="string" office:string-value="00a9.png">
            <text:p>00a9.png</text:p>
          </table:table-cell>
          <table:table-cell table:number-columns-repeated="9"/>
        </table:table-row>
        <table:table-row table:style-name="ro10">
          <table:table-cell office:value-type="string">
            <text:p>00ae</text:p>
          </table:table-cell>
          <table:table-cell office:value-type="string">
            <text:p>00ae.png</text:p>
          </table:table-cell>
          <table:table-cell office:value-type="string">
            <text:p>®</text:p>
          </table:table-cell>
          <table:table-cell/>
          <table:table-cell office:value-type="string">
            <text:p>00AE.png</text:p>
          </table:table-cell>
          <table:table-cell table:formula="of:=LOWER([.E2])" office:value-type="string" office:string-value="00ae.png">
            <text:p>00ae.png</text:p>
          </table:table-cell>
          <table:table-cell table:number-columns-repeated="9"/>
        </table:table-row>
        <table:table-row table:style-name="ro10">
          <table:table-cell office:value-type="string">
            <text:p>1f0cf</text:p>
          </table:table-cell>
          <table:table-cell office:value-type="string">
            <text:p>1f0cf.png</text:p>
          </table:table-cell>
          <table:table-cell office:value-type="string">
            <text:p>🃏</text:p>
          </table:table-cell>
          <table:table-cell/>
          <table:table-cell office:value-type="string">
            <text:p>1F0CF.png</text:p>
          </table:table-cell>
          <table:table-cell table:formula="of:=LOWER([.E3])" office:value-type="string" office:string-value="1f0cf.png">
            <text:p>1f0cf.png</text:p>
          </table:table-cell>
          <table:table-cell table:number-columns-repeated="9"/>
        </table:table-row>
        <table:table-row table:style-name="ro10">
          <table:table-cell office:value-type="string">
            <text:p>1f1e8 1f1f3</text:p>
          </table:table-cell>
          <table:table-cell office:value-type="string">
            <text:p>1f1e8-1f1f3.png</text:p>
          </table:table-cell>
          <table:table-cell office:value-type="string">
            <text:p>🇨🇳</text:p>
          </table:table-cell>
          <table:table-cell/>
          <table:table-cell office:value-type="string">
            <text:p>1F3A0.png</text:p>
          </table:table-cell>
          <table:table-cell table:formula="of:=LOWER([.E4])" office:value-type="string" office:string-value="1f3a0.png">
            <text:p>1f3a0.png</text:p>
          </table:table-cell>
          <table:table-cell table:number-columns-repeated="9"/>
        </table:table-row>
        <table:table-row table:style-name="ro10">
          <table:table-cell office:value-type="string">
            <text:p>1f1e9 1f1ea</text:p>
          </table:table-cell>
          <table:table-cell office:value-type="string">
            <text:p>1f1e9-1f1ea.png</text:p>
          </table:table-cell>
          <table:table-cell office:value-type="string">
            <text:p>🇩🇪</text:p>
          </table:table-cell>
          <table:table-cell/>
          <table:table-cell office:value-type="string">
            <text:p>1F3A1.png</text:p>
          </table:table-cell>
          <table:table-cell table:formula="of:=LOWER([.E5])" office:value-type="string" office:string-value="1f3a1.png">
            <text:p>1f3a1.png</text:p>
          </table:table-cell>
          <table:table-cell table:number-columns-repeated="9"/>
        </table:table-row>
        <table:table-row table:style-name="ro10">
          <table:table-cell office:value-type="string">
            <text:p>1f1ea 1f1f8</text:p>
          </table:table-cell>
          <table:table-cell office:value-type="string">
            <text:p>1f1ea-1f1f8.png</text:p>
          </table:table-cell>
          <table:table-cell office:value-type="string">
            <text:p>🇪🇸</text:p>
          </table:table-cell>
          <table:table-cell/>
          <table:table-cell office:value-type="string">
            <text:p>1F3A2.png</text:p>
          </table:table-cell>
          <table:table-cell table:formula="of:=LOWER([.E6])" office:value-type="string" office:string-value="1f3a2.png">
            <text:p>1f3a2.png</text:p>
          </table:table-cell>
          <table:table-cell table:number-columns-repeated="9"/>
        </table:table-row>
        <table:table-row table:style-name="ro10">
          <table:table-cell office:value-type="string">
            <text:p>1f1eb 1f1f7</text:p>
          </table:table-cell>
          <table:table-cell office:value-type="string">
            <text:p>1f1eb-1f1f7.png</text:p>
          </table:table-cell>
          <table:table-cell office:value-type="string">
            <text:p>🇫🇷</text:p>
          </table:table-cell>
          <table:table-cell/>
          <table:table-cell office:value-type="string">
            <text:p>1F3A3.png</text:p>
          </table:table-cell>
          <table:table-cell table:formula="of:=LOWER([.E7])" office:value-type="string" office:string-value="1f3a3.png">
            <text:p>1f3a3.png</text:p>
          </table:table-cell>
          <table:table-cell table:number-columns-repeated="9"/>
        </table:table-row>
        <table:table-row table:style-name="ro10">
          <table:table-cell office:value-type="string">
            <text:p>1f1ec 1f1e7</text:p>
          </table:table-cell>
          <table:table-cell office:value-type="string">
            <text:p>1f1ec-1f1e7.png</text:p>
          </table:table-cell>
          <table:table-cell office:value-type="string">
            <text:p>🇬🇧</text:p>
          </table:table-cell>
          <table:table-cell/>
          <table:table-cell office:value-type="string">
            <text:p>1F3A4.png</text:p>
          </table:table-cell>
          <table:table-cell table:formula="of:=LOWER([.E8])" office:value-type="string" office:string-value="1f3a4.png">
            <text:p>1f3a4.png</text:p>
          </table:table-cell>
          <table:table-cell table:number-columns-repeated="9"/>
        </table:table-row>
        <table:table-row table:style-name="ro10">
          <table:table-cell office:value-type="string">
            <text:p>1f1ee 1f1f9</text:p>
          </table:table-cell>
          <table:table-cell office:value-type="string">
            <text:p>1f1ee-1f1f9.png</text:p>
          </table:table-cell>
          <table:table-cell office:value-type="string">
            <text:p>🇮🇹</text:p>
          </table:table-cell>
          <table:table-cell/>
          <table:table-cell office:value-type="string">
            <text:p>1F3A5.png</text:p>
          </table:table-cell>
          <table:table-cell table:formula="of:=LOWER([.E9])" office:value-type="string" office:string-value="1f3a5.png">
            <text:p>1f3a5.png</text:p>
          </table:table-cell>
          <table:table-cell table:number-columns-repeated="9"/>
        </table:table-row>
        <table:table-row table:style-name="ro10">
          <table:table-cell office:value-type="string">
            <text:p>1f1ef 1f1f5</text:p>
          </table:table-cell>
          <table:table-cell office:value-type="string">
            <text:p>1f1ef-1f1f5.png</text:p>
          </table:table-cell>
          <table:table-cell office:value-type="string">
            <text:p>🇯🇵</text:p>
          </table:table-cell>
          <table:table-cell/>
          <table:table-cell office:value-type="string">
            <text:p>1F3A6.png</text:p>
          </table:table-cell>
          <table:table-cell table:formula="of:=LOWER([.E10])" office:value-type="string" office:string-value="1f3a6.png">
            <text:p>1f3a6.png</text:p>
          </table:table-cell>
          <table:table-cell table:number-columns-repeated="9"/>
        </table:table-row>
        <table:table-row table:style-name="ro10">
          <table:table-cell office:value-type="string">
            <text:p>1f1f0 1f1f7</text:p>
          </table:table-cell>
          <table:table-cell office:value-type="string">
            <text:p>1f1f0-1f1f7.png</text:p>
          </table:table-cell>
          <table:table-cell office:value-type="string">
            <text:p>🇰🇷</text:p>
          </table:table-cell>
          <table:table-cell/>
          <table:table-cell office:value-type="string">
            <text:p>1F3A7.png</text:p>
          </table:table-cell>
          <table:table-cell table:formula="of:=LOWER([.E11])" office:value-type="string" office:string-value="1f3a7.png">
            <text:p>1f3a7.png</text:p>
          </table:table-cell>
          <table:table-cell table:number-columns-repeated="9"/>
        </table:table-row>
        <table:table-row table:style-name="ro10">
          <table:table-cell office:value-type="string">
            <text:p>1f1f7 1f1fa</text:p>
          </table:table-cell>
          <table:table-cell office:value-type="string">
            <text:p>1f1f7-1f1fa.png</text:p>
          </table:table-cell>
          <table:table-cell office:value-type="string">
            <text:p>🇷🇺</text:p>
          </table:table-cell>
          <table:table-cell/>
          <table:table-cell office:value-type="string">
            <text:p>1F3A8.png</text:p>
          </table:table-cell>
          <table:table-cell table:formula="of:=LOWER([.E12])" office:value-type="string" office:string-value="1f3a8.png">
            <text:p>1f3a8.png</text:p>
          </table:table-cell>
          <table:table-cell table:number-columns-repeated="9"/>
        </table:table-row>
        <table:table-row table:style-name="ro10">
          <table:table-cell office:value-type="string">
            <text:p>1f1fa 1f1f8</text:p>
          </table:table-cell>
          <table:table-cell office:value-type="string">
            <text:p>1f1fa-1f1f8.png</text:p>
          </table:table-cell>
          <table:table-cell office:value-type="string">
            <text:p>🇺🇸</text:p>
          </table:table-cell>
          <table:table-cell/>
          <table:table-cell office:value-type="string">
            <text:p>1F3A9.png</text:p>
          </table:table-cell>
          <table:table-cell table:formula="of:=LOWER([.E13])" office:value-type="string" office:string-value="1f3a9.png">
            <text:p>1f3a9.png</text:p>
          </table:table-cell>
          <table:table-cell table:number-columns-repeated="9"/>
        </table:table-row>
        <table:table-row table:style-name="ro10">
          <table:table-cell office:value-type="string">
            <text:p>1f3a0</text:p>
          </table:table-cell>
          <table:table-cell office:value-type="string">
            <text:p>1f3a0.png</text:p>
          </table:table-cell>
          <table:table-cell office:value-type="string">
            <text:p>🎠</text:p>
          </table:table-cell>
          <table:table-cell/>
          <table:table-cell office:value-type="string">
            <text:p>1F3AA.png</text:p>
          </table:table-cell>
          <table:table-cell table:formula="of:=LOWER([.E14])" office:value-type="string" office:string-value="1f3aa.png">
            <text:p>1f3aa.png</text:p>
          </table:table-cell>
          <table:table-cell table:number-columns-repeated="9"/>
        </table:table-row>
        <table:table-row table:style-name="ro10">
          <table:table-cell office:value-type="string">
            <text:p>1f3a1</text:p>
          </table:table-cell>
          <table:table-cell office:value-type="string">
            <text:p>1f3a1.png</text:p>
          </table:table-cell>
          <table:table-cell office:value-type="string">
            <text:p>🎡</text:p>
          </table:table-cell>
          <table:table-cell/>
          <table:table-cell office:value-type="string">
            <text:p>1F3AB.png</text:p>
          </table:table-cell>
          <table:table-cell table:formula="of:=LOWER([.E15])" office:value-type="string" office:string-value="1f3ab.png">
            <text:p>1f3ab.png</text:p>
          </table:table-cell>
          <table:table-cell table:number-columns-repeated="9"/>
        </table:table-row>
        <table:table-row table:style-name="ro10">
          <table:table-cell office:value-type="string">
            <text:p>1f3a2</text:p>
          </table:table-cell>
          <table:table-cell office:value-type="string">
            <text:p>1f3a2.png</text:p>
          </table:table-cell>
          <table:table-cell office:value-type="string">
            <text:p>🎢</text:p>
          </table:table-cell>
          <table:table-cell/>
          <table:table-cell office:value-type="string">
            <text:p>1F3AC.png</text:p>
          </table:table-cell>
          <table:table-cell table:formula="of:=LOWER([.E16])" office:value-type="string" office:string-value="1f3ac.png">
            <text:p>1f3ac.png</text:p>
          </table:table-cell>
          <table:table-cell table:number-columns-repeated="9"/>
        </table:table-row>
        <table:table-row table:style-name="ro10">
          <table:table-cell office:value-type="string">
            <text:p>1f3a3</text:p>
          </table:table-cell>
          <table:table-cell office:value-type="string">
            <text:p>1f3a3.png</text:p>
          </table:table-cell>
          <table:table-cell office:value-type="string">
            <text:p>🎣</text:p>
          </table:table-cell>
          <table:table-cell/>
          <table:table-cell office:value-type="string">
            <text:p>1F3AD.png</text:p>
          </table:table-cell>
          <table:table-cell table:formula="of:=LOWER([.E17])" office:value-type="string" office:string-value="1f3ad.png">
            <text:p>1f3ad.png</text:p>
          </table:table-cell>
          <table:table-cell table:number-columns-repeated="9"/>
        </table:table-row>
        <table:table-row table:style-name="ro10">
          <table:table-cell office:value-type="string">
            <text:p>1f3a4</text:p>
          </table:table-cell>
          <table:table-cell office:value-type="string">
            <text:p>1f3a4.png</text:p>
          </table:table-cell>
          <table:table-cell office:value-type="string">
            <text:p>🎤</text:p>
          </table:table-cell>
          <table:table-cell/>
          <table:table-cell office:value-type="string">
            <text:p>1F3AE.png</text:p>
          </table:table-cell>
          <table:table-cell table:formula="of:=LOWER([.E18])" office:value-type="string" office:string-value="1f3ae.png">
            <text:p>1f3ae.png</text:p>
          </table:table-cell>
          <table:table-cell table:number-columns-repeated="9"/>
        </table:table-row>
        <table:table-row table:style-name="ro10">
          <table:table-cell office:value-type="string">
            <text:p>1f3a5</text:p>
          </table:table-cell>
          <table:table-cell office:value-type="string">
            <text:p>1f3a5.png</text:p>
          </table:table-cell>
          <table:table-cell office:value-type="string">
            <text:p>🎥</text:p>
          </table:table-cell>
          <table:table-cell/>
          <table:table-cell office:value-type="string">
            <text:p>1F3AF.png</text:p>
          </table:table-cell>
          <table:table-cell table:formula="of:=LOWER([.E19])" office:value-type="string" office:string-value="1f3af.png">
            <text:p>1f3af.png</text:p>
          </table:table-cell>
          <table:table-cell table:number-columns-repeated="9"/>
        </table:table-row>
        <table:table-row table:style-name="ro10">
          <table:table-cell office:value-type="string">
            <text:p>1f3a6</text:p>
          </table:table-cell>
          <table:table-cell office:value-type="string">
            <text:p>1f3a6.png</text:p>
          </table:table-cell>
          <table:table-cell office:value-type="string">
            <text:p>🎦</text:p>
          </table:table-cell>
          <table:table-cell/>
          <table:table-cell office:value-type="string">
            <text:p>1F3B0.png</text:p>
          </table:table-cell>
          <table:table-cell table:formula="of:=LOWER([.E20])" office:value-type="string" office:string-value="1f3b0.png">
            <text:p>1f3b0.png</text:p>
          </table:table-cell>
          <table:table-cell table:number-columns-repeated="9"/>
        </table:table-row>
        <table:table-row table:style-name="ro10">
          <table:table-cell office:value-type="string">
            <text:p>1f3a7</text:p>
          </table:table-cell>
          <table:table-cell office:value-type="string">
            <text:p>1f3a7.png</text:p>
          </table:table-cell>
          <table:table-cell office:value-type="string">
            <text:p>🎧</text:p>
          </table:table-cell>
          <table:table-cell/>
          <table:table-cell office:value-type="string">
            <text:p>1F3B1.png</text:p>
          </table:table-cell>
          <table:table-cell table:formula="of:=LOWER([.E21])" office:value-type="string" office:string-value="1f3b1.png">
            <text:p>1f3b1.png</text:p>
          </table:table-cell>
          <table:table-cell table:number-columns-repeated="9"/>
        </table:table-row>
        <table:table-row table:style-name="ro10">
          <table:table-cell office:value-type="string">
            <text:p>1f3a8</text:p>
          </table:table-cell>
          <table:table-cell office:value-type="string">
            <text:p>1f3a8.png</text:p>
          </table:table-cell>
          <table:table-cell office:value-type="string">
            <text:p>🎨</text:p>
          </table:table-cell>
          <table:table-cell/>
          <table:table-cell office:value-type="string">
            <text:p>1F3B2.png</text:p>
          </table:table-cell>
          <table:table-cell table:formula="of:=LOWER([.E22])" office:value-type="string" office:string-value="1f3b2.png">
            <text:p>1f3b2.png</text:p>
          </table:table-cell>
          <table:table-cell table:number-columns-repeated="9"/>
        </table:table-row>
        <table:table-row table:style-name="ro10">
          <table:table-cell office:value-type="string">
            <text:p>1f3a9</text:p>
          </table:table-cell>
          <table:table-cell office:value-type="string">
            <text:p>1f3a9.png</text:p>
          </table:table-cell>
          <table:table-cell office:value-type="string">
            <text:p>🎩</text:p>
          </table:table-cell>
          <table:table-cell/>
          <table:table-cell office:value-type="string">
            <text:p>1F3B3.png</text:p>
          </table:table-cell>
          <table:table-cell table:formula="of:=LOWER([.E23])" office:value-type="string" office:string-value="1f3b3.png">
            <text:p>1f3b3.png</text:p>
          </table:table-cell>
          <table:table-cell table:number-columns-repeated="9"/>
        </table:table-row>
        <table:table-row table:style-name="ro10">
          <table:table-cell office:value-type="string">
            <text:p>1f3aa</text:p>
          </table:table-cell>
          <table:table-cell office:value-type="string">
            <text:p>1f3aa.png</text:p>
          </table:table-cell>
          <table:table-cell office:value-type="string">
            <text:p>🎪</text:p>
          </table:table-cell>
          <table:table-cell/>
          <table:table-cell office:value-type="string">
            <text:p>1F3B4.png</text:p>
          </table:table-cell>
          <table:table-cell table:formula="of:=LOWER([.E24])" office:value-type="string" office:string-value="1f3b4.png">
            <text:p>1f3b4.png</text:p>
          </table:table-cell>
          <table:table-cell table:number-columns-repeated="9"/>
        </table:table-row>
        <table:table-row table:style-name="ro10">
          <table:table-cell office:value-type="string">
            <text:p>1f3ab</text:p>
          </table:table-cell>
          <table:table-cell office:value-type="string">
            <text:p>1f3ab.png</text:p>
          </table:table-cell>
          <table:table-cell office:value-type="string">
            <text:p>🎫</text:p>
          </table:table-cell>
          <table:table-cell/>
          <table:table-cell office:value-type="string">
            <text:p>1F3B5.png</text:p>
          </table:table-cell>
          <table:table-cell table:formula="of:=LOWER([.E25])" office:value-type="string" office:string-value="1f3b5.png">
            <text:p>1f3b5.png</text:p>
          </table:table-cell>
          <table:table-cell table:number-columns-repeated="9"/>
        </table:table-row>
        <table:table-row table:style-name="ro10">
          <table:table-cell office:value-type="string">
            <text:p>1f3ac</text:p>
          </table:table-cell>
          <table:table-cell office:value-type="string">
            <text:p>1f3ac.png</text:p>
          </table:table-cell>
          <table:table-cell office:value-type="string">
            <text:p>🎬</text:p>
          </table:table-cell>
          <table:table-cell/>
          <table:table-cell office:value-type="string">
            <text:p>1F3B6.png</text:p>
          </table:table-cell>
          <table:table-cell table:formula="of:=LOWER([.E26])" office:value-type="string" office:string-value="1f3b6.png">
            <text:p>1f3b6.png</text:p>
          </table:table-cell>
          <table:table-cell table:number-columns-repeated="9"/>
        </table:table-row>
        <table:table-row table:style-name="ro10">
          <table:table-cell office:value-type="string">
            <text:p>1f3ad</text:p>
          </table:table-cell>
          <table:table-cell office:value-type="string">
            <text:p>1f3ad.png</text:p>
          </table:table-cell>
          <table:table-cell office:value-type="string">
            <text:p>🎭</text:p>
          </table:table-cell>
          <table:table-cell/>
          <table:table-cell office:value-type="string">
            <text:p>1F3B7.png</text:p>
          </table:table-cell>
          <table:table-cell table:formula="of:=LOWER([.E27])" office:value-type="string" office:string-value="1f3b7.png">
            <text:p>1f3b7.png</text:p>
          </table:table-cell>
          <table:table-cell table:number-columns-repeated="9"/>
        </table:table-row>
        <table:table-row table:style-name="ro10">
          <table:table-cell office:value-type="string">
            <text:p>1f3ae</text:p>
          </table:table-cell>
          <table:table-cell office:value-type="string">
            <text:p>1f3ae.png</text:p>
          </table:table-cell>
          <table:table-cell office:value-type="string">
            <text:p>🎮</text:p>
          </table:table-cell>
          <table:table-cell/>
          <table:table-cell office:value-type="string">
            <text:p>1F3B8.png</text:p>
          </table:table-cell>
          <table:table-cell table:formula="of:=LOWER([.E28])" office:value-type="string" office:string-value="1f3b8.png">
            <text:p>1f3b8.png</text:p>
          </table:table-cell>
          <table:table-cell table:number-columns-repeated="9"/>
        </table:table-row>
        <table:table-row table:style-name="ro10">
          <table:table-cell office:value-type="string">
            <text:p>1f3af</text:p>
          </table:table-cell>
          <table:table-cell office:value-type="string">
            <text:p>1f3af.png</text:p>
          </table:table-cell>
          <table:table-cell office:value-type="string">
            <text:p>🎯</text:p>
          </table:table-cell>
          <table:table-cell/>
          <table:table-cell office:value-type="string">
            <text:p>1F3B9.png</text:p>
          </table:table-cell>
          <table:table-cell table:formula="of:=LOWER([.E29])" office:value-type="string" office:string-value="1f3b9.png">
            <text:p>1f3b9.png</text:p>
          </table:table-cell>
          <table:table-cell table:number-columns-repeated="9"/>
        </table:table-row>
        <table:table-row table:style-name="ro10">
          <table:table-cell office:value-type="string">
            <text:p>1f3b0</text:p>
          </table:table-cell>
          <table:table-cell office:value-type="string">
            <text:p>1f3b0.png</text:p>
          </table:table-cell>
          <table:table-cell office:value-type="string">
            <text:p>🎰</text:p>
          </table:table-cell>
          <table:table-cell/>
          <table:table-cell office:value-type="string">
            <text:p>1F3BA.png</text:p>
          </table:table-cell>
          <table:table-cell table:formula="of:=LOWER([.E30])" office:value-type="string" office:string-value="1f3ba.png">
            <text:p>1f3ba.png</text:p>
          </table:table-cell>
          <table:table-cell table:number-columns-repeated="9"/>
        </table:table-row>
        <table:table-row table:style-name="ro10">
          <table:table-cell office:value-type="string">
            <text:p>1f3b1</text:p>
          </table:table-cell>
          <table:table-cell office:value-type="string">
            <text:p>1f3b1.png</text:p>
          </table:table-cell>
          <table:table-cell office:value-type="string">
            <text:p>🎱</text:p>
          </table:table-cell>
          <table:table-cell/>
          <table:table-cell office:value-type="string">
            <text:p>1F3BB.png</text:p>
          </table:table-cell>
          <table:table-cell table:formula="of:=LOWER([.E31])" office:value-type="string" office:string-value="1f3bb.png">
            <text:p>1f3bb.png</text:p>
          </table:table-cell>
          <table:table-cell table:number-columns-repeated="9"/>
        </table:table-row>
        <table:table-row table:style-name="ro10">
          <table:table-cell office:value-type="string">
            <text:p>1f3b2</text:p>
          </table:table-cell>
          <table:table-cell office:value-type="string">
            <text:p>1f3b2.png</text:p>
          </table:table-cell>
          <table:table-cell office:value-type="string">
            <text:p>🎲</text:p>
          </table:table-cell>
          <table:table-cell/>
          <table:table-cell office:value-type="string">
            <text:p>1F3BC.png</text:p>
          </table:table-cell>
          <table:table-cell table:formula="of:=LOWER([.E32])" office:value-type="string" office:string-value="1f3bc.png">
            <text:p>1f3bc.png</text:p>
          </table:table-cell>
          <table:table-cell table:number-columns-repeated="9"/>
        </table:table-row>
        <table:table-row table:style-name="ro10">
          <table:table-cell office:value-type="string">
            <text:p>1f3b3</text:p>
          </table:table-cell>
          <table:table-cell office:value-type="string">
            <text:p>1f3b3.png</text:p>
          </table:table-cell>
          <table:table-cell office:value-type="string">
            <text:p>🎳</text:p>
          </table:table-cell>
          <table:table-cell/>
          <table:table-cell office:value-type="string">
            <text:p>1F3BD.png</text:p>
          </table:table-cell>
          <table:table-cell table:formula="of:=LOWER([.E33])" office:value-type="string" office:string-value="1f3bd.png">
            <text:p>1f3bd.png</text:p>
          </table:table-cell>
          <table:table-cell table:number-columns-repeated="9"/>
        </table:table-row>
        <table:table-row table:style-name="ro10">
          <table:table-cell office:value-type="string">
            <text:p>1f3b4</text:p>
          </table:table-cell>
          <table:table-cell office:value-type="string">
            <text:p>1f3b4.png</text:p>
          </table:table-cell>
          <table:table-cell office:value-type="string">
            <text:p>🎴</text:p>
          </table:table-cell>
          <table:table-cell/>
          <table:table-cell office:value-type="string">
            <text:p>1F3BE.png</text:p>
          </table:table-cell>
          <table:table-cell table:formula="of:=LOWER([.E34])" office:value-type="string" office:string-value="1f3be.png">
            <text:p>1f3be.png</text:p>
          </table:table-cell>
          <table:table-cell table:number-columns-repeated="9"/>
        </table:table-row>
        <table:table-row table:style-name="ro10">
          <table:table-cell office:value-type="string">
            <text:p>1f3b5</text:p>
          </table:table-cell>
          <table:table-cell office:value-type="string">
            <text:p>1f3b5.png</text:p>
          </table:table-cell>
          <table:table-cell office:value-type="string">
            <text:p>🎵</text:p>
          </table:table-cell>
          <table:table-cell/>
          <table:table-cell office:value-type="string">
            <text:p>1F3BF.png</text:p>
          </table:table-cell>
          <table:table-cell table:formula="of:=LOWER([.E35])" office:value-type="string" office:string-value="1f3bf.png">
            <text:p>1f3bf.png</text:p>
          </table:table-cell>
          <table:table-cell table:number-columns-repeated="9"/>
        </table:table-row>
        <table:table-row table:style-name="ro10">
          <table:table-cell office:value-type="string">
            <text:p>1f3b6</text:p>
          </table:table-cell>
          <table:table-cell office:value-type="string">
            <text:p>1f3b6.png</text:p>
          </table:table-cell>
          <table:table-cell office:value-type="string">
            <text:p>🎶</text:p>
          </table:table-cell>
          <table:table-cell/>
          <table:table-cell office:value-type="string">
            <text:p>1F3C0.png</text:p>
          </table:table-cell>
          <table:table-cell table:formula="of:=LOWER([.E36])" office:value-type="string" office:string-value="1f3c0.png">
            <text:p>1f3c0.png</text:p>
          </table:table-cell>
          <table:table-cell table:number-columns-repeated="9"/>
        </table:table-row>
        <table:table-row table:style-name="ro10">
          <table:table-cell office:value-type="string">
            <text:p>1f3b7</text:p>
          </table:table-cell>
          <table:table-cell office:value-type="string">
            <text:p>1f3b7.png</text:p>
          </table:table-cell>
          <table:table-cell office:value-type="string">
            <text:p>🎷</text:p>
          </table:table-cell>
          <table:table-cell/>
          <table:table-cell office:value-type="string">
            <text:p>1F3C1.png</text:p>
          </table:table-cell>
          <table:table-cell table:formula="of:=LOWER([.E37])" office:value-type="string" office:string-value="1f3c1.png">
            <text:p>1f3c1.png</text:p>
          </table:table-cell>
          <table:table-cell table:number-columns-repeated="9"/>
        </table:table-row>
        <table:table-row table:style-name="ro10">
          <table:table-cell office:value-type="string">
            <text:p>1f3b8</text:p>
          </table:table-cell>
          <table:table-cell office:value-type="string">
            <text:p>1f3b8.png</text:p>
          </table:table-cell>
          <table:table-cell office:value-type="string">
            <text:p>🎸</text:p>
          </table:table-cell>
          <table:table-cell/>
          <table:table-cell office:value-type="string">
            <text:p>1F3C2.png</text:p>
          </table:table-cell>
          <table:table-cell table:formula="of:=LOWER([.E38])" office:value-type="string" office:string-value="1f3c2.png">
            <text:p>1f3c2.png</text:p>
          </table:table-cell>
          <table:table-cell table:number-columns-repeated="9"/>
        </table:table-row>
        <table:table-row table:style-name="ro10">
          <table:table-cell office:value-type="string">
            <text:p>1f3b9</text:p>
          </table:table-cell>
          <table:table-cell office:value-type="string">
            <text:p>1f3b9.png</text:p>
          </table:table-cell>
          <table:table-cell office:value-type="string">
            <text:p>🎹</text:p>
          </table:table-cell>
          <table:table-cell/>
          <table:table-cell office:value-type="string">
            <text:p>1F3C3.png</text:p>
          </table:table-cell>
          <table:table-cell table:formula="of:=LOWER([.E39])" office:value-type="string" office:string-value="1f3c3.png">
            <text:p>1f3c3.png</text:p>
          </table:table-cell>
          <table:table-cell table:number-columns-repeated="9"/>
        </table:table-row>
        <table:table-row table:style-name="ro10">
          <table:table-cell office:value-type="string">
            <text:p>1f3ba</text:p>
          </table:table-cell>
          <table:table-cell office:value-type="string">
            <text:p>1f3ba.png</text:p>
          </table:table-cell>
          <table:table-cell office:value-type="string">
            <text:p>🎺</text:p>
          </table:table-cell>
          <table:table-cell/>
          <table:table-cell office:value-type="string">
            <text:p>1F3C4.png</text:p>
          </table:table-cell>
          <table:table-cell table:formula="of:=LOWER([.E40])" office:value-type="string" office:string-value="1f3c4.png">
            <text:p>1f3c4.png</text:p>
          </table:table-cell>
          <table:table-cell table:number-columns-repeated="9"/>
        </table:table-row>
        <table:table-row table:style-name="ro10">
          <table:table-cell office:value-type="string">
            <text:p>1f3bb</text:p>
          </table:table-cell>
          <table:table-cell office:value-type="string">
            <text:p>1f3bb.png</text:p>
          </table:table-cell>
          <table:table-cell office:value-type="string">
            <text:p>🎻</text:p>
          </table:table-cell>
          <table:table-cell/>
          <table:table-cell office:value-type="string">
            <text:p>1F3C6.png</text:p>
          </table:table-cell>
          <table:table-cell table:formula="of:=LOWER([.E41])" office:value-type="string" office:string-value="1f3c6.png">
            <text:p>1f3c6.png</text:p>
          </table:table-cell>
          <table:table-cell table:number-columns-repeated="9"/>
        </table:table-row>
        <table:table-row table:style-name="ro10">
          <table:table-cell office:value-type="string">
            <text:p>1f3bc</text:p>
          </table:table-cell>
          <table:table-cell office:value-type="string">
            <text:p>1f3bc.png</text:p>
          </table:table-cell>
          <table:table-cell office:value-type="string">
            <text:p>🎼</text:p>
          </table:table-cell>
          <table:table-cell/>
          <table:table-cell office:value-type="string">
            <text:p>1F3C8.png</text:p>
          </table:table-cell>
          <table:table-cell table:formula="of:=LOWER([.E42])" office:value-type="string" office:string-value="1f3c8.png">
            <text:p>1f3c8.png</text:p>
          </table:table-cell>
          <table:table-cell table:number-columns-repeated="9"/>
        </table:table-row>
        <table:table-row table:style-name="ro10">
          <table:table-cell office:value-type="string">
            <text:p>1f3bd</text:p>
          </table:table-cell>
          <table:table-cell office:value-type="string">
            <text:p>1f3bd.png</text:p>
          </table:table-cell>
          <table:table-cell office:value-type="string">
            <text:p>🎽</text:p>
          </table:table-cell>
          <table:table-cell/>
          <table:table-cell office:value-type="string">
            <text:p>1F3CA.png</text:p>
          </table:table-cell>
          <table:table-cell table:formula="of:=LOWER([.E43])" office:value-type="string" office:string-value="1f3ca.png">
            <text:p>1f3ca.png</text:p>
          </table:table-cell>
          <table:table-cell table:number-columns-repeated="9"/>
        </table:table-row>
        <table:table-row table:style-name="ro10">
          <table:table-cell office:value-type="string">
            <text:p>1f3be</text:p>
          </table:table-cell>
          <table:table-cell office:value-type="string">
            <text:p>1f3be.png</text:p>
          </table:table-cell>
          <table:table-cell office:value-type="string">
            <text:p>🎾</text:p>
          </table:table-cell>
          <table:table-cell/>
          <table:table-cell office:value-type="string">
            <text:p>1F3E0.png</text:p>
          </table:table-cell>
          <table:table-cell table:formula="of:=LOWER([.E44])" office:value-type="string" office:string-value="1f3e0.png">
            <text:p>1f3e0.png</text:p>
          </table:table-cell>
          <table:table-cell table:number-columns-repeated="9"/>
        </table:table-row>
        <table:table-row table:style-name="ro10">
          <table:table-cell office:value-type="string">
            <text:p>1f3bf</text:p>
          </table:table-cell>
          <table:table-cell office:value-type="string">
            <text:p>1f3bf.png</text:p>
          </table:table-cell>
          <table:table-cell office:value-type="string">
            <text:p>🎿</text:p>
          </table:table-cell>
          <table:table-cell/>
          <table:table-cell office:value-type="string">
            <text:p>1F3E1.png</text:p>
          </table:table-cell>
          <table:table-cell table:formula="of:=LOWER([.E45])" office:value-type="string" office:string-value="1f3e1.png">
            <text:p>1f3e1.png</text:p>
          </table:table-cell>
          <table:table-cell table:number-columns-repeated="9"/>
        </table:table-row>
        <table:table-row table:style-name="ro10">
          <table:table-cell office:value-type="string">
            <text:p>1f3c0</text:p>
          </table:table-cell>
          <table:table-cell office:value-type="string">
            <text:p>1f3c0.png</text:p>
          </table:table-cell>
          <table:table-cell office:value-type="string">
            <text:p>🏀</text:p>
          </table:table-cell>
          <table:table-cell/>
          <table:table-cell office:value-type="string">
            <text:p>1F3E2.png</text:p>
          </table:table-cell>
          <table:table-cell table:formula="of:=LOWER([.E46])" office:value-type="string" office:string-value="1f3e2.png">
            <text:p>1f3e2.png</text:p>
          </table:table-cell>
          <table:table-cell table:number-columns-repeated="9"/>
        </table:table-row>
        <table:table-row table:style-name="ro10">
          <table:table-cell office:value-type="string">
            <text:p>1f3c1</text:p>
          </table:table-cell>
          <table:table-cell office:value-type="string">
            <text:p>1f3c1.png</text:p>
          </table:table-cell>
          <table:table-cell office:value-type="string">
            <text:p>🏁</text:p>
          </table:table-cell>
          <table:table-cell/>
          <table:table-cell office:value-type="string">
            <text:p>1F3E3.png</text:p>
          </table:table-cell>
          <table:table-cell table:formula="of:=LOWER([.E47])" office:value-type="string" office:string-value="1f3e3.png">
            <text:p>1f3e3.png</text:p>
          </table:table-cell>
          <table:table-cell table:number-columns-repeated="9"/>
        </table:table-row>
        <table:table-row table:style-name="ro10">
          <table:table-cell office:value-type="string">
            <text:p>1f3c2</text:p>
          </table:table-cell>
          <table:table-cell office:value-type="string">
            <text:p>1f3c2.png</text:p>
          </table:table-cell>
          <table:table-cell office:value-type="string">
            <text:p>🏂</text:p>
          </table:table-cell>
          <table:table-cell/>
          <table:table-cell office:value-type="string">
            <text:p>1F3E5.png</text:p>
          </table:table-cell>
          <table:table-cell table:formula="of:=LOWER([.E48])" office:value-type="string" office:string-value="1f3e5.png">
            <text:p>1f3e5.png</text:p>
          </table:table-cell>
          <table:table-cell table:number-columns-repeated="9"/>
        </table:table-row>
        <table:table-row table:style-name="ro10">
          <table:table-cell office:value-type="string">
            <text:p>1f3c3</text:p>
          </table:table-cell>
          <table:table-cell office:value-type="string">
            <text:p>1f3c3.png</text:p>
          </table:table-cell>
          <table:table-cell office:value-type="string">
            <text:p>🏃</text:p>
          </table:table-cell>
          <table:table-cell/>
          <table:table-cell office:value-type="string">
            <text:p>1F3E6.png</text:p>
          </table:table-cell>
          <table:table-cell table:formula="of:=LOWER([.E49])" office:value-type="string" office:string-value="1f3e6.png">
            <text:p>1f3e6.png</text:p>
          </table:table-cell>
          <table:table-cell table:number-columns-repeated="9"/>
        </table:table-row>
        <table:table-row table:style-name="ro10">
          <table:table-cell office:value-type="string">
            <text:p>1f3c4</text:p>
          </table:table-cell>
          <table:table-cell office:value-type="string">
            <text:p>1f3c4.png</text:p>
          </table:table-cell>
          <table:table-cell office:value-type="string">
            <text:p>🏄</text:p>
          </table:table-cell>
          <table:table-cell/>
          <table:table-cell office:value-type="string">
            <text:p>1F3E7.png</text:p>
          </table:table-cell>
          <table:table-cell table:formula="of:=LOWER([.E50])" office:value-type="string" office:string-value="1f3e7.png">
            <text:p>1f3e7.png</text:p>
          </table:table-cell>
          <table:table-cell table:number-columns-repeated="9"/>
        </table:table-row>
        <table:table-row table:style-name="ro10">
          <table:table-cell office:value-type="string">
            <text:p>1f3c6</text:p>
          </table:table-cell>
          <table:table-cell office:value-type="string">
            <text:p>1f3c6.png</text:p>
          </table:table-cell>
          <table:table-cell office:value-type="string">
            <text:p>🏆</text:p>
          </table:table-cell>
          <table:table-cell/>
          <table:table-cell office:value-type="string">
            <text:p>1F3E8.png</text:p>
          </table:table-cell>
          <table:table-cell table:formula="of:=LOWER([.E51])" office:value-type="string" office:string-value="1f3e8.png">
            <text:p>1f3e8.png</text:p>
          </table:table-cell>
          <table:table-cell table:number-columns-repeated="9"/>
        </table:table-row>
        <table:table-row table:style-name="ro10">
          <table:table-cell office:value-type="string">
            <text:p>1f3c7</text:p>
          </table:table-cell>
          <table:table-cell office:value-type="string">
            <text:p>1f3c7.png</text:p>
          </table:table-cell>
          <table:table-cell office:value-type="string">
            <text:p>🏇</text:p>
          </table:table-cell>
          <table:table-cell/>
          <table:table-cell office:value-type="string">
            <text:p>1F3E9.png</text:p>
          </table:table-cell>
          <table:table-cell table:formula="of:=LOWER([.E52])" office:value-type="string" office:string-value="1f3e9.png">
            <text:p>1f3e9.png</text:p>
          </table:table-cell>
          <table:table-cell table:number-columns-repeated="9"/>
        </table:table-row>
        <table:table-row table:style-name="ro10">
          <table:table-cell office:value-type="string">
            <text:p>1f3c8</text:p>
          </table:table-cell>
          <table:table-cell office:value-type="string">
            <text:p>1f3c8.png</text:p>
          </table:table-cell>
          <table:table-cell office:value-type="string">
            <text:p>🏈</text:p>
          </table:table-cell>
          <table:table-cell/>
          <table:table-cell office:value-type="string">
            <text:p>1F3EA.png</text:p>
          </table:table-cell>
          <table:table-cell table:formula="of:=LOWER([.E53])" office:value-type="string" office:string-value="1f3ea.png">
            <text:p>1f3ea.png</text:p>
          </table:table-cell>
          <table:table-cell table:number-columns-repeated="9"/>
        </table:table-row>
        <table:table-row table:style-name="ro10">
          <table:table-cell office:value-type="string">
            <text:p>1f3c9</text:p>
          </table:table-cell>
          <table:table-cell office:value-type="string">
            <text:p>1f3c9.png</text:p>
          </table:table-cell>
          <table:table-cell office:value-type="string">
            <text:p>🏉</text:p>
          </table:table-cell>
          <table:table-cell/>
          <table:table-cell office:value-type="string">
            <text:p>1F3EB.png</text:p>
          </table:table-cell>
          <table:table-cell table:formula="of:=LOWER([.E54])" office:value-type="string" office:string-value="1f3eb.png">
            <text:p>1f3eb.png</text:p>
          </table:table-cell>
          <table:table-cell table:number-columns-repeated="9"/>
        </table:table-row>
        <table:table-row table:style-name="ro10">
          <table:table-cell office:value-type="string">
            <text:p>1f3ca</text:p>
          </table:table-cell>
          <table:table-cell office:value-type="string">
            <text:p>1f3ca.png</text:p>
          </table:table-cell>
          <table:table-cell office:value-type="string">
            <text:p>🏊</text:p>
          </table:table-cell>
          <table:table-cell/>
          <table:table-cell office:value-type="string">
            <text:p>1F3EC.png</text:p>
          </table:table-cell>
          <table:table-cell table:formula="of:=LOWER([.E55])" office:value-type="string" office:string-value="1f3ec.png">
            <text:p>1f3ec.png</text:p>
          </table:table-cell>
          <table:table-cell table:number-columns-repeated="9"/>
        </table:table-row>
        <table:table-row table:style-name="ro10">
          <table:table-cell office:value-type="string">
            <text:p>1f3e0</text:p>
          </table:table-cell>
          <table:table-cell office:value-type="string">
            <text:p>1f3e0.png</text:p>
          </table:table-cell>
          <table:table-cell office:value-type="string">
            <text:p>🏠</text:p>
          </table:table-cell>
          <table:table-cell/>
          <table:table-cell office:value-type="string">
            <text:p>1F3ED.png</text:p>
          </table:table-cell>
          <table:table-cell table:formula="of:=LOWER([.E56])" office:value-type="string" office:string-value="1f3ed.png">
            <text:p>1f3ed.png</text:p>
          </table:table-cell>
          <table:table-cell table:number-columns-repeated="9"/>
        </table:table-row>
        <table:table-row table:style-name="ro10">
          <table:table-cell office:value-type="string">
            <text:p>1f3e1</text:p>
          </table:table-cell>
          <table:table-cell office:value-type="string">
            <text:p>1f3e1.png</text:p>
          </table:table-cell>
          <table:table-cell office:value-type="string">
            <text:p>🏡</text:p>
          </table:table-cell>
          <table:table-cell/>
          <table:table-cell office:value-type="string">
            <text:p>1F3EE.png</text:p>
          </table:table-cell>
          <table:table-cell table:formula="of:=LOWER([.E57])" office:value-type="string" office:string-value="1f3ee.png">
            <text:p>1f3ee.png</text:p>
          </table:table-cell>
          <table:table-cell table:number-columns-repeated="9"/>
        </table:table-row>
        <table:table-row table:style-name="ro10">
          <table:table-cell office:value-type="string">
            <text:p>1f3e2</text:p>
          </table:table-cell>
          <table:table-cell office:value-type="string">
            <text:p>1f3e2.png</text:p>
          </table:table-cell>
          <table:table-cell office:value-type="string">
            <text:p>🏢</text:p>
          </table:table-cell>
          <table:table-cell/>
          <table:table-cell office:value-type="string">
            <text:p>1F3EF.png</text:p>
          </table:table-cell>
          <table:table-cell table:formula="of:=LOWER([.E58])" office:value-type="string" office:string-value="1f3ef.png">
            <text:p>1f3ef.png</text:p>
          </table:table-cell>
          <table:table-cell table:number-columns-repeated="9"/>
        </table:table-row>
        <table:table-row table:style-name="ro10">
          <table:table-cell office:value-type="string">
            <text:p>1f3e3</text:p>
          </table:table-cell>
          <table:table-cell office:value-type="string">
            <text:p>1f3e3.png</text:p>
          </table:table-cell>
          <table:table-cell office:value-type="string">
            <text:p>🏣</text:p>
          </table:table-cell>
          <table:table-cell/>
          <table:table-cell office:value-type="string">
            <text:p>1F3F0.png</text:p>
          </table:table-cell>
          <table:table-cell table:formula="of:=LOWER([.E59])" office:value-type="string" office:string-value="1f3f0.png">
            <text:p>1f3f0.png</text:p>
          </table:table-cell>
          <table:table-cell table:number-columns-repeated="9"/>
        </table:table-row>
        <table:table-row table:style-name="ro10">
          <table:table-cell office:value-type="string">
            <text:p>1f3e4</text:p>
          </table:table-cell>
          <table:table-cell office:value-type="string">
            <text:p>1f3e4.png</text:p>
          </table:table-cell>
          <table:table-cell office:value-type="string">
            <text:p>🏤</text:p>
          </table:table-cell>
          <table:table-cell/>
          <table:table-cell office:value-type="string">
            <text:p>1F004.png</text:p>
          </table:table-cell>
          <table:table-cell table:formula="of:=LOWER([.E60])" office:value-type="string" office:string-value="1f004.png">
            <text:p>1f004.png</text:p>
          </table:table-cell>
          <table:table-cell table:number-columns-repeated="9"/>
        </table:table-row>
        <table:table-row table:style-name="ro10">
          <table:table-cell office:value-type="string">
            <text:p>1f3e5</text:p>
          </table:table-cell>
          <table:table-cell office:value-type="string">
            <text:p>1f3e5.png</text:p>
          </table:table-cell>
          <table:table-cell office:value-type="string">
            <text:p>🏥</text:p>
          </table:table-cell>
          <table:table-cell/>
          <table:table-cell office:value-type="string">
            <text:p>1F4A0.png</text:p>
          </table:table-cell>
          <table:table-cell table:formula="of:=LOWER([.E61])" office:value-type="string" office:string-value="1f4a0.png">
            <text:p>1f4a0.png</text:p>
          </table:table-cell>
          <table:table-cell table:number-columns-repeated="9"/>
        </table:table-row>
        <table:table-row table:style-name="ro10">
          <table:table-cell office:value-type="string">
            <text:p>1f3e6</text:p>
          </table:table-cell>
          <table:table-cell office:value-type="string">
            <text:p>1f3e6.png</text:p>
          </table:table-cell>
          <table:table-cell office:value-type="string">
            <text:p>🏦</text:p>
          </table:table-cell>
          <table:table-cell/>
          <table:table-cell office:value-type="string">
            <text:p>1F4A1.png</text:p>
          </table:table-cell>
          <table:table-cell table:formula="of:=LOWER([.E62])" office:value-type="string" office:string-value="1f4a1.png">
            <text:p>1f4a1.png</text:p>
          </table:table-cell>
          <table:table-cell table:number-columns-repeated="9"/>
        </table:table-row>
        <table:table-row table:style-name="ro10">
          <table:table-cell office:value-type="string">
            <text:p>1f3e7</text:p>
          </table:table-cell>
          <table:table-cell office:value-type="string">
            <text:p>1f3e7.png</text:p>
          </table:table-cell>
          <table:table-cell office:value-type="string">
            <text:p>🏧</text:p>
          </table:table-cell>
          <table:table-cell/>
          <table:table-cell office:value-type="string">
            <text:p>1F4A2.png</text:p>
          </table:table-cell>
          <table:table-cell table:formula="of:=LOWER([.E63])" office:value-type="string" office:string-value="1f4a2.png">
            <text:p>1f4a2.png</text:p>
          </table:table-cell>
          <table:table-cell table:number-columns-repeated="9"/>
        </table:table-row>
        <table:table-row table:style-name="ro10">
          <table:table-cell office:value-type="string">
            <text:p>1f3e8</text:p>
          </table:table-cell>
          <table:table-cell office:value-type="string">
            <text:p>1f3e8.png</text:p>
          </table:table-cell>
          <table:table-cell office:value-type="string">
            <text:p>🏨</text:p>
          </table:table-cell>
          <table:table-cell/>
          <table:table-cell office:value-type="string">
            <text:p>1F4A3.png</text:p>
          </table:table-cell>
          <table:table-cell table:formula="of:=LOWER([.E64])" office:value-type="string" office:string-value="1f4a3.png">
            <text:p>1f4a3.png</text:p>
          </table:table-cell>
          <table:table-cell table:number-columns-repeated="9"/>
        </table:table-row>
        <table:table-row table:style-name="ro10">
          <table:table-cell office:value-type="string">
            <text:p>1f3e9</text:p>
          </table:table-cell>
          <table:table-cell office:value-type="string">
            <text:p>1f3e9.png</text:p>
          </table:table-cell>
          <table:table-cell office:value-type="string">
            <text:p>🏩</text:p>
          </table:table-cell>
          <table:table-cell/>
          <table:table-cell office:value-type="string">
            <text:p>1F4A4.png</text:p>
          </table:table-cell>
          <table:table-cell table:formula="of:=LOWER([.E65])" office:value-type="string" office:string-value="1f4a4.png">
            <text:p>1f4a4.png</text:p>
          </table:table-cell>
          <table:table-cell table:number-columns-repeated="9"/>
        </table:table-row>
        <table:table-row table:style-name="ro10">
          <table:table-cell office:value-type="string">
            <text:p>1f3ea</text:p>
          </table:table-cell>
          <table:table-cell office:value-type="string">
            <text:p>1f3ea.png</text:p>
          </table:table-cell>
          <table:table-cell office:value-type="string">
            <text:p>🏪</text:p>
          </table:table-cell>
          <table:table-cell/>
          <table:table-cell office:value-type="string">
            <text:p>1F4A5.png</text:p>
          </table:table-cell>
          <table:table-cell table:formula="of:=LOWER([.E66])" office:value-type="string" office:string-value="1f4a5.png">
            <text:p>1f4a5.png</text:p>
          </table:table-cell>
          <table:table-cell table:number-columns-repeated="9"/>
        </table:table-row>
        <table:table-row table:style-name="ro10">
          <table:table-cell office:value-type="string">
            <text:p>1f3eb</text:p>
          </table:table-cell>
          <table:table-cell office:value-type="string">
            <text:p>1f3eb.png</text:p>
          </table:table-cell>
          <table:table-cell office:value-type="string">
            <text:p>🏫</text:p>
          </table:table-cell>
          <table:table-cell/>
          <table:table-cell office:value-type="string">
            <text:p>1F4A6.png</text:p>
          </table:table-cell>
          <table:table-cell table:formula="of:=LOWER([.E67])" office:value-type="string" office:string-value="1f4a6.png">
            <text:p>1f4a6.png</text:p>
          </table:table-cell>
          <table:table-cell table:number-columns-repeated="9"/>
        </table:table-row>
        <table:table-row table:style-name="ro10">
          <table:table-cell office:value-type="string">
            <text:p>1f3ec</text:p>
          </table:table-cell>
          <table:table-cell office:value-type="string">
            <text:p>1f3ec.png</text:p>
          </table:table-cell>
          <table:table-cell office:value-type="string">
            <text:p>🏬</text:p>
          </table:table-cell>
          <table:table-cell/>
          <table:table-cell office:value-type="string">
            <text:p>1F4A7.png</text:p>
          </table:table-cell>
          <table:table-cell table:formula="of:=LOWER([.E68])" office:value-type="string" office:string-value="1f4a7.png">
            <text:p>1f4a7.png</text:p>
          </table:table-cell>
          <table:table-cell table:number-columns-repeated="9"/>
        </table:table-row>
        <table:table-row table:style-name="ro10">
          <table:table-cell office:value-type="string">
            <text:p>1f3ed</text:p>
          </table:table-cell>
          <table:table-cell office:value-type="string">
            <text:p>1f3ed.png</text:p>
          </table:table-cell>
          <table:table-cell office:value-type="string">
            <text:p>🏭</text:p>
          </table:table-cell>
          <table:table-cell/>
          <table:table-cell office:value-type="string">
            <text:p>1F4A8.png</text:p>
          </table:table-cell>
          <table:table-cell table:formula="of:=LOWER([.E69])" office:value-type="string" office:string-value="1f4a8.png">
            <text:p>1f4a8.png</text:p>
          </table:table-cell>
          <table:table-cell table:number-columns-repeated="9"/>
        </table:table-row>
        <table:table-row table:style-name="ro10">
          <table:table-cell office:value-type="string">
            <text:p>1f3ee</text:p>
          </table:table-cell>
          <table:table-cell office:value-type="string">
            <text:p>1f3ee.png</text:p>
          </table:table-cell>
          <table:table-cell office:value-type="string">
            <text:p>🏮</text:p>
          </table:table-cell>
          <table:table-cell/>
          <table:table-cell office:value-type="string">
            <text:p>1F4A9.png</text:p>
          </table:table-cell>
          <table:table-cell table:formula="of:=LOWER([.E70])" office:value-type="string" office:string-value="1f4a9.png">
            <text:p>1f4a9.png</text:p>
          </table:table-cell>
          <table:table-cell table:number-columns-repeated="9"/>
        </table:table-row>
        <table:table-row table:style-name="ro10">
          <table:table-cell office:value-type="string">
            <text:p>1f3ef</text:p>
          </table:table-cell>
          <table:table-cell office:value-type="string">
            <text:p>1f3ef.png</text:p>
          </table:table-cell>
          <table:table-cell office:value-type="string">
            <text:p>🏯</text:p>
          </table:table-cell>
          <table:table-cell/>
          <table:table-cell office:value-type="string">
            <text:p>1F4AA.png</text:p>
          </table:table-cell>
          <table:table-cell table:formula="of:=LOWER([.E71])" office:value-type="string" office:string-value="1f4aa.png">
            <text:p>1f4aa.png</text:p>
          </table:table-cell>
          <table:table-cell table:number-columns-repeated="9"/>
        </table:table-row>
        <table:table-row table:style-name="ro10">
          <table:table-cell office:value-type="string">
            <text:p>1f3f0</text:p>
          </table:table-cell>
          <table:table-cell office:value-type="string">
            <text:p>1f3f0.png</text:p>
          </table:table-cell>
          <table:table-cell office:value-type="string">
            <text:p>🏰</text:p>
          </table:table-cell>
          <table:table-cell/>
          <table:table-cell office:value-type="string">
            <text:p>1F4AB.png</text:p>
          </table:table-cell>
          <table:table-cell table:formula="of:=LOWER([.E72])" office:value-type="string" office:string-value="1f4ab.png">
            <text:p>1f4ab.png</text:p>
          </table:table-cell>
          <table:table-cell table:number-columns-repeated="9"/>
        </table:table-row>
        <table:table-row table:style-name="ro10">
          <table:table-cell office:value-type="string">
            <text:p>1f004</text:p>
          </table:table-cell>
          <table:table-cell office:value-type="string">
            <text:p>1f004.png</text:p>
          </table:table-cell>
          <table:table-cell office:value-type="string">
            <text:p>🀄</text:p>
          </table:table-cell>
          <table:table-cell/>
          <table:table-cell office:value-type="string">
            <text:p>1F4AC.png</text:p>
          </table:table-cell>
          <table:table-cell table:formula="of:=LOWER([.E73])" office:value-type="string" office:string-value="1f4ac.png">
            <text:p>1f4ac.png</text:p>
          </table:table-cell>
          <table:table-cell table:number-columns-repeated="9"/>
        </table:table-row>
        <table:table-row table:style-name="ro10">
          <table:table-cell office:value-type="string">
            <text:p>1f4a0</text:p>
          </table:table-cell>
          <table:table-cell office:value-type="string">
            <text:p>1f4a0.png</text:p>
          </table:table-cell>
          <table:table-cell office:value-type="string">
            <text:p>💠</text:p>
          </table:table-cell>
          <table:table-cell/>
          <table:table-cell office:value-type="string">
            <text:p>1F4AE.png</text:p>
          </table:table-cell>
          <table:table-cell table:formula="of:=LOWER([.E74])" office:value-type="string" office:string-value="1f4ae.png">
            <text:p>1f4ae.png</text:p>
          </table:table-cell>
          <table:table-cell table:number-columns-repeated="9"/>
        </table:table-row>
        <table:table-row table:style-name="ro10">
          <table:table-cell office:value-type="string">
            <text:p>1f4a1</text:p>
          </table:table-cell>
          <table:table-cell office:value-type="string">
            <text:p>1f4a1.png</text:p>
          </table:table-cell>
          <table:table-cell office:value-type="string">
            <text:p>💡</text:p>
          </table:table-cell>
          <table:table-cell/>
          <table:table-cell office:value-type="string">
            <text:p>1F4AF.png</text:p>
          </table:table-cell>
          <table:table-cell table:formula="of:=LOWER([.E75])" office:value-type="string" office:string-value="1f4af.png">
            <text:p>1f4af.png</text:p>
          </table:table-cell>
          <table:table-cell table:number-columns-repeated="9"/>
        </table:table-row>
        <table:table-row table:style-name="ro10">
          <table:table-cell office:value-type="string">
            <text:p>1f4a2</text:p>
          </table:table-cell>
          <table:table-cell office:value-type="string">
            <text:p>1f4a2.png</text:p>
          </table:table-cell>
          <table:table-cell office:value-type="string">
            <text:p>💢</text:p>
          </table:table-cell>
          <table:table-cell/>
          <table:table-cell office:value-type="string">
            <text:p>1F4B0.png</text:p>
          </table:table-cell>
          <table:table-cell table:formula="of:=LOWER([.E76])" office:value-type="string" office:string-value="1f4b0.png">
            <text:p>1f4b0.png</text:p>
          </table:table-cell>
          <table:table-cell table:number-columns-repeated="9"/>
        </table:table-row>
        <table:table-row table:style-name="ro10">
          <table:table-cell office:value-type="string">
            <text:p>1f4a3</text:p>
          </table:table-cell>
          <table:table-cell office:value-type="string">
            <text:p>1f4a3.png</text:p>
          </table:table-cell>
          <table:table-cell office:value-type="string">
            <text:p>💣</text:p>
          </table:table-cell>
          <table:table-cell/>
          <table:table-cell office:value-type="string">
            <text:p>1F4B1.png</text:p>
          </table:table-cell>
          <table:table-cell table:formula="of:=LOWER([.E77])" office:value-type="string" office:string-value="1f4b1.png">
            <text:p>1f4b1.png</text:p>
          </table:table-cell>
          <table:table-cell table:number-columns-repeated="9"/>
        </table:table-row>
        <table:table-row table:style-name="ro10">
          <table:table-cell office:value-type="string">
            <text:p>1f4a4</text:p>
          </table:table-cell>
          <table:table-cell office:value-type="string">
            <text:p>1f4a4.png</text:p>
          </table:table-cell>
          <table:table-cell office:value-type="string">
            <text:p>💤</text:p>
          </table:table-cell>
          <table:table-cell/>
          <table:table-cell office:value-type="string">
            <text:p>1F4B2.png</text:p>
          </table:table-cell>
          <table:table-cell table:formula="of:=LOWER([.E78])" office:value-type="string" office:string-value="1f4b2.png">
            <text:p>1f4b2.png</text:p>
          </table:table-cell>
          <table:table-cell table:number-columns-repeated="9"/>
        </table:table-row>
        <table:table-row table:style-name="ro10">
          <table:table-cell office:value-type="string">
            <text:p>1f4a5</text:p>
          </table:table-cell>
          <table:table-cell office:value-type="string">
            <text:p>1f4a5.png</text:p>
          </table:table-cell>
          <table:table-cell office:value-type="string">
            <text:p>💥</text:p>
          </table:table-cell>
          <table:table-cell/>
          <table:table-cell office:value-type="string">
            <text:p>1F4B3.png</text:p>
          </table:table-cell>
          <table:table-cell table:formula="of:=LOWER([.E79])" office:value-type="string" office:string-value="1f4b3.png">
            <text:p>1f4b3.png</text:p>
          </table:table-cell>
          <table:table-cell table:number-columns-repeated="9"/>
        </table:table-row>
        <table:table-row table:style-name="ro10">
          <table:table-cell office:value-type="string">
            <text:p>1f4a6</text:p>
          </table:table-cell>
          <table:table-cell office:value-type="string">
            <text:p>1f4a6.png</text:p>
          </table:table-cell>
          <table:table-cell office:value-type="string">
            <text:p>💦</text:p>
          </table:table-cell>
          <table:table-cell/>
          <table:table-cell office:value-type="string">
            <text:p>1F4B4.png</text:p>
          </table:table-cell>
          <table:table-cell table:formula="of:=LOWER([.E80])" office:value-type="string" office:string-value="1f4b4.png">
            <text:p>1f4b4.png</text:p>
          </table:table-cell>
          <table:table-cell table:number-columns-repeated="9"/>
        </table:table-row>
        <table:table-row table:style-name="ro10">
          <table:table-cell office:value-type="string">
            <text:p>1f4a7</text:p>
          </table:table-cell>
          <table:table-cell office:value-type="string">
            <text:p>1f4a7.png</text:p>
          </table:table-cell>
          <table:table-cell office:value-type="string">
            <text:p>💧</text:p>
          </table:table-cell>
          <table:table-cell/>
          <table:table-cell office:value-type="string">
            <text:p>1F4B5.png</text:p>
          </table:table-cell>
          <table:table-cell table:formula="of:=LOWER([.E81])" office:value-type="string" office:string-value="1f4b5.png">
            <text:p>1f4b5.png</text:p>
          </table:table-cell>
          <table:table-cell table:number-columns-repeated="9"/>
        </table:table-row>
        <table:table-row table:style-name="ro10">
          <table:table-cell office:value-type="string">
            <text:p>1f4a8</text:p>
          </table:table-cell>
          <table:table-cell office:value-type="string">
            <text:p>1f4a8.png</text:p>
          </table:table-cell>
          <table:table-cell office:value-type="string">
            <text:p>💨</text:p>
          </table:table-cell>
          <table:table-cell/>
          <table:table-cell office:value-type="string">
            <text:p>1F4B8.png</text:p>
          </table:table-cell>
          <table:table-cell table:formula="of:=LOWER([.E82])" office:value-type="string" office:string-value="1f4b8.png">
            <text:p>1f4b8.png</text:p>
          </table:table-cell>
          <table:table-cell table:number-columns-repeated="9"/>
        </table:table-row>
        <table:table-row table:style-name="ro10">
          <table:table-cell office:value-type="string">
            <text:p>1f4a9</text:p>
          </table:table-cell>
          <table:table-cell office:value-type="string">
            <text:p>1f4a9.png</text:p>
          </table:table-cell>
          <table:table-cell office:value-type="string">
            <text:p>💩</text:p>
          </table:table-cell>
          <table:table-cell/>
          <table:table-cell office:value-type="string">
            <text:p>1F4B9.png</text:p>
          </table:table-cell>
          <table:table-cell table:formula="of:=LOWER([.E83])" office:value-type="string" office:string-value="1f4b9.png">
            <text:p>1f4b9.png</text:p>
          </table:table-cell>
          <table:table-cell table:number-columns-repeated="9"/>
        </table:table-row>
        <table:table-row table:style-name="ro10">
          <table:table-cell office:value-type="string">
            <text:p>1f4aa</text:p>
          </table:table-cell>
          <table:table-cell office:value-type="string">
            <text:p>1f4aa.png</text:p>
          </table:table-cell>
          <table:table-cell office:value-type="string">
            <text:p>💪</text:p>
          </table:table-cell>
          <table:table-cell/>
          <table:table-cell office:value-type="string">
            <text:p>1F4BA.png</text:p>
          </table:table-cell>
          <table:table-cell table:formula="of:=LOWER([.E84])" office:value-type="string" office:string-value="1f4ba.png">
            <text:p>1f4ba.png</text:p>
          </table:table-cell>
          <table:table-cell table:number-columns-repeated="9"/>
        </table:table-row>
        <table:table-row table:style-name="ro10">
          <table:table-cell office:value-type="string">
            <text:p>1f4ab</text:p>
          </table:table-cell>
          <table:table-cell office:value-type="string">
            <text:p>1f4ab.png</text:p>
          </table:table-cell>
          <table:table-cell office:value-type="string">
            <text:p>💫</text:p>
          </table:table-cell>
          <table:table-cell/>
          <table:table-cell office:value-type="string">
            <text:p>1F4BB.png</text:p>
          </table:table-cell>
          <table:table-cell table:formula="of:=LOWER([.E85])" office:value-type="string" office:string-value="1f4bb.png">
            <text:p>1f4bb.png</text:p>
          </table:table-cell>
          <table:table-cell table:number-columns-repeated="9"/>
        </table:table-row>
        <table:table-row table:style-name="ro10">
          <table:table-cell office:value-type="string">
            <text:p>1f4ac</text:p>
          </table:table-cell>
          <table:table-cell office:value-type="string">
            <text:p>1f4ac.png</text:p>
          </table:table-cell>
          <table:table-cell office:value-type="string">
            <text:p>💬</text:p>
          </table:table-cell>
          <table:table-cell/>
          <table:table-cell office:value-type="string">
            <text:p>1F4BC.png</text:p>
          </table:table-cell>
          <table:table-cell table:formula="of:=LOWER([.E86])" office:value-type="string" office:string-value="1f4bc.png">
            <text:p>1f4bc.png</text:p>
          </table:table-cell>
          <table:table-cell table:number-columns-repeated="9"/>
        </table:table-row>
        <table:table-row table:style-name="ro10">
          <table:table-cell office:value-type="string">
            <text:p>1f4ad</text:p>
          </table:table-cell>
          <table:table-cell office:value-type="string">
            <text:p>1f4ad.png</text:p>
          </table:table-cell>
          <table:table-cell office:value-type="string">
            <text:p>💭</text:p>
          </table:table-cell>
          <table:table-cell/>
          <table:table-cell office:value-type="string">
            <text:p>1F4BD.png</text:p>
          </table:table-cell>
          <table:table-cell table:formula="of:=LOWER([.E87])" office:value-type="string" office:string-value="1f4bd.png">
            <text:p>1f4bd.png</text:p>
          </table:table-cell>
          <table:table-cell table:number-columns-repeated="9"/>
        </table:table-row>
        <table:table-row table:style-name="ro10">
          <table:table-cell office:value-type="string">
            <text:p>1f4ae</text:p>
          </table:table-cell>
          <table:table-cell office:value-type="string">
            <text:p>1f4ae.png</text:p>
          </table:table-cell>
          <table:table-cell office:value-type="string">
            <text:p>💮</text:p>
          </table:table-cell>
          <table:table-cell/>
          <table:table-cell office:value-type="string">
            <text:p>1F4BE.png</text:p>
          </table:table-cell>
          <table:table-cell table:formula="of:=LOWER([.E88])" office:value-type="string" office:string-value="1f4be.png">
            <text:p>1f4be.png</text:p>
          </table:table-cell>
          <table:table-cell table:number-columns-repeated="9"/>
        </table:table-row>
        <table:table-row table:style-name="ro10">
          <table:table-cell office:value-type="string">
            <text:p>1f4af</text:p>
          </table:table-cell>
          <table:table-cell office:value-type="string">
            <text:p>1f4af.png</text:p>
          </table:table-cell>
          <table:table-cell office:value-type="string">
            <text:p>💯</text:p>
          </table:table-cell>
          <table:table-cell/>
          <table:table-cell office:value-type="string">
            <text:p>1F4BF.png</text:p>
          </table:table-cell>
          <table:table-cell table:formula="of:=LOWER([.E89])" office:value-type="string" office:string-value="1f4bf.png">
            <text:p>1f4bf.png</text:p>
          </table:table-cell>
          <table:table-cell table:number-columns-repeated="9"/>
        </table:table-row>
        <table:table-row table:style-name="ro10">
          <table:table-cell office:value-type="string">
            <text:p>1f4b0</text:p>
          </table:table-cell>
          <table:table-cell office:value-type="string">
            <text:p>1f4b0.png</text:p>
          </table:table-cell>
          <table:table-cell office:value-type="string">
            <text:p>💰</text:p>
          </table:table-cell>
          <table:table-cell/>
          <table:table-cell office:value-type="string">
            <text:p>1F4C0.png</text:p>
          </table:table-cell>
          <table:table-cell table:formula="of:=LOWER([.E90])" office:value-type="string" office:string-value="1f4c0.png">
            <text:p>1f4c0.png</text:p>
          </table:table-cell>
          <table:table-cell table:number-columns-repeated="9"/>
        </table:table-row>
        <table:table-row table:style-name="ro10">
          <table:table-cell office:value-type="string">
            <text:p>1f4b1</text:p>
          </table:table-cell>
          <table:table-cell office:value-type="string">
            <text:p>1f4b1.png</text:p>
          </table:table-cell>
          <table:table-cell office:value-type="string">
            <text:p>💱</text:p>
          </table:table-cell>
          <table:table-cell/>
          <table:table-cell office:value-type="string">
            <text:p>1F4C1.png</text:p>
          </table:table-cell>
          <table:table-cell table:formula="of:=LOWER([.E91])" office:value-type="string" office:string-value="1f4c1.png">
            <text:p>1f4c1.png</text:p>
          </table:table-cell>
          <table:table-cell table:number-columns-repeated="9"/>
        </table:table-row>
        <table:table-row table:style-name="ro10">
          <table:table-cell office:value-type="string">
            <text:p>1f4b2</text:p>
          </table:table-cell>
          <table:table-cell office:value-type="string">
            <text:p>1f4b2.png</text:p>
          </table:table-cell>
          <table:table-cell office:value-type="string">
            <text:p>💲</text:p>
          </table:table-cell>
          <table:table-cell/>
          <table:table-cell office:value-type="string">
            <text:p>1F4C2.png</text:p>
          </table:table-cell>
          <table:table-cell table:formula="of:=LOWER([.E92])" office:value-type="string" office:string-value="1f4c2.png">
            <text:p>1f4c2.png</text:p>
          </table:table-cell>
          <table:table-cell table:number-columns-repeated="9"/>
        </table:table-row>
        <table:table-row table:style-name="ro10">
          <table:table-cell office:value-type="string">
            <text:p>1f4b3</text:p>
          </table:table-cell>
          <table:table-cell office:value-type="string">
            <text:p>1f4b3.png</text:p>
          </table:table-cell>
          <table:table-cell office:value-type="string">
            <text:p>💳</text:p>
          </table:table-cell>
          <table:table-cell/>
          <table:table-cell office:value-type="string">
            <text:p>1F4C3.png</text:p>
          </table:table-cell>
          <table:table-cell table:formula="of:=LOWER([.E93])" office:value-type="string" office:string-value="1f4c3.png">
            <text:p>1f4c3.png</text:p>
          </table:table-cell>
          <table:table-cell table:number-columns-repeated="9"/>
        </table:table-row>
        <table:table-row table:style-name="ro10">
          <table:table-cell office:value-type="string">
            <text:p>1f4b4</text:p>
          </table:table-cell>
          <table:table-cell office:value-type="string">
            <text:p>1f4b4.png</text:p>
          </table:table-cell>
          <table:table-cell office:value-type="string">
            <text:p>💴</text:p>
          </table:table-cell>
          <table:table-cell/>
          <table:table-cell office:value-type="string">
            <text:p>1F4C4.png</text:p>
          </table:table-cell>
          <table:table-cell table:formula="of:=LOWER([.E94])" office:value-type="string" office:string-value="1f4c4.png">
            <text:p>1f4c4.png</text:p>
          </table:table-cell>
          <table:table-cell table:number-columns-repeated="9"/>
        </table:table-row>
        <table:table-row table:style-name="ro10">
          <table:table-cell office:value-type="string">
            <text:p>1f4b5</text:p>
          </table:table-cell>
          <table:table-cell office:value-type="string">
            <text:p>1f4b5.png</text:p>
          </table:table-cell>
          <table:table-cell office:value-type="string">
            <text:p>💵</text:p>
          </table:table-cell>
          <table:table-cell/>
          <table:table-cell office:value-type="string">
            <text:p>1F4C5.png</text:p>
          </table:table-cell>
          <table:table-cell table:formula="of:=LOWER([.E95])" office:value-type="string" office:string-value="1f4c5.png">
            <text:p>1f4c5.png</text:p>
          </table:table-cell>
          <table:table-cell table:number-columns-repeated="9"/>
        </table:table-row>
        <table:table-row table:style-name="ro10">
          <table:table-cell office:value-type="string">
            <text:p>1f4b6</text:p>
          </table:table-cell>
          <table:table-cell office:value-type="string">
            <text:p>1f4b6.png</text:p>
          </table:table-cell>
          <table:table-cell office:value-type="string">
            <text:p>💶</text:p>
          </table:table-cell>
          <table:table-cell/>
          <table:table-cell office:value-type="string">
            <text:p>1F4C6.png</text:p>
          </table:table-cell>
          <table:table-cell table:formula="of:=LOWER([.E96])" office:value-type="string" office:string-value="1f4c6.png">
            <text:p>1f4c6.png</text:p>
          </table:table-cell>
          <table:table-cell table:number-columns-repeated="9"/>
        </table:table-row>
        <table:table-row table:style-name="ro10">
          <table:table-cell office:value-type="string">
            <text:p>1f4b7</text:p>
          </table:table-cell>
          <table:table-cell office:value-type="string">
            <text:p>1f4b7.png</text:p>
          </table:table-cell>
          <table:table-cell office:value-type="string">
            <text:p>💷</text:p>
          </table:table-cell>
          <table:table-cell/>
          <table:table-cell office:value-type="string">
            <text:p>1F4C7.png</text:p>
          </table:table-cell>
          <table:table-cell table:formula="of:=LOWER([.E97])" office:value-type="string" office:string-value="1f4c7.png">
            <text:p>1f4c7.png</text:p>
          </table:table-cell>
          <table:table-cell table:number-columns-repeated="9"/>
        </table:table-row>
        <table:table-row table:style-name="ro10">
          <table:table-cell office:value-type="string">
            <text:p>1f4b8</text:p>
          </table:table-cell>
          <table:table-cell office:value-type="string">
            <text:p>1f4b8.png</text:p>
          </table:table-cell>
          <table:table-cell office:value-type="string">
            <text:p>💸</text:p>
          </table:table-cell>
          <table:table-cell/>
          <table:table-cell office:value-type="string">
            <text:p>1F4C8.png</text:p>
          </table:table-cell>
          <table:table-cell table:formula="of:=LOWER([.E98])" office:value-type="string" office:string-value="1f4c8.png">
            <text:p>1f4c8.png</text:p>
          </table:table-cell>
          <table:table-cell table:number-columns-repeated="9"/>
        </table:table-row>
        <table:table-row table:style-name="ro10">
          <table:table-cell office:value-type="string">
            <text:p>1f4b9</text:p>
          </table:table-cell>
          <table:table-cell office:value-type="string">
            <text:p>1f4b9.png</text:p>
          </table:table-cell>
          <table:table-cell office:value-type="string">
            <text:p>💹</text:p>
          </table:table-cell>
          <table:table-cell/>
          <table:table-cell office:value-type="string">
            <text:p>1F4C9.png</text:p>
          </table:table-cell>
          <table:table-cell table:formula="of:=LOWER([.E99])" office:value-type="string" office:string-value="1f4c9.png">
            <text:p>1f4c9.png</text:p>
          </table:table-cell>
          <table:table-cell table:number-columns-repeated="9"/>
        </table:table-row>
        <table:table-row table:style-name="ro10">
          <table:table-cell office:value-type="string">
            <text:p>1f4ba</text:p>
          </table:table-cell>
          <table:table-cell office:value-type="string">
            <text:p>1f4ba.png</text:p>
          </table:table-cell>
          <table:table-cell office:value-type="string">
            <text:p>💺</text:p>
          </table:table-cell>
          <table:table-cell/>
          <table:table-cell office:value-type="string">
            <text:p>1F4CA.png</text:p>
          </table:table-cell>
          <table:table-cell table:formula="of:=LOWER([.E100])" office:value-type="string" office:string-value="1f4ca.png">
            <text:p>1f4ca.png</text:p>
          </table:table-cell>
          <table:table-cell table:number-columns-repeated="9"/>
        </table:table-row>
        <table:table-row table:style-name="ro10">
          <table:table-cell office:value-type="string">
            <text:p>1f4bb</text:p>
          </table:table-cell>
          <table:table-cell office:value-type="string">
            <text:p>1f4bb.png</text:p>
          </table:table-cell>
          <table:table-cell office:value-type="string">
            <text:p>💻</text:p>
          </table:table-cell>
          <table:table-cell/>
          <table:table-cell office:value-type="string">
            <text:p>1F4CB.png</text:p>
          </table:table-cell>
          <table:table-cell table:formula="of:=LOWER([.E101])" office:value-type="string" office:string-value="1f4cb.png">
            <text:p>1f4cb.png</text:p>
          </table:table-cell>
          <table:table-cell table:number-columns-repeated="9"/>
        </table:table-row>
        <table:table-row table:style-name="ro10">
          <table:table-cell office:value-type="string">
            <text:p>1f4bc</text:p>
          </table:table-cell>
          <table:table-cell office:value-type="string">
            <text:p>1f4bc.png</text:p>
          </table:table-cell>
          <table:table-cell office:value-type="string">
            <text:p>💼</text:p>
          </table:table-cell>
          <table:table-cell/>
          <table:table-cell office:value-type="string">
            <text:p>1F4CC.png</text:p>
          </table:table-cell>
          <table:table-cell table:formula="of:=LOWER([.E102])" office:value-type="string" office:string-value="1f4cc.png">
            <text:p>1f4cc.png</text:p>
          </table:table-cell>
          <table:table-cell table:number-columns-repeated="9"/>
        </table:table-row>
        <table:table-row table:style-name="ro10">
          <table:table-cell office:value-type="string">
            <text:p>1f4bd</text:p>
          </table:table-cell>
          <table:table-cell office:value-type="string">
            <text:p>1f4bd.png</text:p>
          </table:table-cell>
          <table:table-cell office:value-type="string">
            <text:p>💽</text:p>
          </table:table-cell>
          <table:table-cell/>
          <table:table-cell office:value-type="string">
            <text:p>1F4CD.png</text:p>
          </table:table-cell>
          <table:table-cell table:formula="of:=LOWER([.E103])" office:value-type="string" office:string-value="1f4cd.png">
            <text:p>1f4cd.png</text:p>
          </table:table-cell>
          <table:table-cell table:number-columns-repeated="9"/>
        </table:table-row>
        <table:table-row table:style-name="ro10">
          <table:table-cell office:value-type="string">
            <text:p>1f4be</text:p>
          </table:table-cell>
          <table:table-cell office:value-type="string">
            <text:p>1f4be.png</text:p>
          </table:table-cell>
          <table:table-cell office:value-type="string">
            <text:p>💾</text:p>
          </table:table-cell>
          <table:table-cell/>
          <table:table-cell office:value-type="string">
            <text:p>1F4CE.png</text:p>
          </table:table-cell>
          <table:table-cell table:formula="of:=LOWER([.E104])" office:value-type="string" office:string-value="1f4ce.png">
            <text:p>1f4ce.png</text:p>
          </table:table-cell>
          <table:table-cell table:number-columns-repeated="9"/>
        </table:table-row>
        <table:table-row table:style-name="ro10">
          <table:table-cell office:value-type="string">
            <text:p>1f4bf</text:p>
          </table:table-cell>
          <table:table-cell office:value-type="string">
            <text:p>1f4bf.png</text:p>
          </table:table-cell>
          <table:table-cell office:value-type="string">
            <text:p>💿</text:p>
          </table:table-cell>
          <table:table-cell/>
          <table:table-cell office:value-type="string">
            <text:p>1F4CF.png</text:p>
          </table:table-cell>
          <table:table-cell table:formula="of:=LOWER([.E105])" office:value-type="string" office:string-value="1f4cf.png">
            <text:p>1f4cf.png</text:p>
          </table:table-cell>
          <table:table-cell table:number-columns-repeated="9"/>
        </table:table-row>
        <table:table-row table:style-name="ro10">
          <table:table-cell office:value-type="string">
            <text:p>1f4c0</text:p>
          </table:table-cell>
          <table:table-cell office:value-type="string">
            <text:p>1f4c0.png</text:p>
          </table:table-cell>
          <table:table-cell office:value-type="string">
            <text:p>📀</text:p>
          </table:table-cell>
          <table:table-cell/>
          <table:table-cell office:value-type="string">
            <text:p>1F4D0.png</text:p>
          </table:table-cell>
          <table:table-cell table:formula="of:=LOWER([.E106])" office:value-type="string" office:string-value="1f4d0.png">
            <text:p>1f4d0.png</text:p>
          </table:table-cell>
          <table:table-cell table:number-columns-repeated="9"/>
        </table:table-row>
        <table:table-row table:style-name="ro10">
          <table:table-cell office:value-type="string">
            <text:p>1f4c1</text:p>
          </table:table-cell>
          <table:table-cell office:value-type="string">
            <text:p>1f4c1.png</text:p>
          </table:table-cell>
          <table:table-cell office:value-type="string">
            <text:p>📁</text:p>
          </table:table-cell>
          <table:table-cell/>
          <table:table-cell office:value-type="string">
            <text:p>1F4D1.png</text:p>
          </table:table-cell>
          <table:table-cell table:formula="of:=LOWER([.E107])" office:value-type="string" office:string-value="1f4d1.png">
            <text:p>1f4d1.png</text:p>
          </table:table-cell>
          <table:table-cell table:number-columns-repeated="9"/>
        </table:table-row>
        <table:table-row table:style-name="ro10">
          <table:table-cell office:value-type="string">
            <text:p>1f4c2</text:p>
          </table:table-cell>
          <table:table-cell office:value-type="string">
            <text:p>1f4c2.png</text:p>
          </table:table-cell>
          <table:table-cell office:value-type="string">
            <text:p>📂</text:p>
          </table:table-cell>
          <table:table-cell/>
          <table:table-cell office:value-type="string">
            <text:p>1F4D2.png</text:p>
          </table:table-cell>
          <table:table-cell table:formula="of:=LOWER([.E108])" office:value-type="string" office:string-value="1f4d2.png">
            <text:p>1f4d2.png</text:p>
          </table:table-cell>
          <table:table-cell table:number-columns-repeated="9"/>
        </table:table-row>
        <table:table-row table:style-name="ro10">
          <table:table-cell office:value-type="string">
            <text:p>1f4c3</text:p>
          </table:table-cell>
          <table:table-cell office:value-type="string">
            <text:p>1f4c3.png</text:p>
          </table:table-cell>
          <table:table-cell office:value-type="string">
            <text:p>📃</text:p>
          </table:table-cell>
          <table:table-cell/>
          <table:table-cell office:value-type="string">
            <text:p>1F4D3.png</text:p>
          </table:table-cell>
          <table:table-cell table:formula="of:=LOWER([.E109])" office:value-type="string" office:string-value="1f4d3.png">
            <text:p>1f4d3.png</text:p>
          </table:table-cell>
          <table:table-cell table:number-columns-repeated="9"/>
        </table:table-row>
        <table:table-row table:style-name="ro10">
          <table:table-cell office:value-type="string">
            <text:p>1f4c4</text:p>
          </table:table-cell>
          <table:table-cell office:value-type="string">
            <text:p>1f4c4.png</text:p>
          </table:table-cell>
          <table:table-cell office:value-type="string">
            <text:p>📄</text:p>
          </table:table-cell>
          <table:table-cell/>
          <table:table-cell office:value-type="string">
            <text:p>1F4D4.png</text:p>
          </table:table-cell>
          <table:table-cell table:formula="of:=LOWER([.E110])" office:value-type="string" office:string-value="1f4d4.png">
            <text:p>1f4d4.png</text:p>
          </table:table-cell>
          <table:table-cell table:number-columns-repeated="9"/>
        </table:table-row>
        <table:table-row table:style-name="ro10">
          <table:table-cell office:value-type="string">
            <text:p>1f4c5</text:p>
          </table:table-cell>
          <table:table-cell office:value-type="string">
            <text:p>1f4c5.png</text:p>
          </table:table-cell>
          <table:table-cell office:value-type="string">
            <text:p>📅</text:p>
          </table:table-cell>
          <table:table-cell/>
          <table:table-cell office:value-type="string">
            <text:p>1F4D5.png</text:p>
          </table:table-cell>
          <table:table-cell table:formula="of:=LOWER([.E111])" office:value-type="string" office:string-value="1f4d5.png">
            <text:p>1f4d5.png</text:p>
          </table:table-cell>
          <table:table-cell table:number-columns-repeated="9"/>
        </table:table-row>
        <table:table-row table:style-name="ro10">
          <table:table-cell office:value-type="string">
            <text:p>1f4c6</text:p>
          </table:table-cell>
          <table:table-cell office:value-type="string">
            <text:p>1f4c6.png</text:p>
          </table:table-cell>
          <table:table-cell office:value-type="string">
            <text:p>📆</text:p>
          </table:table-cell>
          <table:table-cell/>
          <table:table-cell office:value-type="string">
            <text:p>1F4D6.png</text:p>
          </table:table-cell>
          <table:table-cell table:formula="of:=LOWER([.E112])" office:value-type="string" office:string-value="1f4d6.png">
            <text:p>1f4d6.png</text:p>
          </table:table-cell>
          <table:table-cell table:number-columns-repeated="9"/>
        </table:table-row>
        <table:table-row table:style-name="ro10">
          <table:table-cell office:value-type="string">
            <text:p>1f4c7</text:p>
          </table:table-cell>
          <table:table-cell office:value-type="string">
            <text:p>1f4c7.png</text:p>
          </table:table-cell>
          <table:table-cell office:value-type="string">
            <text:p>📇</text:p>
          </table:table-cell>
          <table:table-cell/>
          <table:table-cell office:value-type="string">
            <text:p>1F4D7.png</text:p>
          </table:table-cell>
          <table:table-cell table:formula="of:=LOWER([.E113])" office:value-type="string" office:string-value="1f4d7.png">
            <text:p>1f4d7.png</text:p>
          </table:table-cell>
          <table:table-cell table:number-columns-repeated="9"/>
        </table:table-row>
        <table:table-row table:style-name="ro10">
          <table:table-cell office:value-type="string">
            <text:p>1f4c8</text:p>
          </table:table-cell>
          <table:table-cell office:value-type="string">
            <text:p>1f4c8.png</text:p>
          </table:table-cell>
          <table:table-cell office:value-type="string">
            <text:p>📈</text:p>
          </table:table-cell>
          <table:table-cell/>
          <table:table-cell office:value-type="string">
            <text:p>1F4D8.png</text:p>
          </table:table-cell>
          <table:table-cell table:formula="of:=LOWER([.E114])" office:value-type="string" office:string-value="1f4d8.png">
            <text:p>1f4d8.png</text:p>
          </table:table-cell>
          <table:table-cell table:number-columns-repeated="9"/>
        </table:table-row>
        <table:table-row table:style-name="ro10">
          <table:table-cell office:value-type="string">
            <text:p>1f4c9</text:p>
          </table:table-cell>
          <table:table-cell office:value-type="string">
            <text:p>1f4c9.png</text:p>
          </table:table-cell>
          <table:table-cell office:value-type="string">
            <text:p>📉</text:p>
          </table:table-cell>
          <table:table-cell/>
          <table:table-cell office:value-type="string">
            <text:p>1F4D9.png</text:p>
          </table:table-cell>
          <table:table-cell table:formula="of:=LOWER([.E115])" office:value-type="string" office:string-value="1f4d9.png">
            <text:p>1f4d9.png</text:p>
          </table:table-cell>
          <table:table-cell table:number-columns-repeated="9"/>
        </table:table-row>
        <table:table-row table:style-name="ro10">
          <table:table-cell office:value-type="string">
            <text:p>1f4ca</text:p>
          </table:table-cell>
          <table:table-cell office:value-type="string">
            <text:p>1f4ca.png</text:p>
          </table:table-cell>
          <table:table-cell office:value-type="string">
            <text:p>📊</text:p>
          </table:table-cell>
          <table:table-cell/>
          <table:table-cell office:value-type="string">
            <text:p>1F4DA.png</text:p>
          </table:table-cell>
          <table:table-cell table:formula="of:=LOWER([.E116])" office:value-type="string" office:string-value="1f4da.png">
            <text:p>1f4da.png</text:p>
          </table:table-cell>
          <table:table-cell table:number-columns-repeated="9"/>
        </table:table-row>
        <table:table-row table:style-name="ro10">
          <table:table-cell office:value-type="string">
            <text:p>1f4cb</text:p>
          </table:table-cell>
          <table:table-cell office:value-type="string">
            <text:p>1f4cb.png</text:p>
          </table:table-cell>
          <table:table-cell office:value-type="string">
            <text:p>📋</text:p>
          </table:table-cell>
          <table:table-cell/>
          <table:table-cell office:value-type="string">
            <text:p>1F4DB.png</text:p>
          </table:table-cell>
          <table:table-cell table:formula="of:=LOWER([.E117])" office:value-type="string" office:string-value="1f4db.png">
            <text:p>1f4db.png</text:p>
          </table:table-cell>
          <table:table-cell table:number-columns-repeated="9"/>
        </table:table-row>
        <table:table-row table:style-name="ro10">
          <table:table-cell office:value-type="string">
            <text:p>1f4cc</text:p>
          </table:table-cell>
          <table:table-cell office:value-type="string">
            <text:p>1f4cc.png</text:p>
          </table:table-cell>
          <table:table-cell office:value-type="string">
            <text:p>📌</text:p>
          </table:table-cell>
          <table:table-cell/>
          <table:table-cell office:value-type="string">
            <text:p>1F4DC.png</text:p>
          </table:table-cell>
          <table:table-cell table:formula="of:=LOWER([.E118])" office:value-type="string" office:string-value="1f4dc.png">
            <text:p>1f4dc.png</text:p>
          </table:table-cell>
          <table:table-cell table:number-columns-repeated="9"/>
        </table:table-row>
        <table:table-row table:style-name="ro10">
          <table:table-cell office:value-type="string">
            <text:p>1f4cd</text:p>
          </table:table-cell>
          <table:table-cell office:value-type="string">
            <text:p>1f4cd.png</text:p>
          </table:table-cell>
          <table:table-cell office:value-type="string">
            <text:p>📍</text:p>
          </table:table-cell>
          <table:table-cell/>
          <table:table-cell office:value-type="string">
            <text:p>1F4DD.png</text:p>
          </table:table-cell>
          <table:table-cell table:formula="of:=LOWER([.E119])" office:value-type="string" office:string-value="1f4dd.png">
            <text:p>1f4dd.png</text:p>
          </table:table-cell>
          <table:table-cell table:number-columns-repeated="9"/>
        </table:table-row>
        <table:table-row table:style-name="ro10">
          <table:table-cell office:value-type="string">
            <text:p>1f4ce</text:p>
          </table:table-cell>
          <table:table-cell office:value-type="string">
            <text:p>1f4ce.png</text:p>
          </table:table-cell>
          <table:table-cell office:value-type="string">
            <text:p>📎</text:p>
          </table:table-cell>
          <table:table-cell/>
          <table:table-cell office:value-type="string">
            <text:p>1F4DE.png</text:p>
          </table:table-cell>
          <table:table-cell table:formula="of:=LOWER([.E120])" office:value-type="string" office:string-value="1f4de.png">
            <text:p>1f4de.png</text:p>
          </table:table-cell>
          <table:table-cell table:number-columns-repeated="9"/>
        </table:table-row>
        <table:table-row table:style-name="ro10">
          <table:table-cell office:value-type="string">
            <text:p>1f4cf</text:p>
          </table:table-cell>
          <table:table-cell office:value-type="string">
            <text:p>1f4cf.png</text:p>
          </table:table-cell>
          <table:table-cell office:value-type="string">
            <text:p>📏</text:p>
          </table:table-cell>
          <table:table-cell/>
          <table:table-cell office:value-type="string">
            <text:p>1F4DF.png</text:p>
          </table:table-cell>
          <table:table-cell table:formula="of:=LOWER([.E121])" office:value-type="string" office:string-value="1f4df.png">
            <text:p>1f4df.png</text:p>
          </table:table-cell>
          <table:table-cell table:number-columns-repeated="9"/>
        </table:table-row>
        <table:table-row table:style-name="ro10">
          <table:table-cell office:value-type="string">
            <text:p>1f4d0</text:p>
          </table:table-cell>
          <table:table-cell office:value-type="string">
            <text:p>1f4d0.png</text:p>
          </table:table-cell>
          <table:table-cell office:value-type="string">
            <text:p>📐</text:p>
          </table:table-cell>
          <table:table-cell/>
          <table:table-cell office:value-type="string">
            <text:p>1F4E0.png</text:p>
          </table:table-cell>
          <table:table-cell table:formula="of:=LOWER([.E122])" office:value-type="string" office:string-value="1f4e0.png">
            <text:p>1f4e0.png</text:p>
          </table:table-cell>
          <table:table-cell table:number-columns-repeated="9"/>
        </table:table-row>
        <table:table-row table:style-name="ro10">
          <table:table-cell office:value-type="string">
            <text:p>1f4d1</text:p>
          </table:table-cell>
          <table:table-cell office:value-type="string">
            <text:p>1f4d1.png</text:p>
          </table:table-cell>
          <table:table-cell office:value-type="string">
            <text:p>📑</text:p>
          </table:table-cell>
          <table:table-cell/>
          <table:table-cell office:value-type="string">
            <text:p>1F4E1.png</text:p>
          </table:table-cell>
          <table:table-cell table:formula="of:=LOWER([.E123])" office:value-type="string" office:string-value="1f4e1.png">
            <text:p>1f4e1.png</text:p>
          </table:table-cell>
          <table:table-cell table:number-columns-repeated="9"/>
        </table:table-row>
        <table:table-row table:style-name="ro10">
          <table:table-cell office:value-type="string">
            <text:p>1f4d2</text:p>
          </table:table-cell>
          <table:table-cell office:value-type="string">
            <text:p>1f4d2.png</text:p>
          </table:table-cell>
          <table:table-cell office:value-type="string">
            <text:p>📒</text:p>
          </table:table-cell>
          <table:table-cell/>
          <table:table-cell office:value-type="string">
            <text:p>1F4E2.png</text:p>
          </table:table-cell>
          <table:table-cell table:formula="of:=LOWER([.E124])" office:value-type="string" office:string-value="1f4e2.png">
            <text:p>1f4e2.png</text:p>
          </table:table-cell>
          <table:table-cell table:number-columns-repeated="9"/>
        </table:table-row>
        <table:table-row table:style-name="ro10">
          <table:table-cell office:value-type="string">
            <text:p>1f4d3</text:p>
          </table:table-cell>
          <table:table-cell office:value-type="string">
            <text:p>1f4d3.png</text:p>
          </table:table-cell>
          <table:table-cell office:value-type="string">
            <text:p>📓</text:p>
          </table:table-cell>
          <table:table-cell/>
          <table:table-cell office:value-type="string">
            <text:p>1F4E3.png</text:p>
          </table:table-cell>
          <table:table-cell table:formula="of:=LOWER([.E125])" office:value-type="string" office:string-value="1f4e3.png">
            <text:p>1f4e3.png</text:p>
          </table:table-cell>
          <table:table-cell table:number-columns-repeated="9"/>
        </table:table-row>
        <table:table-row table:style-name="ro10">
          <table:table-cell office:value-type="string">
            <text:p>1f4d4</text:p>
          </table:table-cell>
          <table:table-cell office:value-type="string">
            <text:p>1f4d4.png</text:p>
          </table:table-cell>
          <table:table-cell office:value-type="string">
            <text:p>📔</text:p>
          </table:table-cell>
          <table:table-cell/>
          <table:table-cell office:value-type="string">
            <text:p>1F4E4.png</text:p>
          </table:table-cell>
          <table:table-cell table:formula="of:=LOWER([.E126])" office:value-type="string" office:string-value="1f4e4.png">
            <text:p>1f4e4.png</text:p>
          </table:table-cell>
          <table:table-cell table:number-columns-repeated="9"/>
        </table:table-row>
        <table:table-row table:style-name="ro10">
          <table:table-cell office:value-type="string">
            <text:p>1f4d5</text:p>
          </table:table-cell>
          <table:table-cell office:value-type="string">
            <text:p>1f4d5.png</text:p>
          </table:table-cell>
          <table:table-cell office:value-type="string">
            <text:p>📕</text:p>
          </table:table-cell>
          <table:table-cell/>
          <table:table-cell office:value-type="string">
            <text:p>1F4E5.png</text:p>
          </table:table-cell>
          <table:table-cell table:formula="of:=LOWER([.E127])" office:value-type="string" office:string-value="1f4e5.png">
            <text:p>1f4e5.png</text:p>
          </table:table-cell>
          <table:table-cell table:number-columns-repeated="9"/>
        </table:table-row>
        <table:table-row table:style-name="ro10">
          <table:table-cell office:value-type="string">
            <text:p>1f4d6</text:p>
          </table:table-cell>
          <table:table-cell office:value-type="string">
            <text:p>1f4d6.png</text:p>
          </table:table-cell>
          <table:table-cell office:value-type="string">
            <text:p>📖</text:p>
          </table:table-cell>
          <table:table-cell/>
          <table:table-cell office:value-type="string">
            <text:p>1F4E6.png</text:p>
          </table:table-cell>
          <table:table-cell table:formula="of:=LOWER([.E128])" office:value-type="string" office:string-value="1f4e6.png">
            <text:p>1f4e6.png</text:p>
          </table:table-cell>
          <table:table-cell table:number-columns-repeated="9"/>
        </table:table-row>
        <table:table-row table:style-name="ro10">
          <table:table-cell office:value-type="string">
            <text:p>1f4d7</text:p>
          </table:table-cell>
          <table:table-cell office:value-type="string">
            <text:p>1f4d7.png</text:p>
          </table:table-cell>
          <table:table-cell office:value-type="string">
            <text:p>📗</text:p>
          </table:table-cell>
          <table:table-cell/>
          <table:table-cell office:value-type="string">
            <text:p>1F4E7.png</text:p>
          </table:table-cell>
          <table:table-cell table:formula="of:=LOWER([.E129])" office:value-type="string" office:string-value="1f4e7.png">
            <text:p>1f4e7.png</text:p>
          </table:table-cell>
          <table:table-cell table:number-columns-repeated="9"/>
        </table:table-row>
        <table:table-row table:style-name="ro10">
          <table:table-cell office:value-type="string">
            <text:p>1f4d8</text:p>
          </table:table-cell>
          <table:table-cell office:value-type="string">
            <text:p>1f4d8.png</text:p>
          </table:table-cell>
          <table:table-cell office:value-type="string">
            <text:p>📘</text:p>
          </table:table-cell>
          <table:table-cell/>
          <table:table-cell office:value-type="string">
            <text:p>1F4E8.png</text:p>
          </table:table-cell>
          <table:table-cell table:formula="of:=LOWER([.E130])" office:value-type="string" office:string-value="1f4e8.png">
            <text:p>1f4e8.png</text:p>
          </table:table-cell>
          <table:table-cell table:number-columns-repeated="9"/>
        </table:table-row>
        <table:table-row table:style-name="ro10">
          <table:table-cell office:value-type="string">
            <text:p>1f4d9</text:p>
          </table:table-cell>
          <table:table-cell office:value-type="string">
            <text:p>1f4d9.png</text:p>
          </table:table-cell>
          <table:table-cell office:value-type="string">
            <text:p>📙</text:p>
          </table:table-cell>
          <table:table-cell/>
          <table:table-cell office:value-type="string">
            <text:p>1F4E9.png</text:p>
          </table:table-cell>
          <table:table-cell table:formula="of:=LOWER([.E131])" office:value-type="string" office:string-value="1f4e9.png">
            <text:p>1f4e9.png</text:p>
          </table:table-cell>
          <table:table-cell table:number-columns-repeated="9"/>
        </table:table-row>
        <table:table-row table:style-name="ro10">
          <table:table-cell office:value-type="string">
            <text:p>1f4da</text:p>
          </table:table-cell>
          <table:table-cell office:value-type="string">
            <text:p>1f4da.png</text:p>
          </table:table-cell>
          <table:table-cell office:value-type="string">
            <text:p>📚</text:p>
          </table:table-cell>
          <table:table-cell/>
          <table:table-cell office:value-type="string">
            <text:p>1F4EA.png</text:p>
          </table:table-cell>
          <table:table-cell table:formula="of:=LOWER([.E132])" office:value-type="string" office:string-value="1f4ea.png">
            <text:p>1f4ea.png</text:p>
          </table:table-cell>
          <table:table-cell table:number-columns-repeated="9"/>
        </table:table-row>
        <table:table-row table:style-name="ro10">
          <table:table-cell office:value-type="string">
            <text:p>1f4db</text:p>
          </table:table-cell>
          <table:table-cell office:value-type="string">
            <text:p>1f4db.png</text:p>
          </table:table-cell>
          <table:table-cell office:value-type="string">
            <text:p>📛</text:p>
          </table:table-cell>
          <table:table-cell/>
          <table:table-cell office:value-type="string">
            <text:p>1F4EB.png</text:p>
          </table:table-cell>
          <table:table-cell table:formula="of:=LOWER([.E133])" office:value-type="string" office:string-value="1f4eb.png">
            <text:p>1f4eb.png</text:p>
          </table:table-cell>
          <table:table-cell table:number-columns-repeated="9"/>
        </table:table-row>
        <table:table-row table:style-name="ro10">
          <table:table-cell office:value-type="string">
            <text:p>1f4dc</text:p>
          </table:table-cell>
          <table:table-cell office:value-type="string">
            <text:p>1f4dc.png</text:p>
          </table:table-cell>
          <table:table-cell office:value-type="string">
            <text:p>📜</text:p>
          </table:table-cell>
          <table:table-cell/>
          <table:table-cell office:value-type="string">
            <text:p>1F4EE.png</text:p>
          </table:table-cell>
          <table:table-cell table:formula="of:=LOWER([.E134])" office:value-type="string" office:string-value="1f4ee.png">
            <text:p>1f4ee.png</text:p>
          </table:table-cell>
          <table:table-cell table:number-columns-repeated="9"/>
        </table:table-row>
        <table:table-row table:style-name="ro10">
          <table:table-cell office:value-type="string">
            <text:p>1f4dd</text:p>
          </table:table-cell>
          <table:table-cell office:value-type="string">
            <text:p>1f4dd.png</text:p>
          </table:table-cell>
          <table:table-cell office:value-type="string">
            <text:p>📝</text:p>
          </table:table-cell>
          <table:table-cell/>
          <table:table-cell office:value-type="string">
            <text:p>1F4F0.png</text:p>
          </table:table-cell>
          <table:table-cell table:formula="of:=LOWER([.E135])" office:value-type="string" office:string-value="1f4f0.png">
            <text:p>1f4f0.png</text:p>
          </table:table-cell>
          <table:table-cell table:number-columns-repeated="9"/>
        </table:table-row>
        <table:table-row table:style-name="ro10">
          <table:table-cell office:value-type="string">
            <text:p>1f4de</text:p>
          </table:table-cell>
          <table:table-cell office:value-type="string">
            <text:p>1f4de.png</text:p>
          </table:table-cell>
          <table:table-cell office:value-type="string">
            <text:p>📞</text:p>
          </table:table-cell>
          <table:table-cell/>
          <table:table-cell office:value-type="string">
            <text:p>1F4F1.png</text:p>
          </table:table-cell>
          <table:table-cell table:formula="of:=LOWER([.E136])" office:value-type="string" office:string-value="1f4f1.png">
            <text:p>1f4f1.png</text:p>
          </table:table-cell>
          <table:table-cell table:number-columns-repeated="9"/>
        </table:table-row>
        <table:table-row table:style-name="ro10">
          <table:table-cell office:value-type="string">
            <text:p>1f4df</text:p>
          </table:table-cell>
          <table:table-cell office:value-type="string">
            <text:p>1f4df.png</text:p>
          </table:table-cell>
          <table:table-cell office:value-type="string">
            <text:p>📟</text:p>
          </table:table-cell>
          <table:table-cell/>
          <table:table-cell office:value-type="string">
            <text:p>1F4F2.png</text:p>
          </table:table-cell>
          <table:table-cell table:formula="of:=LOWER([.E137])" office:value-type="string" office:string-value="1f4f2.png">
            <text:p>1f4f2.png</text:p>
          </table:table-cell>
          <table:table-cell table:number-columns-repeated="9"/>
        </table:table-row>
        <table:table-row table:style-name="ro10">
          <table:table-cell office:value-type="string">
            <text:p>1f4e0</text:p>
          </table:table-cell>
          <table:table-cell office:value-type="string">
            <text:p>1f4e0.png</text:p>
          </table:table-cell>
          <table:table-cell office:value-type="string">
            <text:p>📠</text:p>
          </table:table-cell>
          <table:table-cell/>
          <table:table-cell office:value-type="string">
            <text:p>1F4F3.png</text:p>
          </table:table-cell>
          <table:table-cell table:formula="of:=LOWER([.E138])" office:value-type="string" office:string-value="1f4f3.png">
            <text:p>1f4f3.png</text:p>
          </table:table-cell>
          <table:table-cell table:number-columns-repeated="9"/>
        </table:table-row>
        <table:table-row table:style-name="ro10">
          <table:table-cell office:value-type="string">
            <text:p>1f4e1</text:p>
          </table:table-cell>
          <table:table-cell office:value-type="string">
            <text:p>1f4e1.png</text:p>
          </table:table-cell>
          <table:table-cell office:value-type="string">
            <text:p>📡</text:p>
          </table:table-cell>
          <table:table-cell/>
          <table:table-cell office:value-type="string">
            <text:p>1F4F4.png</text:p>
          </table:table-cell>
          <table:table-cell table:formula="of:=LOWER([.E139])" office:value-type="string" office:string-value="1f4f4.png">
            <text:p>1f4f4.png</text:p>
          </table:table-cell>
          <table:table-cell table:number-columns-repeated="9"/>
        </table:table-row>
        <table:table-row table:style-name="ro10">
          <table:table-cell office:value-type="string">
            <text:p>1f4e2</text:p>
          </table:table-cell>
          <table:table-cell office:value-type="string">
            <text:p>1f4e2.png</text:p>
          </table:table-cell>
          <table:table-cell office:value-type="string">
            <text:p>📢</text:p>
          </table:table-cell>
          <table:table-cell/>
          <table:table-cell office:value-type="string">
            <text:p>1F4F6.png</text:p>
          </table:table-cell>
          <table:table-cell table:formula="of:=LOWER([.E140])" office:value-type="string" office:string-value="1f4f6.png">
            <text:p>1f4f6.png</text:p>
          </table:table-cell>
          <table:table-cell table:number-columns-repeated="9"/>
        </table:table-row>
        <table:table-row table:style-name="ro10">
          <table:table-cell office:value-type="string">
            <text:p>1f4e3</text:p>
          </table:table-cell>
          <table:table-cell office:value-type="string">
            <text:p>1f4e3.png</text:p>
          </table:table-cell>
          <table:table-cell office:value-type="string">
            <text:p>📣</text:p>
          </table:table-cell>
          <table:table-cell/>
          <table:table-cell office:value-type="string">
            <text:p>1F4F7.png</text:p>
          </table:table-cell>
          <table:table-cell table:formula="of:=LOWER([.E141])" office:value-type="string" office:string-value="1f4f7.png">
            <text:p>1f4f7.png</text:p>
          </table:table-cell>
          <table:table-cell table:number-columns-repeated="9"/>
        </table:table-row>
        <table:table-row table:style-name="ro10">
          <table:table-cell office:value-type="string">
            <text:p>1f4e4</text:p>
          </table:table-cell>
          <table:table-cell office:value-type="string">
            <text:p>1f4e4.png</text:p>
          </table:table-cell>
          <table:table-cell office:value-type="string">
            <text:p>📤</text:p>
          </table:table-cell>
          <table:table-cell/>
          <table:table-cell office:value-type="string">
            <text:p>1F4F9.png</text:p>
          </table:table-cell>
          <table:table-cell table:formula="of:=LOWER([.E142])" office:value-type="string" office:string-value="1f4f9.png">
            <text:p>1f4f9.png</text:p>
          </table:table-cell>
          <table:table-cell table:number-columns-repeated="9"/>
        </table:table-row>
        <table:table-row table:style-name="ro10">
          <table:table-cell office:value-type="string">
            <text:p>1f4e5</text:p>
          </table:table-cell>
          <table:table-cell office:value-type="string">
            <text:p>1f4e5.png</text:p>
          </table:table-cell>
          <table:table-cell office:value-type="string">
            <text:p>📥</text:p>
          </table:table-cell>
          <table:table-cell/>
          <table:table-cell office:value-type="string">
            <text:p>1F4FA.png</text:p>
          </table:table-cell>
          <table:table-cell table:formula="of:=LOWER([.E143])" office:value-type="string" office:string-value="1f4fa.png">
            <text:p>1f4fa.png</text:p>
          </table:table-cell>
          <table:table-cell table:number-columns-repeated="9"/>
        </table:table-row>
        <table:table-row table:style-name="ro10">
          <table:table-cell office:value-type="string">
            <text:p>1f4e6</text:p>
          </table:table-cell>
          <table:table-cell office:value-type="string">
            <text:p>1f4e6.png</text:p>
          </table:table-cell>
          <table:table-cell office:value-type="string">
            <text:p>📦</text:p>
          </table:table-cell>
          <table:table-cell/>
          <table:table-cell office:value-type="string">
            <text:p>1F4FB.png</text:p>
          </table:table-cell>
          <table:table-cell table:formula="of:=LOWER([.E144])" office:value-type="string" office:string-value="1f4fb.png">
            <text:p>1f4fb.png</text:p>
          </table:table-cell>
          <table:table-cell table:number-columns-repeated="9"/>
        </table:table-row>
        <table:table-row table:style-name="ro10">
          <table:table-cell office:value-type="string">
            <text:p>1f4e7</text:p>
          </table:table-cell>
          <table:table-cell office:value-type="string">
            <text:p>1f4e7.png</text:p>
          </table:table-cell>
          <table:table-cell office:value-type="string">
            <text:p>📧</text:p>
          </table:table-cell>
          <table:table-cell/>
          <table:table-cell office:value-type="string">
            <text:p>1F4FC.png</text:p>
          </table:table-cell>
          <table:table-cell table:formula="of:=LOWER([.E145])" office:value-type="string" office:string-value="1f4fc.png">
            <text:p>1f4fc.png</text:p>
          </table:table-cell>
          <table:table-cell table:number-columns-repeated="9"/>
        </table:table-row>
        <table:table-row table:style-name="ro10">
          <table:table-cell office:value-type="string">
            <text:p>1f4e8</text:p>
          </table:table-cell>
          <table:table-cell office:value-type="string">
            <text:p>1f4e8.png</text:p>
          </table:table-cell>
          <table:table-cell office:value-type="string">
            <text:p>📨</text:p>
          </table:table-cell>
          <table:table-cell/>
          <table:table-cell office:value-type="string">
            <text:p>1F5FB.png</text:p>
          </table:table-cell>
          <table:table-cell table:formula="of:=LOWER([.E146])" office:value-type="string" office:string-value="1f5fb.png">
            <text:p>1f5fb.png</text:p>
          </table:table-cell>
          <table:table-cell table:number-columns-repeated="9"/>
        </table:table-row>
        <table:table-row table:style-name="ro10">
          <table:table-cell office:value-type="string">
            <text:p>1f4e9</text:p>
          </table:table-cell>
          <table:table-cell office:value-type="string">
            <text:p>1f4e9.png</text:p>
          </table:table-cell>
          <table:table-cell office:value-type="string">
            <text:p>📩</text:p>
          </table:table-cell>
          <table:table-cell/>
          <table:table-cell office:value-type="string">
            <text:p>1F5FC.png</text:p>
          </table:table-cell>
          <table:table-cell table:formula="of:=LOWER([.E147])" office:value-type="string" office:string-value="1f5fc.png">
            <text:p>1f5fc.png</text:p>
          </table:table-cell>
          <table:table-cell table:number-columns-repeated="9"/>
        </table:table-row>
        <table:table-row table:style-name="ro10">
          <table:table-cell office:value-type="string">
            <text:p>1f4ea</text:p>
          </table:table-cell>
          <table:table-cell office:value-type="string">
            <text:p>1f4ea.png</text:p>
          </table:table-cell>
          <table:table-cell office:value-type="string">
            <text:p>📪</text:p>
          </table:table-cell>
          <table:table-cell/>
          <table:table-cell office:value-type="string">
            <text:p>1F5FD.png</text:p>
          </table:table-cell>
          <table:table-cell table:formula="of:=LOWER([.E148])" office:value-type="string" office:string-value="1f5fd.png">
            <text:p>1f5fd.png</text:p>
          </table:table-cell>
          <table:table-cell table:number-columns-repeated="9"/>
        </table:table-row>
        <table:table-row table:style-name="ro10">
          <table:table-cell office:value-type="string">
            <text:p>1f4eb</text:p>
          </table:table-cell>
          <table:table-cell office:value-type="string">
            <text:p>1f4eb.png</text:p>
          </table:table-cell>
          <table:table-cell office:value-type="string">
            <text:p>📫</text:p>
          </table:table-cell>
          <table:table-cell/>
          <table:table-cell office:value-type="string">
            <text:p>1F5FE.png</text:p>
          </table:table-cell>
          <table:table-cell table:formula="of:=LOWER([.E149])" office:value-type="string" office:string-value="1f5fe.png">
            <text:p>1f5fe.png</text:p>
          </table:table-cell>
          <table:table-cell table:number-columns-repeated="9"/>
        </table:table-row>
        <table:table-row table:style-name="ro10">
          <table:table-cell office:value-type="string">
            <text:p>1f4ec</text:p>
          </table:table-cell>
          <table:table-cell office:value-type="string">
            <text:p>1f4ec.png</text:p>
          </table:table-cell>
          <table:table-cell office:value-type="string">
            <text:p>📬</text:p>
          </table:table-cell>
          <table:table-cell/>
          <table:table-cell office:value-type="string">
            <text:p>1F5FF.png</text:p>
          </table:table-cell>
          <table:table-cell table:formula="of:=LOWER([.E150])" office:value-type="string" office:string-value="1f5ff.png">
            <text:p>1f5ff.png</text:p>
          </table:table-cell>
          <table:table-cell table:number-columns-repeated="9"/>
        </table:table-row>
        <table:table-row table:style-name="ro10">
          <table:table-cell office:value-type="string">
            <text:p>1f4ed</text:p>
          </table:table-cell>
          <table:table-cell office:value-type="string">
            <text:p>1f4ed.png</text:p>
          </table:table-cell>
          <table:table-cell office:value-type="string">
            <text:p>📭</text:p>
          </table:table-cell>
          <table:table-cell/>
          <table:table-cell office:value-type="string">
            <text:p>1F6A2.png</text:p>
          </table:table-cell>
          <table:table-cell table:formula="of:=LOWER([.E151])" office:value-type="string" office:string-value="1f6a2.png">
            <text:p>1f6a2.png</text:p>
          </table:table-cell>
          <table:table-cell table:number-columns-repeated="9"/>
        </table:table-row>
        <table:table-row table:style-name="ro10">
          <table:table-cell office:value-type="string">
            <text:p>1f4ee</text:p>
          </table:table-cell>
          <table:table-cell office:value-type="string">
            <text:p>1f4ee.png</text:p>
          </table:table-cell>
          <table:table-cell office:value-type="string">
            <text:p>📮</text:p>
          </table:table-cell>
          <table:table-cell/>
          <table:table-cell office:value-type="string">
            <text:p>1F6A4.png</text:p>
          </table:table-cell>
          <table:table-cell table:formula="of:=LOWER([.E152])" office:value-type="string" office:string-value="1f6a4.png">
            <text:p>1f6a4.png</text:p>
          </table:table-cell>
          <table:table-cell table:number-columns-repeated="9"/>
        </table:table-row>
        <table:table-row table:style-name="ro10">
          <table:table-cell office:value-type="string">
            <text:p>1f4ef</text:p>
          </table:table-cell>
          <table:table-cell office:value-type="string">
            <text:p>1f4ef.png</text:p>
          </table:table-cell>
          <table:table-cell office:value-type="string">
            <text:p>📯</text:p>
          </table:table-cell>
          <table:table-cell/>
          <table:table-cell office:value-type="string">
            <text:p>1F6A5.png</text:p>
          </table:table-cell>
          <table:table-cell table:formula="of:=LOWER([.E153])" office:value-type="string" office:string-value="1f6a5.png">
            <text:p>1f6a5.png</text:p>
          </table:table-cell>
          <table:table-cell table:number-columns-repeated="9"/>
        </table:table-row>
        <table:table-row table:style-name="ro10">
          <table:table-cell office:value-type="string">
            <text:p>1f4f0</text:p>
          </table:table-cell>
          <table:table-cell office:value-type="string">
            <text:p>1f4f0.png</text:p>
          </table:table-cell>
          <table:table-cell office:value-type="string">
            <text:p>📰</text:p>
          </table:table-cell>
          <table:table-cell/>
          <table:table-cell office:value-type="string">
            <text:p>1F6A7.png</text:p>
          </table:table-cell>
          <table:table-cell table:formula="of:=LOWER([.E154])" office:value-type="string" office:string-value="1f6a7.png">
            <text:p>1f6a7.png</text:p>
          </table:table-cell>
          <table:table-cell table:number-columns-repeated="9"/>
        </table:table-row>
        <table:table-row table:style-name="ro10">
          <table:table-cell office:value-type="string">
            <text:p>1f4f1</text:p>
          </table:table-cell>
          <table:table-cell office:value-type="string">
            <text:p>1f4f1.png</text:p>
          </table:table-cell>
          <table:table-cell office:value-type="string">
            <text:p>📱</text:p>
          </table:table-cell>
          <table:table-cell/>
          <table:table-cell office:value-type="string">
            <text:p>1F6A8.png</text:p>
          </table:table-cell>
          <table:table-cell table:formula="of:=LOWER([.E155])" office:value-type="string" office:string-value="1f6a8.png">
            <text:p>1f6a8.png</text:p>
          </table:table-cell>
          <table:table-cell table:number-columns-repeated="9"/>
        </table:table-row>
        <table:table-row table:style-name="ro10">
          <table:table-cell office:value-type="string">
            <text:p>1f4f2</text:p>
          </table:table-cell>
          <table:table-cell office:value-type="string">
            <text:p>1f4f2.png</text:p>
          </table:table-cell>
          <table:table-cell office:value-type="string">
            <text:p>📲</text:p>
          </table:table-cell>
          <table:table-cell/>
          <table:table-cell office:value-type="string">
            <text:p>1F6A9.png</text:p>
          </table:table-cell>
          <table:table-cell table:formula="of:=LOWER([.E156])" office:value-type="string" office:string-value="1f6a9.png">
            <text:p>1f6a9.png</text:p>
          </table:table-cell>
          <table:table-cell table:number-columns-repeated="9"/>
        </table:table-row>
        <table:table-row table:style-name="ro10">
          <table:table-cell office:value-type="string">
            <text:p>1f4f3</text:p>
          </table:table-cell>
          <table:table-cell office:value-type="string">
            <text:p>1f4f3.png</text:p>
          </table:table-cell>
          <table:table-cell office:value-type="string">
            <text:p>📳</text:p>
          </table:table-cell>
          <table:table-cell/>
          <table:table-cell office:value-type="string">
            <text:p>1F6AA.png</text:p>
          </table:table-cell>
          <table:table-cell table:formula="of:=LOWER([.E157])" office:value-type="string" office:string-value="1f6aa.png">
            <text:p>1f6aa.png</text:p>
          </table:table-cell>
          <table:table-cell table:number-columns-repeated="9"/>
        </table:table-row>
        <table:table-row table:style-name="ro10">
          <table:table-cell office:value-type="string">
            <text:p>1f4f4</text:p>
          </table:table-cell>
          <table:table-cell office:value-type="string">
            <text:p>1f4f4.png</text:p>
          </table:table-cell>
          <table:table-cell office:value-type="string">
            <text:p>📴</text:p>
          </table:table-cell>
          <table:table-cell/>
          <table:table-cell office:value-type="string">
            <text:p>1F6AB.png</text:p>
          </table:table-cell>
          <table:table-cell table:formula="of:=LOWER([.E158])" office:value-type="string" office:string-value="1f6ab.png">
            <text:p>1f6ab.png</text:p>
          </table:table-cell>
          <table:table-cell table:number-columns-repeated="9"/>
        </table:table-row>
        <table:table-row table:style-name="ro10">
          <table:table-cell office:value-type="string">
            <text:p>1f4f5</text:p>
          </table:table-cell>
          <table:table-cell office:value-type="string">
            <text:p>1f4f5.png</text:p>
          </table:table-cell>
          <table:table-cell office:value-type="string">
            <text:p>📵</text:p>
          </table:table-cell>
          <table:table-cell/>
          <table:table-cell office:value-type="string">
            <text:p>1F6AC.png</text:p>
          </table:table-cell>
          <table:table-cell table:formula="of:=LOWER([.E159])" office:value-type="string" office:string-value="1f6ac.png">
            <text:p>1f6ac.png</text:p>
          </table:table-cell>
          <table:table-cell table:number-columns-repeated="9"/>
        </table:table-row>
        <table:table-row table:style-name="ro10">
          <table:table-cell office:value-type="string">
            <text:p>1f4f6</text:p>
          </table:table-cell>
          <table:table-cell office:value-type="string">
            <text:p>1f4f6.png</text:p>
          </table:table-cell>
          <table:table-cell office:value-type="string">
            <text:p>📶</text:p>
          </table:table-cell>
          <table:table-cell/>
          <table:table-cell office:value-type="string">
            <text:p>1F6AD.png</text:p>
          </table:table-cell>
          <table:table-cell table:formula="of:=LOWER([.E160])" office:value-type="string" office:string-value="1f6ad.png">
            <text:p>1f6ad.png</text:p>
          </table:table-cell>
          <table:table-cell table:number-columns-repeated="9"/>
        </table:table-row>
        <table:table-row table:style-name="ro10">
          <table:table-cell office:value-type="string">
            <text:p>1f4f7</text:p>
          </table:table-cell>
          <table:table-cell office:value-type="string">
            <text:p>1f4f7.png</text:p>
          </table:table-cell>
          <table:table-cell office:value-type="string">
            <text:p>📷</text:p>
          </table:table-cell>
          <table:table-cell/>
          <table:table-cell office:value-type="string">
            <text:p>1F6B2.png</text:p>
          </table:table-cell>
          <table:table-cell table:formula="of:=LOWER([.E161])" office:value-type="string" office:string-value="1f6b2.png">
            <text:p>1f6b2.png</text:p>
          </table:table-cell>
          <table:table-cell table:number-columns-repeated="9"/>
        </table:table-row>
        <table:table-row table:style-name="ro10">
          <table:table-cell office:value-type="string">
            <text:p>1f4f9</text:p>
          </table:table-cell>
          <table:table-cell office:value-type="string">
            <text:p>1f4f9.png</text:p>
          </table:table-cell>
          <table:table-cell office:value-type="string">
            <text:p>📹</text:p>
          </table:table-cell>
          <table:table-cell/>
          <table:table-cell office:value-type="string">
            <text:p>1F6B6.png</text:p>
          </table:table-cell>
          <table:table-cell table:formula="of:=LOWER([.E162])" office:value-type="string" office:string-value="1f6b6.png">
            <text:p>1f6b6.png</text:p>
          </table:table-cell>
          <table:table-cell table:number-columns-repeated="9"/>
        </table:table-row>
        <table:table-row table:style-name="ro10">
          <table:table-cell office:value-type="string">
            <text:p>1f4fa</text:p>
          </table:table-cell>
          <table:table-cell office:value-type="string">
            <text:p>1f4fa.png</text:p>
          </table:table-cell>
          <table:table-cell office:value-type="string">
            <text:p>📺</text:p>
          </table:table-cell>
          <table:table-cell/>
          <table:table-cell office:value-type="string">
            <text:p>1F6B9.png</text:p>
          </table:table-cell>
          <table:table-cell table:formula="of:=LOWER([.E163])" office:value-type="string" office:string-value="1f6b9.png">
            <text:p>1f6b9.png</text:p>
          </table:table-cell>
          <table:table-cell table:number-columns-repeated="9"/>
        </table:table-row>
        <table:table-row table:style-name="ro10">
          <table:table-cell office:value-type="string">
            <text:p>1f4fb</text:p>
          </table:table-cell>
          <table:table-cell office:value-type="string">
            <text:p>1f4fb.png</text:p>
          </table:table-cell>
          <table:table-cell office:value-type="string">
            <text:p>📻</text:p>
          </table:table-cell>
          <table:table-cell/>
          <table:table-cell office:value-type="string">
            <text:p>1F6BA.png</text:p>
          </table:table-cell>
          <table:table-cell table:formula="of:=LOWER([.E164])" office:value-type="string" office:string-value="1f6ba.png">
            <text:p>1f6ba.png</text:p>
          </table:table-cell>
          <table:table-cell table:number-columns-repeated="9"/>
        </table:table-row>
        <table:table-row table:style-name="ro10">
          <table:table-cell office:value-type="string">
            <text:p>1f4fc</text:p>
          </table:table-cell>
          <table:table-cell office:value-type="string">
            <text:p>1f4fc.png</text:p>
          </table:table-cell>
          <table:table-cell office:value-type="string">
            <text:p>📼</text:p>
          </table:table-cell>
          <table:table-cell/>
          <table:table-cell office:value-type="string">
            <text:p>1F6BB.png</text:p>
          </table:table-cell>
          <table:table-cell table:formula="of:=LOWER([.E165])" office:value-type="string" office:string-value="1f6bb.png">
            <text:p>1f6bb.png</text:p>
          </table:table-cell>
          <table:table-cell table:number-columns-repeated="9"/>
        </table:table-row>
        <table:table-row table:style-name="ro10">
          <table:table-cell office:value-type="string">
            <text:p>1f5fb</text:p>
          </table:table-cell>
          <table:table-cell office:value-type="string">
            <text:p>1f5fb.png</text:p>
          </table:table-cell>
          <table:table-cell office:value-type="string">
            <text:p>🗻</text:p>
          </table:table-cell>
          <table:table-cell/>
          <table:table-cell office:value-type="string">
            <text:p>1F6BC.png</text:p>
          </table:table-cell>
          <table:table-cell table:formula="of:=LOWER([.E166])" office:value-type="string" office:string-value="1f6bc.png">
            <text:p>1f6bc.png</text:p>
          </table:table-cell>
          <table:table-cell table:number-columns-repeated="9"/>
        </table:table-row>
        <table:table-row table:style-name="ro10">
          <table:table-cell office:value-type="string">
            <text:p>1f5fc</text:p>
          </table:table-cell>
          <table:table-cell office:value-type="string">
            <text:p>1f5fc.png</text:p>
          </table:table-cell>
          <table:table-cell office:value-type="string">
            <text:p>🗼</text:p>
          </table:table-cell>
          <table:table-cell/>
          <table:table-cell office:value-type="string">
            <text:p>1F6BD.png</text:p>
          </table:table-cell>
          <table:table-cell table:formula="of:=LOWER([.E167])" office:value-type="string" office:string-value="1f6bd.png">
            <text:p>1f6bd.png</text:p>
          </table:table-cell>
          <table:table-cell table:number-columns-repeated="9"/>
        </table:table-row>
        <table:table-row table:style-name="ro10">
          <table:table-cell office:value-type="string">
            <text:p>1f5fd</text:p>
          </table:table-cell>
          <table:table-cell office:value-type="string">
            <text:p>1f5fd.png</text:p>
          </table:table-cell>
          <table:table-cell office:value-type="string">
            <text:p>🗽</text:p>
          </table:table-cell>
          <table:table-cell/>
          <table:table-cell office:value-type="string">
            <text:p>1F6BE.png</text:p>
          </table:table-cell>
          <table:table-cell table:formula="of:=LOWER([.E168])" office:value-type="string" office:string-value="1f6be.png">
            <text:p>1f6be.png</text:p>
          </table:table-cell>
          <table:table-cell table:number-columns-repeated="9"/>
        </table:table-row>
        <table:table-row table:style-name="ro10">
          <table:table-cell office:value-type="string">
            <text:p>1f5fe</text:p>
          </table:table-cell>
          <table:table-cell office:value-type="string">
            <text:p>1f5fe.png</text:p>
          </table:table-cell>
          <table:table-cell office:value-type="string">
            <text:p>🗾</text:p>
          </table:table-cell>
          <table:table-cell/>
          <table:table-cell office:value-type="string">
            <text:p>1F6C0.png</text:p>
          </table:table-cell>
          <table:table-cell table:formula="of:=LOWER([.E169])" office:value-type="string" office:string-value="1f6c0.png">
            <text:p>1f6c0.png</text:p>
          </table:table-cell>
          <table:table-cell table:number-columns-repeated="9"/>
        </table:table-row>
        <table:table-row table:style-name="ro10">
          <table:table-cell office:value-type="string">
            <text:p>1f5ff</text:p>
          </table:table-cell>
          <table:table-cell office:value-type="string">
            <text:p>1f5ff.png</text:p>
          </table:table-cell>
          <table:table-cell office:value-type="string">
            <text:p>🗿</text:p>
          </table:table-cell>
          <table:table-cell/>
          <table:table-cell office:value-type="string">
            <text:p>1F17E.png</text:p>
          </table:table-cell>
          <table:table-cell table:formula="of:=LOWER([.E170])" office:value-type="string" office:string-value="1f17e.png">
            <text:p>1f17e.png</text:p>
          </table:table-cell>
          <table:table-cell table:number-columns-repeated="9"/>
        </table:table-row>
        <table:table-row table:style-name="ro10">
          <table:table-cell office:value-type="string">
            <text:p>1f6a0</text:p>
          </table:table-cell>
          <table:table-cell office:value-type="string">
            <text:p>1f6a0.png</text:p>
          </table:table-cell>
          <table:table-cell office:value-type="string">
            <text:p>🚠</text:p>
          </table:table-cell>
          <table:table-cell/>
          <table:table-cell office:value-type="string">
            <text:p>1F17F.png</text:p>
          </table:table-cell>
          <table:table-cell table:formula="of:=LOWER([.E171])" office:value-type="string" office:string-value="1f17f.png">
            <text:p>1f17f.png</text:p>
          </table:table-cell>
          <table:table-cell table:number-columns-repeated="9"/>
        </table:table-row>
        <table:table-row table:style-name="ro10">
          <table:table-cell office:value-type="string">
            <text:p>1f6a1</text:p>
          </table:table-cell>
          <table:table-cell office:value-type="string">
            <text:p>1f6a1.png</text:p>
          </table:table-cell>
          <table:table-cell office:value-type="string">
            <text:p>🚡</text:p>
          </table:table-cell>
          <table:table-cell/>
          <table:table-cell office:value-type="string">
            <text:p>1F18E.png</text:p>
          </table:table-cell>
          <table:table-cell table:formula="of:=LOWER([.E172])" office:value-type="string" office:string-value="1f18e.png">
            <text:p>1f18e.png</text:p>
          </table:table-cell>
          <table:table-cell table:number-columns-repeated="9"/>
        </table:table-row>
        <table:table-row table:style-name="ro10">
          <table:table-cell office:value-type="string">
            <text:p>1f6a2</text:p>
          </table:table-cell>
          <table:table-cell office:value-type="string">
            <text:p>1f6a2.png</text:p>
          </table:table-cell>
          <table:table-cell office:value-type="string">
            <text:p>🚢</text:p>
          </table:table-cell>
          <table:table-cell/>
          <table:table-cell office:value-type="string">
            <text:p>1F19A.png</text:p>
          </table:table-cell>
          <table:table-cell table:formula="of:=LOWER([.E173])" office:value-type="string" office:string-value="1f19a.png">
            <text:p>1f19a.png</text:p>
          </table:table-cell>
          <table:table-cell table:number-columns-repeated="9"/>
        </table:table-row>
        <table:table-row table:style-name="ro10">
          <table:table-cell office:value-type="string">
            <text:p>1f6a3</text:p>
          </table:table-cell>
          <table:table-cell office:value-type="string">
            <text:p>1f6a3.png</text:p>
          </table:table-cell>
          <table:table-cell office:value-type="string">
            <text:p>🚣</text:p>
          </table:table-cell>
          <table:table-cell/>
          <table:table-cell office:value-type="string">
            <text:p>1F21A.png</text:p>
          </table:table-cell>
          <table:table-cell table:formula="of:=LOWER([.E174])" office:value-type="string" office:string-value="1f21a.png">
            <text:p>1f21a.png</text:p>
          </table:table-cell>
          <table:table-cell table:number-columns-repeated="9"/>
        </table:table-row>
        <table:table-row table:style-name="ro10">
          <table:table-cell office:value-type="string">
            <text:p>1f6a4</text:p>
          </table:table-cell>
          <table:table-cell office:value-type="string">
            <text:p>1f6a4.png</text:p>
          </table:table-cell>
          <table:table-cell office:value-type="string">
            <text:p>🚤</text:p>
          </table:table-cell>
          <table:table-cell/>
          <table:table-cell office:value-type="string">
            <text:p>1F22F.png</text:p>
          </table:table-cell>
          <table:table-cell table:formula="of:=LOWER([.E175])" office:value-type="string" office:string-value="1f22f.png">
            <text:p>1f22f.png</text:p>
          </table:table-cell>
          <table:table-cell table:number-columns-repeated="9"/>
        </table:table-row>
        <table:table-row table:style-name="ro10">
          <table:table-cell office:value-type="string">
            <text:p>1f6a5</text:p>
          </table:table-cell>
          <table:table-cell office:value-type="string">
            <text:p>1f6a5.png</text:p>
          </table:table-cell>
          <table:table-cell office:value-type="string">
            <text:p>🚥</text:p>
          </table:table-cell>
          <table:table-cell/>
          <table:table-cell office:value-type="string">
            <text:p>1F23A.png</text:p>
          </table:table-cell>
          <table:table-cell table:formula="of:=LOWER([.E176])" office:value-type="string" office:string-value="1f23a.png">
            <text:p>1f23a.png</text:p>
          </table:table-cell>
          <table:table-cell table:number-columns-repeated="9"/>
        </table:table-row>
        <table:table-row table:style-name="ro10">
          <table:table-cell office:value-type="string">
            <text:p>1f6a6</text:p>
          </table:table-cell>
          <table:table-cell office:value-type="string">
            <text:p>1f6a6.png</text:p>
          </table:table-cell>
          <table:table-cell office:value-type="string">
            <text:p>🚦</text:p>
          </table:table-cell>
          <table:table-cell/>
          <table:table-cell office:value-type="string">
            <text:p>1F30A.png</text:p>
          </table:table-cell>
          <table:table-cell table:formula="of:=LOWER([.E177])" office:value-type="string" office:string-value="1f30a.png">
            <text:p>1f30a.png</text:p>
          </table:table-cell>
          <table:table-cell table:number-columns-repeated="9"/>
        </table:table-row>
        <table:table-row table:style-name="ro10">
          <table:table-cell office:value-type="string">
            <text:p>1f6a7</text:p>
          </table:table-cell>
          <table:table-cell office:value-type="string">
            <text:p>1f6a7.png</text:p>
          </table:table-cell>
          <table:table-cell office:value-type="string">
            <text:p>🚧</text:p>
          </table:table-cell>
          <table:table-cell/>
          <table:table-cell office:value-type="string">
            <text:p>1F30B.png</text:p>
          </table:table-cell>
          <table:table-cell table:formula="of:=LOWER([.E178])" office:value-type="string" office:string-value="1f30b.png">
            <text:p>1f30b.png</text:p>
          </table:table-cell>
          <table:table-cell table:number-columns-repeated="9"/>
        </table:table-row>
        <table:table-row table:style-name="ro10">
          <table:table-cell office:value-type="string">
            <text:p>1f6a8</text:p>
          </table:table-cell>
          <table:table-cell office:value-type="string">
            <text:p>1f6a8.png</text:p>
          </table:table-cell>
          <table:table-cell office:value-type="string">
            <text:p>🚨</text:p>
          </table:table-cell>
          <table:table-cell/>
          <table:table-cell office:value-type="string">
            <text:p>1F30C.png</text:p>
          </table:table-cell>
          <table:table-cell table:formula="of:=LOWER([.E179])" office:value-type="string" office:string-value="1f30c.png">
            <text:p>1f30c.png</text:p>
          </table:table-cell>
          <table:table-cell table:number-columns-repeated="9"/>
        </table:table-row>
        <table:table-row table:style-name="ro10">
          <table:table-cell office:value-type="string">
            <text:p>1f6a9</text:p>
          </table:table-cell>
          <table:table-cell office:value-type="string">
            <text:p>1f6a9.png</text:p>
          </table:table-cell>
          <table:table-cell office:value-type="string">
            <text:p>🚩</text:p>
          </table:table-cell>
          <table:table-cell/>
          <table:table-cell office:value-type="string">
            <text:p>1F30F.png</text:p>
          </table:table-cell>
          <table:table-cell table:formula="of:=LOWER([.E180])" office:value-type="string" office:string-value="1f30f.png">
            <text:p>1f30f.png</text:p>
          </table:table-cell>
          <table:table-cell table:number-columns-repeated="9"/>
        </table:table-row>
        <table:table-row table:style-name="ro10">
          <table:table-cell office:value-type="string">
            <text:p>1f6aa</text:p>
          </table:table-cell>
          <table:table-cell office:value-type="string">
            <text:p>1f6aa.png</text:p>
          </table:table-cell>
          <table:table-cell office:value-type="string">
            <text:p>🚪</text:p>
          </table:table-cell>
          <table:table-cell/>
          <table:table-cell office:value-type="string">
            <text:p>1F31B.png</text:p>
          </table:table-cell>
          <table:table-cell table:formula="of:=LOWER([.E181])" office:value-type="string" office:string-value="1f31b.png">
            <text:p>1f31b.png</text:p>
          </table:table-cell>
          <table:table-cell table:number-columns-repeated="9"/>
        </table:table-row>
        <table:table-row table:style-name="ro10">
          <table:table-cell office:value-type="string">
            <text:p>1f6ab</text:p>
          </table:table-cell>
          <table:table-cell office:value-type="string">
            <text:p>1f6ab.png</text:p>
          </table:table-cell>
          <table:table-cell office:value-type="string">
            <text:p>🚫</text:p>
          </table:table-cell>
          <table:table-cell/>
          <table:table-cell office:value-type="string">
            <text:p>1F31F.png</text:p>
          </table:table-cell>
          <table:table-cell table:formula="of:=LOWER([.E182])" office:value-type="string" office:string-value="1f31f.png">
            <text:p>1f31f.png</text:p>
          </table:table-cell>
          <table:table-cell table:number-columns-repeated="9"/>
        </table:table-row>
        <table:table-row table:style-name="ro10">
          <table:table-cell office:value-type="string">
            <text:p>1f6ac</text:p>
          </table:table-cell>
          <table:table-cell office:value-type="string">
            <text:p>1f6ac.png</text:p>
          </table:table-cell>
          <table:table-cell office:value-type="string">
            <text:p>🚬</text:p>
          </table:table-cell>
          <table:table-cell/>
          <table:table-cell office:value-type="string">
            <text:p>1F33A.png</text:p>
          </table:table-cell>
          <table:table-cell table:formula="of:=LOWER([.E183])" office:value-type="string" office:string-value="1f33a.png">
            <text:p>1f33a.png</text:p>
          </table:table-cell>
          <table:table-cell table:number-columns-repeated="9"/>
        </table:table-row>
        <table:table-row table:style-name="ro10">
          <table:table-cell office:value-type="string">
            <text:p>1f6ad</text:p>
          </table:table-cell>
          <table:table-cell office:value-type="string">
            <text:p>1f6ad.png</text:p>
          </table:table-cell>
          <table:table-cell office:value-type="string">
            <text:p>🚭</text:p>
          </table:table-cell>
          <table:table-cell/>
          <table:table-cell office:value-type="string">
            <text:p>1F33B.png</text:p>
          </table:table-cell>
          <table:table-cell table:formula="of:=LOWER([.E184])" office:value-type="string" office:string-value="1f33b.png">
            <text:p>1f33b.png</text:p>
          </table:table-cell>
          <table:table-cell table:number-columns-repeated="9"/>
        </table:table-row>
        <table:table-row table:style-name="ro10">
          <table:table-cell office:value-type="string">
            <text:p>1f6ae</text:p>
          </table:table-cell>
          <table:table-cell office:value-type="string">
            <text:p>1f6ae.png</text:p>
          </table:table-cell>
          <table:table-cell office:value-type="string">
            <text:p>🚮</text:p>
          </table:table-cell>
          <table:table-cell/>
          <table:table-cell office:value-type="string">
            <text:p>1F33C.png</text:p>
          </table:table-cell>
          <table:table-cell table:formula="of:=LOWER([.E185])" office:value-type="string" office:string-value="1f33c.png">
            <text:p>1f33c.png</text:p>
          </table:table-cell>
          <table:table-cell table:number-columns-repeated="9"/>
        </table:table-row>
        <table:table-row table:style-name="ro10">
          <table:table-cell office:value-type="string">
            <text:p>1f6af</text:p>
          </table:table-cell>
          <table:table-cell office:value-type="string">
            <text:p>1f6af.png</text:p>
          </table:table-cell>
          <table:table-cell office:value-type="string">
            <text:p>🚯</text:p>
          </table:table-cell>
          <table:table-cell/>
          <table:table-cell office:value-type="string">
            <text:p>1F33D.png</text:p>
          </table:table-cell>
          <table:table-cell table:formula="of:=LOWER([.E186])" office:value-type="string" office:string-value="1f33d.png">
            <text:p>1f33d.png</text:p>
          </table:table-cell>
          <table:table-cell table:number-columns-repeated="9"/>
        </table:table-row>
        <table:table-row table:style-name="ro10">
          <table:table-cell office:value-type="string">
            <text:p>1f6b0</text:p>
          </table:table-cell>
          <table:table-cell office:value-type="string">
            <text:p>1f6b0.png</text:p>
          </table:table-cell>
          <table:table-cell office:value-type="string">
            <text:p>🚰</text:p>
          </table:table-cell>
          <table:table-cell/>
          <table:table-cell office:value-type="string">
            <text:p>1F33E.png</text:p>
          </table:table-cell>
          <table:table-cell table:formula="of:=LOWER([.E187])" office:value-type="string" office:string-value="1f33e.png">
            <text:p>1f33e.png</text:p>
          </table:table-cell>
          <table:table-cell table:number-columns-repeated="9"/>
        </table:table-row>
        <table:table-row table:style-name="ro10">
          <table:table-cell office:value-type="string">
            <text:p>1f6b1</text:p>
          </table:table-cell>
          <table:table-cell office:value-type="string">
            <text:p>1f6b1.png</text:p>
          </table:table-cell>
          <table:table-cell office:value-type="string">
            <text:p>🚱</text:p>
          </table:table-cell>
          <table:table-cell/>
          <table:table-cell office:value-type="string">
            <text:p>1F33F.png</text:p>
          </table:table-cell>
          <table:table-cell table:formula="of:=LOWER([.E188])" office:value-type="string" office:string-value="1f33f.png">
            <text:p>1f33f.png</text:p>
          </table:table-cell>
          <table:table-cell table:number-columns-repeated="9"/>
        </table:table-row>
        <table:table-row table:style-name="ro10">
          <table:table-cell office:value-type="string">
            <text:p>1f6b2</text:p>
          </table:table-cell>
          <table:table-cell office:value-type="string">
            <text:p>1f6b2.png</text:p>
          </table:table-cell>
          <table:table-cell office:value-type="string">
            <text:p>🚲</text:p>
          </table:table-cell>
          <table:table-cell/>
          <table:table-cell office:value-type="string">
            <text:p>1F34A.png</text:p>
          </table:table-cell>
          <table:table-cell table:formula="of:=LOWER([.E189])" office:value-type="string" office:string-value="1f34a.png">
            <text:p>1f34a.png</text:p>
          </table:table-cell>
          <table:table-cell table:number-columns-repeated="7"/>
          <table:table-cell table:style-name="ce11"/>
          <table:table-cell/>
        </table:table-row>
        <table:table-row table:style-name="ro10">
          <table:table-cell office:value-type="string">
            <text:p>1f6b3</text:p>
          </table:table-cell>
          <table:table-cell office:value-type="string">
            <text:p>1f6b3.png</text:p>
          </table:table-cell>
          <table:table-cell office:value-type="string">
            <text:p>🚳</text:p>
          </table:table-cell>
          <table:table-cell/>
          <table:table-cell office:value-type="string">
            <text:p>1F34C.png</text:p>
          </table:table-cell>
          <table:table-cell table:formula="of:=LOWER([.E190])" office:value-type="string" office:string-value="1f34c.png">
            <text:p>1f34c.png</text:p>
          </table:table-cell>
          <table:table-cell table:number-columns-repeated="9"/>
        </table:table-row>
        <table:table-row table:style-name="ro10">
          <table:table-cell office:value-type="string">
            <text:p>1f6b4</text:p>
          </table:table-cell>
          <table:table-cell office:value-type="string">
            <text:p>1f6b4.png</text:p>
          </table:table-cell>
          <table:table-cell office:value-type="string">
            <text:p>🚴</text:p>
          </table:table-cell>
          <table:table-cell/>
          <table:table-cell office:value-type="string">
            <text:p>1F34D.png</text:p>
          </table:table-cell>
          <table:table-cell table:formula="of:=LOWER([.E191])" office:value-type="string" office:string-value="1f34d.png">
            <text:p>1f34d.png</text:p>
          </table:table-cell>
          <table:table-cell table:number-columns-repeated="9"/>
        </table:table-row>
        <table:table-row table:style-name="ro10">
          <table:table-cell office:value-type="string">
            <text:p>1f6b5</text:p>
          </table:table-cell>
          <table:table-cell office:value-type="string">
            <text:p>1f6b5.png</text:p>
          </table:table-cell>
          <table:table-cell office:value-type="string">
            <text:p>🚵</text:p>
          </table:table-cell>
          <table:table-cell/>
          <table:table-cell office:value-type="string">
            <text:p>1F34E.png</text:p>
          </table:table-cell>
          <table:table-cell table:formula="of:=LOWER([.E192])" office:value-type="string" office:string-value="1f34e.png">
            <text:p>1f34e.png</text:p>
          </table:table-cell>
          <table:table-cell table:number-columns-repeated="9"/>
        </table:table-row>
        <table:table-row table:style-name="ro10">
          <table:table-cell office:value-type="string">
            <text:p>1f6b6</text:p>
          </table:table-cell>
          <table:table-cell office:value-type="string">
            <text:p>1f6b6.png</text:p>
          </table:table-cell>
          <table:table-cell office:value-type="string">
            <text:p>🚶</text:p>
          </table:table-cell>
          <table:table-cell/>
          <table:table-cell office:value-type="string">
            <text:p>1F34F.png</text:p>
          </table:table-cell>
          <table:table-cell table:formula="of:=LOWER([.E193])" office:value-type="string" office:string-value="1f34f.png">
            <text:p>1f34f.png</text:p>
          </table:table-cell>
          <table:table-cell table:number-columns-repeated="9"/>
        </table:table-row>
        <table:table-row table:style-name="ro10">
          <table:table-cell office:value-type="string">
            <text:p>1f6b7</text:p>
          </table:table-cell>
          <table:table-cell office:value-type="string">
            <text:p>1f6b7.png</text:p>
          </table:table-cell>
          <table:table-cell office:value-type="string">
            <text:p>🚷</text:p>
          </table:table-cell>
          <table:table-cell/>
          <table:table-cell office:value-type="string">
            <text:p>1F35A.png</text:p>
          </table:table-cell>
          <table:table-cell table:formula="of:=LOWER([.E194])" office:value-type="string" office:string-value="1f35a.png">
            <text:p>1f35a.png</text:p>
          </table:table-cell>
          <table:table-cell table:number-columns-repeated="9"/>
        </table:table-row>
        <table:table-row table:style-name="ro10">
          <table:table-cell office:value-type="string">
            <text:p>1f6b8</text:p>
          </table:table-cell>
          <table:table-cell office:value-type="string">
            <text:p>1f6b8.png</text:p>
          </table:table-cell>
          <table:table-cell office:value-type="string">
            <text:p>🚸</text:p>
          </table:table-cell>
          <table:table-cell/>
          <table:table-cell office:value-type="string">
            <text:p>1F35B.png</text:p>
          </table:table-cell>
          <table:table-cell table:formula="of:=LOWER([.E195])" office:value-type="string" office:string-value="1f35b.png">
            <text:p>1f35b.png</text:p>
          </table:table-cell>
          <table:table-cell table:number-columns-repeated="9"/>
        </table:table-row>
        <table:table-row table:style-name="ro10">
          <table:table-cell office:value-type="string">
            <text:p>1f6b9</text:p>
          </table:table-cell>
          <table:table-cell office:value-type="string">
            <text:p>1f6b9.png</text:p>
          </table:table-cell>
          <table:table-cell office:value-type="string">
            <text:p>🚹</text:p>
          </table:table-cell>
          <table:table-cell/>
          <table:table-cell office:value-type="string">
            <text:p>1F35C.png</text:p>
          </table:table-cell>
          <table:table-cell table:formula="of:=LOWER([.E196])" office:value-type="string" office:string-value="1f35c.png">
            <text:p>1f35c.png</text:p>
          </table:table-cell>
          <table:table-cell table:number-columns-repeated="9"/>
        </table:table-row>
        <table:table-row table:style-name="ro10">
          <table:table-cell office:value-type="string">
            <text:p>1f6ba</text:p>
          </table:table-cell>
          <table:table-cell office:value-type="string">
            <text:p>1f6ba.png</text:p>
          </table:table-cell>
          <table:table-cell office:value-type="string">
            <text:p>🚺</text:p>
          </table:table-cell>
          <table:table-cell/>
          <table:table-cell office:value-type="string">
            <text:p>1F35D.png</text:p>
          </table:table-cell>
          <table:table-cell table:formula="of:=LOWER([.E197])" office:value-type="string" office:string-value="1f35d.png">
            <text:p>1f35d.png</text:p>
          </table:table-cell>
          <table:table-cell table:number-columns-repeated="9"/>
        </table:table-row>
        <table:table-row table:style-name="ro10">
          <table:table-cell office:value-type="string">
            <text:p>1f6bb</text:p>
          </table:table-cell>
          <table:table-cell office:value-type="string">
            <text:p>1f6bb.png</text:p>
          </table:table-cell>
          <table:table-cell office:value-type="string">
            <text:p>🚻</text:p>
          </table:table-cell>
          <table:table-cell/>
          <table:table-cell office:value-type="string">
            <text:p>1F35E.png</text:p>
          </table:table-cell>
          <table:table-cell table:formula="of:=LOWER([.E198])" office:value-type="string" office:string-value="1f35e.png">
            <text:p>1f35e.png</text:p>
          </table:table-cell>
          <table:table-cell table:number-columns-repeated="9"/>
        </table:table-row>
        <table:table-row table:style-name="ro10">
          <table:table-cell office:value-type="string">
            <text:p>1f6bc</text:p>
          </table:table-cell>
          <table:table-cell office:value-type="string">
            <text:p>1f6bc.png</text:p>
          </table:table-cell>
          <table:table-cell office:value-type="string">
            <text:p>🚼</text:p>
          </table:table-cell>
          <table:table-cell/>
          <table:table-cell office:value-type="string">
            <text:p>1F35F.png</text:p>
          </table:table-cell>
          <table:table-cell table:formula="of:=LOWER([.E199])" office:value-type="string" office:string-value="1f35f.png">
            <text:p>1f35f.png</text:p>
          </table:table-cell>
          <table:table-cell table:number-columns-repeated="9"/>
        </table:table-row>
        <table:table-row table:style-name="ro10">
          <table:table-cell office:value-type="string">
            <text:p>1f6bd</text:p>
          </table:table-cell>
          <table:table-cell office:value-type="string">
            <text:p>1f6bd.png</text:p>
          </table:table-cell>
          <table:table-cell office:value-type="string">
            <text:p>🚽</text:p>
          </table:table-cell>
          <table:table-cell/>
          <table:table-cell office:value-type="string">
            <text:p>1F36A.png</text:p>
          </table:table-cell>
          <table:table-cell table:formula="of:=LOWER([.E200])" office:value-type="string" office:string-value="1f36a.png">
            <text:p>1f36a.png</text:p>
          </table:table-cell>
          <table:table-cell table:number-columns-repeated="9"/>
        </table:table-row>
        <table:table-row table:style-name="ro10">
          <table:table-cell office:value-type="string">
            <text:p>1f6be</text:p>
          </table:table-cell>
          <table:table-cell office:value-type="string">
            <text:p>1f6be.png</text:p>
          </table:table-cell>
          <table:table-cell office:value-type="string">
            <text:p>🚾</text:p>
          </table:table-cell>
          <table:table-cell/>
          <table:table-cell office:value-type="string">
            <text:p>1F36B.png</text:p>
          </table:table-cell>
          <table:table-cell table:formula="of:=LOWER([.E201])" office:value-type="string" office:string-value="1f36b.png">
            <text:p>1f36b.png</text:p>
          </table:table-cell>
          <table:table-cell table:number-columns-repeated="9"/>
        </table:table-row>
        <table:table-row table:style-name="ro10">
          <table:table-cell office:value-type="string">
            <text:p>1f6bf</text:p>
          </table:table-cell>
          <table:table-cell office:value-type="string">
            <text:p>1f6bf.png</text:p>
          </table:table-cell>
          <table:table-cell office:value-type="string">
            <text:p>🚿</text:p>
          </table:table-cell>
          <table:table-cell/>
          <table:table-cell office:value-type="string">
            <text:p>1F36C.png</text:p>
          </table:table-cell>
          <table:table-cell table:formula="of:=LOWER([.E202])" office:value-type="string" office:string-value="1f36c.png">
            <text:p>1f36c.png</text:p>
          </table:table-cell>
          <table:table-cell table:number-columns-repeated="9"/>
        </table:table-row>
        <table:table-row table:style-name="ro10">
          <table:table-cell office:value-type="string">
            <text:p>1f6c0</text:p>
          </table:table-cell>
          <table:table-cell office:value-type="string">
            <text:p>1f6c0.png</text:p>
          </table:table-cell>
          <table:table-cell office:value-type="string">
            <text:p>🛀</text:p>
          </table:table-cell>
          <table:table-cell/>
          <table:table-cell office:value-type="string">
            <text:p>1F36D.png</text:p>
          </table:table-cell>
          <table:table-cell table:formula="of:=LOWER([.E203])" office:value-type="string" office:string-value="1f36d.png">
            <text:p>1f36d.png</text:p>
          </table:table-cell>
          <table:table-cell table:number-columns-repeated="9"/>
        </table:table-row>
        <table:table-row table:style-name="ro10">
          <table:table-cell office:value-type="string">
            <text:p>1f6c1</text:p>
          </table:table-cell>
          <table:table-cell office:value-type="string">
            <text:p>1f6c1.png</text:p>
          </table:table-cell>
          <table:table-cell office:value-type="string">
            <text:p>🛁</text:p>
          </table:table-cell>
          <table:table-cell/>
          <table:table-cell office:value-type="string">
            <text:p>1F36E.png</text:p>
          </table:table-cell>
          <table:table-cell table:formula="of:=LOWER([.E204])" office:value-type="string" office:string-value="1f36e.png">
            <text:p>1f36e.png</text:p>
          </table:table-cell>
          <table:table-cell table:number-columns-repeated="9"/>
        </table:table-row>
        <table:table-row table:style-name="ro10">
          <table:table-cell office:value-type="string">
            <text:p>1f6c2</text:p>
          </table:table-cell>
          <table:table-cell office:value-type="string">
            <text:p>1f6c2.png</text:p>
          </table:table-cell>
          <table:table-cell office:value-type="string">
            <text:p>🛂</text:p>
          </table:table-cell>
          <table:table-cell/>
          <table:table-cell office:value-type="string">
            <text:p>1F36F.png</text:p>
          </table:table-cell>
          <table:table-cell table:formula="of:=LOWER([.E205])" office:value-type="string" office:string-value="1f36f.png">
            <text:p>1f36f.png</text:p>
          </table:table-cell>
          <table:table-cell table:number-columns-repeated="9"/>
        </table:table-row>
        <table:table-row table:style-name="ro10">
          <table:table-cell office:value-type="string">
            <text:p>1f6c3</text:p>
          </table:table-cell>
          <table:table-cell office:value-type="string">
            <text:p>1f6c3.png</text:p>
          </table:table-cell>
          <table:table-cell office:value-type="string">
            <text:p>🛃</text:p>
          </table:table-cell>
          <table:table-cell/>
          <table:table-cell office:value-type="string">
            <text:p>1F37A.png</text:p>
          </table:table-cell>
          <table:table-cell table:formula="of:=LOWER([.E206])" office:value-type="string" office:string-value="1f37a.png">
            <text:p>1f37a.png</text:p>
          </table:table-cell>
          <table:table-cell table:number-columns-repeated="9"/>
        </table:table-row>
        <table:table-row table:style-name="ro10">
          <table:table-cell office:value-type="string">
            <text:p>1f6c4</text:p>
          </table:table-cell>
          <table:table-cell office:value-type="string">
            <text:p>1f6c4.png</text:p>
          </table:table-cell>
          <table:table-cell office:value-type="string">
            <text:p>🛄</text:p>
          </table:table-cell>
          <table:table-cell/>
          <table:table-cell office:value-type="string">
            <text:p>1F37B.png</text:p>
          </table:table-cell>
          <table:table-cell table:formula="of:=LOWER([.E207])" office:value-type="string" office:string-value="1f37b.png">
            <text:p>1f37b.png</text:p>
          </table:table-cell>
          <table:table-cell table:number-columns-repeated="9"/>
        </table:table-row>
        <table:table-row table:style-name="ro10">
          <table:table-cell office:value-type="string">
            <text:p>1f6c5</text:p>
          </table:table-cell>
          <table:table-cell office:value-type="string">
            <text:p>1f6c5.png</text:p>
          </table:table-cell>
          <table:table-cell office:value-type="string">
            <text:p>🛅</text:p>
          </table:table-cell>
          <table:table-cell/>
          <table:table-cell office:value-type="string">
            <text:p>1F38A.png</text:p>
          </table:table-cell>
          <table:table-cell table:formula="of:=LOWER([.E208])" office:value-type="string" office:string-value="1f38a.png">
            <text:p>1f38a.png</text:p>
          </table:table-cell>
          <table:table-cell table:number-columns-repeated="9"/>
        </table:table-row>
        <table:table-row table:style-name="ro10">
          <table:table-cell office:value-type="string">
            <text:p>1f17e</text:p>
          </table:table-cell>
          <table:table-cell office:value-type="string">
            <text:p>1f17e.png</text:p>
          </table:table-cell>
          <table:table-cell office:value-type="string">
            <text:p>🅾</text:p>
          </table:table-cell>
          <table:table-cell/>
          <table:table-cell office:value-type="string">
            <text:p>1F38B.png</text:p>
          </table:table-cell>
          <table:table-cell table:formula="of:=LOWER([.E209])" office:value-type="string" office:string-value="1f38b.png">
            <text:p>1f38b.png</text:p>
          </table:table-cell>
          <table:table-cell table:number-columns-repeated="9"/>
        </table:table-row>
        <table:table-row table:style-name="ro10">
          <table:table-cell office:value-type="string">
            <text:p>1f17f</text:p>
          </table:table-cell>
          <table:table-cell office:value-type="string">
            <text:p>1f17f.png</text:p>
          </table:table-cell>
          <table:table-cell office:value-type="string">
            <text:p>🅿</text:p>
          </table:table-cell>
          <table:table-cell/>
          <table:table-cell office:value-type="string">
            <text:p>1F38C.png</text:p>
          </table:table-cell>
          <table:table-cell table:formula="of:=LOWER([.E210])" office:value-type="string" office:string-value="1f38c.png">
            <text:p>1f38c.png</text:p>
          </table:table-cell>
          <table:table-cell table:number-columns-repeated="9"/>
        </table:table-row>
        <table:table-row table:style-name="ro10">
          <table:table-cell office:value-type="string">
            <text:p>1f18e</text:p>
          </table:table-cell>
          <table:table-cell office:value-type="string">
            <text:p>1f18e.png</text:p>
          </table:table-cell>
          <table:table-cell office:value-type="string">
            <text:p>🆎</text:p>
          </table:table-cell>
          <table:table-cell/>
          <table:table-cell office:value-type="string">
            <text:p>1F38D.png</text:p>
          </table:table-cell>
          <table:table-cell table:formula="of:=LOWER([.E211])" office:value-type="string" office:string-value="1f38d.png">
            <text:p>1f38d.png</text:p>
          </table:table-cell>
          <table:table-cell table:number-columns-repeated="9"/>
        </table:table-row>
        <table:table-row table:style-name="ro10">
          <table:table-cell office:value-type="string">
            <text:p>1f19a</text:p>
          </table:table-cell>
          <table:table-cell office:value-type="string">
            <text:p>1f19a.png</text:p>
          </table:table-cell>
          <table:table-cell office:value-type="string">
            <text:p>🆚</text:p>
          </table:table-cell>
          <table:table-cell/>
          <table:table-cell office:value-type="string">
            <text:p>1F38E.png</text:p>
          </table:table-cell>
          <table:table-cell table:formula="of:=LOWER([.E212])" office:value-type="string" office:string-value="1f38e.png">
            <text:p>1f38e.png</text:p>
          </table:table-cell>
          <table:table-cell table:number-columns-repeated="9"/>
        </table:table-row>
        <table:table-row table:style-name="ro10">
          <table:table-cell office:value-type="string">
            <text:p>1f21a</text:p>
          </table:table-cell>
          <table:table-cell office:value-type="string">
            <text:p>1f21a.png</text:p>
          </table:table-cell>
          <table:table-cell office:value-type="string">
            <text:p>🈚</text:p>
          </table:table-cell>
          <table:table-cell/>
          <table:table-cell office:value-type="string">
            <text:p>1F38F.png</text:p>
          </table:table-cell>
          <table:table-cell table:formula="of:=LOWER([.E213])" office:value-type="string" office:string-value="1f38f.png">
            <text:p>1f38f.png</text:p>
          </table:table-cell>
          <table:table-cell table:number-columns-repeated="9"/>
        </table:table-row>
        <table:table-row table:style-name="ro10">
          <table:table-cell office:value-type="string">
            <text:p>1f22f</text:p>
          </table:table-cell>
          <table:table-cell office:value-type="string">
            <text:p>1f22f.png</text:p>
          </table:table-cell>
          <table:table-cell office:value-type="string">
            <text:p>🈯</text:p>
          </table:table-cell>
          <table:table-cell/>
          <table:table-cell office:value-type="string">
            <text:p>1F40C.png</text:p>
          </table:table-cell>
          <table:table-cell table:formula="of:=LOWER([.E214])" office:value-type="string" office:string-value="1f40c.png">
            <text:p>1f40c.png</text:p>
          </table:table-cell>
          <table:table-cell table:number-columns-repeated="9"/>
        </table:table-row>
        <table:table-row table:style-name="ro10">
          <table:table-cell office:value-type="string">
            <text:p>1f23a</text:p>
          </table:table-cell>
          <table:table-cell office:value-type="string">
            <text:p>1f23a.png</text:p>
          </table:table-cell>
          <table:table-cell office:value-type="string">
            <text:p>🈺</text:p>
          </table:table-cell>
          <table:table-cell/>
          <table:table-cell office:value-type="string">
            <text:p>1F40D.png</text:p>
          </table:table-cell>
          <table:table-cell table:formula="of:=LOWER([.E215])" office:value-type="string" office:string-value="1f40d.png">
            <text:p>1f40d.png</text:p>
          </table:table-cell>
          <table:table-cell table:number-columns-repeated="9"/>
        </table:table-row>
        <table:table-row table:style-name="ro10">
          <table:table-cell office:value-type="string">
            <text:p>1f30a</text:p>
          </table:table-cell>
          <table:table-cell office:value-type="string">
            <text:p>1f30a.png</text:p>
          </table:table-cell>
          <table:table-cell office:value-type="string">
            <text:p>🌊</text:p>
          </table:table-cell>
          <table:table-cell/>
          <table:table-cell office:value-type="string">
            <text:p>1F40E.png</text:p>
          </table:table-cell>
          <table:table-cell table:formula="of:=LOWER([.E216])" office:value-type="string" office:string-value="1f40e.png">
            <text:p>1f40e.png</text:p>
          </table:table-cell>
          <table:table-cell table:number-columns-repeated="9"/>
        </table:table-row>
        <table:table-row table:style-name="ro10">
          <table:table-cell office:value-type="string">
            <text:p>1f30b</text:p>
          </table:table-cell>
          <table:table-cell office:value-type="string">
            <text:p>1f30b.png</text:p>
          </table:table-cell>
          <table:table-cell office:value-type="string">
            <text:p>🌋</text:p>
          </table:table-cell>
          <table:table-cell/>
          <table:table-cell office:value-type="string">
            <text:p>1F41A.png</text:p>
          </table:table-cell>
          <table:table-cell table:formula="of:=LOWER([.E217])" office:value-type="string" office:string-value="1f41a.png">
            <text:p>1f41a.png</text:p>
          </table:table-cell>
          <table:table-cell table:number-columns-repeated="9"/>
        </table:table-row>
        <table:table-row table:style-name="ro10">
          <table:table-cell office:value-type="string">
            <text:p>1f30c</text:p>
          </table:table-cell>
          <table:table-cell office:value-type="string">
            <text:p>1f30c.png</text:p>
          </table:table-cell>
          <table:table-cell office:value-type="string">
            <text:p>🌌</text:p>
          </table:table-cell>
          <table:table-cell/>
          <table:table-cell office:value-type="string">
            <text:p>1F41B.png</text:p>
          </table:table-cell>
          <table:table-cell table:formula="of:=LOWER([.E218])" office:value-type="string" office:string-value="1f41b.png">
            <text:p>1f41b.png</text:p>
          </table:table-cell>
          <table:table-cell table:number-columns-repeated="9"/>
        </table:table-row>
        <table:table-row table:style-name="ro10">
          <table:table-cell office:value-type="string">
            <text:p>1f30d</text:p>
          </table:table-cell>
          <table:table-cell office:value-type="string">
            <text:p>1f30d.png</text:p>
          </table:table-cell>
          <table:table-cell office:value-type="string">
            <text:p>🌍</text:p>
          </table:table-cell>
          <table:table-cell/>
          <table:table-cell office:value-type="string">
            <text:p>1F41C.png</text:p>
          </table:table-cell>
          <table:table-cell table:formula="of:=LOWER([.E219])" office:value-type="string" office:string-value="1f41c.png">
            <text:p>1f41c.png</text:p>
          </table:table-cell>
          <table:table-cell table:number-columns-repeated="9"/>
        </table:table-row>
        <table:table-row table:style-name="ro10">
          <table:table-cell office:value-type="string">
            <text:p>1f30e</text:p>
          </table:table-cell>
          <table:table-cell office:value-type="string">
            <text:p>1f30e.png</text:p>
          </table:table-cell>
          <table:table-cell office:value-type="string">
            <text:p>🌎</text:p>
          </table:table-cell>
          <table:table-cell/>
          <table:table-cell office:value-type="string">
            <text:p>1F41D.png</text:p>
          </table:table-cell>
          <table:table-cell table:formula="of:=LOWER([.E220])" office:value-type="string" office:string-value="1f41d.png">
            <text:p>1f41d.png</text:p>
          </table:table-cell>
          <table:table-cell table:number-columns-repeated="9"/>
        </table:table-row>
        <table:table-row table:style-name="ro10">
          <table:table-cell office:value-type="string">
            <text:p>1f30f</text:p>
          </table:table-cell>
          <table:table-cell office:value-type="string">
            <text:p>1f30f.png</text:p>
          </table:table-cell>
          <table:table-cell office:value-type="string">
            <text:p>🌏</text:p>
          </table:table-cell>
          <table:table-cell/>
          <table:table-cell office:value-type="string">
            <text:p>1F41E.png</text:p>
          </table:table-cell>
          <table:table-cell table:formula="of:=LOWER([.E221])" office:value-type="string" office:string-value="1f41e.png">
            <text:p>1f41e.png</text:p>
          </table:table-cell>
          <table:table-cell table:number-columns-repeated="9"/>
        </table:table-row>
        <table:table-row table:style-name="ro10">
          <table:table-cell office:value-type="string">
            <text:p>1f31a</text:p>
          </table:table-cell>
          <table:table-cell office:value-type="string">
            <text:p>1f31a.png</text:p>
          </table:table-cell>
          <table:table-cell office:value-type="string">
            <text:p>🌚</text:p>
          </table:table-cell>
          <table:table-cell/>
          <table:table-cell office:value-type="string">
            <text:p>1F41F.png</text:p>
          </table:table-cell>
          <table:table-cell table:formula="of:=LOWER([.E222])" office:value-type="string" office:string-value="1f41f.png">
            <text:p>1f41f.png</text:p>
          </table:table-cell>
          <table:table-cell table:number-columns-repeated="9"/>
        </table:table-row>
        <table:table-row table:style-name="ro10">
          <table:table-cell office:value-type="string">
            <text:p>1f31b</text:p>
          </table:table-cell>
          <table:table-cell office:value-type="string">
            <text:p>1f31b.png</text:p>
          </table:table-cell>
          <table:table-cell office:value-type="string">
            <text:p>🌛</text:p>
          </table:table-cell>
          <table:table-cell/>
          <table:table-cell office:value-type="string">
            <text:p>1F42B.png</text:p>
          </table:table-cell>
          <table:table-cell table:formula="of:=LOWER([.E223])" office:value-type="string" office:string-value="1f42b.png">
            <text:p>1f42b.png</text:p>
          </table:table-cell>
          <table:table-cell table:number-columns-repeated="9"/>
        </table:table-row>
        <table:table-row table:style-name="ro10">
          <table:table-cell office:value-type="string">
            <text:p>1f31c</text:p>
          </table:table-cell>
          <table:table-cell office:value-type="string">
            <text:p>1f31c.png</text:p>
          </table:table-cell>
          <table:table-cell office:value-type="string">
            <text:p>🌜</text:p>
          </table:table-cell>
          <table:table-cell/>
          <table:table-cell office:value-type="string">
            <text:p>1F42C.png</text:p>
          </table:table-cell>
          <table:table-cell table:formula="of:=LOWER([.E224])" office:value-type="string" office:string-value="1f42c.png">
            <text:p>1f42c.png</text:p>
          </table:table-cell>
          <table:table-cell table:number-columns-repeated="9"/>
        </table:table-row>
        <table:table-row table:style-name="ro10">
          <table:table-cell office:value-type="string">
            <text:p>1f31d</text:p>
          </table:table-cell>
          <table:table-cell office:value-type="string">
            <text:p>1f31d.png</text:p>
          </table:table-cell>
          <table:table-cell office:value-type="string">
            <text:p>🌝</text:p>
          </table:table-cell>
          <table:table-cell/>
          <table:table-cell office:value-type="string">
            <text:p>1F42D.png</text:p>
          </table:table-cell>
          <table:table-cell table:formula="of:=LOWER([.E225])" office:value-type="string" office:string-value="1f42d.png">
            <text:p>1f42d.png</text:p>
          </table:table-cell>
          <table:table-cell table:number-columns-repeated="9"/>
        </table:table-row>
        <table:table-row table:style-name="ro10">
          <table:table-cell office:value-type="string">
            <text:p>1f31e</text:p>
          </table:table-cell>
          <table:table-cell office:value-type="string">
            <text:p>1f31e.png</text:p>
          </table:table-cell>
          <table:table-cell office:value-type="string">
            <text:p>🌞</text:p>
          </table:table-cell>
          <table:table-cell/>
          <table:table-cell office:value-type="string">
            <text:p>1F42E.png</text:p>
          </table:table-cell>
          <table:table-cell table:formula="of:=LOWER([.E226])" office:value-type="string" office:string-value="1f42e.png">
            <text:p>1f42e.png</text:p>
          </table:table-cell>
          <table:table-cell table:number-columns-repeated="9"/>
        </table:table-row>
        <table:table-row table:style-name="ro10">
          <table:table-cell office:value-type="string">
            <text:p>1f31f</text:p>
          </table:table-cell>
          <table:table-cell office:value-type="string">
            <text:p>1f31f.png</text:p>
          </table:table-cell>
          <table:table-cell office:value-type="string">
            <text:p>🌟</text:p>
          </table:table-cell>
          <table:table-cell/>
          <table:table-cell office:value-type="string">
            <text:p>1F42F.png</text:p>
          </table:table-cell>
          <table:table-cell table:formula="of:=LOWER([.E227])" office:value-type="string" office:string-value="1f42f.png">
            <text:p>1f42f.png</text:p>
          </table:table-cell>
          <table:table-cell table:number-columns-repeated="9"/>
        </table:table-row>
        <table:table-row table:style-name="ro10">
          <table:table-cell office:value-type="string">
            <text:p>1f33a</text:p>
          </table:table-cell>
          <table:table-cell office:value-type="string">
            <text:p>1f33a.png</text:p>
          </table:table-cell>
          <table:table-cell office:value-type="string">
            <text:p>🌺</text:p>
          </table:table-cell>
          <table:table-cell/>
          <table:table-cell office:value-type="string">
            <text:p>1F43A.png</text:p>
          </table:table-cell>
          <table:table-cell table:formula="of:=LOWER([.E228])" office:value-type="string" office:string-value="1f43a.png">
            <text:p>1f43a.png</text:p>
          </table:table-cell>
          <table:table-cell table:number-columns-repeated="9"/>
        </table:table-row>
        <table:table-row table:style-name="ro10">
          <table:table-cell office:value-type="string">
            <text:p>1f33b</text:p>
          </table:table-cell>
          <table:table-cell office:value-type="string">
            <text:p>1f33b.png</text:p>
          </table:table-cell>
          <table:table-cell office:value-type="string">
            <text:p>🌻</text:p>
          </table:table-cell>
          <table:table-cell/>
          <table:table-cell office:value-type="string">
            <text:p>1F43B.png</text:p>
          </table:table-cell>
          <table:table-cell table:formula="of:=LOWER([.E229])" office:value-type="string" office:string-value="1f43b.png">
            <text:p>1f43b.png</text:p>
          </table:table-cell>
          <table:table-cell table:number-columns-repeated="9"/>
        </table:table-row>
        <table:table-row table:style-name="ro10">
          <table:table-cell office:value-type="string">
            <text:p>1f33c</text:p>
          </table:table-cell>
          <table:table-cell office:value-type="string">
            <text:p>1f33c.png</text:p>
          </table:table-cell>
          <table:table-cell office:value-type="string">
            <text:p>🌼</text:p>
          </table:table-cell>
          <table:table-cell/>
          <table:table-cell office:value-type="string">
            <text:p>1F43C.png</text:p>
          </table:table-cell>
          <table:table-cell table:formula="of:=LOWER([.E230])" office:value-type="string" office:string-value="1f43c.png">
            <text:p>1f43c.png</text:p>
          </table:table-cell>
          <table:table-cell table:number-columns-repeated="9"/>
        </table:table-row>
        <table:table-row table:style-name="ro10">
          <table:table-cell office:value-type="string">
            <text:p>1f33d</text:p>
          </table:table-cell>
          <table:table-cell office:value-type="string">
            <text:p>1f33d.png</text:p>
          </table:table-cell>
          <table:table-cell office:value-type="string">
            <text:p>🌽</text:p>
          </table:table-cell>
          <table:table-cell/>
          <table:table-cell office:value-type="string">
            <text:p>1F43D.png</text:p>
          </table:table-cell>
          <table:table-cell table:formula="of:=LOWER([.E231])" office:value-type="string" office:string-value="1f43d.png">
            <text:p>1f43d.png</text:p>
          </table:table-cell>
          <table:table-cell table:number-columns-repeated="9"/>
        </table:table-row>
        <table:table-row table:style-name="ro10">
          <table:table-cell office:value-type="string">
            <text:p>1f33e</text:p>
          </table:table-cell>
          <table:table-cell office:value-type="string">
            <text:p>1f33e.png</text:p>
          </table:table-cell>
          <table:table-cell office:value-type="string">
            <text:p>🌾</text:p>
          </table:table-cell>
          <table:table-cell/>
          <table:table-cell office:value-type="string">
            <text:p>1F43E.png</text:p>
          </table:table-cell>
          <table:table-cell table:formula="of:=LOWER([.E232])" office:value-type="string" office:string-value="1f43e.png">
            <text:p>1f43e.png</text:p>
          </table:table-cell>
          <table:table-cell table:number-columns-repeated="9"/>
        </table:table-row>
        <table:table-row table:style-name="ro10">
          <table:table-cell office:value-type="string">
            <text:p>1f33f</text:p>
          </table:table-cell>
          <table:table-cell office:value-type="string">
            <text:p>1f33f.png</text:p>
          </table:table-cell>
          <table:table-cell office:value-type="string">
            <text:p>🌿</text:p>
          </table:table-cell>
          <table:table-cell/>
          <table:table-cell office:value-type="string">
            <text:p>1F44A.png</text:p>
          </table:table-cell>
          <table:table-cell table:formula="of:=LOWER([.E233])" office:value-type="string" office:string-value="1f44a.png">
            <text:p>1f44a.png</text:p>
          </table:table-cell>
          <table:table-cell table:number-columns-repeated="9"/>
        </table:table-row>
        <table:table-row table:style-name="ro10">
          <table:table-cell office:value-type="string">
            <text:p>1f34a</text:p>
          </table:table-cell>
          <table:table-cell office:value-type="string">
            <text:p>1f34a.png</text:p>
          </table:table-cell>
          <table:table-cell office:value-type="string">
            <text:p>🍊</text:p>
          </table:table-cell>
          <table:table-cell/>
          <table:table-cell office:value-type="string">
            <text:p>1F44B.png</text:p>
          </table:table-cell>
          <table:table-cell table:formula="of:=LOWER([.E234])" office:value-type="string" office:string-value="1f44b.png">
            <text:p>1f44b.png</text:p>
          </table:table-cell>
          <table:table-cell table:number-columns-repeated="9"/>
        </table:table-row>
        <table:table-row table:style-name="ro10">
          <table:table-cell office:value-type="string">
            <text:p>1f34b</text:p>
          </table:table-cell>
          <table:table-cell office:value-type="string">
            <text:p>1f34b.png</text:p>
          </table:table-cell>
          <table:table-cell office:value-type="string">
            <text:p>🍋</text:p>
          </table:table-cell>
          <table:table-cell/>
          <table:table-cell office:value-type="string">
            <text:p>1F44C.png</text:p>
          </table:table-cell>
          <table:table-cell table:formula="of:=LOWER([.E235])" office:value-type="string" office:string-value="1f44c.png">
            <text:p>1f44c.png</text:p>
          </table:table-cell>
          <table:table-cell table:number-columns-repeated="9"/>
        </table:table-row>
        <table:table-row table:style-name="ro10">
          <table:table-cell office:value-type="string">
            <text:p>1f34c</text:p>
          </table:table-cell>
          <table:table-cell office:value-type="string">
            <text:p>1f34c.png</text:p>
          </table:table-cell>
          <table:table-cell office:value-type="string">
            <text:p>🍌</text:p>
          </table:table-cell>
          <table:table-cell/>
          <table:table-cell office:value-type="string">
            <text:p>1F44D.png</text:p>
          </table:table-cell>
          <table:table-cell table:formula="of:=LOWER([.E236])" office:value-type="string" office:string-value="1f44d.png">
            <text:p>1f44d.png</text:p>
          </table:table-cell>
          <table:table-cell table:number-columns-repeated="9"/>
        </table:table-row>
        <table:table-row table:style-name="ro10">
          <table:table-cell office:value-type="string">
            <text:p>1f34d</text:p>
          </table:table-cell>
          <table:table-cell office:value-type="string">
            <text:p>1f34d.png</text:p>
          </table:table-cell>
          <table:table-cell office:value-type="string">
            <text:p>🍍</text:p>
          </table:table-cell>
          <table:table-cell/>
          <table:table-cell office:value-type="string">
            <text:p>1F44E.png</text:p>
          </table:table-cell>
          <table:table-cell table:formula="of:=LOWER([.E237])" office:value-type="string" office:string-value="1f44e.png">
            <text:p>1f44e.png</text:p>
          </table:table-cell>
          <table:table-cell table:number-columns-repeated="9"/>
        </table:table-row>
        <table:table-row table:style-name="ro10">
          <table:table-cell office:value-type="string">
            <text:p>1f34e</text:p>
          </table:table-cell>
          <table:table-cell office:value-type="string">
            <text:p>1f34e.png</text:p>
          </table:table-cell>
          <table:table-cell office:value-type="string">
            <text:p>🍎</text:p>
          </table:table-cell>
          <table:table-cell/>
          <table:table-cell office:value-type="string">
            <text:p>1F44F.png</text:p>
          </table:table-cell>
          <table:table-cell table:formula="of:=LOWER([.E238])" office:value-type="string" office:string-value="1f44f.png">
            <text:p>1f44f.png</text:p>
          </table:table-cell>
          <table:table-cell table:number-columns-repeated="9"/>
        </table:table-row>
        <table:table-row table:style-name="ro10">
          <table:table-cell office:value-type="string">
            <text:p>1f34f</text:p>
          </table:table-cell>
          <table:table-cell office:value-type="string">
            <text:p>1f34f.png</text:p>
          </table:table-cell>
          <table:table-cell office:value-type="string">
            <text:p>🍏</text:p>
          </table:table-cell>
          <table:table-cell/>
          <table:table-cell office:value-type="string">
            <text:p>1F45A.png</text:p>
          </table:table-cell>
          <table:table-cell table:formula="of:=LOWER([.E239])" office:value-type="string" office:string-value="1f45a.png">
            <text:p>1f45a.png</text:p>
          </table:table-cell>
          <table:table-cell table:number-columns-repeated="9"/>
        </table:table-row>
        <table:table-row table:style-name="ro10">
          <table:table-cell office:value-type="string">
            <text:p>1f35a</text:p>
          </table:table-cell>
          <table:table-cell office:value-type="string">
            <text:p>1f35a.png</text:p>
          </table:table-cell>
          <table:table-cell office:value-type="string">
            <text:p>🍚</text:p>
          </table:table-cell>
          <table:table-cell/>
          <table:table-cell office:value-type="string">
            <text:p>1F45B.png</text:p>
          </table:table-cell>
          <table:table-cell table:formula="of:=LOWER([.E240])" office:value-type="string" office:string-value="1f45b.png">
            <text:p>1f45b.png</text:p>
          </table:table-cell>
          <table:table-cell table:number-columns-repeated="9"/>
        </table:table-row>
        <table:table-row table:style-name="ro10">
          <table:table-cell office:value-type="string">
            <text:p>1f35b</text:p>
          </table:table-cell>
          <table:table-cell office:value-type="string">
            <text:p>1f35b.png</text:p>
          </table:table-cell>
          <table:table-cell office:value-type="string">
            <text:p>🍛</text:p>
          </table:table-cell>
          <table:table-cell/>
          <table:table-cell office:value-type="string">
            <text:p>1F45C.png</text:p>
          </table:table-cell>
          <table:table-cell table:formula="of:=LOWER([.E241])" office:value-type="string" office:string-value="1f45c.png">
            <text:p>1f45c.png</text:p>
          </table:table-cell>
          <table:table-cell table:number-columns-repeated="9"/>
        </table:table-row>
        <table:table-row table:style-name="ro10">
          <table:table-cell office:value-type="string">
            <text:p>1f35c</text:p>
          </table:table-cell>
          <table:table-cell office:value-type="string">
            <text:p>1f35c.png</text:p>
          </table:table-cell>
          <table:table-cell office:value-type="string">
            <text:p>🍜</text:p>
          </table:table-cell>
          <table:table-cell/>
          <table:table-cell office:value-type="string">
            <text:p>1F45D.png</text:p>
          </table:table-cell>
          <table:table-cell table:formula="of:=LOWER([.E242])" office:value-type="string" office:string-value="1f45d.png">
            <text:p>1f45d.png</text:p>
          </table:table-cell>
          <table:table-cell table:number-columns-repeated="9"/>
        </table:table-row>
        <table:table-row table:style-name="ro10">
          <table:table-cell office:value-type="string">
            <text:p>1f35d</text:p>
          </table:table-cell>
          <table:table-cell office:value-type="string">
            <text:p>1f35d.png</text:p>
          </table:table-cell>
          <table:table-cell office:value-type="string">
            <text:p>🍝</text:p>
          </table:table-cell>
          <table:table-cell/>
          <table:table-cell office:value-type="string">
            <text:p>1F45E.png</text:p>
          </table:table-cell>
          <table:table-cell table:formula="of:=LOWER([.E243])" office:value-type="string" office:string-value="1f45e.png">
            <text:p>1f45e.png</text:p>
          </table:table-cell>
          <table:table-cell table:number-columns-repeated="9"/>
        </table:table-row>
        <table:table-row table:style-name="ro10">
          <table:table-cell office:value-type="string">
            <text:p>1f35e</text:p>
          </table:table-cell>
          <table:table-cell office:value-type="string">
            <text:p>1f35e.png</text:p>
          </table:table-cell>
          <table:table-cell office:value-type="string">
            <text:p>🍞</text:p>
          </table:table-cell>
          <table:table-cell/>
          <table:table-cell office:value-type="string">
            <text:p>1F45F.png</text:p>
          </table:table-cell>
          <table:table-cell table:formula="of:=LOWER([.E244])" office:value-type="string" office:string-value="1f45f.png">
            <text:p>1f45f.png</text:p>
          </table:table-cell>
          <table:table-cell table:number-columns-repeated="9"/>
        </table:table-row>
        <table:table-row table:style-name="ro10">
          <table:table-cell office:value-type="string">
            <text:p>1f35f</text:p>
          </table:table-cell>
          <table:table-cell office:value-type="string">
            <text:p>1f35f.png</text:p>
          </table:table-cell>
          <table:table-cell office:value-type="string">
            <text:p>🍟</text:p>
          </table:table-cell>
          <table:table-cell/>
          <table:table-cell office:value-type="string">
            <text:p>1F46A.png</text:p>
          </table:table-cell>
          <table:table-cell table:formula="of:=LOWER([.E245])" office:value-type="string" office:string-value="1f46a.png">
            <text:p>1f46a.png</text:p>
          </table:table-cell>
          <table:table-cell table:number-columns-repeated="9"/>
        </table:table-row>
        <table:table-row table:style-name="ro10">
          <table:table-cell office:value-type="string">
            <text:p>1f36a</text:p>
          </table:table-cell>
          <table:table-cell office:value-type="string">
            <text:p>1f36a.png</text:p>
          </table:table-cell>
          <table:table-cell office:value-type="string">
            <text:p>🍪</text:p>
          </table:table-cell>
          <table:table-cell/>
          <table:table-cell office:value-type="string">
            <text:p>1F46B.png</text:p>
          </table:table-cell>
          <table:table-cell table:formula="of:=LOWER([.E246])" office:value-type="string" office:string-value="1f46b.png">
            <text:p>1f46b.png</text:p>
          </table:table-cell>
          <table:table-cell table:number-columns-repeated="9"/>
        </table:table-row>
        <table:table-row table:style-name="ro10">
          <table:table-cell office:value-type="string">
            <text:p>1f36b</text:p>
          </table:table-cell>
          <table:table-cell office:value-type="string">
            <text:p>1f36b.png</text:p>
          </table:table-cell>
          <table:table-cell office:value-type="string">
            <text:p>🍫</text:p>
          </table:table-cell>
          <table:table-cell/>
          <table:table-cell office:value-type="string">
            <text:p>1F46E.png</text:p>
          </table:table-cell>
          <table:table-cell table:formula="of:=LOWER([.E247])" office:value-type="string" office:string-value="1f46e.png">
            <text:p>1f46e.png</text:p>
          </table:table-cell>
          <table:table-cell table:number-columns-repeated="9"/>
        </table:table-row>
        <table:table-row table:style-name="ro10">
          <table:table-cell office:value-type="string">
            <text:p>1f36c</text:p>
          </table:table-cell>
          <table:table-cell office:value-type="string">
            <text:p>1f36c.png</text:p>
          </table:table-cell>
          <table:table-cell office:value-type="string">
            <text:p>🍬</text:p>
          </table:table-cell>
          <table:table-cell/>
          <table:table-cell office:value-type="string">
            <text:p>1F46F.png</text:p>
          </table:table-cell>
          <table:table-cell table:formula="of:=LOWER([.E248])" office:value-type="string" office:string-value="1f46f.png">
            <text:p>1f46f.png</text:p>
          </table:table-cell>
          <table:table-cell table:number-columns-repeated="9"/>
        </table:table-row>
        <table:table-row table:style-name="ro10">
          <table:table-cell office:value-type="string">
            <text:p>1f36d</text:p>
          </table:table-cell>
          <table:table-cell office:value-type="string">
            <text:p>1f36d.png</text:p>
          </table:table-cell>
          <table:table-cell office:value-type="string">
            <text:p>🍭</text:p>
          </table:table-cell>
          <table:table-cell/>
          <table:table-cell office:value-type="string">
            <text:p>1F47A.png</text:p>
          </table:table-cell>
          <table:table-cell table:formula="of:=LOWER([.E249])" office:value-type="string" office:string-value="1f47a.png">
            <text:p>1f47a.png</text:p>
          </table:table-cell>
          <table:table-cell table:number-columns-repeated="9"/>
        </table:table-row>
        <table:table-row table:style-name="ro10">
          <table:table-cell office:value-type="string">
            <text:p>1f36e</text:p>
          </table:table-cell>
          <table:table-cell office:value-type="string">
            <text:p>1f36e.png</text:p>
          </table:table-cell>
          <table:table-cell office:value-type="string">
            <text:p>🍮</text:p>
          </table:table-cell>
          <table:table-cell/>
          <table:table-cell office:value-type="string">
            <text:p>1F47B.png</text:p>
          </table:table-cell>
          <table:table-cell table:formula="of:=LOWER([.E250])" office:value-type="string" office:string-value="1f47b.png">
            <text:p>1f47b.png</text:p>
          </table:table-cell>
          <table:table-cell table:number-columns-repeated="9"/>
        </table:table-row>
        <table:table-row table:style-name="ro10">
          <table:table-cell office:value-type="string">
            <text:p>1f36f</text:p>
          </table:table-cell>
          <table:table-cell office:value-type="string">
            <text:p>1f36f.png</text:p>
          </table:table-cell>
          <table:table-cell office:value-type="string">
            <text:p>🍯</text:p>
          </table:table-cell>
          <table:table-cell/>
          <table:table-cell office:value-type="string">
            <text:p>1F47C.png</text:p>
          </table:table-cell>
          <table:table-cell table:formula="of:=LOWER([.E251])" office:value-type="string" office:string-value="1f47c.png">
            <text:p>1f47c.png</text:p>
          </table:table-cell>
          <table:table-cell table:number-columns-repeated="9"/>
        </table:table-row>
        <table:table-row table:style-name="ro10">
          <table:table-cell office:value-type="string">
            <text:p>1f37a</text:p>
          </table:table-cell>
          <table:table-cell office:value-type="string">
            <text:p>1f37a.png</text:p>
          </table:table-cell>
          <table:table-cell office:value-type="string">
            <text:p>🍺</text:p>
          </table:table-cell>
          <table:table-cell/>
          <table:table-cell office:value-type="string">
            <text:p>1F47D.png</text:p>
          </table:table-cell>
          <table:table-cell table:formula="of:=LOWER([.E252])" office:value-type="string" office:string-value="1f47d.png">
            <text:p>1f47d.png</text:p>
          </table:table-cell>
          <table:table-cell table:number-columns-repeated="9"/>
        </table:table-row>
        <table:table-row table:style-name="ro10">
          <table:table-cell office:value-type="string">
            <text:p>1f37b</text:p>
          </table:table-cell>
          <table:table-cell office:value-type="string">
            <text:p>1f37b.png</text:p>
          </table:table-cell>
          <table:table-cell office:value-type="string">
            <text:p>🍻</text:p>
          </table:table-cell>
          <table:table-cell/>
          <table:table-cell office:value-type="string">
            <text:p>1F47E.png</text:p>
          </table:table-cell>
          <table:table-cell table:formula="of:=LOWER([.E253])" office:value-type="string" office:string-value="1f47e.png">
            <text:p>1f47e.png</text:p>
          </table:table-cell>
          <table:table-cell table:number-columns-repeated="9"/>
        </table:table-row>
        <table:table-row table:style-name="ro10">
          <table:table-cell office:value-type="string">
            <text:p>1f37c</text:p>
          </table:table-cell>
          <table:table-cell office:value-type="string">
            <text:p>1f37c.png</text:p>
          </table:table-cell>
          <table:table-cell office:value-type="string">
            <text:p>🍼</text:p>
          </table:table-cell>
          <table:table-cell/>
          <table:table-cell office:value-type="string">
            <text:p>1F47F.png</text:p>
          </table:table-cell>
          <table:table-cell table:formula="of:=LOWER([.E254])" office:value-type="string" office:string-value="1f47f.png">
            <text:p>1f47f.png</text:p>
          </table:table-cell>
          <table:table-cell table:number-columns-repeated="9"/>
        </table:table-row>
        <table:table-row table:style-name="ro10">
          <table:table-cell office:value-type="string">
            <text:p>1f38a</text:p>
          </table:table-cell>
          <table:table-cell office:value-type="string">
            <text:p>1f38a.png</text:p>
          </table:table-cell>
          <table:table-cell office:value-type="string">
            <text:p>🎊</text:p>
          </table:table-cell>
          <table:table-cell/>
          <table:table-cell office:value-type="string">
            <text:p>1F48A.png</text:p>
          </table:table-cell>
          <table:table-cell table:formula="of:=LOWER([.E255])" office:value-type="string" office:string-value="1f48a.png">
            <text:p>1f48a.png</text:p>
          </table:table-cell>
          <table:table-cell table:number-columns-repeated="9"/>
        </table:table-row>
        <table:table-row table:style-name="ro10">
          <table:table-cell office:value-type="string">
            <text:p>1f38b</text:p>
          </table:table-cell>
          <table:table-cell office:value-type="string">
            <text:p>1f38b.png</text:p>
          </table:table-cell>
          <table:table-cell office:value-type="string">
            <text:p>🎋</text:p>
          </table:table-cell>
          <table:table-cell/>
          <table:table-cell office:value-type="string">
            <text:p>1F48B.png</text:p>
          </table:table-cell>
          <table:table-cell table:formula="of:=LOWER([.E256])" office:value-type="string" office:string-value="1f48b.png">
            <text:p>1f48b.png</text:p>
          </table:table-cell>
          <table:table-cell table:number-columns-repeated="9"/>
        </table:table-row>
        <table:table-row table:style-name="ro10">
          <table:table-cell office:value-type="string">
            <text:p>1f38c</text:p>
          </table:table-cell>
          <table:table-cell office:value-type="string">
            <text:p>1f38c.png</text:p>
          </table:table-cell>
          <table:table-cell office:value-type="string">
            <text:p>🎌</text:p>
          </table:table-cell>
          <table:table-cell/>
          <table:table-cell office:value-type="string">
            <text:p>1F48C.png</text:p>
          </table:table-cell>
          <table:table-cell table:formula="of:=LOWER([.E257])" office:value-type="string" office:string-value="1f48c.png">
            <text:p>1f48c.png</text:p>
          </table:table-cell>
          <table:table-cell table:number-columns-repeated="9"/>
        </table:table-row>
        <table:table-row table:style-name="ro10">
          <table:table-cell office:value-type="string">
            <text:p>1f38d</text:p>
          </table:table-cell>
          <table:table-cell office:value-type="string">
            <text:p>1f38d.png</text:p>
          </table:table-cell>
          <table:table-cell office:value-type="string">
            <text:p>🎍</text:p>
          </table:table-cell>
          <table:table-cell/>
          <table:table-cell office:value-type="string">
            <text:p>1F48D.png</text:p>
          </table:table-cell>
          <table:table-cell table:formula="of:=LOWER([.E258])" office:value-type="string" office:string-value="1f48d.png">
            <text:p>1f48d.png</text:p>
          </table:table-cell>
          <table:table-cell table:number-columns-repeated="9"/>
        </table:table-row>
        <table:table-row table:style-name="ro10">
          <table:table-cell office:value-type="string">
            <text:p>1f38e</text:p>
          </table:table-cell>
          <table:table-cell office:value-type="string">
            <text:p>1f38e.png</text:p>
          </table:table-cell>
          <table:table-cell office:value-type="string">
            <text:p>🎎</text:p>
          </table:table-cell>
          <table:table-cell/>
          <table:table-cell office:value-type="string">
            <text:p>1F48E.png</text:p>
          </table:table-cell>
          <table:table-cell table:formula="of:=LOWER([.E259])" office:value-type="string" office:string-value="1f48e.png">
            <text:p>1f48e.png</text:p>
          </table:table-cell>
          <table:table-cell table:number-columns-repeated="9"/>
        </table:table-row>
        <table:table-row table:style-name="ro10">
          <table:table-cell office:value-type="string">
            <text:p>1f38f</text:p>
          </table:table-cell>
          <table:table-cell office:value-type="string">
            <text:p>1f38f.png</text:p>
          </table:table-cell>
          <table:table-cell office:value-type="string">
            <text:p>🎏</text:p>
          </table:table-cell>
          <table:table-cell/>
          <table:table-cell office:value-type="string">
            <text:p>1F48F.png</text:p>
          </table:table-cell>
          <table:table-cell table:formula="of:=LOWER([.E260])" office:value-type="string" office:string-value="1f48f.png">
            <text:p>1f48f.png</text:p>
          </table:table-cell>
          <table:table-cell table:number-columns-repeated="9"/>
        </table:table-row>
        <table:table-row table:style-name="ro10">
          <table:table-cell office:value-type="string">
            <text:p>1f40a</text:p>
          </table:table-cell>
          <table:table-cell office:value-type="string">
            <text:p>1f40a.png</text:p>
          </table:table-cell>
          <table:table-cell office:value-type="string">
            <text:p>🐊</text:p>
          </table:table-cell>
          <table:table-cell/>
          <table:table-cell office:value-type="string">
            <text:p>1F49A.png</text:p>
          </table:table-cell>
          <table:table-cell table:formula="of:=LOWER([.E261])" office:value-type="string" office:string-value="1f49a.png">
            <text:p>1f49a.png</text:p>
          </table:table-cell>
          <table:table-cell table:number-columns-repeated="9"/>
        </table:table-row>
        <table:table-row table:style-name="ro10">
          <table:table-cell office:value-type="string">
            <text:p>1f40b</text:p>
          </table:table-cell>
          <table:table-cell office:value-type="string">
            <text:p>1f40b.png</text:p>
          </table:table-cell>
          <table:table-cell office:value-type="string">
            <text:p>🐋</text:p>
          </table:table-cell>
          <table:table-cell/>
          <table:table-cell office:value-type="string">
            <text:p>1F49B.png</text:p>
          </table:table-cell>
          <table:table-cell table:formula="of:=LOWER([.E262])" office:value-type="string" office:string-value="1f49b.png">
            <text:p>1f49b.png</text:p>
          </table:table-cell>
          <table:table-cell table:number-columns-repeated="9"/>
        </table:table-row>
        <table:table-row table:style-name="ro10">
          <table:table-cell office:value-type="string">
            <text:p>1f40c</text:p>
          </table:table-cell>
          <table:table-cell office:value-type="string">
            <text:p>1f40c.png</text:p>
          </table:table-cell>
          <table:table-cell office:value-type="string">
            <text:p>🐌</text:p>
          </table:table-cell>
          <table:table-cell/>
          <table:table-cell office:value-type="string">
            <text:p>1F49C.png</text:p>
          </table:table-cell>
          <table:table-cell table:formula="of:=LOWER([.E263])" office:value-type="string" office:string-value="1f49c.png">
            <text:p>1f49c.png</text:p>
          </table:table-cell>
          <table:table-cell table:number-columns-repeated="9"/>
        </table:table-row>
        <table:table-row table:style-name="ro10">
          <table:table-cell office:value-type="string">
            <text:p>1f40d</text:p>
          </table:table-cell>
          <table:table-cell office:value-type="string">
            <text:p>1f40d.png</text:p>
          </table:table-cell>
          <table:table-cell office:value-type="string">
            <text:p>🐍</text:p>
          </table:table-cell>
          <table:table-cell/>
          <table:table-cell office:value-type="string">
            <text:p>1F49D.png</text:p>
          </table:table-cell>
          <table:table-cell table:formula="of:=LOWER([.E264])" office:value-type="string" office:string-value="1f49d.png">
            <text:p>1f49d.png</text:p>
          </table:table-cell>
          <table:table-cell table:number-columns-repeated="9"/>
        </table:table-row>
        <table:table-row table:style-name="ro10">
          <table:table-cell office:value-type="string">
            <text:p>1f40e</text:p>
          </table:table-cell>
          <table:table-cell office:value-type="string">
            <text:p>1f40e.png</text:p>
          </table:table-cell>
          <table:table-cell office:value-type="string">
            <text:p>🐎</text:p>
          </table:table-cell>
          <table:table-cell/>
          <table:table-cell office:value-type="string">
            <text:p>1F49E.png</text:p>
          </table:table-cell>
          <table:table-cell table:formula="of:=LOWER([.E265])" office:value-type="string" office:string-value="1f49e.png">
            <text:p>1f49e.png</text:p>
          </table:table-cell>
          <table:table-cell table:number-columns-repeated="9"/>
        </table:table-row>
        <table:table-row table:style-name="ro10">
          <table:table-cell office:value-type="string">
            <text:p>1f40f</text:p>
          </table:table-cell>
          <table:table-cell office:value-type="string">
            <text:p>1f40f.png</text:p>
          </table:table-cell>
          <table:table-cell office:value-type="string">
            <text:p>🐏</text:p>
          </table:table-cell>
          <table:table-cell/>
          <table:table-cell office:value-type="string">
            <text:p>1F49F.png</text:p>
          </table:table-cell>
          <table:table-cell table:formula="of:=LOWER([.E266])" office:value-type="string" office:string-value="1f49f.png">
            <text:p>1f49f.png</text:p>
          </table:table-cell>
          <table:table-cell table:number-columns-repeated="9"/>
        </table:table-row>
        <table:table-row table:style-name="ro10">
          <table:table-cell office:value-type="string">
            <text:p>1f41a</text:p>
          </table:table-cell>
          <table:table-cell office:value-type="string">
            <text:p>1f41a.png</text:p>
          </table:table-cell>
          <table:table-cell office:value-type="string">
            <text:p>🐚</text:p>
          </table:table-cell>
          <table:table-cell/>
          <table:table-cell office:value-type="string">
            <text:p>1F50A.png</text:p>
          </table:table-cell>
          <table:table-cell table:formula="of:=LOWER([.E267])" office:value-type="string" office:string-value="1f50a.png">
            <text:p>1f50a.png</text:p>
          </table:table-cell>
          <table:table-cell table:number-columns-repeated="9"/>
        </table:table-row>
        <table:table-row table:style-name="ro10">
          <table:table-cell office:value-type="string">
            <text:p>1f41b</text:p>
          </table:table-cell>
          <table:table-cell office:value-type="string">
            <text:p>1f41b.png</text:p>
          </table:table-cell>
          <table:table-cell office:value-type="string">
            <text:p>🐛</text:p>
          </table:table-cell>
          <table:table-cell/>
          <table:table-cell office:value-type="string">
            <text:p>1F50B.png</text:p>
          </table:table-cell>
          <table:table-cell table:formula="of:=LOWER([.E268])" office:value-type="string" office:string-value="1f50b.png">
            <text:p>1f50b.png</text:p>
          </table:table-cell>
          <table:table-cell table:number-columns-repeated="9"/>
        </table:table-row>
        <table:table-row table:style-name="ro10">
          <table:table-cell office:value-type="string">
            <text:p>1f41c</text:p>
          </table:table-cell>
          <table:table-cell office:value-type="string">
            <text:p>1f41c.png</text:p>
          </table:table-cell>
          <table:table-cell office:value-type="string">
            <text:p>🐜</text:p>
          </table:table-cell>
          <table:table-cell/>
          <table:table-cell office:value-type="string">
            <text:p>1F50C.png</text:p>
          </table:table-cell>
          <table:table-cell table:formula="of:=LOWER([.E269])" office:value-type="string" office:string-value="1f50c.png">
            <text:p>1f50c.png</text:p>
          </table:table-cell>
          <table:table-cell table:number-columns-repeated="9"/>
        </table:table-row>
        <table:table-row table:style-name="ro10">
          <table:table-cell office:value-type="string">
            <text:p>1f41d</text:p>
          </table:table-cell>
          <table:table-cell office:value-type="string">
            <text:p>1f41d.png</text:p>
          </table:table-cell>
          <table:table-cell office:value-type="string">
            <text:p>🐝</text:p>
          </table:table-cell>
          <table:table-cell/>
          <table:table-cell office:value-type="string">
            <text:p>1F50D.png</text:p>
          </table:table-cell>
          <table:table-cell table:formula="of:=LOWER([.E270])" office:value-type="string" office:string-value="1f50d.png">
            <text:p>1f50d.png</text:p>
          </table:table-cell>
          <table:table-cell table:number-columns-repeated="9"/>
        </table:table-row>
        <table:table-row table:style-name="ro10">
          <table:table-cell office:value-type="string">
            <text:p>1f41e</text:p>
          </table:table-cell>
          <table:table-cell office:value-type="string">
            <text:p>1f41e.png</text:p>
          </table:table-cell>
          <table:table-cell office:value-type="string">
            <text:p>🐞</text:p>
          </table:table-cell>
          <table:table-cell/>
          <table:table-cell office:value-type="string">
            <text:p>1F50E.png</text:p>
          </table:table-cell>
          <table:table-cell table:formula="of:=LOWER([.E271])" office:value-type="string" office:string-value="1f50e.png">
            <text:p>1f50e.png</text:p>
          </table:table-cell>
          <table:table-cell table:number-columns-repeated="9"/>
        </table:table-row>
        <table:table-row table:style-name="ro10">
          <table:table-cell office:value-type="string">
            <text:p>1f41f</text:p>
          </table:table-cell>
          <table:table-cell office:value-type="string">
            <text:p>1f41f.png</text:p>
          </table:table-cell>
          <table:table-cell office:value-type="string">
            <text:p>🐟</text:p>
          </table:table-cell>
          <table:table-cell/>
          <table:table-cell office:value-type="string">
            <text:p>1F50F.png</text:p>
          </table:table-cell>
          <table:table-cell table:formula="of:=LOWER([.E272])" office:value-type="string" office:string-value="1f50f.png">
            <text:p>1f50f.png</text:p>
          </table:table-cell>
          <table:table-cell table:number-columns-repeated="9"/>
        </table:table-row>
        <table:table-row table:style-name="ro10">
          <table:table-cell office:value-type="string">
            <text:p>1f42a</text:p>
          </table:table-cell>
          <table:table-cell office:value-type="string">
            <text:p>1f42a.png</text:p>
          </table:table-cell>
          <table:table-cell office:value-type="string">
            <text:p>🐪</text:p>
          </table:table-cell>
          <table:table-cell/>
          <table:table-cell office:value-type="string">
            <text:p>1F51A.png</text:p>
          </table:table-cell>
          <table:table-cell table:formula="of:=LOWER([.E273])" office:value-type="string" office:string-value="1f51a.png">
            <text:p>1f51a.png</text:p>
          </table:table-cell>
          <table:table-cell table:number-columns-repeated="9"/>
        </table:table-row>
        <table:table-row table:style-name="ro10">
          <table:table-cell office:value-type="string">
            <text:p>1f42b</text:p>
          </table:table-cell>
          <table:table-cell office:value-type="string">
            <text:p>1f42b.png</text:p>
          </table:table-cell>
          <table:table-cell office:value-type="string">
            <text:p>🐫</text:p>
          </table:table-cell>
          <table:table-cell/>
          <table:table-cell office:value-type="string">
            <text:p>1F51B.png</text:p>
          </table:table-cell>
          <table:table-cell table:formula="of:=LOWER([.E274])" office:value-type="string" office:string-value="1f51b.png">
            <text:p>1f51b.png</text:p>
          </table:table-cell>
          <table:table-cell table:number-columns-repeated="9"/>
        </table:table-row>
        <table:table-row table:style-name="ro10">
          <table:table-cell office:value-type="string">
            <text:p>1f42c</text:p>
          </table:table-cell>
          <table:table-cell office:value-type="string">
            <text:p>1f42c.png</text:p>
          </table:table-cell>
          <table:table-cell office:value-type="string">
            <text:p>🐬</text:p>
          </table:table-cell>
          <table:table-cell/>
          <table:table-cell office:value-type="string">
            <text:p>1F51C.png</text:p>
          </table:table-cell>
          <table:table-cell table:formula="of:=LOWER([.E275])" office:value-type="string" office:string-value="1f51c.png">
            <text:p>1f51c.png</text:p>
          </table:table-cell>
          <table:table-cell table:number-columns-repeated="9"/>
        </table:table-row>
        <table:table-row table:style-name="ro10">
          <table:table-cell office:value-type="string">
            <text:p>1f42d</text:p>
          </table:table-cell>
          <table:table-cell office:value-type="string">
            <text:p>1f42d.png</text:p>
          </table:table-cell>
          <table:table-cell office:value-type="string">
            <text:p>🐭</text:p>
          </table:table-cell>
          <table:table-cell/>
          <table:table-cell office:value-type="string">
            <text:p>1F51D.png</text:p>
          </table:table-cell>
          <table:table-cell table:formula="of:=LOWER([.E276])" office:value-type="string" office:string-value="1f51d.png">
            <text:p>1f51d.png</text:p>
          </table:table-cell>
          <table:table-cell table:number-columns-repeated="9"/>
        </table:table-row>
        <table:table-row table:style-name="ro10">
          <table:table-cell office:value-type="string">
            <text:p>1f42e</text:p>
          </table:table-cell>
          <table:table-cell office:value-type="string">
            <text:p>1f42e.png</text:p>
          </table:table-cell>
          <table:table-cell office:value-type="string">
            <text:p>🐮</text:p>
          </table:table-cell>
          <table:table-cell/>
          <table:table-cell office:value-type="string">
            <text:p>1F51E.png</text:p>
          </table:table-cell>
          <table:table-cell table:formula="of:=LOWER([.E277])" office:value-type="string" office:string-value="1f51e.png">
            <text:p>1f51e.png</text:p>
          </table:table-cell>
          <table:table-cell table:number-columns-repeated="9"/>
        </table:table-row>
        <table:table-row table:style-name="ro10">
          <table:table-cell office:value-type="string">
            <text:p>1f42f</text:p>
          </table:table-cell>
          <table:table-cell office:value-type="string">
            <text:p>1f42f.png</text:p>
          </table:table-cell>
          <table:table-cell office:value-type="string">
            <text:p>🐯</text:p>
          </table:table-cell>
          <table:table-cell/>
          <table:table-cell office:value-type="string">
            <text:p>1F51F.png</text:p>
          </table:table-cell>
          <table:table-cell table:formula="of:=LOWER([.E278])" office:value-type="string" office:string-value="1f51f.png">
            <text:p>1f51f.png</text:p>
          </table:table-cell>
          <table:table-cell table:number-columns-repeated="9"/>
        </table:table-row>
        <table:table-row table:style-name="ro10">
          <table:table-cell office:value-type="string">
            <text:p>1f43a</text:p>
          </table:table-cell>
          <table:table-cell office:value-type="string">
            <text:p>1f43a.png</text:p>
          </table:table-cell>
          <table:table-cell office:value-type="string">
            <text:p>🐺</text:p>
          </table:table-cell>
          <table:table-cell/>
          <table:table-cell office:value-type="string">
            <text:p>1F52A.png</text:p>
          </table:table-cell>
          <table:table-cell table:formula="of:=LOWER([.E279])" office:value-type="string" office:string-value="1f52a.png">
            <text:p>1f52a.png</text:p>
          </table:table-cell>
          <table:table-cell table:number-columns-repeated="9"/>
        </table:table-row>
        <table:table-row table:style-name="ro10">
          <table:table-cell office:value-type="string">
            <text:p>1f43b</text:p>
          </table:table-cell>
          <table:table-cell office:value-type="string">
            <text:p>1f43b.png</text:p>
          </table:table-cell>
          <table:table-cell office:value-type="string">
            <text:p>🐻</text:p>
          </table:table-cell>
          <table:table-cell/>
          <table:table-cell office:value-type="string">
            <text:p>1F52B.png</text:p>
          </table:table-cell>
          <table:table-cell table:formula="of:=LOWER([.E280])" office:value-type="string" office:string-value="1f52b.png">
            <text:p>1f52b.png</text:p>
          </table:table-cell>
          <table:table-cell table:number-columns-repeated="9"/>
        </table:table-row>
        <table:table-row table:style-name="ro10">
          <table:table-cell office:value-type="string">
            <text:p>1f43c</text:p>
          </table:table-cell>
          <table:table-cell office:value-type="string">
            <text:p>1f43c.png</text:p>
          </table:table-cell>
          <table:table-cell office:value-type="string">
            <text:p>🐼</text:p>
          </table:table-cell>
          <table:table-cell/>
          <table:table-cell office:value-type="string">
            <text:p>1F52E.png</text:p>
          </table:table-cell>
          <table:table-cell table:formula="of:=LOWER([.E281])" office:value-type="string" office:string-value="1f52e.png">
            <text:p>1f52e.png</text:p>
          </table:table-cell>
          <table:table-cell table:number-columns-repeated="9"/>
        </table:table-row>
        <table:table-row table:style-name="ro10">
          <table:table-cell office:value-type="string">
            <text:p>1f43d</text:p>
          </table:table-cell>
          <table:table-cell office:value-type="string">
            <text:p>1f43d.png</text:p>
          </table:table-cell>
          <table:table-cell office:value-type="string">
            <text:p>🐽</text:p>
          </table:table-cell>
          <table:table-cell/>
          <table:table-cell office:value-type="string">
            <text:p>1F52F.png</text:p>
          </table:table-cell>
          <table:table-cell table:formula="of:=LOWER([.E282])" office:value-type="string" office:string-value="1f52f.png">
            <text:p>1f52f.png</text:p>
          </table:table-cell>
          <table:table-cell table:number-columns-repeated="9"/>
        </table:table-row>
        <table:table-row table:style-name="ro10">
          <table:table-cell office:value-type="string">
            <text:p>1f43e</text:p>
          </table:table-cell>
          <table:table-cell office:value-type="string">
            <text:p>1f43e.png</text:p>
          </table:table-cell>
          <table:table-cell office:value-type="string">
            <text:p>🐾</text:p>
          </table:table-cell>
          <table:table-cell/>
          <table:table-cell office:value-type="string">
            <text:p>1F53A.png</text:p>
          </table:table-cell>
          <table:table-cell table:formula="of:=LOWER([.E283])" office:value-type="string" office:string-value="1f53a.png">
            <text:p>1f53a.png</text:p>
          </table:table-cell>
          <table:table-cell table:number-columns-repeated="9"/>
        </table:table-row>
        <table:table-row table:style-name="ro10">
          <table:table-cell office:value-type="string">
            <text:p>1f44a</text:p>
          </table:table-cell>
          <table:table-cell office:value-type="string">
            <text:p>1f44a.png</text:p>
          </table:table-cell>
          <table:table-cell office:value-type="string">
            <text:p>👊</text:p>
          </table:table-cell>
          <table:table-cell/>
          <table:table-cell office:value-type="string">
            <text:p>1F53B.png</text:p>
          </table:table-cell>
          <table:table-cell table:formula="of:=LOWER([.E284])" office:value-type="string" office:string-value="1f53b.png">
            <text:p>1f53b.png</text:p>
          </table:table-cell>
          <table:table-cell table:number-columns-repeated="9"/>
        </table:table-row>
        <table:table-row table:style-name="ro10">
          <table:table-cell office:value-type="string">
            <text:p>1f44b</text:p>
          </table:table-cell>
          <table:table-cell office:value-type="string">
            <text:p>1f44b.png</text:p>
          </table:table-cell>
          <table:table-cell office:value-type="string">
            <text:p>👋</text:p>
          </table:table-cell>
          <table:table-cell/>
          <table:table-cell office:value-type="string">
            <text:p>1F53C.png</text:p>
          </table:table-cell>
          <table:table-cell table:formula="of:=LOWER([.E285])" office:value-type="string" office:string-value="1f53c.png">
            <text:p>1f53c.png</text:p>
          </table:table-cell>
          <table:table-cell table:number-columns-repeated="9"/>
        </table:table-row>
        <table:table-row table:style-name="ro10">
          <table:table-cell office:value-type="string">
            <text:p>1f44c</text:p>
          </table:table-cell>
          <table:table-cell office:value-type="string">
            <text:p>1f44c.png</text:p>
          </table:table-cell>
          <table:table-cell office:value-type="string">
            <text:p>👌</text:p>
          </table:table-cell>
          <table:table-cell/>
          <table:table-cell office:value-type="string">
            <text:p>1F53D.png</text:p>
          </table:table-cell>
          <table:table-cell table:formula="of:=LOWER([.E286])" office:value-type="string" office:string-value="1f53d.png">
            <text:p>1f53d.png</text:p>
          </table:table-cell>
          <table:table-cell table:number-columns-repeated="9"/>
        </table:table-row>
        <table:table-row table:style-name="ro10">
          <table:table-cell office:value-type="string">
            <text:p>1f44d</text:p>
          </table:table-cell>
          <table:table-cell office:value-type="string">
            <text:p>1f44d.png</text:p>
          </table:table-cell>
          <table:table-cell office:value-type="string">
            <text:p>👍</text:p>
          </table:table-cell>
          <table:table-cell/>
          <table:table-cell office:value-type="string">
            <text:p>1F55A.png</text:p>
          </table:table-cell>
          <table:table-cell table:formula="of:=LOWER([.E287])" office:value-type="string" office:string-value="1f55a.png">
            <text:p>1f55a.png</text:p>
          </table:table-cell>
          <table:table-cell table:number-columns-repeated="9"/>
        </table:table-row>
        <table:table-row table:style-name="ro10">
          <table:table-cell office:value-type="string">
            <text:p>1f44e</text:p>
          </table:table-cell>
          <table:table-cell office:value-type="string">
            <text:p>1f44e.png</text:p>
          </table:table-cell>
          <table:table-cell office:value-type="string">
            <text:p>👎</text:p>
          </table:table-cell>
          <table:table-cell/>
          <table:table-cell office:value-type="string">
            <text:p>1F55B.png</text:p>
          </table:table-cell>
          <table:table-cell table:formula="of:=LOWER([.E288])" office:value-type="string" office:string-value="1f55b.png">
            <text:p>1f55b.png</text:p>
          </table:table-cell>
          <table:table-cell table:number-columns-repeated="9"/>
        </table:table-row>
        <table:table-row table:style-name="ro10">
          <table:table-cell office:value-type="string">
            <text:p>1f44f</text:p>
          </table:table-cell>
          <table:table-cell office:value-type="string">
            <text:p>1f44f.png</text:p>
          </table:table-cell>
          <table:table-cell office:value-type="string">
            <text:p>👏</text:p>
          </table:table-cell>
          <table:table-cell/>
          <table:table-cell office:value-type="string">
            <text:p>1F60A.png</text:p>
          </table:table-cell>
          <table:table-cell table:formula="of:=LOWER([.E289])" office:value-type="string" office:string-value="1f60a.png">
            <text:p>1f60a.png</text:p>
          </table:table-cell>
          <table:table-cell table:number-columns-repeated="9"/>
        </table:table-row>
        <table:table-row table:style-name="ro10">
          <table:table-cell office:value-type="string">
            <text:p>1f45a</text:p>
          </table:table-cell>
          <table:table-cell office:value-type="string">
            <text:p>1f45a.png</text:p>
          </table:table-cell>
          <table:table-cell office:value-type="string">
            <text:p>👚</text:p>
          </table:table-cell>
          <table:table-cell/>
          <table:table-cell office:value-type="string">
            <text:p>1F60B.png</text:p>
          </table:table-cell>
          <table:table-cell table:formula="of:=LOWER([.E290])" office:value-type="string" office:string-value="1f60b.png">
            <text:p>1f60b.png</text:p>
          </table:table-cell>
          <table:table-cell table:number-columns-repeated="9"/>
        </table:table-row>
        <table:table-row table:style-name="ro10">
          <table:table-cell office:value-type="string">
            <text:p>1f45b</text:p>
          </table:table-cell>
          <table:table-cell office:value-type="string">
            <text:p>1f45b.png</text:p>
          </table:table-cell>
          <table:table-cell office:value-type="string">
            <text:p>👛</text:p>
          </table:table-cell>
          <table:table-cell/>
          <table:table-cell office:value-type="string">
            <text:p>1F60C.png</text:p>
          </table:table-cell>
          <table:table-cell table:formula="of:=LOWER([.E291])" office:value-type="string" office:string-value="1f60c.png">
            <text:p>1f60c.png</text:p>
          </table:table-cell>
          <table:table-cell table:number-columns-repeated="9"/>
        </table:table-row>
        <table:table-row table:style-name="ro10">
          <table:table-cell office:value-type="string">
            <text:p>1f45c</text:p>
          </table:table-cell>
          <table:table-cell office:value-type="string">
            <text:p>1f45c.png</text:p>
          </table:table-cell>
          <table:table-cell office:value-type="string">
            <text:p>👜</text:p>
          </table:table-cell>
          <table:table-cell/>
          <table:table-cell office:value-type="string">
            <text:p>1F60D.png</text:p>
          </table:table-cell>
          <table:table-cell table:formula="of:=LOWER([.E292])" office:value-type="string" office:string-value="1f60d.png">
            <text:p>1f60d.png</text:p>
          </table:table-cell>
          <table:table-cell table:number-columns-repeated="9"/>
        </table:table-row>
        <table:table-row table:style-name="ro10">
          <table:table-cell office:value-type="string">
            <text:p>1f45d</text:p>
          </table:table-cell>
          <table:table-cell office:value-type="string">
            <text:p>1f45d.png</text:p>
          </table:table-cell>
          <table:table-cell office:value-type="string">
            <text:p>👝</text:p>
          </table:table-cell>
          <table:table-cell/>
          <table:table-cell office:value-type="string">
            <text:p>1F60F.png</text:p>
          </table:table-cell>
          <table:table-cell table:formula="of:=LOWER([.E293])" office:value-type="string" office:string-value="1f60f.png">
            <text:p>1f60f.png</text:p>
          </table:table-cell>
          <table:table-cell table:number-columns-repeated="9"/>
        </table:table-row>
        <table:table-row table:style-name="ro10">
          <table:table-cell office:value-type="string">
            <text:p>1f45e</text:p>
          </table:table-cell>
          <table:table-cell office:value-type="string">
            <text:p>1f45e.png</text:p>
          </table:table-cell>
          <table:table-cell office:value-type="string">
            <text:p>👞</text:p>
          </table:table-cell>
          <table:table-cell/>
          <table:table-cell office:value-type="string">
            <text:p>1F61A.png</text:p>
          </table:table-cell>
          <table:table-cell table:formula="of:=LOWER([.E294])" office:value-type="string" office:string-value="1f61a.png">
            <text:p>1f61a.png</text:p>
          </table:table-cell>
          <table:table-cell table:number-columns-repeated="9"/>
        </table:table-row>
        <table:table-row table:style-name="ro10">
          <table:table-cell office:value-type="string">
            <text:p>1f45f</text:p>
          </table:table-cell>
          <table:table-cell office:value-type="string">
            <text:p>1f45f.png</text:p>
          </table:table-cell>
          <table:table-cell office:value-type="string">
            <text:p>👟</text:p>
          </table:table-cell>
          <table:table-cell/>
          <table:table-cell office:value-type="string">
            <text:p>1F61C.png</text:p>
          </table:table-cell>
          <table:table-cell table:formula="of:=LOWER([.E295])" office:value-type="string" office:string-value="1f61c.png">
            <text:p>1f61c.png</text:p>
          </table:table-cell>
          <table:table-cell table:number-columns-repeated="9"/>
        </table:table-row>
        <table:table-row table:style-name="ro10">
          <table:table-cell office:value-type="string">
            <text:p>1f46a</text:p>
          </table:table-cell>
          <table:table-cell office:value-type="string">
            <text:p>1f46a.png</text:p>
          </table:table-cell>
          <table:table-cell office:value-type="string">
            <text:p>👪</text:p>
          </table:table-cell>
          <table:table-cell/>
          <table:table-cell office:value-type="string">
            <text:p>1F61D.png</text:p>
          </table:table-cell>
          <table:table-cell table:formula="of:=LOWER([.E296])" office:value-type="string" office:string-value="1f61d.png">
            <text:p>1f61d.png</text:p>
          </table:table-cell>
          <table:table-cell table:number-columns-repeated="9"/>
        </table:table-row>
        <table:table-row table:style-name="ro10">
          <table:table-cell office:value-type="string">
            <text:p>1f46b</text:p>
          </table:table-cell>
          <table:table-cell office:value-type="string">
            <text:p>1f46b.png</text:p>
          </table:table-cell>
          <table:table-cell office:value-type="string">
            <text:p>👫</text:p>
          </table:table-cell>
          <table:table-cell/>
          <table:table-cell office:value-type="string">
            <text:p>1F61E.png</text:p>
          </table:table-cell>
          <table:table-cell table:formula="of:=LOWER([.E297])" office:value-type="string" office:string-value="1f61e.png">
            <text:p>1f61e.png</text:p>
          </table:table-cell>
          <table:table-cell table:number-columns-repeated="9"/>
        </table:table-row>
        <table:table-row table:style-name="ro10">
          <table:table-cell office:value-type="string">
            <text:p>1f46c</text:p>
          </table:table-cell>
          <table:table-cell office:value-type="string">
            <text:p>1f46c.png</text:p>
          </table:table-cell>
          <table:table-cell office:value-type="string">
            <text:p>👬</text:p>
          </table:table-cell>
          <table:table-cell/>
          <table:table-cell office:value-type="string">
            <text:p>1F62A.png</text:p>
          </table:table-cell>
          <table:table-cell table:formula="of:=LOWER([.E298])" office:value-type="string" office:string-value="1f62a.png">
            <text:p>1f62a.png</text:p>
          </table:table-cell>
          <table:table-cell table:number-columns-repeated="9"/>
        </table:table-row>
        <table:table-row table:style-name="ro10">
          <table:table-cell office:value-type="string">
            <text:p>1f46d</text:p>
          </table:table-cell>
          <table:table-cell office:value-type="string">
            <text:p>1f46d.png</text:p>
          </table:table-cell>
          <table:table-cell office:value-type="string">
            <text:p>👭</text:p>
          </table:table-cell>
          <table:table-cell/>
          <table:table-cell office:value-type="string">
            <text:p>1F62B.png</text:p>
          </table:table-cell>
          <table:table-cell table:formula="of:=LOWER([.E299])" office:value-type="string" office:string-value="1f62b.png">
            <text:p>1f62b.png</text:p>
          </table:table-cell>
          <table:table-cell table:number-columns-repeated="9"/>
        </table:table-row>
        <table:table-row table:style-name="ro10">
          <table:table-cell office:value-type="string">
            <text:p>1f46e</text:p>
          </table:table-cell>
          <table:table-cell office:value-type="string">
            <text:p>1f46e.png</text:p>
          </table:table-cell>
          <table:table-cell office:value-type="string">
            <text:p>👮</text:p>
          </table:table-cell>
          <table:table-cell/>
          <table:table-cell office:value-type="string">
            <text:p>1F62D.png</text:p>
          </table:table-cell>
          <table:table-cell table:formula="of:=LOWER([.E300])" office:value-type="string" office:string-value="1f62d.png">
            <text:p>1f62d.png</text:p>
          </table:table-cell>
          <table:table-cell table:number-columns-repeated="9"/>
        </table:table-row>
        <table:table-row table:style-name="ro10">
          <table:table-cell office:value-type="string">
            <text:p>1f46f</text:p>
          </table:table-cell>
          <table:table-cell office:value-type="string">
            <text:p>1f46f.png</text:p>
          </table:table-cell>
          <table:table-cell office:value-type="string">
            <text:p>👯</text:p>
          </table:table-cell>
          <table:table-cell/>
          <table:table-cell office:value-type="string">
            <text:p>1F63A.png</text:p>
          </table:table-cell>
          <table:table-cell table:formula="of:=LOWER([.E301])" office:value-type="string" office:string-value="1f63a.png">
            <text:p>1f63a.png</text:p>
          </table:table-cell>
          <table:table-cell table:number-columns-repeated="9"/>
        </table:table-row>
        <table:table-row table:style-name="ro10">
          <table:table-cell office:value-type="string">
            <text:p>1f47a</text:p>
          </table:table-cell>
          <table:table-cell office:value-type="string">
            <text:p>1f47a.png</text:p>
          </table:table-cell>
          <table:table-cell office:value-type="string">
            <text:p>👺</text:p>
          </table:table-cell>
          <table:table-cell/>
          <table:table-cell office:value-type="string">
            <text:p>1F63B.png</text:p>
          </table:table-cell>
          <table:table-cell table:formula="of:=LOWER([.E302])" office:value-type="string" office:string-value="1f63b.png">
            <text:p>1f63b.png</text:p>
          </table:table-cell>
          <table:table-cell table:number-columns-repeated="9"/>
        </table:table-row>
        <table:table-row table:style-name="ro10">
          <table:table-cell office:value-type="string">
            <text:p>1f47b</text:p>
          </table:table-cell>
          <table:table-cell office:value-type="string">
            <text:p>1f47b.png</text:p>
          </table:table-cell>
          <table:table-cell office:value-type="string">
            <text:p>👻</text:p>
          </table:table-cell>
          <table:table-cell/>
          <table:table-cell office:value-type="string">
            <text:p>1F63C.png</text:p>
          </table:table-cell>
          <table:table-cell table:formula="of:=LOWER([.E303])" office:value-type="string" office:string-value="1f63c.png">
            <text:p>1f63c.png</text:p>
          </table:table-cell>
          <table:table-cell table:number-columns-repeated="9"/>
        </table:table-row>
        <table:table-row table:style-name="ro10">
          <table:table-cell office:value-type="string">
            <text:p>1f47c</text:p>
          </table:table-cell>
          <table:table-cell office:value-type="string">
            <text:p>1f47c.png</text:p>
          </table:table-cell>
          <table:table-cell office:value-type="string">
            <text:p>👼</text:p>
          </table:table-cell>
          <table:table-cell/>
          <table:table-cell office:value-type="string">
            <text:p>1F63D.png</text:p>
          </table:table-cell>
          <table:table-cell table:formula="of:=LOWER([.E304])" office:value-type="string" office:string-value="1f63d.png">
            <text:p>1f63d.png</text:p>
          </table:table-cell>
          <table:table-cell table:number-columns-repeated="9"/>
        </table:table-row>
        <table:table-row table:style-name="ro10">
          <table:table-cell office:value-type="string">
            <text:p>1f47d</text:p>
          </table:table-cell>
          <table:table-cell office:value-type="string">
            <text:p>1f47d.png</text:p>
          </table:table-cell>
          <table:table-cell office:value-type="string">
            <text:p>👽</text:p>
          </table:table-cell>
          <table:table-cell/>
          <table:table-cell office:value-type="string">
            <text:p>1F63E.png</text:p>
          </table:table-cell>
          <table:table-cell table:formula="of:=LOWER([.E305])" office:value-type="string" office:string-value="1f63e.png">
            <text:p>1f63e.png</text:p>
          </table:table-cell>
          <table:table-cell table:number-columns-repeated="9"/>
        </table:table-row>
        <table:table-row table:style-name="ro10">
          <table:table-cell office:value-type="string">
            <text:p>1f47e</text:p>
          </table:table-cell>
          <table:table-cell office:value-type="string">
            <text:p>1f47e.png</text:p>
          </table:table-cell>
          <table:table-cell office:value-type="string">
            <text:p>👾</text:p>
          </table:table-cell>
          <table:table-cell/>
          <table:table-cell office:value-type="string">
            <text:p>1F63F.png</text:p>
          </table:table-cell>
          <table:table-cell table:formula="of:=LOWER([.E306])" office:value-type="string" office:string-value="1f63f.png">
            <text:p>1f63f.png</text:p>
          </table:table-cell>
          <table:table-cell table:number-columns-repeated="9"/>
        </table:table-row>
        <table:table-row table:style-name="ro10">
          <table:table-cell office:value-type="string">
            <text:p>1f47f</text:p>
          </table:table-cell>
          <table:table-cell office:value-type="string">
            <text:p>1f47f.png</text:p>
          </table:table-cell>
          <table:table-cell office:value-type="string">
            <text:p>👿</text:p>
          </table:table-cell>
          <table:table-cell/>
          <table:table-cell office:value-type="string">
            <text:p>1F64A.png</text:p>
          </table:table-cell>
          <table:table-cell table:formula="of:=LOWER([.E307])" office:value-type="string" office:string-value="1f64a.png">
            <text:p>1f64a.png</text:p>
          </table:table-cell>
          <table:table-cell table:number-columns-repeated="9"/>
        </table:table-row>
        <table:table-row table:style-name="ro10">
          <table:table-cell office:value-type="string">
            <text:p>1f48a</text:p>
          </table:table-cell>
          <table:table-cell office:value-type="string">
            <text:p>1f48a.png</text:p>
          </table:table-cell>
          <table:table-cell office:value-type="string">
            <text:p>💊</text:p>
          </table:table-cell>
          <table:table-cell/>
          <table:table-cell office:value-type="string">
            <text:p>1F64B.png</text:p>
          </table:table-cell>
          <table:table-cell table:formula="of:=LOWER([.E308])" office:value-type="string" office:string-value="1f64b.png">
            <text:p>1f64b.png</text:p>
          </table:table-cell>
          <table:table-cell table:number-columns-repeated="9"/>
        </table:table-row>
        <table:table-row table:style-name="ro10">
          <table:table-cell office:value-type="string">
            <text:p>1f48b</text:p>
          </table:table-cell>
          <table:table-cell office:value-type="string">
            <text:p>1f48b.png</text:p>
          </table:table-cell>
          <table:table-cell office:value-type="string">
            <text:p>💋</text:p>
          </table:table-cell>
          <table:table-cell/>
          <table:table-cell office:value-type="string">
            <text:p>1F64C.png</text:p>
          </table:table-cell>
          <table:table-cell table:formula="of:=LOWER([.E309])" office:value-type="string" office:string-value="1f64c.png">
            <text:p>1f64c.png</text:p>
          </table:table-cell>
          <table:table-cell table:number-columns-repeated="9"/>
        </table:table-row>
        <table:table-row table:style-name="ro10">
          <table:table-cell office:value-type="string">
            <text:p>1f48c</text:p>
          </table:table-cell>
          <table:table-cell office:value-type="string">
            <text:p>1f48c.png</text:p>
          </table:table-cell>
          <table:table-cell office:value-type="string">
            <text:p>💌</text:p>
          </table:table-cell>
          <table:table-cell/>
          <table:table-cell office:value-type="string">
            <text:p>1F64D.png</text:p>
          </table:table-cell>
          <table:table-cell table:formula="of:=LOWER([.E310])" office:value-type="string" office:string-value="1f64d.png">
            <text:p>1f64d.png</text:p>
          </table:table-cell>
          <table:table-cell table:number-columns-repeated="9"/>
        </table:table-row>
        <table:table-row table:style-name="ro10">
          <table:table-cell office:value-type="string">
            <text:p>1f48d</text:p>
          </table:table-cell>
          <table:table-cell office:value-type="string">
            <text:p>1f48d.png</text:p>
          </table:table-cell>
          <table:table-cell office:value-type="string">
            <text:p>💍</text:p>
          </table:table-cell>
          <table:table-cell/>
          <table:table-cell office:value-type="string">
            <text:p>1F64E.png</text:p>
          </table:table-cell>
          <table:table-cell table:formula="of:=LOWER([.E311])" office:value-type="string" office:string-value="1f64e.png">
            <text:p>1f64e.png</text:p>
          </table:table-cell>
          <table:table-cell table:number-columns-repeated="9"/>
        </table:table-row>
        <table:table-row table:style-name="ro10">
          <table:table-cell office:value-type="string">
            <text:p>1f48e</text:p>
          </table:table-cell>
          <table:table-cell office:value-type="string">
            <text:p>1f48e.png</text:p>
          </table:table-cell>
          <table:table-cell office:value-type="string">
            <text:p>💎</text:p>
          </table:table-cell>
          <table:table-cell/>
          <table:table-cell office:value-type="string">
            <text:p>1F64F.png</text:p>
          </table:table-cell>
          <table:table-cell table:formula="of:=LOWER([.E312])" office:value-type="string" office:string-value="1f64f.png">
            <text:p>1f64f.png</text:p>
          </table:table-cell>
          <table:table-cell table:number-columns-repeated="9"/>
        </table:table-row>
        <table:table-row table:style-name="ro10">
          <table:table-cell office:value-type="string">
            <text:p>1f48f</text:p>
          </table:table-cell>
          <table:table-cell office:value-type="string">
            <text:p>1f48f.png</text:p>
          </table:table-cell>
          <table:table-cell office:value-type="string">
            <text:p>💏</text:p>
          </table:table-cell>
          <table:table-cell/>
          <table:table-cell office:value-type="string">
            <text:p>1F68C.png</text:p>
          </table:table-cell>
          <table:table-cell table:formula="of:=LOWER([.E313])" office:value-type="string" office:string-value="1f68c.png">
            <text:p>1f68c.png</text:p>
          </table:table-cell>
          <table:table-cell table:number-columns-repeated="9"/>
        </table:table-row>
        <table:table-row table:style-name="ro10">
          <table:table-cell office:value-type="string">
            <text:p>1f49a</text:p>
          </table:table-cell>
          <table:table-cell office:value-type="string">
            <text:p>1f49a.png</text:p>
          </table:table-cell>
          <table:table-cell office:value-type="string">
            <text:p>💚</text:p>
          </table:table-cell>
          <table:table-cell/>
          <table:table-cell office:value-type="string">
            <text:p>1F68F.png</text:p>
          </table:table-cell>
          <table:table-cell table:formula="of:=LOWER([.E314])" office:value-type="string" office:string-value="1f68f.png">
            <text:p>1f68f.png</text:p>
          </table:table-cell>
          <table:table-cell table:number-columns-repeated="9"/>
        </table:table-row>
        <table:table-row table:style-name="ro10">
          <table:table-cell office:value-type="string">
            <text:p>1f49b</text:p>
          </table:table-cell>
          <table:table-cell office:value-type="string">
            <text:p>1f49b.png</text:p>
          </table:table-cell>
          <table:table-cell office:value-type="string">
            <text:p>💛</text:p>
          </table:table-cell>
          <table:table-cell/>
          <table:table-cell office:value-type="string">
            <text:p>1F69A.png</text:p>
          </table:table-cell>
          <table:table-cell table:formula="of:=LOWER([.E315])" office:value-type="string" office:string-value="1f69a.png">
            <text:p>1f69a.png</text:p>
          </table:table-cell>
          <table:table-cell table:number-columns-repeated="9"/>
        </table:table-row>
        <table:table-row table:style-name="ro10">
          <table:table-cell office:value-type="string">
            <text:p>1f49c</text:p>
          </table:table-cell>
          <table:table-cell office:value-type="string">
            <text:p>1f49c.png</text:p>
          </table:table-cell>
          <table:table-cell office:value-type="string">
            <text:p>💜</text:p>
          </table:table-cell>
          <table:table-cell/>
          <table:table-cell office:value-type="string">
            <text:p>1F170.png</text:p>
          </table:table-cell>
          <table:table-cell table:formula="of:=LOWER([.E316])" office:value-type="string" office:string-value="1f170.png">
            <text:p>1f170.png</text:p>
          </table:table-cell>
          <table:table-cell table:number-columns-repeated="9"/>
        </table:table-row>
        <table:table-row table:style-name="ro10">
          <table:table-cell office:value-type="string">
            <text:p>1f49d</text:p>
          </table:table-cell>
          <table:table-cell office:value-type="string">
            <text:p>1f49d.png</text:p>
          </table:table-cell>
          <table:table-cell office:value-type="string">
            <text:p>💝</text:p>
          </table:table-cell>
          <table:table-cell/>
          <table:table-cell office:value-type="string">
            <text:p>1F171.png</text:p>
          </table:table-cell>
          <table:table-cell table:formula="of:=LOWER([.E317])" office:value-type="string" office:string-value="1f171.png">
            <text:p>1f171.png</text:p>
          </table:table-cell>
          <table:table-cell table:number-columns-repeated="9"/>
        </table:table-row>
        <table:table-row table:style-name="ro10">
          <table:table-cell office:value-type="string">
            <text:p>1f49e</text:p>
          </table:table-cell>
          <table:table-cell office:value-type="string">
            <text:p>1f49e.png</text:p>
          </table:table-cell>
          <table:table-cell office:value-type="string">
            <text:p>💞</text:p>
          </table:table-cell>
          <table:table-cell/>
          <table:table-cell office:value-type="string">
            <text:p>1F191.png</text:p>
          </table:table-cell>
          <table:table-cell table:formula="of:=LOWER([.E318])" office:value-type="string" office:string-value="1f191.png">
            <text:p>1f191.png</text:p>
          </table:table-cell>
          <table:table-cell table:number-columns-repeated="9"/>
        </table:table-row>
        <table:table-row table:style-name="ro10">
          <table:table-cell office:value-type="string">
            <text:p>1f49f</text:p>
          </table:table-cell>
          <table:table-cell office:value-type="string">
            <text:p>1f49f.png</text:p>
          </table:table-cell>
          <table:table-cell office:value-type="string">
            <text:p>💟</text:p>
          </table:table-cell>
          <table:table-cell/>
          <table:table-cell office:value-type="string">
            <text:p>1F192.png</text:p>
          </table:table-cell>
          <table:table-cell table:formula="of:=LOWER([.E319])" office:value-type="string" office:string-value="1f192.png">
            <text:p>1f192.png</text:p>
          </table:table-cell>
          <table:table-cell table:number-columns-repeated="9"/>
        </table:table-row>
        <table:table-row table:style-name="ro10">
          <table:table-cell office:value-type="string">
            <text:p>1f50a</text:p>
          </table:table-cell>
          <table:table-cell office:value-type="string">
            <text:p>1f50a.png</text:p>
          </table:table-cell>
          <table:table-cell office:value-type="string">
            <text:p>🔊</text:p>
          </table:table-cell>
          <table:table-cell/>
          <table:table-cell office:value-type="string">
            <text:p>1F193.png</text:p>
          </table:table-cell>
          <table:table-cell table:formula="of:=LOWER([.E320])" office:value-type="string" office:string-value="1f193.png">
            <text:p>1f193.png</text:p>
          </table:table-cell>
          <table:table-cell table:number-columns-repeated="9"/>
        </table:table-row>
        <table:table-row table:style-name="ro10">
          <table:table-cell office:value-type="string">
            <text:p>1f50b</text:p>
          </table:table-cell>
          <table:table-cell office:value-type="string">
            <text:p>1f50b.png</text:p>
          </table:table-cell>
          <table:table-cell office:value-type="string">
            <text:p>🔋</text:p>
          </table:table-cell>
          <table:table-cell/>
          <table:table-cell office:value-type="string">
            <text:p>1F194.png</text:p>
          </table:table-cell>
          <table:table-cell table:formula="of:=LOWER([.E321])" office:value-type="string" office:string-value="1f194.png">
            <text:p>1f194.png</text:p>
          </table:table-cell>
          <table:table-cell table:number-columns-repeated="9"/>
        </table:table-row>
        <table:table-row table:style-name="ro10">
          <table:table-cell office:value-type="string">
            <text:p>1f50c</text:p>
          </table:table-cell>
          <table:table-cell office:value-type="string">
            <text:p>1f50c.png</text:p>
          </table:table-cell>
          <table:table-cell office:value-type="string">
            <text:p>🔌</text:p>
          </table:table-cell>
          <table:table-cell/>
          <table:table-cell office:value-type="string">
            <text:p>1F195.png</text:p>
          </table:table-cell>
          <table:table-cell table:formula="of:=LOWER([.E322])" office:value-type="string" office:string-value="1f195.png">
            <text:p>1f195.png</text:p>
          </table:table-cell>
          <table:table-cell table:number-columns-repeated="9"/>
        </table:table-row>
        <table:table-row table:style-name="ro10">
          <table:table-cell office:value-type="string">
            <text:p>1f50d</text:p>
          </table:table-cell>
          <table:table-cell office:value-type="string">
            <text:p>1f50d.png</text:p>
          </table:table-cell>
          <table:table-cell office:value-type="string">
            <text:p>🔍</text:p>
          </table:table-cell>
          <table:table-cell/>
          <table:table-cell office:value-type="string">
            <text:p>1F196.png</text:p>
          </table:table-cell>
          <table:table-cell table:formula="of:=LOWER([.E323])" office:value-type="string" office:string-value="1f196.png">
            <text:p>1f196.png</text:p>
          </table:table-cell>
          <table:table-cell table:number-columns-repeated="9"/>
        </table:table-row>
        <table:table-row table:style-name="ro10">
          <table:table-cell office:value-type="string">
            <text:p>1f50e</text:p>
          </table:table-cell>
          <table:table-cell office:value-type="string">
            <text:p>1f50e.png</text:p>
          </table:table-cell>
          <table:table-cell office:value-type="string">
            <text:p>🔎</text:p>
          </table:table-cell>
          <table:table-cell/>
          <table:table-cell office:value-type="string">
            <text:p>1F197.png</text:p>
          </table:table-cell>
          <table:table-cell table:formula="of:=LOWER([.E324])" office:value-type="string" office:string-value="1f197.png">
            <text:p>1f197.png</text:p>
          </table:table-cell>
          <table:table-cell table:number-columns-repeated="9"/>
        </table:table-row>
        <table:table-row table:style-name="ro10">
          <table:table-cell office:value-type="string">
            <text:p>1f50f</text:p>
          </table:table-cell>
          <table:table-cell office:value-type="string">
            <text:p>1f50f.png</text:p>
          </table:table-cell>
          <table:table-cell office:value-type="string">
            <text:p>🔏</text:p>
          </table:table-cell>
          <table:table-cell/>
          <table:table-cell office:value-type="string">
            <text:p>1F198.png</text:p>
          </table:table-cell>
          <table:table-cell table:formula="of:=LOWER([.E325])" office:value-type="string" office:string-value="1f198.png">
            <text:p>1f198.png</text:p>
          </table:table-cell>
          <table:table-cell table:number-columns-repeated="9"/>
        </table:table-row>
        <table:table-row table:style-name="ro10">
          <table:table-cell office:value-type="string">
            <text:p>1f51a</text:p>
          </table:table-cell>
          <table:table-cell office:value-type="string">
            <text:p>1f51a.png</text:p>
          </table:table-cell>
          <table:table-cell office:value-type="string">
            <text:p>🔚</text:p>
          </table:table-cell>
          <table:table-cell/>
          <table:table-cell office:value-type="string">
            <text:p>1F199.png</text:p>
          </table:table-cell>
          <table:table-cell table:formula="of:=LOWER([.E326])" office:value-type="string" office:string-value="1f199.png">
            <text:p>1f199.png</text:p>
          </table:table-cell>
          <table:table-cell table:number-columns-repeated="9"/>
        </table:table-row>
        <table:table-row table:style-name="ro10">
          <table:table-cell office:value-type="string">
            <text:p>1f51b</text:p>
          </table:table-cell>
          <table:table-cell office:value-type="string">
            <text:p>1f51b.png</text:p>
          </table:table-cell>
          <table:table-cell office:value-type="string">
            <text:p>🔛</text:p>
          </table:table-cell>
          <table:table-cell/>
          <table:table-cell office:value-type="string">
            <text:p>1F201.png</text:p>
          </table:table-cell>
          <table:table-cell table:formula="of:=LOWER([.E327])" office:value-type="string" office:string-value="1f201.png">
            <text:p>1f201.png</text:p>
          </table:table-cell>
          <table:table-cell table:number-columns-repeated="9"/>
        </table:table-row>
        <table:table-row table:style-name="ro10">
          <table:table-cell office:value-type="string">
            <text:p>1f51c</text:p>
          </table:table-cell>
          <table:table-cell office:value-type="string">
            <text:p>1f51c.png</text:p>
          </table:table-cell>
          <table:table-cell office:value-type="string">
            <text:p>🔜</text:p>
          </table:table-cell>
          <table:table-cell/>
          <table:table-cell office:value-type="string">
            <text:p>1F202.png</text:p>
          </table:table-cell>
          <table:table-cell table:formula="of:=LOWER([.E328])" office:value-type="string" office:string-value="1f202.png">
            <text:p>1f202.png</text:p>
          </table:table-cell>
          <table:table-cell table:number-columns-repeated="9"/>
        </table:table-row>
        <table:table-row table:style-name="ro10">
          <table:table-cell office:value-type="string">
            <text:p>1f51d</text:p>
          </table:table-cell>
          <table:table-cell office:value-type="string">
            <text:p>1f51d.png</text:p>
          </table:table-cell>
          <table:table-cell office:value-type="string">
            <text:p>🔝</text:p>
          </table:table-cell>
          <table:table-cell/>
          <table:table-cell office:value-type="string">
            <text:p>1F232.png</text:p>
          </table:table-cell>
          <table:table-cell table:formula="of:=LOWER([.E329])" office:value-type="string" office:string-value="1f232.png">
            <text:p>1f232.png</text:p>
          </table:table-cell>
          <table:table-cell table:number-columns-repeated="9"/>
        </table:table-row>
        <table:table-row table:style-name="ro10">
          <table:table-cell office:value-type="string">
            <text:p>1f51e</text:p>
          </table:table-cell>
          <table:table-cell office:value-type="string">
            <text:p>1f51e.png</text:p>
          </table:table-cell>
          <table:table-cell office:value-type="string">
            <text:p>🔞</text:p>
          </table:table-cell>
          <table:table-cell/>
          <table:table-cell office:value-type="string">
            <text:p>1F233.png</text:p>
          </table:table-cell>
          <table:table-cell table:formula="of:=LOWER([.E330])" office:value-type="string" office:string-value="1f233.png">
            <text:p>1f233.png</text:p>
          </table:table-cell>
          <table:table-cell table:number-columns-repeated="9"/>
        </table:table-row>
        <table:table-row table:style-name="ro10">
          <table:table-cell office:value-type="string">
            <text:p>1f51f</text:p>
          </table:table-cell>
          <table:table-cell office:value-type="string">
            <text:p>1f51f.png</text:p>
          </table:table-cell>
          <table:table-cell office:value-type="string">
            <text:p>🔟</text:p>
          </table:table-cell>
          <table:table-cell/>
          <table:table-cell office:value-type="string">
            <text:p>1F234.png</text:p>
          </table:table-cell>
          <table:table-cell table:formula="of:=LOWER([.E331])" office:value-type="string" office:string-value="1f234.png">
            <text:p>1f234.png</text:p>
          </table:table-cell>
          <table:table-cell table:number-columns-repeated="9"/>
        </table:table-row>
        <table:table-row table:style-name="ro10">
          <table:table-cell office:value-type="string">
            <text:p>1f52a</text:p>
          </table:table-cell>
          <table:table-cell office:value-type="string">
            <text:p>1f52a.png</text:p>
          </table:table-cell>
          <table:table-cell office:value-type="string">
            <text:p>🔪</text:p>
          </table:table-cell>
          <table:table-cell/>
          <table:table-cell office:value-type="string">
            <text:p>1F235.png</text:p>
          </table:table-cell>
          <table:table-cell table:formula="of:=LOWER([.E332])" office:value-type="string" office:string-value="1f235.png">
            <text:p>1f235.png</text:p>
          </table:table-cell>
          <table:table-cell table:number-columns-repeated="9"/>
        </table:table-row>
        <table:table-row table:style-name="ro10">
          <table:table-cell office:value-type="string">
            <text:p>1f52b</text:p>
          </table:table-cell>
          <table:table-cell office:value-type="string">
            <text:p>1f52b.png</text:p>
          </table:table-cell>
          <table:table-cell office:value-type="string">
            <text:p>🔫</text:p>
          </table:table-cell>
          <table:table-cell/>
          <table:table-cell office:value-type="string">
            <text:p>1F236.png</text:p>
          </table:table-cell>
          <table:table-cell table:formula="of:=LOWER([.E333])" office:value-type="string" office:string-value="1f236.png">
            <text:p>1f236.png</text:p>
          </table:table-cell>
          <table:table-cell table:number-columns-repeated="9"/>
        </table:table-row>
        <table:table-row table:style-name="ro10">
          <table:table-cell office:value-type="string">
            <text:p>1f52c</text:p>
          </table:table-cell>
          <table:table-cell office:value-type="string">
            <text:p>1f52c.png</text:p>
          </table:table-cell>
          <table:table-cell office:value-type="string">
            <text:p>🔬</text:p>
          </table:table-cell>
          <table:table-cell/>
          <table:table-cell office:value-type="string">
            <text:p>1F237.png</text:p>
          </table:table-cell>
          <table:table-cell table:formula="of:=LOWER([.E334])" office:value-type="string" office:string-value="1f237.png">
            <text:p>1f237.png</text:p>
          </table:table-cell>
          <table:table-cell table:number-columns-repeated="9"/>
        </table:table-row>
        <table:table-row table:style-name="ro10">
          <table:table-cell office:value-type="string">
            <text:p>1f52d</text:p>
          </table:table-cell>
          <table:table-cell office:value-type="string">
            <text:p>1f52d.png</text:p>
          </table:table-cell>
          <table:table-cell office:value-type="string">
            <text:p>🔭</text:p>
          </table:table-cell>
          <table:table-cell/>
          <table:table-cell office:value-type="string">
            <text:p>1F238.png</text:p>
          </table:table-cell>
          <table:table-cell table:formula="of:=LOWER([.E335])" office:value-type="string" office:string-value="1f238.png">
            <text:p>1f238.png</text:p>
          </table:table-cell>
          <table:table-cell table:number-columns-repeated="9"/>
        </table:table-row>
        <table:table-row table:style-name="ro10">
          <table:table-cell office:value-type="string">
            <text:p>1f52e</text:p>
          </table:table-cell>
          <table:table-cell office:value-type="string">
            <text:p>1f52e.png</text:p>
          </table:table-cell>
          <table:table-cell office:value-type="string">
            <text:p>🔮</text:p>
          </table:table-cell>
          <table:table-cell/>
          <table:table-cell office:value-type="string">
            <text:p>1F239.png</text:p>
          </table:table-cell>
          <table:table-cell table:formula="of:=LOWER([.E336])" office:value-type="string" office:string-value="1f239.png">
            <text:p>1f239.png</text:p>
          </table:table-cell>
          <table:table-cell table:number-columns-repeated="9"/>
        </table:table-row>
        <table:table-row table:style-name="ro10">
          <table:table-cell office:value-type="string">
            <text:p>1f52f</text:p>
          </table:table-cell>
          <table:table-cell office:value-type="string">
            <text:p>1f52f.png</text:p>
          </table:table-cell>
          <table:table-cell office:value-type="string">
            <text:p>🔯</text:p>
          </table:table-cell>
          <table:table-cell/>
          <table:table-cell office:value-type="string">
            <text:p>1F250.png</text:p>
          </table:table-cell>
          <table:table-cell table:formula="of:=LOWER([.E337])" office:value-type="string" office:string-value="1f250.png">
            <text:p>1f250.png</text:p>
          </table:table-cell>
          <table:table-cell table:number-columns-repeated="9"/>
        </table:table-row>
        <table:table-row table:style-name="ro10">
          <table:table-cell office:value-type="string">
            <text:p>1f53a</text:p>
          </table:table-cell>
          <table:table-cell office:value-type="string">
            <text:p>1f53a.png</text:p>
          </table:table-cell>
          <table:table-cell office:value-type="string">
            <text:p>🔺</text:p>
          </table:table-cell>
          <table:table-cell/>
          <table:table-cell office:value-type="string">
            <text:p>1F251.png</text:p>
          </table:table-cell>
          <table:table-cell table:formula="of:=LOWER([.E338])" office:value-type="string" office:string-value="1f251.png">
            <text:p>1f251.png</text:p>
          </table:table-cell>
          <table:table-cell table:number-columns-repeated="9"/>
        </table:table-row>
        <table:table-row table:style-name="ro10">
          <table:table-cell office:value-type="string">
            <text:p>1f53b</text:p>
          </table:table-cell>
          <table:table-cell office:value-type="string">
            <text:p>1f53b.png</text:p>
          </table:table-cell>
          <table:table-cell office:value-type="string">
            <text:p>🔻</text:p>
          </table:table-cell>
          <table:table-cell/>
          <table:table-cell office:value-type="string">
            <text:p>1F300.png</text:p>
          </table:table-cell>
          <table:table-cell table:formula="of:=LOWER([.E339])" office:value-type="string" office:string-value="1f300.png">
            <text:p>1f300.png</text:p>
          </table:table-cell>
          <table:table-cell table:number-columns-repeated="9"/>
        </table:table-row>
        <table:table-row table:style-name="ro10">
          <table:table-cell office:value-type="string">
            <text:p>1f53c</text:p>
          </table:table-cell>
          <table:table-cell office:value-type="string">
            <text:p>1f53c.png</text:p>
          </table:table-cell>
          <table:table-cell office:value-type="string">
            <text:p>🔼</text:p>
          </table:table-cell>
          <table:table-cell/>
          <table:table-cell office:value-type="string">
            <text:p>1F301.png</text:p>
          </table:table-cell>
          <table:table-cell table:formula="of:=LOWER([.E340])" office:value-type="string" office:string-value="1f301.png">
            <text:p>1f301.png</text:p>
          </table:table-cell>
          <table:table-cell table:number-columns-repeated="9"/>
        </table:table-row>
        <table:table-row table:style-name="ro10">
          <table:table-cell office:value-type="string">
            <text:p>1f53d</text:p>
          </table:table-cell>
          <table:table-cell office:value-type="string">
            <text:p>1f53d.png</text:p>
          </table:table-cell>
          <table:table-cell office:value-type="string">
            <text:p>🔽</text:p>
          </table:table-cell>
          <table:table-cell/>
          <table:table-cell office:value-type="string">
            <text:p>1F302.png</text:p>
          </table:table-cell>
          <table:table-cell table:formula="of:=LOWER([.E341])" office:value-type="string" office:string-value="1f302.png">
            <text:p>1f302.png</text:p>
          </table:table-cell>
          <table:table-cell table:number-columns-repeated="9"/>
        </table:table-row>
        <table:table-row table:style-name="ro10">
          <table:table-cell office:value-type="string">
            <text:p>1f55a</text:p>
          </table:table-cell>
          <table:table-cell office:value-type="string">
            <text:p>1f55a.png</text:p>
          </table:table-cell>
          <table:table-cell office:value-type="string">
            <text:p>🕚</text:p>
          </table:table-cell>
          <table:table-cell/>
          <table:table-cell office:value-type="string">
            <text:p>1F303.png</text:p>
          </table:table-cell>
          <table:table-cell table:formula="of:=LOWER([.E342])" office:value-type="string" office:string-value="1f303.png">
            <text:p>1f303.png</text:p>
          </table:table-cell>
          <table:table-cell table:number-columns-repeated="9"/>
        </table:table-row>
        <table:table-row table:style-name="ro10">
          <table:table-cell office:value-type="string">
            <text:p>1f55b</text:p>
          </table:table-cell>
          <table:table-cell office:value-type="string">
            <text:p>1f55b.png</text:p>
          </table:table-cell>
          <table:table-cell office:value-type="string">
            <text:p>🕛</text:p>
          </table:table-cell>
          <table:table-cell/>
          <table:table-cell office:value-type="string">
            <text:p>1F304.png</text:p>
          </table:table-cell>
          <table:table-cell table:formula="of:=LOWER([.E343])" office:value-type="string" office:string-value="1f304.png">
            <text:p>1f304.png</text:p>
          </table:table-cell>
          <table:table-cell table:number-columns-repeated="9"/>
        </table:table-row>
        <table:table-row table:style-name="ro10">
          <table:table-cell office:value-type="string">
            <text:p>1f55c</text:p>
          </table:table-cell>
          <table:table-cell office:value-type="string">
            <text:p>1f55c.png</text:p>
          </table:table-cell>
          <table:table-cell office:value-type="string">
            <text:p>🕜</text:p>
          </table:table-cell>
          <table:table-cell/>
          <table:table-cell office:value-type="string">
            <text:p>1F305.png</text:p>
          </table:table-cell>
          <table:table-cell table:formula="of:=LOWER([.E344])" office:value-type="string" office:string-value="1f305.png">
            <text:p>1f305.png</text:p>
          </table:table-cell>
          <table:table-cell table:number-columns-repeated="9"/>
        </table:table-row>
        <table:table-row table:style-name="ro10">
          <table:table-cell office:value-type="string">
            <text:p>1f55d</text:p>
          </table:table-cell>
          <table:table-cell office:value-type="string">
            <text:p>1f55d.png</text:p>
          </table:table-cell>
          <table:table-cell office:value-type="string">
            <text:p>🕝</text:p>
          </table:table-cell>
          <table:table-cell/>
          <table:table-cell office:value-type="string">
            <text:p>1F306.png</text:p>
          </table:table-cell>
          <table:table-cell table:formula="of:=LOWER([.E345])" office:value-type="string" office:string-value="1f306.png">
            <text:p>1f306.png</text:p>
          </table:table-cell>
          <table:table-cell table:number-columns-repeated="9"/>
        </table:table-row>
        <table:table-row table:style-name="ro10">
          <table:table-cell office:value-type="string">
            <text:p>1f55e</text:p>
          </table:table-cell>
          <table:table-cell office:value-type="string">
            <text:p>1f55e.png</text:p>
          </table:table-cell>
          <table:table-cell office:value-type="string">
            <text:p>🕞</text:p>
          </table:table-cell>
          <table:table-cell/>
          <table:table-cell office:value-type="string">
            <text:p>1F307.png</text:p>
          </table:table-cell>
          <table:table-cell table:formula="of:=LOWER([.E346])" office:value-type="string" office:string-value="1f307.png">
            <text:p>1f307.png</text:p>
          </table:table-cell>
          <table:table-cell table:number-columns-repeated="9"/>
        </table:table-row>
        <table:table-row table:style-name="ro10">
          <table:table-cell office:value-type="string">
            <text:p>1f55f</text:p>
          </table:table-cell>
          <table:table-cell office:value-type="string">
            <text:p>1f55f.png</text:p>
          </table:table-cell>
          <table:table-cell office:value-type="string">
            <text:p>🕟</text:p>
          </table:table-cell>
          <table:table-cell/>
          <table:table-cell office:value-type="string">
            <text:p>1F308.png</text:p>
          </table:table-cell>
          <table:table-cell table:formula="of:=LOWER([.E347])" office:value-type="string" office:string-value="1f308.png">
            <text:p>1f308.png</text:p>
          </table:table-cell>
          <table:table-cell table:number-columns-repeated="9"/>
        </table:table-row>
        <table:table-row table:style-name="ro10">
          <table:table-cell office:value-type="string">
            <text:p>1f60a</text:p>
          </table:table-cell>
          <table:table-cell office:value-type="string">
            <text:p>1f60a.png</text:p>
          </table:table-cell>
          <table:table-cell office:value-type="string">
            <text:p>😊</text:p>
          </table:table-cell>
          <table:table-cell/>
          <table:table-cell office:value-type="string">
            <text:p>1F309.png</text:p>
          </table:table-cell>
          <table:table-cell table:formula="of:=LOWER([.E348])" office:value-type="string" office:string-value="1f309.png">
            <text:p>1f309.png</text:p>
          </table:table-cell>
          <table:table-cell table:number-columns-repeated="9"/>
        </table:table-row>
        <table:table-row table:style-name="ro10">
          <table:table-cell office:value-type="string">
            <text:p>1f60b</text:p>
          </table:table-cell>
          <table:table-cell office:value-type="string">
            <text:p>1f60b.png</text:p>
          </table:table-cell>
          <table:table-cell office:value-type="string">
            <text:p>😋</text:p>
          </table:table-cell>
          <table:table-cell/>
          <table:table-cell office:value-type="string">
            <text:p>1F311.png</text:p>
          </table:table-cell>
          <table:table-cell table:formula="of:=LOWER([.E349])" office:value-type="string" office:string-value="1f311.png">
            <text:p>1f311.png</text:p>
          </table:table-cell>
          <table:table-cell table:number-columns-repeated="9"/>
        </table:table-row>
        <table:table-row table:style-name="ro10">
          <table:table-cell office:value-type="string">
            <text:p>1f60c</text:p>
          </table:table-cell>
          <table:table-cell office:value-type="string">
            <text:p>1f60c.png</text:p>
          </table:table-cell>
          <table:table-cell office:value-type="string">
            <text:p>😌</text:p>
          </table:table-cell>
          <table:table-cell/>
          <table:table-cell office:value-type="string">
            <text:p>1F313.png</text:p>
          </table:table-cell>
          <table:table-cell table:formula="of:=LOWER([.E350])" office:value-type="string" office:string-value="1f313.png">
            <text:p>1f313.png</text:p>
          </table:table-cell>
          <table:table-cell table:number-columns-repeated="9"/>
        </table:table-row>
        <table:table-row table:style-name="ro10">
          <table:table-cell office:value-type="string">
            <text:p>1f60d</text:p>
          </table:table-cell>
          <table:table-cell office:value-type="string">
            <text:p>1f60d.png</text:p>
          </table:table-cell>
          <table:table-cell office:value-type="string">
            <text:p>😍</text:p>
          </table:table-cell>
          <table:table-cell/>
          <table:table-cell office:value-type="string">
            <text:p>1F314.png</text:p>
          </table:table-cell>
          <table:table-cell table:formula="of:=LOWER([.E351])" office:value-type="string" office:string-value="1f314.png">
            <text:p>1f314.png</text:p>
          </table:table-cell>
          <table:table-cell table:number-columns-repeated="9"/>
        </table:table-row>
        <table:table-row table:style-name="ro10">
          <table:table-cell office:value-type="string">
            <text:p>1f60e</text:p>
          </table:table-cell>
          <table:table-cell office:value-type="string">
            <text:p>1f60e.png</text:p>
          </table:table-cell>
          <table:table-cell office:value-type="string">
            <text:p>😎</text:p>
          </table:table-cell>
          <table:table-cell/>
          <table:table-cell office:value-type="string">
            <text:p>1F315.png</text:p>
          </table:table-cell>
          <table:table-cell table:formula="of:=LOWER([.E352])" office:value-type="string" office:string-value="1f315.png">
            <text:p>1f315.png</text:p>
          </table:table-cell>
          <table:table-cell table:number-columns-repeated="9"/>
        </table:table-row>
        <table:table-row table:style-name="ro10">
          <table:table-cell office:value-type="string">
            <text:p>1f60f</text:p>
          </table:table-cell>
          <table:table-cell office:value-type="string">
            <text:p>1f60f.png</text:p>
          </table:table-cell>
          <table:table-cell office:value-type="string">
            <text:p>😏</text:p>
          </table:table-cell>
          <table:table-cell/>
          <table:table-cell office:value-type="string">
            <text:p>1F319.png</text:p>
          </table:table-cell>
          <table:table-cell table:formula="of:=LOWER([.E353])" office:value-type="string" office:string-value="1f319.png">
            <text:p>1f319.png</text:p>
          </table:table-cell>
          <table:table-cell table:number-columns-repeated="9"/>
        </table:table-row>
        <table:table-row table:style-name="ro10">
          <table:table-cell office:value-type="string">
            <text:p>1f61a</text:p>
          </table:table-cell>
          <table:table-cell office:value-type="string">
            <text:p>1f61a.png</text:p>
          </table:table-cell>
          <table:table-cell office:value-type="string">
            <text:p>😚</text:p>
          </table:table-cell>
          <table:table-cell/>
          <table:table-cell office:value-type="string">
            <text:p>1F320.png</text:p>
          </table:table-cell>
          <table:table-cell table:formula="of:=LOWER([.E354])" office:value-type="string" office:string-value="1f320.png">
            <text:p>1f320.png</text:p>
          </table:table-cell>
          <table:table-cell table:number-columns-repeated="9"/>
        </table:table-row>
        <table:table-row table:style-name="ro10">
          <table:table-cell office:value-type="string">
            <text:p>1f61b</text:p>
          </table:table-cell>
          <table:table-cell office:value-type="string">
            <text:p>1f61b.png</text:p>
          </table:table-cell>
          <table:table-cell office:value-type="string">
            <text:p>😛</text:p>
          </table:table-cell>
          <table:table-cell/>
          <table:table-cell office:value-type="string">
            <text:p>1F330.png</text:p>
          </table:table-cell>
          <table:table-cell table:formula="of:=LOWER([.E355])" office:value-type="string" office:string-value="1f330.png">
            <text:p>1f330.png</text:p>
          </table:table-cell>
          <table:table-cell table:number-columns-repeated="9"/>
        </table:table-row>
        <table:table-row table:style-name="ro10">
          <table:table-cell office:value-type="string">
            <text:p>1f61c</text:p>
          </table:table-cell>
          <table:table-cell office:value-type="string">
            <text:p>1f61c.png</text:p>
          </table:table-cell>
          <table:table-cell office:value-type="string">
            <text:p>😜</text:p>
          </table:table-cell>
          <table:table-cell/>
          <table:table-cell office:value-type="string">
            <text:p>1F331.png</text:p>
          </table:table-cell>
          <table:table-cell table:formula="of:=LOWER([.E356])" office:value-type="string" office:string-value="1f331.png">
            <text:p>1f331.png</text:p>
          </table:table-cell>
          <table:table-cell table:number-columns-repeated="9"/>
        </table:table-row>
        <table:table-row table:style-name="ro10">
          <table:table-cell office:value-type="string">
            <text:p>1f61d</text:p>
          </table:table-cell>
          <table:table-cell office:value-type="string">
            <text:p>1f61d.png</text:p>
          </table:table-cell>
          <table:table-cell office:value-type="string">
            <text:p>😝</text:p>
          </table:table-cell>
          <table:table-cell/>
          <table:table-cell office:value-type="string">
            <text:p>1F334.png</text:p>
          </table:table-cell>
          <table:table-cell table:formula="of:=LOWER([.E357])" office:value-type="string" office:string-value="1f334.png">
            <text:p>1f334.png</text:p>
          </table:table-cell>
          <table:table-cell table:number-columns-repeated="9"/>
        </table:table-row>
        <table:table-row table:style-name="ro10">
          <table:table-cell office:value-type="string">
            <text:p>1f61e</text:p>
          </table:table-cell>
          <table:table-cell office:value-type="string">
            <text:p>1f61e.png</text:p>
          </table:table-cell>
          <table:table-cell office:value-type="string">
            <text:p>😞</text:p>
          </table:table-cell>
          <table:table-cell/>
          <table:table-cell office:value-type="string">
            <text:p>1F335.png</text:p>
          </table:table-cell>
          <table:table-cell table:formula="of:=LOWER([.E358])" office:value-type="string" office:string-value="1f335.png">
            <text:p>1f335.png</text:p>
          </table:table-cell>
          <table:table-cell table:number-columns-repeated="9"/>
        </table:table-row>
        <table:table-row table:style-name="ro10">
          <table:table-cell office:value-type="string">
            <text:p>1f61f</text:p>
          </table:table-cell>
          <table:table-cell office:value-type="string">
            <text:p>1f61f.png</text:p>
          </table:table-cell>
          <table:table-cell office:value-type="string">
            <text:p>😟</text:p>
          </table:table-cell>
          <table:table-cell/>
          <table:table-cell office:value-type="string">
            <text:p>1F337.png</text:p>
          </table:table-cell>
          <table:table-cell table:formula="of:=LOWER([.E359])" office:value-type="string" office:string-value="1f337.png">
            <text:p>1f337.png</text:p>
          </table:table-cell>
          <table:table-cell table:number-columns-repeated="9"/>
        </table:table-row>
        <table:table-row table:style-name="ro10">
          <table:table-cell office:value-type="string">
            <text:p>1f62a</text:p>
          </table:table-cell>
          <table:table-cell office:value-type="string">
            <text:p>1f62a.png</text:p>
          </table:table-cell>
          <table:table-cell office:value-type="string">
            <text:p>😪</text:p>
          </table:table-cell>
          <table:table-cell/>
          <table:table-cell office:value-type="string">
            <text:p>1F338.png</text:p>
          </table:table-cell>
          <table:table-cell table:formula="of:=LOWER([.E360])" office:value-type="string" office:string-value="1f338.png">
            <text:p>1f338.png</text:p>
          </table:table-cell>
          <table:table-cell table:number-columns-repeated="9"/>
        </table:table-row>
        <table:table-row table:style-name="ro10">
          <table:table-cell office:value-type="string">
            <text:p>1f62b</text:p>
          </table:table-cell>
          <table:table-cell office:value-type="string">
            <text:p>1f62b.png</text:p>
          </table:table-cell>
          <table:table-cell office:value-type="string">
            <text:p>😫</text:p>
          </table:table-cell>
          <table:table-cell/>
          <table:table-cell office:value-type="string">
            <text:p>1F339.png</text:p>
          </table:table-cell>
          <table:table-cell table:formula="of:=LOWER([.E361])" office:value-type="string" office:string-value="1f339.png">
            <text:p>1f339.png</text:p>
          </table:table-cell>
          <table:table-cell table:number-columns-repeated="9"/>
        </table:table-row>
        <table:table-row table:style-name="ro10">
          <table:table-cell office:value-type="string">
            <text:p>1f62c</text:p>
          </table:table-cell>
          <table:table-cell office:value-type="string">
            <text:p>1f62c.png</text:p>
          </table:table-cell>
          <table:table-cell office:value-type="string">
            <text:p>😬</text:p>
          </table:table-cell>
          <table:table-cell/>
          <table:table-cell office:value-type="string">
            <text:p>1F340.png</text:p>
          </table:table-cell>
          <table:table-cell table:formula="of:=LOWER([.E362])" office:value-type="string" office:string-value="1f340.png">
            <text:p>1f340.png</text:p>
          </table:table-cell>
          <table:table-cell table:number-columns-repeated="9"/>
        </table:table-row>
        <table:table-row table:style-name="ro10">
          <table:table-cell office:value-type="string">
            <text:p>1f62d</text:p>
          </table:table-cell>
          <table:table-cell office:value-type="string">
            <text:p>1f62d.png</text:p>
          </table:table-cell>
          <table:table-cell office:value-type="string">
            <text:p>😭</text:p>
          </table:table-cell>
          <table:table-cell/>
          <table:table-cell office:value-type="string">
            <text:p>1F341.png</text:p>
          </table:table-cell>
          <table:table-cell table:formula="of:=LOWER([.E363])" office:value-type="string" office:string-value="1f341.png">
            <text:p>1f341.png</text:p>
          </table:table-cell>
          <table:table-cell table:number-columns-repeated="9"/>
        </table:table-row>
        <table:table-row table:style-name="ro10">
          <table:table-cell office:value-type="string">
            <text:p>1f62e</text:p>
          </table:table-cell>
          <table:table-cell office:value-type="string">
            <text:p>1f62e.png</text:p>
          </table:table-cell>
          <table:table-cell office:value-type="string">
            <text:p>😮</text:p>
          </table:table-cell>
          <table:table-cell/>
          <table:table-cell office:value-type="string">
            <text:p>1F342.png</text:p>
          </table:table-cell>
          <table:table-cell table:formula="of:=LOWER([.E364])" office:value-type="string" office:string-value="1f342.png">
            <text:p>1f342.png</text:p>
          </table:table-cell>
          <table:table-cell table:number-columns-repeated="9"/>
        </table:table-row>
        <table:table-row table:style-name="ro10">
          <table:table-cell office:value-type="string">
            <text:p>1f62f</text:p>
          </table:table-cell>
          <table:table-cell office:value-type="string">
            <text:p>1f62f.png</text:p>
          </table:table-cell>
          <table:table-cell office:value-type="string">
            <text:p>😯</text:p>
          </table:table-cell>
          <table:table-cell/>
          <table:table-cell office:value-type="string">
            <text:p>1F343.png</text:p>
          </table:table-cell>
          <table:table-cell table:formula="of:=LOWER([.E365])" office:value-type="string" office:string-value="1f343.png">
            <text:p>1f343.png</text:p>
          </table:table-cell>
          <table:table-cell table:number-columns-repeated="9"/>
        </table:table-row>
        <table:table-row table:style-name="ro10">
          <table:table-cell office:value-type="string">
            <text:p>1f63a</text:p>
          </table:table-cell>
          <table:table-cell office:value-type="string">
            <text:p>1f63a.png</text:p>
          </table:table-cell>
          <table:table-cell office:value-type="string">
            <text:p>😺</text:p>
          </table:table-cell>
          <table:table-cell/>
          <table:table-cell office:value-type="string">
            <text:p>1F344.png</text:p>
          </table:table-cell>
          <table:table-cell table:formula="of:=LOWER([.E366])" office:value-type="string" office:string-value="1f344.png">
            <text:p>1f344.png</text:p>
          </table:table-cell>
          <table:table-cell table:number-columns-repeated="9"/>
        </table:table-row>
        <table:table-row table:style-name="ro10">
          <table:table-cell office:value-type="string">
            <text:p>1f63b</text:p>
          </table:table-cell>
          <table:table-cell office:value-type="string">
            <text:p>1f63b.png</text:p>
          </table:table-cell>
          <table:table-cell office:value-type="string">
            <text:p>😻</text:p>
          </table:table-cell>
          <table:table-cell/>
          <table:table-cell office:value-type="string">
            <text:p>1F345.png</text:p>
          </table:table-cell>
          <table:table-cell table:formula="of:=LOWER([.E367])" office:value-type="string" office:string-value="1f345.png">
            <text:p>1f345.png</text:p>
          </table:table-cell>
          <table:table-cell table:number-columns-repeated="9"/>
        </table:table-row>
        <table:table-row table:style-name="ro10">
          <table:table-cell office:value-type="string">
            <text:p>1f63c</text:p>
          </table:table-cell>
          <table:table-cell office:value-type="string">
            <text:p>1f63c.png</text:p>
          </table:table-cell>
          <table:table-cell office:value-type="string">
            <text:p>😼</text:p>
          </table:table-cell>
          <table:table-cell/>
          <table:table-cell office:value-type="string">
            <text:p>1F346.png</text:p>
          </table:table-cell>
          <table:table-cell table:formula="of:=LOWER([.E368])" office:value-type="string" office:string-value="1f346.png">
            <text:p>1f346.png</text:p>
          </table:table-cell>
          <table:table-cell table:number-columns-repeated="9"/>
        </table:table-row>
        <table:table-row table:style-name="ro10">
          <table:table-cell office:value-type="string">
            <text:p>1f63d</text:p>
          </table:table-cell>
          <table:table-cell office:value-type="string">
            <text:p>1f63d.png</text:p>
          </table:table-cell>
          <table:table-cell office:value-type="string">
            <text:p>😽</text:p>
          </table:table-cell>
          <table:table-cell/>
          <table:table-cell office:value-type="string">
            <text:p>1F347.png</text:p>
          </table:table-cell>
          <table:table-cell table:formula="of:=LOWER([.E369])" office:value-type="string" office:string-value="1f347.png">
            <text:p>1f347.png</text:p>
          </table:table-cell>
          <table:table-cell table:number-columns-repeated="9"/>
        </table:table-row>
        <table:table-row table:style-name="ro10">
          <table:table-cell office:value-type="string">
            <text:p>1f63e</text:p>
          </table:table-cell>
          <table:table-cell office:value-type="string">
            <text:p>1f63e.png</text:p>
          </table:table-cell>
          <table:table-cell office:value-type="string">
            <text:p>😾</text:p>
          </table:table-cell>
          <table:table-cell/>
          <table:table-cell office:value-type="string">
            <text:p>1F348.png</text:p>
          </table:table-cell>
          <table:table-cell table:formula="of:=LOWER([.E370])" office:value-type="string" office:string-value="1f348.png">
            <text:p>1f348.png</text:p>
          </table:table-cell>
          <table:table-cell table:number-columns-repeated="9"/>
        </table:table-row>
        <table:table-row table:style-name="ro10">
          <table:table-cell office:value-type="string">
            <text:p>1f63f</text:p>
          </table:table-cell>
          <table:table-cell office:value-type="string">
            <text:p>1f63f.png</text:p>
          </table:table-cell>
          <table:table-cell office:value-type="string">
            <text:p>😿</text:p>
          </table:table-cell>
          <table:table-cell/>
          <table:table-cell office:value-type="string">
            <text:p>1F349.png</text:p>
          </table:table-cell>
          <table:table-cell table:formula="of:=LOWER([.E371])" office:value-type="string" office:string-value="1f349.png">
            <text:p>1f349.png</text:p>
          </table:table-cell>
          <table:table-cell table:number-columns-repeated="9"/>
        </table:table-row>
        <table:table-row table:style-name="ro10">
          <table:table-cell office:value-type="string">
            <text:p>1f64a</text:p>
          </table:table-cell>
          <table:table-cell office:value-type="string">
            <text:p>1f64a.png</text:p>
          </table:table-cell>
          <table:table-cell office:value-type="string">
            <text:p>🙊</text:p>
          </table:table-cell>
          <table:table-cell/>
          <table:table-cell office:value-type="string">
            <text:p>1F351.png</text:p>
          </table:table-cell>
          <table:table-cell table:formula="of:=LOWER([.E372])" office:value-type="string" office:string-value="1f351.png">
            <text:p>1f351.png</text:p>
          </table:table-cell>
          <table:table-cell table:number-columns-repeated="9"/>
        </table:table-row>
        <table:table-row table:style-name="ro10">
          <table:table-cell office:value-type="string">
            <text:p>1f64b</text:p>
          </table:table-cell>
          <table:table-cell office:value-type="string">
            <text:p>1f64b.png</text:p>
          </table:table-cell>
          <table:table-cell office:value-type="string">
            <text:p>🙋</text:p>
          </table:table-cell>
          <table:table-cell/>
          <table:table-cell office:value-type="string">
            <text:p>1F352.png</text:p>
          </table:table-cell>
          <table:table-cell table:formula="of:=LOWER([.E373])" office:value-type="string" office:string-value="1f352.png">
            <text:p>1f352.png</text:p>
          </table:table-cell>
          <table:table-cell table:number-columns-repeated="9"/>
        </table:table-row>
        <table:table-row table:style-name="ro10">
          <table:table-cell office:value-type="string">
            <text:p>1f64c</text:p>
          </table:table-cell>
          <table:table-cell office:value-type="string">
            <text:p>1f64c.png</text:p>
          </table:table-cell>
          <table:table-cell office:value-type="string">
            <text:p>🙌</text:p>
          </table:table-cell>
          <table:table-cell/>
          <table:table-cell office:value-type="string">
            <text:p>1F353.png</text:p>
          </table:table-cell>
          <table:table-cell table:formula="of:=LOWER([.E374])" office:value-type="string" office:string-value="1f353.png">
            <text:p>1f353.png</text:p>
          </table:table-cell>
          <table:table-cell table:number-columns-repeated="9"/>
        </table:table-row>
        <table:table-row table:style-name="ro10">
          <table:table-cell office:value-type="string">
            <text:p>1f64d</text:p>
          </table:table-cell>
          <table:table-cell office:value-type="string">
            <text:p>1f64d.png</text:p>
          </table:table-cell>
          <table:table-cell office:value-type="string">
            <text:p>🙍</text:p>
          </table:table-cell>
          <table:table-cell/>
          <table:table-cell office:value-type="string">
            <text:p>1F354.png</text:p>
          </table:table-cell>
          <table:table-cell table:formula="of:=LOWER([.E375])" office:value-type="string" office:string-value="1f354.png">
            <text:p>1f354.png</text:p>
          </table:table-cell>
          <table:table-cell table:number-columns-repeated="9"/>
        </table:table-row>
        <table:table-row table:style-name="ro10">
          <table:table-cell office:value-type="string">
            <text:p>1f64e</text:p>
          </table:table-cell>
          <table:table-cell office:value-type="string">
            <text:p>1f64e.png</text:p>
          </table:table-cell>
          <table:table-cell office:value-type="string">
            <text:p>🙎</text:p>
          </table:table-cell>
          <table:table-cell/>
          <table:table-cell office:value-type="string">
            <text:p>1F355.png</text:p>
          </table:table-cell>
          <table:table-cell table:formula="of:=LOWER([.E376])" office:value-type="string" office:string-value="1f355.png">
            <text:p>1f355.png</text:p>
          </table:table-cell>
          <table:table-cell table:number-columns-repeated="9"/>
        </table:table-row>
        <table:table-row table:style-name="ro10">
          <table:table-cell office:value-type="string">
            <text:p>1f64f</text:p>
          </table:table-cell>
          <table:table-cell office:value-type="string">
            <text:p>1f64f.png</text:p>
          </table:table-cell>
          <table:table-cell office:value-type="string">
            <text:p>🙏</text:p>
          </table:table-cell>
          <table:table-cell/>
          <table:table-cell office:value-type="string">
            <text:p>1F356.png</text:p>
          </table:table-cell>
          <table:table-cell table:formula="of:=LOWER([.E377])" office:value-type="string" office:string-value="1f356.png">
            <text:p>1f356.png</text:p>
          </table:table-cell>
          <table:table-cell table:number-columns-repeated="9"/>
        </table:table-row>
        <table:table-row table:style-name="ro10">
          <table:table-cell office:value-type="string">
            <text:p>1f68a</text:p>
          </table:table-cell>
          <table:table-cell office:value-type="string">
            <text:p>1f68a.png</text:p>
          </table:table-cell>
          <table:table-cell office:value-type="string">
            <text:p>🚊</text:p>
          </table:table-cell>
          <table:table-cell/>
          <table:table-cell office:value-type="string">
            <text:p>1F357.png</text:p>
          </table:table-cell>
          <table:table-cell table:formula="of:=LOWER([.E378])" office:value-type="string" office:string-value="1f357.png">
            <text:p>1f357.png</text:p>
          </table:table-cell>
          <table:table-cell table:number-columns-repeated="9"/>
        </table:table-row>
        <table:table-row table:style-name="ro10">
          <table:table-cell office:value-type="string">
            <text:p>1f68c</text:p>
          </table:table-cell>
          <table:table-cell office:value-type="string">
            <text:p>1f68c.png</text:p>
          </table:table-cell>
          <table:table-cell office:value-type="string">
            <text:p>🚌</text:p>
          </table:table-cell>
          <table:table-cell/>
          <table:table-cell office:value-type="string">
            <text:p>1F358.png</text:p>
          </table:table-cell>
          <table:table-cell table:formula="of:=LOWER([.E379])" office:value-type="string" office:string-value="1f358.png">
            <text:p>1f358.png</text:p>
          </table:table-cell>
          <table:table-cell table:number-columns-repeated="9"/>
        </table:table-row>
        <table:table-row table:style-name="ro10">
          <table:table-cell office:value-type="string">
            <text:p>1f68d</text:p>
          </table:table-cell>
          <table:table-cell office:value-type="string">
            <text:p>1f68d.png</text:p>
          </table:table-cell>
          <table:table-cell office:value-type="string">
            <text:p>🚍</text:p>
          </table:table-cell>
          <table:table-cell/>
          <table:table-cell office:value-type="string">
            <text:p>1F359.png</text:p>
          </table:table-cell>
          <table:table-cell table:formula="of:=LOWER([.E380])" office:value-type="string" office:string-value="1f359.png">
            <text:p>1f359.png</text:p>
          </table:table-cell>
          <table:table-cell table:number-columns-repeated="9"/>
        </table:table-row>
        <table:table-row table:style-name="ro10">
          <table:table-cell office:value-type="string">
            <text:p>1f68e</text:p>
          </table:table-cell>
          <table:table-cell office:value-type="string">
            <text:p>1f68e.png</text:p>
          </table:table-cell>
          <table:table-cell office:value-type="string">
            <text:p>🚎</text:p>
          </table:table-cell>
          <table:table-cell/>
          <table:table-cell office:value-type="string">
            <text:p>1F360.png</text:p>
          </table:table-cell>
          <table:table-cell table:formula="of:=LOWER([.E381])" office:value-type="string" office:string-value="1f360.png">
            <text:p>1f360.png</text:p>
          </table:table-cell>
          <table:table-cell table:number-columns-repeated="9"/>
        </table:table-row>
        <table:table-row table:style-name="ro10">
          <table:table-cell office:value-type="string">
            <text:p>1f68f</text:p>
          </table:table-cell>
          <table:table-cell office:value-type="string">
            <text:p>1f68f.png</text:p>
          </table:table-cell>
          <table:table-cell office:value-type="string">
            <text:p>🚏</text:p>
          </table:table-cell>
          <table:table-cell/>
          <table:table-cell office:value-type="string">
            <text:p>1F361.png</text:p>
          </table:table-cell>
          <table:table-cell table:formula="of:=LOWER([.E382])" office:value-type="string" office:string-value="1f361.png">
            <text:p>1f361.png</text:p>
          </table:table-cell>
          <table:table-cell table:number-columns-repeated="9"/>
        </table:table-row>
        <table:table-row table:style-name="ro10">
          <table:table-cell office:value-type="string">
            <text:p>1f69a</text:p>
          </table:table-cell>
          <table:table-cell office:value-type="string">
            <text:p>1f69a.png</text:p>
          </table:table-cell>
          <table:table-cell office:value-type="string">
            <text:p>🚚</text:p>
          </table:table-cell>
          <table:table-cell/>
          <table:table-cell office:value-type="string">
            <text:p>1F362.png</text:p>
          </table:table-cell>
          <table:table-cell table:formula="of:=LOWER([.E383])" office:value-type="string" office:string-value="1f362.png">
            <text:p>1f362.png</text:p>
          </table:table-cell>
          <table:table-cell table:number-columns-repeated="9"/>
        </table:table-row>
        <table:table-row table:style-name="ro10">
          <table:table-cell office:value-type="string">
            <text:p>1f69b</text:p>
          </table:table-cell>
          <table:table-cell office:value-type="string">
            <text:p>1f69b.png</text:p>
          </table:table-cell>
          <table:table-cell office:value-type="string">
            <text:p>🚛</text:p>
          </table:table-cell>
          <table:table-cell/>
          <table:table-cell office:value-type="string">
            <text:p>1F363.png</text:p>
          </table:table-cell>
          <table:table-cell table:formula="of:=LOWER([.E384])" office:value-type="string" office:string-value="1f363.png">
            <text:p>1f363.png</text:p>
          </table:table-cell>
          <table:table-cell table:number-columns-repeated="9"/>
        </table:table-row>
        <table:table-row table:style-name="ro10">
          <table:table-cell office:value-type="string">
            <text:p>1f69c</text:p>
          </table:table-cell>
          <table:table-cell office:value-type="string">
            <text:p>1f69c.png</text:p>
          </table:table-cell>
          <table:table-cell office:value-type="string">
            <text:p>🚜</text:p>
          </table:table-cell>
          <table:table-cell/>
          <table:table-cell office:value-type="string">
            <text:p>1F364.png</text:p>
          </table:table-cell>
          <table:table-cell table:formula="of:=LOWER([.E385])" office:value-type="string" office:string-value="1f364.png">
            <text:p>1f364.png</text:p>
          </table:table-cell>
          <table:table-cell table:number-columns-repeated="9"/>
        </table:table-row>
        <table:table-row table:style-name="ro10">
          <table:table-cell office:value-type="string">
            <text:p>1f69d</text:p>
          </table:table-cell>
          <table:table-cell office:value-type="string">
            <text:p>1f69d.png</text:p>
          </table:table-cell>
          <table:table-cell office:value-type="string">
            <text:p>🚝</text:p>
          </table:table-cell>
          <table:table-cell/>
          <table:table-cell office:value-type="string">
            <text:p>1F365.png</text:p>
          </table:table-cell>
          <table:table-cell table:formula="of:=LOWER([.E386])" office:value-type="string" office:string-value="1f365.png">
            <text:p>1f365.png</text:p>
          </table:table-cell>
          <table:table-cell table:number-columns-repeated="9"/>
        </table:table-row>
        <table:table-row table:style-name="ro10">
          <table:table-cell office:value-type="string">
            <text:p>1f69e</text:p>
          </table:table-cell>
          <table:table-cell office:value-type="string">
            <text:p>1f69e.png</text:p>
          </table:table-cell>
          <table:table-cell office:value-type="string">
            <text:p>🚞</text:p>
          </table:table-cell>
          <table:table-cell/>
          <table:table-cell office:value-type="string">
            <text:p>1F366.png</text:p>
          </table:table-cell>
          <table:table-cell table:formula="of:=LOWER([.E387])" office:value-type="string" office:string-value="1f366.png">
            <text:p>1f366.png</text:p>
          </table:table-cell>
          <table:table-cell table:number-columns-repeated="9"/>
        </table:table-row>
        <table:table-row table:style-name="ro10">
          <table:table-cell office:value-type="string">
            <text:p>1f69f</text:p>
          </table:table-cell>
          <table:table-cell office:value-type="string">
            <text:p>1f69f.png</text:p>
          </table:table-cell>
          <table:table-cell office:value-type="string">
            <text:p>🚟</text:p>
          </table:table-cell>
          <table:table-cell/>
          <table:table-cell office:value-type="string">
            <text:p>1F367.png</text:p>
          </table:table-cell>
          <table:table-cell table:formula="of:=LOWER([.E388])" office:value-type="string" office:string-value="1f367.png">
            <text:p>1f367.png</text:p>
          </table:table-cell>
          <table:table-cell table:number-columns-repeated="9"/>
        </table:table-row>
        <table:table-row table:style-name="ro10">
          <table:table-cell office:value-type="string">
            <text:p>1f170</text:p>
          </table:table-cell>
          <table:table-cell office:value-type="string">
            <text:p>1f170.png</text:p>
          </table:table-cell>
          <table:table-cell office:value-type="string">
            <text:p>🅰</text:p>
          </table:table-cell>
          <table:table-cell/>
          <table:table-cell office:value-type="string">
            <text:p>1F368.png</text:p>
          </table:table-cell>
          <table:table-cell table:formula="of:=LOWER([.E389])" office:value-type="string" office:string-value="1f368.png">
            <text:p>1f368.png</text:p>
          </table:table-cell>
          <table:table-cell table:number-columns-repeated="9"/>
        </table:table-row>
        <table:table-row table:style-name="ro10">
          <table:table-cell office:value-type="string">
            <text:p>1f171</text:p>
          </table:table-cell>
          <table:table-cell office:value-type="string">
            <text:p>1f171.png</text:p>
          </table:table-cell>
          <table:table-cell office:value-type="string">
            <text:p>🅱</text:p>
          </table:table-cell>
          <table:table-cell/>
          <table:table-cell office:value-type="string">
            <text:p>1F369.png</text:p>
          </table:table-cell>
          <table:table-cell table:formula="of:=LOWER([.E390])" office:value-type="string" office:string-value="1f369.png">
            <text:p>1f369.png</text:p>
          </table:table-cell>
          <table:table-cell table:number-columns-repeated="9"/>
        </table:table-row>
        <table:table-row table:style-name="ro10">
          <table:table-cell office:value-type="string">
            <text:p>1f191</text:p>
          </table:table-cell>
          <table:table-cell office:value-type="string">
            <text:p>1f191.png</text:p>
          </table:table-cell>
          <table:table-cell office:value-type="string">
            <text:p>🆑</text:p>
          </table:table-cell>
          <table:table-cell/>
          <table:table-cell office:value-type="string">
            <text:p>1F370.png</text:p>
          </table:table-cell>
          <table:table-cell table:formula="of:=LOWER([.E391])" office:value-type="string" office:string-value="1f370.png">
            <text:p>1f370.png</text:p>
          </table:table-cell>
          <table:table-cell table:number-columns-repeated="9"/>
        </table:table-row>
        <table:table-row table:style-name="ro10">
          <table:table-cell office:value-type="string">
            <text:p>1f192</text:p>
          </table:table-cell>
          <table:table-cell office:value-type="string">
            <text:p>1f192.png</text:p>
          </table:table-cell>
          <table:table-cell office:value-type="string">
            <text:p>🆒</text:p>
          </table:table-cell>
          <table:table-cell/>
          <table:table-cell office:value-type="string">
            <text:p>1F371.png</text:p>
          </table:table-cell>
          <table:table-cell table:formula="of:=LOWER([.E392])" office:value-type="string" office:string-value="1f371.png">
            <text:p>1f371.png</text:p>
          </table:table-cell>
          <table:table-cell table:number-columns-repeated="9"/>
        </table:table-row>
        <table:table-row table:style-name="ro10">
          <table:table-cell office:value-type="string">
            <text:p>1f193</text:p>
          </table:table-cell>
          <table:table-cell office:value-type="string">
            <text:p>1f193.png</text:p>
          </table:table-cell>
          <table:table-cell office:value-type="string">
            <text:p>🆓</text:p>
          </table:table-cell>
          <table:table-cell/>
          <table:table-cell office:value-type="string">
            <text:p>1F372.png</text:p>
          </table:table-cell>
          <table:table-cell table:formula="of:=LOWER([.E393])" office:value-type="string" office:string-value="1f372.png">
            <text:p>1f372.png</text:p>
          </table:table-cell>
          <table:table-cell table:number-columns-repeated="9"/>
        </table:table-row>
        <table:table-row table:style-name="ro10">
          <table:table-cell office:value-type="string">
            <text:p>1f194</text:p>
          </table:table-cell>
          <table:table-cell office:value-type="string">
            <text:p>1f194.png</text:p>
          </table:table-cell>
          <table:table-cell office:value-type="string">
            <text:p>🆔</text:p>
          </table:table-cell>
          <table:table-cell/>
          <table:table-cell office:value-type="string">
            <text:p>1F373.png</text:p>
          </table:table-cell>
          <table:table-cell table:formula="of:=LOWER([.E394])" office:value-type="string" office:string-value="1f373.png">
            <text:p>1f373.png</text:p>
          </table:table-cell>
          <table:table-cell table:number-columns-repeated="9"/>
        </table:table-row>
        <table:table-row table:style-name="ro10">
          <table:table-cell office:value-type="string">
            <text:p>1f195</text:p>
          </table:table-cell>
          <table:table-cell office:value-type="string">
            <text:p>1f195.png</text:p>
          </table:table-cell>
          <table:table-cell office:value-type="string">
            <text:p>🆕</text:p>
          </table:table-cell>
          <table:table-cell/>
          <table:table-cell office:value-type="string">
            <text:p>1F374.png</text:p>
          </table:table-cell>
          <table:table-cell table:formula="of:=LOWER([.E395])" office:value-type="string" office:string-value="1f374.png">
            <text:p>1f374.png</text:p>
          </table:table-cell>
          <table:table-cell table:number-columns-repeated="9"/>
        </table:table-row>
        <table:table-row table:style-name="ro10">
          <table:table-cell office:value-type="string">
            <text:p>1f196</text:p>
          </table:table-cell>
          <table:table-cell office:value-type="string">
            <text:p>1f196.png</text:p>
          </table:table-cell>
          <table:table-cell office:value-type="string">
            <text:p>🆖</text:p>
          </table:table-cell>
          <table:table-cell/>
          <table:table-cell office:value-type="string">
            <text:p>1F375.png</text:p>
          </table:table-cell>
          <table:table-cell table:formula="of:=LOWER([.E396])" office:value-type="string" office:string-value="1f375.png">
            <text:p>1f375.png</text:p>
          </table:table-cell>
          <table:table-cell table:number-columns-repeated="9"/>
        </table:table-row>
        <table:table-row table:style-name="ro10">
          <table:table-cell office:value-type="string">
            <text:p>1f197</text:p>
          </table:table-cell>
          <table:table-cell office:value-type="string">
            <text:p>1f197.png</text:p>
          </table:table-cell>
          <table:table-cell office:value-type="string">
            <text:p>🆗</text:p>
          </table:table-cell>
          <table:table-cell/>
          <table:table-cell office:value-type="string">
            <text:p>1F376.png</text:p>
          </table:table-cell>
          <table:table-cell table:formula="of:=LOWER([.E397])" office:value-type="string" office:string-value="1f376.png">
            <text:p>1f376.png</text:p>
          </table:table-cell>
          <table:table-cell table:number-columns-repeated="9"/>
        </table:table-row>
        <table:table-row table:style-name="ro10">
          <table:table-cell office:value-type="string">
            <text:p>1f198</text:p>
          </table:table-cell>
          <table:table-cell office:value-type="string">
            <text:p>1f198.png</text:p>
          </table:table-cell>
          <table:table-cell office:value-type="string">
            <text:p>🆘</text:p>
          </table:table-cell>
          <table:table-cell/>
          <table:table-cell office:value-type="string">
            <text:p>1F377.png</text:p>
          </table:table-cell>
          <table:table-cell table:formula="of:=LOWER([.E398])" office:value-type="string" office:string-value="1f377.png">
            <text:p>1f377.png</text:p>
          </table:table-cell>
          <table:table-cell table:number-columns-repeated="9"/>
        </table:table-row>
        <table:table-row table:style-name="ro10">
          <table:table-cell office:value-type="string">
            <text:p>1f199</text:p>
          </table:table-cell>
          <table:table-cell office:value-type="string">
            <text:p>1f199.png</text:p>
          </table:table-cell>
          <table:table-cell office:value-type="string">
            <text:p>🆙</text:p>
          </table:table-cell>
          <table:table-cell/>
          <table:table-cell office:value-type="string">
            <text:p>1F378.png</text:p>
          </table:table-cell>
          <table:table-cell table:formula="of:=LOWER([.E399])" office:value-type="string" office:string-value="1f378.png">
            <text:p>1f378.png</text:p>
          </table:table-cell>
          <table:table-cell table:number-columns-repeated="9"/>
        </table:table-row>
        <table:table-row table:style-name="ro10">
          <table:table-cell office:value-type="string">
            <text:p>1f201</text:p>
          </table:table-cell>
          <table:table-cell office:value-type="string">
            <text:p>1f201.png</text:p>
          </table:table-cell>
          <table:table-cell office:value-type="string">
            <text:p>🈁</text:p>
          </table:table-cell>
          <table:table-cell/>
          <table:table-cell office:value-type="string">
            <text:p>1F379.png</text:p>
          </table:table-cell>
          <table:table-cell table:formula="of:=LOWER([.E400])" office:value-type="string" office:string-value="1f379.png">
            <text:p>1f379.png</text:p>
          </table:table-cell>
          <table:table-cell table:number-columns-repeated="9"/>
        </table:table-row>
        <table:table-row table:style-name="ro10">
          <table:table-cell office:value-type="string">
            <text:p>1f202</text:p>
          </table:table-cell>
          <table:table-cell office:value-type="string">
            <text:p>1f202.png</text:p>
          </table:table-cell>
          <table:table-cell office:value-type="string">
            <text:p>🈂</text:p>
          </table:table-cell>
          <table:table-cell/>
          <table:table-cell office:value-type="string">
            <text:p>1F380.png</text:p>
          </table:table-cell>
          <table:table-cell table:formula="of:=LOWER([.E401])" office:value-type="string" office:string-value="1f380.png">
            <text:p>1f380.png</text:p>
          </table:table-cell>
          <table:table-cell table:number-columns-repeated="9"/>
        </table:table-row>
        <table:table-row table:style-name="ro10">
          <table:table-cell office:value-type="string">
            <text:p>1f232</text:p>
          </table:table-cell>
          <table:table-cell office:value-type="string">
            <text:p>1f232.png</text:p>
          </table:table-cell>
          <table:table-cell office:value-type="string">
            <text:p>🈲</text:p>
          </table:table-cell>
          <table:table-cell/>
          <table:table-cell office:value-type="string">
            <text:p>1F381.png</text:p>
          </table:table-cell>
          <table:table-cell table:formula="of:=LOWER([.E402])" office:value-type="string" office:string-value="1f381.png">
            <text:p>1f381.png</text:p>
          </table:table-cell>
          <table:table-cell table:number-columns-repeated="9"/>
        </table:table-row>
        <table:table-row table:style-name="ro10">
          <table:table-cell office:value-type="string">
            <text:p>1f233</text:p>
          </table:table-cell>
          <table:table-cell office:value-type="string">
            <text:p>1f233.png</text:p>
          </table:table-cell>
          <table:table-cell office:value-type="string">
            <text:p>🈳</text:p>
          </table:table-cell>
          <table:table-cell/>
          <table:table-cell office:value-type="string">
            <text:p>1F382.png</text:p>
          </table:table-cell>
          <table:table-cell table:formula="of:=LOWER([.E403])" office:value-type="string" office:string-value="1f382.png">
            <text:p>1f382.png</text:p>
          </table:table-cell>
          <table:table-cell table:number-columns-repeated="9"/>
        </table:table-row>
        <table:table-row table:style-name="ro10">
          <table:table-cell office:value-type="string">
            <text:p>1f234</text:p>
          </table:table-cell>
          <table:table-cell office:value-type="string">
            <text:p>1f234.png</text:p>
          </table:table-cell>
          <table:table-cell office:value-type="string">
            <text:p>🈴</text:p>
          </table:table-cell>
          <table:table-cell/>
          <table:table-cell office:value-type="string">
            <text:p>1F383.png</text:p>
          </table:table-cell>
          <table:table-cell table:formula="of:=LOWER([.E404])" office:value-type="string" office:string-value="1f383.png">
            <text:p>1f383.png</text:p>
          </table:table-cell>
          <table:table-cell table:number-columns-repeated="9"/>
        </table:table-row>
        <table:table-row table:style-name="ro10">
          <table:table-cell office:value-type="string">
            <text:p>1f235</text:p>
          </table:table-cell>
          <table:table-cell office:value-type="string">
            <text:p>1f235.png</text:p>
          </table:table-cell>
          <table:table-cell office:value-type="string">
            <text:p>🈵</text:p>
          </table:table-cell>
          <table:table-cell/>
          <table:table-cell office:value-type="string">
            <text:p>1F384.png</text:p>
          </table:table-cell>
          <table:table-cell table:formula="of:=LOWER([.E405])" office:value-type="string" office:string-value="1f384.png">
            <text:p>1f384.png</text:p>
          </table:table-cell>
          <table:table-cell table:number-columns-repeated="9"/>
        </table:table-row>
        <table:table-row table:style-name="ro10">
          <table:table-cell office:value-type="string">
            <text:p>1f236</text:p>
          </table:table-cell>
          <table:table-cell office:value-type="string">
            <text:p>1f236.png</text:p>
          </table:table-cell>
          <table:table-cell office:value-type="string">
            <text:p>🈶</text:p>
          </table:table-cell>
          <table:table-cell/>
          <table:table-cell office:value-type="string">
            <text:p>1F385.png</text:p>
          </table:table-cell>
          <table:table-cell table:formula="of:=LOWER([.E406])" office:value-type="string" office:string-value="1f385.png">
            <text:p>1f385.png</text:p>
          </table:table-cell>
          <table:table-cell table:number-columns-repeated="9"/>
        </table:table-row>
        <table:table-row table:style-name="ro10">
          <table:table-cell office:value-type="string">
            <text:p>1f237</text:p>
          </table:table-cell>
          <table:table-cell office:value-type="string">
            <text:p>1f237.png</text:p>
          </table:table-cell>
          <table:table-cell office:value-type="string">
            <text:p>🈷</text:p>
          </table:table-cell>
          <table:table-cell/>
          <table:table-cell office:value-type="string">
            <text:p>1F386.png</text:p>
          </table:table-cell>
          <table:table-cell table:formula="of:=LOWER([.E407])" office:value-type="string" office:string-value="1f386.png">
            <text:p>1f386.png</text:p>
          </table:table-cell>
          <table:table-cell table:number-columns-repeated="9"/>
        </table:table-row>
        <table:table-row table:style-name="ro10">
          <table:table-cell office:value-type="string">
            <text:p>1f238</text:p>
          </table:table-cell>
          <table:table-cell office:value-type="string">
            <text:p>1f238.png</text:p>
          </table:table-cell>
          <table:table-cell office:value-type="string">
            <text:p>🈸</text:p>
          </table:table-cell>
          <table:table-cell/>
          <table:table-cell office:value-type="string">
            <text:p>1F387.png</text:p>
          </table:table-cell>
          <table:table-cell table:formula="of:=LOWER([.E408])" office:value-type="string" office:string-value="1f387.png">
            <text:p>1f387.png</text:p>
          </table:table-cell>
          <table:table-cell table:number-columns-repeated="9"/>
        </table:table-row>
        <table:table-row table:style-name="ro10">
          <table:table-cell office:value-type="string">
            <text:p>1f239</text:p>
          </table:table-cell>
          <table:table-cell office:value-type="string">
            <text:p>1f239.png</text:p>
          </table:table-cell>
          <table:table-cell office:value-type="string">
            <text:p>🈹</text:p>
          </table:table-cell>
          <table:table-cell/>
          <table:table-cell office:value-type="string">
            <text:p>1F388.png</text:p>
          </table:table-cell>
          <table:table-cell table:formula="of:=LOWER([.E409])" office:value-type="string" office:string-value="1f388.png">
            <text:p>1f388.png</text:p>
          </table:table-cell>
          <table:table-cell table:number-columns-repeated="9"/>
        </table:table-row>
        <table:table-row table:style-name="ro10">
          <table:table-cell office:value-type="string">
            <text:p>1f250</text:p>
          </table:table-cell>
          <table:table-cell office:value-type="string">
            <text:p>1f250.png</text:p>
          </table:table-cell>
          <table:table-cell office:value-type="string">
            <text:p>🉐</text:p>
          </table:table-cell>
          <table:table-cell/>
          <table:table-cell office:value-type="string">
            <text:p>1F389.png</text:p>
          </table:table-cell>
          <table:table-cell table:formula="of:=LOWER([.E410])" office:value-type="string" office:string-value="1f389.png">
            <text:p>1f389.png</text:p>
          </table:table-cell>
          <table:table-cell table:number-columns-repeated="9"/>
        </table:table-row>
        <table:table-row table:style-name="ro10">
          <table:table-cell office:value-type="string">
            <text:p>1f251</text:p>
          </table:table-cell>
          <table:table-cell office:value-type="string">
            <text:p>1f251.png</text:p>
          </table:table-cell>
          <table:table-cell office:value-type="string">
            <text:p>🉑</text:p>
          </table:table-cell>
          <table:table-cell/>
          <table:table-cell office:value-type="string">
            <text:p>1F390.png</text:p>
          </table:table-cell>
          <table:table-cell table:formula="of:=LOWER([.E411])" office:value-type="string" office:string-value="1f390.png">
            <text:p>1f390.png</text:p>
          </table:table-cell>
          <table:table-cell table:number-columns-repeated="9"/>
        </table:table-row>
        <table:table-row table:style-name="ro10">
          <table:table-cell office:value-type="string">
            <text:p>1f300</text:p>
          </table:table-cell>
          <table:table-cell office:value-type="string">
            <text:p>1f300.png</text:p>
          </table:table-cell>
          <table:table-cell office:value-type="string">
            <text:p>🌀</text:p>
          </table:table-cell>
          <table:table-cell/>
          <table:table-cell office:value-type="string">
            <text:p>1F391.png</text:p>
          </table:table-cell>
          <table:table-cell table:formula="of:=LOWER([.E412])" office:value-type="string" office:string-value="1f391.png">
            <text:p>1f391.png</text:p>
          </table:table-cell>
          <table:table-cell table:number-columns-repeated="9"/>
        </table:table-row>
        <table:table-row table:style-name="ro10">
          <table:table-cell office:value-type="string">
            <text:p>1f301</text:p>
          </table:table-cell>
          <table:table-cell office:value-type="string">
            <text:p>1f301.png</text:p>
          </table:table-cell>
          <table:table-cell office:value-type="string">
            <text:p>🌁</text:p>
          </table:table-cell>
          <table:table-cell/>
          <table:table-cell office:value-type="string">
            <text:p>1F392.png</text:p>
          </table:table-cell>
          <table:table-cell table:formula="of:=LOWER([.E413])" office:value-type="string" office:string-value="1f392.png">
            <text:p>1f392.png</text:p>
          </table:table-cell>
          <table:table-cell table:number-columns-repeated="9"/>
        </table:table-row>
        <table:table-row table:style-name="ro10">
          <table:table-cell office:value-type="string">
            <text:p>1f302</text:p>
          </table:table-cell>
          <table:table-cell office:value-type="string">
            <text:p>1f302.png</text:p>
          </table:table-cell>
          <table:table-cell office:value-type="string">
            <text:p>🌂</text:p>
          </table:table-cell>
          <table:table-cell/>
          <table:table-cell office:value-type="string">
            <text:p>1F393.png</text:p>
          </table:table-cell>
          <table:table-cell table:formula="of:=LOWER([.E414])" office:value-type="string" office:string-value="1f393.png">
            <text:p>1f393.png</text:p>
          </table:table-cell>
          <table:table-cell table:number-columns-repeated="9"/>
        </table:table-row>
        <table:table-row table:style-name="ro10">
          <table:table-cell office:value-type="string">
            <text:p>1f303</text:p>
          </table:table-cell>
          <table:table-cell office:value-type="string">
            <text:p>1f303.png</text:p>
          </table:table-cell>
          <table:table-cell office:value-type="string">
            <text:p>🌃</text:p>
          </table:table-cell>
          <table:table-cell/>
          <table:table-cell office:value-type="string">
            <text:p>1F411.png</text:p>
          </table:table-cell>
          <table:table-cell table:formula="of:=LOWER([.E415])" office:value-type="string" office:string-value="1f411.png">
            <text:p>1f411.png</text:p>
          </table:table-cell>
          <table:table-cell table:number-columns-repeated="9"/>
        </table:table-row>
        <table:table-row table:style-name="ro10">
          <table:table-cell office:value-type="string">
            <text:p>1f304</text:p>
          </table:table-cell>
          <table:table-cell office:value-type="string">
            <text:p>1f304.png</text:p>
          </table:table-cell>
          <table:table-cell office:value-type="string">
            <text:p>🌄</text:p>
          </table:table-cell>
          <table:table-cell/>
          <table:table-cell office:value-type="string">
            <text:p>1F412.png</text:p>
          </table:table-cell>
          <table:table-cell table:formula="of:=LOWER([.E416])" office:value-type="string" office:string-value="1f412.png">
            <text:p>1f412.png</text:p>
          </table:table-cell>
          <table:table-cell table:number-columns-repeated="9"/>
        </table:table-row>
        <table:table-row table:style-name="ro10">
          <table:table-cell office:value-type="string">
            <text:p>1f305</text:p>
          </table:table-cell>
          <table:table-cell office:value-type="string">
            <text:p>1f305.png</text:p>
          </table:table-cell>
          <table:table-cell office:value-type="string">
            <text:p>🌅</text:p>
          </table:table-cell>
          <table:table-cell/>
          <table:table-cell office:value-type="string">
            <text:p>1F414.png</text:p>
          </table:table-cell>
          <table:table-cell table:formula="of:=LOWER([.E417])" office:value-type="string" office:string-value="1f414.png">
            <text:p>1f414.png</text:p>
          </table:table-cell>
          <table:table-cell table:number-columns-repeated="9"/>
        </table:table-row>
        <table:table-row table:style-name="ro10">
          <table:table-cell office:value-type="string">
            <text:p>1f306</text:p>
          </table:table-cell>
          <table:table-cell office:value-type="string">
            <text:p>1f306.png</text:p>
          </table:table-cell>
          <table:table-cell office:value-type="string">
            <text:p>🌆</text:p>
          </table:table-cell>
          <table:table-cell/>
          <table:table-cell office:value-type="string">
            <text:p>1F417.png</text:p>
          </table:table-cell>
          <table:table-cell table:formula="of:=LOWER([.E418])" office:value-type="string" office:string-value="1f417.png">
            <text:p>1f417.png</text:p>
          </table:table-cell>
          <table:table-cell table:number-columns-repeated="9"/>
        </table:table-row>
        <table:table-row table:style-name="ro10">
          <table:table-cell office:value-type="string">
            <text:p>1f307</text:p>
          </table:table-cell>
          <table:table-cell office:value-type="string">
            <text:p>1f307.png</text:p>
          </table:table-cell>
          <table:table-cell office:value-type="string">
            <text:p>🌇</text:p>
          </table:table-cell>
          <table:table-cell/>
          <table:table-cell office:value-type="string">
            <text:p>1F418.png</text:p>
          </table:table-cell>
          <table:table-cell table:formula="of:=LOWER([.E419])" office:value-type="string" office:string-value="1f418.png">
            <text:p>1f418.png</text:p>
          </table:table-cell>
          <table:table-cell table:number-columns-repeated="9"/>
        </table:table-row>
        <table:table-row table:style-name="ro10">
          <table:table-cell office:value-type="string">
            <text:p>1f308</text:p>
          </table:table-cell>
          <table:table-cell office:value-type="string">
            <text:p>1f308.png</text:p>
          </table:table-cell>
          <table:table-cell office:value-type="string">
            <text:p>🌈</text:p>
          </table:table-cell>
          <table:table-cell/>
          <table:table-cell office:value-type="string">
            <text:p>1F419.png</text:p>
          </table:table-cell>
          <table:table-cell table:formula="of:=LOWER([.E420])" office:value-type="string" office:string-value="1f419.png">
            <text:p>1f419.png</text:p>
          </table:table-cell>
          <table:table-cell table:number-columns-repeated="9"/>
        </table:table-row>
        <table:table-row table:style-name="ro10">
          <table:table-cell office:value-type="string">
            <text:p>1f309</text:p>
          </table:table-cell>
          <table:table-cell office:value-type="string">
            <text:p>1f309.png</text:p>
          </table:table-cell>
          <table:table-cell office:value-type="string">
            <text:p>🌉</text:p>
          </table:table-cell>
          <table:table-cell/>
          <table:table-cell office:value-type="string">
            <text:p>1F420.png</text:p>
          </table:table-cell>
          <table:table-cell table:formula="of:=LOWER([.E421])" office:value-type="string" office:string-value="1f420.png">
            <text:p>1f420.png</text:p>
          </table:table-cell>
          <table:table-cell table:number-columns-repeated="9"/>
        </table:table-row>
        <table:table-row table:style-name="ro10">
          <table:table-cell office:value-type="string">
            <text:p>1f310</text:p>
          </table:table-cell>
          <table:table-cell office:value-type="string">
            <text:p>1f310.png</text:p>
          </table:table-cell>
          <table:table-cell office:value-type="string">
            <text:p>🌐</text:p>
          </table:table-cell>
          <table:table-cell/>
          <table:table-cell office:value-type="string">
            <text:p>1F421.png</text:p>
          </table:table-cell>
          <table:table-cell table:formula="of:=LOWER([.E422])" office:value-type="string" office:string-value="1f421.png">
            <text:p>1f421.png</text:p>
          </table:table-cell>
          <table:table-cell table:number-columns-repeated="9"/>
        </table:table-row>
        <table:table-row table:style-name="ro10">
          <table:table-cell office:value-type="string">
            <text:p>1f311</text:p>
          </table:table-cell>
          <table:table-cell office:value-type="string">
            <text:p>1f311.png</text:p>
          </table:table-cell>
          <table:table-cell office:value-type="string">
            <text:p>🌑</text:p>
          </table:table-cell>
          <table:table-cell/>
          <table:table-cell office:value-type="string">
            <text:p>1F422.png</text:p>
          </table:table-cell>
          <table:table-cell table:formula="of:=LOWER([.E423])" office:value-type="string" office:string-value="1f422.png">
            <text:p>1f422.png</text:p>
          </table:table-cell>
          <table:table-cell table:number-columns-repeated="9"/>
        </table:table-row>
        <table:table-row table:style-name="ro10">
          <table:table-cell office:value-type="string">
            <text:p>1f312</text:p>
          </table:table-cell>
          <table:table-cell office:value-type="string">
            <text:p>1f312.png</text:p>
          </table:table-cell>
          <table:table-cell office:value-type="string">
            <text:p>🌒</text:p>
          </table:table-cell>
          <table:table-cell/>
          <table:table-cell office:value-type="string">
            <text:p>1F423.png</text:p>
          </table:table-cell>
          <table:table-cell table:formula="of:=LOWER([.E424])" office:value-type="string" office:string-value="1f423.png">
            <text:p>1f423.png</text:p>
          </table:table-cell>
          <table:table-cell table:number-columns-repeated="9"/>
        </table:table-row>
        <table:table-row table:style-name="ro10">
          <table:table-cell office:value-type="string">
            <text:p>1f313</text:p>
          </table:table-cell>
          <table:table-cell office:value-type="string">
            <text:p>1f313.png</text:p>
          </table:table-cell>
          <table:table-cell office:value-type="string">
            <text:p>🌓</text:p>
          </table:table-cell>
          <table:table-cell/>
          <table:table-cell office:value-type="string">
            <text:p>1F424.png</text:p>
          </table:table-cell>
          <table:table-cell table:formula="of:=LOWER([.E425])" office:value-type="string" office:string-value="1f424.png">
            <text:p>1f424.png</text:p>
          </table:table-cell>
          <table:table-cell table:number-columns-repeated="9"/>
        </table:table-row>
        <table:table-row table:style-name="ro10">
          <table:table-cell office:value-type="string">
            <text:p>1f314</text:p>
          </table:table-cell>
          <table:table-cell office:value-type="string">
            <text:p>1f314.png</text:p>
          </table:table-cell>
          <table:table-cell office:value-type="string">
            <text:p>🌔</text:p>
          </table:table-cell>
          <table:table-cell/>
          <table:table-cell office:value-type="string">
            <text:p>1F425.png</text:p>
          </table:table-cell>
          <table:table-cell table:formula="of:=LOWER([.E426])" office:value-type="string" office:string-value="1f425.png">
            <text:p>1f425.png</text:p>
          </table:table-cell>
          <table:table-cell table:number-columns-repeated="9"/>
        </table:table-row>
        <table:table-row table:style-name="ro10">
          <table:table-cell office:value-type="string">
            <text:p>1f315</text:p>
          </table:table-cell>
          <table:table-cell office:value-type="string">
            <text:p>1f315.png</text:p>
          </table:table-cell>
          <table:table-cell office:value-type="string">
            <text:p>🌕</text:p>
          </table:table-cell>
          <table:table-cell/>
          <table:table-cell office:value-type="string">
            <text:p>1F426.png</text:p>
          </table:table-cell>
          <table:table-cell table:formula="of:=LOWER([.E427])" office:value-type="string" office:string-value="1f426.png">
            <text:p>1f426.png</text:p>
          </table:table-cell>
          <table:table-cell table:number-columns-repeated="9"/>
        </table:table-row>
        <table:table-row table:style-name="ro10">
          <table:table-cell office:value-type="string">
            <text:p>1f316</text:p>
          </table:table-cell>
          <table:table-cell office:value-type="string">
            <text:p>1f316.png</text:p>
          </table:table-cell>
          <table:table-cell office:value-type="string">
            <text:p>🌖</text:p>
          </table:table-cell>
          <table:table-cell/>
          <table:table-cell office:value-type="string">
            <text:p>1F427.png</text:p>
          </table:table-cell>
          <table:table-cell table:formula="of:=LOWER([.E428])" office:value-type="string" office:string-value="1f427.png">
            <text:p>1f427.png</text:p>
          </table:table-cell>
          <table:table-cell table:number-columns-repeated="9"/>
        </table:table-row>
        <table:table-row table:style-name="ro10">
          <table:table-cell office:value-type="string">
            <text:p>1f317</text:p>
          </table:table-cell>
          <table:table-cell office:value-type="string">
            <text:p>1f317.png</text:p>
          </table:table-cell>
          <table:table-cell office:value-type="string">
            <text:p>🌗</text:p>
          </table:table-cell>
          <table:table-cell/>
          <table:table-cell office:value-type="string">
            <text:p>1F428.png</text:p>
          </table:table-cell>
          <table:table-cell table:formula="of:=LOWER([.E429])" office:value-type="string" office:string-value="1f428.png">
            <text:p>1f428.png</text:p>
          </table:table-cell>
          <table:table-cell table:number-columns-repeated="9"/>
        </table:table-row>
        <table:table-row table:style-name="ro10">
          <table:table-cell office:value-type="string">
            <text:p>1f318</text:p>
          </table:table-cell>
          <table:table-cell office:value-type="string">
            <text:p>1f318.png</text:p>
          </table:table-cell>
          <table:table-cell office:value-type="string">
            <text:p>🌘</text:p>
          </table:table-cell>
          <table:table-cell/>
          <table:table-cell office:value-type="string">
            <text:p>1F429.png</text:p>
          </table:table-cell>
          <table:table-cell table:formula="of:=LOWER([.E430])" office:value-type="string" office:string-value="1f429.png">
            <text:p>1f429.png</text:p>
          </table:table-cell>
          <table:table-cell table:number-columns-repeated="9"/>
        </table:table-row>
        <table:table-row table:style-name="ro10">
          <table:table-cell office:value-type="string">
            <text:p>1f319</text:p>
          </table:table-cell>
          <table:table-cell office:value-type="string">
            <text:p>1f319.png</text:p>
          </table:table-cell>
          <table:table-cell office:value-type="string">
            <text:p>🌙</text:p>
          </table:table-cell>
          <table:table-cell/>
          <table:table-cell office:value-type="string">
            <text:p>1F430.png</text:p>
          </table:table-cell>
          <table:table-cell table:formula="of:=LOWER([.E431])" office:value-type="string" office:string-value="1f430.png">
            <text:p>1f430.png</text:p>
          </table:table-cell>
          <table:table-cell table:number-columns-repeated="9"/>
        </table:table-row>
        <table:table-row table:style-name="ro10">
          <table:table-cell office:value-type="string">
            <text:p>1f330</text:p>
          </table:table-cell>
          <table:table-cell office:value-type="string">
            <text:p>1f330.png</text:p>
          </table:table-cell>
          <table:table-cell office:value-type="string">
            <text:p>🌰</text:p>
          </table:table-cell>
          <table:table-cell/>
          <table:table-cell office:value-type="string">
            <text:p>1F431.png</text:p>
          </table:table-cell>
          <table:table-cell table:formula="of:=LOWER([.E432])" office:value-type="string" office:string-value="1f431.png">
            <text:p>1f431.png</text:p>
          </table:table-cell>
          <table:table-cell table:number-columns-repeated="9"/>
        </table:table-row>
        <table:table-row table:style-name="ro10">
          <table:table-cell office:value-type="string">
            <text:p>1f331</text:p>
          </table:table-cell>
          <table:table-cell office:value-type="string">
            <text:p>1f331.png</text:p>
          </table:table-cell>
          <table:table-cell office:value-type="string">
            <text:p>🌱</text:p>
          </table:table-cell>
          <table:table-cell/>
          <table:table-cell office:value-type="string">
            <text:p>1F432.png</text:p>
          </table:table-cell>
          <table:table-cell table:formula="of:=LOWER([.E433])" office:value-type="string" office:string-value="1f432.png">
            <text:p>1f432.png</text:p>
          </table:table-cell>
          <table:table-cell table:number-columns-repeated="9"/>
        </table:table-row>
        <table:table-row table:style-name="ro10">
          <table:table-cell office:value-type="string">
            <text:p>1f332</text:p>
          </table:table-cell>
          <table:table-cell office:value-type="string">
            <text:p>1f332.png</text:p>
          </table:table-cell>
          <table:table-cell office:value-type="string">
            <text:p>🌲</text:p>
          </table:table-cell>
          <table:table-cell/>
          <table:table-cell office:value-type="string">
            <text:p>1F433.png</text:p>
          </table:table-cell>
          <table:table-cell table:formula="of:=LOWER([.E434])" office:value-type="string" office:string-value="1f433.png">
            <text:p>1f433.png</text:p>
          </table:table-cell>
          <table:table-cell table:number-columns-repeated="9"/>
        </table:table-row>
        <table:table-row table:style-name="ro10">
          <table:table-cell office:value-type="string">
            <text:p>1f333</text:p>
          </table:table-cell>
          <table:table-cell office:value-type="string">
            <text:p>1f333.png</text:p>
          </table:table-cell>
          <table:table-cell office:value-type="string">
            <text:p>🌳</text:p>
          </table:table-cell>
          <table:table-cell/>
          <table:table-cell office:value-type="string">
            <text:p>1F434.png</text:p>
          </table:table-cell>
          <table:table-cell table:formula="of:=LOWER([.E435])" office:value-type="string" office:string-value="1f434.png">
            <text:p>1f434.png</text:p>
          </table:table-cell>
          <table:table-cell table:number-columns-repeated="9"/>
        </table:table-row>
        <table:table-row table:style-name="ro10">
          <table:table-cell office:value-type="string">
            <text:p>1f334</text:p>
          </table:table-cell>
          <table:table-cell office:value-type="string">
            <text:p>1f334.png</text:p>
          </table:table-cell>
          <table:table-cell office:value-type="string">
            <text:p>🌴</text:p>
          </table:table-cell>
          <table:table-cell/>
          <table:table-cell office:value-type="string">
            <text:p>1F435.png</text:p>
          </table:table-cell>
          <table:table-cell table:formula="of:=LOWER([.E436])" office:value-type="string" office:string-value="1f435.png">
            <text:p>1f435.png</text:p>
          </table:table-cell>
          <table:table-cell table:number-columns-repeated="9"/>
        </table:table-row>
        <table:table-row table:style-name="ro10">
          <table:table-cell office:value-type="string">
            <text:p>1f335</text:p>
          </table:table-cell>
          <table:table-cell office:value-type="string">
            <text:p>1f335.png</text:p>
          </table:table-cell>
          <table:table-cell office:value-type="string">
            <text:p>🌵</text:p>
          </table:table-cell>
          <table:table-cell/>
          <table:table-cell office:value-type="string">
            <text:p>1F436.png</text:p>
          </table:table-cell>
          <table:table-cell table:formula="of:=LOWER([.E437])" office:value-type="string" office:string-value="1f436.png">
            <text:p>1f436.png</text:p>
          </table:table-cell>
          <table:table-cell table:number-columns-repeated="9"/>
        </table:table-row>
        <table:table-row table:style-name="ro10">
          <table:table-cell office:value-type="string">
            <text:p>1f337</text:p>
          </table:table-cell>
          <table:table-cell office:value-type="string">
            <text:p>1f337.png</text:p>
          </table:table-cell>
          <table:table-cell office:value-type="string">
            <text:p>🌷</text:p>
          </table:table-cell>
          <table:table-cell/>
          <table:table-cell office:value-type="string">
            <text:p>1F437.png</text:p>
          </table:table-cell>
          <table:table-cell table:formula="of:=LOWER([.E438])" office:value-type="string" office:string-value="1f437.png">
            <text:p>1f437.png</text:p>
          </table:table-cell>
          <table:table-cell table:number-columns-repeated="9"/>
        </table:table-row>
        <table:table-row table:style-name="ro10">
          <table:table-cell office:value-type="string">
            <text:p>1f338</text:p>
          </table:table-cell>
          <table:table-cell office:value-type="string">
            <text:p>1f338.png</text:p>
          </table:table-cell>
          <table:table-cell office:value-type="string">
            <text:p>🌸</text:p>
          </table:table-cell>
          <table:table-cell/>
          <table:table-cell office:value-type="string">
            <text:p>1F438.png</text:p>
          </table:table-cell>
          <table:table-cell table:formula="of:=LOWER([.E439])" office:value-type="string" office:string-value="1f438.png">
            <text:p>1f438.png</text:p>
          </table:table-cell>
          <table:table-cell table:number-columns-repeated="9"/>
        </table:table-row>
        <table:table-row table:style-name="ro10">
          <table:table-cell office:value-type="string">
            <text:p>1f339</text:p>
          </table:table-cell>
          <table:table-cell office:value-type="string">
            <text:p>1f339.png</text:p>
          </table:table-cell>
          <table:table-cell office:value-type="string">
            <text:p>🌹</text:p>
          </table:table-cell>
          <table:table-cell/>
          <table:table-cell office:value-type="string">
            <text:p>1F439.png</text:p>
          </table:table-cell>
          <table:table-cell table:formula="of:=LOWER([.E440])" office:value-type="string" office:string-value="1f439.png">
            <text:p>1f439.png</text:p>
          </table:table-cell>
          <table:table-cell table:number-columns-repeated="9"/>
        </table:table-row>
        <table:table-row table:style-name="ro10">
          <table:table-cell office:value-type="string">
            <text:p>1f340</text:p>
          </table:table-cell>
          <table:table-cell office:value-type="string">
            <text:p>1f340.png</text:p>
          </table:table-cell>
          <table:table-cell office:value-type="string">
            <text:p>🍀</text:p>
          </table:table-cell>
          <table:table-cell/>
          <table:table-cell office:value-type="string">
            <text:p>1F440.png</text:p>
          </table:table-cell>
          <table:table-cell table:formula="of:=LOWER([.E441])" office:value-type="string" office:string-value="1f440.png">
            <text:p>1f440.png</text:p>
          </table:table-cell>
          <table:table-cell table:number-columns-repeated="9"/>
        </table:table-row>
        <table:table-row table:style-name="ro10">
          <table:table-cell office:value-type="string">
            <text:p>1f341</text:p>
          </table:table-cell>
          <table:table-cell office:value-type="string">
            <text:p>1f341.png</text:p>
          </table:table-cell>
          <table:table-cell office:value-type="string">
            <text:p>🍁</text:p>
          </table:table-cell>
          <table:table-cell/>
          <table:table-cell office:value-type="string">
            <text:p>1F442.png</text:p>
          </table:table-cell>
          <table:table-cell table:formula="of:=LOWER([.E442])" office:value-type="string" office:string-value="1f442.png">
            <text:p>1f442.png</text:p>
          </table:table-cell>
          <table:table-cell table:number-columns-repeated="9"/>
        </table:table-row>
        <table:table-row table:style-name="ro10">
          <table:table-cell office:value-type="string">
            <text:p>1f342</text:p>
          </table:table-cell>
          <table:table-cell office:value-type="string">
            <text:p>1f342.png</text:p>
          </table:table-cell>
          <table:table-cell office:value-type="string">
            <text:p>🍂</text:p>
          </table:table-cell>
          <table:table-cell/>
          <table:table-cell office:value-type="string">
            <text:p>1F443.png</text:p>
          </table:table-cell>
          <table:table-cell table:formula="of:=LOWER([.E443])" office:value-type="string" office:string-value="1f443.png">
            <text:p>1f443.png</text:p>
          </table:table-cell>
          <table:table-cell table:number-columns-repeated="9"/>
        </table:table-row>
        <table:table-row table:style-name="ro10">
          <table:table-cell office:value-type="string">
            <text:p>1f343</text:p>
          </table:table-cell>
          <table:table-cell office:value-type="string">
            <text:p>1f343.png</text:p>
          </table:table-cell>
          <table:table-cell office:value-type="string">
            <text:p>🍃</text:p>
          </table:table-cell>
          <table:table-cell/>
          <table:table-cell office:value-type="string">
            <text:p>1F444.png</text:p>
          </table:table-cell>
          <table:table-cell table:formula="of:=LOWER([.E444])" office:value-type="string" office:string-value="1f444.png">
            <text:p>1f444.png</text:p>
          </table:table-cell>
          <table:table-cell table:number-columns-repeated="9"/>
        </table:table-row>
        <table:table-row table:style-name="ro10">
          <table:table-cell office:value-type="string">
            <text:p>1f344</text:p>
          </table:table-cell>
          <table:table-cell office:value-type="string">
            <text:p>1f344.png</text:p>
          </table:table-cell>
          <table:table-cell office:value-type="string">
            <text:p>🍄</text:p>
          </table:table-cell>
          <table:table-cell/>
          <table:table-cell office:value-type="string">
            <text:p>1F445.png</text:p>
          </table:table-cell>
          <table:table-cell table:formula="of:=LOWER([.E445])" office:value-type="string" office:string-value="1f445.png">
            <text:p>1f445.png</text:p>
          </table:table-cell>
          <table:table-cell table:number-columns-repeated="9"/>
        </table:table-row>
        <table:table-row table:style-name="ro10">
          <table:table-cell office:value-type="string">
            <text:p>1f345</text:p>
          </table:table-cell>
          <table:table-cell office:value-type="string">
            <text:p>1f345.png</text:p>
          </table:table-cell>
          <table:table-cell office:value-type="string">
            <text:p>🍅</text:p>
          </table:table-cell>
          <table:table-cell/>
          <table:table-cell office:value-type="string">
            <text:p>1F446.png</text:p>
          </table:table-cell>
          <table:table-cell table:formula="of:=LOWER([.E446])" office:value-type="string" office:string-value="1f446.png">
            <text:p>1f446.png</text:p>
          </table:table-cell>
          <table:table-cell table:number-columns-repeated="9"/>
        </table:table-row>
        <table:table-row table:style-name="ro10">
          <table:table-cell office:value-type="string">
            <text:p>1f346</text:p>
          </table:table-cell>
          <table:table-cell office:value-type="string">
            <text:p>1f346.png</text:p>
          </table:table-cell>
          <table:table-cell office:value-type="string">
            <text:p>🍆</text:p>
          </table:table-cell>
          <table:table-cell/>
          <table:table-cell office:value-type="string">
            <text:p>1F447.png</text:p>
          </table:table-cell>
          <table:table-cell table:formula="of:=LOWER([.E447])" office:value-type="string" office:string-value="1f447.png">
            <text:p>1f447.png</text:p>
          </table:table-cell>
          <table:table-cell table:number-columns-repeated="9"/>
        </table:table-row>
        <table:table-row table:style-name="ro10">
          <table:table-cell office:value-type="string">
            <text:p>1f347</text:p>
          </table:table-cell>
          <table:table-cell office:value-type="string">
            <text:p>1f347.png</text:p>
          </table:table-cell>
          <table:table-cell office:value-type="string">
            <text:p>🍇</text:p>
          </table:table-cell>
          <table:table-cell/>
          <table:table-cell office:value-type="string">
            <text:p>1F448.png</text:p>
          </table:table-cell>
          <table:table-cell table:formula="of:=LOWER([.E448])" office:value-type="string" office:string-value="1f448.png">
            <text:p>1f448.png</text:p>
          </table:table-cell>
          <table:table-cell table:number-columns-repeated="9"/>
        </table:table-row>
        <table:table-row table:style-name="ro10">
          <table:table-cell office:value-type="string">
            <text:p>1f348</text:p>
          </table:table-cell>
          <table:table-cell office:value-type="string">
            <text:p>1f348.png</text:p>
          </table:table-cell>
          <table:table-cell office:value-type="string">
            <text:p>🍈</text:p>
          </table:table-cell>
          <table:table-cell/>
          <table:table-cell office:value-type="string">
            <text:p>1F449.png</text:p>
          </table:table-cell>
          <table:table-cell table:formula="of:=LOWER([.E449])" office:value-type="string" office:string-value="1f449.png">
            <text:p>1f449.png</text:p>
          </table:table-cell>
          <table:table-cell table:number-columns-repeated="9"/>
        </table:table-row>
        <table:table-row table:style-name="ro10">
          <table:table-cell office:value-type="string">
            <text:p>1f349</text:p>
          </table:table-cell>
          <table:table-cell office:value-type="string">
            <text:p>1f349.png</text:p>
          </table:table-cell>
          <table:table-cell office:value-type="string">
            <text:p>🍉</text:p>
          </table:table-cell>
          <table:table-cell/>
          <table:table-cell office:value-type="string">
            <text:p>1F450.png</text:p>
          </table:table-cell>
          <table:table-cell table:formula="of:=LOWER([.E450])" office:value-type="string" office:string-value="1f450.png">
            <text:p>1f450.png</text:p>
          </table:table-cell>
          <table:table-cell table:number-columns-repeated="9"/>
        </table:table-row>
        <table:table-row table:style-name="ro10">
          <table:table-cell office:value-type="string">
            <text:p>1f350</text:p>
          </table:table-cell>
          <table:table-cell office:value-type="string">
            <text:p>1f350.png</text:p>
          </table:table-cell>
          <table:table-cell office:value-type="string">
            <text:p>🍐</text:p>
          </table:table-cell>
          <table:table-cell/>
          <table:table-cell office:value-type="string">
            <text:p>1F451.png</text:p>
          </table:table-cell>
          <table:table-cell table:formula="of:=LOWER([.E451])" office:value-type="string" office:string-value="1f451.png">
            <text:p>1f451.png</text:p>
          </table:table-cell>
          <table:table-cell table:number-columns-repeated="9"/>
        </table:table-row>
        <table:table-row table:style-name="ro10">
          <table:table-cell office:value-type="string">
            <text:p>1f351</text:p>
          </table:table-cell>
          <table:table-cell office:value-type="string">
            <text:p>1f351.png</text:p>
          </table:table-cell>
          <table:table-cell office:value-type="string">
            <text:p>🍑</text:p>
          </table:table-cell>
          <table:table-cell/>
          <table:table-cell office:value-type="string">
            <text:p>1F452.png</text:p>
          </table:table-cell>
          <table:table-cell table:formula="of:=LOWER([.E452])" office:value-type="string" office:string-value="1f452.png">
            <text:p>1f452.png</text:p>
          </table:table-cell>
          <table:table-cell table:number-columns-repeated="9"/>
        </table:table-row>
        <table:table-row table:style-name="ro10">
          <table:table-cell office:value-type="string">
            <text:p>1f352</text:p>
          </table:table-cell>
          <table:table-cell office:value-type="string">
            <text:p>1f352.png</text:p>
          </table:table-cell>
          <table:table-cell office:value-type="string">
            <text:p>🍒</text:p>
          </table:table-cell>
          <table:table-cell/>
          <table:table-cell office:value-type="string">
            <text:p>1F453.png</text:p>
          </table:table-cell>
          <table:table-cell table:formula="of:=LOWER([.E453])" office:value-type="string" office:string-value="1f453.png">
            <text:p>1f453.png</text:p>
          </table:table-cell>
          <table:table-cell table:number-columns-repeated="9"/>
        </table:table-row>
        <table:table-row table:style-name="ro10">
          <table:table-cell office:value-type="string">
            <text:p>1f353</text:p>
          </table:table-cell>
          <table:table-cell office:value-type="string">
            <text:p>1f353.png</text:p>
          </table:table-cell>
          <table:table-cell office:value-type="string">
            <text:p>🍓</text:p>
          </table:table-cell>
          <table:table-cell/>
          <table:table-cell office:value-type="string">
            <text:p>1F454.png</text:p>
          </table:table-cell>
          <table:table-cell table:formula="of:=LOWER([.E454])" office:value-type="string" office:string-value="1f454.png">
            <text:p>1f454.png</text:p>
          </table:table-cell>
          <table:table-cell table:number-columns-repeated="9"/>
        </table:table-row>
        <table:table-row table:style-name="ro10">
          <table:table-cell office:value-type="string">
            <text:p>1f354</text:p>
          </table:table-cell>
          <table:table-cell office:value-type="string">
            <text:p>1f354.png</text:p>
          </table:table-cell>
          <table:table-cell office:value-type="string">
            <text:p>🍔</text:p>
          </table:table-cell>
          <table:table-cell/>
          <table:table-cell office:value-type="string">
            <text:p>1F455.png</text:p>
          </table:table-cell>
          <table:table-cell table:formula="of:=LOWER([.E455])" office:value-type="string" office:string-value="1f455.png">
            <text:p>1f455.png</text:p>
          </table:table-cell>
          <table:table-cell table:number-columns-repeated="9"/>
        </table:table-row>
        <table:table-row table:style-name="ro10">
          <table:table-cell office:value-type="string">
            <text:p>1f355</text:p>
          </table:table-cell>
          <table:table-cell office:value-type="string">
            <text:p>1f355.png</text:p>
          </table:table-cell>
          <table:table-cell office:value-type="string">
            <text:p>🍕</text:p>
          </table:table-cell>
          <table:table-cell/>
          <table:table-cell office:value-type="string">
            <text:p>1F456.png</text:p>
          </table:table-cell>
          <table:table-cell table:formula="of:=LOWER([.E456])" office:value-type="string" office:string-value="1f456.png">
            <text:p>1f456.png</text:p>
          </table:table-cell>
          <table:table-cell table:number-columns-repeated="9"/>
        </table:table-row>
        <table:table-row table:style-name="ro10">
          <table:table-cell office:value-type="string">
            <text:p>1f356</text:p>
          </table:table-cell>
          <table:table-cell office:value-type="string">
            <text:p>1f356.png</text:p>
          </table:table-cell>
          <table:table-cell office:value-type="string">
            <text:p>🍖</text:p>
          </table:table-cell>
          <table:table-cell/>
          <table:table-cell office:value-type="string">
            <text:p>1F457.png</text:p>
          </table:table-cell>
          <table:table-cell table:formula="of:=LOWER([.E457])" office:value-type="string" office:string-value="1f457.png">
            <text:p>1f457.png</text:p>
          </table:table-cell>
          <table:table-cell table:number-columns-repeated="9"/>
        </table:table-row>
        <table:table-row table:style-name="ro10">
          <table:table-cell office:value-type="string">
            <text:p>1f357</text:p>
          </table:table-cell>
          <table:table-cell office:value-type="string">
            <text:p>1f357.png</text:p>
          </table:table-cell>
          <table:table-cell office:value-type="string">
            <text:p>🍗</text:p>
          </table:table-cell>
          <table:table-cell/>
          <table:table-cell office:value-type="string">
            <text:p>1F458.png</text:p>
          </table:table-cell>
          <table:table-cell table:formula="of:=LOWER([.E458])" office:value-type="string" office:string-value="1f458.png">
            <text:p>1f458.png</text:p>
          </table:table-cell>
          <table:table-cell table:number-columns-repeated="9"/>
        </table:table-row>
        <table:table-row table:style-name="ro10">
          <table:table-cell office:value-type="string">
            <text:p>1f358</text:p>
          </table:table-cell>
          <table:table-cell office:value-type="string">
            <text:p>1f358.png</text:p>
          </table:table-cell>
          <table:table-cell office:value-type="string">
            <text:p>🍘</text:p>
          </table:table-cell>
          <table:table-cell/>
          <table:table-cell office:value-type="string">
            <text:p>1F459.png</text:p>
          </table:table-cell>
          <table:table-cell table:formula="of:=LOWER([.E459])" office:value-type="string" office:string-value="1f459.png">
            <text:p>1f459.png</text:p>
          </table:table-cell>
          <table:table-cell table:number-columns-repeated="9"/>
        </table:table-row>
        <table:table-row table:style-name="ro10">
          <table:table-cell office:value-type="string">
            <text:p>1f359</text:p>
          </table:table-cell>
          <table:table-cell office:value-type="string">
            <text:p>1f359.png</text:p>
          </table:table-cell>
          <table:table-cell office:value-type="string">
            <text:p>🍙</text:p>
          </table:table-cell>
          <table:table-cell/>
          <table:table-cell office:value-type="string">
            <text:p>1F460.png</text:p>
          </table:table-cell>
          <table:table-cell table:formula="of:=LOWER([.E460])" office:value-type="string" office:string-value="1f460.png">
            <text:p>1f460.png</text:p>
          </table:table-cell>
          <table:table-cell table:number-columns-repeated="9"/>
        </table:table-row>
        <table:table-row table:style-name="ro10">
          <table:table-cell office:value-type="string">
            <text:p>1f360</text:p>
          </table:table-cell>
          <table:table-cell office:value-type="string">
            <text:p>1f360.png</text:p>
          </table:table-cell>
          <table:table-cell office:value-type="string">
            <text:p>🍠</text:p>
          </table:table-cell>
          <table:table-cell/>
          <table:table-cell office:value-type="string">
            <text:p>1F461.png</text:p>
          </table:table-cell>
          <table:table-cell table:formula="of:=LOWER([.E461])" office:value-type="string" office:string-value="1f461.png">
            <text:p>1f461.png</text:p>
          </table:table-cell>
          <table:table-cell table:number-columns-repeated="9"/>
        </table:table-row>
        <table:table-row table:style-name="ro10">
          <table:table-cell office:value-type="string">
            <text:p>1f361</text:p>
          </table:table-cell>
          <table:table-cell office:value-type="string">
            <text:p>1f361.png</text:p>
          </table:table-cell>
          <table:table-cell office:value-type="string">
            <text:p>🍡</text:p>
          </table:table-cell>
          <table:table-cell/>
          <table:table-cell office:value-type="string">
            <text:p>1F462.png</text:p>
          </table:table-cell>
          <table:table-cell table:formula="of:=LOWER([.E462])" office:value-type="string" office:string-value="1f462.png">
            <text:p>1f462.png</text:p>
          </table:table-cell>
          <table:table-cell table:number-columns-repeated="9"/>
        </table:table-row>
        <table:table-row table:style-name="ro10">
          <table:table-cell office:value-type="string">
            <text:p>1f362</text:p>
          </table:table-cell>
          <table:table-cell office:value-type="string">
            <text:p>1f362.png</text:p>
          </table:table-cell>
          <table:table-cell office:value-type="string">
            <text:p>🍢</text:p>
          </table:table-cell>
          <table:table-cell/>
          <table:table-cell office:value-type="string">
            <text:p>1F463.png</text:p>
          </table:table-cell>
          <table:table-cell table:formula="of:=LOWER([.E463])" office:value-type="string" office:string-value="1f463.png">
            <text:p>1f463.png</text:p>
          </table:table-cell>
          <table:table-cell table:number-columns-repeated="9"/>
        </table:table-row>
        <table:table-row table:style-name="ro10">
          <table:table-cell office:value-type="string">
            <text:p>1f363</text:p>
          </table:table-cell>
          <table:table-cell office:value-type="string">
            <text:p>1f363.png</text:p>
          </table:table-cell>
          <table:table-cell office:value-type="string">
            <text:p>🍣</text:p>
          </table:table-cell>
          <table:table-cell/>
          <table:table-cell office:value-type="string">
            <text:p>1F464.png</text:p>
          </table:table-cell>
          <table:table-cell table:formula="of:=LOWER([.E464])" office:value-type="string" office:string-value="1f464.png">
            <text:p>1f464.png</text:p>
          </table:table-cell>
          <table:table-cell table:number-columns-repeated="9"/>
        </table:table-row>
        <table:table-row table:style-name="ro10">
          <table:table-cell office:value-type="string">
            <text:p>1f364</text:p>
          </table:table-cell>
          <table:table-cell office:value-type="string">
            <text:p>1f364.png</text:p>
          </table:table-cell>
          <table:table-cell office:value-type="string">
            <text:p>🍤</text:p>
          </table:table-cell>
          <table:table-cell/>
          <table:table-cell office:value-type="string">
            <text:p>1F466.png</text:p>
          </table:table-cell>
          <table:table-cell table:formula="of:=LOWER([.E465])" office:value-type="string" office:string-value="1f466.png">
            <text:p>1f466.png</text:p>
          </table:table-cell>
          <table:table-cell table:number-columns-repeated="9"/>
        </table:table-row>
        <table:table-row table:style-name="ro10">
          <table:table-cell office:value-type="string">
            <text:p>1f365</text:p>
          </table:table-cell>
          <table:table-cell office:value-type="string">
            <text:p>1f365.png</text:p>
          </table:table-cell>
          <table:table-cell office:value-type="string">
            <text:p>🍥</text:p>
          </table:table-cell>
          <table:table-cell/>
          <table:table-cell office:value-type="string">
            <text:p>1F467.png</text:p>
          </table:table-cell>
          <table:table-cell table:formula="of:=LOWER([.E466])" office:value-type="string" office:string-value="1f467.png">
            <text:p>1f467.png</text:p>
          </table:table-cell>
          <table:table-cell table:number-columns-repeated="9"/>
        </table:table-row>
        <table:table-row table:style-name="ro10">
          <table:table-cell office:value-type="string">
            <text:p>1f366</text:p>
          </table:table-cell>
          <table:table-cell office:value-type="string">
            <text:p>1f366.png</text:p>
          </table:table-cell>
          <table:table-cell office:value-type="string">
            <text:p>🍦</text:p>
          </table:table-cell>
          <table:table-cell/>
          <table:table-cell office:value-type="string">
            <text:p>1F468.png</text:p>
          </table:table-cell>
          <table:table-cell table:formula="of:=LOWER([.E467])" office:value-type="string" office:string-value="1f468.png">
            <text:p>1f468.png</text:p>
          </table:table-cell>
          <table:table-cell table:number-columns-repeated="9"/>
        </table:table-row>
        <table:table-row table:style-name="ro10">
          <table:table-cell office:value-type="string">
            <text:p>1f367</text:p>
          </table:table-cell>
          <table:table-cell office:value-type="string">
            <text:p>1f367.png</text:p>
          </table:table-cell>
          <table:table-cell office:value-type="string">
            <text:p>🍧</text:p>
          </table:table-cell>
          <table:table-cell/>
          <table:table-cell office:value-type="string">
            <text:p>1F469.png</text:p>
          </table:table-cell>
          <table:table-cell table:formula="of:=LOWER([.E468])" office:value-type="string" office:string-value="1f469.png">
            <text:p>1f469.png</text:p>
          </table:table-cell>
          <table:table-cell table:number-columns-repeated="9"/>
        </table:table-row>
        <table:table-row table:style-name="ro10">
          <table:table-cell office:value-type="string">
            <text:p>1f368</text:p>
          </table:table-cell>
          <table:table-cell office:value-type="string">
            <text:p>1f368.png</text:p>
          </table:table-cell>
          <table:table-cell office:value-type="string">
            <text:p>🍨</text:p>
          </table:table-cell>
          <table:table-cell/>
          <table:table-cell office:value-type="string">
            <text:p>1F470.png</text:p>
          </table:table-cell>
          <table:table-cell table:formula="of:=LOWER([.E469])" office:value-type="string" office:string-value="1f470.png">
            <text:p>1f470.png</text:p>
          </table:table-cell>
          <table:table-cell table:number-columns-repeated="9"/>
        </table:table-row>
        <table:table-row table:style-name="ro10">
          <table:table-cell office:value-type="string">
            <text:p>1f369</text:p>
          </table:table-cell>
          <table:table-cell office:value-type="string">
            <text:p>1f369.png</text:p>
          </table:table-cell>
          <table:table-cell office:value-type="string">
            <text:p>🍩</text:p>
          </table:table-cell>
          <table:table-cell/>
          <table:table-cell office:value-type="string">
            <text:p>1F474.png</text:p>
          </table:table-cell>
          <table:table-cell table:formula="of:=LOWER([.E470])" office:value-type="string" office:string-value="1f474.png">
            <text:p>1f474.png</text:p>
          </table:table-cell>
          <table:table-cell table:number-columns-repeated="9"/>
        </table:table-row>
        <table:table-row table:style-name="ro10">
          <table:table-cell office:value-type="string">
            <text:p>1f370</text:p>
          </table:table-cell>
          <table:table-cell office:value-type="string">
            <text:p>1f370.png</text:p>
          </table:table-cell>
          <table:table-cell office:value-type="string">
            <text:p>🍰</text:p>
          </table:table-cell>
          <table:table-cell/>
          <table:table-cell office:value-type="string">
            <text:p>1F475.png</text:p>
          </table:table-cell>
          <table:table-cell table:formula="of:=LOWER([.E471])" office:value-type="string" office:string-value="1f475.png">
            <text:p>1f475.png</text:p>
          </table:table-cell>
          <table:table-cell table:number-columns-repeated="9"/>
        </table:table-row>
        <table:table-row table:style-name="ro10">
          <table:table-cell office:value-type="string">
            <text:p>1f371</text:p>
          </table:table-cell>
          <table:table-cell office:value-type="string">
            <text:p>1f371.png</text:p>
          </table:table-cell>
          <table:table-cell office:value-type="string">
            <text:p>🍱</text:p>
          </table:table-cell>
          <table:table-cell/>
          <table:table-cell office:value-type="string">
            <text:p>1F476.png</text:p>
          </table:table-cell>
          <table:table-cell table:formula="of:=LOWER([.E472])" office:value-type="string" office:string-value="1f476.png">
            <text:p>1f476.png</text:p>
          </table:table-cell>
          <table:table-cell table:number-columns-repeated="9"/>
        </table:table-row>
        <table:table-row table:style-name="ro10">
          <table:table-cell office:value-type="string">
            <text:p>1f372</text:p>
          </table:table-cell>
          <table:table-cell office:value-type="string">
            <text:p>1f372.png</text:p>
          </table:table-cell>
          <table:table-cell office:value-type="string">
            <text:p>🍲</text:p>
          </table:table-cell>
          <table:table-cell/>
          <table:table-cell office:value-type="string">
            <text:p>1F477.png</text:p>
          </table:table-cell>
          <table:table-cell table:formula="of:=LOWER([.E473])" office:value-type="string" office:string-value="1f477.png">
            <text:p>1f477.png</text:p>
          </table:table-cell>
          <table:table-cell table:number-columns-repeated="9"/>
        </table:table-row>
        <table:table-row table:style-name="ro10">
          <table:table-cell office:value-type="string">
            <text:p>1f373</text:p>
          </table:table-cell>
          <table:table-cell office:value-type="string">
            <text:p>1f373.png</text:p>
          </table:table-cell>
          <table:table-cell office:value-type="string">
            <text:p>🍳</text:p>
          </table:table-cell>
          <table:table-cell/>
          <table:table-cell office:value-type="string">
            <text:p>1F478.png</text:p>
          </table:table-cell>
          <table:table-cell table:formula="of:=LOWER([.E474])" office:value-type="string" office:string-value="1f478.png">
            <text:p>1f478.png</text:p>
          </table:table-cell>
          <table:table-cell table:number-columns-repeated="9"/>
        </table:table-row>
        <table:table-row table:style-name="ro10">
          <table:table-cell office:value-type="string">
            <text:p>1f374</text:p>
          </table:table-cell>
          <table:table-cell office:value-type="string">
            <text:p>1f374.png</text:p>
          </table:table-cell>
          <table:table-cell office:value-type="string">
            <text:p>🍴</text:p>
          </table:table-cell>
          <table:table-cell/>
          <table:table-cell office:value-type="string">
            <text:p>1F479.png</text:p>
          </table:table-cell>
          <table:table-cell table:formula="of:=LOWER([.E475])" office:value-type="string" office:string-value="1f479.png">
            <text:p>1f479.png</text:p>
          </table:table-cell>
          <table:table-cell table:number-columns-repeated="9"/>
        </table:table-row>
        <table:table-row table:style-name="ro10">
          <table:table-cell office:value-type="string">
            <text:p>1f375</text:p>
          </table:table-cell>
          <table:table-cell office:value-type="string">
            <text:p>1f375.png</text:p>
          </table:table-cell>
          <table:table-cell office:value-type="string">
            <text:p>🍵</text:p>
          </table:table-cell>
          <table:table-cell/>
          <table:table-cell office:value-type="string">
            <text:p>1F480.png</text:p>
          </table:table-cell>
          <table:table-cell table:formula="of:=LOWER([.E476])" office:value-type="string" office:string-value="1f480.png">
            <text:p>1f480.png</text:p>
          </table:table-cell>
          <table:table-cell table:number-columns-repeated="9"/>
        </table:table-row>
        <table:table-row table:style-name="ro10">
          <table:table-cell office:value-type="string">
            <text:p>1f376</text:p>
          </table:table-cell>
          <table:table-cell office:value-type="string">
            <text:p>1f376.png</text:p>
          </table:table-cell>
          <table:table-cell office:value-type="string">
            <text:p>🍶</text:p>
          </table:table-cell>
          <table:table-cell/>
          <table:table-cell office:value-type="string">
            <text:p>1F481.png</text:p>
          </table:table-cell>
          <table:table-cell table:formula="of:=LOWER([.E477])" office:value-type="string" office:string-value="1f481.png">
            <text:p>1f481.png</text:p>
          </table:table-cell>
          <table:table-cell table:number-columns-repeated="9"/>
        </table:table-row>
        <table:table-row table:style-name="ro10">
          <table:table-cell office:value-type="string">
            <text:p>1f377</text:p>
          </table:table-cell>
          <table:table-cell office:value-type="string">
            <text:p>1f377.png</text:p>
          </table:table-cell>
          <table:table-cell office:value-type="string">
            <text:p>🍷</text:p>
          </table:table-cell>
          <table:table-cell/>
          <table:table-cell office:value-type="string">
            <text:p>1F482.png</text:p>
          </table:table-cell>
          <table:table-cell table:formula="of:=LOWER([.E478])" office:value-type="string" office:string-value="1f482.png">
            <text:p>1f482.png</text:p>
          </table:table-cell>
          <table:table-cell table:number-columns-repeated="9"/>
        </table:table-row>
        <table:table-row table:style-name="ro10">
          <table:table-cell office:value-type="string">
            <text:p>1f378</text:p>
          </table:table-cell>
          <table:table-cell office:value-type="string">
            <text:p>1f378.png</text:p>
          </table:table-cell>
          <table:table-cell office:value-type="string">
            <text:p>🍸</text:p>
          </table:table-cell>
          <table:table-cell/>
          <table:table-cell office:value-type="string">
            <text:p>1F483.png</text:p>
          </table:table-cell>
          <table:table-cell table:formula="of:=LOWER([.E479])" office:value-type="string" office:string-value="1f483.png">
            <text:p>1f483.png</text:p>
          </table:table-cell>
          <table:table-cell table:number-columns-repeated="9"/>
        </table:table-row>
        <table:table-row table:style-name="ro10">
          <table:table-cell office:value-type="string">
            <text:p>1f379</text:p>
          </table:table-cell>
          <table:table-cell office:value-type="string">
            <text:p>1f379.png</text:p>
          </table:table-cell>
          <table:table-cell office:value-type="string">
            <text:p>🍹</text:p>
          </table:table-cell>
          <table:table-cell/>
          <table:table-cell office:value-type="string">
            <text:p>1F484.png</text:p>
          </table:table-cell>
          <table:table-cell table:formula="of:=LOWER([.E480])" office:value-type="string" office:string-value="1f484.png">
            <text:p>1f484.png</text:p>
          </table:table-cell>
          <table:table-cell table:number-columns-repeated="9"/>
        </table:table-row>
        <table:table-row table:style-name="ro10">
          <table:table-cell office:value-type="string">
            <text:p>1f380</text:p>
          </table:table-cell>
          <table:table-cell office:value-type="string">
            <text:p>1f380.png</text:p>
          </table:table-cell>
          <table:table-cell office:value-type="string">
            <text:p>🎀</text:p>
          </table:table-cell>
          <table:table-cell/>
          <table:table-cell office:value-type="string">
            <text:p>1F485.png</text:p>
          </table:table-cell>
          <table:table-cell table:formula="of:=LOWER([.E481])" office:value-type="string" office:string-value="1f485.png">
            <text:p>1f485.png</text:p>
          </table:table-cell>
          <table:table-cell table:number-columns-repeated="9"/>
        </table:table-row>
        <table:table-row table:style-name="ro10">
          <table:table-cell office:value-type="string">
            <text:p>1f381</text:p>
          </table:table-cell>
          <table:table-cell office:value-type="string">
            <text:p>1f381.png</text:p>
          </table:table-cell>
          <table:table-cell office:value-type="string">
            <text:p>🎁</text:p>
          </table:table-cell>
          <table:table-cell/>
          <table:table-cell office:value-type="string">
            <text:p>1F486.png</text:p>
          </table:table-cell>
          <table:table-cell table:formula="of:=LOWER([.E482])" office:value-type="string" office:string-value="1f486.png">
            <text:p>1f486.png</text:p>
          </table:table-cell>
          <table:table-cell table:number-columns-repeated="9"/>
        </table:table-row>
        <table:table-row table:style-name="ro10">
          <table:table-cell office:value-type="string">
            <text:p>1f382</text:p>
          </table:table-cell>
          <table:table-cell office:value-type="string">
            <text:p>1f382.png</text:p>
          </table:table-cell>
          <table:table-cell office:value-type="string">
            <text:p>🎂</text:p>
          </table:table-cell>
          <table:table-cell/>
          <table:table-cell office:value-type="string">
            <text:p>1F487.png</text:p>
          </table:table-cell>
          <table:table-cell table:formula="of:=LOWER([.E483])" office:value-type="string" office:string-value="1f487.png">
            <text:p>1f487.png</text:p>
          </table:table-cell>
          <table:table-cell table:number-columns-repeated="9"/>
        </table:table-row>
        <table:table-row table:style-name="ro10">
          <table:table-cell office:value-type="string">
            <text:p>1f383</text:p>
          </table:table-cell>
          <table:table-cell office:value-type="string">
            <text:p>1f383.png</text:p>
          </table:table-cell>
          <table:table-cell office:value-type="string">
            <text:p>🎃</text:p>
          </table:table-cell>
          <table:table-cell/>
          <table:table-cell office:value-type="string">
            <text:p>1F488.png</text:p>
          </table:table-cell>
          <table:table-cell table:formula="of:=LOWER([.E484])" office:value-type="string" office:string-value="1f488.png">
            <text:p>1f488.png</text:p>
          </table:table-cell>
          <table:table-cell table:number-columns-repeated="9"/>
        </table:table-row>
        <table:table-row table:style-name="ro10">
          <table:table-cell office:value-type="string">
            <text:p>1f384</text:p>
          </table:table-cell>
          <table:table-cell office:value-type="string">
            <text:p>1f384.png</text:p>
          </table:table-cell>
          <table:table-cell office:value-type="string">
            <text:p>🎄</text:p>
          </table:table-cell>
          <table:table-cell/>
          <table:table-cell office:value-type="string">
            <text:p>1F489.png</text:p>
          </table:table-cell>
          <table:table-cell table:formula="of:=LOWER([.E485])" office:value-type="string" office:string-value="1f489.png">
            <text:p>1f489.png</text:p>
          </table:table-cell>
          <table:table-cell table:number-columns-repeated="9"/>
        </table:table-row>
        <table:table-row table:style-name="ro10">
          <table:table-cell office:value-type="string">
            <text:p>1f385</text:p>
          </table:table-cell>
          <table:table-cell office:value-type="string">
            <text:p>1f385.png</text:p>
          </table:table-cell>
          <table:table-cell office:value-type="string">
            <text:p>🎅</text:p>
          </table:table-cell>
          <table:table-cell/>
          <table:table-cell office:value-type="string">
            <text:p>1F490.png</text:p>
          </table:table-cell>
          <table:table-cell table:formula="of:=LOWER([.E486])" office:value-type="string" office:string-value="1f490.png">
            <text:p>1f490.png</text:p>
          </table:table-cell>
          <table:table-cell table:number-columns-repeated="9"/>
        </table:table-row>
        <table:table-row table:style-name="ro10">
          <table:table-cell office:value-type="string">
            <text:p>1f386</text:p>
          </table:table-cell>
          <table:table-cell office:value-type="string">
            <text:p>1f386.png</text:p>
          </table:table-cell>
          <table:table-cell office:value-type="string">
            <text:p>🎆</text:p>
          </table:table-cell>
          <table:table-cell/>
          <table:table-cell office:value-type="string">
            <text:p>1F491.png</text:p>
          </table:table-cell>
          <table:table-cell table:formula="of:=LOWER([.E487])" office:value-type="string" office:string-value="1f491.png">
            <text:p>1f491.png</text:p>
          </table:table-cell>
          <table:table-cell table:number-columns-repeated="9"/>
        </table:table-row>
        <table:table-row table:style-name="ro10">
          <table:table-cell office:value-type="string">
            <text:p>1f387</text:p>
          </table:table-cell>
          <table:table-cell office:value-type="string">
            <text:p>1f387.png</text:p>
          </table:table-cell>
          <table:table-cell office:value-type="string">
            <text:p>🎇</text:p>
          </table:table-cell>
          <table:table-cell/>
          <table:table-cell office:value-type="string">
            <text:p>1F492.png</text:p>
          </table:table-cell>
          <table:table-cell table:formula="of:=LOWER([.E488])" office:value-type="string" office:string-value="1f492.png">
            <text:p>1f492.png</text:p>
          </table:table-cell>
          <table:table-cell table:number-columns-repeated="9"/>
        </table:table-row>
        <table:table-row table:style-name="ro10">
          <table:table-cell office:value-type="string">
            <text:p>1f388</text:p>
          </table:table-cell>
          <table:table-cell office:value-type="string">
            <text:p>1f388.png</text:p>
          </table:table-cell>
          <table:table-cell office:value-type="string">
            <text:p>🎈</text:p>
          </table:table-cell>
          <table:table-cell/>
          <table:table-cell office:value-type="string">
            <text:p>1F493.png</text:p>
          </table:table-cell>
          <table:table-cell table:formula="of:=LOWER([.E489])" office:value-type="string" office:string-value="1f493.png">
            <text:p>1f493.png</text:p>
          </table:table-cell>
          <table:table-cell table:number-columns-repeated="9"/>
        </table:table-row>
        <table:table-row table:style-name="ro10">
          <table:table-cell office:value-type="string">
            <text:p>1f389</text:p>
          </table:table-cell>
          <table:table-cell office:value-type="string">
            <text:p>1f389.png</text:p>
          </table:table-cell>
          <table:table-cell office:value-type="string">
            <text:p>🎉</text:p>
          </table:table-cell>
          <table:table-cell/>
          <table:table-cell office:value-type="string">
            <text:p>1F494.png</text:p>
          </table:table-cell>
          <table:table-cell table:formula="of:=LOWER([.E490])" office:value-type="string" office:string-value="1f494.png">
            <text:p>1f494.png</text:p>
          </table:table-cell>
          <table:table-cell table:number-columns-repeated="9"/>
        </table:table-row>
        <table:table-row table:style-name="ro10">
          <table:table-cell office:value-type="string">
            <text:p>1f390</text:p>
          </table:table-cell>
          <table:table-cell office:value-type="string">
            <text:p>1f390.png</text:p>
          </table:table-cell>
          <table:table-cell office:value-type="string">
            <text:p>🎐</text:p>
          </table:table-cell>
          <table:table-cell/>
          <table:table-cell office:value-type="string">
            <text:p>1F495.png</text:p>
          </table:table-cell>
          <table:table-cell table:formula="of:=LOWER([.E491])" office:value-type="string" office:string-value="1f495.png">
            <text:p>1f495.png</text:p>
          </table:table-cell>
          <table:table-cell table:number-columns-repeated="9"/>
        </table:table-row>
        <table:table-row table:style-name="ro10">
          <table:table-cell office:value-type="string">
            <text:p>1f391</text:p>
          </table:table-cell>
          <table:table-cell office:value-type="string">
            <text:p>1f391.png</text:p>
          </table:table-cell>
          <table:table-cell office:value-type="string">
            <text:p>🎑</text:p>
          </table:table-cell>
          <table:table-cell/>
          <table:table-cell office:value-type="string">
            <text:p>1F496.png</text:p>
          </table:table-cell>
          <table:table-cell table:formula="of:=LOWER([.E492])" office:value-type="string" office:string-value="1f496.png">
            <text:p>1f496.png</text:p>
          </table:table-cell>
          <table:table-cell table:number-columns-repeated="9"/>
        </table:table-row>
        <table:table-row table:style-name="ro10">
          <table:table-cell office:value-type="string">
            <text:p>1f392</text:p>
          </table:table-cell>
          <table:table-cell office:value-type="string">
            <text:p>1f392.png</text:p>
          </table:table-cell>
          <table:table-cell office:value-type="string">
            <text:p>🎒</text:p>
          </table:table-cell>
          <table:table-cell/>
          <table:table-cell office:value-type="string">
            <text:p>1F497.png</text:p>
          </table:table-cell>
          <table:table-cell table:formula="of:=LOWER([.E493])" office:value-type="string" office:string-value="1f497.png">
            <text:p>1f497.png</text:p>
          </table:table-cell>
          <table:table-cell table:number-columns-repeated="9"/>
        </table:table-row>
        <table:table-row table:style-name="ro10">
          <table:table-cell office:value-type="string">
            <text:p>1f393</text:p>
          </table:table-cell>
          <table:table-cell office:value-type="string">
            <text:p>1f393.png</text:p>
          </table:table-cell>
          <table:table-cell office:value-type="string">
            <text:p>🎓</text:p>
          </table:table-cell>
          <table:table-cell/>
          <table:table-cell office:value-type="string">
            <text:p>1F498.png</text:p>
          </table:table-cell>
          <table:table-cell table:formula="of:=LOWER([.E494])" office:value-type="string" office:string-value="1f498.png">
            <text:p>1f498.png</text:p>
          </table:table-cell>
          <table:table-cell table:number-columns-repeated="9"/>
        </table:table-row>
        <table:table-row table:style-name="ro10">
          <table:table-cell office:value-type="string">
            <text:p>1f400</text:p>
          </table:table-cell>
          <table:table-cell office:value-type="string">
            <text:p>1f400.png</text:p>
          </table:table-cell>
          <table:table-cell office:value-type="string">
            <text:p>🐀</text:p>
          </table:table-cell>
          <table:table-cell/>
          <table:table-cell office:value-type="string">
            <text:p>1F499.png</text:p>
          </table:table-cell>
          <table:table-cell table:formula="of:=LOWER([.E495])" office:value-type="string" office:string-value="1f499.png">
            <text:p>1f499.png</text:p>
          </table:table-cell>
          <table:table-cell table:number-columns-repeated="9"/>
        </table:table-row>
        <table:table-row table:style-name="ro10">
          <table:table-cell office:value-type="string">
            <text:p>1f401</text:p>
          </table:table-cell>
          <table:table-cell office:value-type="string">
            <text:p>1f401.png</text:p>
          </table:table-cell>
          <table:table-cell office:value-type="string">
            <text:p>🐁</text:p>
          </table:table-cell>
          <table:table-cell/>
          <table:table-cell office:value-type="string">
            <text:p>1F503.png</text:p>
          </table:table-cell>
          <table:table-cell table:formula="of:=LOWER([.E496])" office:value-type="string" office:string-value="1f503.png">
            <text:p>1f503.png</text:p>
          </table:table-cell>
          <table:table-cell table:number-columns-repeated="9"/>
        </table:table-row>
        <table:table-row table:style-name="ro10">
          <table:table-cell office:value-type="string">
            <text:p>1f402</text:p>
          </table:table-cell>
          <table:table-cell office:value-type="string">
            <text:p>1f402.png</text:p>
          </table:table-cell>
          <table:table-cell office:value-type="string">
            <text:p>🐂</text:p>
          </table:table-cell>
          <table:table-cell/>
          <table:table-cell office:value-type="string">
            <text:p>1F510.png</text:p>
          </table:table-cell>
          <table:table-cell table:formula="of:=LOWER([.E497])" office:value-type="string" office:string-value="1f510.png">
            <text:p>1f510.png</text:p>
          </table:table-cell>
          <table:table-cell table:number-columns-repeated="9"/>
        </table:table-row>
        <table:table-row table:style-name="ro10">
          <table:table-cell office:value-type="string">
            <text:p>1f403</text:p>
          </table:table-cell>
          <table:table-cell office:value-type="string">
            <text:p>1f403.png</text:p>
          </table:table-cell>
          <table:table-cell office:value-type="string">
            <text:p>🐃</text:p>
          </table:table-cell>
          <table:table-cell/>
          <table:table-cell office:value-type="string">
            <text:p>1F511.png</text:p>
          </table:table-cell>
          <table:table-cell table:formula="of:=LOWER([.E498])" office:value-type="string" office:string-value="1f511.png">
            <text:p>1f511.png</text:p>
          </table:table-cell>
          <table:table-cell table:number-columns-repeated="9"/>
        </table:table-row>
        <table:table-row table:style-name="ro10">
          <table:table-cell office:value-type="string">
            <text:p>1f404</text:p>
          </table:table-cell>
          <table:table-cell office:value-type="string">
            <text:p>1f404.png</text:p>
          </table:table-cell>
          <table:table-cell office:value-type="string">
            <text:p>🐄</text:p>
          </table:table-cell>
          <table:table-cell/>
          <table:table-cell office:value-type="string">
            <text:p>1F512.png</text:p>
          </table:table-cell>
          <table:table-cell table:formula="of:=LOWER([.E499])" office:value-type="string" office:string-value="1f512.png">
            <text:p>1f512.png</text:p>
          </table:table-cell>
          <table:table-cell table:number-columns-repeated="9"/>
        </table:table-row>
        <table:table-row table:style-name="ro10">
          <table:table-cell office:value-type="string">
            <text:p>1f405</text:p>
          </table:table-cell>
          <table:table-cell office:value-type="string">
            <text:p>1f405.png</text:p>
          </table:table-cell>
          <table:table-cell office:value-type="string">
            <text:p>🐅</text:p>
          </table:table-cell>
          <table:table-cell/>
          <table:table-cell office:value-type="string">
            <text:p>1F513.png</text:p>
          </table:table-cell>
          <table:table-cell table:formula="of:=LOWER([.E500])" office:value-type="string" office:string-value="1f513.png">
            <text:p>1f513.png</text:p>
          </table:table-cell>
          <table:table-cell table:number-columns-repeated="9"/>
        </table:table-row>
        <table:table-row table:style-name="ro10">
          <table:table-cell office:value-type="string">
            <text:p>1f406</text:p>
          </table:table-cell>
          <table:table-cell office:value-type="string">
            <text:p>1f406.png</text:p>
          </table:table-cell>
          <table:table-cell office:value-type="string">
            <text:p>🐆</text:p>
          </table:table-cell>
          <table:table-cell/>
          <table:table-cell office:value-type="string">
            <text:p>1F514.png</text:p>
          </table:table-cell>
          <table:table-cell table:formula="of:=LOWER([.E501])" office:value-type="string" office:string-value="1f514.png">
            <text:p>1f514.png</text:p>
          </table:table-cell>
          <table:table-cell table:number-columns-repeated="9"/>
        </table:table-row>
        <table:table-row table:style-name="ro10">
          <table:table-cell office:value-type="string">
            <text:p>1f407</text:p>
          </table:table-cell>
          <table:table-cell office:value-type="string">
            <text:p>1f407.png</text:p>
          </table:table-cell>
          <table:table-cell office:value-type="string">
            <text:p>🐇</text:p>
          </table:table-cell>
          <table:table-cell/>
          <table:table-cell office:value-type="string">
            <text:p>1F516.png</text:p>
          </table:table-cell>
          <table:table-cell table:formula="of:=LOWER([.E502])" office:value-type="string" office:string-value="1f516.png">
            <text:p>1f516.png</text:p>
          </table:table-cell>
          <table:table-cell table:number-columns-repeated="9"/>
        </table:table-row>
        <table:table-row table:style-name="ro10">
          <table:table-cell office:value-type="string">
            <text:p>1f408</text:p>
          </table:table-cell>
          <table:table-cell office:value-type="string">
            <text:p>1f408.png</text:p>
          </table:table-cell>
          <table:table-cell office:value-type="string">
            <text:p>🐈</text:p>
          </table:table-cell>
          <table:table-cell/>
          <table:table-cell office:value-type="string">
            <text:p>1F517.png</text:p>
          </table:table-cell>
          <table:table-cell table:formula="of:=LOWER([.E503])" office:value-type="string" office:string-value="1f517.png">
            <text:p>1f517.png</text:p>
          </table:table-cell>
          <table:table-cell table:number-columns-repeated="9"/>
        </table:table-row>
        <table:table-row table:style-name="ro10">
          <table:table-cell office:value-type="string">
            <text:p>1f409</text:p>
          </table:table-cell>
          <table:table-cell office:value-type="string">
            <text:p>1f409.png</text:p>
          </table:table-cell>
          <table:table-cell office:value-type="string">
            <text:p>🐉</text:p>
          </table:table-cell>
          <table:table-cell/>
          <table:table-cell office:value-type="string">
            <text:p>1F518.png</text:p>
          </table:table-cell>
          <table:table-cell table:formula="of:=LOWER([.E504])" office:value-type="string" office:string-value="1f518.png">
            <text:p>1f518.png</text:p>
          </table:table-cell>
          <table:table-cell table:number-columns-repeated="9"/>
        </table:table-row>
        <table:table-row table:style-name="ro10">
          <table:table-cell office:value-type="string">
            <text:p>1f410</text:p>
          </table:table-cell>
          <table:table-cell office:value-type="string">
            <text:p>1f410.png</text:p>
          </table:table-cell>
          <table:table-cell office:value-type="string">
            <text:p>🐐</text:p>
          </table:table-cell>
          <table:table-cell/>
          <table:table-cell office:value-type="string">
            <text:p>1F519.png</text:p>
          </table:table-cell>
          <table:table-cell table:formula="of:=LOWER([.E505])" office:value-type="string" office:string-value="1f519.png">
            <text:p>1f519.png</text:p>
          </table:table-cell>
          <table:table-cell table:number-columns-repeated="9"/>
        </table:table-row>
        <table:table-row table:style-name="ro10">
          <table:table-cell office:value-type="string">
            <text:p>1f411</text:p>
          </table:table-cell>
          <table:table-cell office:value-type="string">
            <text:p>1f411.png</text:p>
          </table:table-cell>
          <table:table-cell office:value-type="string">
            <text:p>🐑</text:p>
          </table:table-cell>
          <table:table-cell/>
          <table:table-cell office:value-type="string">
            <text:p>1F520.png</text:p>
          </table:table-cell>
          <table:table-cell table:formula="of:=LOWER([.E506])" office:value-type="string" office:string-value="1f520.png">
            <text:p>1f520.png</text:p>
          </table:table-cell>
          <table:table-cell table:number-columns-repeated="9"/>
        </table:table-row>
        <table:table-row table:style-name="ro10">
          <table:table-cell office:value-type="string">
            <text:p>1f412</text:p>
          </table:table-cell>
          <table:table-cell office:value-type="string">
            <text:p>1f412.png</text:p>
          </table:table-cell>
          <table:table-cell office:value-type="string">
            <text:p>🐒</text:p>
          </table:table-cell>
          <table:table-cell/>
          <table:table-cell office:value-type="string">
            <text:p>1F521.png</text:p>
          </table:table-cell>
          <table:table-cell table:formula="of:=LOWER([.E507])" office:value-type="string" office:string-value="1f521.png">
            <text:p>1f521.png</text:p>
          </table:table-cell>
          <table:table-cell table:number-columns-repeated="9"/>
        </table:table-row>
        <table:table-row table:style-name="ro10">
          <table:table-cell office:value-type="string">
            <text:p>1f413</text:p>
          </table:table-cell>
          <table:table-cell office:value-type="string">
            <text:p>1f413.png</text:p>
          </table:table-cell>
          <table:table-cell office:value-type="string">
            <text:p>🐓</text:p>
          </table:table-cell>
          <table:table-cell/>
          <table:table-cell office:value-type="string">
            <text:p>1F522.png</text:p>
          </table:table-cell>
          <table:table-cell table:formula="of:=LOWER([.E508])" office:value-type="string" office:string-value="1f522.png">
            <text:p>1f522.png</text:p>
          </table:table-cell>
          <table:table-cell table:number-columns-repeated="9"/>
        </table:table-row>
        <table:table-row table:style-name="ro10">
          <table:table-cell office:value-type="string">
            <text:p>1f414</text:p>
          </table:table-cell>
          <table:table-cell office:value-type="string">
            <text:p>1f414.png</text:p>
          </table:table-cell>
          <table:table-cell office:value-type="string">
            <text:p>🐔</text:p>
          </table:table-cell>
          <table:table-cell/>
          <table:table-cell office:value-type="string">
            <text:p>1F523.png</text:p>
          </table:table-cell>
          <table:table-cell table:formula="of:=LOWER([.E509])" office:value-type="string" office:string-value="1f523.png">
            <text:p>1f523.png</text:p>
          </table:table-cell>
          <table:table-cell table:number-columns-repeated="9"/>
        </table:table-row>
        <table:table-row table:style-name="ro10">
          <table:table-cell office:value-type="string">
            <text:p>1f415</text:p>
          </table:table-cell>
          <table:table-cell office:value-type="string">
            <text:p>1f415.png</text:p>
          </table:table-cell>
          <table:table-cell office:value-type="string">
            <text:p>🐕</text:p>
          </table:table-cell>
          <table:table-cell/>
          <table:table-cell office:value-type="string">
            <text:p>1F524.png</text:p>
          </table:table-cell>
          <table:table-cell table:formula="of:=LOWER([.E510])" office:value-type="string" office:string-value="1f524.png">
            <text:p>1f524.png</text:p>
          </table:table-cell>
          <table:table-cell table:number-columns-repeated="9"/>
        </table:table-row>
        <table:table-row table:style-name="ro10">
          <table:table-cell office:value-type="string">
            <text:p>1f416</text:p>
          </table:table-cell>
          <table:table-cell office:value-type="string">
            <text:p>1f416.png</text:p>
          </table:table-cell>
          <table:table-cell office:value-type="string">
            <text:p>🐖</text:p>
          </table:table-cell>
          <table:table-cell/>
          <table:table-cell office:value-type="string">
            <text:p>1F525.png</text:p>
          </table:table-cell>
          <table:table-cell table:formula="of:=LOWER([.E511])" office:value-type="string" office:string-value="1f525.png">
            <text:p>1f525.png</text:p>
          </table:table-cell>
          <table:table-cell table:number-columns-repeated="9"/>
        </table:table-row>
        <table:table-row table:style-name="ro10">
          <table:table-cell office:value-type="string">
            <text:p>1f417</text:p>
          </table:table-cell>
          <table:table-cell office:value-type="string">
            <text:p>1f417.png</text:p>
          </table:table-cell>
          <table:table-cell office:value-type="string">
            <text:p>🐗</text:p>
          </table:table-cell>
          <table:table-cell/>
          <table:table-cell office:value-type="string">
            <text:p>1F526.png</text:p>
          </table:table-cell>
          <table:table-cell table:formula="of:=LOWER([.E512])" office:value-type="string" office:string-value="1f526.png">
            <text:p>1f526.png</text:p>
          </table:table-cell>
          <table:table-cell table:number-columns-repeated="9"/>
        </table:table-row>
        <table:table-row table:style-name="ro10">
          <table:table-cell office:value-type="string">
            <text:p>1f418</text:p>
          </table:table-cell>
          <table:table-cell office:value-type="string">
            <text:p>1f418.png</text:p>
          </table:table-cell>
          <table:table-cell office:value-type="string">
            <text:p>🐘</text:p>
          </table:table-cell>
          <table:table-cell/>
          <table:table-cell office:value-type="string">
            <text:p>1F527.png</text:p>
          </table:table-cell>
          <table:table-cell table:formula="of:=LOWER([.E513])" office:value-type="string" office:string-value="1f527.png">
            <text:p>1f527.png</text:p>
          </table:table-cell>
          <table:table-cell table:number-columns-repeated="9"/>
        </table:table-row>
        <table:table-row table:style-name="ro10">
          <table:table-cell office:value-type="string">
            <text:p>1f419</text:p>
          </table:table-cell>
          <table:table-cell office:value-type="string">
            <text:p>1f419.png</text:p>
          </table:table-cell>
          <table:table-cell office:value-type="string">
            <text:p>🐙</text:p>
          </table:table-cell>
          <table:table-cell/>
          <table:table-cell office:value-type="string">
            <text:p>1F528.png</text:p>
          </table:table-cell>
          <table:table-cell table:formula="of:=LOWER([.E514])" office:value-type="string" office:string-value="1f528.png">
            <text:p>1f528.png</text:p>
          </table:table-cell>
          <table:table-cell table:number-columns-repeated="9"/>
        </table:table-row>
        <table:table-row table:style-name="ro10">
          <table:table-cell office:value-type="string">
            <text:p>1f420</text:p>
          </table:table-cell>
          <table:table-cell office:value-type="string">
            <text:p>1f420.png</text:p>
          </table:table-cell>
          <table:table-cell office:value-type="string">
            <text:p>🐠</text:p>
          </table:table-cell>
          <table:table-cell/>
          <table:table-cell office:value-type="string">
            <text:p>1F529.png</text:p>
          </table:table-cell>
          <table:table-cell table:formula="of:=LOWER([.E515])" office:value-type="string" office:string-value="1f529.png">
            <text:p>1f529.png</text:p>
          </table:table-cell>
          <table:table-cell table:number-columns-repeated="9"/>
        </table:table-row>
        <table:table-row table:style-name="ro10">
          <table:table-cell office:value-type="string">
            <text:p>1f421</text:p>
          </table:table-cell>
          <table:table-cell office:value-type="string">
            <text:p>1f421.png</text:p>
          </table:table-cell>
          <table:table-cell office:value-type="string">
            <text:p>🐡</text:p>
          </table:table-cell>
          <table:table-cell/>
          <table:table-cell office:value-type="string">
            <text:p>1F530.png</text:p>
          </table:table-cell>
          <table:table-cell table:formula="of:=LOWER([.E516])" office:value-type="string" office:string-value="1f530.png">
            <text:p>1f530.png</text:p>
          </table:table-cell>
          <table:table-cell table:number-columns-repeated="9"/>
        </table:table-row>
        <table:table-row table:style-name="ro10">
          <table:table-cell office:value-type="string">
            <text:p>1f422</text:p>
          </table:table-cell>
          <table:table-cell office:value-type="string">
            <text:p>1f422.png</text:p>
          </table:table-cell>
          <table:table-cell office:value-type="string">
            <text:p>🐢</text:p>
          </table:table-cell>
          <table:table-cell/>
          <table:table-cell office:value-type="string">
            <text:p>1F531.png</text:p>
          </table:table-cell>
          <table:table-cell table:formula="of:=LOWER([.E517])" office:value-type="string" office:string-value="1f531.png">
            <text:p>1f531.png</text:p>
          </table:table-cell>
          <table:table-cell table:number-columns-repeated="9"/>
        </table:table-row>
        <table:table-row table:style-name="ro10">
          <table:table-cell office:value-type="string">
            <text:p>1f423</text:p>
          </table:table-cell>
          <table:table-cell office:value-type="string">
            <text:p>1f423.png</text:p>
          </table:table-cell>
          <table:table-cell office:value-type="string">
            <text:p>🐣</text:p>
          </table:table-cell>
          <table:table-cell/>
          <table:table-cell office:value-type="string">
            <text:p>1F532.png</text:p>
          </table:table-cell>
          <table:table-cell table:formula="of:=LOWER([.E518])" office:value-type="string" office:string-value="1f532.png">
            <text:p>1f532.png</text:p>
          </table:table-cell>
          <table:table-cell table:number-columns-repeated="9"/>
        </table:table-row>
        <table:table-row table:style-name="ro10">
          <table:table-cell office:value-type="string">
            <text:p>1f424</text:p>
          </table:table-cell>
          <table:table-cell office:value-type="string">
            <text:p>1f424.png</text:p>
          </table:table-cell>
          <table:table-cell office:value-type="string">
            <text:p>🐤</text:p>
          </table:table-cell>
          <table:table-cell/>
          <table:table-cell office:value-type="string">
            <text:p>1F533.png</text:p>
          </table:table-cell>
          <table:table-cell table:formula="of:=LOWER([.E519])" office:value-type="string" office:string-value="1f533.png">
            <text:p>1f533.png</text:p>
          </table:table-cell>
          <table:table-cell table:number-columns-repeated="9"/>
        </table:table-row>
        <table:table-row table:style-name="ro10">
          <table:table-cell office:value-type="string">
            <text:p>1f425</text:p>
          </table:table-cell>
          <table:table-cell office:value-type="string">
            <text:p>1f425.png</text:p>
          </table:table-cell>
          <table:table-cell office:value-type="string">
            <text:p>🐥</text:p>
          </table:table-cell>
          <table:table-cell/>
          <table:table-cell office:value-type="string">
            <text:p>1F534.png</text:p>
          </table:table-cell>
          <table:table-cell table:formula="of:=LOWER([.E520])" office:value-type="string" office:string-value="1f534.png">
            <text:p>1f534.png</text:p>
          </table:table-cell>
          <table:table-cell table:number-columns-repeated="9"/>
        </table:table-row>
        <table:table-row table:style-name="ro10">
          <table:table-cell office:value-type="string">
            <text:p>1f426</text:p>
          </table:table-cell>
          <table:table-cell office:value-type="string">
            <text:p>1f426.png</text:p>
          </table:table-cell>
          <table:table-cell office:value-type="string">
            <text:p>🐦</text:p>
          </table:table-cell>
          <table:table-cell/>
          <table:table-cell office:value-type="string">
            <text:p>1F535.png</text:p>
          </table:table-cell>
          <table:table-cell table:formula="of:=LOWER([.E521])" office:value-type="string" office:string-value="1f535.png">
            <text:p>1f535.png</text:p>
          </table:table-cell>
          <table:table-cell table:number-columns-repeated="9"/>
        </table:table-row>
        <table:table-row table:style-name="ro10">
          <table:table-cell office:value-type="string">
            <text:p>1f427</text:p>
          </table:table-cell>
          <table:table-cell office:value-type="string">
            <text:p>1f427.png</text:p>
          </table:table-cell>
          <table:table-cell office:value-type="string">
            <text:p>🐧</text:p>
          </table:table-cell>
          <table:table-cell/>
          <table:table-cell office:value-type="string">
            <text:p>1F536.png</text:p>
          </table:table-cell>
          <table:table-cell table:formula="of:=LOWER([.E522])" office:value-type="string" office:string-value="1f536.png">
            <text:p>1f536.png</text:p>
          </table:table-cell>
          <table:table-cell table:number-columns-repeated="9"/>
        </table:table-row>
        <table:table-row table:style-name="ro10">
          <table:table-cell office:value-type="string">
            <text:p>1f428</text:p>
          </table:table-cell>
          <table:table-cell office:value-type="string">
            <text:p>1f428.png</text:p>
          </table:table-cell>
          <table:table-cell office:value-type="string">
            <text:p>🐨</text:p>
          </table:table-cell>
          <table:table-cell/>
          <table:table-cell office:value-type="string">
            <text:p>1F537.png</text:p>
          </table:table-cell>
          <table:table-cell table:formula="of:=LOWER([.E523])" office:value-type="string" office:string-value="1f537.png">
            <text:p>1f537.png</text:p>
          </table:table-cell>
          <table:table-cell table:number-columns-repeated="9"/>
        </table:table-row>
        <table:table-row table:style-name="ro10">
          <table:table-cell office:value-type="string">
            <text:p>1f429</text:p>
          </table:table-cell>
          <table:table-cell office:value-type="string">
            <text:p>1f429.png</text:p>
          </table:table-cell>
          <table:table-cell office:value-type="string">
            <text:p>🐩</text:p>
          </table:table-cell>
          <table:table-cell/>
          <table:table-cell office:value-type="string">
            <text:p>1F538.png</text:p>
          </table:table-cell>
          <table:table-cell table:formula="of:=LOWER([.E524])" office:value-type="string" office:string-value="1f538.png">
            <text:p>1f538.png</text:p>
          </table:table-cell>
          <table:table-cell table:number-columns-repeated="9"/>
        </table:table-row>
        <table:table-row table:style-name="ro10">
          <table:table-cell office:value-type="string">
            <text:p>1f430</text:p>
          </table:table-cell>
          <table:table-cell office:value-type="string">
            <text:p>1f430.png</text:p>
          </table:table-cell>
          <table:table-cell office:value-type="string">
            <text:p>🐰</text:p>
          </table:table-cell>
          <table:table-cell/>
          <table:table-cell office:value-type="string">
            <text:p>1F539.png</text:p>
          </table:table-cell>
          <table:table-cell table:formula="of:=LOWER([.E525])" office:value-type="string" office:string-value="1f539.png">
            <text:p>1f539.png</text:p>
          </table:table-cell>
          <table:table-cell table:number-columns-repeated="9"/>
        </table:table-row>
        <table:table-row table:style-name="ro10">
          <table:table-cell office:value-type="string">
            <text:p>1f431</text:p>
          </table:table-cell>
          <table:table-cell office:value-type="string">
            <text:p>1f431.png</text:p>
          </table:table-cell>
          <table:table-cell office:value-type="string">
            <text:p>🐱</text:p>
          </table:table-cell>
          <table:table-cell/>
          <table:table-cell office:value-type="string">
            <text:p>1F550.png</text:p>
          </table:table-cell>
          <table:table-cell table:formula="of:=LOWER([.E526])" office:value-type="string" office:string-value="1f550.png">
            <text:p>1f550.png</text:p>
          </table:table-cell>
          <table:table-cell table:number-columns-repeated="9"/>
        </table:table-row>
        <table:table-row table:style-name="ro10">
          <table:table-cell office:value-type="string">
            <text:p>1f432</text:p>
          </table:table-cell>
          <table:table-cell office:value-type="string">
            <text:p>1f432.png</text:p>
          </table:table-cell>
          <table:table-cell office:value-type="string">
            <text:p>🐲</text:p>
          </table:table-cell>
          <table:table-cell/>
          <table:table-cell office:value-type="string">
            <text:p>1F551.png</text:p>
          </table:table-cell>
          <table:table-cell table:formula="of:=LOWER([.E527])" office:value-type="string" office:string-value="1f551.png">
            <text:p>1f551.png</text:p>
          </table:table-cell>
          <table:table-cell table:number-columns-repeated="9"/>
        </table:table-row>
        <table:table-row table:style-name="ro10">
          <table:table-cell office:value-type="string">
            <text:p>1f433</text:p>
          </table:table-cell>
          <table:table-cell office:value-type="string">
            <text:p>1f433.png</text:p>
          </table:table-cell>
          <table:table-cell office:value-type="string">
            <text:p>🐳</text:p>
          </table:table-cell>
          <table:table-cell/>
          <table:table-cell office:value-type="string">
            <text:p>1F552.png</text:p>
          </table:table-cell>
          <table:table-cell table:formula="of:=LOWER([.E528])" office:value-type="string" office:string-value="1f552.png">
            <text:p>1f552.png</text:p>
          </table:table-cell>
          <table:table-cell table:number-columns-repeated="9"/>
        </table:table-row>
        <table:table-row table:style-name="ro10">
          <table:table-cell office:value-type="string">
            <text:p>1f434</text:p>
          </table:table-cell>
          <table:table-cell office:value-type="string">
            <text:p>1f434.png</text:p>
          </table:table-cell>
          <table:table-cell office:value-type="string">
            <text:p>🐴</text:p>
          </table:table-cell>
          <table:table-cell/>
          <table:table-cell office:value-type="string">
            <text:p>1F553.png</text:p>
          </table:table-cell>
          <table:table-cell table:formula="of:=LOWER([.E529])" office:value-type="string" office:string-value="1f553.png">
            <text:p>1f553.png</text:p>
          </table:table-cell>
          <table:table-cell table:number-columns-repeated="9"/>
        </table:table-row>
        <table:table-row table:style-name="ro10">
          <table:table-cell office:value-type="string">
            <text:p>1f435</text:p>
          </table:table-cell>
          <table:table-cell office:value-type="string">
            <text:p>1f435.png</text:p>
          </table:table-cell>
          <table:table-cell office:value-type="string">
            <text:p>🐵</text:p>
          </table:table-cell>
          <table:table-cell/>
          <table:table-cell office:value-type="string">
            <text:p>1F554.png</text:p>
          </table:table-cell>
          <table:table-cell table:formula="of:=LOWER([.E530])" office:value-type="string" office:string-value="1f554.png">
            <text:p>1f554.png</text:p>
          </table:table-cell>
          <table:table-cell table:number-columns-repeated="9"/>
        </table:table-row>
        <table:table-row table:style-name="ro10">
          <table:table-cell office:value-type="string">
            <text:p>1f436</text:p>
          </table:table-cell>
          <table:table-cell office:value-type="string">
            <text:p>1f436.png</text:p>
          </table:table-cell>
          <table:table-cell office:value-type="string">
            <text:p>🐶</text:p>
          </table:table-cell>
          <table:table-cell/>
          <table:table-cell office:value-type="string">
            <text:p>1F555.png</text:p>
          </table:table-cell>
          <table:table-cell table:formula="of:=LOWER([.E531])" office:value-type="string" office:string-value="1f555.png">
            <text:p>1f555.png</text:p>
          </table:table-cell>
          <table:table-cell table:number-columns-repeated="9"/>
        </table:table-row>
        <table:table-row table:style-name="ro10">
          <table:table-cell office:value-type="string">
            <text:p>1f437</text:p>
          </table:table-cell>
          <table:table-cell office:value-type="string">
            <text:p>1f437.png</text:p>
          </table:table-cell>
          <table:table-cell office:value-type="string">
            <text:p>🐷</text:p>
          </table:table-cell>
          <table:table-cell/>
          <table:table-cell office:value-type="string">
            <text:p>1F556.png</text:p>
          </table:table-cell>
          <table:table-cell table:formula="of:=LOWER([.E532])" office:value-type="string" office:string-value="1f556.png">
            <text:p>1f556.png</text:p>
          </table:table-cell>
          <table:table-cell table:number-columns-repeated="9"/>
        </table:table-row>
        <table:table-row table:style-name="ro10">
          <table:table-cell office:value-type="string">
            <text:p>1f438</text:p>
          </table:table-cell>
          <table:table-cell office:value-type="string">
            <text:p>1f438.png</text:p>
          </table:table-cell>
          <table:table-cell office:value-type="string">
            <text:p>🐸</text:p>
          </table:table-cell>
          <table:table-cell/>
          <table:table-cell office:value-type="string">
            <text:p>1F557.png</text:p>
          </table:table-cell>
          <table:table-cell table:formula="of:=LOWER([.E533])" office:value-type="string" office:string-value="1f557.png">
            <text:p>1f557.png</text:p>
          </table:table-cell>
          <table:table-cell table:number-columns-repeated="9"/>
        </table:table-row>
        <table:table-row table:style-name="ro10">
          <table:table-cell office:value-type="string">
            <text:p>1f439</text:p>
          </table:table-cell>
          <table:table-cell office:value-type="string">
            <text:p>1f439.png</text:p>
          </table:table-cell>
          <table:table-cell office:value-type="string">
            <text:p>🐹</text:p>
          </table:table-cell>
          <table:table-cell/>
          <table:table-cell office:value-type="string">
            <text:p>1F558.png</text:p>
          </table:table-cell>
          <table:table-cell table:formula="of:=LOWER([.E534])" office:value-type="string" office:string-value="1f558.png">
            <text:p>1f558.png</text:p>
          </table:table-cell>
          <table:table-cell table:number-columns-repeated="9"/>
        </table:table-row>
        <table:table-row table:style-name="ro10">
          <table:table-cell office:value-type="string">
            <text:p>1f440</text:p>
          </table:table-cell>
          <table:table-cell office:value-type="string">
            <text:p>1f440.png</text:p>
          </table:table-cell>
          <table:table-cell office:value-type="string">
            <text:p>👀</text:p>
          </table:table-cell>
          <table:table-cell/>
          <table:table-cell office:value-type="string">
            <text:p>1F559.png</text:p>
          </table:table-cell>
          <table:table-cell table:formula="of:=LOWER([.E535])" office:value-type="string" office:string-value="1f559.png">
            <text:p>1f559.png</text:p>
          </table:table-cell>
          <table:table-cell table:number-columns-repeated="9"/>
        </table:table-row>
        <table:table-row table:style-name="ro10">
          <table:table-cell office:value-type="string">
            <text:p>1f442</text:p>
          </table:table-cell>
          <table:table-cell office:value-type="string">
            <text:p>1f442.png</text:p>
          </table:table-cell>
          <table:table-cell office:value-type="string">
            <text:p>👂</text:p>
          </table:table-cell>
          <table:table-cell/>
          <table:table-cell office:value-type="string">
            <text:p>1F601.png</text:p>
          </table:table-cell>
          <table:table-cell table:formula="of:=LOWER([.E536])" office:value-type="string" office:string-value="1f601.png">
            <text:p>1f601.png</text:p>
          </table:table-cell>
          <table:table-cell table:number-columns-repeated="9"/>
        </table:table-row>
        <table:table-row table:style-name="ro10">
          <table:table-cell office:value-type="string">
            <text:p>1f443</text:p>
          </table:table-cell>
          <table:table-cell office:value-type="string">
            <text:p>1f443.png</text:p>
          </table:table-cell>
          <table:table-cell office:value-type="string">
            <text:p>👃</text:p>
          </table:table-cell>
          <table:table-cell/>
          <table:table-cell office:value-type="string">
            <text:p>1F602.png</text:p>
          </table:table-cell>
          <table:table-cell table:formula="of:=LOWER([.E537])" office:value-type="string" office:string-value="1f602.png">
            <text:p>1f602.png</text:p>
          </table:table-cell>
          <table:table-cell table:number-columns-repeated="9"/>
        </table:table-row>
        <table:table-row table:style-name="ro10">
          <table:table-cell office:value-type="string">
            <text:p>1f444</text:p>
          </table:table-cell>
          <table:table-cell office:value-type="string">
            <text:p>1f444.png</text:p>
          </table:table-cell>
          <table:table-cell office:value-type="string">
            <text:p>👄</text:p>
          </table:table-cell>
          <table:table-cell/>
          <table:table-cell office:value-type="string">
            <text:p>1F603.png</text:p>
          </table:table-cell>
          <table:table-cell table:formula="of:=LOWER([.E538])" office:value-type="string" office:string-value="1f603.png">
            <text:p>1f603.png</text:p>
          </table:table-cell>
          <table:table-cell table:number-columns-repeated="9"/>
        </table:table-row>
        <table:table-row table:style-name="ro10">
          <table:table-cell office:value-type="string">
            <text:p>1f445</text:p>
          </table:table-cell>
          <table:table-cell office:value-type="string">
            <text:p>1f445.png</text:p>
          </table:table-cell>
          <table:table-cell office:value-type="string">
            <text:p>👅</text:p>
          </table:table-cell>
          <table:table-cell/>
          <table:table-cell office:value-type="string">
            <text:p>1F604.png</text:p>
          </table:table-cell>
          <table:table-cell table:formula="of:=LOWER([.E539])" office:value-type="string" office:string-value="1f604.png">
            <text:p>1f604.png</text:p>
          </table:table-cell>
          <table:table-cell table:number-columns-repeated="9"/>
        </table:table-row>
        <table:table-row table:style-name="ro10">
          <table:table-cell office:value-type="string">
            <text:p>1f446</text:p>
          </table:table-cell>
          <table:table-cell office:value-type="string">
            <text:p>1f446.png</text:p>
          </table:table-cell>
          <table:table-cell office:value-type="string">
            <text:p>👆</text:p>
          </table:table-cell>
          <table:table-cell/>
          <table:table-cell office:value-type="string">
            <text:p>1F605.png</text:p>
          </table:table-cell>
          <table:table-cell table:formula="of:=LOWER([.E540])" office:value-type="string" office:string-value="1f605.png">
            <text:p>1f605.png</text:p>
          </table:table-cell>
          <table:table-cell table:number-columns-repeated="9"/>
        </table:table-row>
        <table:table-row table:style-name="ro10">
          <table:table-cell office:value-type="string">
            <text:p>1f447</text:p>
          </table:table-cell>
          <table:table-cell office:value-type="string">
            <text:p>1f447.png</text:p>
          </table:table-cell>
          <table:table-cell office:value-type="string">
            <text:p>👇</text:p>
          </table:table-cell>
          <table:table-cell/>
          <table:table-cell office:value-type="string">
            <text:p>1F606.png</text:p>
          </table:table-cell>
          <table:table-cell table:formula="of:=LOWER([.E541])" office:value-type="string" office:string-value="1f606.png">
            <text:p>1f606.png</text:p>
          </table:table-cell>
          <table:table-cell table:number-columns-repeated="9"/>
        </table:table-row>
        <table:table-row table:style-name="ro10">
          <table:table-cell office:value-type="string">
            <text:p>1f448</text:p>
          </table:table-cell>
          <table:table-cell office:value-type="string">
            <text:p>1f448.png</text:p>
          </table:table-cell>
          <table:table-cell office:value-type="string">
            <text:p>👈</text:p>
          </table:table-cell>
          <table:table-cell/>
          <table:table-cell office:value-type="string">
            <text:p>1F609.png</text:p>
          </table:table-cell>
          <table:table-cell table:formula="of:=LOWER([.E542])" office:value-type="string" office:string-value="1f609.png">
            <text:p>1f609.png</text:p>
          </table:table-cell>
          <table:table-cell table:number-columns-repeated="9"/>
        </table:table-row>
        <table:table-row table:style-name="ro10">
          <table:table-cell office:value-type="string">
            <text:p>1f449</text:p>
          </table:table-cell>
          <table:table-cell office:value-type="string">
            <text:p>1f449.png</text:p>
          </table:table-cell>
          <table:table-cell office:value-type="string">
            <text:p>👉</text:p>
          </table:table-cell>
          <table:table-cell/>
          <table:table-cell office:value-type="string">
            <text:p>1F612.png</text:p>
          </table:table-cell>
          <table:table-cell table:formula="of:=LOWER([.E543])" office:value-type="string" office:string-value="1f612.png">
            <text:p>1f612.png</text:p>
          </table:table-cell>
          <table:table-cell table:number-columns-repeated="9"/>
        </table:table-row>
        <table:table-row table:style-name="ro10">
          <table:table-cell office:value-type="string">
            <text:p>1f450</text:p>
          </table:table-cell>
          <table:table-cell office:value-type="string">
            <text:p>1f450.png</text:p>
          </table:table-cell>
          <table:table-cell office:value-type="string">
            <text:p>👐</text:p>
          </table:table-cell>
          <table:table-cell/>
          <table:table-cell office:value-type="string">
            <text:p>1F613.png</text:p>
          </table:table-cell>
          <table:table-cell table:formula="of:=LOWER([.E544])" office:value-type="string" office:string-value="1f613.png">
            <text:p>1f613.png</text:p>
          </table:table-cell>
          <table:table-cell table:number-columns-repeated="9"/>
        </table:table-row>
        <table:table-row table:style-name="ro10">
          <table:table-cell office:value-type="string">
            <text:p>1f451</text:p>
          </table:table-cell>
          <table:table-cell office:value-type="string">
            <text:p>1f451.png</text:p>
          </table:table-cell>
          <table:table-cell office:value-type="string">
            <text:p>👑</text:p>
          </table:table-cell>
          <table:table-cell/>
          <table:table-cell office:value-type="string">
            <text:p>1F614.png</text:p>
          </table:table-cell>
          <table:table-cell table:formula="of:=LOWER([.E545])" office:value-type="string" office:string-value="1f614.png">
            <text:p>1f614.png</text:p>
          </table:table-cell>
          <table:table-cell table:number-columns-repeated="9"/>
        </table:table-row>
        <table:table-row table:style-name="ro10">
          <table:table-cell office:value-type="string">
            <text:p>1f452</text:p>
          </table:table-cell>
          <table:table-cell office:value-type="string">
            <text:p>1f452.png</text:p>
          </table:table-cell>
          <table:table-cell office:value-type="string">
            <text:p>👒</text:p>
          </table:table-cell>
          <table:table-cell/>
          <table:table-cell office:value-type="string">
            <text:p>1F616.png</text:p>
          </table:table-cell>
          <table:table-cell table:formula="of:=LOWER([.E546])" office:value-type="string" office:string-value="1f616.png">
            <text:p>1f616.png</text:p>
          </table:table-cell>
          <table:table-cell table:number-columns-repeated="9"/>
        </table:table-row>
        <table:table-row table:style-name="ro10">
          <table:table-cell office:value-type="string">
            <text:p>1f453</text:p>
          </table:table-cell>
          <table:table-cell office:value-type="string">
            <text:p>1f453.png</text:p>
          </table:table-cell>
          <table:table-cell office:value-type="string">
            <text:p>👓</text:p>
          </table:table-cell>
          <table:table-cell/>
          <table:table-cell office:value-type="string">
            <text:p>1F618.png</text:p>
          </table:table-cell>
          <table:table-cell table:formula="of:=LOWER([.E547])" office:value-type="string" office:string-value="1f618.png">
            <text:p>1f618.png</text:p>
          </table:table-cell>
          <table:table-cell table:number-columns-repeated="9"/>
        </table:table-row>
        <table:table-row table:style-name="ro10">
          <table:table-cell office:value-type="string">
            <text:p>1f454</text:p>
          </table:table-cell>
          <table:table-cell office:value-type="string">
            <text:p>1f454.png</text:p>
          </table:table-cell>
          <table:table-cell office:value-type="string">
            <text:p>👔</text:p>
          </table:table-cell>
          <table:table-cell/>
          <table:table-cell office:value-type="string">
            <text:p>1F620.png</text:p>
          </table:table-cell>
          <table:table-cell table:formula="of:=LOWER([.E548])" office:value-type="string" office:string-value="1f620.png">
            <text:p>1f620.png</text:p>
          </table:table-cell>
          <table:table-cell table:number-columns-repeated="9"/>
        </table:table-row>
        <table:table-row table:style-name="ro10">
          <table:table-cell office:value-type="string">
            <text:p>1f455</text:p>
          </table:table-cell>
          <table:table-cell office:value-type="string">
            <text:p>1f455.png</text:p>
          </table:table-cell>
          <table:table-cell office:value-type="string">
            <text:p>👕</text:p>
          </table:table-cell>
          <table:table-cell/>
          <table:table-cell office:value-type="string">
            <text:p>1F621.png</text:p>
          </table:table-cell>
          <table:table-cell table:formula="of:=LOWER([.E549])" office:value-type="string" office:string-value="1f621.png">
            <text:p>1f621.png</text:p>
          </table:table-cell>
          <table:table-cell table:number-columns-repeated="9"/>
        </table:table-row>
        <table:table-row table:style-name="ro10">
          <table:table-cell office:value-type="string">
            <text:p>1f456</text:p>
          </table:table-cell>
          <table:table-cell office:value-type="string">
            <text:p>1f456.png</text:p>
          </table:table-cell>
          <table:table-cell office:value-type="string">
            <text:p>👖</text:p>
          </table:table-cell>
          <table:table-cell/>
          <table:table-cell office:value-type="string">
            <text:p>1F622.png</text:p>
          </table:table-cell>
          <table:table-cell table:formula="of:=LOWER([.E550])" office:value-type="string" office:string-value="1f622.png">
            <text:p>1f622.png</text:p>
          </table:table-cell>
          <table:table-cell table:number-columns-repeated="9"/>
        </table:table-row>
        <table:table-row table:style-name="ro10">
          <table:table-cell office:value-type="string">
            <text:p>1f457</text:p>
          </table:table-cell>
          <table:table-cell office:value-type="string">
            <text:p>1f457.png</text:p>
          </table:table-cell>
          <table:table-cell office:value-type="string">
            <text:p>👗</text:p>
          </table:table-cell>
          <table:table-cell/>
          <table:table-cell office:value-type="string">
            <text:p>1F623.png</text:p>
          </table:table-cell>
          <table:table-cell table:formula="of:=LOWER([.E551])" office:value-type="string" office:string-value="1f623.png">
            <text:p>1f623.png</text:p>
          </table:table-cell>
          <table:table-cell table:number-columns-repeated="9"/>
        </table:table-row>
        <table:table-row table:style-name="ro10">
          <table:table-cell office:value-type="string">
            <text:p>1f458</text:p>
          </table:table-cell>
          <table:table-cell office:value-type="string">
            <text:p>1f458.png</text:p>
          </table:table-cell>
          <table:table-cell office:value-type="string">
            <text:p>👘</text:p>
          </table:table-cell>
          <table:table-cell/>
          <table:table-cell office:value-type="string">
            <text:p>1F624.png</text:p>
          </table:table-cell>
          <table:table-cell table:formula="of:=LOWER([.E552])" office:value-type="string" office:string-value="1f624.png">
            <text:p>1f624.png</text:p>
          </table:table-cell>
          <table:table-cell table:number-columns-repeated="9"/>
        </table:table-row>
        <table:table-row table:style-name="ro10">
          <table:table-cell office:value-type="string">
            <text:p>1f459</text:p>
          </table:table-cell>
          <table:table-cell office:value-type="string">
            <text:p>1f459.png</text:p>
          </table:table-cell>
          <table:table-cell office:value-type="string">
            <text:p>👙</text:p>
          </table:table-cell>
          <table:table-cell/>
          <table:table-cell office:value-type="string">
            <text:p>1F625.png</text:p>
          </table:table-cell>
          <table:table-cell table:formula="of:=LOWER([.E553])" office:value-type="string" office:string-value="1f625.png">
            <text:p>1f625.png</text:p>
          </table:table-cell>
          <table:table-cell table:number-columns-repeated="9"/>
        </table:table-row>
        <table:table-row table:style-name="ro10">
          <table:table-cell office:value-type="string">
            <text:p>1f460</text:p>
          </table:table-cell>
          <table:table-cell office:value-type="string">
            <text:p>1f460.png</text:p>
          </table:table-cell>
          <table:table-cell office:value-type="string">
            <text:p>👠</text:p>
          </table:table-cell>
          <table:table-cell/>
          <table:table-cell office:value-type="string">
            <text:p>1F628.png</text:p>
          </table:table-cell>
          <table:table-cell table:formula="of:=LOWER([.E554])" office:value-type="string" office:string-value="1f628.png">
            <text:p>1f628.png</text:p>
          </table:table-cell>
          <table:table-cell table:number-columns-repeated="9"/>
        </table:table-row>
        <table:table-row table:style-name="ro10">
          <table:table-cell office:value-type="string">
            <text:p>1f461</text:p>
          </table:table-cell>
          <table:table-cell office:value-type="string">
            <text:p>1f461.png</text:p>
          </table:table-cell>
          <table:table-cell office:value-type="string">
            <text:p>👡</text:p>
          </table:table-cell>
          <table:table-cell/>
          <table:table-cell office:value-type="string">
            <text:p>1F629.png</text:p>
          </table:table-cell>
          <table:table-cell table:formula="of:=LOWER([.E555])" office:value-type="string" office:string-value="1f629.png">
            <text:p>1f629.png</text:p>
          </table:table-cell>
          <table:table-cell table:number-columns-repeated="9"/>
        </table:table-row>
        <table:table-row table:style-name="ro10">
          <table:table-cell office:value-type="string">
            <text:p>1f462</text:p>
          </table:table-cell>
          <table:table-cell office:value-type="string">
            <text:p>1f462.png</text:p>
          </table:table-cell>
          <table:table-cell office:value-type="string">
            <text:p>👢</text:p>
          </table:table-cell>
          <table:table-cell/>
          <table:table-cell office:value-type="string">
            <text:p>1F630.png</text:p>
          </table:table-cell>
          <table:table-cell table:formula="of:=LOWER([.E556])" office:value-type="string" office:string-value="1f630.png">
            <text:p>1f630.png</text:p>
          </table:table-cell>
          <table:table-cell table:number-columns-repeated="9"/>
        </table:table-row>
        <table:table-row table:style-name="ro10">
          <table:table-cell office:value-type="string">
            <text:p>1f463</text:p>
          </table:table-cell>
          <table:table-cell office:value-type="string">
            <text:p>1f463.png</text:p>
          </table:table-cell>
          <table:table-cell office:value-type="string">
            <text:p>👣</text:p>
          </table:table-cell>
          <table:table-cell/>
          <table:table-cell office:value-type="string">
            <text:p>1F631.png</text:p>
          </table:table-cell>
          <table:table-cell table:formula="of:=LOWER([.E557])" office:value-type="string" office:string-value="1f631.png">
            <text:p>1f631.png</text:p>
          </table:table-cell>
          <table:table-cell table:number-columns-repeated="9"/>
        </table:table-row>
        <table:table-row table:style-name="ro10">
          <table:table-cell office:value-type="string">
            <text:p>1f464</text:p>
          </table:table-cell>
          <table:table-cell office:value-type="string">
            <text:p>1f464.png</text:p>
          </table:table-cell>
          <table:table-cell office:value-type="string">
            <text:p>👤</text:p>
          </table:table-cell>
          <table:table-cell/>
          <table:table-cell office:value-type="string">
            <text:p>1F632.png</text:p>
          </table:table-cell>
          <table:table-cell table:formula="of:=LOWER([.E558])" office:value-type="string" office:string-value="1f632.png">
            <text:p>1f632.png</text:p>
          </table:table-cell>
          <table:table-cell table:number-columns-repeated="9"/>
        </table:table-row>
        <table:table-row table:style-name="ro10">
          <table:table-cell office:value-type="string">
            <text:p>1f465</text:p>
          </table:table-cell>
          <table:table-cell office:value-type="string">
            <text:p>1f465.png</text:p>
          </table:table-cell>
          <table:table-cell office:value-type="string">
            <text:p>👥</text:p>
          </table:table-cell>
          <table:table-cell/>
          <table:table-cell office:value-type="string">
            <text:p>1F633.png</text:p>
          </table:table-cell>
          <table:table-cell table:formula="of:=LOWER([.E559])" office:value-type="string" office:string-value="1f633.png">
            <text:p>1f633.png</text:p>
          </table:table-cell>
          <table:table-cell table:number-columns-repeated="9"/>
        </table:table-row>
        <table:table-row table:style-name="ro10">
          <table:table-cell office:value-type="string">
            <text:p>1f466</text:p>
          </table:table-cell>
          <table:table-cell office:value-type="string">
            <text:p>1f466.png</text:p>
          </table:table-cell>
          <table:table-cell office:value-type="string">
            <text:p>👦</text:p>
          </table:table-cell>
          <table:table-cell/>
          <table:table-cell office:value-type="string">
            <text:p>1F635.png</text:p>
          </table:table-cell>
          <table:table-cell table:formula="of:=LOWER([.E560])" office:value-type="string" office:string-value="1f635.png">
            <text:p>1f635.png</text:p>
          </table:table-cell>
          <table:table-cell table:number-columns-repeated="9"/>
        </table:table-row>
        <table:table-row table:style-name="ro10">
          <table:table-cell office:value-type="string">
            <text:p>1f467</text:p>
          </table:table-cell>
          <table:table-cell office:value-type="string">
            <text:p>1f467.png</text:p>
          </table:table-cell>
          <table:table-cell office:value-type="string">
            <text:p>👧</text:p>
          </table:table-cell>
          <table:table-cell/>
          <table:table-cell office:value-type="string">
            <text:p>1F637.png</text:p>
          </table:table-cell>
          <table:table-cell table:formula="of:=LOWER([.E561])" office:value-type="string" office:string-value="1f637.png">
            <text:p>1f637.png</text:p>
          </table:table-cell>
          <table:table-cell table:number-columns-repeated="9"/>
        </table:table-row>
        <table:table-row table:style-name="ro10">
          <table:table-cell office:value-type="string">
            <text:p>1f468</text:p>
          </table:table-cell>
          <table:table-cell office:value-type="string">
            <text:p>1f468.png</text:p>
          </table:table-cell>
          <table:table-cell office:value-type="string">
            <text:p>👨</text:p>
          </table:table-cell>
          <table:table-cell/>
          <table:table-cell office:value-type="string">
            <text:p>1F638.png</text:p>
          </table:table-cell>
          <table:table-cell table:formula="of:=LOWER([.E562])" office:value-type="string" office:string-value="1f638.png">
            <text:p>1f638.png</text:p>
          </table:table-cell>
          <table:table-cell table:number-columns-repeated="9"/>
        </table:table-row>
        <table:table-row table:style-name="ro10">
          <table:table-cell office:value-type="string">
            <text:p>1f469</text:p>
          </table:table-cell>
          <table:table-cell office:value-type="string">
            <text:p>1f469.png</text:p>
          </table:table-cell>
          <table:table-cell office:value-type="string">
            <text:p>👩</text:p>
          </table:table-cell>
          <table:table-cell/>
          <table:table-cell office:value-type="string">
            <text:p>1F639.png</text:p>
          </table:table-cell>
          <table:table-cell table:formula="of:=LOWER([.E563])" office:value-type="string" office:string-value="1f639.png">
            <text:p>1f639.png</text:p>
          </table:table-cell>
          <table:table-cell table:number-columns-repeated="9"/>
        </table:table-row>
        <table:table-row table:style-name="ro10">
          <table:table-cell office:value-type="string">
            <text:p>1f470</text:p>
          </table:table-cell>
          <table:table-cell office:value-type="string">
            <text:p>1f470.png</text:p>
          </table:table-cell>
          <table:table-cell office:value-type="string">
            <text:p>👰</text:p>
          </table:table-cell>
          <table:table-cell/>
          <table:table-cell office:value-type="string">
            <text:p>1F640.png</text:p>
          </table:table-cell>
          <table:table-cell table:formula="of:=LOWER([.E564])" office:value-type="string" office:string-value="1f640.png">
            <text:p>1f640.png</text:p>
          </table:table-cell>
          <table:table-cell table:number-columns-repeated="9"/>
        </table:table-row>
        <table:table-row table:style-name="ro10">
          <table:table-cell office:value-type="string">
            <text:p>1f471</text:p>
          </table:table-cell>
          <table:table-cell office:value-type="string">
            <text:p>1f471.png</text:p>
          </table:table-cell>
          <table:table-cell office:value-type="string">
            <text:p>👱</text:p>
          </table:table-cell>
          <table:table-cell/>
          <table:table-cell office:value-type="string">
            <text:p>1F645.png</text:p>
          </table:table-cell>
          <table:table-cell table:formula="of:=LOWER([.E565])" office:value-type="string" office:string-value="1f645.png">
            <text:p>1f645.png</text:p>
          </table:table-cell>
          <table:table-cell table:number-columns-repeated="9"/>
        </table:table-row>
        <table:table-row table:style-name="ro10">
          <table:table-cell office:value-type="string">
            <text:p>1f472</text:p>
          </table:table-cell>
          <table:table-cell office:value-type="string">
            <text:p>1f472.png</text:p>
          </table:table-cell>
          <table:table-cell office:value-type="string">
            <text:p>👲</text:p>
          </table:table-cell>
          <table:table-cell/>
          <table:table-cell office:value-type="string">
            <text:p>1F646.png</text:p>
          </table:table-cell>
          <table:table-cell table:formula="of:=LOWER([.E566])" office:value-type="string" office:string-value="1f646.png">
            <text:p>1f646.png</text:p>
          </table:table-cell>
          <table:table-cell table:number-columns-repeated="9"/>
        </table:table-row>
        <table:table-row table:style-name="ro10">
          <table:table-cell office:value-type="string">
            <text:p>1f473</text:p>
          </table:table-cell>
          <table:table-cell office:value-type="string">
            <text:p>1f473.png</text:p>
          </table:table-cell>
          <table:table-cell office:value-type="string">
            <text:p>👳</text:p>
          </table:table-cell>
          <table:table-cell/>
          <table:table-cell office:value-type="string">
            <text:p>1F647.png</text:p>
          </table:table-cell>
          <table:table-cell table:formula="of:=LOWER([.E567])" office:value-type="string" office:string-value="1f647.png">
            <text:p>1f647.png</text:p>
          </table:table-cell>
          <table:table-cell table:number-columns-repeated="9"/>
        </table:table-row>
        <table:table-row table:style-name="ro10">
          <table:table-cell office:value-type="string">
            <text:p>1f474</text:p>
          </table:table-cell>
          <table:table-cell office:value-type="string">
            <text:p>1f474.png</text:p>
          </table:table-cell>
          <table:table-cell office:value-type="string">
            <text:p>👴</text:p>
          </table:table-cell>
          <table:table-cell/>
          <table:table-cell office:value-type="string">
            <text:p>1F648.png</text:p>
          </table:table-cell>
          <table:table-cell table:formula="of:=LOWER([.E568])" office:value-type="string" office:string-value="1f648.png">
            <text:p>1f648.png</text:p>
          </table:table-cell>
          <table:table-cell table:number-columns-repeated="9"/>
        </table:table-row>
        <table:table-row table:style-name="ro10">
          <table:table-cell office:value-type="string">
            <text:p>1f475</text:p>
          </table:table-cell>
          <table:table-cell office:value-type="string">
            <text:p>1f475.png</text:p>
          </table:table-cell>
          <table:table-cell office:value-type="string">
            <text:p>👵</text:p>
          </table:table-cell>
          <table:table-cell/>
          <table:table-cell office:value-type="string">
            <text:p>1F649.png</text:p>
          </table:table-cell>
          <table:table-cell table:formula="of:=LOWER([.E569])" office:value-type="string" office:string-value="1f649.png">
            <text:p>1f649.png</text:p>
          </table:table-cell>
          <table:table-cell table:number-columns-repeated="9"/>
        </table:table-row>
        <table:table-row table:style-name="ro10">
          <table:table-cell office:value-type="string">
            <text:p>1f476</text:p>
          </table:table-cell>
          <table:table-cell office:value-type="string">
            <text:p>1f476.png</text:p>
          </table:table-cell>
          <table:table-cell office:value-type="string">
            <text:p>👶</text:p>
          </table:table-cell>
          <table:table-cell/>
          <table:table-cell office:value-type="string">
            <text:p>1F680.png</text:p>
          </table:table-cell>
          <table:table-cell table:formula="of:=LOWER([.E570])" office:value-type="string" office:string-value="1f680.png">
            <text:p>1f680.png</text:p>
          </table:table-cell>
          <table:table-cell table:number-columns-repeated="9"/>
        </table:table-row>
        <table:table-row table:style-name="ro10">
          <table:table-cell office:value-type="string">
            <text:p>1f477</text:p>
          </table:table-cell>
          <table:table-cell office:value-type="string">
            <text:p>1f477.png</text:p>
          </table:table-cell>
          <table:table-cell office:value-type="string">
            <text:p>👷</text:p>
          </table:table-cell>
          <table:table-cell/>
          <table:table-cell office:value-type="string">
            <text:p>1F683.png</text:p>
          </table:table-cell>
          <table:table-cell table:formula="of:=LOWER([.E571])" office:value-type="string" office:string-value="1f683.png">
            <text:p>1f683.png</text:p>
          </table:table-cell>
          <table:table-cell table:number-columns-repeated="9"/>
        </table:table-row>
        <table:table-row table:style-name="ro10">
          <table:table-cell office:value-type="string">
            <text:p>1f478</text:p>
          </table:table-cell>
          <table:table-cell office:value-type="string">
            <text:p>1f478.png</text:p>
          </table:table-cell>
          <table:table-cell office:value-type="string">
            <text:p>👸</text:p>
          </table:table-cell>
          <table:table-cell/>
          <table:table-cell office:value-type="string">
            <text:p>1F684.png</text:p>
          </table:table-cell>
          <table:table-cell table:formula="of:=LOWER([.E572])" office:value-type="string" office:string-value="1f684.png">
            <text:p>1f684.png</text:p>
          </table:table-cell>
          <table:table-cell table:number-columns-repeated="9"/>
        </table:table-row>
        <table:table-row table:style-name="ro10">
          <table:table-cell office:value-type="string">
            <text:p>1f479</text:p>
          </table:table-cell>
          <table:table-cell office:value-type="string">
            <text:p>1f479.png</text:p>
          </table:table-cell>
          <table:table-cell office:value-type="string">
            <text:p>👹</text:p>
          </table:table-cell>
          <table:table-cell/>
          <table:table-cell office:value-type="string">
            <text:p>1F685.png</text:p>
          </table:table-cell>
          <table:table-cell table:formula="of:=LOWER([.E573])" office:value-type="string" office:string-value="1f685.png">
            <text:p>1f685.png</text:p>
          </table:table-cell>
          <table:table-cell table:number-columns-repeated="9"/>
        </table:table-row>
        <table:table-row table:style-name="ro10">
          <table:table-cell office:value-type="string">
            <text:p>1f480</text:p>
          </table:table-cell>
          <table:table-cell office:value-type="string">
            <text:p>1f480.png</text:p>
          </table:table-cell>
          <table:table-cell office:value-type="string">
            <text:p>💀</text:p>
          </table:table-cell>
          <table:table-cell/>
          <table:table-cell office:value-type="string">
            <text:p>1F687.png</text:p>
          </table:table-cell>
          <table:table-cell table:formula="of:=LOWER([.E574])" office:value-type="string" office:string-value="1f687.png">
            <text:p>1f687.png</text:p>
          </table:table-cell>
          <table:table-cell table:number-columns-repeated="9"/>
        </table:table-row>
        <table:table-row table:style-name="ro10">
          <table:table-cell office:value-type="string">
            <text:p>1f481</text:p>
          </table:table-cell>
          <table:table-cell office:value-type="string">
            <text:p>1f481.png</text:p>
          </table:table-cell>
          <table:table-cell office:value-type="string">
            <text:p>💁</text:p>
          </table:table-cell>
          <table:table-cell/>
          <table:table-cell office:value-type="string">
            <text:p>1F689.png</text:p>
          </table:table-cell>
          <table:table-cell table:formula="of:=LOWER([.E575])" office:value-type="string" office:string-value="1f689.png">
            <text:p>1f689.png</text:p>
          </table:table-cell>
          <table:table-cell table:number-columns-repeated="9"/>
        </table:table-row>
        <table:table-row table:style-name="ro10">
          <table:table-cell office:value-type="string">
            <text:p>1f482</text:p>
          </table:table-cell>
          <table:table-cell office:value-type="string">
            <text:p>1f482.png</text:p>
          </table:table-cell>
          <table:table-cell office:value-type="string">
            <text:p>💂</text:p>
          </table:table-cell>
          <table:table-cell/>
          <table:table-cell office:value-type="string">
            <text:p>1F691.png</text:p>
          </table:table-cell>
          <table:table-cell table:formula="of:=LOWER([.E576])" office:value-type="string" office:string-value="1f691.png">
            <text:p>1f691.png</text:p>
          </table:table-cell>
          <table:table-cell table:number-columns-repeated="9"/>
        </table:table-row>
        <table:table-row table:style-name="ro10">
          <table:table-cell office:value-type="string">
            <text:p>1f483</text:p>
          </table:table-cell>
          <table:table-cell office:value-type="string">
            <text:p>1f483.png</text:p>
          </table:table-cell>
          <table:table-cell office:value-type="string">
            <text:p>💃</text:p>
          </table:table-cell>
          <table:table-cell/>
          <table:table-cell office:value-type="string">
            <text:p>1F692.png</text:p>
          </table:table-cell>
          <table:table-cell table:formula="of:=LOWER([.E577])" office:value-type="string" office:string-value="1f692.png">
            <text:p>1f692.png</text:p>
          </table:table-cell>
          <table:table-cell table:number-columns-repeated="9"/>
        </table:table-row>
        <table:table-row table:style-name="ro10">
          <table:table-cell office:value-type="string">
            <text:p>1f484</text:p>
          </table:table-cell>
          <table:table-cell office:value-type="string">
            <text:p>1f484.png</text:p>
          </table:table-cell>
          <table:table-cell office:value-type="string">
            <text:p>💄</text:p>
          </table:table-cell>
          <table:table-cell/>
          <table:table-cell office:value-type="string">
            <text:p>1F693.png</text:p>
          </table:table-cell>
          <table:table-cell table:formula="of:=LOWER([.E578])" office:value-type="string" office:string-value="1f693.png">
            <text:p>1f693.png</text:p>
          </table:table-cell>
          <table:table-cell table:number-columns-repeated="9"/>
        </table:table-row>
        <table:table-row table:style-name="ro10">
          <table:table-cell office:value-type="string">
            <text:p>1f485</text:p>
          </table:table-cell>
          <table:table-cell office:value-type="string">
            <text:p>1f485.png</text:p>
          </table:table-cell>
          <table:table-cell office:value-type="string">
            <text:p>💅</text:p>
          </table:table-cell>
          <table:table-cell/>
          <table:table-cell office:value-type="string">
            <text:p>1F695.png</text:p>
          </table:table-cell>
          <table:table-cell table:formula="of:=LOWER([.E579])" office:value-type="string" office:string-value="1f695.png">
            <text:p>1f695.png</text:p>
          </table:table-cell>
          <table:table-cell table:number-columns-repeated="9"/>
        </table:table-row>
        <table:table-row table:style-name="ro10">
          <table:table-cell office:value-type="string">
            <text:p>1f486</text:p>
          </table:table-cell>
          <table:table-cell office:value-type="string">
            <text:p>1f486.png</text:p>
          </table:table-cell>
          <table:table-cell office:value-type="string">
            <text:p>💆</text:p>
          </table:table-cell>
          <table:table-cell/>
          <table:table-cell office:value-type="string">
            <text:p>1F697.png</text:p>
          </table:table-cell>
          <table:table-cell table:formula="of:=LOWER([.E580])" office:value-type="string" office:string-value="1f697.png">
            <text:p>1f697.png</text:p>
          </table:table-cell>
          <table:table-cell table:number-columns-repeated="9"/>
        </table:table-row>
        <table:table-row table:style-name="ro10">
          <table:table-cell office:value-type="string">
            <text:p>1f487</text:p>
          </table:table-cell>
          <table:table-cell office:value-type="string">
            <text:p>1f487.png</text:p>
          </table:table-cell>
          <table:table-cell office:value-type="string">
            <text:p>💇</text:p>
          </table:table-cell>
          <table:table-cell/>
          <table:table-cell office:value-type="string">
            <text:p>1F699.png</text:p>
          </table:table-cell>
          <table:table-cell table:formula="of:=LOWER([.E581])" office:value-type="string" office:string-value="1f699.png">
            <text:p>1f699.png</text:p>
          </table:table-cell>
          <table:table-cell table:number-columns-repeated="9"/>
        </table:table-row>
        <table:table-row table:style-name="ro10">
          <table:table-cell office:value-type="string">
            <text:p>1f488</text:p>
          </table:table-cell>
          <table:table-cell office:value-type="string">
            <text:p>1f488.png</text:p>
          </table:table-cell>
          <table:table-cell office:value-type="string">
            <text:p>💈</text:p>
          </table:table-cell>
          <table:table-cell/>
          <table:table-cell office:value-type="string">
            <text:p>2B1B.png</text:p>
          </table:table-cell>
          <table:table-cell table:formula="of:=LOWER([.E582])" office:value-type="string" office:string-value="2b1b.png">
            <text:p>2b1b.png</text:p>
          </table:table-cell>
          <table:table-cell table:number-columns-repeated="9"/>
        </table:table-row>
        <table:table-row table:style-name="ro10">
          <table:table-cell office:value-type="string">
            <text:p>1f489</text:p>
          </table:table-cell>
          <table:table-cell office:value-type="string">
            <text:p>1f489.png</text:p>
          </table:table-cell>
          <table:table-cell office:value-type="string">
            <text:p>💉</text:p>
          </table:table-cell>
          <table:table-cell/>
          <table:table-cell office:value-type="string">
            <text:p>2B1C.png</text:p>
          </table:table-cell>
          <table:table-cell table:formula="of:=LOWER([.E583])" office:value-type="string" office:string-value="2b1c.png">
            <text:p>2b1c.png</text:p>
          </table:table-cell>
          <table:table-cell table:number-columns-repeated="9"/>
        </table:table-row>
        <table:table-row table:style-name="ro10">
          <table:table-cell office:value-type="string">
            <text:p>1f490</text:p>
          </table:table-cell>
          <table:table-cell office:value-type="string">
            <text:p>1f490.png</text:p>
          </table:table-cell>
          <table:table-cell office:value-type="string">
            <text:p>💐</text:p>
          </table:table-cell>
          <table:table-cell/>
          <table:table-cell office:value-type="string">
            <text:p>2B05.png</text:p>
          </table:table-cell>
          <table:table-cell table:formula="of:=LOWER([.E584])" office:value-type="string" office:string-value="2b05.png">
            <text:p>2b05.png</text:p>
          </table:table-cell>
          <table:table-cell table:number-columns-repeated="9"/>
        </table:table-row>
        <table:table-row table:style-name="ro10">
          <table:table-cell office:value-type="string">
            <text:p>1f491</text:p>
          </table:table-cell>
          <table:table-cell office:value-type="string">
            <text:p>1f491.png</text:p>
          </table:table-cell>
          <table:table-cell office:value-type="string">
            <text:p>💑</text:p>
          </table:table-cell>
          <table:table-cell/>
          <table:table-cell office:value-type="string">
            <text:p>2B06.png</text:p>
          </table:table-cell>
          <table:table-cell table:formula="of:=LOWER([.E585])" office:value-type="string" office:string-value="2b06.png">
            <text:p>2b06.png</text:p>
          </table:table-cell>
          <table:table-cell table:number-columns-repeated="9"/>
        </table:table-row>
        <table:table-row table:style-name="ro10">
          <table:table-cell office:value-type="string">
            <text:p>1f492</text:p>
          </table:table-cell>
          <table:table-cell office:value-type="string">
            <text:p>1f492.png</text:p>
          </table:table-cell>
          <table:table-cell office:value-type="string">
            <text:p>💒</text:p>
          </table:table-cell>
          <table:table-cell/>
          <table:table-cell office:value-type="string">
            <text:p>2B07.png</text:p>
          </table:table-cell>
          <table:table-cell table:formula="of:=LOWER([.E586])" office:value-type="string" office:string-value="2b07.png">
            <text:p>2b07.png</text:p>
          </table:table-cell>
          <table:table-cell table:number-columns-repeated="9"/>
        </table:table-row>
        <table:table-row table:style-name="ro10">
          <table:table-cell office:value-type="string">
            <text:p>1f493</text:p>
          </table:table-cell>
          <table:table-cell office:value-type="string">
            <text:p>1f493.png</text:p>
          </table:table-cell>
          <table:table-cell office:value-type="string">
            <text:p>💓</text:p>
          </table:table-cell>
          <table:table-cell/>
          <table:table-cell office:value-type="string">
            <text:p>2B50.png</text:p>
          </table:table-cell>
          <table:table-cell table:formula="of:=LOWER([.E587])" office:value-type="string" office:string-value="2b50.png">
            <text:p>2b50.png</text:p>
          </table:table-cell>
          <table:table-cell table:number-columns-repeated="9"/>
        </table:table-row>
        <table:table-row table:style-name="ro10">
          <table:table-cell office:value-type="string">
            <text:p>1f494</text:p>
          </table:table-cell>
          <table:table-cell office:value-type="string">
            <text:p>1f494.png</text:p>
          </table:table-cell>
          <table:table-cell office:value-type="string">
            <text:p>💔</text:p>
          </table:table-cell>
          <table:table-cell/>
          <table:table-cell office:value-type="string">
            <text:p>2B55.png</text:p>
          </table:table-cell>
          <table:table-cell table:formula="of:=LOWER([.E588])" office:value-type="string" office:string-value="2b55.png">
            <text:p>2b55.png</text:p>
          </table:table-cell>
          <table:table-cell table:number-columns-repeated="9"/>
        </table:table-row>
        <table:table-row table:style-name="ro10">
          <table:table-cell office:value-type="string">
            <text:p>1f495</text:p>
          </table:table-cell>
          <table:table-cell office:value-type="string">
            <text:p>1f495.png</text:p>
          </table:table-cell>
          <table:table-cell office:value-type="string">
            <text:p>💕</text:p>
          </table:table-cell>
          <table:table-cell/>
          <table:table-cell office:value-type="string">
            <text:p>21A9.png</text:p>
          </table:table-cell>
          <table:table-cell table:formula="of:=LOWER([.E589])" office:value-type="string" office:string-value="21a9.png">
            <text:p>21a9.png</text:p>
          </table:table-cell>
          <table:table-cell table:number-columns-repeated="9"/>
        </table:table-row>
        <table:table-row table:style-name="ro10">
          <table:table-cell office:value-type="string">
            <text:p>1f496</text:p>
          </table:table-cell>
          <table:table-cell office:value-type="string">
            <text:p>1f496.png</text:p>
          </table:table-cell>
          <table:table-cell office:value-type="string">
            <text:p>💖</text:p>
          </table:table-cell>
          <table:table-cell/>
          <table:table-cell office:value-type="string">
            <text:p>21AA.png</text:p>
          </table:table-cell>
          <table:table-cell table:formula="of:=LOWER([.E590])" office:value-type="string" office:string-value="21aa.png">
            <text:p>21aa.png</text:p>
          </table:table-cell>
          <table:table-cell table:number-columns-repeated="9"/>
        </table:table-row>
        <table:table-row table:style-name="ro10">
          <table:table-cell office:value-type="string">
            <text:p>1f497</text:p>
          </table:table-cell>
          <table:table-cell office:value-type="string">
            <text:p>1f497.png</text:p>
          </table:table-cell>
          <table:table-cell office:value-type="string">
            <text:p>💗</text:p>
          </table:table-cell>
          <table:table-cell/>
          <table:table-cell office:value-type="string">
            <text:p>23E9.png</text:p>
          </table:table-cell>
          <table:table-cell table:formula="of:=LOWER([.E591])" office:value-type="string" office:string-value="23e9.png">
            <text:p>23e9.png</text:p>
          </table:table-cell>
          <table:table-cell table:number-columns-repeated="9"/>
        </table:table-row>
        <table:table-row table:style-name="ro10">
          <table:table-cell office:value-type="string">
            <text:p>1f498</text:p>
          </table:table-cell>
          <table:table-cell office:value-type="string">
            <text:p>1f498.png</text:p>
          </table:table-cell>
          <table:table-cell office:value-type="string">
            <text:p>💘</text:p>
          </table:table-cell>
          <table:table-cell/>
          <table:table-cell office:value-type="string">
            <text:p>23EA.png</text:p>
          </table:table-cell>
          <table:table-cell table:formula="of:=LOWER([.E592])" office:value-type="string" office:string-value="23ea.png">
            <text:p>23ea.png</text:p>
          </table:table-cell>
          <table:table-cell table:number-columns-repeated="9"/>
        </table:table-row>
        <table:table-row table:style-name="ro10">
          <table:table-cell office:value-type="string">
            <text:p>1f499</text:p>
          </table:table-cell>
          <table:table-cell office:value-type="string">
            <text:p>1f499.png</text:p>
          </table:table-cell>
          <table:table-cell office:value-type="string">
            <text:p>💙</text:p>
          </table:table-cell>
          <table:table-cell/>
          <table:table-cell office:value-type="string">
            <text:p>23EB.png</text:p>
          </table:table-cell>
          <table:table-cell table:formula="of:=LOWER([.E593])" office:value-type="string" office:string-value="23eb.png">
            <text:p>23eb.png</text:p>
          </table:table-cell>
          <table:table-cell table:number-columns-repeated="9"/>
        </table:table-row>
        <table:table-row table:style-name="ro10">
          <table:table-cell office:value-type="string">
            <text:p>1f500</text:p>
          </table:table-cell>
          <table:table-cell office:value-type="string">
            <text:p>1f500.png</text:p>
          </table:table-cell>
          <table:table-cell office:value-type="string">
            <text:p>🔀</text:p>
          </table:table-cell>
          <table:table-cell/>
          <table:table-cell office:value-type="string">
            <text:p>23EC.png</text:p>
          </table:table-cell>
          <table:table-cell table:formula="of:=LOWER([.E594])" office:value-type="string" office:string-value="23ec.png">
            <text:p>23ec.png</text:p>
          </table:table-cell>
          <table:table-cell table:number-columns-repeated="9"/>
        </table:table-row>
        <table:table-row table:style-name="ro10">
          <table:table-cell office:value-type="string">
            <text:p>1f501</text:p>
          </table:table-cell>
          <table:table-cell office:value-type="string">
            <text:p>1f501.png</text:p>
          </table:table-cell>
          <table:table-cell office:value-type="string">
            <text:p>🔁</text:p>
          </table:table-cell>
          <table:table-cell/>
          <table:table-cell office:value-type="string">
            <text:p>23F0.png</text:p>
          </table:table-cell>
          <table:table-cell table:formula="of:=LOWER([.E595])" office:value-type="string" office:string-value="23f0.png">
            <text:p>23f0.png</text:p>
          </table:table-cell>
          <table:table-cell table:number-columns-repeated="9"/>
        </table:table-row>
        <table:table-row table:style-name="ro10">
          <table:table-cell office:value-type="string">
            <text:p>1f502</text:p>
          </table:table-cell>
          <table:table-cell office:value-type="string">
            <text:p>1f502.png</text:p>
          </table:table-cell>
          <table:table-cell office:value-type="string">
            <text:p>🔂</text:p>
          </table:table-cell>
          <table:table-cell/>
          <table:table-cell office:value-type="string">
            <text:p>23F3.png</text:p>
          </table:table-cell>
          <table:table-cell table:formula="of:=LOWER([.E596])" office:value-type="string" office:string-value="23f3.png">
            <text:p>23f3.png</text:p>
          </table:table-cell>
          <table:table-cell table:number-columns-repeated="9"/>
        </table:table-row>
        <table:table-row table:style-name="ro10">
          <table:table-cell office:value-type="string">
            <text:p>1f503</text:p>
          </table:table-cell>
          <table:table-cell office:value-type="string">
            <text:p>1f503.png</text:p>
          </table:table-cell>
          <table:table-cell office:value-type="string">
            <text:p>🔃</text:p>
          </table:table-cell>
          <table:table-cell/>
          <table:table-cell office:value-type="string">
            <text:p>24C2.png</text:p>
          </table:table-cell>
          <table:table-cell table:formula="of:=LOWER([.E597])" office:value-type="string" office:string-value="24c2.png">
            <text:p>24c2.png</text:p>
          </table:table-cell>
          <table:table-cell table:number-columns-repeated="9"/>
        </table:table-row>
        <table:table-row table:style-name="ro10">
          <table:table-cell office:value-type="string">
            <text:p>1f504</text:p>
          </table:table-cell>
          <table:table-cell office:value-type="string">
            <text:p>1f504.png</text:p>
          </table:table-cell>
          <table:table-cell office:value-type="string">
            <text:p>🔄</text:p>
          </table:table-cell>
          <table:table-cell/>
          <table:table-cell office:value-type="string">
            <text:p>25AA.png</text:p>
          </table:table-cell>
          <table:table-cell table:formula="of:=LOWER([.E598])" office:value-type="string" office:string-value="25aa.png">
            <text:p>25aa.png</text:p>
          </table:table-cell>
          <table:table-cell table:number-columns-repeated="9"/>
        </table:table-row>
        <table:table-row table:style-name="ro10">
          <table:table-cell office:value-type="string">
            <text:p>1f505</text:p>
          </table:table-cell>
          <table:table-cell office:value-type="string">
            <text:p>1f505.png</text:p>
          </table:table-cell>
          <table:table-cell office:value-type="string">
            <text:p>🔅</text:p>
          </table:table-cell>
          <table:table-cell/>
          <table:table-cell office:value-type="string">
            <text:p>25AB.png</text:p>
          </table:table-cell>
          <table:table-cell table:formula="of:=LOWER([.E599])" office:value-type="string" office:string-value="25ab.png">
            <text:p>25ab.png</text:p>
          </table:table-cell>
          <table:table-cell table:number-columns-repeated="9"/>
        </table:table-row>
        <table:table-row table:style-name="ro10">
          <table:table-cell office:value-type="string">
            <text:p>1f506</text:p>
          </table:table-cell>
          <table:table-cell office:value-type="string">
            <text:p>1f506.png</text:p>
          </table:table-cell>
          <table:table-cell office:value-type="string">
            <text:p>🔆</text:p>
          </table:table-cell>
          <table:table-cell/>
          <table:table-cell office:value-type="string">
            <text:p>25B6.png</text:p>
          </table:table-cell>
          <table:table-cell table:formula="of:=LOWER([.E600])" office:value-type="string" office:string-value="25b6.png">
            <text:p>25b6.png</text:p>
          </table:table-cell>
          <table:table-cell table:number-columns-repeated="9"/>
        </table:table-row>
        <table:table-row table:style-name="ro10">
          <table:table-cell office:value-type="string">
            <text:p>1f507</text:p>
          </table:table-cell>
          <table:table-cell office:value-type="string">
            <text:p>1f507.png</text:p>
          </table:table-cell>
          <table:table-cell office:value-type="string">
            <text:p>🔇</text:p>
          </table:table-cell>
          <table:table-cell/>
          <table:table-cell office:value-type="string">
            <text:p>25C0.png</text:p>
          </table:table-cell>
          <table:table-cell table:formula="of:=LOWER([.E601])" office:value-type="string" office:string-value="25c0.png">
            <text:p>25c0.png</text:p>
          </table:table-cell>
          <table:table-cell table:number-columns-repeated="9"/>
        </table:table-row>
        <table:table-row table:style-name="ro10">
          <table:table-cell office:value-type="string">
            <text:p>1f509</text:p>
          </table:table-cell>
          <table:table-cell office:value-type="string">
            <text:p>1f509.png</text:p>
          </table:table-cell>
          <table:table-cell office:value-type="string">
            <text:p>🔉</text:p>
          </table:table-cell>
          <table:table-cell/>
          <table:table-cell office:value-type="string">
            <text:p>25FB.png</text:p>
          </table:table-cell>
          <table:table-cell table:formula="of:=LOWER([.E602])" office:value-type="string" office:string-value="25fb.png">
            <text:p>25fb.png</text:p>
          </table:table-cell>
          <table:table-cell table:number-columns-repeated="9"/>
        </table:table-row>
        <table:table-row table:style-name="ro10">
          <table:table-cell office:value-type="string">
            <text:p>1f510</text:p>
          </table:table-cell>
          <table:table-cell office:value-type="string">
            <text:p>1f510.png</text:p>
          </table:table-cell>
          <table:table-cell office:value-type="string">
            <text:p>🔐</text:p>
          </table:table-cell>
          <table:table-cell/>
          <table:table-cell office:value-type="string">
            <text:p>25FC.png</text:p>
          </table:table-cell>
          <table:table-cell table:formula="of:=LOWER([.E603])" office:value-type="string" office:string-value="25fc.png">
            <text:p>25fc.png</text:p>
          </table:table-cell>
          <table:table-cell table:number-columns-repeated="9"/>
        </table:table-row>
        <table:table-row table:style-name="ro10">
          <table:table-cell office:value-type="string">
            <text:p>1f511</text:p>
          </table:table-cell>
          <table:table-cell office:value-type="string">
            <text:p>1f511.png</text:p>
          </table:table-cell>
          <table:table-cell office:value-type="string">
            <text:p>🔑</text:p>
          </table:table-cell>
          <table:table-cell/>
          <table:table-cell office:value-type="string">
            <text:p>25FD.png</text:p>
          </table:table-cell>
          <table:table-cell table:formula="of:=LOWER([.E604])" office:value-type="string" office:string-value="25fd.png">
            <text:p>25fd.png</text:p>
          </table:table-cell>
          <table:table-cell table:number-columns-repeated="9"/>
        </table:table-row>
        <table:table-row table:style-name="ro10">
          <table:table-cell office:value-type="string">
            <text:p>1f512</text:p>
          </table:table-cell>
          <table:table-cell office:value-type="string">
            <text:p>1f512.png</text:p>
          </table:table-cell>
          <table:table-cell office:value-type="string">
            <text:p>🔒</text:p>
          </table:table-cell>
          <table:table-cell/>
          <table:table-cell office:value-type="string">
            <text:p>25FE.png</text:p>
          </table:table-cell>
          <table:table-cell table:formula="of:=LOWER([.E605])" office:value-type="string" office:string-value="25fe.png">
            <text:p>25fe.png</text:p>
          </table:table-cell>
          <table:table-cell table:number-columns-repeated="9"/>
        </table:table-row>
        <table:table-row table:style-name="ro10">
          <table:table-cell office:value-type="string">
            <text:p>1f513</text:p>
          </table:table-cell>
          <table:table-cell office:value-type="string">
            <text:p>1f513.png</text:p>
          </table:table-cell>
          <table:table-cell office:value-type="string">
            <text:p>🔓</text:p>
          </table:table-cell>
          <table:table-cell/>
          <table:table-cell office:value-type="string">
            <text:p>26A0.png</text:p>
          </table:table-cell>
          <table:table-cell table:formula="of:=LOWER([.E606])" office:value-type="string" office:string-value="26a0.png">
            <text:p>26a0.png</text:p>
          </table:table-cell>
          <table:table-cell table:number-columns-repeated="9"/>
        </table:table-row>
        <table:table-row table:style-name="ro10">
          <table:table-cell office:value-type="string">
            <text:p>1f514</text:p>
          </table:table-cell>
          <table:table-cell office:value-type="string">
            <text:p>1f514.png</text:p>
          </table:table-cell>
          <table:table-cell office:value-type="string">
            <text:p>🔔</text:p>
          </table:table-cell>
          <table:table-cell/>
          <table:table-cell office:value-type="string">
            <text:p>26A1.png</text:p>
          </table:table-cell>
          <table:table-cell table:formula="of:=LOWER([.E607])" office:value-type="string" office:string-value="26a1.png">
            <text:p>26a1.png</text:p>
          </table:table-cell>
          <table:table-cell table:number-columns-repeated="9"/>
        </table:table-row>
        <table:table-row table:style-name="ro10">
          <table:table-cell office:value-type="string">
            <text:p>1f515</text:p>
          </table:table-cell>
          <table:table-cell office:value-type="string">
            <text:p>1f515.png</text:p>
          </table:table-cell>
          <table:table-cell office:value-type="string">
            <text:p>🔕</text:p>
          </table:table-cell>
          <table:table-cell/>
          <table:table-cell office:value-type="string">
            <text:p>26AA.png</text:p>
          </table:table-cell>
          <table:table-cell table:formula="of:=LOWER([.E608])" office:value-type="string" office:string-value="26aa.png">
            <text:p>26aa.png</text:p>
          </table:table-cell>
          <table:table-cell table:number-columns-repeated="9"/>
        </table:table-row>
        <table:table-row table:style-name="ro10">
          <table:table-cell office:value-type="string">
            <text:p>1f516</text:p>
          </table:table-cell>
          <table:table-cell office:value-type="string">
            <text:p>1f516.png</text:p>
          </table:table-cell>
          <table:table-cell office:value-type="string">
            <text:p>🔖</text:p>
          </table:table-cell>
          <table:table-cell/>
          <table:table-cell office:value-type="string">
            <text:p>26AB.png</text:p>
          </table:table-cell>
          <table:table-cell table:formula="of:=LOWER([.E609])" office:value-type="string" office:string-value="26ab.png">
            <text:p>26ab.png</text:p>
          </table:table-cell>
          <table:table-cell table:number-columns-repeated="9"/>
        </table:table-row>
        <table:table-row table:style-name="ro10">
          <table:table-cell office:value-type="string">
            <text:p>1f517</text:p>
          </table:table-cell>
          <table:table-cell office:value-type="string">
            <text:p>1f517.png</text:p>
          </table:table-cell>
          <table:table-cell office:value-type="string">
            <text:p>🔗</text:p>
          </table:table-cell>
          <table:table-cell/>
          <table:table-cell office:value-type="string">
            <text:p>26BD.png</text:p>
          </table:table-cell>
          <table:table-cell table:formula="of:=LOWER([.E610])" office:value-type="string" office:string-value="26bd.png">
            <text:p>26bd.png</text:p>
          </table:table-cell>
          <table:table-cell table:number-columns-repeated="9"/>
        </table:table-row>
        <table:table-row table:style-name="ro10">
          <table:table-cell office:value-type="string">
            <text:p>1f518</text:p>
          </table:table-cell>
          <table:table-cell office:value-type="string">
            <text:p>1f518.png</text:p>
          </table:table-cell>
          <table:table-cell office:value-type="string">
            <text:p>🔘</text:p>
          </table:table-cell>
          <table:table-cell/>
          <table:table-cell office:value-type="string">
            <text:p>26BE.png</text:p>
          </table:table-cell>
          <table:table-cell table:formula="of:=LOWER([.E611])" office:value-type="string" office:string-value="26be.png">
            <text:p>26be.png</text:p>
          </table:table-cell>
          <table:table-cell table:number-columns-repeated="9"/>
        </table:table-row>
        <table:table-row table:style-name="ro10">
          <table:table-cell office:value-type="string">
            <text:p>1f519</text:p>
          </table:table-cell>
          <table:table-cell office:value-type="string">
            <text:p>1f519.png</text:p>
          </table:table-cell>
          <table:table-cell office:value-type="string">
            <text:p>🔙</text:p>
          </table:table-cell>
          <table:table-cell/>
          <table:table-cell office:value-type="string">
            <text:p>26C4.png</text:p>
          </table:table-cell>
          <table:table-cell table:formula="of:=LOWER([.E612])" office:value-type="string" office:string-value="26c4.png">
            <text:p>26c4.png</text:p>
          </table:table-cell>
          <table:table-cell table:number-columns-repeated="9"/>
        </table:table-row>
        <table:table-row table:style-name="ro10">
          <table:table-cell office:value-type="string">
            <text:p>1f520</text:p>
          </table:table-cell>
          <table:table-cell office:value-type="string">
            <text:p>1f520.png</text:p>
          </table:table-cell>
          <table:table-cell office:value-type="string">
            <text:p>🔠</text:p>
          </table:table-cell>
          <table:table-cell/>
          <table:table-cell office:value-type="string">
            <text:p>26C5.png</text:p>
          </table:table-cell>
          <table:table-cell table:formula="of:=LOWER([.E613])" office:value-type="string" office:string-value="26c5.png">
            <text:p>26c5.png</text:p>
          </table:table-cell>
          <table:table-cell table:number-columns-repeated="9"/>
        </table:table-row>
        <table:table-row table:style-name="ro10">
          <table:table-cell office:value-type="string">
            <text:p>1f521</text:p>
          </table:table-cell>
          <table:table-cell office:value-type="string">
            <text:p>1f521.png</text:p>
          </table:table-cell>
          <table:table-cell office:value-type="string">
            <text:p>🔡</text:p>
          </table:table-cell>
          <table:table-cell/>
          <table:table-cell office:value-type="string">
            <text:p>26CE.png</text:p>
          </table:table-cell>
          <table:table-cell table:formula="of:=LOWER([.E614])" office:value-type="string" office:string-value="26ce.png">
            <text:p>26ce.png</text:p>
          </table:table-cell>
          <table:table-cell table:number-columns-repeated="9"/>
        </table:table-row>
        <table:table-row table:style-name="ro10">
          <table:table-cell office:value-type="string">
            <text:p>1f522</text:p>
          </table:table-cell>
          <table:table-cell office:value-type="string">
            <text:p>1f522.png</text:p>
          </table:table-cell>
          <table:table-cell office:value-type="string">
            <text:p>🔢</text:p>
          </table:table-cell>
          <table:table-cell/>
          <table:table-cell office:value-type="string">
            <text:p>26D4.png</text:p>
          </table:table-cell>
          <table:table-cell table:formula="of:=LOWER([.E615])" office:value-type="string" office:string-value="26d4.png">
            <text:p>26d4.png</text:p>
          </table:table-cell>
          <table:table-cell table:number-columns-repeated="9"/>
        </table:table-row>
        <table:table-row table:style-name="ro10">
          <table:table-cell office:value-type="string">
            <text:p>1f523</text:p>
          </table:table-cell>
          <table:table-cell office:value-type="string">
            <text:p>1f523.png</text:p>
          </table:table-cell>
          <table:table-cell office:value-type="string">
            <text:p>🔣</text:p>
          </table:table-cell>
          <table:table-cell/>
          <table:table-cell office:value-type="string">
            <text:p>26EA.png</text:p>
          </table:table-cell>
          <table:table-cell table:formula="of:=LOWER([.E616])" office:value-type="string" office:string-value="26ea.png">
            <text:p>26ea.png</text:p>
          </table:table-cell>
          <table:table-cell table:number-columns-repeated="9"/>
        </table:table-row>
        <table:table-row table:style-name="ro10">
          <table:table-cell office:value-type="string">
            <text:p>1f524</text:p>
          </table:table-cell>
          <table:table-cell office:value-type="string">
            <text:p>1f524.png</text:p>
          </table:table-cell>
          <table:table-cell office:value-type="string">
            <text:p>🔤</text:p>
          </table:table-cell>
          <table:table-cell/>
          <table:table-cell office:value-type="string">
            <text:p>26F2.png</text:p>
          </table:table-cell>
          <table:table-cell table:formula="of:=LOWER([.E617])" office:value-type="string" office:string-value="26f2.png">
            <text:p>26f2.png</text:p>
          </table:table-cell>
          <table:table-cell table:number-columns-repeated="9"/>
        </table:table-row>
        <table:table-row table:style-name="ro10">
          <table:table-cell office:value-type="string">
            <text:p>1f525</text:p>
          </table:table-cell>
          <table:table-cell office:value-type="string">
            <text:p>1f525.png</text:p>
          </table:table-cell>
          <table:table-cell office:value-type="string">
            <text:p>🔥</text:p>
          </table:table-cell>
          <table:table-cell/>
          <table:table-cell office:value-type="string">
            <text:p>26F3.png</text:p>
          </table:table-cell>
          <table:table-cell table:formula="of:=LOWER([.E618])" office:value-type="string" office:string-value="26f3.png">
            <text:p>26f3.png</text:p>
          </table:table-cell>
          <table:table-cell table:number-columns-repeated="9"/>
        </table:table-row>
        <table:table-row table:style-name="ro10">
          <table:table-cell office:value-type="string">
            <text:p>1f526</text:p>
          </table:table-cell>
          <table:table-cell office:value-type="string">
            <text:p>1f526.png</text:p>
          </table:table-cell>
          <table:table-cell office:value-type="string">
            <text:p>🔦</text:p>
          </table:table-cell>
          <table:table-cell/>
          <table:table-cell office:value-type="string">
            <text:p>26F5.png</text:p>
          </table:table-cell>
          <table:table-cell table:formula="of:=LOWER([.E619])" office:value-type="string" office:string-value="26f5.png">
            <text:p>26f5.png</text:p>
          </table:table-cell>
          <table:table-cell table:number-columns-repeated="9"/>
        </table:table-row>
        <table:table-row table:style-name="ro10">
          <table:table-cell office:value-type="string">
            <text:p>1f527</text:p>
          </table:table-cell>
          <table:table-cell office:value-type="string">
            <text:p>1f527.png</text:p>
          </table:table-cell>
          <table:table-cell office:value-type="string">
            <text:p>🔧</text:p>
          </table:table-cell>
          <table:table-cell/>
          <table:table-cell office:value-type="string">
            <text:p>26FA.png</text:p>
          </table:table-cell>
          <table:table-cell table:formula="of:=LOWER([.E620])" office:value-type="string" office:string-value="26fa.png">
            <text:p>26fa.png</text:p>
          </table:table-cell>
          <table:table-cell table:number-columns-repeated="9"/>
        </table:table-row>
        <table:table-row table:style-name="ro10">
          <table:table-cell office:value-type="string">
            <text:p>1f528</text:p>
          </table:table-cell>
          <table:table-cell office:value-type="string">
            <text:p>1f528.png</text:p>
          </table:table-cell>
          <table:table-cell office:value-type="string">
            <text:p>🔨</text:p>
          </table:table-cell>
          <table:table-cell/>
          <table:table-cell office:value-type="string">
            <text:p>26FD.png</text:p>
          </table:table-cell>
          <table:table-cell table:formula="of:=LOWER([.E621])" office:value-type="string" office:string-value="26fd.png">
            <text:p>26fd.png</text:p>
          </table:table-cell>
          <table:table-cell table:number-columns-repeated="9"/>
        </table:table-row>
        <table:table-row table:style-name="ro10">
          <table:table-cell office:value-type="string">
            <text:p>1f529</text:p>
          </table:table-cell>
          <table:table-cell office:value-type="string">
            <text:p>1f529.png</text:p>
          </table:table-cell>
          <table:table-cell office:value-type="string">
            <text:p>🔩</text:p>
          </table:table-cell>
          <table:table-cell/>
          <table:table-cell office:value-type="string">
            <text:p>27A1.png</text:p>
          </table:table-cell>
          <table:table-cell table:formula="of:=LOWER([.E622])" office:value-type="string" office:string-value="27a1.png">
            <text:p>27a1.png</text:p>
          </table:table-cell>
          <table:table-cell table:number-columns-repeated="9"/>
        </table:table-row>
        <table:table-row table:style-name="ro10">
          <table:table-cell office:value-type="string">
            <text:p>1f530</text:p>
          </table:table-cell>
          <table:table-cell office:value-type="string">
            <text:p>1f530.png</text:p>
          </table:table-cell>
          <table:table-cell office:value-type="string">
            <text:p>🔰</text:p>
          </table:table-cell>
          <table:table-cell/>
          <table:table-cell office:value-type="string">
            <text:p>27B0.png</text:p>
          </table:table-cell>
          <table:table-cell table:formula="of:=LOWER([.E623])" office:value-type="string" office:string-value="27b0.png">
            <text:p>27b0.png</text:p>
          </table:table-cell>
          <table:table-cell table:number-columns-repeated="9"/>
        </table:table-row>
        <table:table-row table:style-name="ro10">
          <table:table-cell office:value-type="string">
            <text:p>1f531</text:p>
          </table:table-cell>
          <table:table-cell office:value-type="string">
            <text:p>1f531.png</text:p>
          </table:table-cell>
          <table:table-cell office:value-type="string">
            <text:p>🔱</text:p>
          </table:table-cell>
          <table:table-cell/>
          <table:table-cell office:value-type="string">
            <text:p>203C.png</text:p>
          </table:table-cell>
          <table:table-cell table:formula="of:=LOWER([.E624])" office:value-type="string" office:string-value="203c.png">
            <text:p>203c.png</text:p>
          </table:table-cell>
          <table:table-cell table:number-columns-repeated="9"/>
        </table:table-row>
        <table:table-row table:style-name="ro10">
          <table:table-cell office:value-type="string">
            <text:p>1f532</text:p>
          </table:table-cell>
          <table:table-cell office:value-type="string">
            <text:p>1f532.png</text:p>
          </table:table-cell>
          <table:table-cell office:value-type="string">
            <text:p>🔲</text:p>
          </table:table-cell>
          <table:table-cell/>
          <table:table-cell office:value-type="string">
            <text:p>231A.png</text:p>
          </table:table-cell>
          <table:table-cell table:formula="of:=LOWER([.E625])" office:value-type="string" office:string-value="231a.png">
            <text:p>231a.png</text:p>
          </table:table-cell>
          <table:table-cell table:number-columns-repeated="9"/>
        </table:table-row>
        <table:table-row table:style-name="ro10">
          <table:table-cell office:value-type="string">
            <text:p>1f533</text:p>
          </table:table-cell>
          <table:table-cell office:value-type="string">
            <text:p>1f533.png</text:p>
          </table:table-cell>
          <table:table-cell office:value-type="string">
            <text:p>🔳</text:p>
          </table:table-cell>
          <table:table-cell/>
          <table:table-cell office:value-type="string">
            <text:p>231B.png</text:p>
          </table:table-cell>
          <table:table-cell table:formula="of:=LOWER([.E626])" office:value-type="string" office:string-value="231b.png">
            <text:p>231b.png</text:p>
          </table:table-cell>
          <table:table-cell table:number-columns-repeated="9"/>
        </table:table-row>
        <table:table-row table:style-name="ro10">
          <table:table-cell office:value-type="string">
            <text:p>1f534</text:p>
          </table:table-cell>
          <table:table-cell office:value-type="string">
            <text:p>1f534.png</text:p>
          </table:table-cell>
          <table:table-cell office:value-type="string">
            <text:p>🔴</text:p>
          </table:table-cell>
          <table:table-cell/>
          <table:table-cell office:value-type="string">
            <text:p>263A.png</text:p>
          </table:table-cell>
          <table:table-cell table:formula="of:=LOWER([.E627])" office:value-type="string" office:string-value="263a.png">
            <text:p>263a.png</text:p>
          </table:table-cell>
          <table:table-cell table:number-columns-repeated="9"/>
        </table:table-row>
        <table:table-row table:style-name="ro10">
          <table:table-cell office:value-type="string">
            <text:p>1f535</text:p>
          </table:table-cell>
          <table:table-cell office:value-type="string">
            <text:p>1f535.png</text:p>
          </table:table-cell>
          <table:table-cell office:value-type="string">
            <text:p>🔵</text:p>
          </table:table-cell>
          <table:table-cell/>
          <table:table-cell office:value-type="string">
            <text:p>264A.png</text:p>
          </table:table-cell>
          <table:table-cell table:formula="of:=LOWER([.E628])" office:value-type="string" office:string-value="264a.png">
            <text:p>264a.png</text:p>
          </table:table-cell>
          <table:table-cell table:number-columns-repeated="9"/>
        </table:table-row>
        <table:table-row table:style-name="ro10">
          <table:table-cell office:value-type="string">
            <text:p>1f536</text:p>
          </table:table-cell>
          <table:table-cell office:value-type="string">
            <text:p>1f536.png</text:p>
          </table:table-cell>
          <table:table-cell office:value-type="string">
            <text:p>🔶</text:p>
          </table:table-cell>
          <table:table-cell/>
          <table:table-cell office:value-type="string">
            <text:p>264B.png</text:p>
          </table:table-cell>
          <table:table-cell table:formula="of:=LOWER([.E629])" office:value-type="string" office:string-value="264b.png">
            <text:p>264b.png</text:p>
          </table:table-cell>
          <table:table-cell table:number-columns-repeated="9"/>
        </table:table-row>
        <table:table-row table:style-name="ro10">
          <table:table-cell office:value-type="string">
            <text:p>1f537</text:p>
          </table:table-cell>
          <table:table-cell office:value-type="string">
            <text:p>1f537.png</text:p>
          </table:table-cell>
          <table:table-cell office:value-type="string">
            <text:p>🔷</text:p>
          </table:table-cell>
          <table:table-cell/>
          <table:table-cell office:value-type="string">
            <text:p>264C.png</text:p>
          </table:table-cell>
          <table:table-cell table:formula="of:=LOWER([.E630])" office:value-type="string" office:string-value="264c.png">
            <text:p>264c.png</text:p>
          </table:table-cell>
          <table:table-cell table:number-columns-repeated="9"/>
        </table:table-row>
        <table:table-row table:style-name="ro10">
          <table:table-cell office:value-type="string">
            <text:p>1f538</text:p>
          </table:table-cell>
          <table:table-cell office:value-type="string">
            <text:p>1f538.png</text:p>
          </table:table-cell>
          <table:table-cell office:value-type="string">
            <text:p>🔸</text:p>
          </table:table-cell>
          <table:table-cell/>
          <table:table-cell office:value-type="string">
            <text:p>264D.png</text:p>
          </table:table-cell>
          <table:table-cell table:formula="of:=LOWER([.E631])" office:value-type="string" office:string-value="264d.png">
            <text:p>264d.png</text:p>
          </table:table-cell>
          <table:table-cell table:number-columns-repeated="9"/>
        </table:table-row>
        <table:table-row table:style-name="ro10">
          <table:table-cell office:value-type="string">
            <text:p>1f539</text:p>
          </table:table-cell>
          <table:table-cell office:value-type="string">
            <text:p>1f539.png</text:p>
          </table:table-cell>
          <table:table-cell office:value-type="string">
            <text:p>🔹</text:p>
          </table:table-cell>
          <table:table-cell/>
          <table:table-cell office:value-type="string">
            <text:p>264E.png</text:p>
          </table:table-cell>
          <table:table-cell table:formula="of:=LOWER([.E632])" office:value-type="string" office:string-value="264e.png">
            <text:p>264e.png</text:p>
          </table:table-cell>
          <table:table-cell table:number-columns-repeated="9"/>
        </table:table-row>
        <table:table-row table:style-name="ro10">
          <table:table-cell office:value-type="string">
            <text:p>1f550</text:p>
          </table:table-cell>
          <table:table-cell office:value-type="string">
            <text:p>1f550.png</text:p>
          </table:table-cell>
          <table:table-cell office:value-type="string">
            <text:p>🕐</text:p>
          </table:table-cell>
          <table:table-cell/>
          <table:table-cell office:value-type="string">
            <text:p>264F.png</text:p>
          </table:table-cell>
          <table:table-cell table:formula="of:=LOWER([.E633])" office:value-type="string" office:string-value="264f.png">
            <text:p>264f.png</text:p>
          </table:table-cell>
          <table:table-cell table:number-columns-repeated="9"/>
        </table:table-row>
        <table:table-row table:style-name="ro10">
          <table:table-cell office:value-type="string">
            <text:p>1f551</text:p>
          </table:table-cell>
          <table:table-cell office:value-type="string">
            <text:p>1f551.png</text:p>
          </table:table-cell>
          <table:table-cell office:value-type="string">
            <text:p>🕑</text:p>
          </table:table-cell>
          <table:table-cell/>
          <table:table-cell office:value-type="string">
            <text:p>267B.png</text:p>
          </table:table-cell>
          <table:table-cell table:formula="of:=LOWER([.E634])" office:value-type="string" office:string-value="267b.png">
            <text:p>267b.png</text:p>
          </table:table-cell>
          <table:table-cell table:number-columns-repeated="9"/>
        </table:table-row>
        <table:table-row table:style-name="ro10">
          <table:table-cell office:value-type="string">
            <text:p>1f552</text:p>
          </table:table-cell>
          <table:table-cell office:value-type="string">
            <text:p>1f552.png</text:p>
          </table:table-cell>
          <table:table-cell office:value-type="string">
            <text:p>🕒</text:p>
          </table:table-cell>
          <table:table-cell/>
          <table:table-cell office:value-type="string">
            <text:p>267F.png</text:p>
          </table:table-cell>
          <table:table-cell table:formula="of:=LOWER([.E635])" office:value-type="string" office:string-value="267f.png">
            <text:p>267f.png</text:p>
          </table:table-cell>
          <table:table-cell table:number-columns-repeated="9"/>
        </table:table-row>
        <table:table-row table:style-name="ro10">
          <table:table-cell office:value-type="string">
            <text:p>1f553</text:p>
          </table:table-cell>
          <table:table-cell office:value-type="string">
            <text:p>1f553.png</text:p>
          </table:table-cell>
          <table:table-cell office:value-type="string">
            <text:p>🕓</text:p>
          </table:table-cell>
          <table:table-cell/>
          <table:table-cell office:value-type="string">
            <text:p>270A.png</text:p>
          </table:table-cell>
          <table:table-cell table:formula="of:=LOWER([.E636])" office:value-type="string" office:string-value="270a.png">
            <text:p>270a.png</text:p>
          </table:table-cell>
          <table:table-cell table:number-columns-repeated="9"/>
        </table:table-row>
        <table:table-row table:style-name="ro10">
          <table:table-cell office:value-type="string">
            <text:p>1f554</text:p>
          </table:table-cell>
          <table:table-cell office:value-type="string">
            <text:p>1f554.png</text:p>
          </table:table-cell>
          <table:table-cell office:value-type="string">
            <text:p>🕔</text:p>
          </table:table-cell>
          <table:table-cell/>
          <table:table-cell office:value-type="string">
            <text:p>270B.png</text:p>
          </table:table-cell>
          <table:table-cell table:formula="of:=LOWER([.E637])" office:value-type="string" office:string-value="270b.png">
            <text:p>270b.png</text:p>
          </table:table-cell>
          <table:table-cell table:number-columns-repeated="9"/>
        </table:table-row>
        <table:table-row table:style-name="ro10">
          <table:table-cell office:value-type="string">
            <text:p>1f555</text:p>
          </table:table-cell>
          <table:table-cell office:value-type="string">
            <text:p>1f555.png</text:p>
          </table:table-cell>
          <table:table-cell office:value-type="string">
            <text:p>🕕</text:p>
          </table:table-cell>
          <table:table-cell/>
          <table:table-cell office:value-type="string">
            <text:p>270C.png</text:p>
          </table:table-cell>
          <table:table-cell table:formula="of:=LOWER([.E638])" office:value-type="string" office:string-value="270c.png">
            <text:p>270c.png</text:p>
          </table:table-cell>
          <table:table-cell table:number-columns-repeated="9"/>
        </table:table-row>
        <table:table-row table:style-name="ro10">
          <table:table-cell office:value-type="string">
            <text:p>1f556</text:p>
          </table:table-cell>
          <table:table-cell office:value-type="string">
            <text:p>1f556.png</text:p>
          </table:table-cell>
          <table:table-cell office:value-type="string">
            <text:p>🕖</text:p>
          </table:table-cell>
          <table:table-cell/>
          <table:table-cell office:value-type="string">
            <text:p>270F.png</text:p>
          </table:table-cell>
          <table:table-cell table:formula="of:=LOWER([.E639])" office:value-type="string" office:string-value="270f.png">
            <text:p>270f.png</text:p>
          </table:table-cell>
          <table:table-cell table:number-columns-repeated="9"/>
        </table:table-row>
        <table:table-row table:style-name="ro10">
          <table:table-cell office:value-type="string">
            <text:p>1f557</text:p>
          </table:table-cell>
          <table:table-cell office:value-type="string">
            <text:p>1f557.png</text:p>
          </table:table-cell>
          <table:table-cell office:value-type="string">
            <text:p>🕗</text:p>
          </table:table-cell>
          <table:table-cell/>
          <table:table-cell office:value-type="string">
            <text:p>274C.png</text:p>
          </table:table-cell>
          <table:table-cell table:formula="of:=LOWER([.E640])" office:value-type="string" office:string-value="274c.png">
            <text:p>274c.png</text:p>
          </table:table-cell>
          <table:table-cell table:number-columns-repeated="9"/>
        </table:table-row>
        <table:table-row table:style-name="ro10">
          <table:table-cell office:value-type="string">
            <text:p>1f558</text:p>
          </table:table-cell>
          <table:table-cell office:value-type="string">
            <text:p>1f558.png</text:p>
          </table:table-cell>
          <table:table-cell office:value-type="string">
            <text:p>🕘</text:p>
          </table:table-cell>
          <table:table-cell/>
          <table:table-cell office:value-type="string">
            <text:p>274E.png</text:p>
          </table:table-cell>
          <table:table-cell table:formula="of:=LOWER([.E641])" office:value-type="string" office:string-value="274e.png">
            <text:p>274e.png</text:p>
          </table:table-cell>
          <table:table-cell table:number-columns-repeated="9"/>
        </table:table-row>
        <table:table-row table:style-name="ro10">
          <table:table-cell office:value-type="string">
            <text:p>1f559</text:p>
          </table:table-cell>
          <table:table-cell office:value-type="string">
            <text:p>1f559.png</text:p>
          </table:table-cell>
          <table:table-cell office:value-type="string">
            <text:p>🕙</text:p>
          </table:table-cell>
          <table:table-cell/>
          <table:table-cell office:value-type="string">
            <text:p>303D.png</text:p>
          </table:table-cell>
          <table:table-cell table:formula="of:=LOWER([.E642])" office:value-type="string" office:string-value="303d.png">
            <text:p>303d.png</text:p>
          </table:table-cell>
          <table:table-cell table:number-columns-repeated="9"/>
        </table:table-row>
        <table:table-row table:style-name="ro10">
          <table:table-cell office:value-type="string">
            <text:p>1f560</text:p>
          </table:table-cell>
          <table:table-cell office:value-type="string">
            <text:p>1f560.png</text:p>
          </table:table-cell>
          <table:table-cell office:value-type="string">
            <text:p>🕠</text:p>
          </table:table-cell>
          <table:table-cell/>
          <table:table-cell office:value-type="string">
            <text:p>2049.png</text:p>
          </table:table-cell>
          <table:table-cell table:formula="of:=LOWER([.E643])" office:value-type="string" office:string-value="2049.png">
            <text:p>2049.png</text:p>
          </table:table-cell>
          <table:table-cell table:number-columns-repeated="9"/>
        </table:table-row>
        <table:table-row table:style-name="ro10">
          <table:table-cell office:value-type="string">
            <text:p>1f561</text:p>
          </table:table-cell>
          <table:table-cell office:value-type="string">
            <text:p>1f561.png</text:p>
          </table:table-cell>
          <table:table-cell office:value-type="string">
            <text:p>🕡</text:p>
          </table:table-cell>
          <table:table-cell/>
          <table:table-cell office:value-type="string">
            <text:p>2122.png</text:p>
          </table:table-cell>
          <table:table-cell table:formula="of:=LOWER([.E644])" office:value-type="string" office:string-value="2122.png">
            <text:p>2122.png</text:p>
          </table:table-cell>
          <table:table-cell table:number-columns-repeated="9"/>
        </table:table-row>
        <table:table-row table:style-name="ro10">
          <table:table-cell office:value-type="string">
            <text:p>1f562</text:p>
          </table:table-cell>
          <table:table-cell office:value-type="string">
            <text:p>1f562.png</text:p>
          </table:table-cell>
          <table:table-cell office:value-type="string">
            <text:p>🕢</text:p>
          </table:table-cell>
          <table:table-cell/>
          <table:table-cell office:value-type="string">
            <text:p>2139.png</text:p>
          </table:table-cell>
          <table:table-cell table:formula="of:=LOWER([.E645])" office:value-type="string" office:string-value="2139.png">
            <text:p>2139.png</text:p>
          </table:table-cell>
          <table:table-cell table:number-columns-repeated="9"/>
        </table:table-row>
        <table:table-row table:style-name="ro10">
          <table:table-cell office:value-type="string">
            <text:p>1f563</text:p>
          </table:table-cell>
          <table:table-cell office:value-type="string">
            <text:p>1f563.png</text:p>
          </table:table-cell>
          <table:table-cell office:value-type="string">
            <text:p>🕣</text:p>
          </table:table-cell>
          <table:table-cell/>
          <table:table-cell office:value-type="string">
            <text:p>2194.png</text:p>
          </table:table-cell>
          <table:table-cell table:formula="of:=LOWER([.E646])" office:value-type="string" office:string-value="2194.png">
            <text:p>2194.png</text:p>
          </table:table-cell>
          <table:table-cell table:number-columns-repeated="9"/>
        </table:table-row>
        <table:table-row table:style-name="ro10">
          <table:table-cell office:value-type="string">
            <text:p>1f564</text:p>
          </table:table-cell>
          <table:table-cell office:value-type="string">
            <text:p>1f564.png</text:p>
          </table:table-cell>
          <table:table-cell office:value-type="string">
            <text:p>🕤</text:p>
          </table:table-cell>
          <table:table-cell/>
          <table:table-cell office:value-type="string">
            <text:p>2195.png</text:p>
          </table:table-cell>
          <table:table-cell table:formula="of:=LOWER([.E647])" office:value-type="string" office:string-value="2195.png">
            <text:p>2195.png</text:p>
          </table:table-cell>
          <table:table-cell table:number-columns-repeated="9"/>
        </table:table-row>
        <table:table-row table:style-name="ro10">
          <table:table-cell office:value-type="string">
            <text:p>1f565</text:p>
          </table:table-cell>
          <table:table-cell office:value-type="string">
            <text:p>1f565.png</text:p>
          </table:table-cell>
          <table:table-cell office:value-type="string">
            <text:p>🕥</text:p>
          </table:table-cell>
          <table:table-cell/>
          <table:table-cell office:value-type="string">
            <text:p>2196.png</text:p>
          </table:table-cell>
          <table:table-cell table:formula="of:=LOWER([.E648])" office:value-type="string" office:string-value="2196.png">
            <text:p>2196.png</text:p>
          </table:table-cell>
          <table:table-cell table:number-columns-repeated="9"/>
        </table:table-row>
        <table:table-row table:style-name="ro10">
          <table:table-cell office:value-type="string">
            <text:p>1f566</text:p>
          </table:table-cell>
          <table:table-cell office:value-type="string">
            <text:p>1f566.png</text:p>
          </table:table-cell>
          <table:table-cell office:value-type="string">
            <text:p>🕦</text:p>
          </table:table-cell>
          <table:table-cell/>
          <table:table-cell office:value-type="string">
            <text:p>2197.png</text:p>
          </table:table-cell>
          <table:table-cell table:formula="of:=LOWER([.E649])" office:value-type="string" office:string-value="2197.png">
            <text:p>2197.png</text:p>
          </table:table-cell>
          <table:table-cell table:number-columns-repeated="9"/>
        </table:table-row>
        <table:table-row table:style-name="ro10">
          <table:table-cell office:value-type="string">
            <text:p>1f567</text:p>
          </table:table-cell>
          <table:table-cell office:value-type="string">
            <text:p>1f567.png</text:p>
          </table:table-cell>
          <table:table-cell office:value-type="string">
            <text:p>🕧</text:p>
          </table:table-cell>
          <table:table-cell/>
          <table:table-cell office:value-type="string">
            <text:p>2198.png</text:p>
          </table:table-cell>
          <table:table-cell table:formula="of:=LOWER([.E650])" office:value-type="string" office:string-value="2198.png">
            <text:p>2198.png</text:p>
          </table:table-cell>
          <table:table-cell table:number-columns-repeated="9"/>
        </table:table-row>
        <table:table-row table:style-name="ro10">
          <table:table-cell office:value-type="string">
            <text:p>1f600</text:p>
          </table:table-cell>
          <table:table-cell office:value-type="string">
            <text:p>1f600.png</text:p>
          </table:table-cell>
          <table:table-cell office:value-type="string">
            <text:p>😀</text:p>
          </table:table-cell>
          <table:table-cell/>
          <table:table-cell office:value-type="string">
            <text:p>2199.png</text:p>
          </table:table-cell>
          <table:table-cell table:formula="of:=LOWER([.E651])" office:value-type="string" office:string-value="2199.png">
            <text:p>2199.png</text:p>
          </table:table-cell>
          <table:table-cell table:number-columns-repeated="9"/>
        </table:table-row>
        <table:table-row table:style-name="ro10">
          <table:table-cell office:value-type="string">
            <text:p>1f601</text:p>
          </table:table-cell>
          <table:table-cell office:value-type="string">
            <text:p>1f601.png</text:p>
          </table:table-cell>
          <table:table-cell office:value-type="string">
            <text:p>😁</text:p>
          </table:table-cell>
          <table:table-cell/>
          <table:table-cell office:value-type="string">
            <text:p>2600.png</text:p>
          </table:table-cell>
          <table:table-cell table:formula="of:=LOWER([.E652])" office:value-type="string" office:string-value="2600.png">
            <text:p>2600.png</text:p>
          </table:table-cell>
          <table:table-cell table:number-columns-repeated="9"/>
        </table:table-row>
        <table:table-row table:style-name="ro10">
          <table:table-cell office:value-type="string">
            <text:p>1f602</text:p>
          </table:table-cell>
          <table:table-cell office:value-type="string">
            <text:p>1f602.png</text:p>
          </table:table-cell>
          <table:table-cell office:value-type="string">
            <text:p>😂</text:p>
          </table:table-cell>
          <table:table-cell/>
          <table:table-cell office:value-type="string">
            <text:p>2601.png</text:p>
          </table:table-cell>
          <table:table-cell table:formula="of:=LOWER([.E653])" office:value-type="string" office:string-value="2601.png">
            <text:p>2601.png</text:p>
          </table:table-cell>
          <table:table-cell table:number-columns-repeated="9"/>
        </table:table-row>
        <table:table-row table:style-name="ro10">
          <table:table-cell office:value-type="string">
            <text:p>1f603</text:p>
          </table:table-cell>
          <table:table-cell office:value-type="string">
            <text:p>1f603.png</text:p>
          </table:table-cell>
          <table:table-cell office:value-type="string">
            <text:p>😃</text:p>
          </table:table-cell>
          <table:table-cell/>
          <table:table-cell office:value-type="string">
            <text:p>2648.png</text:p>
          </table:table-cell>
          <table:table-cell table:formula="of:=LOWER([.E654])" office:value-type="string" office:string-value="2648.png">
            <text:p>2648.png</text:p>
          </table:table-cell>
          <table:table-cell table:number-columns-repeated="9"/>
        </table:table-row>
        <table:table-row table:style-name="ro10">
          <table:table-cell office:value-type="string">
            <text:p>1f604</text:p>
          </table:table-cell>
          <table:table-cell office:value-type="string">
            <text:p>1f604.png</text:p>
          </table:table-cell>
          <table:table-cell office:value-type="string">
            <text:p>😄</text:p>
          </table:table-cell>
          <table:table-cell/>
          <table:table-cell office:value-type="string">
            <text:p>2649.png</text:p>
          </table:table-cell>
          <table:table-cell table:formula="of:=LOWER([.E655])" office:value-type="string" office:string-value="2649.png">
            <text:p>2649.png</text:p>
          </table:table-cell>
          <table:table-cell table:number-columns-repeated="9"/>
        </table:table-row>
        <table:table-row table:style-name="ro10">
          <table:table-cell office:value-type="string">
            <text:p>1f605</text:p>
          </table:table-cell>
          <table:table-cell office:value-type="string">
            <text:p>1f605.png</text:p>
          </table:table-cell>
          <table:table-cell office:value-type="string">
            <text:p>😅</text:p>
          </table:table-cell>
          <table:table-cell/>
          <table:table-cell office:value-type="string">
            <text:p>2650.png</text:p>
          </table:table-cell>
          <table:table-cell table:formula="of:=LOWER([.E656])" office:value-type="string" office:string-value="2650.png">
            <text:p>2650.png</text:p>
          </table:table-cell>
          <table:table-cell table:number-columns-repeated="9"/>
        </table:table-row>
        <table:table-row table:style-name="ro10">
          <table:table-cell office:value-type="string">
            <text:p>1f606</text:p>
          </table:table-cell>
          <table:table-cell office:value-type="string">
            <text:p>1f606.png</text:p>
          </table:table-cell>
          <table:table-cell office:value-type="string">
            <text:p>😆</text:p>
          </table:table-cell>
          <table:table-cell/>
          <table:table-cell office:value-type="string">
            <text:p>2651.png</text:p>
          </table:table-cell>
          <table:table-cell table:formula="of:=LOWER([.E657])" office:value-type="string" office:string-value="2651.png">
            <text:p>2651.png</text:p>
          </table:table-cell>
          <table:table-cell table:number-columns-repeated="9"/>
        </table:table-row>
        <table:table-row table:style-name="ro10">
          <table:table-cell office:value-type="string">
            <text:p>1f607</text:p>
          </table:table-cell>
          <table:table-cell office:value-type="string">
            <text:p>1f607.png</text:p>
          </table:table-cell>
          <table:table-cell office:value-type="string">
            <text:p>😇</text:p>
          </table:table-cell>
          <table:table-cell/>
          <table:table-cell office:value-type="string">
            <text:p>2652.png</text:p>
          </table:table-cell>
          <table:table-cell table:formula="of:=LOWER([.E658])" office:value-type="string" office:string-value="2652.png">
            <text:p>2652.png</text:p>
          </table:table-cell>
          <table:table-cell table:number-columns-repeated="9"/>
        </table:table-row>
        <table:table-row table:style-name="ro10">
          <table:table-cell office:value-type="string">
            <text:p>1f608</text:p>
          </table:table-cell>
          <table:table-cell office:value-type="string">
            <text:p>1f608.png</text:p>
          </table:table-cell>
          <table:table-cell office:value-type="string">
            <text:p>😈</text:p>
          </table:table-cell>
          <table:table-cell/>
          <table:table-cell office:value-type="string">
            <text:p>2653.png</text:p>
          </table:table-cell>
          <table:table-cell table:formula="of:=LOWER([.E659])" office:value-type="string" office:string-value="2653.png">
            <text:p>2653.png</text:p>
          </table:table-cell>
          <table:table-cell table:number-columns-repeated="9"/>
        </table:table-row>
        <table:table-row table:style-name="ro10">
          <table:table-cell office:value-type="string">
            <text:p>1f609</text:p>
          </table:table-cell>
          <table:table-cell office:value-type="string">
            <text:p>1f609.png</text:p>
          </table:table-cell>
          <table:table-cell office:value-type="string">
            <text:p>😉</text:p>
          </table:table-cell>
          <table:table-cell/>
          <table:table-cell office:value-type="string">
            <text:p>2660.png</text:p>
          </table:table-cell>
          <table:table-cell table:formula="of:=LOWER([.E660])" office:value-type="string" office:string-value="2660.png">
            <text:p>2660.png</text:p>
          </table:table-cell>
          <table:table-cell table:number-columns-repeated="9"/>
        </table:table-row>
        <table:table-row table:style-name="ro10">
          <table:table-cell office:value-type="string">
            <text:p>1f610</text:p>
          </table:table-cell>
          <table:table-cell office:value-type="string">
            <text:p>1f610.png</text:p>
          </table:table-cell>
          <table:table-cell office:value-type="string">
            <text:p>😐</text:p>
          </table:table-cell>
          <table:table-cell/>
          <table:table-cell office:value-type="string">
            <text:p>2663.png</text:p>
          </table:table-cell>
          <table:table-cell table:formula="of:=LOWER([.E661])" office:value-type="string" office:string-value="2663.png">
            <text:p>2663.png</text:p>
          </table:table-cell>
          <table:table-cell table:number-columns-repeated="9"/>
        </table:table-row>
        <table:table-row table:style-name="ro10">
          <table:table-cell office:value-type="string">
            <text:p>1f611</text:p>
          </table:table-cell>
          <table:table-cell office:value-type="string">
            <text:p>1f611.png</text:p>
          </table:table-cell>
          <table:table-cell office:value-type="string">
            <text:p>😑</text:p>
          </table:table-cell>
          <table:table-cell/>
          <table:table-cell office:value-type="string">
            <text:p>2665.png</text:p>
          </table:table-cell>
          <table:table-cell table:formula="of:=LOWER([.E662])" office:value-type="string" office:string-value="2665.png">
            <text:p>2665.png</text:p>
          </table:table-cell>
          <table:table-cell table:number-columns-repeated="9"/>
        </table:table-row>
        <table:table-row table:style-name="ro10">
          <table:table-cell office:value-type="string">
            <text:p>1f612</text:p>
          </table:table-cell>
          <table:table-cell office:value-type="string">
            <text:p>1f612.png</text:p>
          </table:table-cell>
          <table:table-cell office:value-type="string">
            <text:p>😒</text:p>
          </table:table-cell>
          <table:table-cell/>
          <table:table-cell office:value-type="string">
            <text:p>2666.png</text:p>
          </table:table-cell>
          <table:table-cell table:formula="of:=LOWER([.E663])" office:value-type="string" office:string-value="2666.png">
            <text:p>2666.png</text:p>
          </table:table-cell>
          <table:table-cell table:number-columns-repeated="9"/>
        </table:table-row>
        <table:table-row table:style-name="ro10">
          <table:table-cell office:value-type="string">
            <text:p>1f613</text:p>
          </table:table-cell>
          <table:table-cell office:value-type="string">
            <text:p>1f613.png</text:p>
          </table:table-cell>
          <table:table-cell office:value-type="string">
            <text:p>😓</text:p>
          </table:table-cell>
          <table:table-cell/>
          <table:table-cell office:value-type="string">
            <text:p>2668.png</text:p>
          </table:table-cell>
          <table:table-cell table:formula="of:=LOWER([.E664])" office:value-type="string" office:string-value="2668.png">
            <text:p>2668.png</text:p>
          </table:table-cell>
          <table:table-cell table:number-columns-repeated="9"/>
        </table:table-row>
        <table:table-row table:style-name="ro10">
          <table:table-cell office:value-type="string">
            <text:p>1f614</text:p>
          </table:table-cell>
          <table:table-cell office:value-type="string">
            <text:p>1f614.png</text:p>
          </table:table-cell>
          <table:table-cell office:value-type="string">
            <text:p>😔</text:p>
          </table:table-cell>
          <table:table-cell/>
          <table:table-cell office:value-type="string">
            <text:p>2693.png</text:p>
          </table:table-cell>
          <table:table-cell table:formula="of:=LOWER([.E665])" office:value-type="string" office:string-value="2693.png">
            <text:p>2693.png</text:p>
          </table:table-cell>
          <table:table-cell table:number-columns-repeated="9"/>
        </table:table-row>
        <table:table-row table:style-name="ro10">
          <table:table-cell office:value-type="string">
            <text:p>1f615</text:p>
          </table:table-cell>
          <table:table-cell office:value-type="string">
            <text:p>1f615.png</text:p>
          </table:table-cell>
          <table:table-cell office:value-type="string">
            <text:p>😕</text:p>
          </table:table-cell>
          <table:table-cell/>
          <table:table-cell office:value-type="string">
            <text:p>2702.png</text:p>
          </table:table-cell>
          <table:table-cell table:formula="of:=LOWER([.E666])" office:value-type="string" office:string-value="2702.png">
            <text:p>2702.png</text:p>
          </table:table-cell>
          <table:table-cell table:number-columns-repeated="9"/>
        </table:table-row>
        <table:table-row table:style-name="ro10">
          <table:table-cell office:value-type="string">
            <text:p>1f616</text:p>
          </table:table-cell>
          <table:table-cell office:value-type="string">
            <text:p>1f616.png</text:p>
          </table:table-cell>
          <table:table-cell office:value-type="string">
            <text:p>😖</text:p>
          </table:table-cell>
          <table:table-cell/>
          <table:table-cell office:value-type="string">
            <text:p>2705.png</text:p>
          </table:table-cell>
          <table:table-cell table:formula="of:=LOWER([.E667])" office:value-type="string" office:string-value="2705.png">
            <text:p>2705.png</text:p>
          </table:table-cell>
          <table:table-cell table:number-columns-repeated="9"/>
        </table:table-row>
        <table:table-row table:style-name="ro10">
          <table:table-cell office:value-type="string">
            <text:p>1f617</text:p>
          </table:table-cell>
          <table:table-cell office:value-type="string">
            <text:p>1f617.png</text:p>
          </table:table-cell>
          <table:table-cell office:value-type="string">
            <text:p>😗</text:p>
          </table:table-cell>
          <table:table-cell/>
          <table:table-cell office:value-type="string">
            <text:p>2708.png</text:p>
          </table:table-cell>
          <table:table-cell table:formula="of:=LOWER([.E668])" office:value-type="string" office:string-value="2708.png">
            <text:p>2708.png</text:p>
          </table:table-cell>
          <table:table-cell table:number-columns-repeated="9"/>
        </table:table-row>
        <table:table-row table:style-name="ro10">
          <table:table-cell office:value-type="string">
            <text:p>1f618</text:p>
          </table:table-cell>
          <table:table-cell office:value-type="string">
            <text:p>1f618.png</text:p>
          </table:table-cell>
          <table:table-cell office:value-type="string">
            <text:p>😘</text:p>
          </table:table-cell>
          <table:table-cell/>
          <table:table-cell office:value-type="string">
            <text:p>2709.png</text:p>
          </table:table-cell>
          <table:table-cell table:formula="of:=LOWER([.E669])" office:value-type="string" office:string-value="2709.png">
            <text:p>2709.png</text:p>
          </table:table-cell>
          <table:table-cell table:number-columns-repeated="9"/>
        </table:table-row>
        <table:table-row table:style-name="ro10">
          <table:table-cell office:value-type="string">
            <text:p>1f619</text:p>
          </table:table-cell>
          <table:table-cell office:value-type="string">
            <text:p>1f619.png</text:p>
          </table:table-cell>
          <table:table-cell office:value-type="string">
            <text:p>😙</text:p>
          </table:table-cell>
          <table:table-cell/>
          <table:table-cell office:value-type="string">
            <text:p>2712.png</text:p>
          </table:table-cell>
          <table:table-cell table:formula="of:=LOWER([.E670])" office:value-type="string" office:string-value="2712.png">
            <text:p>2712.png</text:p>
          </table:table-cell>
          <table:table-cell table:number-columns-repeated="9"/>
        </table:table-row>
        <table:table-row table:style-name="ro10">
          <table:table-cell office:value-type="string">
            <text:p>1f620</text:p>
          </table:table-cell>
          <table:table-cell office:value-type="string">
            <text:p>1f620.png</text:p>
          </table:table-cell>
          <table:table-cell office:value-type="string">
            <text:p>😠</text:p>
          </table:table-cell>
          <table:table-cell/>
          <table:table-cell office:value-type="string">
            <text:p>2714.png</text:p>
          </table:table-cell>
          <table:table-cell table:formula="of:=LOWER([.E671])" office:value-type="string" office:string-value="2714.png">
            <text:p>2714.png</text:p>
          </table:table-cell>
          <table:table-cell table:number-columns-repeated="9"/>
        </table:table-row>
        <table:table-row table:style-name="ro10">
          <table:table-cell office:value-type="string">
            <text:p>1f621</text:p>
          </table:table-cell>
          <table:table-cell office:value-type="string">
            <text:p>1f621.png</text:p>
          </table:table-cell>
          <table:table-cell office:value-type="string">
            <text:p>😡</text:p>
          </table:table-cell>
          <table:table-cell/>
          <table:table-cell office:value-type="string">
            <text:p>2716.png</text:p>
          </table:table-cell>
          <table:table-cell table:formula="of:=LOWER([.E672])" office:value-type="string" office:string-value="2716.png">
            <text:p>2716.png</text:p>
          </table:table-cell>
          <table:table-cell table:number-columns-repeated="9"/>
        </table:table-row>
        <table:table-row table:style-name="ro10">
          <table:table-cell office:value-type="string">
            <text:p>1f622</text:p>
          </table:table-cell>
          <table:table-cell office:value-type="string">
            <text:p>1f622.png</text:p>
          </table:table-cell>
          <table:table-cell office:value-type="string">
            <text:p>😢</text:p>
          </table:table-cell>
          <table:table-cell/>
          <table:table-cell office:value-type="string">
            <text:p>2728.png</text:p>
          </table:table-cell>
          <table:table-cell table:formula="of:=LOWER([.E673])" office:value-type="string" office:string-value="2728.png">
            <text:p>2728.png</text:p>
          </table:table-cell>
          <table:table-cell table:number-columns-repeated="9"/>
        </table:table-row>
        <table:table-row table:style-name="ro10">
          <table:table-cell office:value-type="string">
            <text:p>1f623</text:p>
          </table:table-cell>
          <table:table-cell office:value-type="string">
            <text:p>1f623.png</text:p>
          </table:table-cell>
          <table:table-cell office:value-type="string">
            <text:p>😣</text:p>
          </table:table-cell>
          <table:table-cell/>
          <table:table-cell office:value-type="string">
            <text:p>2733.png</text:p>
          </table:table-cell>
          <table:table-cell table:formula="of:=LOWER([.E674])" office:value-type="string" office:string-value="2733.png">
            <text:p>2733.png</text:p>
          </table:table-cell>
          <table:table-cell table:number-columns-repeated="9"/>
        </table:table-row>
        <table:table-row table:style-name="ro10">
          <table:table-cell office:value-type="string">
            <text:p>1f624</text:p>
          </table:table-cell>
          <table:table-cell office:value-type="string">
            <text:p>1f624.png</text:p>
          </table:table-cell>
          <table:table-cell office:value-type="string">
            <text:p>😤</text:p>
          </table:table-cell>
          <table:table-cell/>
          <table:table-cell office:value-type="string">
            <text:p>2734.png</text:p>
          </table:table-cell>
          <table:table-cell table:formula="of:=LOWER([.E675])" office:value-type="string" office:string-value="2734.png">
            <text:p>2734.png</text:p>
          </table:table-cell>
          <table:table-cell table:number-columns-repeated="9"/>
        </table:table-row>
        <table:table-row table:style-name="ro10">
          <table:table-cell office:value-type="string">
            <text:p>1f625</text:p>
          </table:table-cell>
          <table:table-cell office:value-type="string">
            <text:p>1f625.png</text:p>
          </table:table-cell>
          <table:table-cell office:value-type="string">
            <text:p>😥</text:p>
          </table:table-cell>
          <table:table-cell/>
          <table:table-cell office:value-type="string">
            <text:p>2744.png</text:p>
          </table:table-cell>
          <table:table-cell table:formula="of:=LOWER([.E676])" office:value-type="string" office:string-value="2744.png">
            <text:p>2744.png</text:p>
          </table:table-cell>
          <table:table-cell table:number-columns-repeated="9"/>
        </table:table-row>
        <table:table-row table:style-name="ro10">
          <table:table-cell office:value-type="string">
            <text:p>1f626</text:p>
          </table:table-cell>
          <table:table-cell office:value-type="string">
            <text:p>1f626.png</text:p>
          </table:table-cell>
          <table:table-cell office:value-type="string">
            <text:p>😦</text:p>
          </table:table-cell>
          <table:table-cell/>
          <table:table-cell office:value-type="string">
            <text:p>2747.png</text:p>
          </table:table-cell>
          <table:table-cell table:formula="of:=LOWER([.E677])" office:value-type="string" office:string-value="2747.png">
            <text:p>2747.png</text:p>
          </table:table-cell>
          <table:table-cell table:number-columns-repeated="9"/>
        </table:table-row>
        <table:table-row table:style-name="ro10">
          <table:table-cell office:value-type="string">
            <text:p>1f627</text:p>
          </table:table-cell>
          <table:table-cell office:value-type="string">
            <text:p>1f627.png</text:p>
          </table:table-cell>
          <table:table-cell office:value-type="string">
            <text:p>😧</text:p>
          </table:table-cell>
          <table:table-cell/>
          <table:table-cell office:value-type="string">
            <text:p>2753.png</text:p>
          </table:table-cell>
          <table:table-cell table:formula="of:=LOWER([.E678])" office:value-type="string" office:string-value="2753.png">
            <text:p>2753.png</text:p>
          </table:table-cell>
          <table:table-cell table:number-columns-repeated="9"/>
        </table:table-row>
        <table:table-row table:style-name="ro10">
          <table:table-cell office:value-type="string">
            <text:p>1f628</text:p>
          </table:table-cell>
          <table:table-cell office:value-type="string">
            <text:p>1f628.png</text:p>
          </table:table-cell>
          <table:table-cell office:value-type="string">
            <text:p>😨</text:p>
          </table:table-cell>
          <table:table-cell/>
          <table:table-cell office:value-type="string">
            <text:p>2754.png</text:p>
          </table:table-cell>
          <table:table-cell table:formula="of:=LOWER([.E679])" office:value-type="string" office:string-value="2754.png">
            <text:p>2754.png</text:p>
          </table:table-cell>
          <table:table-cell table:number-columns-repeated="9"/>
        </table:table-row>
        <table:table-row table:style-name="ro10">
          <table:table-cell office:value-type="string">
            <text:p>1f629</text:p>
          </table:table-cell>
          <table:table-cell office:value-type="string">
            <text:p>1f629.png</text:p>
          </table:table-cell>
          <table:table-cell office:value-type="string">
            <text:p>😩</text:p>
          </table:table-cell>
          <table:table-cell/>
          <table:table-cell office:value-type="string">
            <text:p>2755.png</text:p>
          </table:table-cell>
          <table:table-cell table:formula="of:=LOWER([.E680])" office:value-type="string" office:string-value="2755.png">
            <text:p>2755.png</text:p>
          </table:table-cell>
          <table:table-cell table:number-columns-repeated="9"/>
        </table:table-row>
        <table:table-row table:style-name="ro10">
          <table:table-cell office:value-type="string">
            <text:p>1f630</text:p>
          </table:table-cell>
          <table:table-cell office:value-type="string">
            <text:p>1f630.png</text:p>
          </table:table-cell>
          <table:table-cell office:value-type="string">
            <text:p>😰</text:p>
          </table:table-cell>
          <table:table-cell/>
          <table:table-cell office:value-type="string">
            <text:p>2757.png</text:p>
          </table:table-cell>
          <table:table-cell table:formula="of:=LOWER([.E681])" office:value-type="string" office:string-value="2757.png">
            <text:p>2757.png</text:p>
          </table:table-cell>
          <table:table-cell table:number-columns-repeated="9"/>
        </table:table-row>
        <table:table-row table:style-name="ro10">
          <table:table-cell office:value-type="string">
            <text:p>1f631</text:p>
          </table:table-cell>
          <table:table-cell office:value-type="string">
            <text:p>1f631.png</text:p>
          </table:table-cell>
          <table:table-cell office:value-type="string">
            <text:p>😱</text:p>
          </table:table-cell>
          <table:table-cell/>
          <table:table-cell office:value-type="string">
            <text:p>2764.png</text:p>
          </table:table-cell>
          <table:table-cell table:formula="of:=LOWER([.E682])" office:value-type="string" office:string-value="2764.png">
            <text:p>2764.png</text:p>
          </table:table-cell>
          <table:table-cell table:number-columns-repeated="9"/>
        </table:table-row>
        <table:table-row table:style-name="ro10">
          <table:table-cell office:value-type="string">
            <text:p>1f632</text:p>
          </table:table-cell>
          <table:table-cell office:value-type="string">
            <text:p>1f632.png</text:p>
          </table:table-cell>
          <table:table-cell office:value-type="string">
            <text:p>😲</text:p>
          </table:table-cell>
          <table:table-cell/>
          <table:table-cell office:value-type="string">
            <text:p>2795.png</text:p>
          </table:table-cell>
          <table:table-cell table:formula="of:=LOWER([.E683])" office:value-type="string" office:string-value="2795.png">
            <text:p>2795.png</text:p>
          </table:table-cell>
          <table:table-cell table:number-columns-repeated="9"/>
        </table:table-row>
        <table:table-row table:style-name="ro10">
          <table:table-cell office:value-type="string">
            <text:p>1f633</text:p>
          </table:table-cell>
          <table:table-cell office:value-type="string">
            <text:p>1f633.png</text:p>
          </table:table-cell>
          <table:table-cell office:value-type="string">
            <text:p>😳</text:p>
          </table:table-cell>
          <table:table-cell/>
          <table:table-cell office:value-type="string">
            <text:p>2796.png</text:p>
          </table:table-cell>
          <table:table-cell table:formula="of:=LOWER([.E684])" office:value-type="string" office:string-value="2796.png">
            <text:p>2796.png</text:p>
          </table:table-cell>
          <table:table-cell table:number-columns-repeated="9"/>
        </table:table-row>
        <table:table-row table:style-name="ro10">
          <table:table-cell office:value-type="string">
            <text:p>1f634</text:p>
          </table:table-cell>
          <table:table-cell office:value-type="string">
            <text:p>1f634.png</text:p>
          </table:table-cell>
          <table:table-cell office:value-type="string">
            <text:p>😴</text:p>
          </table:table-cell>
          <table:table-cell/>
          <table:table-cell office:value-type="string">
            <text:p>2797.png</text:p>
          </table:table-cell>
          <table:table-cell table:formula="of:=LOWER([.E685])" office:value-type="string" office:string-value="2797.png">
            <text:p>2797.png</text:p>
          </table:table-cell>
          <table:table-cell table:number-columns-repeated="9"/>
        </table:table-row>
        <table:table-row table:style-name="ro10">
          <table:table-cell office:value-type="string">
            <text:p>1f635</text:p>
          </table:table-cell>
          <table:table-cell office:value-type="string">
            <text:p>1f635.png</text:p>
          </table:table-cell>
          <table:table-cell office:value-type="string">
            <text:p>😵</text:p>
          </table:table-cell>
          <table:table-cell/>
          <table:table-cell office:value-type="string">
            <text:p>2934.png</text:p>
          </table:table-cell>
          <table:table-cell table:formula="of:=LOWER([.E686])" office:value-type="string" office:string-value="2934.png">
            <text:p>2934.png</text:p>
          </table:table-cell>
          <table:table-cell table:number-columns-repeated="9"/>
        </table:table-row>
        <table:table-row table:style-name="ro10">
          <table:table-cell office:value-type="string">
            <text:p>1f636</text:p>
          </table:table-cell>
          <table:table-cell office:value-type="string">
            <text:p>1f636.png</text:p>
          </table:table-cell>
          <table:table-cell office:value-type="string">
            <text:p>😶</text:p>
          </table:table-cell>
          <table:table-cell/>
          <table:table-cell office:value-type="string">
            <text:p>2935.png</text:p>
          </table:table-cell>
          <table:table-cell table:formula="of:=LOWER([.E687])" office:value-type="string" office:string-value="2935.png">
            <text:p>2935.png</text:p>
          </table:table-cell>
          <table:table-cell table:number-columns-repeated="9"/>
        </table:table-row>
        <table:table-row table:style-name="ro10">
          <table:table-cell office:value-type="string">
            <text:p>1f637</text:p>
          </table:table-cell>
          <table:table-cell office:value-type="string">
            <text:p>1f637.png</text:p>
          </table:table-cell>
          <table:table-cell office:value-type="string">
            <text:p>😷</text:p>
          </table:table-cell>
          <table:table-cell/>
          <table:table-cell office:value-type="string">
            <text:p>3030.png</text:p>
          </table:table-cell>
          <table:table-cell table:formula="of:=LOWER([.E688])" office:value-type="string" office:string-value="3030.png">
            <text:p>3030.png</text:p>
          </table:table-cell>
          <table:table-cell table:number-columns-repeated="9"/>
        </table:table-row>
        <table:table-row table:style-name="ro10">
          <table:table-cell office:value-type="string">
            <text:p>1f638</text:p>
          </table:table-cell>
          <table:table-cell office:value-type="string">
            <text:p>1f638.png</text:p>
          </table:table-cell>
          <table:table-cell office:value-type="string">
            <text:p>😸</text:p>
          </table:table-cell>
          <table:table-cell/>
          <table:table-cell office:value-type="string">
            <text:p>3297.png</text:p>
          </table:table-cell>
          <table:table-cell table:formula="of:=LOWER([.E689])" office:value-type="string" office:string-value="3297.png">
            <text:p>3297.png</text:p>
          </table:table-cell>
          <table:table-cell table:number-columns-repeated="9"/>
        </table:table-row>
        <table:table-row table:style-name="ro10">
          <table:table-cell office:value-type="string">
            <text:p>1f639</text:p>
          </table:table-cell>
          <table:table-cell office:value-type="string">
            <text:p>1f639.png</text:p>
          </table:table-cell>
          <table:table-cell office:value-type="string">
            <text:p>😹</text:p>
          </table:table-cell>
          <table:table-cell/>
          <table:table-cell office:value-type="string">
            <text:p>3299.png</text:p>
          </table:table-cell>
          <table:table-cell table:formula="of:=LOWER([.E690])" office:value-type="string" office:string-value="3299.png">
            <text:p>3299.png</text:p>
          </table:table-cell>
          <table:table-cell table:number-columns-repeated="9"/>
        </table:table-row>
        <table:table-row table:style-name="ro10">
          <table:table-cell office:value-type="string">
            <text:p>1f640</text:p>
          </table:table-cell>
          <table:table-cell office:value-type="string">
            <text:p>1f640.png</text:p>
          </table:table-cell>
          <table:table-cell office:value-type="string">
            <text:p>🙀</text:p>
          </table:table-cell>
          <table:table-cell table:number-columns-repeated="12"/>
        </table:table-row>
        <table:table-row table:style-name="ro10">
          <table:table-cell office:value-type="string">
            <text:p>1f645</text:p>
          </table:table-cell>
          <table:table-cell office:value-type="string">
            <text:p>1f645.png</text:p>
          </table:table-cell>
          <table:table-cell office:value-type="string">
            <text:p>🙅</text:p>
          </table:table-cell>
          <table:table-cell table:number-columns-repeated="12"/>
        </table:table-row>
        <table:table-row table:style-name="ro10">
          <table:table-cell office:value-type="string">
            <text:p>1f646</text:p>
          </table:table-cell>
          <table:table-cell office:value-type="string">
            <text:p>1f646.png</text:p>
          </table:table-cell>
          <table:table-cell office:value-type="string">
            <text:p>🙆</text:p>
          </table:table-cell>
          <table:table-cell table:number-columns-repeated="12"/>
        </table:table-row>
        <table:table-row table:style-name="ro10">
          <table:table-cell office:value-type="string">
            <text:p>1f647</text:p>
          </table:table-cell>
          <table:table-cell office:value-type="string">
            <text:p>1f647.png</text:p>
          </table:table-cell>
          <table:table-cell office:value-type="string">
            <text:p>🙇</text:p>
          </table:table-cell>
          <table:table-cell table:number-columns-repeated="12"/>
        </table:table-row>
        <table:table-row table:style-name="ro10">
          <table:table-cell office:value-type="string">
            <text:p>1f648</text:p>
          </table:table-cell>
          <table:table-cell office:value-type="string">
            <text:p>1f648.png</text:p>
          </table:table-cell>
          <table:table-cell office:value-type="string">
            <text:p>🙈</text:p>
          </table:table-cell>
          <table:table-cell table:number-columns-repeated="12"/>
        </table:table-row>
        <table:table-row table:style-name="ro10">
          <table:table-cell office:value-type="string">
            <text:p>1f649</text:p>
          </table:table-cell>
          <table:table-cell office:value-type="string">
            <text:p>1f649.png</text:p>
          </table:table-cell>
          <table:table-cell office:value-type="string">
            <text:p>🙉</text:p>
          </table:table-cell>
          <table:table-cell table:number-columns-repeated="12"/>
        </table:table-row>
        <table:table-row table:style-name="ro10">
          <table:table-cell office:value-type="string">
            <text:p>1f680</text:p>
          </table:table-cell>
          <table:table-cell office:value-type="string">
            <text:p>1f680.png</text:p>
          </table:table-cell>
          <table:table-cell office:value-type="string">
            <text:p>🚀</text:p>
          </table:table-cell>
          <table:table-cell table:number-columns-repeated="12"/>
        </table:table-row>
        <table:table-row table:style-name="ro10">
          <table:table-cell office:value-type="string">
            <text:p>1f681</text:p>
          </table:table-cell>
          <table:table-cell office:value-type="string">
            <text:p>1f681.png</text:p>
          </table:table-cell>
          <table:table-cell office:value-type="string">
            <text:p>🚁</text:p>
          </table:table-cell>
          <table:table-cell table:number-columns-repeated="12"/>
        </table:table-row>
        <table:table-row table:style-name="ro10">
          <table:table-cell office:value-type="string">
            <text:p>1f682</text:p>
          </table:table-cell>
          <table:table-cell office:value-type="string">
            <text:p>1f682.png</text:p>
          </table:table-cell>
          <table:table-cell office:value-type="string">
            <text:p>🚂</text:p>
          </table:table-cell>
          <table:table-cell table:number-columns-repeated="12"/>
        </table:table-row>
        <table:table-row table:style-name="ro10">
          <table:table-cell office:value-type="string">
            <text:p>1f683</text:p>
          </table:table-cell>
          <table:table-cell office:value-type="string">
            <text:p>1f683.png</text:p>
          </table:table-cell>
          <table:table-cell office:value-type="string">
            <text:p>🚃</text:p>
          </table:table-cell>
          <table:table-cell table:number-columns-repeated="12"/>
        </table:table-row>
        <table:table-row table:style-name="ro10">
          <table:table-cell office:value-type="string">
            <text:p>1f684</text:p>
          </table:table-cell>
          <table:table-cell office:value-type="string">
            <text:p>1f684.png</text:p>
          </table:table-cell>
          <table:table-cell office:value-type="string">
            <text:p>🚄</text:p>
          </table:table-cell>
          <table:table-cell table:number-columns-repeated="12"/>
        </table:table-row>
        <table:table-row table:style-name="ro10">
          <table:table-cell office:value-type="string">
            <text:p>1f685</text:p>
          </table:table-cell>
          <table:table-cell office:value-type="string">
            <text:p>1f685.png</text:p>
          </table:table-cell>
          <table:table-cell office:value-type="string">
            <text:p>🚅</text:p>
          </table:table-cell>
          <table:table-cell table:number-columns-repeated="12"/>
        </table:table-row>
        <table:table-row table:style-name="ro10">
          <table:table-cell office:value-type="string">
            <text:p>1f686</text:p>
          </table:table-cell>
          <table:table-cell office:value-type="string">
            <text:p>1f686.png</text:p>
          </table:table-cell>
          <table:table-cell office:value-type="string">
            <text:p>🚆</text:p>
          </table:table-cell>
          <table:table-cell table:number-columns-repeated="12"/>
        </table:table-row>
        <table:table-row table:style-name="ro10">
          <table:table-cell office:value-type="string">
            <text:p>1f687</text:p>
          </table:table-cell>
          <table:table-cell office:value-type="string">
            <text:p>1f687.png</text:p>
          </table:table-cell>
          <table:table-cell office:value-type="string">
            <text:p>🚇</text:p>
          </table:table-cell>
          <table:table-cell table:number-columns-repeated="12"/>
        </table:table-row>
        <table:table-row table:style-name="ro10">
          <table:table-cell office:value-type="string">
            <text:p>1f688</text:p>
          </table:table-cell>
          <table:table-cell office:value-type="string">
            <text:p>1f688.png</text:p>
          </table:table-cell>
          <table:table-cell office:value-type="string">
            <text:p>🚈</text:p>
          </table:table-cell>
          <table:table-cell table:number-columns-repeated="12"/>
        </table:table-row>
        <table:table-row table:style-name="ro10">
          <table:table-cell office:value-type="string">
            <text:p>1f689</text:p>
          </table:table-cell>
          <table:table-cell office:value-type="string">
            <text:p>1f689.png</text:p>
          </table:table-cell>
          <table:table-cell office:value-type="string">
            <text:p>🚉</text:p>
          </table:table-cell>
          <table:table-cell table:number-columns-repeated="12"/>
        </table:table-row>
        <table:table-row table:style-name="ro10">
          <table:table-cell office:value-type="string">
            <text:p>1f690</text:p>
          </table:table-cell>
          <table:table-cell office:value-type="string">
            <text:p>1f690.png</text:p>
          </table:table-cell>
          <table:table-cell office:value-type="string">
            <text:p>🚐</text:p>
          </table:table-cell>
          <table:table-cell table:number-columns-repeated="12"/>
        </table:table-row>
        <table:table-row table:style-name="ro10">
          <table:table-cell office:value-type="string">
            <text:p>1f691</text:p>
          </table:table-cell>
          <table:table-cell office:value-type="string">
            <text:p>1f691.png</text:p>
          </table:table-cell>
          <table:table-cell office:value-type="string">
            <text:p>🚑</text:p>
          </table:table-cell>
          <table:table-cell table:number-columns-repeated="12"/>
        </table:table-row>
        <table:table-row table:style-name="ro10">
          <table:table-cell office:value-type="string">
            <text:p>1f692</text:p>
          </table:table-cell>
          <table:table-cell office:value-type="string">
            <text:p>1f692.png</text:p>
          </table:table-cell>
          <table:table-cell office:value-type="string">
            <text:p>🚒</text:p>
          </table:table-cell>
          <table:table-cell table:number-columns-repeated="12"/>
        </table:table-row>
        <table:table-row table:style-name="ro10">
          <table:table-cell office:value-type="string">
            <text:p>1f693</text:p>
          </table:table-cell>
          <table:table-cell office:value-type="string">
            <text:p>1f693.png</text:p>
          </table:table-cell>
          <table:table-cell office:value-type="string">
            <text:p>🚓</text:p>
          </table:table-cell>
          <table:table-cell table:number-columns-repeated="12"/>
        </table:table-row>
        <table:table-row table:style-name="ro10">
          <table:table-cell office:value-type="string">
            <text:p>1f694</text:p>
          </table:table-cell>
          <table:table-cell office:value-type="string">
            <text:p>1f694.png</text:p>
          </table:table-cell>
          <table:table-cell office:value-type="string">
            <text:p>🚔</text:p>
          </table:table-cell>
          <table:table-cell table:number-columns-repeated="12"/>
        </table:table-row>
        <table:table-row table:style-name="ro10">
          <table:table-cell office:value-type="string">
            <text:p>1f695</text:p>
          </table:table-cell>
          <table:table-cell office:value-type="string">
            <text:p>1f695.png</text:p>
          </table:table-cell>
          <table:table-cell office:value-type="string">
            <text:p>🚕</text:p>
          </table:table-cell>
          <table:table-cell table:number-columns-repeated="12"/>
        </table:table-row>
        <table:table-row table:style-name="ro10">
          <table:table-cell office:value-type="string">
            <text:p>1f696</text:p>
          </table:table-cell>
          <table:table-cell office:value-type="string">
            <text:p>1f696.png</text:p>
          </table:table-cell>
          <table:table-cell office:value-type="string">
            <text:p>🚖</text:p>
          </table:table-cell>
          <table:table-cell table:number-columns-repeated="12"/>
        </table:table-row>
        <table:table-row table:style-name="ro10">
          <table:table-cell office:value-type="string">
            <text:p>1f697</text:p>
          </table:table-cell>
          <table:table-cell office:value-type="string">
            <text:p>1f697.png</text:p>
          </table:table-cell>
          <table:table-cell office:value-type="string">
            <text:p>🚗</text:p>
          </table:table-cell>
          <table:table-cell table:number-columns-repeated="12"/>
        </table:table-row>
        <table:table-row table:style-name="ro10">
          <table:table-cell office:value-type="string">
            <text:p>1f698</text:p>
          </table:table-cell>
          <table:table-cell office:value-type="string">
            <text:p>1f698.png</text:p>
          </table:table-cell>
          <table:table-cell office:value-type="string">
            <text:p>🚘</text:p>
          </table:table-cell>
          <table:table-cell table:number-columns-repeated="12"/>
        </table:table-row>
        <table:table-row table:style-name="ro10">
          <table:table-cell office:value-type="string">
            <text:p>1f699</text:p>
          </table:table-cell>
          <table:table-cell office:value-type="string">
            <text:p>1f699.png</text:p>
          </table:table-cell>
          <table:table-cell office:value-type="string">
            <text:p>🚙</text:p>
          </table:table-cell>
          <table:table-cell table:number-columns-repeated="12"/>
        </table:table-row>
        <table:table-row table:style-name="ro10">
          <table:table-cell office:value-type="string">
            <text:p>2b1b</text:p>
          </table:table-cell>
          <table:table-cell office:value-type="string">
            <text:p>2b1b.png</text:p>
          </table:table-cell>
          <table:table-cell office:value-type="string">
            <text:p>⬛</text:p>
          </table:table-cell>
          <table:table-cell table:number-columns-repeated="12"/>
        </table:table-row>
        <table:table-row table:style-name="ro10">
          <table:table-cell office:value-type="string">
            <text:p>2b1c</text:p>
          </table:table-cell>
          <table:table-cell office:value-type="string">
            <text:p>2b1c.png</text:p>
          </table:table-cell>
          <table:table-cell office:value-type="string">
            <text:p>⬜</text:p>
          </table:table-cell>
          <table:table-cell table:number-columns-repeated="12"/>
        </table:table-row>
        <table:table-row table:style-name="ro10">
          <table:table-cell office:value-type="string">
            <text:p>2b05</text:p>
          </table:table-cell>
          <table:table-cell office:value-type="string">
            <text:p>2b05.png</text:p>
          </table:table-cell>
          <table:table-cell office:value-type="string">
            <text:p>⬅</text:p>
          </table:table-cell>
          <table:table-cell table:number-columns-repeated="12"/>
        </table:table-row>
        <table:table-row table:style-name="ro10">
          <table:table-cell office:value-type="string">
            <text:p>2b06</text:p>
          </table:table-cell>
          <table:table-cell office:value-type="string">
            <text:p>2b06.png</text:p>
          </table:table-cell>
          <table:table-cell office:value-type="string">
            <text:p>⬆</text:p>
          </table:table-cell>
          <table:table-cell table:number-columns-repeated="12"/>
        </table:table-row>
        <table:table-row table:style-name="ro10">
          <table:table-cell office:value-type="string">
            <text:p>2b07</text:p>
          </table:table-cell>
          <table:table-cell office:value-type="string">
            <text:p>2b07.png</text:p>
          </table:table-cell>
          <table:table-cell office:value-type="string">
            <text:p>⬇</text:p>
          </table:table-cell>
          <table:table-cell table:number-columns-repeated="12"/>
        </table:table-row>
        <table:table-row table:style-name="ro10">
          <table:table-cell office:value-type="string">
            <text:p>2b50</text:p>
          </table:table-cell>
          <table:table-cell office:value-type="string">
            <text:p>2b50.png</text:p>
          </table:table-cell>
          <table:table-cell office:value-type="string">
            <text:p>⭐</text:p>
          </table:table-cell>
          <table:table-cell table:number-columns-repeated="12"/>
        </table:table-row>
        <table:table-row table:style-name="ro10">
          <table:table-cell office:value-type="string">
            <text:p>2b55</text:p>
          </table:table-cell>
          <table:table-cell office:value-type="string">
            <text:p>2b55.png</text:p>
          </table:table-cell>
          <table:table-cell office:value-type="string">
            <text:p>⭕</text:p>
          </table:table-cell>
          <table:table-cell table:number-columns-repeated="12"/>
        </table:table-row>
        <table:table-row table:style-name="ro10">
          <table:table-cell office:value-type="string">
            <text:p>21a9</text:p>
          </table:table-cell>
          <table:table-cell office:value-type="string">
            <text:p>21a9.png</text:p>
          </table:table-cell>
          <table:table-cell office:value-type="string">
            <text:p>↩</text:p>
          </table:table-cell>
          <table:table-cell table:number-columns-repeated="12"/>
        </table:table-row>
        <table:table-row table:style-name="ro10">
          <table:table-cell office:value-type="string">
            <text:p>21aa</text:p>
          </table:table-cell>
          <table:table-cell office:value-type="string">
            <text:p>21aa.png</text:p>
          </table:table-cell>
          <table:table-cell office:value-type="string">
            <text:p>↪</text:p>
          </table:table-cell>
          <table:table-cell table:number-columns-repeated="12"/>
        </table:table-row>
        <table:table-row table:style-name="ro10">
          <table:table-cell office:value-type="string">
            <text:p>0023 20e3</text:p>
          </table:table-cell>
          <table:table-cell office:value-type="string">
            <text:p>0023-20e3.png</text:p>
          </table:table-cell>
          <table:table-cell office:value-type="string">
            <text:p>#⃣</text:p>
          </table:table-cell>
          <table:table-cell table:number-columns-repeated="12"/>
        </table:table-row>
        <table:table-row table:style-name="ro10">
          <table:table-cell office:value-type="string">
            <text:p>20e3</text:p>
          </table:table-cell>
          <table:table-cell office:value-type="string">
            <text:p>23e9.png</text:p>
          </table:table-cell>
          <table:table-cell office:value-type="string">
            <text:p>⏩</text:p>
          </table:table-cell>
          <table:table-cell table:number-columns-repeated="12"/>
        </table:table-row>
        <table:table-row table:style-name="ro10">
          <table:table-cell office:value-type="string">
            <text:p>23ea</text:p>
          </table:table-cell>
          <table:table-cell office:value-type="string">
            <text:p>23ea.png</text:p>
          </table:table-cell>
          <table:table-cell office:value-type="string">
            <text:p>⏪</text:p>
          </table:table-cell>
          <table:table-cell table:number-columns-repeated="12"/>
        </table:table-row>
        <table:table-row table:style-name="ro10">
          <table:table-cell office:value-type="string">
            <text:p>23eb</text:p>
          </table:table-cell>
          <table:table-cell office:value-type="string">
            <text:p>23eb.png</text:p>
          </table:table-cell>
          <table:table-cell office:value-type="string">
            <text:p>⏫</text:p>
          </table:table-cell>
          <table:table-cell table:number-columns-repeated="12"/>
        </table:table-row>
        <table:table-row table:style-name="ro10">
          <table:table-cell office:value-type="string">
            <text:p>23ec</text:p>
          </table:table-cell>
          <table:table-cell office:value-type="string">
            <text:p>23ec.png</text:p>
          </table:table-cell>
          <table:table-cell office:value-type="string">
            <text:p>⏬</text:p>
          </table:table-cell>
          <table:table-cell table:number-columns-repeated="12"/>
        </table:table-row>
        <table:table-row table:style-name="ro10">
          <table:table-cell office:value-type="string">
            <text:p>23f0</text:p>
          </table:table-cell>
          <table:table-cell office:value-type="string">
            <text:p>23f0.png</text:p>
          </table:table-cell>
          <table:table-cell office:value-type="string">
            <text:p>⏰</text:p>
          </table:table-cell>
          <table:table-cell table:number-columns-repeated="12"/>
        </table:table-row>
        <table:table-row table:style-name="ro10">
          <table:table-cell office:value-type="string">
            <text:p>23f3</text:p>
          </table:table-cell>
          <table:table-cell office:value-type="string">
            <text:p>23f3.png</text:p>
          </table:table-cell>
          <table:table-cell office:value-type="string">
            <text:p>⏳</text:p>
          </table:table-cell>
          <table:table-cell table:number-columns-repeated="12"/>
        </table:table-row>
        <table:table-row table:style-name="ro10">
          <table:table-cell office:value-type="string">
            <text:p>24c2</text:p>
          </table:table-cell>
          <table:table-cell office:value-type="string">
            <text:p>24c2.png</text:p>
          </table:table-cell>
          <table:table-cell office:value-type="string">
            <text:p>Ⓜ</text:p>
          </table:table-cell>
          <table:table-cell table:number-columns-repeated="12"/>
        </table:table-row>
        <table:table-row table:style-name="ro10">
          <table:table-cell office:value-type="string">
            <text:p>25aa</text:p>
          </table:table-cell>
          <table:table-cell office:value-type="string">
            <text:p>25aa.png</text:p>
          </table:table-cell>
          <table:table-cell office:value-type="string">
            <text:p>▪</text:p>
          </table:table-cell>
          <table:table-cell table:number-columns-repeated="12"/>
        </table:table-row>
        <table:table-row table:style-name="ro10">
          <table:table-cell office:value-type="string">
            <text:p>25ab</text:p>
          </table:table-cell>
          <table:table-cell office:value-type="string">
            <text:p>25ab.png</text:p>
          </table:table-cell>
          <table:table-cell office:value-type="string">
            <text:p>▫</text:p>
          </table:table-cell>
          <table:table-cell table:number-columns-repeated="12"/>
        </table:table-row>
        <table:table-row table:style-name="ro10">
          <table:table-cell office:value-type="string">
            <text:p>25b6</text:p>
          </table:table-cell>
          <table:table-cell office:value-type="string">
            <text:p>25b6.png</text:p>
          </table:table-cell>
          <table:table-cell office:value-type="string">
            <text:p>▶</text:p>
          </table:table-cell>
          <table:table-cell table:number-columns-repeated="12"/>
        </table:table-row>
        <table:table-row table:style-name="ro10">
          <table:table-cell office:value-type="string">
            <text:p>25c0</text:p>
          </table:table-cell>
          <table:table-cell office:value-type="string">
            <text:p>25c0.png</text:p>
          </table:table-cell>
          <table:table-cell office:value-type="string">
            <text:p>◀</text:p>
          </table:table-cell>
          <table:table-cell table:number-columns-repeated="12"/>
        </table:table-row>
        <table:table-row table:style-name="ro10">
          <table:table-cell office:value-type="string">
            <text:p>25fb</text:p>
          </table:table-cell>
          <table:table-cell office:value-type="string">
            <text:p>25fb.png</text:p>
          </table:table-cell>
          <table:table-cell office:value-type="string">
            <text:p>◻</text:p>
          </table:table-cell>
          <table:table-cell table:number-columns-repeated="12"/>
        </table:table-row>
        <table:table-row table:style-name="ro10">
          <table:table-cell office:value-type="string">
            <text:p>25fc</text:p>
          </table:table-cell>
          <table:table-cell office:value-type="string">
            <text:p>25fc.png</text:p>
          </table:table-cell>
          <table:table-cell office:value-type="string">
            <text:p>◼</text:p>
          </table:table-cell>
          <table:table-cell table:number-columns-repeated="12"/>
        </table:table-row>
        <table:table-row table:style-name="ro10">
          <table:table-cell office:value-type="string">
            <text:p>25fd</text:p>
          </table:table-cell>
          <table:table-cell office:value-type="string">
            <text:p>25fd.png</text:p>
          </table:table-cell>
          <table:table-cell office:value-type="string">
            <text:p>◽</text:p>
          </table:table-cell>
          <table:table-cell table:number-columns-repeated="12"/>
        </table:table-row>
        <table:table-row table:style-name="ro10">
          <table:table-cell office:value-type="string">
            <text:p>25fe</text:p>
          </table:table-cell>
          <table:table-cell office:value-type="string">
            <text:p>25fe.png</text:p>
          </table:table-cell>
          <table:table-cell office:value-type="string">
            <text:p>◾</text:p>
          </table:table-cell>
          <table:table-cell table:number-columns-repeated="12"/>
        </table:table-row>
        <table:table-row table:style-name="ro10">
          <table:table-cell office:value-type="string">
            <text:p>26a0</text:p>
          </table:table-cell>
          <table:table-cell office:value-type="string">
            <text:p>26a0.png</text:p>
          </table:table-cell>
          <table:table-cell office:value-type="string">
            <text:p>⚠</text:p>
          </table:table-cell>
          <table:table-cell table:number-columns-repeated="12"/>
        </table:table-row>
        <table:table-row table:style-name="ro10">
          <table:table-cell office:value-type="string">
            <text:p>26a1</text:p>
          </table:table-cell>
          <table:table-cell office:value-type="string">
            <text:p>26a1.png</text:p>
          </table:table-cell>
          <table:table-cell office:value-type="string">
            <text:p>⚡</text:p>
          </table:table-cell>
          <table:table-cell table:number-columns-repeated="12"/>
        </table:table-row>
        <table:table-row table:style-name="ro10">
          <table:table-cell office:value-type="string">
            <text:p>26aa</text:p>
          </table:table-cell>
          <table:table-cell office:value-type="string">
            <text:p>26aa.png</text:p>
          </table:table-cell>
          <table:table-cell office:value-type="string">
            <text:p>⚪</text:p>
          </table:table-cell>
          <table:table-cell table:number-columns-repeated="12"/>
        </table:table-row>
        <table:table-row table:style-name="ro10">
          <table:table-cell office:value-type="string">
            <text:p>26ab</text:p>
          </table:table-cell>
          <table:table-cell office:value-type="string">
            <text:p>26ab.png</text:p>
          </table:table-cell>
          <table:table-cell office:value-type="string">
            <text:p>⚫</text:p>
          </table:table-cell>
          <table:table-cell table:number-columns-repeated="12"/>
        </table:table-row>
        <table:table-row table:style-name="ro10">
          <table:table-cell office:value-type="string">
            <text:p>26bd</text:p>
          </table:table-cell>
          <table:table-cell office:value-type="string">
            <text:p>26bd.png</text:p>
          </table:table-cell>
          <table:table-cell office:value-type="string">
            <text:p>⚽</text:p>
          </table:table-cell>
          <table:table-cell table:number-columns-repeated="12"/>
        </table:table-row>
        <table:table-row table:style-name="ro10">
          <table:table-cell office:value-type="string">
            <text:p>26be</text:p>
          </table:table-cell>
          <table:table-cell office:value-type="string">
            <text:p>26be.png</text:p>
          </table:table-cell>
          <table:table-cell office:value-type="string">
            <text:p>⚾</text:p>
          </table:table-cell>
          <table:table-cell table:number-columns-repeated="12"/>
        </table:table-row>
        <table:table-row table:style-name="ro10">
          <table:table-cell office:value-type="string">
            <text:p>26c4</text:p>
          </table:table-cell>
          <table:table-cell office:value-type="string">
            <text:p>26c4.png</text:p>
          </table:table-cell>
          <table:table-cell office:value-type="string">
            <text:p>⛄</text:p>
          </table:table-cell>
          <table:table-cell table:number-columns-repeated="12"/>
        </table:table-row>
        <table:table-row table:style-name="ro10">
          <table:table-cell office:value-type="string">
            <text:p>26c5</text:p>
          </table:table-cell>
          <table:table-cell office:value-type="string">
            <text:p>26c5.png</text:p>
          </table:table-cell>
          <table:table-cell office:value-type="string">
            <text:p>⛅</text:p>
          </table:table-cell>
          <table:table-cell table:number-columns-repeated="12"/>
        </table:table-row>
        <table:table-row table:style-name="ro10">
          <table:table-cell office:value-type="string">
            <text:p>26ce</text:p>
          </table:table-cell>
          <table:table-cell office:value-type="string">
            <text:p>26ce.png</text:p>
          </table:table-cell>
          <table:table-cell office:value-type="string">
            <text:p>⛎</text:p>
          </table:table-cell>
          <table:table-cell table:number-columns-repeated="12"/>
        </table:table-row>
        <table:table-row table:style-name="ro10">
          <table:table-cell office:value-type="string">
            <text:p>26d4</text:p>
          </table:table-cell>
          <table:table-cell office:value-type="string">
            <text:p>26d4.png</text:p>
          </table:table-cell>
          <table:table-cell office:value-type="string">
            <text:p>⛔</text:p>
          </table:table-cell>
          <table:table-cell table:number-columns-repeated="12"/>
        </table:table-row>
        <table:table-row table:style-name="ro10">
          <table:table-cell office:value-type="string">
            <text:p>26ea</text:p>
          </table:table-cell>
          <table:table-cell office:value-type="string">
            <text:p>26ea.png</text:p>
          </table:table-cell>
          <table:table-cell office:value-type="string">
            <text:p>⛪</text:p>
          </table:table-cell>
          <table:table-cell table:number-columns-repeated="12"/>
        </table:table-row>
        <table:table-row table:style-name="ro10">
          <table:table-cell office:value-type="string">
            <text:p>26f2</text:p>
          </table:table-cell>
          <table:table-cell office:value-type="string">
            <text:p>26f2.png</text:p>
          </table:table-cell>
          <table:table-cell office:value-type="string">
            <text:p>⛲</text:p>
          </table:table-cell>
          <table:table-cell table:number-columns-repeated="12"/>
        </table:table-row>
        <table:table-row table:style-name="ro10">
          <table:table-cell office:value-type="string">
            <text:p>26f3</text:p>
          </table:table-cell>
          <table:table-cell office:value-type="string">
            <text:p>26f3.png</text:p>
          </table:table-cell>
          <table:table-cell office:value-type="string">
            <text:p>⛳</text:p>
          </table:table-cell>
          <table:table-cell table:number-columns-repeated="12"/>
        </table:table-row>
        <table:table-row table:style-name="ro10">
          <table:table-cell office:value-type="string">
            <text:p>26f5</text:p>
          </table:table-cell>
          <table:table-cell office:value-type="string">
            <text:p>26f5.png</text:p>
          </table:table-cell>
          <table:table-cell office:value-type="string">
            <text:p>⛵</text:p>
          </table:table-cell>
          <table:table-cell table:number-columns-repeated="12"/>
        </table:table-row>
        <table:table-row table:style-name="ro10">
          <table:table-cell office:value-type="string">
            <text:p>26fa</text:p>
          </table:table-cell>
          <table:table-cell office:value-type="string">
            <text:p>26fa.png</text:p>
          </table:table-cell>
          <table:table-cell office:value-type="string">
            <text:p>⛺</text:p>
          </table:table-cell>
          <table:table-cell table:number-columns-repeated="12"/>
        </table:table-row>
        <table:table-row table:style-name="ro10">
          <table:table-cell office:value-type="string">
            <text:p>26fd</text:p>
          </table:table-cell>
          <table:table-cell office:value-type="string">
            <text:p>26fd.png</text:p>
          </table:table-cell>
          <table:table-cell office:value-type="string">
            <text:p>⛽</text:p>
          </table:table-cell>
          <table:table-cell table:number-columns-repeated="12"/>
        </table:table-row>
        <table:table-row table:style-name="ro10">
          <table:table-cell office:value-type="string">
            <text:p>27a1</text:p>
          </table:table-cell>
          <table:table-cell office:value-type="string">
            <text:p>27a1.png</text:p>
          </table:table-cell>
          <table:table-cell office:value-type="string">
            <text:p>➡</text:p>
          </table:table-cell>
          <table:table-cell table:number-columns-repeated="12"/>
        </table:table-row>
        <table:table-row table:style-name="ro10">
          <table:table-cell office:value-type="string">
            <text:p>27b0</text:p>
          </table:table-cell>
          <table:table-cell office:value-type="string">
            <text:p>27b0.png</text:p>
          </table:table-cell>
          <table:table-cell office:value-type="string">
            <text:p>➰</text:p>
          </table:table-cell>
          <table:table-cell table:number-columns-repeated="12"/>
        </table:table-row>
        <table:table-row table:style-name="ro10">
          <table:table-cell office:value-type="string">
            <text:p>27bf</text:p>
          </table:table-cell>
          <table:table-cell office:value-type="string">
            <text:p>27bf.png</text:p>
          </table:table-cell>
          <table:table-cell office:value-type="string">
            <text:p>➿</text:p>
          </table:table-cell>
          <table:table-cell table:number-columns-repeated="12"/>
        </table:table-row>
        <table:table-row table:style-name="ro10">
          <table:table-cell office:value-type="string">
            <text:p>0030 20e3</text:p>
          </table:table-cell>
          <table:table-cell office:value-type="string">
            <text:p>0030-20e3.png</text:p>
          </table:table-cell>
          <table:table-cell office:value-type="string">
            <text:p>0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1 20e3</text:p>
          </table:table-cell>
          <table:table-cell office:value-type="string">
            <text:p>0031-20e3.png</text:p>
          </table:table-cell>
          <table:table-cell office:value-type="string">
            <text:p>1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2 20e3</text:p>
          </table:table-cell>
          <table:table-cell office:value-type="string">
            <text:p>0032-20e3.png</text:p>
          </table:table-cell>
          <table:table-cell office:value-type="string">
            <text:p>2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3 20e3</text:p>
          </table:table-cell>
          <table:table-cell office:value-type="string">
            <text:p>0033-20e3.png</text:p>
          </table:table-cell>
          <table:table-cell office:value-type="string">
            <text:p>3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4 20e3</text:p>
          </table:table-cell>
          <table:table-cell office:value-type="string">
            <text:p>0034-20e3.png</text:p>
          </table:table-cell>
          <table:table-cell office:value-type="string">
            <text:p>4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5 20e3</text:p>
          </table:table-cell>
          <table:table-cell office:value-type="string">
            <text:p>0035-20e3.png</text:p>
          </table:table-cell>
          <table:table-cell office:value-type="string">
            <text:p>5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6 20e3</text:p>
          </table:table-cell>
          <table:table-cell office:value-type="string">
            <text:p>0036-20e3.png</text:p>
          </table:table-cell>
          <table:table-cell office:value-type="string">
            <text:p>6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7 20e3</text:p>
          </table:table-cell>
          <table:table-cell office:value-type="string">
            <text:p>0037-20e3.png</text:p>
          </table:table-cell>
          <table:table-cell office:value-type="string">
            <text:p>7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8 20e3</text:p>
          </table:table-cell>
          <table:table-cell office:value-type="string">
            <text:p>0038-20e3.png</text:p>
          </table:table-cell>
          <table:table-cell office:value-type="string">
            <text:p>8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0039 20e3</text:p>
          </table:table-cell>
          <table:table-cell office:value-type="string">
            <text:p>0039-20e3.png</text:p>
          </table:table-cell>
          <table:table-cell office:value-type="string">
            <text:p>9⃣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0">
          <table:table-cell office:value-type="string">
            <text:p>203c</text:p>
          </table:table-cell>
          <table:table-cell office:value-type="string">
            <text:p>203c.png</text:p>
          </table:table-cell>
          <table:table-cell office:value-type="string">
            <text:p>‼</text:p>
          </table:table-cell>
          <table:table-cell table:number-columns-repeated="12"/>
        </table:table-row>
        <table:table-row table:style-name="ro10">
          <table:table-cell office:value-type="string">
            <text:p>231a</text:p>
          </table:table-cell>
          <table:table-cell office:value-type="string">
            <text:p>231a.png</text:p>
          </table:table-cell>
          <table:table-cell office:value-type="string">
            <text:p>⌚</text:p>
          </table:table-cell>
          <table:table-cell table:number-columns-repeated="12"/>
        </table:table-row>
        <table:table-row table:style-name="ro10">
          <table:table-cell office:value-type="string">
            <text:p>231b</text:p>
          </table:table-cell>
          <table:table-cell office:value-type="string">
            <text:p>231b.png</text:p>
          </table:table-cell>
          <table:table-cell office:value-type="string">
            <text:p>⌛</text:p>
          </table:table-cell>
          <table:table-cell table:number-columns-repeated="12"/>
        </table:table-row>
        <table:table-row table:style-name="ro10">
          <table:table-cell office:value-type="string">
            <text:p>260e</text:p>
          </table:table-cell>
          <table:table-cell office:value-type="string">
            <text:p>260e.png</text:p>
          </table:table-cell>
          <table:table-cell office:value-type="string">
            <text:p>☎</text:p>
          </table:table-cell>
          <table:table-cell table:number-columns-repeated="12"/>
        </table:table-row>
        <table:table-row table:style-name="ro10">
          <table:table-cell office:value-type="string">
            <text:p>261d</text:p>
          </table:table-cell>
          <table:table-cell office:value-type="string">
            <text:p>261d.png</text:p>
          </table:table-cell>
          <table:table-cell office:value-type="string">
            <text:p>☝</text:p>
          </table:table-cell>
          <table:table-cell table:number-columns-repeated="12"/>
        </table:table-row>
        <table:table-row table:style-name="ro10">
          <table:table-cell office:value-type="string">
            <text:p>263a</text:p>
          </table:table-cell>
          <table:table-cell office:value-type="string">
            <text:p>263a.png</text:p>
          </table:table-cell>
          <table:table-cell office:value-type="string">
            <text:p>☺</text:p>
          </table:table-cell>
          <table:table-cell table:number-columns-repeated="12"/>
        </table:table-row>
        <table:table-row table:style-name="ro10">
          <table:table-cell office:value-type="string">
            <text:p>264a</text:p>
          </table:table-cell>
          <table:table-cell office:value-type="string">
            <text:p>264a.png</text:p>
          </table:table-cell>
          <table:table-cell office:value-type="string">
            <text:p>♊</text:p>
          </table:table-cell>
          <table:table-cell table:number-columns-repeated="12"/>
        </table:table-row>
        <table:table-row table:style-name="ro10">
          <table:table-cell office:value-type="string">
            <text:p>264b</text:p>
          </table:table-cell>
          <table:table-cell office:value-type="string">
            <text:p>264b.png</text:p>
          </table:table-cell>
          <table:table-cell office:value-type="string">
            <text:p>♋</text:p>
          </table:table-cell>
          <table:table-cell table:number-columns-repeated="12"/>
        </table:table-row>
        <table:table-row table:style-name="ro10">
          <table:table-cell office:value-type="string">
            <text:p>264c</text:p>
          </table:table-cell>
          <table:table-cell office:value-type="string">
            <text:p>264c.png</text:p>
          </table:table-cell>
          <table:table-cell office:value-type="string">
            <text:p>♌</text:p>
          </table:table-cell>
          <table:table-cell table:number-columns-repeated="12"/>
        </table:table-row>
        <table:table-row table:style-name="ro10">
          <table:table-cell office:value-type="string">
            <text:p>264d</text:p>
          </table:table-cell>
          <table:table-cell office:value-type="string">
            <text:p>264d.png</text:p>
          </table:table-cell>
          <table:table-cell office:value-type="string">
            <text:p>♍</text:p>
          </table:table-cell>
          <table:table-cell table:number-columns-repeated="12"/>
        </table:table-row>
        <table:table-row table:style-name="ro10">
          <table:table-cell office:value-type="string">
            <text:p>264e</text:p>
          </table:table-cell>
          <table:table-cell office:value-type="string">
            <text:p>264e.png</text:p>
          </table:table-cell>
          <table:table-cell office:value-type="string">
            <text:p>♎</text:p>
          </table:table-cell>
          <table:table-cell table:number-columns-repeated="12"/>
        </table:table-row>
        <table:table-row table:style-name="ro10">
          <table:table-cell office:value-type="string">
            <text:p>264f</text:p>
          </table:table-cell>
          <table:table-cell office:value-type="string">
            <text:p>264f.png</text:p>
          </table:table-cell>
          <table:table-cell office:value-type="string">
            <text:p>♏</text:p>
          </table:table-cell>
          <table:table-cell table:number-columns-repeated="12"/>
        </table:table-row>
        <table:table-row table:style-name="ro10">
          <table:table-cell office:value-type="string">
            <text:p>267b</text:p>
          </table:table-cell>
          <table:table-cell office:value-type="string">
            <text:p>267b.png</text:p>
          </table:table-cell>
          <table:table-cell office:value-type="string">
            <text:p>♻</text:p>
          </table:table-cell>
          <table:table-cell table:number-columns-repeated="12"/>
        </table:table-row>
        <table:table-row table:style-name="ro10">
          <table:table-cell office:value-type="string">
            <text:p>267f</text:p>
          </table:table-cell>
          <table:table-cell office:value-type="string">
            <text:p>267f.png</text:p>
          </table:table-cell>
          <table:table-cell office:value-type="string">
            <text:p>♿</text:p>
          </table:table-cell>
          <table:table-cell table:number-columns-repeated="12"/>
        </table:table-row>
        <table:table-row table:style-name="ro10">
          <table:table-cell office:value-type="string">
            <text:p>270a</text:p>
          </table:table-cell>
          <table:table-cell office:value-type="string">
            <text:p>270a.png</text:p>
          </table:table-cell>
          <table:table-cell office:value-type="string">
            <text:p>✊</text:p>
          </table:table-cell>
          <table:table-cell table:number-columns-repeated="12"/>
        </table:table-row>
        <table:table-row table:style-name="ro10">
          <table:table-cell office:value-type="string">
            <text:p>270b</text:p>
          </table:table-cell>
          <table:table-cell office:value-type="string">
            <text:p>270b.png</text:p>
          </table:table-cell>
          <table:table-cell office:value-type="string">
            <text:p>✋</text:p>
          </table:table-cell>
          <table:table-cell table:number-columns-repeated="12"/>
        </table:table-row>
        <table:table-row table:style-name="ro10">
          <table:table-cell office:value-type="string">
            <text:p>270c</text:p>
          </table:table-cell>
          <table:table-cell office:value-type="string">
            <text:p>270c.png</text:p>
          </table:table-cell>
          <table:table-cell office:value-type="string">
            <text:p>✌</text:p>
          </table:table-cell>
          <table:table-cell table:number-columns-repeated="12"/>
        </table:table-row>
        <table:table-row table:style-name="ro10">
          <table:table-cell office:value-type="string">
            <text:p>270f</text:p>
          </table:table-cell>
          <table:table-cell office:value-type="string">
            <text:p>270f.png</text:p>
          </table:table-cell>
          <table:table-cell office:value-type="string">
            <text:p>✏</text:p>
          </table:table-cell>
          <table:table-cell table:number-columns-repeated="12"/>
        </table:table-row>
        <table:table-row table:style-name="ro10">
          <table:table-cell office:value-type="string">
            <text:p>274c</text:p>
          </table:table-cell>
          <table:table-cell office:value-type="string">
            <text:p>274c.png</text:p>
          </table:table-cell>
          <table:table-cell office:value-type="string">
            <text:p>❌</text:p>
          </table:table-cell>
          <table:table-cell table:number-columns-repeated="12"/>
        </table:table-row>
        <table:table-row table:style-name="ro10">
          <table:table-cell office:value-type="string">
            <text:p>274e</text:p>
          </table:table-cell>
          <table:table-cell office:value-type="string">
            <text:p>274e.png</text:p>
          </table:table-cell>
          <table:table-cell office:value-type="string">
            <text:p>❎</text:p>
          </table:table-cell>
          <table:table-cell table:number-columns-repeated="12"/>
        </table:table-row>
        <table:table-row table:style-name="ro10">
          <table:table-cell office:value-type="string">
            <text:p>303d</text:p>
          </table:table-cell>
          <table:table-cell office:value-type="string">
            <text:p>303d.png</text:p>
          </table:table-cell>
          <table:table-cell office:value-type="string">
            <text:p>〽</text:p>
          </table:table-cell>
          <table:table-cell table:number-columns-repeated="12"/>
        </table:table-row>
        <table:table-row table:style-name="ro10">
          <table:table-cell office:value-type="float" office:value="2049">
            <text:p>2049</text:p>
          </table:table-cell>
          <table:table-cell office:value-type="string">
            <text:p>2049.png</text:p>
          </table:table-cell>
          <table:table-cell office:value-type="string">
            <text:p>⁉</text:p>
          </table:table-cell>
          <table:table-cell table:number-columns-repeated="12"/>
        </table:table-row>
        <table:table-row table:style-name="ro10">
          <table:table-cell office:value-type="float" office:value="2122">
            <text:p>2122</text:p>
          </table:table-cell>
          <table:table-cell office:value-type="string">
            <text:p>2122.png</text:p>
          </table:table-cell>
          <table:table-cell office:value-type="string">
            <text:p>™</text:p>
          </table:table-cell>
          <table:table-cell table:number-columns-repeated="12"/>
        </table:table-row>
        <table:table-row table:style-name="ro10">
          <table:table-cell office:value-type="float" office:value="2139">
            <text:p>2139</text:p>
          </table:table-cell>
          <table:table-cell office:value-type="string">
            <text:p>2139.png</text:p>
          </table:table-cell>
          <table:table-cell office:value-type="string">
            <text:p>ℹ</text:p>
          </table:table-cell>
          <table:table-cell table:number-columns-repeated="12"/>
        </table:table-row>
        <table:table-row table:style-name="ro10">
          <table:table-cell office:value-type="float" office:value="2194">
            <text:p>2194</text:p>
          </table:table-cell>
          <table:table-cell office:value-type="string">
            <text:p>2194.png</text:p>
          </table:table-cell>
          <table:table-cell office:value-type="string">
            <text:p>↔</text:p>
          </table:table-cell>
          <table:table-cell table:number-columns-repeated="12"/>
        </table:table-row>
        <table:table-row table:style-name="ro10">
          <table:table-cell office:value-type="float" office:value="2195">
            <text:p>2195</text:p>
          </table:table-cell>
          <table:table-cell office:value-type="string">
            <text:p>2195.png</text:p>
          </table:table-cell>
          <table:table-cell office:value-type="string">
            <text:p>↕</text:p>
          </table:table-cell>
          <table:table-cell table:number-columns-repeated="12"/>
        </table:table-row>
        <table:table-row table:style-name="ro10">
          <table:table-cell office:value-type="float" office:value="2196">
            <text:p>2196</text:p>
          </table:table-cell>
          <table:table-cell office:value-type="string">
            <text:p>2196.png</text:p>
          </table:table-cell>
          <table:table-cell office:value-type="string">
            <text:p>↖</text:p>
          </table:table-cell>
          <table:table-cell table:number-columns-repeated="12"/>
        </table:table-row>
        <table:table-row table:style-name="ro10">
          <table:table-cell office:value-type="float" office:value="2197">
            <text:p>2197</text:p>
          </table:table-cell>
          <table:table-cell office:value-type="string">
            <text:p>2197.png</text:p>
          </table:table-cell>
          <table:table-cell office:value-type="string">
            <text:p>↗</text:p>
          </table:table-cell>
          <table:table-cell table:number-columns-repeated="12"/>
        </table:table-row>
        <table:table-row table:style-name="ro10">
          <table:table-cell office:value-type="float" office:value="2198">
            <text:p>2198</text:p>
          </table:table-cell>
          <table:table-cell office:value-type="string">
            <text:p>2198.png</text:p>
          </table:table-cell>
          <table:table-cell office:value-type="string">
            <text:p>↘</text:p>
          </table:table-cell>
          <table:table-cell table:number-columns-repeated="12"/>
        </table:table-row>
        <table:table-row table:style-name="ro10">
          <table:table-cell office:value-type="float" office:value="2199">
            <text:p>2199</text:p>
          </table:table-cell>
          <table:table-cell office:value-type="string">
            <text:p>2199.png</text:p>
          </table:table-cell>
          <table:table-cell office:value-type="string">
            <text:p>↙</text:p>
          </table:table-cell>
          <table:table-cell table:number-columns-repeated="12"/>
        </table:table-row>
        <table:table-row table:style-name="ro10">
          <table:table-cell office:value-type="float" office:value="2600">
            <text:p>2600</text:p>
          </table:table-cell>
          <table:table-cell office:value-type="string">
            <text:p>2600.png</text:p>
          </table:table-cell>
          <table:table-cell office:value-type="string">
            <text:p>☀</text:p>
          </table:table-cell>
          <table:table-cell table:number-columns-repeated="12"/>
        </table:table-row>
        <table:table-row table:style-name="ro10">
          <table:table-cell office:value-type="float" office:value="2601">
            <text:p>2601</text:p>
          </table:table-cell>
          <table:table-cell office:value-type="string">
            <text:p>2601.png</text:p>
          </table:table-cell>
          <table:table-cell office:value-type="string">
            <text:p>☁</text:p>
          </table:table-cell>
          <table:table-cell table:number-columns-repeated="12"/>
        </table:table-row>
        <table:table-row table:style-name="ro10">
          <table:table-cell office:value-type="float" office:value="2611">
            <text:p>2611</text:p>
          </table:table-cell>
          <table:table-cell office:value-type="string">
            <text:p>2611.png</text:p>
          </table:table-cell>
          <table:table-cell office:value-type="string">
            <text:p>☑</text:p>
          </table:table-cell>
          <table:table-cell table:number-columns-repeated="12"/>
        </table:table-row>
        <table:table-row table:style-name="ro10">
          <table:table-cell office:value-type="float" office:value="2614">
            <text:p>2614</text:p>
          </table:table-cell>
          <table:table-cell office:value-type="string">
            <text:p>2614.png</text:p>
          </table:table-cell>
          <table:table-cell office:value-type="string">
            <text:p>☔</text:p>
          </table:table-cell>
          <table:table-cell table:number-columns-repeated="12"/>
        </table:table-row>
        <table:table-row table:style-name="ro10">
          <table:table-cell office:value-type="float" office:value="2615">
            <text:p>2615</text:p>
          </table:table-cell>
          <table:table-cell office:value-type="string">
            <text:p>2615.png</text:p>
          </table:table-cell>
          <table:table-cell office:value-type="string">
            <text:p>☕</text:p>
          </table:table-cell>
          <table:table-cell table:number-columns-repeated="12"/>
        </table:table-row>
        <table:table-row table:style-name="ro10">
          <table:table-cell office:value-type="float" office:value="2648">
            <text:p>2648</text:p>
          </table:table-cell>
          <table:table-cell office:value-type="string">
            <text:p>2648.png</text:p>
          </table:table-cell>
          <table:table-cell office:value-type="string">
            <text:p>♈</text:p>
          </table:table-cell>
          <table:table-cell table:number-columns-repeated="12"/>
        </table:table-row>
        <table:table-row table:style-name="ro10">
          <table:table-cell office:value-type="float" office:value="2649">
            <text:p>2649</text:p>
          </table:table-cell>
          <table:table-cell office:value-type="string">
            <text:p>2649.png</text:p>
          </table:table-cell>
          <table:table-cell office:value-type="string">
            <text:p>♉</text:p>
          </table:table-cell>
          <table:table-cell table:number-columns-repeated="12"/>
        </table:table-row>
        <table:table-row table:style-name="ro10">
          <table:table-cell office:value-type="float" office:value="2650">
            <text:p>2650</text:p>
          </table:table-cell>
          <table:table-cell office:value-type="string">
            <text:p>2650.png</text:p>
          </table:table-cell>
          <table:table-cell office:value-type="string">
            <text:p>♐</text:p>
          </table:table-cell>
          <table:table-cell table:number-columns-repeated="12"/>
        </table:table-row>
        <table:table-row table:style-name="ro10">
          <table:table-cell office:value-type="float" office:value="2651">
            <text:p>2651</text:p>
          </table:table-cell>
          <table:table-cell office:value-type="string">
            <text:p>2651.png</text:p>
          </table:table-cell>
          <table:table-cell office:value-type="string">
            <text:p>♑</text:p>
          </table:table-cell>
          <table:table-cell table:number-columns-repeated="12"/>
        </table:table-row>
        <table:table-row table:style-name="ro10">
          <table:table-cell office:value-type="float" office:value="2652">
            <text:p>2652</text:p>
          </table:table-cell>
          <table:table-cell office:value-type="string">
            <text:p>2652.png</text:p>
          </table:table-cell>
          <table:table-cell office:value-type="string">
            <text:p>♒</text:p>
          </table:table-cell>
          <table:table-cell table:number-columns-repeated="12"/>
        </table:table-row>
        <table:table-row table:style-name="ro10">
          <table:table-cell office:value-type="float" office:value="2653">
            <text:p>2653</text:p>
          </table:table-cell>
          <table:table-cell office:value-type="string">
            <text:p>2653.png</text:p>
          </table:table-cell>
          <table:table-cell office:value-type="string">
            <text:p>♓</text:p>
          </table:table-cell>
          <table:table-cell table:number-columns-repeated="12"/>
        </table:table-row>
        <table:table-row table:style-name="ro10">
          <table:table-cell office:value-type="float" office:value="2660">
            <text:p>2660</text:p>
          </table:table-cell>
          <table:table-cell office:value-type="string">
            <text:p>2660.png</text:p>
          </table:table-cell>
          <table:table-cell office:value-type="string">
            <text:p>♠</text:p>
          </table:table-cell>
          <table:table-cell table:number-columns-repeated="12"/>
        </table:table-row>
        <table:table-row table:style-name="ro10">
          <table:table-cell office:value-type="float" office:value="2663">
            <text:p>2663</text:p>
          </table:table-cell>
          <table:table-cell office:value-type="string">
            <text:p>2663.png</text:p>
          </table:table-cell>
          <table:table-cell office:value-type="string">
            <text:p>♣</text:p>
          </table:table-cell>
          <table:table-cell table:number-columns-repeated="12"/>
        </table:table-row>
        <table:table-row table:style-name="ro10">
          <table:table-cell office:value-type="float" office:value="2665">
            <text:p>2665</text:p>
          </table:table-cell>
          <table:table-cell office:value-type="string">
            <text:p>2665.png</text:p>
          </table:table-cell>
          <table:table-cell office:value-type="string">
            <text:p>♥</text:p>
          </table:table-cell>
          <table:table-cell table:number-columns-repeated="12"/>
        </table:table-row>
        <table:table-row table:style-name="ro10">
          <table:table-cell office:value-type="float" office:value="2666">
            <text:p>2666</text:p>
          </table:table-cell>
          <table:table-cell office:value-type="string">
            <text:p>2666.png</text:p>
          </table:table-cell>
          <table:table-cell office:value-type="string">
            <text:p>♦</text:p>
          </table:table-cell>
          <table:table-cell table:number-columns-repeated="12"/>
        </table:table-row>
        <table:table-row table:style-name="ro10">
          <table:table-cell office:value-type="float" office:value="2668">
            <text:p>2668</text:p>
          </table:table-cell>
          <table:table-cell office:value-type="string">
            <text:p>2668.png</text:p>
          </table:table-cell>
          <table:table-cell office:value-type="string">
            <text:p>♨</text:p>
          </table:table-cell>
          <table:table-cell table:number-columns-repeated="12"/>
        </table:table-row>
        <table:table-row table:style-name="ro10">
          <table:table-cell office:value-type="float" office:value="2693">
            <text:p>2693</text:p>
          </table:table-cell>
          <table:table-cell office:value-type="string">
            <text:p>2693.png</text:p>
          </table:table-cell>
          <table:table-cell office:value-type="string">
            <text:p>⚓</text:p>
          </table:table-cell>
          <table:table-cell table:number-columns-repeated="12"/>
        </table:table-row>
        <table:table-row table:style-name="ro10">
          <table:table-cell office:value-type="float" office:value="2702">
            <text:p>2702</text:p>
          </table:table-cell>
          <table:table-cell office:value-type="string">
            <text:p>2702.png</text:p>
          </table:table-cell>
          <table:table-cell office:value-type="string">
            <text:p>✂</text:p>
          </table:table-cell>
          <table:table-cell table:number-columns-repeated="12"/>
        </table:table-row>
        <table:table-row table:style-name="ro10">
          <table:table-cell office:value-type="float" office:value="2705">
            <text:p>2705</text:p>
          </table:table-cell>
          <table:table-cell office:value-type="string">
            <text:p>2705.png</text:p>
          </table:table-cell>
          <table:table-cell office:value-type="string">
            <text:p>✅</text:p>
          </table:table-cell>
          <table:table-cell table:number-columns-repeated="12"/>
        </table:table-row>
        <table:table-row table:style-name="ro10">
          <table:table-cell office:value-type="float" office:value="2708">
            <text:p>2708</text:p>
          </table:table-cell>
          <table:table-cell office:value-type="string">
            <text:p>2708.png</text:p>
          </table:table-cell>
          <table:table-cell office:value-type="string">
            <text:p>✈</text:p>
          </table:table-cell>
          <table:table-cell table:number-columns-repeated="12"/>
        </table:table-row>
        <table:table-row table:style-name="ro10">
          <table:table-cell office:value-type="float" office:value="2709">
            <text:p>2709</text:p>
          </table:table-cell>
          <table:table-cell office:value-type="string">
            <text:p>2709.png</text:p>
          </table:table-cell>
          <table:table-cell office:value-type="string">
            <text:p>✉</text:p>
          </table:table-cell>
          <table:table-cell table:number-columns-repeated="12"/>
        </table:table-row>
        <table:table-row table:style-name="ro10">
          <table:table-cell office:value-type="float" office:value="2712">
            <text:p>2712</text:p>
          </table:table-cell>
          <table:table-cell office:value-type="string">
            <text:p>2712.png</text:p>
          </table:table-cell>
          <table:table-cell office:value-type="string">
            <text:p>✒</text:p>
          </table:table-cell>
          <table:table-cell table:number-columns-repeated="12"/>
        </table:table-row>
        <table:table-row table:style-name="ro10">
          <table:table-cell office:value-type="float" office:value="2714">
            <text:p>2714</text:p>
          </table:table-cell>
          <table:table-cell office:value-type="string">
            <text:p>2714.png</text:p>
          </table:table-cell>
          <table:table-cell office:value-type="string">
            <text:p>✔</text:p>
          </table:table-cell>
          <table:table-cell table:number-columns-repeated="12"/>
        </table:table-row>
        <table:table-row table:style-name="ro10">
          <table:table-cell office:value-type="float" office:value="2716">
            <text:p>2716</text:p>
          </table:table-cell>
          <table:table-cell office:value-type="string">
            <text:p>2716.png</text:p>
          </table:table-cell>
          <table:table-cell office:value-type="string">
            <text:p>✖</text:p>
          </table:table-cell>
          <table:table-cell table:number-columns-repeated="12"/>
        </table:table-row>
        <table:table-row table:style-name="ro10">
          <table:table-cell office:value-type="float" office:value="2728">
            <text:p>2728</text:p>
          </table:table-cell>
          <table:table-cell office:value-type="string">
            <text:p>2728.png</text:p>
          </table:table-cell>
          <table:table-cell office:value-type="string">
            <text:p>✨</text:p>
          </table:table-cell>
          <table:table-cell table:number-columns-repeated="12"/>
        </table:table-row>
        <table:table-row table:style-name="ro10">
          <table:table-cell office:value-type="float" office:value="2733">
            <text:p>2733</text:p>
          </table:table-cell>
          <table:table-cell office:value-type="string">
            <text:p>2733.png</text:p>
          </table:table-cell>
          <table:table-cell office:value-type="string">
            <text:p>✳</text:p>
          </table:table-cell>
          <table:table-cell table:number-columns-repeated="12"/>
        </table:table-row>
        <table:table-row table:style-name="ro10">
          <table:table-cell office:value-type="float" office:value="2734">
            <text:p>2734</text:p>
          </table:table-cell>
          <table:table-cell office:value-type="string">
            <text:p>2734.png</text:p>
          </table:table-cell>
          <table:table-cell office:value-type="string">
            <text:p>✴</text:p>
          </table:table-cell>
          <table:table-cell table:number-columns-repeated="12"/>
        </table:table-row>
        <table:table-row table:style-name="ro10">
          <table:table-cell office:value-type="float" office:value="2744">
            <text:p>2744</text:p>
          </table:table-cell>
          <table:table-cell office:value-type="string">
            <text:p>2744.png</text:p>
          </table:table-cell>
          <table:table-cell office:value-type="string">
            <text:p>❄</text:p>
          </table:table-cell>
          <table:table-cell table:number-columns-repeated="12"/>
        </table:table-row>
        <table:table-row table:style-name="ro10">
          <table:table-cell office:value-type="float" office:value="2747">
            <text:p>2747</text:p>
          </table:table-cell>
          <table:table-cell office:value-type="string">
            <text:p>2747.png</text:p>
          </table:table-cell>
          <table:table-cell office:value-type="string">
            <text:p>❇</text:p>
          </table:table-cell>
          <table:table-cell table:number-columns-repeated="12"/>
        </table:table-row>
        <table:table-row table:style-name="ro10">
          <table:table-cell office:value-type="float" office:value="2753">
            <text:p>2753</text:p>
          </table:table-cell>
          <table:table-cell office:value-type="string">
            <text:p>2753.png</text:p>
          </table:table-cell>
          <table:table-cell office:value-type="string">
            <text:p>❓</text:p>
          </table:table-cell>
          <table:table-cell table:number-columns-repeated="12"/>
        </table:table-row>
        <table:table-row table:style-name="ro10">
          <table:table-cell office:value-type="float" office:value="2754">
            <text:p>2754</text:p>
          </table:table-cell>
          <table:table-cell office:value-type="string">
            <text:p>2754.png</text:p>
          </table:table-cell>
          <table:table-cell office:value-type="string">
            <text:p>❔</text:p>
          </table:table-cell>
          <table:table-cell table:number-columns-repeated="12"/>
        </table:table-row>
        <table:table-row table:style-name="ro10">
          <table:table-cell office:value-type="float" office:value="2755">
            <text:p>2755</text:p>
          </table:table-cell>
          <table:table-cell office:value-type="string">
            <text:p>2755.png</text:p>
          </table:table-cell>
          <table:table-cell office:value-type="string">
            <text:p>❕</text:p>
          </table:table-cell>
          <table:table-cell table:number-columns-repeated="12"/>
        </table:table-row>
        <table:table-row table:style-name="ro10">
          <table:table-cell office:value-type="float" office:value="2757">
            <text:p>2757</text:p>
          </table:table-cell>
          <table:table-cell office:value-type="string">
            <text:p>2757.png</text:p>
          </table:table-cell>
          <table:table-cell office:value-type="string">
            <text:p>❗</text:p>
          </table:table-cell>
          <table:table-cell table:number-columns-repeated="12"/>
        </table:table-row>
        <table:table-row table:style-name="ro10">
          <table:table-cell office:value-type="float" office:value="2764">
            <text:p>2764</text:p>
          </table:table-cell>
          <table:table-cell office:value-type="string">
            <text:p>2764.png</text:p>
          </table:table-cell>
          <table:table-cell office:value-type="string">
            <text:p>❤</text:p>
          </table:table-cell>
          <table:table-cell table:number-columns-repeated="12"/>
        </table:table-row>
        <table:table-row table:style-name="ro10">
          <table:table-cell office:value-type="float" office:value="2795">
            <text:p>2795</text:p>
          </table:table-cell>
          <table:table-cell office:value-type="string">
            <text:p>2795.png</text:p>
          </table:table-cell>
          <table:table-cell office:value-type="string">
            <text:p>➕</text:p>
          </table:table-cell>
          <table:table-cell table:number-columns-repeated="12"/>
        </table:table-row>
        <table:table-row table:style-name="ro10">
          <table:table-cell office:value-type="float" office:value="2796">
            <text:p>2796</text:p>
          </table:table-cell>
          <table:table-cell office:value-type="string">
            <text:p>2796.png</text:p>
          </table:table-cell>
          <table:table-cell office:value-type="string">
            <text:p>➖</text:p>
          </table:table-cell>
          <table:table-cell table:number-columns-repeated="12"/>
        </table:table-row>
        <table:table-row table:style-name="ro10">
          <table:table-cell office:value-type="float" office:value="2797">
            <text:p>2797</text:p>
          </table:table-cell>
          <table:table-cell office:value-type="string">
            <text:p>2797.png</text:p>
          </table:table-cell>
          <table:table-cell office:value-type="string">
            <text:p>➗</text:p>
          </table:table-cell>
          <table:table-cell table:number-columns-repeated="12"/>
        </table:table-row>
        <table:table-row table:style-name="ro10">
          <table:table-cell office:value-type="float" office:value="2934">
            <text:p>2934</text:p>
          </table:table-cell>
          <table:table-cell office:value-type="string">
            <text:p>2934.png</text:p>
          </table:table-cell>
          <table:table-cell office:value-type="string">
            <text:p>⤴</text:p>
          </table:table-cell>
          <table:table-cell table:number-columns-repeated="12"/>
        </table:table-row>
        <table:table-row table:style-name="ro10">
          <table:table-cell office:value-type="float" office:value="2935">
            <text:p>2935</text:p>
          </table:table-cell>
          <table:table-cell office:value-type="string">
            <text:p>2935.png</text:p>
          </table:table-cell>
          <table:table-cell office:value-type="string">
            <text:p>⤵</text:p>
          </table:table-cell>
          <table:table-cell table:number-columns-repeated="12"/>
        </table:table-row>
        <table:table-row table:style-name="ro10">
          <table:table-cell office:value-type="float" office:value="3030">
            <text:p>3030</text:p>
          </table:table-cell>
          <table:table-cell office:value-type="string">
            <text:p>3030.png</text:p>
          </table:table-cell>
          <table:table-cell office:value-type="string">
            <text:p>〰</text:p>
          </table:table-cell>
          <table:table-cell table:number-columns-repeated="12"/>
        </table:table-row>
        <table:table-row table:style-name="ro10">
          <table:table-cell office:value-type="float" office:value="3297">
            <text:p>3297</text:p>
          </table:table-cell>
          <table:table-cell office:value-type="string">
            <text:p>3297.png</text:p>
          </table:table-cell>
          <table:table-cell office:value-type="string">
            <text:p>㊗</text:p>
          </table:table-cell>
          <table:table-cell table:number-columns-repeated="12"/>
        </table:table-row>
        <table:table-row table:style-name="ro10">
          <table:table-cell office:value-type="float" office:value="3299">
            <text:p>3299</text:p>
          </table:table-cell>
          <table:table-cell office:value-type="string">
            <text:p>3299.png</text:p>
          </table:table-cell>
          <table:table-cell office:value-type="string">
            <text:p>㊙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0" table:number-rows-repeated="10">
          <table:table-cell table:number-columns-repeated="12"/>
          <table:table-cell table:style-name="Default"/>
          <table:table-cell table:number-columns-repeated="2"/>
        </table:table-row>
        <table:table-row table:style-name="ro10" table:number-rows-repeated="41">
          <table:table-cell table:number-columns-repeated="15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2"/>
        </table:table-row>
        <table:table-row table:style-name="ro10" table:number-rows-repeated="17">
          <table:table-cell table:number-columns-repeated="15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2"/>
        </table:table-row>
        <table:table-row table:style-name="ro10" table:number-rows-repeated="1047661">
          <table:table-cell table:number-columns-repeated="15"/>
        </table:table-row>
        <table:table-row table:style-name="ro10">
          <table:table-cell table:number-columns-repeated="12"/>
          <table:table-cell table:style-name="Default"/>
          <table:table-cell table:number-columns-repeated="2"/>
        </table:table-row>
      </table:table>
      <table:table table:name="Android" table:style-name="ta1">
        <table:table-column table:style-name="co1" table:default-cell-style-name="ce9"/>
        <table:table-column table:style-name="co4" table:default-cell-style-name="Default"/>
        <table:table-column table:style-name="co1" table:default-cell-style-name="ce12"/>
        <table:table-row table:style-name="ro10">
          <table:table-cell office:value-type="string">
            <text:p>1F601</text:p>
          </table:table-cell>
          <table:table-cell office:value-type="string">
            <text:p>1f601.png</text:p>
          </table:table-cell>
          <table:table-cell office:value-type="string">
            <text:p>😁</text:p>
          </table:table-cell>
        </table:table-row>
        <table:table-row table:style-name="ro10">
          <table:table-cell office:value-type="string">
            <text:p>1F602</text:p>
          </table:table-cell>
          <table:table-cell office:value-type="string">
            <text:p>1f602.png</text:p>
          </table:table-cell>
          <table:table-cell office:value-type="string">
            <text:p>😂</text:p>
          </table:table-cell>
        </table:table-row>
        <table:table-row table:style-name="ro10">
          <table:table-cell office:value-type="string">
            <text:p>1F603</text:p>
          </table:table-cell>
          <table:table-cell office:value-type="string">
            <text:p>1f603.png</text:p>
          </table:table-cell>
          <table:table-cell office:value-type="string">
            <text:p>😃</text:p>
          </table:table-cell>
        </table:table-row>
        <table:table-row table:style-name="ro10">
          <table:table-cell office:value-type="string">
            <text:p>1F604</text:p>
          </table:table-cell>
          <table:table-cell office:value-type="string">
            <text:p>1f604.png</text:p>
          </table:table-cell>
          <table:table-cell office:value-type="string">
            <text:p>😄</text:p>
          </table:table-cell>
        </table:table-row>
        <table:table-row table:style-name="ro10">
          <table:table-cell office:value-type="string">
            <text:p>1F605</text:p>
          </table:table-cell>
          <table:table-cell office:value-type="string">
            <text:p>1f605.png</text:p>
          </table:table-cell>
          <table:table-cell office:value-type="string">
            <text:p>😅</text:p>
          </table:table-cell>
        </table:table-row>
        <table:table-row table:style-name="ro10">
          <table:table-cell office:value-type="string">
            <text:p>1F606</text:p>
          </table:table-cell>
          <table:table-cell office:value-type="string">
            <text:p>1f606.png</text:p>
          </table:table-cell>
          <table:table-cell office:value-type="string">
            <text:p>😆</text:p>
          </table:table-cell>
        </table:table-row>
        <table:table-row table:style-name="ro10">
          <table:table-cell office:value-type="string">
            <text:p>1F609</text:p>
          </table:table-cell>
          <table:table-cell office:value-type="string">
            <text:p>1f609.png</text:p>
          </table:table-cell>
          <table:table-cell office:value-type="string">
            <text:p>😉</text:p>
          </table:table-cell>
        </table:table-row>
        <table:table-row table:style-name="ro10">
          <table:table-cell office:value-type="string">
            <text:p>1F60A</text:p>
          </table:table-cell>
          <table:table-cell office:value-type="string">
            <text:p>1f60a.png</text:p>
          </table:table-cell>
          <table:table-cell office:value-type="string">
            <text:p>😊</text:p>
          </table:table-cell>
        </table:table-row>
        <table:table-row table:style-name="ro10">
          <table:table-cell office:value-type="string">
            <text:p>1F60B</text:p>
          </table:table-cell>
          <table:table-cell office:value-type="string">
            <text:p>1f60b.png</text:p>
          </table:table-cell>
          <table:table-cell office:value-type="string">
            <text:p>😋</text:p>
          </table:table-cell>
        </table:table-row>
        <table:table-row table:style-name="ro10">
          <table:table-cell office:value-type="string">
            <text:p>1F60C</text:p>
          </table:table-cell>
          <table:table-cell office:value-type="string">
            <text:p>1f60c.png</text:p>
          </table:table-cell>
          <table:table-cell office:value-type="string">
            <text:p>😌</text:p>
          </table:table-cell>
        </table:table-row>
        <table:table-row table:style-name="ro10">
          <table:table-cell office:value-type="string">
            <text:p>1F60D</text:p>
          </table:table-cell>
          <table:table-cell office:value-type="string">
            <text:p>1f60d.png</text:p>
          </table:table-cell>
          <table:table-cell office:value-type="string">
            <text:p>😍</text:p>
          </table:table-cell>
        </table:table-row>
        <table:table-row table:style-name="ro10">
          <table:table-cell office:value-type="string">
            <text:p>1F60F</text:p>
          </table:table-cell>
          <table:table-cell office:value-type="string">
            <text:p>1f60f.png</text:p>
          </table:table-cell>
          <table:table-cell office:value-type="string">
            <text:p>😏</text:p>
          </table:table-cell>
        </table:table-row>
        <table:table-row table:style-name="ro10">
          <table:table-cell office:value-type="string">
            <text:p>1F612</text:p>
          </table:table-cell>
          <table:table-cell office:value-type="string">
            <text:p>1f612.png</text:p>
          </table:table-cell>
          <table:table-cell office:value-type="string">
            <text:p>😒</text:p>
          </table:table-cell>
        </table:table-row>
        <table:table-row table:style-name="ro10">
          <table:table-cell office:value-type="string">
            <text:p>1F613</text:p>
          </table:table-cell>
          <table:table-cell office:value-type="string">
            <text:p>1f613.png</text:p>
          </table:table-cell>
          <table:table-cell office:value-type="string">
            <text:p>😓</text:p>
          </table:table-cell>
        </table:table-row>
        <table:table-row table:style-name="ro10">
          <table:table-cell office:value-type="string">
            <text:p>1F614</text:p>
          </table:table-cell>
          <table:table-cell office:value-type="string">
            <text:p>1f614.png</text:p>
          </table:table-cell>
          <table:table-cell office:value-type="string">
            <text:p>😔</text:p>
          </table:table-cell>
        </table:table-row>
        <table:table-row table:style-name="ro10">
          <table:table-cell office:value-type="string">
            <text:p>1F616</text:p>
          </table:table-cell>
          <table:table-cell office:value-type="string">
            <text:p>1f616.png</text:p>
          </table:table-cell>
          <table:table-cell office:value-type="string">
            <text:p>😖</text:p>
          </table:table-cell>
        </table:table-row>
        <table:table-row table:style-name="ro10">
          <table:table-cell office:value-type="string">
            <text:p>1F618</text:p>
          </table:table-cell>
          <table:table-cell office:value-type="string">
            <text:p>1f618.png</text:p>
          </table:table-cell>
          <table:table-cell office:value-type="string">
            <text:p>😘</text:p>
          </table:table-cell>
        </table:table-row>
        <table:table-row table:style-name="ro10">
          <table:table-cell office:value-type="string">
            <text:p>1F61A</text:p>
          </table:table-cell>
          <table:table-cell office:value-type="string">
            <text:p>1f61a.png</text:p>
          </table:table-cell>
          <table:table-cell office:value-type="string">
            <text:p>😚</text:p>
          </table:table-cell>
        </table:table-row>
        <table:table-row table:style-name="ro10">
          <table:table-cell office:value-type="string">
            <text:p>1F61C</text:p>
          </table:table-cell>
          <table:table-cell office:value-type="string">
            <text:p>1f61c.png</text:p>
          </table:table-cell>
          <table:table-cell office:value-type="string">
            <text:p>😜</text:p>
          </table:table-cell>
        </table:table-row>
        <table:table-row table:style-name="ro10">
          <table:table-cell office:value-type="string">
            <text:p>1F61D</text:p>
          </table:table-cell>
          <table:table-cell office:value-type="string">
            <text:p>1f61d.png</text:p>
          </table:table-cell>
          <table:table-cell office:value-type="string">
            <text:p>😝</text:p>
          </table:table-cell>
        </table:table-row>
        <table:table-row table:style-name="ro10">
          <table:table-cell office:value-type="string">
            <text:p>1F61E</text:p>
          </table:table-cell>
          <table:table-cell office:value-type="string">
            <text:p>1f61e.png</text:p>
          </table:table-cell>
          <table:table-cell office:value-type="string">
            <text:p>😞</text:p>
          </table:table-cell>
        </table:table-row>
        <table:table-row table:style-name="ro10">
          <table:table-cell office:value-type="string">
            <text:p>1F620</text:p>
          </table:table-cell>
          <table:table-cell office:value-type="string">
            <text:p>1f620.png</text:p>
          </table:table-cell>
          <table:table-cell office:value-type="string">
            <text:p>😠</text:p>
          </table:table-cell>
        </table:table-row>
        <table:table-row table:style-name="ro10">
          <table:table-cell office:value-type="string">
            <text:p>1F621</text:p>
          </table:table-cell>
          <table:table-cell office:value-type="string">
            <text:p>1f621.png</text:p>
          </table:table-cell>
          <table:table-cell office:value-type="string">
            <text:p>😡</text:p>
          </table:table-cell>
        </table:table-row>
        <table:table-row table:style-name="ro10">
          <table:table-cell office:value-type="string">
            <text:p>1F622</text:p>
          </table:table-cell>
          <table:table-cell office:value-type="string">
            <text:p>1f622.png</text:p>
          </table:table-cell>
          <table:table-cell office:value-type="string">
            <text:p>😢</text:p>
          </table:table-cell>
        </table:table-row>
        <table:table-row table:style-name="ro10">
          <table:table-cell office:value-type="string">
            <text:p>1F623</text:p>
          </table:table-cell>
          <table:table-cell office:value-type="string">
            <text:p>1f623.png</text:p>
          </table:table-cell>
          <table:table-cell office:value-type="string">
            <text:p>😣</text:p>
          </table:table-cell>
        </table:table-row>
        <table:table-row table:style-name="ro10">
          <table:table-cell office:value-type="string">
            <text:p>1F624</text:p>
          </table:table-cell>
          <table:table-cell office:value-type="string">
            <text:p>1f624.png</text:p>
          </table:table-cell>
          <table:table-cell office:value-type="string">
            <text:p>😤</text:p>
          </table:table-cell>
        </table:table-row>
        <table:table-row table:style-name="ro10">
          <table:table-cell office:value-type="string">
            <text:p>1F625</text:p>
          </table:table-cell>
          <table:table-cell office:value-type="string">
            <text:p>1f625.png</text:p>
          </table:table-cell>
          <table:table-cell office:value-type="string">
            <text:p>😥</text:p>
          </table:table-cell>
        </table:table-row>
        <table:table-row table:style-name="ro10">
          <table:table-cell office:value-type="string">
            <text:p>1F628</text:p>
          </table:table-cell>
          <table:table-cell office:value-type="string">
            <text:p>1f628.png</text:p>
          </table:table-cell>
          <table:table-cell office:value-type="string">
            <text:p>😨</text:p>
          </table:table-cell>
        </table:table-row>
        <table:table-row table:style-name="ro10">
          <table:table-cell office:value-type="string">
            <text:p>1F629</text:p>
          </table:table-cell>
          <table:table-cell office:value-type="string">
            <text:p>1f629.png</text:p>
          </table:table-cell>
          <table:table-cell office:value-type="string">
            <text:p>😩</text:p>
          </table:table-cell>
        </table:table-row>
        <table:table-row table:style-name="ro10">
          <table:table-cell office:value-type="string">
            <text:p>1F62A</text:p>
          </table:table-cell>
          <table:table-cell office:value-type="string">
            <text:p>1f62a.png</text:p>
          </table:table-cell>
          <table:table-cell office:value-type="string">
            <text:p>😪</text:p>
          </table:table-cell>
        </table:table-row>
        <table:table-row table:style-name="ro10">
          <table:table-cell office:value-type="string">
            <text:p>1F62B</text:p>
          </table:table-cell>
          <table:table-cell office:value-type="string">
            <text:p>1f62b.png</text:p>
          </table:table-cell>
          <table:table-cell office:value-type="string">
            <text:p>😫</text:p>
          </table:table-cell>
        </table:table-row>
        <table:table-row table:style-name="ro10">
          <table:table-cell office:value-type="string">
            <text:p>1F62D</text:p>
          </table:table-cell>
          <table:table-cell office:value-type="string">
            <text:p>1f62d.png</text:p>
          </table:table-cell>
          <table:table-cell office:value-type="string">
            <text:p>😭</text:p>
          </table:table-cell>
        </table:table-row>
        <table:table-row table:style-name="ro10">
          <table:table-cell office:value-type="string">
            <text:p>1F630</text:p>
          </table:table-cell>
          <table:table-cell office:value-type="string">
            <text:p>1f630.png</text:p>
          </table:table-cell>
          <table:table-cell office:value-type="string">
            <text:p>😰</text:p>
          </table:table-cell>
        </table:table-row>
        <table:table-row table:style-name="ro10">
          <table:table-cell office:value-type="string">
            <text:p>1F631</text:p>
          </table:table-cell>
          <table:table-cell office:value-type="string">
            <text:p>1f631.png</text:p>
          </table:table-cell>
          <table:table-cell office:value-type="string">
            <text:p>😱</text:p>
          </table:table-cell>
        </table:table-row>
        <table:table-row table:style-name="ro10">
          <table:table-cell office:value-type="string">
            <text:p>1F632</text:p>
          </table:table-cell>
          <table:table-cell office:value-type="string">
            <text:p>1f632.png</text:p>
          </table:table-cell>
          <table:table-cell office:value-type="string">
            <text:p>😲</text:p>
          </table:table-cell>
        </table:table-row>
        <table:table-row table:style-name="ro10">
          <table:table-cell office:value-type="string">
            <text:p>1F633</text:p>
          </table:table-cell>
          <table:table-cell office:value-type="string">
            <text:p>1f633.png</text:p>
          </table:table-cell>
          <table:table-cell office:value-type="string">
            <text:p>😳</text:p>
          </table:table-cell>
        </table:table-row>
        <table:table-row table:style-name="ro10">
          <table:table-cell office:value-type="string">
            <text:p>1F635</text:p>
          </table:table-cell>
          <table:table-cell office:value-type="string">
            <text:p>1f635.png</text:p>
          </table:table-cell>
          <table:table-cell office:value-type="string">
            <text:p>😵</text:p>
          </table:table-cell>
        </table:table-row>
        <table:table-row table:style-name="ro10">
          <table:table-cell office:value-type="string">
            <text:p>1F637</text:p>
          </table:table-cell>
          <table:table-cell office:value-type="string">
            <text:p>1f637.png</text:p>
          </table:table-cell>
          <table:table-cell office:value-type="string">
            <text:p>😷</text:p>
          </table:table-cell>
        </table:table-row>
        <table:table-row table:style-name="ro10">
          <table:table-cell office:value-type="string">
            <text:p>1F638</text:p>
          </table:table-cell>
          <table:table-cell office:value-type="string">
            <text:p>1f638.png</text:p>
          </table:table-cell>
          <table:table-cell office:value-type="string">
            <text:p>😸</text:p>
          </table:table-cell>
        </table:table-row>
        <table:table-row table:style-name="ro10">
          <table:table-cell office:value-type="string">
            <text:p>1F639</text:p>
          </table:table-cell>
          <table:table-cell office:value-type="string">
            <text:p>1f639.png</text:p>
          </table:table-cell>
          <table:table-cell office:value-type="string">
            <text:p>😹</text:p>
          </table:table-cell>
        </table:table-row>
        <table:table-row table:style-name="ro10">
          <table:table-cell office:value-type="string">
            <text:p>1F63A</text:p>
          </table:table-cell>
          <table:table-cell office:value-type="string">
            <text:p>1f63a.png</text:p>
          </table:table-cell>
          <table:table-cell office:value-type="string">
            <text:p>😺</text:p>
          </table:table-cell>
        </table:table-row>
        <table:table-row table:style-name="ro10">
          <table:table-cell office:value-type="string">
            <text:p>1F63B</text:p>
          </table:table-cell>
          <table:table-cell office:value-type="string">
            <text:p>1f63b.png</text:p>
          </table:table-cell>
          <table:table-cell office:value-type="string">
            <text:p>😻</text:p>
          </table:table-cell>
        </table:table-row>
        <table:table-row table:style-name="ro10">
          <table:table-cell office:value-type="string">
            <text:p>1F63C</text:p>
          </table:table-cell>
          <table:table-cell office:value-type="string">
            <text:p>1f63c.png</text:p>
          </table:table-cell>
          <table:table-cell office:value-type="string">
            <text:p>😼</text:p>
          </table:table-cell>
        </table:table-row>
        <table:table-row table:style-name="ro10">
          <table:table-cell office:value-type="string">
            <text:p>1F63D</text:p>
          </table:table-cell>
          <table:table-cell office:value-type="string">
            <text:p>1f63d.png</text:p>
          </table:table-cell>
          <table:table-cell office:value-type="string">
            <text:p>😽</text:p>
          </table:table-cell>
        </table:table-row>
        <table:table-row table:style-name="ro10">
          <table:table-cell office:value-type="string">
            <text:p>1F63E</text:p>
          </table:table-cell>
          <table:table-cell office:value-type="string">
            <text:p>1f63e.png</text:p>
          </table:table-cell>
          <table:table-cell office:value-type="string">
            <text:p>😾</text:p>
          </table:table-cell>
        </table:table-row>
        <table:table-row table:style-name="ro10">
          <table:table-cell office:value-type="string">
            <text:p>1F63F</text:p>
          </table:table-cell>
          <table:table-cell office:value-type="string">
            <text:p>1f63f.png</text:p>
          </table:table-cell>
          <table:table-cell office:value-type="string">
            <text:p>😿</text:p>
          </table:table-cell>
        </table:table-row>
        <table:table-row table:style-name="ro10">
          <table:table-cell office:value-type="string">
            <text:p>1F640</text:p>
          </table:table-cell>
          <table:table-cell office:value-type="string">
            <text:p>1f640.png</text:p>
          </table:table-cell>
          <table:table-cell office:value-type="string">
            <text:p>🙀</text:p>
          </table:table-cell>
        </table:table-row>
        <table:table-row table:style-name="ro10">
          <table:table-cell office:value-type="string">
            <text:p>1F645</text:p>
          </table:table-cell>
          <table:table-cell office:value-type="string">
            <text:p>1f645.png</text:p>
          </table:table-cell>
          <table:table-cell office:value-type="string">
            <text:p>🙅</text:p>
          </table:table-cell>
        </table:table-row>
        <table:table-row table:style-name="ro10">
          <table:table-cell office:value-type="string">
            <text:p>1F646</text:p>
          </table:table-cell>
          <table:table-cell office:value-type="string">
            <text:p>1f646.png</text:p>
          </table:table-cell>
          <table:table-cell office:value-type="string">
            <text:p>🙆</text:p>
          </table:table-cell>
        </table:table-row>
        <table:table-row table:style-name="ro10">
          <table:table-cell office:value-type="string">
            <text:p>1F647</text:p>
          </table:table-cell>
          <table:table-cell office:value-type="string">
            <text:p>1f647.png</text:p>
          </table:table-cell>
          <table:table-cell office:value-type="string">
            <text:p>🙇</text:p>
          </table:table-cell>
        </table:table-row>
        <table:table-row table:style-name="ro10">
          <table:table-cell office:value-type="string">
            <text:p>1F648</text:p>
          </table:table-cell>
          <table:table-cell office:value-type="string">
            <text:p>1f648.png</text:p>
          </table:table-cell>
          <table:table-cell office:value-type="string">
            <text:p>🙈</text:p>
          </table:table-cell>
        </table:table-row>
        <table:table-row table:style-name="ro10">
          <table:table-cell office:value-type="string">
            <text:p>1F649</text:p>
          </table:table-cell>
          <table:table-cell office:value-type="string">
            <text:p>1f649.png</text:p>
          </table:table-cell>
          <table:table-cell office:value-type="string">
            <text:p>🙉</text:p>
          </table:table-cell>
        </table:table-row>
        <table:table-row table:style-name="ro10">
          <table:table-cell office:value-type="string">
            <text:p>1F64A</text:p>
          </table:table-cell>
          <table:table-cell office:value-type="string">
            <text:p>1f64a.png</text:p>
          </table:table-cell>
          <table:table-cell office:value-type="string">
            <text:p>🙊</text:p>
          </table:table-cell>
        </table:table-row>
        <table:table-row table:style-name="ro10">
          <table:table-cell office:value-type="string">
            <text:p>1F64B</text:p>
          </table:table-cell>
          <table:table-cell office:value-type="string">
            <text:p>1f64b.png</text:p>
          </table:table-cell>
          <table:table-cell office:value-type="string">
            <text:p>🙋</text:p>
          </table:table-cell>
        </table:table-row>
        <table:table-row table:style-name="ro10">
          <table:table-cell office:value-type="string">
            <text:p>1F64C</text:p>
          </table:table-cell>
          <table:table-cell office:value-type="string">
            <text:p>1f64c.png</text:p>
          </table:table-cell>
          <table:table-cell office:value-type="string">
            <text:p>🙌</text:p>
          </table:table-cell>
        </table:table-row>
        <table:table-row table:style-name="ro10">
          <table:table-cell office:value-type="string">
            <text:p>1F64D</text:p>
          </table:table-cell>
          <table:table-cell office:value-type="string">
            <text:p>1f64d.png</text:p>
          </table:table-cell>
          <table:table-cell office:value-type="string">
            <text:p>🙍</text:p>
          </table:table-cell>
        </table:table-row>
        <table:table-row table:style-name="ro10">
          <table:table-cell office:value-type="string">
            <text:p>1F64E</text:p>
          </table:table-cell>
          <table:table-cell office:value-type="string">
            <text:p>1f64e.png</text:p>
          </table:table-cell>
          <table:table-cell office:value-type="string">
            <text:p>🙎</text:p>
          </table:table-cell>
        </table:table-row>
        <table:table-row table:style-name="ro10">
          <table:table-cell office:value-type="string">
            <text:p>1F64F</text:p>
          </table:table-cell>
          <table:table-cell office:value-type="string">
            <text:p>1f64f.png</text:p>
          </table:table-cell>
          <table:table-cell office:value-type="string">
            <text:p>🙏</text:p>
          </table:table-cell>
        </table:table-row>
        <table:table-row table:style-name="ro10">
          <table:table-cell/>
          <table:table-cell office:value-type="string">
            <text:p>2702.png</text:p>
          </table:table-cell>
          <table:table-cell office:value-type="string">
            <text:p>✂</text:p>
          </table:table-cell>
        </table:table-row>
        <table:table-row table:style-name="ro10">
          <table:table-cell/>
          <table:table-cell office:value-type="string">
            <text:p>2705.png</text:p>
          </table:table-cell>
          <table:table-cell office:value-type="string">
            <text:p>✅</text:p>
          </table:table-cell>
        </table:table-row>
        <table:table-row table:style-name="ro10">
          <table:table-cell/>
          <table:table-cell office:value-type="string">
            <text:p>2708.png</text:p>
          </table:table-cell>
          <table:table-cell office:value-type="string">
            <text:p>✈</text:p>
          </table:table-cell>
        </table:table-row>
        <table:table-row table:style-name="ro10">
          <table:table-cell/>
          <table:table-cell office:value-type="string">
            <text:p>2709.png</text:p>
          </table:table-cell>
          <table:table-cell office:value-type="string">
            <text:p>✉</text:p>
          </table:table-cell>
        </table:table-row>
        <table:table-row table:style-name="ro10">
          <table:table-cell office:value-type="string">
            <text:p>270A</text:p>
          </table:table-cell>
          <table:table-cell office:value-type="string">
            <text:p>270a.png</text:p>
          </table:table-cell>
          <table:table-cell office:value-type="string">
            <text:p>✊</text:p>
          </table:table-cell>
        </table:table-row>
        <table:table-row table:style-name="ro10">
          <table:table-cell office:value-type="string">
            <text:p>270B</text:p>
          </table:table-cell>
          <table:table-cell office:value-type="string">
            <text:p>270b.png</text:p>
          </table:table-cell>
          <table:table-cell office:value-type="string">
            <text:p>✋</text:p>
          </table:table-cell>
        </table:table-row>
        <table:table-row table:style-name="ro10">
          <table:table-cell office:value-type="string">
            <text:p>270C</text:p>
          </table:table-cell>
          <table:table-cell office:value-type="string">
            <text:p>270c.png</text:p>
          </table:table-cell>
          <table:table-cell office:value-type="string">
            <text:p>✌</text:p>
          </table:table-cell>
        </table:table-row>
        <table:table-row table:style-name="ro10">
          <table:table-cell office:value-type="string">
            <text:p>270F</text:p>
          </table:table-cell>
          <table:table-cell office:value-type="string">
            <text:p>270f.png</text:p>
          </table:table-cell>
          <table:table-cell office:value-type="string">
            <text:p>✏</text:p>
          </table:table-cell>
        </table:table-row>
        <table:table-row table:style-name="ro10">
          <table:table-cell/>
          <table:table-cell office:value-type="string">
            <text:p>2712.png</text:p>
          </table:table-cell>
          <table:table-cell office:value-type="string">
            <text:p>✒</text:p>
          </table:table-cell>
        </table:table-row>
        <table:table-row table:style-name="ro10">
          <table:table-cell/>
          <table:table-cell office:value-type="string">
            <text:p>2714.png</text:p>
          </table:table-cell>
          <table:table-cell office:value-type="string">
            <text:p>✔</text:p>
          </table:table-cell>
        </table:table-row>
        <table:table-row table:style-name="ro10">
          <table:table-cell/>
          <table:table-cell office:value-type="string">
            <text:p>2716.png</text:p>
          </table:table-cell>
          <table:table-cell office:value-type="string">
            <text:p>✖</text:p>
          </table:table-cell>
        </table:table-row>
        <table:table-row table:style-name="ro10">
          <table:table-cell/>
          <table:table-cell office:value-type="string">
            <text:p>2728.png</text:p>
          </table:table-cell>
          <table:table-cell office:value-type="string">
            <text:p>✨</text:p>
          </table:table-cell>
        </table:table-row>
        <table:table-row table:style-name="ro10">
          <table:table-cell/>
          <table:table-cell office:value-type="string">
            <text:p>2733.png</text:p>
          </table:table-cell>
          <table:table-cell office:value-type="string">
            <text:p>✳</text:p>
          </table:table-cell>
        </table:table-row>
        <table:table-row table:style-name="ro10">
          <table:table-cell/>
          <table:table-cell office:value-type="string">
            <text:p>2734.png</text:p>
          </table:table-cell>
          <table:table-cell office:value-type="string">
            <text:p>✴</text:p>
          </table:table-cell>
        </table:table-row>
        <table:table-row table:style-name="ro10">
          <table:table-cell/>
          <table:table-cell office:value-type="string">
            <text:p>2744.png</text:p>
          </table:table-cell>
          <table:table-cell office:value-type="string">
            <text:p>❄</text:p>
          </table:table-cell>
        </table:table-row>
        <table:table-row table:style-name="ro10">
          <table:table-cell/>
          <table:table-cell office:value-type="string">
            <text:p>2747.png</text:p>
          </table:table-cell>
          <table:table-cell office:value-type="string">
            <text:p>❇</text:p>
          </table:table-cell>
        </table:table-row>
        <table:table-row table:style-name="ro10">
          <table:table-cell office:value-type="string">
            <text:p>274C</text:p>
          </table:table-cell>
          <table:table-cell office:value-type="string">
            <text:p>274c.png</text:p>
          </table:table-cell>
          <table:table-cell office:value-type="string">
            <text:p>❌</text:p>
          </table:table-cell>
        </table:table-row>
        <table:table-row table:style-name="ro10">
          <table:table-cell office:value-type="string">
            <text:p>274E</text:p>
          </table:table-cell>
          <table:table-cell office:value-type="string">
            <text:p>274e.png</text:p>
          </table:table-cell>
          <table:table-cell office:value-type="string">
            <text:p>❎</text:p>
          </table:table-cell>
        </table:table-row>
        <table:table-row table:style-name="ro10">
          <table:table-cell/>
          <table:table-cell office:value-type="string">
            <text:p>2753.png</text:p>
          </table:table-cell>
          <table:table-cell office:value-type="string">
            <text:p>❓</text:p>
          </table:table-cell>
        </table:table-row>
        <table:table-row table:style-name="ro10">
          <table:table-cell/>
          <table:table-cell office:value-type="string">
            <text:p>2754.png</text:p>
          </table:table-cell>
          <table:table-cell office:value-type="string">
            <text:p>❔</text:p>
          </table:table-cell>
        </table:table-row>
        <table:table-row table:style-name="ro10">
          <table:table-cell/>
          <table:table-cell office:value-type="string">
            <text:p>2755.png</text:p>
          </table:table-cell>
          <table:table-cell office:value-type="string">
            <text:p>❕</text:p>
          </table:table-cell>
        </table:table-row>
        <table:table-row table:style-name="ro10">
          <table:table-cell/>
          <table:table-cell office:value-type="string">
            <text:p>2757.png</text:p>
          </table:table-cell>
          <table:table-cell office:value-type="string">
            <text:p>❗</text:p>
          </table:table-cell>
        </table:table-row>
        <table:table-row table:style-name="ro10">
          <table:table-cell/>
          <table:table-cell office:value-type="string">
            <text:p>2764.png</text:p>
          </table:table-cell>
          <table:table-cell office:value-type="string">
            <text:p>❤</text:p>
          </table:table-cell>
        </table:table-row>
        <table:table-row table:style-name="ro10">
          <table:table-cell/>
          <table:table-cell office:value-type="string">
            <text:p>2795.png</text:p>
          </table:table-cell>
          <table:table-cell office:value-type="string">
            <text:p>➕</text:p>
          </table:table-cell>
        </table:table-row>
        <table:table-row table:style-name="ro10">
          <table:table-cell/>
          <table:table-cell office:value-type="string">
            <text:p>2796.png</text:p>
          </table:table-cell>
          <table:table-cell office:value-type="string">
            <text:p>➖</text:p>
          </table:table-cell>
        </table:table-row>
        <table:table-row table:style-name="ro10">
          <table:table-cell/>
          <table:table-cell office:value-type="string">
            <text:p>2797.png</text:p>
          </table:table-cell>
          <table:table-cell office:value-type="string">
            <text:p>➗</text:p>
          </table:table-cell>
        </table:table-row>
        <table:table-row table:style-name="ro10">
          <table:table-cell office:value-type="string">
            <text:p>27A1</text:p>
          </table:table-cell>
          <table:table-cell office:value-type="string">
            <text:p>27a1.png</text:p>
          </table:table-cell>
          <table:table-cell office:value-type="string">
            <text:p>➡</text:p>
          </table:table-cell>
        </table:table-row>
        <table:table-row table:style-name="ro10">
          <table:table-cell office:value-type="string">
            <text:p>27B0</text:p>
          </table:table-cell>
          <table:table-cell office:value-type="string">
            <text:p>27b0.png</text:p>
          </table:table-cell>
          <table:table-cell office:value-type="string">
            <text:p>➰</text:p>
          </table:table-cell>
        </table:table-row>
        <table:table-row table:style-name="ro10">
          <table:table-cell office:value-type="string">
            <text:p>1F680</text:p>
          </table:table-cell>
          <table:table-cell office:value-type="string">
            <text:p>1f680.png</text:p>
          </table:table-cell>
          <table:table-cell office:value-type="string">
            <text:p>🚀</text:p>
          </table:table-cell>
        </table:table-row>
        <table:table-row table:style-name="ro10">
          <table:table-cell office:value-type="string">
            <text:p>1F683</text:p>
          </table:table-cell>
          <table:table-cell office:value-type="string">
            <text:p>1f683.png</text:p>
          </table:table-cell>
          <table:table-cell office:value-type="string">
            <text:p>🚃</text:p>
          </table:table-cell>
        </table:table-row>
        <table:table-row table:style-name="ro10">
          <table:table-cell office:value-type="string">
            <text:p>1F684</text:p>
          </table:table-cell>
          <table:table-cell office:value-type="string">
            <text:p>1f684.png</text:p>
          </table:table-cell>
          <table:table-cell office:value-type="string">
            <text:p>🚄</text:p>
          </table:table-cell>
        </table:table-row>
        <table:table-row table:style-name="ro10">
          <table:table-cell office:value-type="string">
            <text:p>1F685</text:p>
          </table:table-cell>
          <table:table-cell office:value-type="string">
            <text:p>1f685.png</text:p>
          </table:table-cell>
          <table:table-cell office:value-type="string">
            <text:p>🚅</text:p>
          </table:table-cell>
        </table:table-row>
        <table:table-row table:style-name="ro10">
          <table:table-cell office:value-type="string">
            <text:p>1F687</text:p>
          </table:table-cell>
          <table:table-cell office:value-type="string">
            <text:p>1f687.png</text:p>
          </table:table-cell>
          <table:table-cell office:value-type="string">
            <text:p>🚇</text:p>
          </table:table-cell>
        </table:table-row>
        <table:table-row table:style-name="ro10">
          <table:table-cell office:value-type="string">
            <text:p>1F689</text:p>
          </table:table-cell>
          <table:table-cell office:value-type="string">
            <text:p>1f689.png</text:p>
          </table:table-cell>
          <table:table-cell office:value-type="string">
            <text:p>🚉</text:p>
          </table:table-cell>
        </table:table-row>
        <table:table-row table:style-name="ro10">
          <table:table-cell office:value-type="string">
            <text:p>1F68C</text:p>
          </table:table-cell>
          <table:table-cell office:value-type="string">
            <text:p>1f68c.png</text:p>
          </table:table-cell>
          <table:table-cell office:value-type="string">
            <text:p>🚌</text:p>
          </table:table-cell>
        </table:table-row>
        <table:table-row table:style-name="ro10">
          <table:table-cell office:value-type="string">
            <text:p>1F68F</text:p>
          </table:table-cell>
          <table:table-cell office:value-type="string">
            <text:p>1f68f.png</text:p>
          </table:table-cell>
          <table:table-cell office:value-type="string">
            <text:p>🚏</text:p>
          </table:table-cell>
        </table:table-row>
        <table:table-row table:style-name="ro10">
          <table:table-cell office:value-type="string">
            <text:p>1F691</text:p>
          </table:table-cell>
          <table:table-cell office:value-type="string">
            <text:p>1f691.png</text:p>
          </table:table-cell>
          <table:table-cell office:value-type="string">
            <text:p>🚑</text:p>
          </table:table-cell>
        </table:table-row>
        <table:table-row table:style-name="ro10">
          <table:table-cell office:value-type="string">
            <text:p>1F692</text:p>
          </table:table-cell>
          <table:table-cell office:value-type="string">
            <text:p>1f692.png</text:p>
          </table:table-cell>
          <table:table-cell office:value-type="string">
            <text:p>🚒</text:p>
          </table:table-cell>
        </table:table-row>
        <table:table-row table:style-name="ro10">
          <table:table-cell office:value-type="string">
            <text:p>1F693</text:p>
          </table:table-cell>
          <table:table-cell office:value-type="string">
            <text:p>1f693.png</text:p>
          </table:table-cell>
          <table:table-cell office:value-type="string">
            <text:p>🚓</text:p>
          </table:table-cell>
        </table:table-row>
        <table:table-row table:style-name="ro10">
          <table:table-cell office:value-type="string">
            <text:p>1F695</text:p>
          </table:table-cell>
          <table:table-cell office:value-type="string">
            <text:p>1f695.png</text:p>
          </table:table-cell>
          <table:table-cell office:value-type="string">
            <text:p>🚕</text:p>
          </table:table-cell>
        </table:table-row>
        <table:table-row table:style-name="ro10">
          <table:table-cell office:value-type="string">
            <text:p>1F697</text:p>
          </table:table-cell>
          <table:table-cell office:value-type="string">
            <text:p>1f697.png</text:p>
          </table:table-cell>
          <table:table-cell office:value-type="string">
            <text:p>🚗</text:p>
          </table:table-cell>
        </table:table-row>
        <table:table-row table:style-name="ro10">
          <table:table-cell office:value-type="string">
            <text:p>1F699</text:p>
          </table:table-cell>
          <table:table-cell office:value-type="string">
            <text:p>1f699.png</text:p>
          </table:table-cell>
          <table:table-cell office:value-type="string">
            <text:p>🚙</text:p>
          </table:table-cell>
        </table:table-row>
        <table:table-row table:style-name="ro10">
          <table:table-cell office:value-type="string">
            <text:p>1F69A</text:p>
          </table:table-cell>
          <table:table-cell office:value-type="string">
            <text:p>1f69a.png</text:p>
          </table:table-cell>
          <table:table-cell office:value-type="string">
            <text:p>🚚</text:p>
          </table:table-cell>
        </table:table-row>
        <table:table-row table:style-name="ro10">
          <table:table-cell office:value-type="string">
            <text:p>1F6A2</text:p>
          </table:table-cell>
          <table:table-cell office:value-type="string">
            <text:p>1f6a2.png</text:p>
          </table:table-cell>
          <table:table-cell office:value-type="string">
            <text:p>🚢</text:p>
          </table:table-cell>
        </table:table-row>
        <table:table-row table:style-name="ro10">
          <table:table-cell office:value-type="string">
            <text:p>1F6A4</text:p>
          </table:table-cell>
          <table:table-cell office:value-type="string">
            <text:p>1f6a4.png</text:p>
          </table:table-cell>
          <table:table-cell office:value-type="string">
            <text:p>🚤</text:p>
          </table:table-cell>
        </table:table-row>
        <table:table-row table:style-name="ro10">
          <table:table-cell office:value-type="string">
            <text:p>1F6A5</text:p>
          </table:table-cell>
          <table:table-cell office:value-type="string">
            <text:p>1f6a5.png</text:p>
          </table:table-cell>
          <table:table-cell office:value-type="string">
            <text:p>🚥</text:p>
          </table:table-cell>
        </table:table-row>
        <table:table-row table:style-name="ro10">
          <table:table-cell office:value-type="string">
            <text:p>1F6A7</text:p>
          </table:table-cell>
          <table:table-cell office:value-type="string">
            <text:p>1f6a7.png</text:p>
          </table:table-cell>
          <table:table-cell office:value-type="string">
            <text:p>🚧</text:p>
          </table:table-cell>
        </table:table-row>
        <table:table-row table:style-name="ro10">
          <table:table-cell office:value-type="string">
            <text:p>1F6A8</text:p>
          </table:table-cell>
          <table:table-cell office:value-type="string">
            <text:p>1f6a8.png</text:p>
          </table:table-cell>
          <table:table-cell office:value-type="string">
            <text:p>🚨</text:p>
          </table:table-cell>
        </table:table-row>
        <table:table-row table:style-name="ro10">
          <table:table-cell office:value-type="string">
            <text:p>1F6A9</text:p>
          </table:table-cell>
          <table:table-cell office:value-type="string">
            <text:p>1f6a9.png</text:p>
          </table:table-cell>
          <table:table-cell office:value-type="string">
            <text:p>🚩</text:p>
          </table:table-cell>
        </table:table-row>
        <table:table-row table:style-name="ro10">
          <table:table-cell office:value-type="string">
            <text:p>1F6AA</text:p>
          </table:table-cell>
          <table:table-cell office:value-type="string">
            <text:p>1f6aa.png</text:p>
          </table:table-cell>
          <table:table-cell office:value-type="string">
            <text:p>🚪</text:p>
          </table:table-cell>
        </table:table-row>
        <table:table-row table:style-name="ro10">
          <table:table-cell office:value-type="string">
            <text:p>1F6AB</text:p>
          </table:table-cell>
          <table:table-cell office:value-type="string">
            <text:p>1f6ab.png</text:p>
          </table:table-cell>
          <table:table-cell office:value-type="string">
            <text:p>🚫</text:p>
          </table:table-cell>
        </table:table-row>
        <table:table-row table:style-name="ro10">
          <table:table-cell office:value-type="string">
            <text:p>1F6AC</text:p>
          </table:table-cell>
          <table:table-cell office:value-type="string">
            <text:p>1f6ac.png</text:p>
          </table:table-cell>
          <table:table-cell office:value-type="string">
            <text:p>🚬</text:p>
          </table:table-cell>
        </table:table-row>
        <table:table-row table:style-name="ro10">
          <table:table-cell office:value-type="string">
            <text:p>1F6AD</text:p>
          </table:table-cell>
          <table:table-cell office:value-type="string">
            <text:p>1f6ad.png</text:p>
          </table:table-cell>
          <table:table-cell office:value-type="string">
            <text:p>🚭</text:p>
          </table:table-cell>
        </table:table-row>
        <table:table-row table:style-name="ro10">
          <table:table-cell office:value-type="string">
            <text:p>1F6B2</text:p>
          </table:table-cell>
          <table:table-cell office:value-type="string">
            <text:p>1f6b2.png</text:p>
          </table:table-cell>
          <table:table-cell office:value-type="string">
            <text:p>🚲</text:p>
          </table:table-cell>
        </table:table-row>
        <table:table-row table:style-name="ro10">
          <table:table-cell office:value-type="string">
            <text:p>1F6B6</text:p>
          </table:table-cell>
          <table:table-cell office:value-type="string">
            <text:p>1f6b6.png</text:p>
          </table:table-cell>
          <table:table-cell office:value-type="string">
            <text:p>🚶</text:p>
          </table:table-cell>
        </table:table-row>
        <table:table-row table:style-name="ro10">
          <table:table-cell office:value-type="string">
            <text:p>1F6B9</text:p>
          </table:table-cell>
          <table:table-cell office:value-type="string">
            <text:p>1f6b9.png</text:p>
          </table:table-cell>
          <table:table-cell office:value-type="string">
            <text:p>🚹</text:p>
          </table:table-cell>
        </table:table-row>
        <table:table-row table:style-name="ro10">
          <table:table-cell office:value-type="string">
            <text:p>1F6BA</text:p>
          </table:table-cell>
          <table:table-cell office:value-type="string">
            <text:p>1f6ba.png</text:p>
          </table:table-cell>
          <table:table-cell office:value-type="string">
            <text:p>🚺</text:p>
          </table:table-cell>
        </table:table-row>
        <table:table-row table:style-name="ro10">
          <table:table-cell office:value-type="string">
            <text:p>1F6BB</text:p>
          </table:table-cell>
          <table:table-cell office:value-type="string">
            <text:p>1f6bb.png</text:p>
          </table:table-cell>
          <table:table-cell office:value-type="string">
            <text:p>🚻</text:p>
          </table:table-cell>
        </table:table-row>
        <table:table-row table:style-name="ro10">
          <table:table-cell office:value-type="string">
            <text:p>1F6BC</text:p>
          </table:table-cell>
          <table:table-cell office:value-type="string">
            <text:p>1f6bc.png</text:p>
          </table:table-cell>
          <table:table-cell office:value-type="string">
            <text:p>🚼</text:p>
          </table:table-cell>
        </table:table-row>
        <table:table-row table:style-name="ro10">
          <table:table-cell office:value-type="string">
            <text:p>1F6BD</text:p>
          </table:table-cell>
          <table:table-cell office:value-type="string">
            <text:p>1f6bd.png</text:p>
          </table:table-cell>
          <table:table-cell office:value-type="string">
            <text:p>🚽</text:p>
          </table:table-cell>
        </table:table-row>
        <table:table-row table:style-name="ro10">
          <table:table-cell office:value-type="string">
            <text:p>1F6BE</text:p>
          </table:table-cell>
          <table:table-cell office:value-type="string">
            <text:p>1f6be.png</text:p>
          </table:table-cell>
          <table:table-cell office:value-type="string">
            <text:p>🚾</text:p>
          </table:table-cell>
        </table:table-row>
        <table:table-row table:style-name="ro10">
          <table:table-cell office:value-type="string">
            <text:p>1F6C0</text:p>
          </table:table-cell>
          <table:table-cell office:value-type="string">
            <text:p>1f6c0.png</text:p>
          </table:table-cell>
          <table:table-cell office:value-type="string">
            <text:p>🛀</text:p>
          </table:table-cell>
        </table:table-row>
        <table:table-row table:style-name="ro10">
          <table:table-cell office:value-type="string">
            <text:p>24C2</text:p>
          </table:table-cell>
          <table:table-cell office:value-type="string">
            <text:p>24c2.png</text:p>
          </table:table-cell>
          <table:table-cell office:value-type="string">
            <text:p>Ⓜ</text:p>
          </table:table-cell>
        </table:table-row>
        <table:table-row table:style-name="ro10">
          <table:table-cell office:value-type="string">
            <text:p>1F170</text:p>
          </table:table-cell>
          <table:table-cell office:value-type="string">
            <text:p>1f170.png</text:p>
          </table:table-cell>
          <table:table-cell office:value-type="string">
            <text:p>🅰</text:p>
          </table:table-cell>
        </table:table-row>
        <table:table-row table:style-name="ro10">
          <table:table-cell office:value-type="string">
            <text:p>1F171</text:p>
          </table:table-cell>
          <table:table-cell office:value-type="string">
            <text:p>1f171.png</text:p>
          </table:table-cell>
          <table:table-cell office:value-type="string">
            <text:p>🅱</text:p>
          </table:table-cell>
        </table:table-row>
        <table:table-row table:style-name="ro10">
          <table:table-cell office:value-type="string">
            <text:p>1F17E</text:p>
          </table:table-cell>
          <table:table-cell office:value-type="string">
            <text:p>1f17e.png</text:p>
          </table:table-cell>
          <table:table-cell office:value-type="string">
            <text:p>🅾</text:p>
          </table:table-cell>
        </table:table-row>
        <table:table-row table:style-name="ro10">
          <table:table-cell office:value-type="string">
            <text:p>1F17F</text:p>
          </table:table-cell>
          <table:table-cell office:value-type="string">
            <text:p>1f17f.png</text:p>
          </table:table-cell>
          <table:table-cell office:value-type="string">
            <text:p>🅿</text:p>
          </table:table-cell>
        </table:table-row>
        <table:table-row table:style-name="ro10">
          <table:table-cell office:value-type="string">
            <text:p>1F18E</text:p>
          </table:table-cell>
          <table:table-cell office:value-type="string">
            <text:p>1f18e.png</text:p>
          </table:table-cell>
          <table:table-cell office:value-type="string">
            <text:p>🆎</text:p>
          </table:table-cell>
        </table:table-row>
        <table:table-row table:style-name="ro10">
          <table:table-cell office:value-type="string">
            <text:p>1F191</text:p>
          </table:table-cell>
          <table:table-cell office:value-type="string">
            <text:p>1f191.png</text:p>
          </table:table-cell>
          <table:table-cell office:value-type="string">
            <text:p>🆑</text:p>
          </table:table-cell>
        </table:table-row>
        <table:table-row table:style-name="ro10">
          <table:table-cell office:value-type="string">
            <text:p>1F192</text:p>
          </table:table-cell>
          <table:table-cell office:value-type="string">
            <text:p>1f192.png</text:p>
          </table:table-cell>
          <table:table-cell office:value-type="string">
            <text:p>🆒</text:p>
          </table:table-cell>
        </table:table-row>
        <table:table-row table:style-name="ro10">
          <table:table-cell office:value-type="string">
            <text:p>1F193</text:p>
          </table:table-cell>
          <table:table-cell office:value-type="string">
            <text:p>1f193.png</text:p>
          </table:table-cell>
          <table:table-cell office:value-type="string">
            <text:p>🆓</text:p>
          </table:table-cell>
        </table:table-row>
        <table:table-row table:style-name="ro10">
          <table:table-cell office:value-type="string">
            <text:p>1F194</text:p>
          </table:table-cell>
          <table:table-cell office:value-type="string">
            <text:p>1f194.png</text:p>
          </table:table-cell>
          <table:table-cell office:value-type="string">
            <text:p>🆔</text:p>
          </table:table-cell>
        </table:table-row>
        <table:table-row table:style-name="ro10">
          <table:table-cell office:value-type="string">
            <text:p>1F195</text:p>
          </table:table-cell>
          <table:table-cell office:value-type="string">
            <text:p>1f195.png</text:p>
          </table:table-cell>
          <table:table-cell office:value-type="string">
            <text:p>🆕</text:p>
          </table:table-cell>
        </table:table-row>
        <table:table-row table:style-name="ro10">
          <table:table-cell office:value-type="string">
            <text:p>1F196</text:p>
          </table:table-cell>
          <table:table-cell office:value-type="string">
            <text:p>1f196.png</text:p>
          </table:table-cell>
          <table:table-cell office:value-type="string">
            <text:p>🆖</text:p>
          </table:table-cell>
        </table:table-row>
        <table:table-row table:style-name="ro10">
          <table:table-cell office:value-type="string">
            <text:p>1F197</text:p>
          </table:table-cell>
          <table:table-cell office:value-type="string">
            <text:p>1f197.png</text:p>
          </table:table-cell>
          <table:table-cell office:value-type="string">
            <text:p>🆗</text:p>
          </table:table-cell>
        </table:table-row>
        <table:table-row table:style-name="ro10">
          <table:table-cell office:value-type="string">
            <text:p>1F198</text:p>
          </table:table-cell>
          <table:table-cell office:value-type="string">
            <text:p>1f198.png</text:p>
          </table:table-cell>
          <table:table-cell office:value-type="string">
            <text:p>🆘</text:p>
          </table:table-cell>
        </table:table-row>
        <table:table-row table:style-name="ro10">
          <table:table-cell office:value-type="string">
            <text:p>1F199</text:p>
          </table:table-cell>
          <table:table-cell office:value-type="string">
            <text:p>1f199.png</text:p>
          </table:table-cell>
          <table:table-cell office:value-type="string">
            <text:p>🆙</text:p>
          </table:table-cell>
        </table:table-row>
        <table:table-row table:style-name="ro10">
          <table:table-cell office:value-type="string">
            <text:p>1F19A</text:p>
          </table:table-cell>
          <table:table-cell office:value-type="string">
            <text:p>1f19a.png</text:p>
          </table:table-cell>
          <table:table-cell office:value-type="string">
            <text:p>🆚</text:p>
          </table:table-cell>
        </table:table-row>
        <table:table-row table:style-name="ro10">
          <table:table-cell office:value-type="string">
            <text:p>1F201</text:p>
          </table:table-cell>
          <table:table-cell office:value-type="string">
            <text:p>1f201.png</text:p>
          </table:table-cell>
          <table:table-cell office:value-type="string">
            <text:p>🈁</text:p>
          </table:table-cell>
        </table:table-row>
        <table:table-row table:style-name="ro10">
          <table:table-cell office:value-type="string">
            <text:p>1F202</text:p>
          </table:table-cell>
          <table:table-cell office:value-type="string">
            <text:p>1f202.png</text:p>
          </table:table-cell>
          <table:table-cell office:value-type="string">
            <text:p>🈂</text:p>
          </table:table-cell>
        </table:table-row>
        <table:table-row table:style-name="ro10">
          <table:table-cell office:value-type="string">
            <text:p>1F21A</text:p>
          </table:table-cell>
          <table:table-cell office:value-type="string">
            <text:p>1f21a.png</text:p>
          </table:table-cell>
          <table:table-cell office:value-type="string">
            <text:p>🈚</text:p>
          </table:table-cell>
        </table:table-row>
        <table:table-row table:style-name="ro10">
          <table:table-cell office:value-type="string">
            <text:p>1F22F</text:p>
          </table:table-cell>
          <table:table-cell office:value-type="string">
            <text:p>1f22f.png</text:p>
          </table:table-cell>
          <table:table-cell office:value-type="string">
            <text:p>🈯</text:p>
          </table:table-cell>
        </table:table-row>
        <table:table-row table:style-name="ro10">
          <table:table-cell office:value-type="string">
            <text:p>1F232</text:p>
          </table:table-cell>
          <table:table-cell office:value-type="string">
            <text:p>1f232.png</text:p>
          </table:table-cell>
          <table:table-cell office:value-type="string">
            <text:p>🈲</text:p>
          </table:table-cell>
        </table:table-row>
        <table:table-row table:style-name="ro10">
          <table:table-cell office:value-type="string">
            <text:p>1F233</text:p>
          </table:table-cell>
          <table:table-cell office:value-type="string">
            <text:p>1f233.png</text:p>
          </table:table-cell>
          <table:table-cell office:value-type="string">
            <text:p>🈳</text:p>
          </table:table-cell>
        </table:table-row>
        <table:table-row table:style-name="ro10">
          <table:table-cell office:value-type="string">
            <text:p>1F234</text:p>
          </table:table-cell>
          <table:table-cell office:value-type="string">
            <text:p>1f234.png</text:p>
          </table:table-cell>
          <table:table-cell office:value-type="string">
            <text:p>🈴</text:p>
          </table:table-cell>
        </table:table-row>
        <table:table-row table:style-name="ro10">
          <table:table-cell office:value-type="string">
            <text:p>1F235</text:p>
          </table:table-cell>
          <table:table-cell office:value-type="string">
            <text:p>1f235.png</text:p>
          </table:table-cell>
          <table:table-cell office:value-type="string">
            <text:p>🈵</text:p>
          </table:table-cell>
        </table:table-row>
        <table:table-row table:style-name="ro10">
          <table:table-cell office:value-type="string">
            <text:p>1F236</text:p>
          </table:table-cell>
          <table:table-cell office:value-type="string">
            <text:p>1f236.png</text:p>
          </table:table-cell>
          <table:table-cell office:value-type="string">
            <text:p>🈶</text:p>
          </table:table-cell>
        </table:table-row>
        <table:table-row table:style-name="ro10">
          <table:table-cell office:value-type="string">
            <text:p>1F237</text:p>
          </table:table-cell>
          <table:table-cell office:value-type="string">
            <text:p>1f237.png</text:p>
          </table:table-cell>
          <table:table-cell office:value-type="string">
            <text:p>🈷</text:p>
          </table:table-cell>
        </table:table-row>
        <table:table-row table:style-name="ro10">
          <table:table-cell office:value-type="string">
            <text:p>1F238</text:p>
          </table:table-cell>
          <table:table-cell office:value-type="string">
            <text:p>1f238.png</text:p>
          </table:table-cell>
          <table:table-cell office:value-type="string">
            <text:p>🈸</text:p>
          </table:table-cell>
        </table:table-row>
        <table:table-row table:style-name="ro10">
          <table:table-cell office:value-type="string">
            <text:p>1F239</text:p>
          </table:table-cell>
          <table:table-cell office:value-type="string">
            <text:p>1f239.png</text:p>
          </table:table-cell>
          <table:table-cell office:value-type="string">
            <text:p>🈹</text:p>
          </table:table-cell>
        </table:table-row>
        <table:table-row table:style-name="ro10">
          <table:table-cell office:value-type="string">
            <text:p>1F23A</text:p>
          </table:table-cell>
          <table:table-cell office:value-type="string">
            <text:p>1f23a.png</text:p>
          </table:table-cell>
          <table:table-cell office:value-type="string">
            <text:p>🈺</text:p>
          </table:table-cell>
        </table:table-row>
        <table:table-row table:style-name="ro10">
          <table:table-cell office:value-type="string">
            <text:p>1F250</text:p>
          </table:table-cell>
          <table:table-cell office:value-type="string">
            <text:p>1f250.png</text:p>
          </table:table-cell>
          <table:table-cell office:value-type="string">
            <text:p>🉐</text:p>
          </table:table-cell>
        </table:table-row>
        <table:table-row table:style-name="ro10">
          <table:table-cell office:value-type="string">
            <text:p>1F251</text:p>
          </table:table-cell>
          <table:table-cell office:value-type="string">
            <text:p>1f251.png</text:p>
          </table:table-cell>
          <table:table-cell office:value-type="string">
            <text:p>🉑</text:p>
          </table:table-cell>
        </table:table-row>
        <table:table-row table:style-name="ro10">
          <table:table-cell office:value-type="string">
            <text:p>00A9</text:p>
          </table:table-cell>
          <table:table-cell office:value-type="string">
            <text:p>00a9.png</text:p>
          </table:table-cell>
          <table:table-cell office:value-type="string">
            <text:p>©</text:p>
          </table:table-cell>
        </table:table-row>
        <table:table-row table:style-name="ro10">
          <table:table-cell office:value-type="string">
            <text:p>00AE</text:p>
          </table:table-cell>
          <table:table-cell office:value-type="string">
            <text:p>00ae.png</text:p>
          </table:table-cell>
          <table:table-cell office:value-type="string">
            <text:p>®</text:p>
          </table:table-cell>
        </table:table-row>
        <table:table-row table:style-name="ro10">
          <table:table-cell office:value-type="string">
            <text:p>203C</text:p>
          </table:table-cell>
          <table:table-cell office:value-type="string">
            <text:p>203c.png</text:p>
          </table:table-cell>
          <table:table-cell office:value-type="string">
            <text:p>‼</text:p>
          </table:table-cell>
        </table:table-row>
        <table:table-row table:style-name="ro10">
          <table:table-cell/>
          <table:table-cell office:value-type="string">
            <text:p>2049.png</text:p>
          </table:table-cell>
          <table:table-cell office:value-type="string">
            <text:p>⁉</text:p>
          </table:table-cell>
        </table:table-row>
        <table:table-row table:style-name="ro10">
          <table:table-cell/>
          <table:table-cell office:value-type="string">
            <text:p>2122.png</text:p>
          </table:table-cell>
          <table:table-cell office:value-type="string">
            <text:p>™</text:p>
          </table:table-cell>
        </table:table-row>
        <table:table-row table:style-name="ro10">
          <table:table-cell/>
          <table:table-cell office:value-type="string">
            <text:p>2139.png</text:p>
          </table:table-cell>
          <table:table-cell office:value-type="string">
            <text:p>ℹ</text:p>
          </table:table-cell>
        </table:table-row>
        <table:table-row table:style-name="ro10">
          <table:table-cell/>
          <table:table-cell office:value-type="string">
            <text:p>2194.png</text:p>
          </table:table-cell>
          <table:table-cell office:value-type="string">
            <text:p>↔</text:p>
          </table:table-cell>
        </table:table-row>
        <table:table-row table:style-name="ro10">
          <table:table-cell/>
          <table:table-cell office:value-type="string">
            <text:p>2195.png</text:p>
          </table:table-cell>
          <table:table-cell office:value-type="string">
            <text:p>↕</text:p>
          </table:table-cell>
        </table:table-row>
        <table:table-row table:style-name="ro10">
          <table:table-cell/>
          <table:table-cell office:value-type="string">
            <text:p>2196.png</text:p>
          </table:table-cell>
          <table:table-cell office:value-type="string">
            <text:p>↖</text:p>
          </table:table-cell>
        </table:table-row>
        <table:table-row table:style-name="ro10">
          <table:table-cell/>
          <table:table-cell office:value-type="string">
            <text:p>2197.png</text:p>
          </table:table-cell>
          <table:table-cell office:value-type="string">
            <text:p>↗</text:p>
          </table:table-cell>
        </table:table-row>
        <table:table-row table:style-name="ro10">
          <table:table-cell/>
          <table:table-cell office:value-type="string">
            <text:p>2198.png</text:p>
          </table:table-cell>
          <table:table-cell office:value-type="string">
            <text:p>↘</text:p>
          </table:table-cell>
        </table:table-row>
        <table:table-row table:style-name="ro10">
          <table:table-cell/>
          <table:table-cell office:value-type="string">
            <text:p>2199.png</text:p>
          </table:table-cell>
          <table:table-cell office:value-type="string">
            <text:p>↙</text:p>
          </table:table-cell>
        </table:table-row>
        <table:table-row table:style-name="ro10">
          <table:table-cell office:value-type="string">
            <text:p>21A9</text:p>
          </table:table-cell>
          <table:table-cell office:value-type="string">
            <text:p>21a9.png</text:p>
          </table:table-cell>
          <table:table-cell office:value-type="string">
            <text:p>↩</text:p>
          </table:table-cell>
        </table:table-row>
        <table:table-row table:style-name="ro10">
          <table:table-cell office:value-type="string">
            <text:p>21AA</text:p>
          </table:table-cell>
          <table:table-cell office:value-type="string">
            <text:p>21aa.png</text:p>
          </table:table-cell>
          <table:table-cell office:value-type="string">
            <text:p>↪</text:p>
          </table:table-cell>
        </table:table-row>
        <table:table-row table:style-name="ro10">
          <table:table-cell office:value-type="string">
            <text:p>231A</text:p>
          </table:table-cell>
          <table:table-cell office:value-type="string">
            <text:p>231a.png</text:p>
          </table:table-cell>
          <table:table-cell office:value-type="string">
            <text:p>⌚</text:p>
          </table:table-cell>
        </table:table-row>
        <table:table-row table:style-name="ro10">
          <table:table-cell office:value-type="string">
            <text:p>231B</text:p>
          </table:table-cell>
          <table:table-cell office:value-type="string">
            <text:p>231b.png</text:p>
          </table:table-cell>
          <table:table-cell office:value-type="string">
            <text:p>⌛</text:p>
          </table:table-cell>
        </table:table-row>
        <table:table-row table:style-name="ro10">
          <table:table-cell office:value-type="string">
            <text:p>23E9</text:p>
          </table:table-cell>
          <table:table-cell table:style-name="ce11" office:value-type="string">
            <text:p>23e9.png</text:p>
          </table:table-cell>
          <table:table-cell office:value-type="string">
            <text:p>⏩</text:p>
          </table:table-cell>
        </table:table-row>
        <table:table-row table:style-name="ro10">
          <table:table-cell office:value-type="string">
            <text:p>23EA</text:p>
          </table:table-cell>
          <table:table-cell office:value-type="string">
            <text:p>23ea.png</text:p>
          </table:table-cell>
          <table:table-cell office:value-type="string">
            <text:p>⏪</text:p>
          </table:table-cell>
        </table:table-row>
        <table:table-row table:style-name="ro10">
          <table:table-cell office:value-type="string">
            <text:p>23EB</text:p>
          </table:table-cell>
          <table:table-cell office:value-type="string">
            <text:p>23eb.png</text:p>
          </table:table-cell>
          <table:table-cell office:value-type="string">
            <text:p>⏫</text:p>
          </table:table-cell>
        </table:table-row>
        <table:table-row table:style-name="ro10">
          <table:table-cell office:value-type="string">
            <text:p>23EC</text:p>
          </table:table-cell>
          <table:table-cell office:value-type="string">
            <text:p>23ec.png</text:p>
          </table:table-cell>
          <table:table-cell office:value-type="string">
            <text:p>⏬</text:p>
          </table:table-cell>
        </table:table-row>
        <table:table-row table:style-name="ro10">
          <table:table-cell office:value-type="string">
            <text:p>23F0</text:p>
          </table:table-cell>
          <table:table-cell office:value-type="string">
            <text:p>23f0.png</text:p>
          </table:table-cell>
          <table:table-cell office:value-type="string">
            <text:p>⏰</text:p>
          </table:table-cell>
        </table:table-row>
        <table:table-row table:style-name="ro10">
          <table:table-cell office:value-type="string">
            <text:p>23F3</text:p>
          </table:table-cell>
          <table:table-cell office:value-type="string">
            <text:p>23f3.png</text:p>
          </table:table-cell>
          <table:table-cell office:value-type="string">
            <text:p>⏳</text:p>
          </table:table-cell>
        </table:table-row>
        <table:table-row table:style-name="ro10">
          <table:table-cell office:value-type="string">
            <text:p>25AA</text:p>
          </table:table-cell>
          <table:table-cell office:value-type="string">
            <text:p>25aa.png</text:p>
          </table:table-cell>
          <table:table-cell office:value-type="string">
            <text:p>▪</text:p>
          </table:table-cell>
        </table:table-row>
        <table:table-row table:style-name="ro10">
          <table:table-cell office:value-type="string">
            <text:p>25AB</text:p>
          </table:table-cell>
          <table:table-cell office:value-type="string">
            <text:p>25ab.png</text:p>
          </table:table-cell>
          <table:table-cell office:value-type="string">
            <text:p>▫</text:p>
          </table:table-cell>
        </table:table-row>
        <table:table-row table:style-name="ro10">
          <table:table-cell office:value-type="string">
            <text:p>25B6</text:p>
          </table:table-cell>
          <table:table-cell office:value-type="string">
            <text:p>25b6.png</text:p>
          </table:table-cell>
          <table:table-cell office:value-type="string">
            <text:p>▶</text:p>
          </table:table-cell>
        </table:table-row>
        <table:table-row table:style-name="ro10">
          <table:table-cell office:value-type="string">
            <text:p>25C0</text:p>
          </table:table-cell>
          <table:table-cell office:value-type="string">
            <text:p>25c0.png</text:p>
          </table:table-cell>
          <table:table-cell office:value-type="string">
            <text:p>◀</text:p>
          </table:table-cell>
        </table:table-row>
        <table:table-row table:style-name="ro10">
          <table:table-cell office:value-type="string">
            <text:p>25FB</text:p>
          </table:table-cell>
          <table:table-cell office:value-type="string">
            <text:p>25fb.png</text:p>
          </table:table-cell>
          <table:table-cell office:value-type="string">
            <text:p>◻</text:p>
          </table:table-cell>
        </table:table-row>
        <table:table-row table:style-name="ro10">
          <table:table-cell office:value-type="string">
            <text:p>25FC</text:p>
          </table:table-cell>
          <table:table-cell office:value-type="string">
            <text:p>25fc.png</text:p>
          </table:table-cell>
          <table:table-cell office:value-type="string">
            <text:p>◼</text:p>
          </table:table-cell>
        </table:table-row>
        <table:table-row table:style-name="ro10">
          <table:table-cell office:value-type="string">
            <text:p>25FD</text:p>
          </table:table-cell>
          <table:table-cell office:value-type="string">
            <text:p>25fd.png</text:p>
          </table:table-cell>
          <table:table-cell office:value-type="string">
            <text:p>◽</text:p>
          </table:table-cell>
        </table:table-row>
        <table:table-row table:style-name="ro10">
          <table:table-cell office:value-type="string">
            <text:p>25FE</text:p>
          </table:table-cell>
          <table:table-cell office:value-type="string">
            <text:p>25fe.png</text:p>
          </table:table-cell>
          <table:table-cell office:value-type="string">
            <text:p>◾</text:p>
          </table:table-cell>
        </table:table-row>
        <table:table-row table:style-name="ro10">
          <table:table-cell/>
          <table:table-cell office:value-type="string">
            <text:p>2600.png</text:p>
          </table:table-cell>
          <table:table-cell office:value-type="string">
            <text:p>☀</text:p>
          </table:table-cell>
        </table:table-row>
        <table:table-row table:style-name="ro10">
          <table:table-cell/>
          <table:table-cell office:value-type="string">
            <text:p>2601.png</text:p>
          </table:table-cell>
          <table:table-cell office:value-type="string">
            <text:p>☁</text:p>
          </table:table-cell>
        </table:table-row>
        <table:table-row table:style-name="ro10">
          <table:table-cell office:value-type="string">
            <text:p>263A</text:p>
          </table:table-cell>
          <table:table-cell office:value-type="string">
            <text:p>263a.png</text:p>
          </table:table-cell>
          <table:table-cell office:value-type="string">
            <text:p>☺</text:p>
          </table:table-cell>
        </table:table-row>
        <table:table-row table:style-name="ro10">
          <table:table-cell/>
          <table:table-cell office:value-type="string">
            <text:p>2648.png</text:p>
          </table:table-cell>
          <table:table-cell office:value-type="string">
            <text:p>♈</text:p>
          </table:table-cell>
        </table:table-row>
        <table:table-row table:style-name="ro10">
          <table:table-cell/>
          <table:table-cell office:value-type="string">
            <text:p>2649.png</text:p>
          </table:table-cell>
          <table:table-cell office:value-type="string">
            <text:p>♉</text:p>
          </table:table-cell>
        </table:table-row>
        <table:table-row table:style-name="ro10">
          <table:table-cell office:value-type="string">
            <text:p>264A</text:p>
          </table:table-cell>
          <table:table-cell office:value-type="string">
            <text:p>264a.png</text:p>
          </table:table-cell>
          <table:table-cell office:value-type="string">
            <text:p>♊</text:p>
          </table:table-cell>
        </table:table-row>
        <table:table-row table:style-name="ro10">
          <table:table-cell office:value-type="string">
            <text:p>264B</text:p>
          </table:table-cell>
          <table:table-cell office:value-type="string">
            <text:p>264b.png</text:p>
          </table:table-cell>
          <table:table-cell office:value-type="string">
            <text:p>♋</text:p>
          </table:table-cell>
        </table:table-row>
        <table:table-row table:style-name="ro10">
          <table:table-cell office:value-type="string">
            <text:p>264C</text:p>
          </table:table-cell>
          <table:table-cell office:value-type="string">
            <text:p>264c.png</text:p>
          </table:table-cell>
          <table:table-cell office:value-type="string">
            <text:p>♌</text:p>
          </table:table-cell>
        </table:table-row>
        <table:table-row table:style-name="ro10">
          <table:table-cell office:value-type="string">
            <text:p>264D</text:p>
          </table:table-cell>
          <table:table-cell office:value-type="string">
            <text:p>264d.png</text:p>
          </table:table-cell>
          <table:table-cell office:value-type="string">
            <text:p>♍</text:p>
          </table:table-cell>
        </table:table-row>
        <table:table-row table:style-name="ro10">
          <table:table-cell office:value-type="string">
            <text:p>264E</text:p>
          </table:table-cell>
          <table:table-cell office:value-type="string">
            <text:p>264e.png</text:p>
          </table:table-cell>
          <table:table-cell office:value-type="string">
            <text:p>♎</text:p>
          </table:table-cell>
        </table:table-row>
        <table:table-row table:style-name="ro10">
          <table:table-cell office:value-type="string">
            <text:p>264F</text:p>
          </table:table-cell>
          <table:table-cell office:value-type="string">
            <text:p>264f.png</text:p>
          </table:table-cell>
          <table:table-cell office:value-type="string">
            <text:p>♏</text:p>
          </table:table-cell>
        </table:table-row>
        <table:table-row table:style-name="ro10">
          <table:table-cell/>
          <table:table-cell office:value-type="string">
            <text:p>2650.png</text:p>
          </table:table-cell>
          <table:table-cell office:value-type="string">
            <text:p>♐</text:p>
          </table:table-cell>
        </table:table-row>
        <table:table-row table:style-name="ro10">
          <table:table-cell/>
          <table:table-cell office:value-type="string">
            <text:p>2651.png</text:p>
          </table:table-cell>
          <table:table-cell office:value-type="string">
            <text:p>♑</text:p>
          </table:table-cell>
        </table:table-row>
        <table:table-row table:style-name="ro10">
          <table:table-cell/>
          <table:table-cell office:value-type="string">
            <text:p>2652.png</text:p>
          </table:table-cell>
          <table:table-cell office:value-type="string">
            <text:p>♒</text:p>
          </table:table-cell>
        </table:table-row>
        <table:table-row table:style-name="ro10">
          <table:table-cell/>
          <table:table-cell office:value-type="string">
            <text:p>2653.png</text:p>
          </table:table-cell>
          <table:table-cell office:value-type="string">
            <text:p>♓</text:p>
          </table:table-cell>
        </table:table-row>
        <table:table-row table:style-name="ro10">
          <table:table-cell/>
          <table:table-cell office:value-type="string">
            <text:p>2660.png</text:p>
          </table:table-cell>
          <table:table-cell office:value-type="string">
            <text:p>♠</text:p>
          </table:table-cell>
        </table:table-row>
        <table:table-row table:style-name="ro10">
          <table:table-cell/>
          <table:table-cell office:value-type="string">
            <text:p>2663.png</text:p>
          </table:table-cell>
          <table:table-cell office:value-type="string">
            <text:p>♣</text:p>
          </table:table-cell>
        </table:table-row>
        <table:table-row table:style-name="ro10">
          <table:table-cell/>
          <table:table-cell office:value-type="string">
            <text:p>2665.png</text:p>
          </table:table-cell>
          <table:table-cell office:value-type="string">
            <text:p>♥</text:p>
          </table:table-cell>
        </table:table-row>
        <table:table-row table:style-name="ro10">
          <table:table-cell/>
          <table:table-cell office:value-type="string">
            <text:p>2666.png</text:p>
          </table:table-cell>
          <table:table-cell office:value-type="string">
            <text:p>♦</text:p>
          </table:table-cell>
        </table:table-row>
        <table:table-row table:style-name="ro10">
          <table:table-cell/>
          <table:table-cell office:value-type="string">
            <text:p>2668.png</text:p>
          </table:table-cell>
          <table:table-cell office:value-type="string">
            <text:p>♨</text:p>
          </table:table-cell>
        </table:table-row>
        <table:table-row table:style-name="ro10">
          <table:table-cell office:value-type="string">
            <text:p>267B</text:p>
          </table:table-cell>
          <table:table-cell office:value-type="string">
            <text:p>267b.png</text:p>
          </table:table-cell>
          <table:table-cell office:value-type="string">
            <text:p>♻</text:p>
          </table:table-cell>
        </table:table-row>
        <table:table-row table:style-name="ro10">
          <table:table-cell office:value-type="string">
            <text:p>267F</text:p>
          </table:table-cell>
          <table:table-cell office:value-type="string">
            <text:p>267f.png</text:p>
          </table:table-cell>
          <table:table-cell office:value-type="string">
            <text:p>♿</text:p>
          </table:table-cell>
        </table:table-row>
        <table:table-row table:style-name="ro10">
          <table:table-cell/>
          <table:table-cell office:value-type="string">
            <text:p>2693.png</text:p>
          </table:table-cell>
          <table:table-cell office:value-type="string">
            <text:p>⚓</text:p>
          </table:table-cell>
        </table:table-row>
        <table:table-row table:style-name="ro10">
          <table:table-cell office:value-type="string">
            <text:p>26A0</text:p>
          </table:table-cell>
          <table:table-cell office:value-type="string">
            <text:p>26a0.png</text:p>
          </table:table-cell>
          <table:table-cell office:value-type="string">
            <text:p>⚠</text:p>
          </table:table-cell>
        </table:table-row>
        <table:table-row table:style-name="ro10">
          <table:table-cell office:value-type="string">
            <text:p>26A1</text:p>
          </table:table-cell>
          <table:table-cell office:value-type="string">
            <text:p>26a1.png</text:p>
          </table:table-cell>
          <table:table-cell office:value-type="string">
            <text:p>⚡</text:p>
          </table:table-cell>
        </table:table-row>
        <table:table-row table:style-name="ro10">
          <table:table-cell office:value-type="string">
            <text:p>26AA</text:p>
          </table:table-cell>
          <table:table-cell office:value-type="string">
            <text:p>26aa.png</text:p>
          </table:table-cell>
          <table:table-cell office:value-type="string">
            <text:p>⚪</text:p>
          </table:table-cell>
        </table:table-row>
        <table:table-row table:style-name="ro10">
          <table:table-cell office:value-type="string">
            <text:p>26AB</text:p>
          </table:table-cell>
          <table:table-cell office:value-type="string">
            <text:p>26ab.png</text:p>
          </table:table-cell>
          <table:table-cell office:value-type="string">
            <text:p>⚫</text:p>
          </table:table-cell>
        </table:table-row>
        <table:table-row table:style-name="ro10">
          <table:table-cell office:value-type="string">
            <text:p>26BD</text:p>
          </table:table-cell>
          <table:table-cell office:value-type="string">
            <text:p>26bd.png</text:p>
          </table:table-cell>
          <table:table-cell office:value-type="string">
            <text:p>⚽</text:p>
          </table:table-cell>
        </table:table-row>
        <table:table-row table:style-name="ro10">
          <table:table-cell office:value-type="string">
            <text:p>26BE</text:p>
          </table:table-cell>
          <table:table-cell office:value-type="string">
            <text:p>26be.png</text:p>
          </table:table-cell>
          <table:table-cell office:value-type="string">
            <text:p>⚾</text:p>
          </table:table-cell>
        </table:table-row>
        <table:table-row table:style-name="ro10">
          <table:table-cell office:value-type="string">
            <text:p>26C4</text:p>
          </table:table-cell>
          <table:table-cell office:value-type="string">
            <text:p>26c4.png</text:p>
          </table:table-cell>
          <table:table-cell office:value-type="string">
            <text:p>⛄</text:p>
          </table:table-cell>
        </table:table-row>
        <table:table-row table:style-name="ro10">
          <table:table-cell office:value-type="string">
            <text:p>26C5</text:p>
          </table:table-cell>
          <table:table-cell office:value-type="string">
            <text:p>26c5.png</text:p>
          </table:table-cell>
          <table:table-cell office:value-type="string">
            <text:p>⛅</text:p>
          </table:table-cell>
        </table:table-row>
        <table:table-row table:style-name="ro10">
          <table:table-cell office:value-type="string">
            <text:p>26CE</text:p>
          </table:table-cell>
          <table:table-cell office:value-type="string">
            <text:p>26ce.png</text:p>
          </table:table-cell>
          <table:table-cell office:value-type="string">
            <text:p>⛎</text:p>
          </table:table-cell>
        </table:table-row>
        <table:table-row table:style-name="ro10">
          <table:table-cell office:value-type="string">
            <text:p>26D4</text:p>
          </table:table-cell>
          <table:table-cell office:value-type="string">
            <text:p>26d4.png</text:p>
          </table:table-cell>
          <table:table-cell office:value-type="string">
            <text:p>⛔</text:p>
          </table:table-cell>
        </table:table-row>
        <table:table-row table:style-name="ro10">
          <table:table-cell office:value-type="string">
            <text:p>26EA</text:p>
          </table:table-cell>
          <table:table-cell office:value-type="string">
            <text:p>26ea.png</text:p>
          </table:table-cell>
          <table:table-cell office:value-type="string">
            <text:p>⛪</text:p>
          </table:table-cell>
        </table:table-row>
        <table:table-row table:style-name="ro10">
          <table:table-cell office:value-type="string">
            <text:p>26F2</text:p>
          </table:table-cell>
          <table:table-cell office:value-type="string">
            <text:p>26f2.png</text:p>
          </table:table-cell>
          <table:table-cell office:value-type="string">
            <text:p>⛲</text:p>
          </table:table-cell>
        </table:table-row>
        <table:table-row table:style-name="ro10">
          <table:table-cell office:value-type="string">
            <text:p>26F3</text:p>
          </table:table-cell>
          <table:table-cell office:value-type="string">
            <text:p>26f3.png</text:p>
          </table:table-cell>
          <table:table-cell office:value-type="string">
            <text:p>⛳</text:p>
          </table:table-cell>
        </table:table-row>
        <table:table-row table:style-name="ro10">
          <table:table-cell office:value-type="string">
            <text:p>26F5</text:p>
          </table:table-cell>
          <table:table-cell office:value-type="string">
            <text:p>26f5.png</text:p>
          </table:table-cell>
          <table:table-cell office:value-type="string">
            <text:p>⛵</text:p>
          </table:table-cell>
        </table:table-row>
        <table:table-row table:style-name="ro10">
          <table:table-cell office:value-type="string">
            <text:p>26FA</text:p>
          </table:table-cell>
          <table:table-cell office:value-type="string">
            <text:p>26fa.png</text:p>
          </table:table-cell>
          <table:table-cell office:value-type="string">
            <text:p>⛺</text:p>
          </table:table-cell>
        </table:table-row>
        <table:table-row table:style-name="ro10">
          <table:table-cell office:value-type="string">
            <text:p>26FD</text:p>
          </table:table-cell>
          <table:table-cell office:value-type="string">
            <text:p>26fd.png</text:p>
          </table:table-cell>
          <table:table-cell office:value-type="string">
            <text:p>⛽</text:p>
          </table:table-cell>
        </table:table-row>
        <table:table-row table:style-name="ro10">
          <table:table-cell/>
          <table:table-cell office:value-type="string">
            <text:p>2934.png</text:p>
          </table:table-cell>
          <table:table-cell office:value-type="string">
            <text:p>⤴</text:p>
          </table:table-cell>
        </table:table-row>
        <table:table-row table:style-name="ro10">
          <table:table-cell/>
          <table:table-cell office:value-type="string">
            <text:p>2935.png</text:p>
          </table:table-cell>
          <table:table-cell office:value-type="string">
            <text:p>⤵</text:p>
          </table:table-cell>
        </table:table-row>
        <table:table-row table:style-name="ro10">
          <table:table-cell office:value-type="string">
            <text:p>2B05</text:p>
          </table:table-cell>
          <table:table-cell office:value-type="string">
            <text:p>2b05.png</text:p>
          </table:table-cell>
          <table:table-cell office:value-type="string">
            <text:p>⬅</text:p>
          </table:table-cell>
        </table:table-row>
        <table:table-row table:style-name="ro10">
          <table:table-cell office:value-type="string">
            <text:p>2B06</text:p>
          </table:table-cell>
          <table:table-cell office:value-type="string">
            <text:p>2b06.png</text:p>
          </table:table-cell>
          <table:table-cell office:value-type="string">
            <text:p>⬆</text:p>
          </table:table-cell>
        </table:table-row>
        <table:table-row table:style-name="ro10">
          <table:table-cell office:value-type="string">
            <text:p>2B07</text:p>
          </table:table-cell>
          <table:table-cell office:value-type="string">
            <text:p>2b07.png</text:p>
          </table:table-cell>
          <table:table-cell office:value-type="string">
            <text:p>⬇</text:p>
          </table:table-cell>
        </table:table-row>
        <table:table-row table:style-name="ro10">
          <table:table-cell office:value-type="string">
            <text:p>2B1B</text:p>
          </table:table-cell>
          <table:table-cell office:value-type="string">
            <text:p>2b1b.png</text:p>
          </table:table-cell>
          <table:table-cell office:value-type="string">
            <text:p>⬛</text:p>
          </table:table-cell>
        </table:table-row>
        <table:table-row table:style-name="ro10">
          <table:table-cell office:value-type="string">
            <text:p>2B1C</text:p>
          </table:table-cell>
          <table:table-cell office:value-type="string">
            <text:p>2b1c.png</text:p>
          </table:table-cell>
          <table:table-cell office:value-type="string">
            <text:p>⬜</text:p>
          </table:table-cell>
        </table:table-row>
        <table:table-row table:style-name="ro10">
          <table:table-cell office:value-type="string">
            <text:p>2B50</text:p>
          </table:table-cell>
          <table:table-cell office:value-type="string">
            <text:p>2b50.png</text:p>
          </table:table-cell>
          <table:table-cell office:value-type="string">
            <text:p>⭐</text:p>
          </table:table-cell>
        </table:table-row>
        <table:table-row table:style-name="ro10">
          <table:table-cell office:value-type="string">
            <text:p>2B55</text:p>
          </table:table-cell>
          <table:table-cell office:value-type="string">
            <text:p>2b55.png</text:p>
          </table:table-cell>
          <table:table-cell office:value-type="string">
            <text:p>⭕</text:p>
          </table:table-cell>
        </table:table-row>
        <table:table-row table:style-name="ro10">
          <table:table-cell/>
          <table:table-cell office:value-type="string">
            <text:p>3030.png</text:p>
          </table:table-cell>
          <table:table-cell office:value-type="string">
            <text:p>〰</text:p>
          </table:table-cell>
        </table:table-row>
        <table:table-row table:style-name="ro10">
          <table:table-cell office:value-type="string">
            <text:p>303D</text:p>
          </table:table-cell>
          <table:table-cell office:value-type="string">
            <text:p>303d.png</text:p>
          </table:table-cell>
          <table:table-cell office:value-type="string">
            <text:p>〽</text:p>
          </table:table-cell>
        </table:table-row>
        <table:table-row table:style-name="ro10">
          <table:table-cell/>
          <table:table-cell office:value-type="string">
            <text:p>3297.png</text:p>
          </table:table-cell>
          <table:table-cell office:value-type="string">
            <text:p>㊗</text:p>
          </table:table-cell>
        </table:table-row>
        <table:table-row table:style-name="ro10">
          <table:table-cell/>
          <table:table-cell office:value-type="string">
            <text:p>3299.png</text:p>
          </table:table-cell>
          <table:table-cell office:value-type="string">
            <text:p>㊙</text:p>
          </table:table-cell>
        </table:table-row>
        <table:table-row table:style-name="ro10">
          <table:table-cell office:value-type="string">
            <text:p>1F004</text:p>
          </table:table-cell>
          <table:table-cell office:value-type="string">
            <text:p>1f004.png</text:p>
          </table:table-cell>
          <table:table-cell office:value-type="string">
            <text:p>🀄</text:p>
          </table:table-cell>
        </table:table-row>
        <table:table-row table:style-name="ro10">
          <table:table-cell office:value-type="string">
            <text:p>1F0CF</text:p>
          </table:table-cell>
          <table:table-cell office:value-type="string">
            <text:p>1f0cf.png</text:p>
          </table:table-cell>
          <table:table-cell office:value-type="string">
            <text:p>🃏</text:p>
          </table:table-cell>
        </table:table-row>
        <table:table-row table:style-name="ro10">
          <table:table-cell office:value-type="string">
            <text:p>1F300</text:p>
          </table:table-cell>
          <table:table-cell office:value-type="string">
            <text:p>1f300.png</text:p>
          </table:table-cell>
          <table:table-cell office:value-type="string">
            <text:p>🌀</text:p>
          </table:table-cell>
        </table:table-row>
        <table:table-row table:style-name="ro10">
          <table:table-cell office:value-type="string">
            <text:p>1F301</text:p>
          </table:table-cell>
          <table:table-cell office:value-type="string">
            <text:p>1f301.png</text:p>
          </table:table-cell>
          <table:table-cell office:value-type="string">
            <text:p>🌁</text:p>
          </table:table-cell>
        </table:table-row>
        <table:table-row table:style-name="ro10">
          <table:table-cell office:value-type="string">
            <text:p>1F302</text:p>
          </table:table-cell>
          <table:table-cell office:value-type="string">
            <text:p>1f302.png</text:p>
          </table:table-cell>
          <table:table-cell office:value-type="string">
            <text:p>🌂</text:p>
          </table:table-cell>
        </table:table-row>
        <table:table-row table:style-name="ro10">
          <table:table-cell office:value-type="string">
            <text:p>1F303</text:p>
          </table:table-cell>
          <table:table-cell office:value-type="string">
            <text:p>1f303.png</text:p>
          </table:table-cell>
          <table:table-cell office:value-type="string">
            <text:p>🌃</text:p>
          </table:table-cell>
        </table:table-row>
        <table:table-row table:style-name="ro10">
          <table:table-cell office:value-type="string">
            <text:p>1F304</text:p>
          </table:table-cell>
          <table:table-cell office:value-type="string">
            <text:p>1f304.png</text:p>
          </table:table-cell>
          <table:table-cell office:value-type="string">
            <text:p>🌄</text:p>
          </table:table-cell>
        </table:table-row>
        <table:table-row table:style-name="ro10">
          <table:table-cell office:value-type="string">
            <text:p>1F305</text:p>
          </table:table-cell>
          <table:table-cell office:value-type="string">
            <text:p>1f305.png</text:p>
          </table:table-cell>
          <table:table-cell office:value-type="string">
            <text:p>🌅</text:p>
          </table:table-cell>
        </table:table-row>
        <table:table-row table:style-name="ro10">
          <table:table-cell office:value-type="string">
            <text:p>1F306</text:p>
          </table:table-cell>
          <table:table-cell office:value-type="string">
            <text:p>1f306.png</text:p>
          </table:table-cell>
          <table:table-cell office:value-type="string">
            <text:p>🌆</text:p>
          </table:table-cell>
        </table:table-row>
        <table:table-row table:style-name="ro10">
          <table:table-cell office:value-type="string">
            <text:p>1F307</text:p>
          </table:table-cell>
          <table:table-cell office:value-type="string">
            <text:p>1f307.png</text:p>
          </table:table-cell>
          <table:table-cell office:value-type="string">
            <text:p>🌇</text:p>
          </table:table-cell>
        </table:table-row>
        <table:table-row table:style-name="ro10">
          <table:table-cell office:value-type="string">
            <text:p>1F308</text:p>
          </table:table-cell>
          <table:table-cell office:value-type="string">
            <text:p>1f308.png</text:p>
          </table:table-cell>
          <table:table-cell office:value-type="string">
            <text:p>🌈</text:p>
          </table:table-cell>
        </table:table-row>
        <table:table-row table:style-name="ro10">
          <table:table-cell office:value-type="string">
            <text:p>1F309</text:p>
          </table:table-cell>
          <table:table-cell office:value-type="string">
            <text:p>1f309.png</text:p>
          </table:table-cell>
          <table:table-cell office:value-type="string">
            <text:p>🌉</text:p>
          </table:table-cell>
        </table:table-row>
        <table:table-row table:style-name="ro10">
          <table:table-cell office:value-type="string">
            <text:p>1F30A</text:p>
          </table:table-cell>
          <table:table-cell office:value-type="string">
            <text:p>1f30a.png</text:p>
          </table:table-cell>
          <table:table-cell office:value-type="string">
            <text:p>🌊</text:p>
          </table:table-cell>
        </table:table-row>
        <table:table-row table:style-name="ro10">
          <table:table-cell office:value-type="string">
            <text:p>1F30B</text:p>
          </table:table-cell>
          <table:table-cell office:value-type="string">
            <text:p>1f30b.png</text:p>
          </table:table-cell>
          <table:table-cell office:value-type="string">
            <text:p>🌋</text:p>
          </table:table-cell>
        </table:table-row>
        <table:table-row table:style-name="ro10">
          <table:table-cell office:value-type="string">
            <text:p>1F30C</text:p>
          </table:table-cell>
          <table:table-cell office:value-type="string">
            <text:p>1f30c.png</text:p>
          </table:table-cell>
          <table:table-cell office:value-type="string">
            <text:p>🌌</text:p>
          </table:table-cell>
        </table:table-row>
        <table:table-row table:style-name="ro10">
          <table:table-cell office:value-type="string">
            <text:p>1F30F</text:p>
          </table:table-cell>
          <table:table-cell office:value-type="string">
            <text:p>1f30f.png</text:p>
          </table:table-cell>
          <table:table-cell office:value-type="string">
            <text:p>🌏</text:p>
          </table:table-cell>
        </table:table-row>
        <table:table-row table:style-name="ro10">
          <table:table-cell office:value-type="string">
            <text:p>1F311</text:p>
          </table:table-cell>
          <table:table-cell office:value-type="string">
            <text:p>1f311.png</text:p>
          </table:table-cell>
          <table:table-cell office:value-type="string">
            <text:p>🌑</text:p>
          </table:table-cell>
        </table:table-row>
        <table:table-row table:style-name="ro10">
          <table:table-cell office:value-type="string">
            <text:p>1F313</text:p>
          </table:table-cell>
          <table:table-cell office:value-type="string">
            <text:p>1f313.png</text:p>
          </table:table-cell>
          <table:table-cell office:value-type="string">
            <text:p>🌓</text:p>
          </table:table-cell>
        </table:table-row>
        <table:table-row table:style-name="ro10">
          <table:table-cell office:value-type="string">
            <text:p>1F314</text:p>
          </table:table-cell>
          <table:table-cell office:value-type="string">
            <text:p>1f314.png</text:p>
          </table:table-cell>
          <table:table-cell office:value-type="string">
            <text:p>🌔</text:p>
          </table:table-cell>
        </table:table-row>
        <table:table-row table:style-name="ro10">
          <table:table-cell office:value-type="string">
            <text:p>1F315</text:p>
          </table:table-cell>
          <table:table-cell office:value-type="string">
            <text:p>1f315.png</text:p>
          </table:table-cell>
          <table:table-cell office:value-type="string">
            <text:p>🌕</text:p>
          </table:table-cell>
        </table:table-row>
        <table:table-row table:style-name="ro10">
          <table:table-cell office:value-type="string">
            <text:p>1F319</text:p>
          </table:table-cell>
          <table:table-cell office:value-type="string">
            <text:p>1f319.png</text:p>
          </table:table-cell>
          <table:table-cell office:value-type="string">
            <text:p>🌙</text:p>
          </table:table-cell>
        </table:table-row>
        <table:table-row table:style-name="ro10">
          <table:table-cell office:value-type="string">
            <text:p>1F31B</text:p>
          </table:table-cell>
          <table:table-cell office:value-type="string">
            <text:p>1f31b.png</text:p>
          </table:table-cell>
          <table:table-cell office:value-type="string">
            <text:p>🌛</text:p>
          </table:table-cell>
        </table:table-row>
        <table:table-row table:style-name="ro10">
          <table:table-cell office:value-type="string">
            <text:p>1F31F</text:p>
          </table:table-cell>
          <table:table-cell office:value-type="string">
            <text:p>1f31f.png</text:p>
          </table:table-cell>
          <table:table-cell office:value-type="string">
            <text:p>🌟</text:p>
          </table:table-cell>
        </table:table-row>
        <table:table-row table:style-name="ro10">
          <table:table-cell office:value-type="string">
            <text:p>1F330</text:p>
          </table:table-cell>
          <table:table-cell office:value-type="string">
            <text:p>1f330.png</text:p>
          </table:table-cell>
          <table:table-cell office:value-type="string">
            <text:p>🌰</text:p>
          </table:table-cell>
        </table:table-row>
        <table:table-row table:style-name="ro10">
          <table:table-cell office:value-type="string">
            <text:p>1F331</text:p>
          </table:table-cell>
          <table:table-cell office:value-type="string">
            <text:p>1f331.png</text:p>
          </table:table-cell>
          <table:table-cell office:value-type="string">
            <text:p>🌱</text:p>
          </table:table-cell>
        </table:table-row>
        <table:table-row table:style-name="ro10">
          <table:table-cell office:value-type="string">
            <text:p>1F334</text:p>
          </table:table-cell>
          <table:table-cell office:value-type="string">
            <text:p>1f334.png</text:p>
          </table:table-cell>
          <table:table-cell office:value-type="string">
            <text:p>🌴</text:p>
          </table:table-cell>
        </table:table-row>
        <table:table-row table:style-name="ro10">
          <table:table-cell office:value-type="string">
            <text:p>1F335</text:p>
          </table:table-cell>
          <table:table-cell office:value-type="string">
            <text:p>1f335.png</text:p>
          </table:table-cell>
          <table:table-cell office:value-type="string">
            <text:p>🌵</text:p>
          </table:table-cell>
        </table:table-row>
        <table:table-row table:style-name="ro10">
          <table:table-cell office:value-type="string">
            <text:p>1F337</text:p>
          </table:table-cell>
          <table:table-cell office:value-type="string">
            <text:p>1f337.png</text:p>
          </table:table-cell>
          <table:table-cell office:value-type="string">
            <text:p>🌷</text:p>
          </table:table-cell>
        </table:table-row>
        <table:table-row table:style-name="ro10">
          <table:table-cell office:value-type="string">
            <text:p>1F338</text:p>
          </table:table-cell>
          <table:table-cell office:value-type="string">
            <text:p>1f338.png</text:p>
          </table:table-cell>
          <table:table-cell office:value-type="string">
            <text:p>🌸</text:p>
          </table:table-cell>
        </table:table-row>
        <table:table-row table:style-name="ro10">
          <table:table-cell office:value-type="string">
            <text:p>1F339</text:p>
          </table:table-cell>
          <table:table-cell office:value-type="string">
            <text:p>1f339.png</text:p>
          </table:table-cell>
          <table:table-cell office:value-type="string">
            <text:p>🌹</text:p>
          </table:table-cell>
        </table:table-row>
        <table:table-row table:style-name="ro10">
          <table:table-cell office:value-type="string">
            <text:p>1F33A</text:p>
          </table:table-cell>
          <table:table-cell office:value-type="string">
            <text:p>1f33a.png</text:p>
          </table:table-cell>
          <table:table-cell office:value-type="string">
            <text:p>🌺</text:p>
          </table:table-cell>
        </table:table-row>
        <table:table-row table:style-name="ro10">
          <table:table-cell office:value-type="string">
            <text:p>1F33B</text:p>
          </table:table-cell>
          <table:table-cell office:value-type="string">
            <text:p>1f33b.png</text:p>
          </table:table-cell>
          <table:table-cell office:value-type="string">
            <text:p>🌻</text:p>
          </table:table-cell>
        </table:table-row>
        <table:table-row table:style-name="ro10">
          <table:table-cell office:value-type="string">
            <text:p>1F33C</text:p>
          </table:table-cell>
          <table:table-cell office:value-type="string">
            <text:p>1f33c.png</text:p>
          </table:table-cell>
          <table:table-cell office:value-type="string">
            <text:p>🌼</text:p>
          </table:table-cell>
        </table:table-row>
        <table:table-row table:style-name="ro10">
          <table:table-cell office:value-type="string">
            <text:p>1F33D</text:p>
          </table:table-cell>
          <table:table-cell office:value-type="string">
            <text:p>1f33d.png</text:p>
          </table:table-cell>
          <table:table-cell office:value-type="string">
            <text:p>🌽</text:p>
          </table:table-cell>
        </table:table-row>
        <table:table-row table:style-name="ro10">
          <table:table-cell office:value-type="string">
            <text:p>1F33E</text:p>
          </table:table-cell>
          <table:table-cell office:value-type="string">
            <text:p>1f33e.png</text:p>
          </table:table-cell>
          <table:table-cell office:value-type="string">
            <text:p>🌾</text:p>
          </table:table-cell>
        </table:table-row>
        <table:table-row table:style-name="ro10">
          <table:table-cell office:value-type="string">
            <text:p>1F33F</text:p>
          </table:table-cell>
          <table:table-cell office:value-type="string">
            <text:p>1f33f.png</text:p>
          </table:table-cell>
          <table:table-cell office:value-type="string">
            <text:p>🌿</text:p>
          </table:table-cell>
        </table:table-row>
        <table:table-row table:style-name="ro10">
          <table:table-cell office:value-type="string">
            <text:p>1F340</text:p>
          </table:table-cell>
          <table:table-cell office:value-type="string">
            <text:p>1f340.png</text:p>
          </table:table-cell>
          <table:table-cell office:value-type="string">
            <text:p>🍀</text:p>
          </table:table-cell>
        </table:table-row>
        <table:table-row table:style-name="ro10">
          <table:table-cell office:value-type="string">
            <text:p>1F341</text:p>
          </table:table-cell>
          <table:table-cell office:value-type="string">
            <text:p>1f341.png</text:p>
          </table:table-cell>
          <table:table-cell office:value-type="string">
            <text:p>🍁</text:p>
          </table:table-cell>
        </table:table-row>
        <table:table-row table:style-name="ro10">
          <table:table-cell office:value-type="string">
            <text:p>1F342</text:p>
          </table:table-cell>
          <table:table-cell office:value-type="string">
            <text:p>1f342.png</text:p>
          </table:table-cell>
          <table:table-cell office:value-type="string">
            <text:p>🍂</text:p>
          </table:table-cell>
        </table:table-row>
        <table:table-row table:style-name="ro10">
          <table:table-cell office:value-type="string">
            <text:p>1F343</text:p>
          </table:table-cell>
          <table:table-cell office:value-type="string">
            <text:p>1f343.png</text:p>
          </table:table-cell>
          <table:table-cell office:value-type="string">
            <text:p>🍃</text:p>
          </table:table-cell>
        </table:table-row>
        <table:table-row table:style-name="ro10">
          <table:table-cell office:value-type="string">
            <text:p>1F344</text:p>
          </table:table-cell>
          <table:table-cell office:value-type="string">
            <text:p>1f344.png</text:p>
          </table:table-cell>
          <table:table-cell office:value-type="string">
            <text:p>🍄</text:p>
          </table:table-cell>
        </table:table-row>
        <table:table-row table:style-name="ro10">
          <table:table-cell office:value-type="string">
            <text:p>1F345</text:p>
          </table:table-cell>
          <table:table-cell office:value-type="string">
            <text:p>1f345.png</text:p>
          </table:table-cell>
          <table:table-cell office:value-type="string">
            <text:p>🍅</text:p>
          </table:table-cell>
        </table:table-row>
        <table:table-row table:style-name="ro10">
          <table:table-cell office:value-type="string">
            <text:p>1F346</text:p>
          </table:table-cell>
          <table:table-cell office:value-type="string">
            <text:p>1f346.png</text:p>
          </table:table-cell>
          <table:table-cell office:value-type="string">
            <text:p>🍆</text:p>
          </table:table-cell>
        </table:table-row>
        <table:table-row table:style-name="ro10">
          <table:table-cell office:value-type="string">
            <text:p>1F347</text:p>
          </table:table-cell>
          <table:table-cell office:value-type="string">
            <text:p>1f347.png</text:p>
          </table:table-cell>
          <table:table-cell office:value-type="string">
            <text:p>🍇</text:p>
          </table:table-cell>
        </table:table-row>
        <table:table-row table:style-name="ro10">
          <table:table-cell office:value-type="string">
            <text:p>1F348</text:p>
          </table:table-cell>
          <table:table-cell office:value-type="string">
            <text:p>1f348.png</text:p>
          </table:table-cell>
          <table:table-cell office:value-type="string">
            <text:p>🍈</text:p>
          </table:table-cell>
        </table:table-row>
        <table:table-row table:style-name="ro10">
          <table:table-cell office:value-type="string">
            <text:p>1F349</text:p>
          </table:table-cell>
          <table:table-cell office:value-type="string">
            <text:p>1f349.png</text:p>
          </table:table-cell>
          <table:table-cell office:value-type="string">
            <text:p>🍉</text:p>
          </table:table-cell>
        </table:table-row>
        <table:table-row table:style-name="ro10">
          <table:table-cell office:value-type="string">
            <text:p>1F34A</text:p>
          </table:table-cell>
          <table:table-cell office:value-type="string">
            <text:p>1f34a.png</text:p>
          </table:table-cell>
          <table:table-cell office:value-type="string">
            <text:p>🍊</text:p>
          </table:table-cell>
        </table:table-row>
        <table:table-row table:style-name="ro10">
          <table:table-cell office:value-type="string">
            <text:p>1F34C</text:p>
          </table:table-cell>
          <table:table-cell office:value-type="string">
            <text:p>1f34c.png</text:p>
          </table:table-cell>
          <table:table-cell office:value-type="string">
            <text:p>🍌</text:p>
          </table:table-cell>
        </table:table-row>
        <table:table-row table:style-name="ro10">
          <table:table-cell office:value-type="string">
            <text:p>1F34D</text:p>
          </table:table-cell>
          <table:table-cell office:value-type="string">
            <text:p>1f34d.png</text:p>
          </table:table-cell>
          <table:table-cell office:value-type="string">
            <text:p>🍍</text:p>
          </table:table-cell>
        </table:table-row>
        <table:table-row table:style-name="ro10">
          <table:table-cell office:value-type="string">
            <text:p>1F34E</text:p>
          </table:table-cell>
          <table:table-cell office:value-type="string">
            <text:p>1f34e.png</text:p>
          </table:table-cell>
          <table:table-cell office:value-type="string">
            <text:p>🍎</text:p>
          </table:table-cell>
        </table:table-row>
        <table:table-row table:style-name="ro10">
          <table:table-cell office:value-type="string">
            <text:p>1F34F</text:p>
          </table:table-cell>
          <table:table-cell office:value-type="string">
            <text:p>1f34f.png</text:p>
          </table:table-cell>
          <table:table-cell office:value-type="string">
            <text:p>🍏</text:p>
          </table:table-cell>
        </table:table-row>
        <table:table-row table:style-name="ro10">
          <table:table-cell office:value-type="string">
            <text:p>1F351</text:p>
          </table:table-cell>
          <table:table-cell office:value-type="string">
            <text:p>1f351.png</text:p>
          </table:table-cell>
          <table:table-cell office:value-type="string">
            <text:p>🍑</text:p>
          </table:table-cell>
        </table:table-row>
        <table:table-row table:style-name="ro10">
          <table:table-cell office:value-type="string">
            <text:p>1F352</text:p>
          </table:table-cell>
          <table:table-cell office:value-type="string">
            <text:p>1f352.png</text:p>
          </table:table-cell>
          <table:table-cell office:value-type="string">
            <text:p>🍒</text:p>
          </table:table-cell>
        </table:table-row>
        <table:table-row table:style-name="ro10">
          <table:table-cell office:value-type="string">
            <text:p>1F353</text:p>
          </table:table-cell>
          <table:table-cell office:value-type="string">
            <text:p>1f353.png</text:p>
          </table:table-cell>
          <table:table-cell office:value-type="string">
            <text:p>🍓</text:p>
          </table:table-cell>
        </table:table-row>
        <table:table-row table:style-name="ro10">
          <table:table-cell office:value-type="string">
            <text:p>1F354</text:p>
          </table:table-cell>
          <table:table-cell office:value-type="string">
            <text:p>1f354.png</text:p>
          </table:table-cell>
          <table:table-cell office:value-type="string">
            <text:p>🍔</text:p>
          </table:table-cell>
        </table:table-row>
        <table:table-row table:style-name="ro10">
          <table:table-cell office:value-type="string">
            <text:p>1F355</text:p>
          </table:table-cell>
          <table:table-cell office:value-type="string">
            <text:p>1f355.png</text:p>
          </table:table-cell>
          <table:table-cell office:value-type="string">
            <text:p>🍕</text:p>
          </table:table-cell>
        </table:table-row>
        <table:table-row table:style-name="ro10">
          <table:table-cell office:value-type="string">
            <text:p>1F356</text:p>
          </table:table-cell>
          <table:table-cell office:value-type="string">
            <text:p>1f356.png</text:p>
          </table:table-cell>
          <table:table-cell office:value-type="string">
            <text:p>🍖</text:p>
          </table:table-cell>
        </table:table-row>
        <table:table-row table:style-name="ro10">
          <table:table-cell office:value-type="string">
            <text:p>1F357</text:p>
          </table:table-cell>
          <table:table-cell office:value-type="string">
            <text:p>1f357.png</text:p>
          </table:table-cell>
          <table:table-cell office:value-type="string">
            <text:p>🍗</text:p>
          </table:table-cell>
        </table:table-row>
        <table:table-row table:style-name="ro10">
          <table:table-cell office:value-type="string">
            <text:p>1F358</text:p>
          </table:table-cell>
          <table:table-cell office:value-type="string">
            <text:p>1f358.png</text:p>
          </table:table-cell>
          <table:table-cell office:value-type="string">
            <text:p>🍘</text:p>
          </table:table-cell>
        </table:table-row>
        <table:table-row table:style-name="ro10">
          <table:table-cell office:value-type="string">
            <text:p>1F359</text:p>
          </table:table-cell>
          <table:table-cell office:value-type="string">
            <text:p>1f359.png</text:p>
          </table:table-cell>
          <table:table-cell office:value-type="string">
            <text:p>🍙</text:p>
          </table:table-cell>
        </table:table-row>
        <table:table-row table:style-name="ro10">
          <table:table-cell office:value-type="string">
            <text:p>1F35A</text:p>
          </table:table-cell>
          <table:table-cell office:value-type="string">
            <text:p>1f35a.png</text:p>
          </table:table-cell>
          <table:table-cell office:value-type="string">
            <text:p>🍚</text:p>
          </table:table-cell>
        </table:table-row>
        <table:table-row table:style-name="ro10">
          <table:table-cell office:value-type="string">
            <text:p>1F35B</text:p>
          </table:table-cell>
          <table:table-cell office:value-type="string">
            <text:p>1f35b.png</text:p>
          </table:table-cell>
          <table:table-cell office:value-type="string">
            <text:p>🍛</text:p>
          </table:table-cell>
        </table:table-row>
        <table:table-row table:style-name="ro10">
          <table:table-cell office:value-type="string">
            <text:p>1F35C</text:p>
          </table:table-cell>
          <table:table-cell office:value-type="string">
            <text:p>1f35c.png</text:p>
          </table:table-cell>
          <table:table-cell office:value-type="string">
            <text:p>🍜</text:p>
          </table:table-cell>
        </table:table-row>
        <table:table-row table:style-name="ro10">
          <table:table-cell office:value-type="string">
            <text:p>1F35D</text:p>
          </table:table-cell>
          <table:table-cell office:value-type="string">
            <text:p>1f35d.png</text:p>
          </table:table-cell>
          <table:table-cell office:value-type="string">
            <text:p>🍝</text:p>
          </table:table-cell>
        </table:table-row>
        <table:table-row table:style-name="ro10">
          <table:table-cell office:value-type="string">
            <text:p>1F35E</text:p>
          </table:table-cell>
          <table:table-cell office:value-type="string">
            <text:p>1f35e.png</text:p>
          </table:table-cell>
          <table:table-cell office:value-type="string">
            <text:p>🍞</text:p>
          </table:table-cell>
        </table:table-row>
        <table:table-row table:style-name="ro10">
          <table:table-cell office:value-type="string">
            <text:p>1F35F</text:p>
          </table:table-cell>
          <table:table-cell office:value-type="string">
            <text:p>1f35f.png</text:p>
          </table:table-cell>
          <table:table-cell office:value-type="string">
            <text:p>🍟</text:p>
          </table:table-cell>
        </table:table-row>
        <table:table-row table:style-name="ro10">
          <table:table-cell office:value-type="string">
            <text:p>1F360</text:p>
          </table:table-cell>
          <table:table-cell office:value-type="string">
            <text:p>1f360.png</text:p>
          </table:table-cell>
          <table:table-cell office:value-type="string">
            <text:p>🍠</text:p>
          </table:table-cell>
        </table:table-row>
        <table:table-row table:style-name="ro10">
          <table:table-cell office:value-type="string">
            <text:p>1F361</text:p>
          </table:table-cell>
          <table:table-cell office:value-type="string">
            <text:p>1f361.png</text:p>
          </table:table-cell>
          <table:table-cell office:value-type="string">
            <text:p>🍡</text:p>
          </table:table-cell>
        </table:table-row>
        <table:table-row table:style-name="ro10">
          <table:table-cell office:value-type="string">
            <text:p>1F362</text:p>
          </table:table-cell>
          <table:table-cell office:value-type="string">
            <text:p>1f362.png</text:p>
          </table:table-cell>
          <table:table-cell office:value-type="string">
            <text:p>🍢</text:p>
          </table:table-cell>
        </table:table-row>
        <table:table-row table:style-name="ro10">
          <table:table-cell office:value-type="string">
            <text:p>1F363</text:p>
          </table:table-cell>
          <table:table-cell office:value-type="string">
            <text:p>1f363.png</text:p>
          </table:table-cell>
          <table:table-cell office:value-type="string">
            <text:p>🍣</text:p>
          </table:table-cell>
        </table:table-row>
        <table:table-row table:style-name="ro10">
          <table:table-cell office:value-type="string">
            <text:p>1F364</text:p>
          </table:table-cell>
          <table:table-cell office:value-type="string">
            <text:p>1f364.png</text:p>
          </table:table-cell>
          <table:table-cell office:value-type="string">
            <text:p>🍤</text:p>
          </table:table-cell>
        </table:table-row>
        <table:table-row table:style-name="ro10">
          <table:table-cell office:value-type="string">
            <text:p>1F365</text:p>
          </table:table-cell>
          <table:table-cell office:value-type="string">
            <text:p>1f365.png</text:p>
          </table:table-cell>
          <table:table-cell office:value-type="string">
            <text:p>🍥</text:p>
          </table:table-cell>
        </table:table-row>
        <table:table-row table:style-name="ro10">
          <table:table-cell office:value-type="string">
            <text:p>1F366</text:p>
          </table:table-cell>
          <table:table-cell office:value-type="string">
            <text:p>1f366.png</text:p>
          </table:table-cell>
          <table:table-cell office:value-type="string">
            <text:p>🍦</text:p>
          </table:table-cell>
        </table:table-row>
        <table:table-row table:style-name="ro10">
          <table:table-cell office:value-type="string">
            <text:p>1F367</text:p>
          </table:table-cell>
          <table:table-cell office:value-type="string">
            <text:p>1f367.png</text:p>
          </table:table-cell>
          <table:table-cell office:value-type="string">
            <text:p>🍧</text:p>
          </table:table-cell>
        </table:table-row>
        <table:table-row table:style-name="ro10">
          <table:table-cell office:value-type="string">
            <text:p>1F368</text:p>
          </table:table-cell>
          <table:table-cell office:value-type="string">
            <text:p>1f368.png</text:p>
          </table:table-cell>
          <table:table-cell office:value-type="string">
            <text:p>🍨</text:p>
          </table:table-cell>
        </table:table-row>
        <table:table-row table:style-name="ro10">
          <table:table-cell office:value-type="string">
            <text:p>1F369</text:p>
          </table:table-cell>
          <table:table-cell office:value-type="string">
            <text:p>1f369.png</text:p>
          </table:table-cell>
          <table:table-cell office:value-type="string">
            <text:p>🍩</text:p>
          </table:table-cell>
        </table:table-row>
        <table:table-row table:style-name="ro10">
          <table:table-cell office:value-type="string">
            <text:p>1F36A</text:p>
          </table:table-cell>
          <table:table-cell office:value-type="string">
            <text:p>1f36a.png</text:p>
          </table:table-cell>
          <table:table-cell office:value-type="string">
            <text:p>🍪</text:p>
          </table:table-cell>
        </table:table-row>
        <table:table-row table:style-name="ro10">
          <table:table-cell office:value-type="string">
            <text:p>1F36B</text:p>
          </table:table-cell>
          <table:table-cell office:value-type="string">
            <text:p>1f36b.png</text:p>
          </table:table-cell>
          <table:table-cell office:value-type="string">
            <text:p>🍫</text:p>
          </table:table-cell>
        </table:table-row>
        <table:table-row table:style-name="ro10">
          <table:table-cell office:value-type="string">
            <text:p>1F36C</text:p>
          </table:table-cell>
          <table:table-cell office:value-type="string">
            <text:p>1f36c.png</text:p>
          </table:table-cell>
          <table:table-cell office:value-type="string">
            <text:p>🍬</text:p>
          </table:table-cell>
        </table:table-row>
        <table:table-row table:style-name="ro10">
          <table:table-cell office:value-type="string">
            <text:p>1F36D</text:p>
          </table:table-cell>
          <table:table-cell office:value-type="string">
            <text:p>1f36d.png</text:p>
          </table:table-cell>
          <table:table-cell office:value-type="string">
            <text:p>🍭</text:p>
          </table:table-cell>
        </table:table-row>
        <table:table-row table:style-name="ro10">
          <table:table-cell office:value-type="string">
            <text:p>1F36E</text:p>
          </table:table-cell>
          <table:table-cell office:value-type="string">
            <text:p>1f36e.png</text:p>
          </table:table-cell>
          <table:table-cell office:value-type="string">
            <text:p>🍮</text:p>
          </table:table-cell>
        </table:table-row>
        <table:table-row table:style-name="ro10">
          <table:table-cell office:value-type="string">
            <text:p>1F36F</text:p>
          </table:table-cell>
          <table:table-cell office:value-type="string">
            <text:p>1f36f.png</text:p>
          </table:table-cell>
          <table:table-cell office:value-type="string">
            <text:p>🍯</text:p>
          </table:table-cell>
        </table:table-row>
        <table:table-row table:style-name="ro10">
          <table:table-cell office:value-type="string">
            <text:p>1F370</text:p>
          </table:table-cell>
          <table:table-cell office:value-type="string">
            <text:p>1f370.png</text:p>
          </table:table-cell>
          <table:table-cell office:value-type="string">
            <text:p>🍰</text:p>
          </table:table-cell>
        </table:table-row>
        <table:table-row table:style-name="ro10">
          <table:table-cell office:value-type="string">
            <text:p>1F371</text:p>
          </table:table-cell>
          <table:table-cell office:value-type="string">
            <text:p>1f371.png</text:p>
          </table:table-cell>
          <table:table-cell office:value-type="string">
            <text:p>🍱</text:p>
          </table:table-cell>
        </table:table-row>
        <table:table-row table:style-name="ro10">
          <table:table-cell office:value-type="string">
            <text:p>1F372</text:p>
          </table:table-cell>
          <table:table-cell office:value-type="string">
            <text:p>1f372.png</text:p>
          </table:table-cell>
          <table:table-cell office:value-type="string">
            <text:p>🍲</text:p>
          </table:table-cell>
        </table:table-row>
        <table:table-row table:style-name="ro10">
          <table:table-cell office:value-type="string">
            <text:p>1F373</text:p>
          </table:table-cell>
          <table:table-cell office:value-type="string">
            <text:p>1f373.png</text:p>
          </table:table-cell>
          <table:table-cell office:value-type="string">
            <text:p>🍳</text:p>
          </table:table-cell>
        </table:table-row>
        <table:table-row table:style-name="ro10">
          <table:table-cell office:value-type="string">
            <text:p>1F374</text:p>
          </table:table-cell>
          <table:table-cell office:value-type="string">
            <text:p>1f374.png</text:p>
          </table:table-cell>
          <table:table-cell office:value-type="string">
            <text:p>🍴</text:p>
          </table:table-cell>
        </table:table-row>
        <table:table-row table:style-name="ro10">
          <table:table-cell office:value-type="string">
            <text:p>1F375</text:p>
          </table:table-cell>
          <table:table-cell office:value-type="string">
            <text:p>1f375.png</text:p>
          </table:table-cell>
          <table:table-cell office:value-type="string">
            <text:p>🍵</text:p>
          </table:table-cell>
        </table:table-row>
        <table:table-row table:style-name="ro10">
          <table:table-cell office:value-type="string">
            <text:p>1F376</text:p>
          </table:table-cell>
          <table:table-cell office:value-type="string">
            <text:p>1f376.png</text:p>
          </table:table-cell>
          <table:table-cell office:value-type="string">
            <text:p>🍶</text:p>
          </table:table-cell>
        </table:table-row>
        <table:table-row table:style-name="ro10">
          <table:table-cell office:value-type="string">
            <text:p>1F377</text:p>
          </table:table-cell>
          <table:table-cell office:value-type="string">
            <text:p>1f377.png</text:p>
          </table:table-cell>
          <table:table-cell office:value-type="string">
            <text:p>🍷</text:p>
          </table:table-cell>
        </table:table-row>
        <table:table-row table:style-name="ro10">
          <table:table-cell office:value-type="string">
            <text:p>1F378</text:p>
          </table:table-cell>
          <table:table-cell office:value-type="string">
            <text:p>1f378.png</text:p>
          </table:table-cell>
          <table:table-cell office:value-type="string">
            <text:p>🍸</text:p>
          </table:table-cell>
        </table:table-row>
        <table:table-row table:style-name="ro10">
          <table:table-cell office:value-type="string">
            <text:p>1F379</text:p>
          </table:table-cell>
          <table:table-cell office:value-type="string">
            <text:p>1f379.png</text:p>
          </table:table-cell>
          <table:table-cell office:value-type="string">
            <text:p>🍹</text:p>
          </table:table-cell>
        </table:table-row>
        <table:table-row table:style-name="ro10">
          <table:table-cell office:value-type="string">
            <text:p>1F37A</text:p>
          </table:table-cell>
          <table:table-cell office:value-type="string">
            <text:p>1f37a.png</text:p>
          </table:table-cell>
          <table:table-cell office:value-type="string">
            <text:p>🍺</text:p>
          </table:table-cell>
        </table:table-row>
        <table:table-row table:style-name="ro10">
          <table:table-cell office:value-type="string">
            <text:p>1F37B</text:p>
          </table:table-cell>
          <table:table-cell office:value-type="string">
            <text:p>1f37b.png</text:p>
          </table:table-cell>
          <table:table-cell office:value-type="string">
            <text:p>🍻</text:p>
          </table:table-cell>
        </table:table-row>
        <table:table-row table:style-name="ro10">
          <table:table-cell office:value-type="string">
            <text:p>1F380</text:p>
          </table:table-cell>
          <table:table-cell office:value-type="string">
            <text:p>1f380.png</text:p>
          </table:table-cell>
          <table:table-cell office:value-type="string">
            <text:p>🎀</text:p>
          </table:table-cell>
        </table:table-row>
        <table:table-row table:style-name="ro10">
          <table:table-cell office:value-type="string">
            <text:p>1F381</text:p>
          </table:table-cell>
          <table:table-cell office:value-type="string">
            <text:p>1f381.png</text:p>
          </table:table-cell>
          <table:table-cell office:value-type="string">
            <text:p>🎁</text:p>
          </table:table-cell>
        </table:table-row>
        <table:table-row table:style-name="ro10">
          <table:table-cell office:value-type="string">
            <text:p>1F382</text:p>
          </table:table-cell>
          <table:table-cell office:value-type="string">
            <text:p>1f382.png</text:p>
          </table:table-cell>
          <table:table-cell office:value-type="string">
            <text:p>🎂</text:p>
          </table:table-cell>
        </table:table-row>
        <table:table-row table:style-name="ro10">
          <table:table-cell office:value-type="string">
            <text:p>1F383</text:p>
          </table:table-cell>
          <table:table-cell office:value-type="string">
            <text:p>1f383.png</text:p>
          </table:table-cell>
          <table:table-cell office:value-type="string">
            <text:p>🎃</text:p>
          </table:table-cell>
        </table:table-row>
        <table:table-row table:style-name="ro10">
          <table:table-cell office:value-type="string">
            <text:p>1F384</text:p>
          </table:table-cell>
          <table:table-cell office:value-type="string">
            <text:p>1f384.png</text:p>
          </table:table-cell>
          <table:table-cell office:value-type="string">
            <text:p>🎄</text:p>
          </table:table-cell>
        </table:table-row>
        <table:table-row table:style-name="ro10">
          <table:table-cell office:value-type="string">
            <text:p>1F385</text:p>
          </table:table-cell>
          <table:table-cell office:value-type="string">
            <text:p>1f385.png</text:p>
          </table:table-cell>
          <table:table-cell office:value-type="string">
            <text:p>🎅</text:p>
          </table:table-cell>
        </table:table-row>
        <table:table-row table:style-name="ro10">
          <table:table-cell office:value-type="string">
            <text:p>1F386</text:p>
          </table:table-cell>
          <table:table-cell office:value-type="string">
            <text:p>1f386.png</text:p>
          </table:table-cell>
          <table:table-cell office:value-type="string">
            <text:p>🎆</text:p>
          </table:table-cell>
        </table:table-row>
        <table:table-row table:style-name="ro10">
          <table:table-cell office:value-type="string">
            <text:p>1F387</text:p>
          </table:table-cell>
          <table:table-cell office:value-type="string">
            <text:p>1f387.png</text:p>
          </table:table-cell>
          <table:table-cell office:value-type="string">
            <text:p>🎇</text:p>
          </table:table-cell>
        </table:table-row>
        <table:table-row table:style-name="ro10">
          <table:table-cell office:value-type="string">
            <text:p>1F388</text:p>
          </table:table-cell>
          <table:table-cell office:value-type="string">
            <text:p>1f388.png</text:p>
          </table:table-cell>
          <table:table-cell office:value-type="string">
            <text:p>🎈</text:p>
          </table:table-cell>
        </table:table-row>
        <table:table-row table:style-name="ro10">
          <table:table-cell office:value-type="string">
            <text:p>1F389</text:p>
          </table:table-cell>
          <table:table-cell office:value-type="string">
            <text:p>1f389.png</text:p>
          </table:table-cell>
          <table:table-cell office:value-type="string">
            <text:p>🎉</text:p>
          </table:table-cell>
        </table:table-row>
        <table:table-row table:style-name="ro10">
          <table:table-cell office:value-type="string">
            <text:p>1F38A</text:p>
          </table:table-cell>
          <table:table-cell office:value-type="string">
            <text:p>1f38a.png</text:p>
          </table:table-cell>
          <table:table-cell office:value-type="string">
            <text:p>🎊</text:p>
          </table:table-cell>
        </table:table-row>
        <table:table-row table:style-name="ro10">
          <table:table-cell office:value-type="string">
            <text:p>1F38B</text:p>
          </table:table-cell>
          <table:table-cell office:value-type="string">
            <text:p>1f38b.png</text:p>
          </table:table-cell>
          <table:table-cell office:value-type="string">
            <text:p>🎋</text:p>
          </table:table-cell>
        </table:table-row>
        <table:table-row table:style-name="ro10">
          <table:table-cell office:value-type="string">
            <text:p>1F38C</text:p>
          </table:table-cell>
          <table:table-cell office:value-type="string">
            <text:p>1f38c.png</text:p>
          </table:table-cell>
          <table:table-cell office:value-type="string">
            <text:p>🎌</text:p>
          </table:table-cell>
        </table:table-row>
        <table:table-row table:style-name="ro10">
          <table:table-cell office:value-type="string">
            <text:p>1F38D</text:p>
          </table:table-cell>
          <table:table-cell office:value-type="string">
            <text:p>1f38d.png</text:p>
          </table:table-cell>
          <table:table-cell office:value-type="string">
            <text:p>🎍</text:p>
          </table:table-cell>
        </table:table-row>
        <table:table-row table:style-name="ro10">
          <table:table-cell office:value-type="string">
            <text:p>1F38E</text:p>
          </table:table-cell>
          <table:table-cell office:value-type="string">
            <text:p>1f38e.png</text:p>
          </table:table-cell>
          <table:table-cell office:value-type="string">
            <text:p>🎎</text:p>
          </table:table-cell>
        </table:table-row>
        <table:table-row table:style-name="ro10">
          <table:table-cell office:value-type="string">
            <text:p>1F38F</text:p>
          </table:table-cell>
          <table:table-cell office:value-type="string">
            <text:p>1f38f.png</text:p>
          </table:table-cell>
          <table:table-cell office:value-type="string">
            <text:p>🎏</text:p>
          </table:table-cell>
        </table:table-row>
        <table:table-row table:style-name="ro10">
          <table:table-cell office:value-type="string">
            <text:p>1F390</text:p>
          </table:table-cell>
          <table:table-cell office:value-type="string">
            <text:p>1f390.png</text:p>
          </table:table-cell>
          <table:table-cell office:value-type="string">
            <text:p>🎐</text:p>
          </table:table-cell>
        </table:table-row>
        <table:table-row table:style-name="ro10">
          <table:table-cell office:value-type="string">
            <text:p>1F391</text:p>
          </table:table-cell>
          <table:table-cell office:value-type="string">
            <text:p>1f391.png</text:p>
          </table:table-cell>
          <table:table-cell office:value-type="string">
            <text:p>🎑</text:p>
          </table:table-cell>
        </table:table-row>
        <table:table-row table:style-name="ro10">
          <table:table-cell office:value-type="string">
            <text:p>1F392</text:p>
          </table:table-cell>
          <table:table-cell office:value-type="string">
            <text:p>1f392.png</text:p>
          </table:table-cell>
          <table:table-cell office:value-type="string">
            <text:p>🎒</text:p>
          </table:table-cell>
        </table:table-row>
        <table:table-row table:style-name="ro10">
          <table:table-cell office:value-type="string">
            <text:p>1F393</text:p>
          </table:table-cell>
          <table:table-cell office:value-type="string">
            <text:p>1f393.png</text:p>
          </table:table-cell>
          <table:table-cell office:value-type="string">
            <text:p>🎓</text:p>
          </table:table-cell>
        </table:table-row>
        <table:table-row table:style-name="ro10">
          <table:table-cell office:value-type="string">
            <text:p>1F3A0</text:p>
          </table:table-cell>
          <table:table-cell office:value-type="string">
            <text:p>1f3a0.png</text:p>
          </table:table-cell>
          <table:table-cell office:value-type="string">
            <text:p>🎠</text:p>
          </table:table-cell>
        </table:table-row>
        <table:table-row table:style-name="ro10">
          <table:table-cell office:value-type="string">
            <text:p>1F3A1</text:p>
          </table:table-cell>
          <table:table-cell office:value-type="string">
            <text:p>1f3a1.png</text:p>
          </table:table-cell>
          <table:table-cell office:value-type="string">
            <text:p>🎡</text:p>
          </table:table-cell>
        </table:table-row>
        <table:table-row table:style-name="ro10">
          <table:table-cell office:value-type="string">
            <text:p>1F3A2</text:p>
          </table:table-cell>
          <table:table-cell office:value-type="string">
            <text:p>1f3a2.png</text:p>
          </table:table-cell>
          <table:table-cell office:value-type="string">
            <text:p>🎢</text:p>
          </table:table-cell>
        </table:table-row>
        <table:table-row table:style-name="ro10">
          <table:table-cell office:value-type="string">
            <text:p>1F3A3</text:p>
          </table:table-cell>
          <table:table-cell office:value-type="string">
            <text:p>1f3a3.png</text:p>
          </table:table-cell>
          <table:table-cell office:value-type="string">
            <text:p>🎣</text:p>
          </table:table-cell>
        </table:table-row>
        <table:table-row table:style-name="ro10">
          <table:table-cell office:value-type="string">
            <text:p>1F3A4</text:p>
          </table:table-cell>
          <table:table-cell office:value-type="string">
            <text:p>1f3a4.png</text:p>
          </table:table-cell>
          <table:table-cell office:value-type="string">
            <text:p>🎤</text:p>
          </table:table-cell>
        </table:table-row>
        <table:table-row table:style-name="ro10">
          <table:table-cell office:value-type="string">
            <text:p>1F3A5</text:p>
          </table:table-cell>
          <table:table-cell office:value-type="string">
            <text:p>1f3a5.png</text:p>
          </table:table-cell>
          <table:table-cell office:value-type="string">
            <text:p>🎥</text:p>
          </table:table-cell>
        </table:table-row>
        <table:table-row table:style-name="ro10">
          <table:table-cell office:value-type="string">
            <text:p>1F3A6</text:p>
          </table:table-cell>
          <table:table-cell office:value-type="string">
            <text:p>1f3a6.png</text:p>
          </table:table-cell>
          <table:table-cell office:value-type="string">
            <text:p>🎦</text:p>
          </table:table-cell>
        </table:table-row>
        <table:table-row table:style-name="ro10">
          <table:table-cell office:value-type="string">
            <text:p>1F3A7</text:p>
          </table:table-cell>
          <table:table-cell office:value-type="string">
            <text:p>1f3a7.png</text:p>
          </table:table-cell>
          <table:table-cell office:value-type="string">
            <text:p>🎧</text:p>
          </table:table-cell>
        </table:table-row>
        <table:table-row table:style-name="ro10">
          <table:table-cell office:value-type="string">
            <text:p>1F3A8</text:p>
          </table:table-cell>
          <table:table-cell office:value-type="string">
            <text:p>1f3a8.png</text:p>
          </table:table-cell>
          <table:table-cell office:value-type="string">
            <text:p>🎨</text:p>
          </table:table-cell>
        </table:table-row>
        <table:table-row table:style-name="ro10">
          <table:table-cell office:value-type="string">
            <text:p>1F3A9</text:p>
          </table:table-cell>
          <table:table-cell office:value-type="string">
            <text:p>1f3a9.png</text:p>
          </table:table-cell>
          <table:table-cell office:value-type="string">
            <text:p>🎩</text:p>
          </table:table-cell>
        </table:table-row>
        <table:table-row table:style-name="ro10">
          <table:table-cell office:value-type="string">
            <text:p>1F3AA</text:p>
          </table:table-cell>
          <table:table-cell office:value-type="string">
            <text:p>1f3aa.png</text:p>
          </table:table-cell>
          <table:table-cell office:value-type="string">
            <text:p>🎪</text:p>
          </table:table-cell>
        </table:table-row>
        <table:table-row table:style-name="ro10">
          <table:table-cell office:value-type="string">
            <text:p>1F3AB</text:p>
          </table:table-cell>
          <table:table-cell office:value-type="string">
            <text:p>1f3ab.png</text:p>
          </table:table-cell>
          <table:table-cell office:value-type="string">
            <text:p>🎫</text:p>
          </table:table-cell>
        </table:table-row>
        <table:table-row table:style-name="ro10">
          <table:table-cell office:value-type="string">
            <text:p>1F3AC</text:p>
          </table:table-cell>
          <table:table-cell office:value-type="string">
            <text:p>1f3ac.png</text:p>
          </table:table-cell>
          <table:table-cell office:value-type="string">
            <text:p>🎬</text:p>
          </table:table-cell>
        </table:table-row>
        <table:table-row table:style-name="ro10">
          <table:table-cell office:value-type="string">
            <text:p>1F3AD</text:p>
          </table:table-cell>
          <table:table-cell office:value-type="string">
            <text:p>1f3ad.png</text:p>
          </table:table-cell>
          <table:table-cell office:value-type="string">
            <text:p>🎭</text:p>
          </table:table-cell>
        </table:table-row>
        <table:table-row table:style-name="ro10">
          <table:table-cell office:value-type="string">
            <text:p>1F3AE</text:p>
          </table:table-cell>
          <table:table-cell office:value-type="string">
            <text:p>1f3ae.png</text:p>
          </table:table-cell>
          <table:table-cell office:value-type="string">
            <text:p>🎮</text:p>
          </table:table-cell>
        </table:table-row>
        <table:table-row table:style-name="ro10">
          <table:table-cell office:value-type="string">
            <text:p>1F3AF</text:p>
          </table:table-cell>
          <table:table-cell office:value-type="string">
            <text:p>1f3af.png</text:p>
          </table:table-cell>
          <table:table-cell office:value-type="string">
            <text:p>🎯</text:p>
          </table:table-cell>
        </table:table-row>
        <table:table-row table:style-name="ro10">
          <table:table-cell office:value-type="string">
            <text:p>1F3B0</text:p>
          </table:table-cell>
          <table:table-cell office:value-type="string">
            <text:p>1f3b0.png</text:p>
          </table:table-cell>
          <table:table-cell office:value-type="string">
            <text:p>🎰</text:p>
          </table:table-cell>
        </table:table-row>
        <table:table-row table:style-name="ro10">
          <table:table-cell office:value-type="string">
            <text:p>1F3B1</text:p>
          </table:table-cell>
          <table:table-cell office:value-type="string">
            <text:p>1f3b1.png</text:p>
          </table:table-cell>
          <table:table-cell office:value-type="string">
            <text:p>🎱</text:p>
          </table:table-cell>
        </table:table-row>
        <table:table-row table:style-name="ro10">
          <table:table-cell office:value-type="string">
            <text:p>1F3B2</text:p>
          </table:table-cell>
          <table:table-cell office:value-type="string">
            <text:p>1f3b2.png</text:p>
          </table:table-cell>
          <table:table-cell office:value-type="string">
            <text:p>🎲</text:p>
          </table:table-cell>
        </table:table-row>
        <table:table-row table:style-name="ro10">
          <table:table-cell office:value-type="string">
            <text:p>1F3B3</text:p>
          </table:table-cell>
          <table:table-cell office:value-type="string">
            <text:p>1f3b3.png</text:p>
          </table:table-cell>
          <table:table-cell office:value-type="string">
            <text:p>🎳</text:p>
          </table:table-cell>
        </table:table-row>
        <table:table-row table:style-name="ro10">
          <table:table-cell office:value-type="string">
            <text:p>1F3B4</text:p>
          </table:table-cell>
          <table:table-cell office:value-type="string">
            <text:p>1f3b4.png</text:p>
          </table:table-cell>
          <table:table-cell office:value-type="string">
            <text:p>🎴</text:p>
          </table:table-cell>
        </table:table-row>
        <table:table-row table:style-name="ro10">
          <table:table-cell office:value-type="string">
            <text:p>1F3B5</text:p>
          </table:table-cell>
          <table:table-cell office:value-type="string">
            <text:p>1f3b5.png</text:p>
          </table:table-cell>
          <table:table-cell office:value-type="string">
            <text:p>🎵</text:p>
          </table:table-cell>
        </table:table-row>
        <table:table-row table:style-name="ro10">
          <table:table-cell office:value-type="string">
            <text:p>1F3B6</text:p>
          </table:table-cell>
          <table:table-cell office:value-type="string">
            <text:p>1f3b6.png</text:p>
          </table:table-cell>
          <table:table-cell office:value-type="string">
            <text:p>🎶</text:p>
          </table:table-cell>
        </table:table-row>
        <table:table-row table:style-name="ro10">
          <table:table-cell office:value-type="string">
            <text:p>1F3B7</text:p>
          </table:table-cell>
          <table:table-cell office:value-type="string">
            <text:p>1f3b7.png</text:p>
          </table:table-cell>
          <table:table-cell office:value-type="string">
            <text:p>🎷</text:p>
          </table:table-cell>
        </table:table-row>
        <table:table-row table:style-name="ro10">
          <table:table-cell office:value-type="string">
            <text:p>1F3B8</text:p>
          </table:table-cell>
          <table:table-cell office:value-type="string">
            <text:p>1f3b8.png</text:p>
          </table:table-cell>
          <table:table-cell office:value-type="string">
            <text:p>🎸</text:p>
          </table:table-cell>
        </table:table-row>
        <table:table-row table:style-name="ro10">
          <table:table-cell office:value-type="string">
            <text:p>1F3B9</text:p>
          </table:table-cell>
          <table:table-cell office:value-type="string">
            <text:p>1f3b9.png</text:p>
          </table:table-cell>
          <table:table-cell office:value-type="string">
            <text:p>🎹</text:p>
          </table:table-cell>
        </table:table-row>
        <table:table-row table:style-name="ro10">
          <table:table-cell office:value-type="string">
            <text:p>1F3BA</text:p>
          </table:table-cell>
          <table:table-cell office:value-type="string">
            <text:p>1f3ba.png</text:p>
          </table:table-cell>
          <table:table-cell office:value-type="string">
            <text:p>🎺</text:p>
          </table:table-cell>
        </table:table-row>
        <table:table-row table:style-name="ro10">
          <table:table-cell office:value-type="string">
            <text:p>1F3BB</text:p>
          </table:table-cell>
          <table:table-cell office:value-type="string">
            <text:p>1f3bb.png</text:p>
          </table:table-cell>
          <table:table-cell office:value-type="string">
            <text:p>🎻</text:p>
          </table:table-cell>
        </table:table-row>
        <table:table-row table:style-name="ro10">
          <table:table-cell office:value-type="string">
            <text:p>1F3BC</text:p>
          </table:table-cell>
          <table:table-cell office:value-type="string">
            <text:p>1f3bc.png</text:p>
          </table:table-cell>
          <table:table-cell office:value-type="string">
            <text:p>🎼</text:p>
          </table:table-cell>
        </table:table-row>
        <table:table-row table:style-name="ro10">
          <table:table-cell office:value-type="string">
            <text:p>1F3BD</text:p>
          </table:table-cell>
          <table:table-cell office:value-type="string">
            <text:p>1f3bd.png</text:p>
          </table:table-cell>
          <table:table-cell office:value-type="string">
            <text:p>🎽</text:p>
          </table:table-cell>
        </table:table-row>
        <table:table-row table:style-name="ro10">
          <table:table-cell office:value-type="string">
            <text:p>1F3BE</text:p>
          </table:table-cell>
          <table:table-cell office:value-type="string">
            <text:p>1f3be.png</text:p>
          </table:table-cell>
          <table:table-cell office:value-type="string">
            <text:p>🎾</text:p>
          </table:table-cell>
        </table:table-row>
        <table:table-row table:style-name="ro10">
          <table:table-cell office:value-type="string">
            <text:p>1F3BF</text:p>
          </table:table-cell>
          <table:table-cell office:value-type="string">
            <text:p>1f3bf.png</text:p>
          </table:table-cell>
          <table:table-cell office:value-type="string">
            <text:p>🎿</text:p>
          </table:table-cell>
        </table:table-row>
        <table:table-row table:style-name="ro10">
          <table:table-cell office:value-type="string">
            <text:p>1F3C0</text:p>
          </table:table-cell>
          <table:table-cell office:value-type="string">
            <text:p>1f3c0.png</text:p>
          </table:table-cell>
          <table:table-cell office:value-type="string">
            <text:p>🏀</text:p>
          </table:table-cell>
        </table:table-row>
        <table:table-row table:style-name="ro10">
          <table:table-cell office:value-type="string">
            <text:p>1F3C1</text:p>
          </table:table-cell>
          <table:table-cell office:value-type="string">
            <text:p>1f3c1.png</text:p>
          </table:table-cell>
          <table:table-cell office:value-type="string">
            <text:p>🏁</text:p>
          </table:table-cell>
        </table:table-row>
        <table:table-row table:style-name="ro10">
          <table:table-cell office:value-type="string">
            <text:p>1F3C2</text:p>
          </table:table-cell>
          <table:table-cell office:value-type="string">
            <text:p>1f3c2.png</text:p>
          </table:table-cell>
          <table:table-cell office:value-type="string">
            <text:p>🏂</text:p>
          </table:table-cell>
        </table:table-row>
        <table:table-row table:style-name="ro10">
          <table:table-cell office:value-type="string">
            <text:p>1F3C3</text:p>
          </table:table-cell>
          <table:table-cell office:value-type="string">
            <text:p>1f3c3.png</text:p>
          </table:table-cell>
          <table:table-cell office:value-type="string">
            <text:p>🏃</text:p>
          </table:table-cell>
        </table:table-row>
        <table:table-row table:style-name="ro10">
          <table:table-cell office:value-type="string">
            <text:p>1F3C4</text:p>
          </table:table-cell>
          <table:table-cell office:value-type="string">
            <text:p>1f3c4.png</text:p>
          </table:table-cell>
          <table:table-cell office:value-type="string">
            <text:p>🏄</text:p>
          </table:table-cell>
        </table:table-row>
        <table:table-row table:style-name="ro10">
          <table:table-cell office:value-type="string">
            <text:p>1F3C6</text:p>
          </table:table-cell>
          <table:table-cell office:value-type="string">
            <text:p>1f3c6.png</text:p>
          </table:table-cell>
          <table:table-cell office:value-type="string">
            <text:p>🏆</text:p>
          </table:table-cell>
        </table:table-row>
        <table:table-row table:style-name="ro10">
          <table:table-cell office:value-type="string">
            <text:p>1F3C8</text:p>
          </table:table-cell>
          <table:table-cell office:value-type="string">
            <text:p>1f3c8.png</text:p>
          </table:table-cell>
          <table:table-cell office:value-type="string">
            <text:p>🏈</text:p>
          </table:table-cell>
        </table:table-row>
        <table:table-row table:style-name="ro10">
          <table:table-cell office:value-type="string">
            <text:p>1F3CA</text:p>
          </table:table-cell>
          <table:table-cell office:value-type="string">
            <text:p>1f3ca.png</text:p>
          </table:table-cell>
          <table:table-cell office:value-type="string">
            <text:p>🏊</text:p>
          </table:table-cell>
        </table:table-row>
        <table:table-row table:style-name="ro10">
          <table:table-cell office:value-type="string">
            <text:p>1F3E0</text:p>
          </table:table-cell>
          <table:table-cell office:value-type="string">
            <text:p>1f3e0.png</text:p>
          </table:table-cell>
          <table:table-cell office:value-type="string">
            <text:p>🏠</text:p>
          </table:table-cell>
        </table:table-row>
        <table:table-row table:style-name="ro10">
          <table:table-cell office:value-type="string">
            <text:p>1F3E1</text:p>
          </table:table-cell>
          <table:table-cell office:value-type="string">
            <text:p>1f3e1.png</text:p>
          </table:table-cell>
          <table:table-cell office:value-type="string">
            <text:p>🏡</text:p>
          </table:table-cell>
        </table:table-row>
        <table:table-row table:style-name="ro10">
          <table:table-cell office:value-type="string">
            <text:p>1F3E2</text:p>
          </table:table-cell>
          <table:table-cell office:value-type="string">
            <text:p>1f3e2.png</text:p>
          </table:table-cell>
          <table:table-cell office:value-type="string">
            <text:p>🏢</text:p>
          </table:table-cell>
        </table:table-row>
        <table:table-row table:style-name="ro10">
          <table:table-cell office:value-type="string">
            <text:p>1F3E3</text:p>
          </table:table-cell>
          <table:table-cell office:value-type="string">
            <text:p>1f3e3.png</text:p>
          </table:table-cell>
          <table:table-cell office:value-type="string">
            <text:p>🏣</text:p>
          </table:table-cell>
        </table:table-row>
        <table:table-row table:style-name="ro10">
          <table:table-cell office:value-type="string">
            <text:p>1F3E5</text:p>
          </table:table-cell>
          <table:table-cell office:value-type="string">
            <text:p>1f3e5.png</text:p>
          </table:table-cell>
          <table:table-cell office:value-type="string">
            <text:p>🏥</text:p>
          </table:table-cell>
        </table:table-row>
        <table:table-row table:style-name="ro10">
          <table:table-cell office:value-type="string">
            <text:p>1F3E6</text:p>
          </table:table-cell>
          <table:table-cell office:value-type="string">
            <text:p>1f3e6.png</text:p>
          </table:table-cell>
          <table:table-cell office:value-type="string">
            <text:p>🏦</text:p>
          </table:table-cell>
        </table:table-row>
        <table:table-row table:style-name="ro10">
          <table:table-cell office:value-type="string">
            <text:p>1F3E7</text:p>
          </table:table-cell>
          <table:table-cell office:value-type="string">
            <text:p>1f3e7.png</text:p>
          </table:table-cell>
          <table:table-cell office:value-type="string">
            <text:p>🏧</text:p>
          </table:table-cell>
        </table:table-row>
        <table:table-row table:style-name="ro10">
          <table:table-cell office:value-type="string">
            <text:p>1F3E8</text:p>
          </table:table-cell>
          <table:table-cell office:value-type="string">
            <text:p>1f3e8.png</text:p>
          </table:table-cell>
          <table:table-cell office:value-type="string">
            <text:p>🏨</text:p>
          </table:table-cell>
        </table:table-row>
        <table:table-row table:style-name="ro10">
          <table:table-cell office:value-type="string">
            <text:p>1F3E9</text:p>
          </table:table-cell>
          <table:table-cell office:value-type="string">
            <text:p>1f3e9.png</text:p>
          </table:table-cell>
          <table:table-cell office:value-type="string">
            <text:p>🏩</text:p>
          </table:table-cell>
        </table:table-row>
        <table:table-row table:style-name="ro10">
          <table:table-cell office:value-type="string">
            <text:p>1F3EA</text:p>
          </table:table-cell>
          <table:table-cell office:value-type="string">
            <text:p>1f3ea.png</text:p>
          </table:table-cell>
          <table:table-cell office:value-type="string">
            <text:p>🏪</text:p>
          </table:table-cell>
        </table:table-row>
        <table:table-row table:style-name="ro10">
          <table:table-cell office:value-type="string">
            <text:p>1F3EB</text:p>
          </table:table-cell>
          <table:table-cell office:value-type="string">
            <text:p>1f3eb.png</text:p>
          </table:table-cell>
          <table:table-cell office:value-type="string">
            <text:p>🏫</text:p>
          </table:table-cell>
        </table:table-row>
        <table:table-row table:style-name="ro10">
          <table:table-cell office:value-type="string">
            <text:p>1F3EC</text:p>
          </table:table-cell>
          <table:table-cell office:value-type="string">
            <text:p>1f3ec.png</text:p>
          </table:table-cell>
          <table:table-cell office:value-type="string">
            <text:p>🏬</text:p>
          </table:table-cell>
        </table:table-row>
        <table:table-row table:style-name="ro10">
          <table:table-cell office:value-type="string">
            <text:p>1F3ED</text:p>
          </table:table-cell>
          <table:table-cell office:value-type="string">
            <text:p>1f3ed.png</text:p>
          </table:table-cell>
          <table:table-cell office:value-type="string">
            <text:p>🏭</text:p>
          </table:table-cell>
        </table:table-row>
        <table:table-row table:style-name="ro10">
          <table:table-cell office:value-type="string">
            <text:p>1F3EE</text:p>
          </table:table-cell>
          <table:table-cell office:value-type="string">
            <text:p>1f3ee.png</text:p>
          </table:table-cell>
          <table:table-cell office:value-type="string">
            <text:p>🏮</text:p>
          </table:table-cell>
        </table:table-row>
        <table:table-row table:style-name="ro10">
          <table:table-cell office:value-type="string">
            <text:p>1F3EF</text:p>
          </table:table-cell>
          <table:table-cell office:value-type="string">
            <text:p>1f3ef.png</text:p>
          </table:table-cell>
          <table:table-cell office:value-type="string">
            <text:p>🏯</text:p>
          </table:table-cell>
        </table:table-row>
        <table:table-row table:style-name="ro10">
          <table:table-cell office:value-type="string">
            <text:p>1F3F0</text:p>
          </table:table-cell>
          <table:table-cell office:value-type="string">
            <text:p>1f3f0.png</text:p>
          </table:table-cell>
          <table:table-cell office:value-type="string">
            <text:p>🏰</text:p>
          </table:table-cell>
        </table:table-row>
        <table:table-row table:style-name="ro10">
          <table:table-cell office:value-type="string">
            <text:p>1F40C</text:p>
          </table:table-cell>
          <table:table-cell office:value-type="string">
            <text:p>1f40c.png</text:p>
          </table:table-cell>
          <table:table-cell office:value-type="string">
            <text:p>🐌</text:p>
          </table:table-cell>
        </table:table-row>
        <table:table-row table:style-name="ro10">
          <table:table-cell office:value-type="string">
            <text:p>1F40D</text:p>
          </table:table-cell>
          <table:table-cell office:value-type="string">
            <text:p>1f40d.png</text:p>
          </table:table-cell>
          <table:table-cell office:value-type="string">
            <text:p>🐍</text:p>
          </table:table-cell>
        </table:table-row>
        <table:table-row table:style-name="ro10">
          <table:table-cell office:value-type="string">
            <text:p>1F40E</text:p>
          </table:table-cell>
          <table:table-cell office:value-type="string">
            <text:p>1f40e.png</text:p>
          </table:table-cell>
          <table:table-cell office:value-type="string">
            <text:p>🐎</text:p>
          </table:table-cell>
        </table:table-row>
        <table:table-row table:style-name="ro10">
          <table:table-cell office:value-type="string">
            <text:p>1F411</text:p>
          </table:table-cell>
          <table:table-cell office:value-type="string">
            <text:p>1f411.png</text:p>
          </table:table-cell>
          <table:table-cell office:value-type="string">
            <text:p>🐑</text:p>
          </table:table-cell>
        </table:table-row>
        <table:table-row table:style-name="ro10">
          <table:table-cell office:value-type="string">
            <text:p>1F412</text:p>
          </table:table-cell>
          <table:table-cell office:value-type="string">
            <text:p>1f412.png</text:p>
          </table:table-cell>
          <table:table-cell office:value-type="string">
            <text:p>🐒</text:p>
          </table:table-cell>
        </table:table-row>
        <table:table-row table:style-name="ro10">
          <table:table-cell office:value-type="string">
            <text:p>1F414</text:p>
          </table:table-cell>
          <table:table-cell office:value-type="string">
            <text:p>1f414.png</text:p>
          </table:table-cell>
          <table:table-cell office:value-type="string">
            <text:p>🐔</text:p>
          </table:table-cell>
        </table:table-row>
        <table:table-row table:style-name="ro10">
          <table:table-cell office:value-type="string">
            <text:p>1F417</text:p>
          </table:table-cell>
          <table:table-cell office:value-type="string">
            <text:p>1f417.png</text:p>
          </table:table-cell>
          <table:table-cell office:value-type="string">
            <text:p>🐗</text:p>
          </table:table-cell>
        </table:table-row>
        <table:table-row table:style-name="ro10">
          <table:table-cell office:value-type="string">
            <text:p>1F418</text:p>
          </table:table-cell>
          <table:table-cell office:value-type="string">
            <text:p>1f418.png</text:p>
          </table:table-cell>
          <table:table-cell office:value-type="string">
            <text:p>🐘</text:p>
          </table:table-cell>
        </table:table-row>
        <table:table-row table:style-name="ro10">
          <table:table-cell office:value-type="string">
            <text:p>1F419</text:p>
          </table:table-cell>
          <table:table-cell office:value-type="string">
            <text:p>1f419.png</text:p>
          </table:table-cell>
          <table:table-cell office:value-type="string">
            <text:p>🐙</text:p>
          </table:table-cell>
        </table:table-row>
        <table:table-row table:style-name="ro10">
          <table:table-cell office:value-type="string">
            <text:p>1F41A</text:p>
          </table:table-cell>
          <table:table-cell office:value-type="string">
            <text:p>1f41a.png</text:p>
          </table:table-cell>
          <table:table-cell office:value-type="string">
            <text:p>🐚</text:p>
          </table:table-cell>
        </table:table-row>
        <table:table-row table:style-name="ro10">
          <table:table-cell office:value-type="string">
            <text:p>1F41B</text:p>
          </table:table-cell>
          <table:table-cell office:value-type="string">
            <text:p>1f41b.png</text:p>
          </table:table-cell>
          <table:table-cell office:value-type="string">
            <text:p>🐛</text:p>
          </table:table-cell>
        </table:table-row>
        <table:table-row table:style-name="ro10">
          <table:table-cell office:value-type="string">
            <text:p>1F41C</text:p>
          </table:table-cell>
          <table:table-cell office:value-type="string">
            <text:p>1f41c.png</text:p>
          </table:table-cell>
          <table:table-cell office:value-type="string">
            <text:p>🐜</text:p>
          </table:table-cell>
        </table:table-row>
        <table:table-row table:style-name="ro10">
          <table:table-cell office:value-type="string">
            <text:p>1F41D</text:p>
          </table:table-cell>
          <table:table-cell office:value-type="string">
            <text:p>1f41d.png</text:p>
          </table:table-cell>
          <table:table-cell office:value-type="string">
            <text:p>🐝</text:p>
          </table:table-cell>
        </table:table-row>
        <table:table-row table:style-name="ro10">
          <table:table-cell office:value-type="string">
            <text:p>1F41E</text:p>
          </table:table-cell>
          <table:table-cell office:value-type="string">
            <text:p>1f41e.png</text:p>
          </table:table-cell>
          <table:table-cell office:value-type="string">
            <text:p>🐞</text:p>
          </table:table-cell>
        </table:table-row>
        <table:table-row table:style-name="ro10">
          <table:table-cell office:value-type="string">
            <text:p>1F41F</text:p>
          </table:table-cell>
          <table:table-cell office:value-type="string">
            <text:p>1f41f.png</text:p>
          </table:table-cell>
          <table:table-cell office:value-type="string">
            <text:p>🐟</text:p>
          </table:table-cell>
        </table:table-row>
        <table:table-row table:style-name="ro10">
          <table:table-cell office:value-type="string">
            <text:p>1F420</text:p>
          </table:table-cell>
          <table:table-cell office:value-type="string">
            <text:p>1f420.png</text:p>
          </table:table-cell>
          <table:table-cell office:value-type="string">
            <text:p>🐠</text:p>
          </table:table-cell>
        </table:table-row>
        <table:table-row table:style-name="ro10">
          <table:table-cell office:value-type="string">
            <text:p>1F421</text:p>
          </table:table-cell>
          <table:table-cell office:value-type="string">
            <text:p>1f421.png</text:p>
          </table:table-cell>
          <table:table-cell office:value-type="string">
            <text:p>🐡</text:p>
          </table:table-cell>
        </table:table-row>
        <table:table-row table:style-name="ro10">
          <table:table-cell office:value-type="string">
            <text:p>1F422</text:p>
          </table:table-cell>
          <table:table-cell office:value-type="string">
            <text:p>1f422.png</text:p>
          </table:table-cell>
          <table:table-cell office:value-type="string">
            <text:p>🐢</text:p>
          </table:table-cell>
        </table:table-row>
        <table:table-row table:style-name="ro10">
          <table:table-cell office:value-type="string">
            <text:p>1F423</text:p>
          </table:table-cell>
          <table:table-cell office:value-type="string">
            <text:p>1f423.png</text:p>
          </table:table-cell>
          <table:table-cell office:value-type="string">
            <text:p>🐣</text:p>
          </table:table-cell>
        </table:table-row>
        <table:table-row table:style-name="ro10">
          <table:table-cell office:value-type="string">
            <text:p>1F424</text:p>
          </table:table-cell>
          <table:table-cell office:value-type="string">
            <text:p>1f424.png</text:p>
          </table:table-cell>
          <table:table-cell office:value-type="string">
            <text:p>🐤</text:p>
          </table:table-cell>
        </table:table-row>
        <table:table-row table:style-name="ro10">
          <table:table-cell office:value-type="string">
            <text:p>1F425</text:p>
          </table:table-cell>
          <table:table-cell office:value-type="string">
            <text:p>1f425.png</text:p>
          </table:table-cell>
          <table:table-cell office:value-type="string">
            <text:p>🐥</text:p>
          </table:table-cell>
        </table:table-row>
        <table:table-row table:style-name="ro10">
          <table:table-cell office:value-type="string">
            <text:p>1F426</text:p>
          </table:table-cell>
          <table:table-cell office:value-type="string">
            <text:p>1f426.png</text:p>
          </table:table-cell>
          <table:table-cell office:value-type="string">
            <text:p>🐦</text:p>
          </table:table-cell>
        </table:table-row>
        <table:table-row table:style-name="ro10">
          <table:table-cell office:value-type="string">
            <text:p>1F427</text:p>
          </table:table-cell>
          <table:table-cell office:value-type="string">
            <text:p>1f427.png</text:p>
          </table:table-cell>
          <table:table-cell office:value-type="string">
            <text:p>🐧</text:p>
          </table:table-cell>
        </table:table-row>
        <table:table-row table:style-name="ro10">
          <table:table-cell office:value-type="string">
            <text:p>1F428</text:p>
          </table:table-cell>
          <table:table-cell office:value-type="string">
            <text:p>1f428.png</text:p>
          </table:table-cell>
          <table:table-cell office:value-type="string">
            <text:p>🐨</text:p>
          </table:table-cell>
        </table:table-row>
        <table:table-row table:style-name="ro10">
          <table:table-cell office:value-type="string">
            <text:p>1F429</text:p>
          </table:table-cell>
          <table:table-cell office:value-type="string">
            <text:p>1f429.png</text:p>
          </table:table-cell>
          <table:table-cell office:value-type="string">
            <text:p>🐩</text:p>
          </table:table-cell>
        </table:table-row>
        <table:table-row table:style-name="ro10">
          <table:table-cell office:value-type="string">
            <text:p>1F42B</text:p>
          </table:table-cell>
          <table:table-cell office:value-type="string">
            <text:p>1f42b.png</text:p>
          </table:table-cell>
          <table:table-cell office:value-type="string">
            <text:p>🐫</text:p>
          </table:table-cell>
        </table:table-row>
        <table:table-row table:style-name="ro10">
          <table:table-cell office:value-type="string">
            <text:p>1F42C</text:p>
          </table:table-cell>
          <table:table-cell office:value-type="string">
            <text:p>1f42c.png</text:p>
          </table:table-cell>
          <table:table-cell office:value-type="string">
            <text:p>🐬</text:p>
          </table:table-cell>
        </table:table-row>
        <table:table-row table:style-name="ro10">
          <table:table-cell office:value-type="string">
            <text:p>1F42D</text:p>
          </table:table-cell>
          <table:table-cell office:value-type="string">
            <text:p>1f42d.png</text:p>
          </table:table-cell>
          <table:table-cell office:value-type="string">
            <text:p>🐭</text:p>
          </table:table-cell>
        </table:table-row>
        <table:table-row table:style-name="ro10">
          <table:table-cell office:value-type="string">
            <text:p>1F42E</text:p>
          </table:table-cell>
          <table:table-cell office:value-type="string">
            <text:p>1f42e.png</text:p>
          </table:table-cell>
          <table:table-cell office:value-type="string">
            <text:p>🐮</text:p>
          </table:table-cell>
        </table:table-row>
        <table:table-row table:style-name="ro10">
          <table:table-cell office:value-type="string">
            <text:p>1F42F</text:p>
          </table:table-cell>
          <table:table-cell office:value-type="string">
            <text:p>1f42f.png</text:p>
          </table:table-cell>
          <table:table-cell office:value-type="string">
            <text:p>🐯</text:p>
          </table:table-cell>
        </table:table-row>
        <table:table-row table:style-name="ro10">
          <table:table-cell office:value-type="string">
            <text:p>1F430</text:p>
          </table:table-cell>
          <table:table-cell office:value-type="string">
            <text:p>1f430.png</text:p>
          </table:table-cell>
          <table:table-cell office:value-type="string">
            <text:p>🐰</text:p>
          </table:table-cell>
        </table:table-row>
        <table:table-row table:style-name="ro10">
          <table:table-cell office:value-type="string">
            <text:p>1F431</text:p>
          </table:table-cell>
          <table:table-cell office:value-type="string">
            <text:p>1f431.png</text:p>
          </table:table-cell>
          <table:table-cell office:value-type="string">
            <text:p>🐱</text:p>
          </table:table-cell>
        </table:table-row>
        <table:table-row table:style-name="ro10">
          <table:table-cell office:value-type="string">
            <text:p>1F432</text:p>
          </table:table-cell>
          <table:table-cell office:value-type="string">
            <text:p>1f432.png</text:p>
          </table:table-cell>
          <table:table-cell office:value-type="string">
            <text:p>🐲</text:p>
          </table:table-cell>
        </table:table-row>
        <table:table-row table:style-name="ro10">
          <table:table-cell office:value-type="string">
            <text:p>1F433</text:p>
          </table:table-cell>
          <table:table-cell office:value-type="string">
            <text:p>1f433.png</text:p>
          </table:table-cell>
          <table:table-cell office:value-type="string">
            <text:p>🐳</text:p>
          </table:table-cell>
        </table:table-row>
        <table:table-row table:style-name="ro10">
          <table:table-cell office:value-type="string">
            <text:p>1F434</text:p>
          </table:table-cell>
          <table:table-cell office:value-type="string">
            <text:p>1f434.png</text:p>
          </table:table-cell>
          <table:table-cell office:value-type="string">
            <text:p>🐴</text:p>
          </table:table-cell>
        </table:table-row>
        <table:table-row table:style-name="ro10">
          <table:table-cell office:value-type="string">
            <text:p>1F435</text:p>
          </table:table-cell>
          <table:table-cell office:value-type="string">
            <text:p>1f435.png</text:p>
          </table:table-cell>
          <table:table-cell office:value-type="string">
            <text:p>🐵</text:p>
          </table:table-cell>
        </table:table-row>
        <table:table-row table:style-name="ro10">
          <table:table-cell office:value-type="string">
            <text:p>1F436</text:p>
          </table:table-cell>
          <table:table-cell office:value-type="string">
            <text:p>1f436.png</text:p>
          </table:table-cell>
          <table:table-cell office:value-type="string">
            <text:p>🐶</text:p>
          </table:table-cell>
        </table:table-row>
        <table:table-row table:style-name="ro10">
          <table:table-cell office:value-type="string">
            <text:p>1F437</text:p>
          </table:table-cell>
          <table:table-cell office:value-type="string">
            <text:p>1f437.png</text:p>
          </table:table-cell>
          <table:table-cell office:value-type="string">
            <text:p>🐷</text:p>
          </table:table-cell>
        </table:table-row>
        <table:table-row table:style-name="ro10">
          <table:table-cell office:value-type="string">
            <text:p>1F438</text:p>
          </table:table-cell>
          <table:table-cell office:value-type="string">
            <text:p>1f438.png</text:p>
          </table:table-cell>
          <table:table-cell office:value-type="string">
            <text:p>🐸</text:p>
          </table:table-cell>
        </table:table-row>
        <table:table-row table:style-name="ro10">
          <table:table-cell office:value-type="string">
            <text:p>1F439</text:p>
          </table:table-cell>
          <table:table-cell office:value-type="string">
            <text:p>1f439.png</text:p>
          </table:table-cell>
          <table:table-cell office:value-type="string">
            <text:p>🐹</text:p>
          </table:table-cell>
        </table:table-row>
        <table:table-row table:style-name="ro10">
          <table:table-cell office:value-type="string">
            <text:p>1F43A</text:p>
          </table:table-cell>
          <table:table-cell office:value-type="string">
            <text:p>1f43a.png</text:p>
          </table:table-cell>
          <table:table-cell office:value-type="string">
            <text:p>🐺</text:p>
          </table:table-cell>
        </table:table-row>
        <table:table-row table:style-name="ro10">
          <table:table-cell office:value-type="string">
            <text:p>1F43B</text:p>
          </table:table-cell>
          <table:table-cell office:value-type="string">
            <text:p>1f43b.png</text:p>
          </table:table-cell>
          <table:table-cell office:value-type="string">
            <text:p>🐻</text:p>
          </table:table-cell>
        </table:table-row>
        <table:table-row table:style-name="ro10">
          <table:table-cell office:value-type="string">
            <text:p>1F43C</text:p>
          </table:table-cell>
          <table:table-cell office:value-type="string">
            <text:p>1f43c.png</text:p>
          </table:table-cell>
          <table:table-cell office:value-type="string">
            <text:p>🐼</text:p>
          </table:table-cell>
        </table:table-row>
        <table:table-row table:style-name="ro10">
          <table:table-cell office:value-type="string">
            <text:p>1F43D</text:p>
          </table:table-cell>
          <table:table-cell office:value-type="string">
            <text:p>1f43d.png</text:p>
          </table:table-cell>
          <table:table-cell office:value-type="string">
            <text:p>🐽</text:p>
          </table:table-cell>
        </table:table-row>
        <table:table-row table:style-name="ro10">
          <table:table-cell office:value-type="string">
            <text:p>1F43E</text:p>
          </table:table-cell>
          <table:table-cell office:value-type="string">
            <text:p>1f43e.png</text:p>
          </table:table-cell>
          <table:table-cell office:value-type="string">
            <text:p>🐾</text:p>
          </table:table-cell>
        </table:table-row>
        <table:table-row table:style-name="ro10">
          <table:table-cell office:value-type="string">
            <text:p>1F440</text:p>
          </table:table-cell>
          <table:table-cell office:value-type="string">
            <text:p>1f440.png</text:p>
          </table:table-cell>
          <table:table-cell office:value-type="string">
            <text:p>👀</text:p>
          </table:table-cell>
        </table:table-row>
        <table:table-row table:style-name="ro10">
          <table:table-cell office:value-type="string">
            <text:p>1F442</text:p>
          </table:table-cell>
          <table:table-cell office:value-type="string">
            <text:p>1f442.png</text:p>
          </table:table-cell>
          <table:table-cell office:value-type="string">
            <text:p>👂</text:p>
          </table:table-cell>
        </table:table-row>
        <table:table-row table:style-name="ro10">
          <table:table-cell office:value-type="string">
            <text:p>1F443</text:p>
          </table:table-cell>
          <table:table-cell office:value-type="string">
            <text:p>1f443.png</text:p>
          </table:table-cell>
          <table:table-cell office:value-type="string">
            <text:p>👃</text:p>
          </table:table-cell>
        </table:table-row>
        <table:table-row table:style-name="ro10">
          <table:table-cell office:value-type="string">
            <text:p>1F444</text:p>
          </table:table-cell>
          <table:table-cell office:value-type="string">
            <text:p>1f444.png</text:p>
          </table:table-cell>
          <table:table-cell office:value-type="string">
            <text:p>👄</text:p>
          </table:table-cell>
        </table:table-row>
        <table:table-row table:style-name="ro10">
          <table:table-cell office:value-type="string">
            <text:p>1F445</text:p>
          </table:table-cell>
          <table:table-cell office:value-type="string">
            <text:p>1f445.png</text:p>
          </table:table-cell>
          <table:table-cell office:value-type="string">
            <text:p>👅</text:p>
          </table:table-cell>
        </table:table-row>
        <table:table-row table:style-name="ro10">
          <table:table-cell office:value-type="string">
            <text:p>1F446</text:p>
          </table:table-cell>
          <table:table-cell office:value-type="string">
            <text:p>1f446.png</text:p>
          </table:table-cell>
          <table:table-cell office:value-type="string">
            <text:p>👆</text:p>
          </table:table-cell>
        </table:table-row>
        <table:table-row table:style-name="ro10">
          <table:table-cell office:value-type="string">
            <text:p>1F447</text:p>
          </table:table-cell>
          <table:table-cell office:value-type="string">
            <text:p>1f447.png</text:p>
          </table:table-cell>
          <table:table-cell office:value-type="string">
            <text:p>👇</text:p>
          </table:table-cell>
        </table:table-row>
        <table:table-row table:style-name="ro10">
          <table:table-cell office:value-type="string">
            <text:p>1F448</text:p>
          </table:table-cell>
          <table:table-cell office:value-type="string">
            <text:p>1f448.png</text:p>
          </table:table-cell>
          <table:table-cell office:value-type="string">
            <text:p>👈</text:p>
          </table:table-cell>
        </table:table-row>
        <table:table-row table:style-name="ro10">
          <table:table-cell office:value-type="string">
            <text:p>1F449</text:p>
          </table:table-cell>
          <table:table-cell office:value-type="string">
            <text:p>1f449.png</text:p>
          </table:table-cell>
          <table:table-cell office:value-type="string">
            <text:p>👉</text:p>
          </table:table-cell>
        </table:table-row>
        <table:table-row table:style-name="ro10">
          <table:table-cell office:value-type="string">
            <text:p>1F44A</text:p>
          </table:table-cell>
          <table:table-cell office:value-type="string">
            <text:p>1f44a.png</text:p>
          </table:table-cell>
          <table:table-cell office:value-type="string">
            <text:p>👊</text:p>
          </table:table-cell>
        </table:table-row>
        <table:table-row table:style-name="ro10">
          <table:table-cell office:value-type="string">
            <text:p>1F44B</text:p>
          </table:table-cell>
          <table:table-cell office:value-type="string">
            <text:p>1f44b.png</text:p>
          </table:table-cell>
          <table:table-cell office:value-type="string">
            <text:p>👋</text:p>
          </table:table-cell>
        </table:table-row>
        <table:table-row table:style-name="ro10">
          <table:table-cell office:value-type="string">
            <text:p>1F44C</text:p>
          </table:table-cell>
          <table:table-cell office:value-type="string">
            <text:p>1f44c.png</text:p>
          </table:table-cell>
          <table:table-cell office:value-type="string">
            <text:p>👌</text:p>
          </table:table-cell>
        </table:table-row>
        <table:table-row table:style-name="ro10">
          <table:table-cell office:value-type="string">
            <text:p>1F44D</text:p>
          </table:table-cell>
          <table:table-cell office:value-type="string">
            <text:p>1f44d.png</text:p>
          </table:table-cell>
          <table:table-cell office:value-type="string">
            <text:p>👍</text:p>
          </table:table-cell>
        </table:table-row>
        <table:table-row table:style-name="ro10">
          <table:table-cell office:value-type="string">
            <text:p>1F44E</text:p>
          </table:table-cell>
          <table:table-cell office:value-type="string">
            <text:p>1f44e.png</text:p>
          </table:table-cell>
          <table:table-cell office:value-type="string">
            <text:p>👎</text:p>
          </table:table-cell>
        </table:table-row>
        <table:table-row table:style-name="ro10">
          <table:table-cell office:value-type="string">
            <text:p>1F44F</text:p>
          </table:table-cell>
          <table:table-cell office:value-type="string">
            <text:p>1f44f.png</text:p>
          </table:table-cell>
          <table:table-cell office:value-type="string">
            <text:p>👏</text:p>
          </table:table-cell>
        </table:table-row>
        <table:table-row table:style-name="ro10">
          <table:table-cell office:value-type="string">
            <text:p>1F450</text:p>
          </table:table-cell>
          <table:table-cell office:value-type="string">
            <text:p>1f450.png</text:p>
          </table:table-cell>
          <table:table-cell office:value-type="string">
            <text:p>👐</text:p>
          </table:table-cell>
        </table:table-row>
        <table:table-row table:style-name="ro10">
          <table:table-cell office:value-type="string">
            <text:p>1F451</text:p>
          </table:table-cell>
          <table:table-cell office:value-type="string">
            <text:p>1f451.png</text:p>
          </table:table-cell>
          <table:table-cell office:value-type="string">
            <text:p>👑</text:p>
          </table:table-cell>
        </table:table-row>
        <table:table-row table:style-name="ro10">
          <table:table-cell office:value-type="string">
            <text:p>1F452</text:p>
          </table:table-cell>
          <table:table-cell office:value-type="string">
            <text:p>1f452.png</text:p>
          </table:table-cell>
          <table:table-cell office:value-type="string">
            <text:p>👒</text:p>
          </table:table-cell>
        </table:table-row>
        <table:table-row table:style-name="ro10">
          <table:table-cell office:value-type="string">
            <text:p>1F453</text:p>
          </table:table-cell>
          <table:table-cell office:value-type="string">
            <text:p>1f453.png</text:p>
          </table:table-cell>
          <table:table-cell office:value-type="string">
            <text:p>👓</text:p>
          </table:table-cell>
        </table:table-row>
        <table:table-row table:style-name="ro10">
          <table:table-cell office:value-type="string">
            <text:p>1F454</text:p>
          </table:table-cell>
          <table:table-cell office:value-type="string">
            <text:p>1f454.png</text:p>
          </table:table-cell>
          <table:table-cell office:value-type="string">
            <text:p>👔</text:p>
          </table:table-cell>
        </table:table-row>
        <table:table-row table:style-name="ro10">
          <table:table-cell office:value-type="string">
            <text:p>1F455</text:p>
          </table:table-cell>
          <table:table-cell office:value-type="string">
            <text:p>1f455.png</text:p>
          </table:table-cell>
          <table:table-cell office:value-type="string">
            <text:p>👕</text:p>
          </table:table-cell>
        </table:table-row>
        <table:table-row table:style-name="ro10">
          <table:table-cell office:value-type="string">
            <text:p>1F456</text:p>
          </table:table-cell>
          <table:table-cell office:value-type="string">
            <text:p>1f456.png</text:p>
          </table:table-cell>
          <table:table-cell office:value-type="string">
            <text:p>👖</text:p>
          </table:table-cell>
        </table:table-row>
        <table:table-row table:style-name="ro10">
          <table:table-cell office:value-type="string">
            <text:p>1F457</text:p>
          </table:table-cell>
          <table:table-cell office:value-type="string">
            <text:p>1f457.png</text:p>
          </table:table-cell>
          <table:table-cell office:value-type="string">
            <text:p>👗</text:p>
          </table:table-cell>
        </table:table-row>
        <table:table-row table:style-name="ro10">
          <table:table-cell office:value-type="string">
            <text:p>1F458</text:p>
          </table:table-cell>
          <table:table-cell office:value-type="string">
            <text:p>1f458.png</text:p>
          </table:table-cell>
          <table:table-cell office:value-type="string">
            <text:p>👘</text:p>
          </table:table-cell>
        </table:table-row>
        <table:table-row table:style-name="ro10">
          <table:table-cell office:value-type="string">
            <text:p>1F459</text:p>
          </table:table-cell>
          <table:table-cell office:value-type="string">
            <text:p>1f459.png</text:p>
          </table:table-cell>
          <table:table-cell office:value-type="string">
            <text:p>👙</text:p>
          </table:table-cell>
        </table:table-row>
        <table:table-row table:style-name="ro10">
          <table:table-cell office:value-type="string">
            <text:p>1F45A</text:p>
          </table:table-cell>
          <table:table-cell office:value-type="string">
            <text:p>1f45a.png</text:p>
          </table:table-cell>
          <table:table-cell office:value-type="string">
            <text:p>👚</text:p>
          </table:table-cell>
        </table:table-row>
        <table:table-row table:style-name="ro10">
          <table:table-cell office:value-type="string">
            <text:p>1F45B</text:p>
          </table:table-cell>
          <table:table-cell office:value-type="string">
            <text:p>1f45b.png</text:p>
          </table:table-cell>
          <table:table-cell office:value-type="string">
            <text:p>👛</text:p>
          </table:table-cell>
        </table:table-row>
        <table:table-row table:style-name="ro10">
          <table:table-cell office:value-type="string">
            <text:p>1F45C</text:p>
          </table:table-cell>
          <table:table-cell office:value-type="string">
            <text:p>1f45c.png</text:p>
          </table:table-cell>
          <table:table-cell office:value-type="string">
            <text:p>👜</text:p>
          </table:table-cell>
        </table:table-row>
        <table:table-row table:style-name="ro10">
          <table:table-cell office:value-type="string">
            <text:p>1F45D</text:p>
          </table:table-cell>
          <table:table-cell office:value-type="string">
            <text:p>1f45d.png</text:p>
          </table:table-cell>
          <table:table-cell office:value-type="string">
            <text:p>👝</text:p>
          </table:table-cell>
        </table:table-row>
        <table:table-row table:style-name="ro10">
          <table:table-cell office:value-type="string">
            <text:p>1F45E</text:p>
          </table:table-cell>
          <table:table-cell office:value-type="string">
            <text:p>1f45e.png</text:p>
          </table:table-cell>
          <table:table-cell office:value-type="string">
            <text:p>👞</text:p>
          </table:table-cell>
        </table:table-row>
        <table:table-row table:style-name="ro10">
          <table:table-cell office:value-type="string">
            <text:p>1F45F</text:p>
          </table:table-cell>
          <table:table-cell office:value-type="string">
            <text:p>1f45f.png</text:p>
          </table:table-cell>
          <table:table-cell office:value-type="string">
            <text:p>👟</text:p>
          </table:table-cell>
        </table:table-row>
        <table:table-row table:style-name="ro10">
          <table:table-cell office:value-type="string">
            <text:p>1F460</text:p>
          </table:table-cell>
          <table:table-cell office:value-type="string">
            <text:p>1f460.png</text:p>
          </table:table-cell>
          <table:table-cell office:value-type="string">
            <text:p>👠</text:p>
          </table:table-cell>
        </table:table-row>
        <table:table-row table:style-name="ro10">
          <table:table-cell office:value-type="string">
            <text:p>1F461</text:p>
          </table:table-cell>
          <table:table-cell office:value-type="string">
            <text:p>1f461.png</text:p>
          </table:table-cell>
          <table:table-cell office:value-type="string">
            <text:p>👡</text:p>
          </table:table-cell>
        </table:table-row>
        <table:table-row table:style-name="ro10">
          <table:table-cell office:value-type="string">
            <text:p>1F462</text:p>
          </table:table-cell>
          <table:table-cell office:value-type="string">
            <text:p>1f462.png</text:p>
          </table:table-cell>
          <table:table-cell office:value-type="string">
            <text:p>👢</text:p>
          </table:table-cell>
        </table:table-row>
        <table:table-row table:style-name="ro10">
          <table:table-cell office:value-type="string">
            <text:p>1F463</text:p>
          </table:table-cell>
          <table:table-cell office:value-type="string">
            <text:p>1f463.png</text:p>
          </table:table-cell>
          <table:table-cell office:value-type="string">
            <text:p>👣</text:p>
          </table:table-cell>
        </table:table-row>
        <table:table-row table:style-name="ro10">
          <table:table-cell office:value-type="string">
            <text:p>1F464</text:p>
          </table:table-cell>
          <table:table-cell office:value-type="string">
            <text:p>1f464.png</text:p>
          </table:table-cell>
          <table:table-cell office:value-type="string">
            <text:p>👤</text:p>
          </table:table-cell>
        </table:table-row>
        <table:table-row table:style-name="ro10">
          <table:table-cell office:value-type="string">
            <text:p>1F466</text:p>
          </table:table-cell>
          <table:table-cell office:value-type="string">
            <text:p>1f466.png</text:p>
          </table:table-cell>
          <table:table-cell office:value-type="string">
            <text:p>👦</text:p>
          </table:table-cell>
        </table:table-row>
        <table:table-row table:style-name="ro10">
          <table:table-cell office:value-type="string">
            <text:p>1F467</text:p>
          </table:table-cell>
          <table:table-cell office:value-type="string">
            <text:p>1f467.png</text:p>
          </table:table-cell>
          <table:table-cell office:value-type="string">
            <text:p>👧</text:p>
          </table:table-cell>
        </table:table-row>
        <table:table-row table:style-name="ro10">
          <table:table-cell office:value-type="string">
            <text:p>1F468</text:p>
          </table:table-cell>
          <table:table-cell office:value-type="string">
            <text:p>1f468.png</text:p>
          </table:table-cell>
          <table:table-cell office:value-type="string">
            <text:p>👨</text:p>
          </table:table-cell>
        </table:table-row>
        <table:table-row table:style-name="ro10">
          <table:table-cell office:value-type="string">
            <text:p>1F469</text:p>
          </table:table-cell>
          <table:table-cell office:value-type="string">
            <text:p>1f469.png</text:p>
          </table:table-cell>
          <table:table-cell office:value-type="string">
            <text:p>👩</text:p>
          </table:table-cell>
        </table:table-row>
        <table:table-row table:style-name="ro10">
          <table:table-cell office:value-type="string">
            <text:p>1F46A</text:p>
          </table:table-cell>
          <table:table-cell office:value-type="string">
            <text:p>1f46a.png</text:p>
          </table:table-cell>
          <table:table-cell office:value-type="string">
            <text:p>👪</text:p>
          </table:table-cell>
        </table:table-row>
        <table:table-row table:style-name="ro10">
          <table:table-cell office:value-type="string">
            <text:p>1F46B</text:p>
          </table:table-cell>
          <table:table-cell office:value-type="string">
            <text:p>1f46b.png</text:p>
          </table:table-cell>
          <table:table-cell office:value-type="string">
            <text:p>👫</text:p>
          </table:table-cell>
        </table:table-row>
        <table:table-row table:style-name="ro10">
          <table:table-cell office:value-type="string">
            <text:p>1F46E</text:p>
          </table:table-cell>
          <table:table-cell office:value-type="string">
            <text:p>1f46e.png</text:p>
          </table:table-cell>
          <table:table-cell office:value-type="string">
            <text:p>👮</text:p>
          </table:table-cell>
        </table:table-row>
        <table:table-row table:style-name="ro10">
          <table:table-cell office:value-type="string">
            <text:p>1F46F</text:p>
          </table:table-cell>
          <table:table-cell office:value-type="string">
            <text:p>1f46f.png</text:p>
          </table:table-cell>
          <table:table-cell office:value-type="string">
            <text:p>👯</text:p>
          </table:table-cell>
        </table:table-row>
        <table:table-row table:style-name="ro10">
          <table:table-cell office:value-type="string">
            <text:p>1F470</text:p>
          </table:table-cell>
          <table:table-cell office:value-type="string">
            <text:p>1f470.png</text:p>
          </table:table-cell>
          <table:table-cell office:value-type="string">
            <text:p>👰</text:p>
          </table:table-cell>
        </table:table-row>
        <table:table-row table:style-name="ro10">
          <table:table-cell office:value-type="string">
            <text:p>1F474</text:p>
          </table:table-cell>
          <table:table-cell office:value-type="string">
            <text:p>1f474.png</text:p>
          </table:table-cell>
          <table:table-cell office:value-type="string">
            <text:p>👴</text:p>
          </table:table-cell>
        </table:table-row>
        <table:table-row table:style-name="ro10">
          <table:table-cell office:value-type="string">
            <text:p>1F475</text:p>
          </table:table-cell>
          <table:table-cell office:value-type="string">
            <text:p>1f475.png</text:p>
          </table:table-cell>
          <table:table-cell office:value-type="string">
            <text:p>👵</text:p>
          </table:table-cell>
        </table:table-row>
        <table:table-row table:style-name="ro10">
          <table:table-cell office:value-type="string">
            <text:p>1F476</text:p>
          </table:table-cell>
          <table:table-cell office:value-type="string">
            <text:p>1f476.png</text:p>
          </table:table-cell>
          <table:table-cell office:value-type="string">
            <text:p>👶</text:p>
          </table:table-cell>
        </table:table-row>
        <table:table-row table:style-name="ro10">
          <table:table-cell office:value-type="string">
            <text:p>1F477</text:p>
          </table:table-cell>
          <table:table-cell office:value-type="string">
            <text:p>1f477.png</text:p>
          </table:table-cell>
          <table:table-cell office:value-type="string">
            <text:p>👷</text:p>
          </table:table-cell>
        </table:table-row>
        <table:table-row table:style-name="ro10">
          <table:table-cell office:value-type="string">
            <text:p>1F478</text:p>
          </table:table-cell>
          <table:table-cell office:value-type="string">
            <text:p>1f478.png</text:p>
          </table:table-cell>
          <table:table-cell office:value-type="string">
            <text:p>👸</text:p>
          </table:table-cell>
        </table:table-row>
        <table:table-row table:style-name="ro10">
          <table:table-cell office:value-type="string">
            <text:p>1F479</text:p>
          </table:table-cell>
          <table:table-cell office:value-type="string">
            <text:p>1f479.png</text:p>
          </table:table-cell>
          <table:table-cell office:value-type="string">
            <text:p>👹</text:p>
          </table:table-cell>
        </table:table-row>
        <table:table-row table:style-name="ro10">
          <table:table-cell office:value-type="string">
            <text:p>1F47A</text:p>
          </table:table-cell>
          <table:table-cell office:value-type="string">
            <text:p>1f47a.png</text:p>
          </table:table-cell>
          <table:table-cell office:value-type="string">
            <text:p>👺</text:p>
          </table:table-cell>
        </table:table-row>
        <table:table-row table:style-name="ro10">
          <table:table-cell office:value-type="string">
            <text:p>1F47B</text:p>
          </table:table-cell>
          <table:table-cell office:value-type="string">
            <text:p>1f47b.png</text:p>
          </table:table-cell>
          <table:table-cell office:value-type="string">
            <text:p>👻</text:p>
          </table:table-cell>
        </table:table-row>
        <table:table-row table:style-name="ro10">
          <table:table-cell office:value-type="string">
            <text:p>1F47C</text:p>
          </table:table-cell>
          <table:table-cell office:value-type="string">
            <text:p>1f47c.png</text:p>
          </table:table-cell>
          <table:table-cell office:value-type="string">
            <text:p>👼</text:p>
          </table:table-cell>
        </table:table-row>
        <table:table-row table:style-name="ro10">
          <table:table-cell office:value-type="string">
            <text:p>1F47D</text:p>
          </table:table-cell>
          <table:table-cell office:value-type="string">
            <text:p>1f47d.png</text:p>
          </table:table-cell>
          <table:table-cell office:value-type="string">
            <text:p>👽</text:p>
          </table:table-cell>
        </table:table-row>
        <table:table-row table:style-name="ro10">
          <table:table-cell office:value-type="string">
            <text:p>1F47E</text:p>
          </table:table-cell>
          <table:table-cell office:value-type="string">
            <text:p>1f47e.png</text:p>
          </table:table-cell>
          <table:table-cell office:value-type="string">
            <text:p>👾</text:p>
          </table:table-cell>
        </table:table-row>
        <table:table-row table:style-name="ro10">
          <table:table-cell office:value-type="string">
            <text:p>1F47F</text:p>
          </table:table-cell>
          <table:table-cell office:value-type="string">
            <text:p>1f47f.png</text:p>
          </table:table-cell>
          <table:table-cell office:value-type="string">
            <text:p>👿</text:p>
          </table:table-cell>
        </table:table-row>
        <table:table-row table:style-name="ro10">
          <table:table-cell office:value-type="string">
            <text:p>1F480</text:p>
          </table:table-cell>
          <table:table-cell office:value-type="string">
            <text:p>1f480.png</text:p>
          </table:table-cell>
          <table:table-cell office:value-type="string">
            <text:p>💀</text:p>
          </table:table-cell>
        </table:table-row>
        <table:table-row table:style-name="ro10">
          <table:table-cell office:value-type="string">
            <text:p>1F481</text:p>
          </table:table-cell>
          <table:table-cell office:value-type="string">
            <text:p>1f481.png</text:p>
          </table:table-cell>
          <table:table-cell office:value-type="string">
            <text:p>💁</text:p>
          </table:table-cell>
        </table:table-row>
        <table:table-row table:style-name="ro10">
          <table:table-cell office:value-type="string">
            <text:p>1F482</text:p>
          </table:table-cell>
          <table:table-cell office:value-type="string">
            <text:p>1f482.png</text:p>
          </table:table-cell>
          <table:table-cell office:value-type="string">
            <text:p>💂</text:p>
          </table:table-cell>
        </table:table-row>
        <table:table-row table:style-name="ro10">
          <table:table-cell office:value-type="string">
            <text:p>1F483</text:p>
          </table:table-cell>
          <table:table-cell office:value-type="string">
            <text:p>1f483.png</text:p>
          </table:table-cell>
          <table:table-cell office:value-type="string">
            <text:p>💃</text:p>
          </table:table-cell>
        </table:table-row>
        <table:table-row table:style-name="ro10">
          <table:table-cell office:value-type="string">
            <text:p>1F484</text:p>
          </table:table-cell>
          <table:table-cell office:value-type="string">
            <text:p>1f484.png</text:p>
          </table:table-cell>
          <table:table-cell office:value-type="string">
            <text:p>💄</text:p>
          </table:table-cell>
        </table:table-row>
        <table:table-row table:style-name="ro10">
          <table:table-cell office:value-type="string">
            <text:p>1F485</text:p>
          </table:table-cell>
          <table:table-cell office:value-type="string">
            <text:p>1f485.png</text:p>
          </table:table-cell>
          <table:table-cell office:value-type="string">
            <text:p>💅</text:p>
          </table:table-cell>
        </table:table-row>
        <table:table-row table:style-name="ro10">
          <table:table-cell office:value-type="string">
            <text:p>1F486</text:p>
          </table:table-cell>
          <table:table-cell office:value-type="string">
            <text:p>1f486.png</text:p>
          </table:table-cell>
          <table:table-cell office:value-type="string">
            <text:p>💆</text:p>
          </table:table-cell>
        </table:table-row>
        <table:table-row table:style-name="ro10">
          <table:table-cell office:value-type="string">
            <text:p>1F487</text:p>
          </table:table-cell>
          <table:table-cell office:value-type="string">
            <text:p>1f487.png</text:p>
          </table:table-cell>
          <table:table-cell office:value-type="string">
            <text:p>💇</text:p>
          </table:table-cell>
        </table:table-row>
        <table:table-row table:style-name="ro10">
          <table:table-cell office:value-type="string">
            <text:p>1F488</text:p>
          </table:table-cell>
          <table:table-cell office:value-type="string">
            <text:p>1f488.png</text:p>
          </table:table-cell>
          <table:table-cell office:value-type="string">
            <text:p>💈</text:p>
          </table:table-cell>
        </table:table-row>
        <table:table-row table:style-name="ro10">
          <table:table-cell office:value-type="string">
            <text:p>1F489</text:p>
          </table:table-cell>
          <table:table-cell office:value-type="string">
            <text:p>1f489.png</text:p>
          </table:table-cell>
          <table:table-cell office:value-type="string">
            <text:p>💉</text:p>
          </table:table-cell>
        </table:table-row>
        <table:table-row table:style-name="ro10">
          <table:table-cell office:value-type="string">
            <text:p>1F48A</text:p>
          </table:table-cell>
          <table:table-cell office:value-type="string">
            <text:p>1f48a.png</text:p>
          </table:table-cell>
          <table:table-cell office:value-type="string">
            <text:p>💊</text:p>
          </table:table-cell>
        </table:table-row>
        <table:table-row table:style-name="ro10">
          <table:table-cell office:value-type="string">
            <text:p>1F48B</text:p>
          </table:table-cell>
          <table:table-cell office:value-type="string">
            <text:p>1f48b.png</text:p>
          </table:table-cell>
          <table:table-cell office:value-type="string">
            <text:p>💋</text:p>
          </table:table-cell>
        </table:table-row>
        <table:table-row table:style-name="ro10">
          <table:table-cell office:value-type="string">
            <text:p>1F48C</text:p>
          </table:table-cell>
          <table:table-cell office:value-type="string">
            <text:p>1f48c.png</text:p>
          </table:table-cell>
          <table:table-cell office:value-type="string">
            <text:p>💌</text:p>
          </table:table-cell>
        </table:table-row>
        <table:table-row table:style-name="ro10">
          <table:table-cell office:value-type="string">
            <text:p>1F48D</text:p>
          </table:table-cell>
          <table:table-cell office:value-type="string">
            <text:p>1f48d.png</text:p>
          </table:table-cell>
          <table:table-cell office:value-type="string">
            <text:p>💍</text:p>
          </table:table-cell>
        </table:table-row>
        <table:table-row table:style-name="ro10">
          <table:table-cell office:value-type="string">
            <text:p>1F48E</text:p>
          </table:table-cell>
          <table:table-cell office:value-type="string">
            <text:p>1f48e.png</text:p>
          </table:table-cell>
          <table:table-cell office:value-type="string">
            <text:p>💎</text:p>
          </table:table-cell>
        </table:table-row>
        <table:table-row table:style-name="ro10">
          <table:table-cell office:value-type="string">
            <text:p>1F48F</text:p>
          </table:table-cell>
          <table:table-cell office:value-type="string">
            <text:p>1f48f.png</text:p>
          </table:table-cell>
          <table:table-cell office:value-type="string">
            <text:p>💏</text:p>
          </table:table-cell>
        </table:table-row>
        <table:table-row table:style-name="ro10">
          <table:table-cell office:value-type="string">
            <text:p>1F490</text:p>
          </table:table-cell>
          <table:table-cell office:value-type="string">
            <text:p>1f490.png</text:p>
          </table:table-cell>
          <table:table-cell office:value-type="string">
            <text:p>💐</text:p>
          </table:table-cell>
        </table:table-row>
        <table:table-row table:style-name="ro10">
          <table:table-cell office:value-type="string">
            <text:p>1F491</text:p>
          </table:table-cell>
          <table:table-cell office:value-type="string">
            <text:p>1f491.png</text:p>
          </table:table-cell>
          <table:table-cell office:value-type="string">
            <text:p>💑</text:p>
          </table:table-cell>
        </table:table-row>
        <table:table-row table:style-name="ro10">
          <table:table-cell office:value-type="string">
            <text:p>1F492</text:p>
          </table:table-cell>
          <table:table-cell office:value-type="string">
            <text:p>1f492.png</text:p>
          </table:table-cell>
          <table:table-cell office:value-type="string">
            <text:p>💒</text:p>
          </table:table-cell>
        </table:table-row>
        <table:table-row table:style-name="ro10">
          <table:table-cell office:value-type="string">
            <text:p>1F493</text:p>
          </table:table-cell>
          <table:table-cell office:value-type="string">
            <text:p>1f493.png</text:p>
          </table:table-cell>
          <table:table-cell office:value-type="string">
            <text:p>💓</text:p>
          </table:table-cell>
        </table:table-row>
        <table:table-row table:style-name="ro10">
          <table:table-cell office:value-type="string">
            <text:p>1F494</text:p>
          </table:table-cell>
          <table:table-cell office:value-type="string">
            <text:p>1f494.png</text:p>
          </table:table-cell>
          <table:table-cell office:value-type="string">
            <text:p>💔</text:p>
          </table:table-cell>
        </table:table-row>
        <table:table-row table:style-name="ro10">
          <table:table-cell office:value-type="string">
            <text:p>1F495</text:p>
          </table:table-cell>
          <table:table-cell office:value-type="string">
            <text:p>1f495.png</text:p>
          </table:table-cell>
          <table:table-cell office:value-type="string">
            <text:p>💕</text:p>
          </table:table-cell>
        </table:table-row>
        <table:table-row table:style-name="ro10">
          <table:table-cell office:value-type="string">
            <text:p>1F496</text:p>
          </table:table-cell>
          <table:table-cell office:value-type="string">
            <text:p>1f496.png</text:p>
          </table:table-cell>
          <table:table-cell office:value-type="string">
            <text:p>💖</text:p>
          </table:table-cell>
        </table:table-row>
        <table:table-row table:style-name="ro10">
          <table:table-cell office:value-type="string">
            <text:p>1F497</text:p>
          </table:table-cell>
          <table:table-cell office:value-type="string">
            <text:p>1f497.png</text:p>
          </table:table-cell>
          <table:table-cell office:value-type="string">
            <text:p>💗</text:p>
          </table:table-cell>
        </table:table-row>
        <table:table-row table:style-name="ro10">
          <table:table-cell office:value-type="string">
            <text:p>1F498</text:p>
          </table:table-cell>
          <table:table-cell office:value-type="string">
            <text:p>1f498.png</text:p>
          </table:table-cell>
          <table:table-cell office:value-type="string">
            <text:p>💘</text:p>
          </table:table-cell>
        </table:table-row>
        <table:table-row table:style-name="ro10">
          <table:table-cell office:value-type="string">
            <text:p>1F499</text:p>
          </table:table-cell>
          <table:table-cell office:value-type="string">
            <text:p>1f499.png</text:p>
          </table:table-cell>
          <table:table-cell office:value-type="string">
            <text:p>💙</text:p>
          </table:table-cell>
        </table:table-row>
        <table:table-row table:style-name="ro10">
          <table:table-cell office:value-type="string">
            <text:p>1F49A</text:p>
          </table:table-cell>
          <table:table-cell office:value-type="string">
            <text:p>1f49a.png</text:p>
          </table:table-cell>
          <table:table-cell office:value-type="string">
            <text:p>💚</text:p>
          </table:table-cell>
        </table:table-row>
        <table:table-row table:style-name="ro10">
          <table:table-cell office:value-type="string">
            <text:p>1F49B</text:p>
          </table:table-cell>
          <table:table-cell office:value-type="string">
            <text:p>1f49b.png</text:p>
          </table:table-cell>
          <table:table-cell office:value-type="string">
            <text:p>💛</text:p>
          </table:table-cell>
        </table:table-row>
        <table:table-row table:style-name="ro10">
          <table:table-cell office:value-type="string">
            <text:p>1F49C</text:p>
          </table:table-cell>
          <table:table-cell office:value-type="string">
            <text:p>1f49c.png</text:p>
          </table:table-cell>
          <table:table-cell office:value-type="string">
            <text:p>💜</text:p>
          </table:table-cell>
        </table:table-row>
        <table:table-row table:style-name="ro10">
          <table:table-cell office:value-type="string">
            <text:p>1F49D</text:p>
          </table:table-cell>
          <table:table-cell office:value-type="string">
            <text:p>1f49d.png</text:p>
          </table:table-cell>
          <table:table-cell office:value-type="string">
            <text:p>💝</text:p>
          </table:table-cell>
        </table:table-row>
        <table:table-row table:style-name="ro10">
          <table:table-cell office:value-type="string">
            <text:p>1F49E</text:p>
          </table:table-cell>
          <table:table-cell office:value-type="string">
            <text:p>1f49e.png</text:p>
          </table:table-cell>
          <table:table-cell office:value-type="string">
            <text:p>💞</text:p>
          </table:table-cell>
        </table:table-row>
        <table:table-row table:style-name="ro10">
          <table:table-cell office:value-type="string">
            <text:p>1F49F</text:p>
          </table:table-cell>
          <table:table-cell office:value-type="string">
            <text:p>1f49f.png</text:p>
          </table:table-cell>
          <table:table-cell office:value-type="string">
            <text:p>💟</text:p>
          </table:table-cell>
        </table:table-row>
        <table:table-row table:style-name="ro10">
          <table:table-cell office:value-type="string">
            <text:p>1F4A0</text:p>
          </table:table-cell>
          <table:table-cell office:value-type="string">
            <text:p>1f4a0.png</text:p>
          </table:table-cell>
          <table:table-cell office:value-type="string">
            <text:p>💠</text:p>
          </table:table-cell>
        </table:table-row>
        <table:table-row table:style-name="ro10">
          <table:table-cell office:value-type="string">
            <text:p>1F4A1</text:p>
          </table:table-cell>
          <table:table-cell office:value-type="string">
            <text:p>1f4a1.png</text:p>
          </table:table-cell>
          <table:table-cell office:value-type="string">
            <text:p>💡</text:p>
          </table:table-cell>
        </table:table-row>
        <table:table-row table:style-name="ro10">
          <table:table-cell office:value-type="string">
            <text:p>1F4A2</text:p>
          </table:table-cell>
          <table:table-cell office:value-type="string">
            <text:p>1f4a2.png</text:p>
          </table:table-cell>
          <table:table-cell office:value-type="string">
            <text:p>💢</text:p>
          </table:table-cell>
        </table:table-row>
        <table:table-row table:style-name="ro10">
          <table:table-cell office:value-type="string">
            <text:p>1F4A3</text:p>
          </table:table-cell>
          <table:table-cell office:value-type="string">
            <text:p>1f4a3.png</text:p>
          </table:table-cell>
          <table:table-cell office:value-type="string">
            <text:p>💣</text:p>
          </table:table-cell>
        </table:table-row>
        <table:table-row table:style-name="ro10">
          <table:table-cell office:value-type="string">
            <text:p>1F4A4</text:p>
          </table:table-cell>
          <table:table-cell office:value-type="string">
            <text:p>1f4a4.png</text:p>
          </table:table-cell>
          <table:table-cell office:value-type="string">
            <text:p>💤</text:p>
          </table:table-cell>
        </table:table-row>
        <table:table-row table:style-name="ro10">
          <table:table-cell office:value-type="string">
            <text:p>1F4A5</text:p>
          </table:table-cell>
          <table:table-cell office:value-type="string">
            <text:p>1f4a5.png</text:p>
          </table:table-cell>
          <table:table-cell office:value-type="string">
            <text:p>💥</text:p>
          </table:table-cell>
        </table:table-row>
        <table:table-row table:style-name="ro10">
          <table:table-cell office:value-type="string">
            <text:p>1F4A6</text:p>
          </table:table-cell>
          <table:table-cell office:value-type="string">
            <text:p>1f4a6.png</text:p>
          </table:table-cell>
          <table:table-cell office:value-type="string">
            <text:p>💦</text:p>
          </table:table-cell>
        </table:table-row>
        <table:table-row table:style-name="ro10">
          <table:table-cell office:value-type="string">
            <text:p>1F4A7</text:p>
          </table:table-cell>
          <table:table-cell office:value-type="string">
            <text:p>1f4a7.png</text:p>
          </table:table-cell>
          <table:table-cell office:value-type="string">
            <text:p>💧</text:p>
          </table:table-cell>
        </table:table-row>
        <table:table-row table:style-name="ro10">
          <table:table-cell office:value-type="string">
            <text:p>1F4A8</text:p>
          </table:table-cell>
          <table:table-cell office:value-type="string">
            <text:p>1f4a8.png</text:p>
          </table:table-cell>
          <table:table-cell office:value-type="string">
            <text:p>💨</text:p>
          </table:table-cell>
        </table:table-row>
        <table:table-row table:style-name="ro10">
          <table:table-cell office:value-type="string">
            <text:p>1F4A9</text:p>
          </table:table-cell>
          <table:table-cell office:value-type="string">
            <text:p>1f4a9.png</text:p>
          </table:table-cell>
          <table:table-cell office:value-type="string">
            <text:p>💩</text:p>
          </table:table-cell>
        </table:table-row>
        <table:table-row table:style-name="ro10">
          <table:table-cell office:value-type="string">
            <text:p>1F4AA</text:p>
          </table:table-cell>
          <table:table-cell office:value-type="string">
            <text:p>1f4aa.png</text:p>
          </table:table-cell>
          <table:table-cell office:value-type="string">
            <text:p>💪</text:p>
          </table:table-cell>
        </table:table-row>
        <table:table-row table:style-name="ro10">
          <table:table-cell office:value-type="string">
            <text:p>1F4AB</text:p>
          </table:table-cell>
          <table:table-cell office:value-type="string">
            <text:p>1f4ab.png</text:p>
          </table:table-cell>
          <table:table-cell office:value-type="string">
            <text:p>💫</text:p>
          </table:table-cell>
        </table:table-row>
        <table:table-row table:style-name="ro10">
          <table:table-cell office:value-type="string">
            <text:p>1F4AC</text:p>
          </table:table-cell>
          <table:table-cell office:value-type="string">
            <text:p>1f4ac.png</text:p>
          </table:table-cell>
          <table:table-cell office:value-type="string">
            <text:p>💬</text:p>
          </table:table-cell>
        </table:table-row>
        <table:table-row table:style-name="ro10">
          <table:table-cell office:value-type="string">
            <text:p>1F4AE</text:p>
          </table:table-cell>
          <table:table-cell office:value-type="string">
            <text:p>1f4ae.png</text:p>
          </table:table-cell>
          <table:table-cell office:value-type="string">
            <text:p>💮</text:p>
          </table:table-cell>
        </table:table-row>
        <table:table-row table:style-name="ro10">
          <table:table-cell office:value-type="string">
            <text:p>1F4AF</text:p>
          </table:table-cell>
          <table:table-cell office:value-type="string">
            <text:p>1f4af.png</text:p>
          </table:table-cell>
          <table:table-cell office:value-type="string">
            <text:p>💯</text:p>
          </table:table-cell>
        </table:table-row>
        <table:table-row table:style-name="ro10">
          <table:table-cell office:value-type="string">
            <text:p>1F4B0</text:p>
          </table:table-cell>
          <table:table-cell office:value-type="string">
            <text:p>1f4b0.png</text:p>
          </table:table-cell>
          <table:table-cell office:value-type="string">
            <text:p>💰</text:p>
          </table:table-cell>
        </table:table-row>
        <table:table-row table:style-name="ro10">
          <table:table-cell office:value-type="string">
            <text:p>1F4B1</text:p>
          </table:table-cell>
          <table:table-cell office:value-type="string">
            <text:p>1f4b1.png</text:p>
          </table:table-cell>
          <table:table-cell office:value-type="string">
            <text:p>💱</text:p>
          </table:table-cell>
        </table:table-row>
        <table:table-row table:style-name="ro10">
          <table:table-cell office:value-type="string">
            <text:p>1F4B2</text:p>
          </table:table-cell>
          <table:table-cell office:value-type="string">
            <text:p>1f4b2.png</text:p>
          </table:table-cell>
          <table:table-cell office:value-type="string">
            <text:p>💲</text:p>
          </table:table-cell>
        </table:table-row>
        <table:table-row table:style-name="ro10">
          <table:table-cell office:value-type="string">
            <text:p>1F4B3</text:p>
          </table:table-cell>
          <table:table-cell office:value-type="string">
            <text:p>1f4b3.png</text:p>
          </table:table-cell>
          <table:table-cell office:value-type="string">
            <text:p>💳</text:p>
          </table:table-cell>
        </table:table-row>
        <table:table-row table:style-name="ro10">
          <table:table-cell office:value-type="string">
            <text:p>1F4B4</text:p>
          </table:table-cell>
          <table:table-cell office:value-type="string">
            <text:p>1f4b4.png</text:p>
          </table:table-cell>
          <table:table-cell office:value-type="string">
            <text:p>💴</text:p>
          </table:table-cell>
        </table:table-row>
        <table:table-row table:style-name="ro10">
          <table:table-cell office:value-type="string">
            <text:p>1F4B5</text:p>
          </table:table-cell>
          <table:table-cell office:value-type="string">
            <text:p>1f4b5.png</text:p>
          </table:table-cell>
          <table:table-cell office:value-type="string">
            <text:p>💵</text:p>
          </table:table-cell>
        </table:table-row>
        <table:table-row table:style-name="ro10">
          <table:table-cell office:value-type="string">
            <text:p>1F4B8</text:p>
          </table:table-cell>
          <table:table-cell office:value-type="string">
            <text:p>1f4b8.png</text:p>
          </table:table-cell>
          <table:table-cell office:value-type="string">
            <text:p>💸</text:p>
          </table:table-cell>
        </table:table-row>
        <table:table-row table:style-name="ro10">
          <table:table-cell office:value-type="string">
            <text:p>1F4B9</text:p>
          </table:table-cell>
          <table:table-cell office:value-type="string">
            <text:p>1f4b9.png</text:p>
          </table:table-cell>
          <table:table-cell office:value-type="string">
            <text:p>💹</text:p>
          </table:table-cell>
        </table:table-row>
        <table:table-row table:style-name="ro10">
          <table:table-cell office:value-type="string">
            <text:p>1F4BA</text:p>
          </table:table-cell>
          <table:table-cell office:value-type="string">
            <text:p>1f4ba.png</text:p>
          </table:table-cell>
          <table:table-cell office:value-type="string">
            <text:p>💺</text:p>
          </table:table-cell>
        </table:table-row>
        <table:table-row table:style-name="ro10">
          <table:table-cell office:value-type="string">
            <text:p>1F4BB</text:p>
          </table:table-cell>
          <table:table-cell office:value-type="string">
            <text:p>1f4bb.png</text:p>
          </table:table-cell>
          <table:table-cell office:value-type="string">
            <text:p>💻</text:p>
          </table:table-cell>
        </table:table-row>
        <table:table-row table:style-name="ro10">
          <table:table-cell office:value-type="string">
            <text:p>1F4BC</text:p>
          </table:table-cell>
          <table:table-cell office:value-type="string">
            <text:p>1f4bc.png</text:p>
          </table:table-cell>
          <table:table-cell office:value-type="string">
            <text:p>💼</text:p>
          </table:table-cell>
        </table:table-row>
        <table:table-row table:style-name="ro10">
          <table:table-cell office:value-type="string">
            <text:p>1F4BD</text:p>
          </table:table-cell>
          <table:table-cell office:value-type="string">
            <text:p>1f4bd.png</text:p>
          </table:table-cell>
          <table:table-cell office:value-type="string">
            <text:p>💽</text:p>
          </table:table-cell>
        </table:table-row>
        <table:table-row table:style-name="ro10">
          <table:table-cell office:value-type="string">
            <text:p>1F4BE</text:p>
          </table:table-cell>
          <table:table-cell office:value-type="string">
            <text:p>1f4be.png</text:p>
          </table:table-cell>
          <table:table-cell office:value-type="string">
            <text:p>💾</text:p>
          </table:table-cell>
        </table:table-row>
        <table:table-row table:style-name="ro10">
          <table:table-cell office:value-type="string">
            <text:p>1F4BF</text:p>
          </table:table-cell>
          <table:table-cell office:value-type="string">
            <text:p>1f4bf.png</text:p>
          </table:table-cell>
          <table:table-cell office:value-type="string">
            <text:p>💿</text:p>
          </table:table-cell>
        </table:table-row>
        <table:table-row table:style-name="ro10">
          <table:table-cell office:value-type="string">
            <text:p>1F4C0</text:p>
          </table:table-cell>
          <table:table-cell office:value-type="string">
            <text:p>1f4c0.png</text:p>
          </table:table-cell>
          <table:table-cell office:value-type="string">
            <text:p>📀</text:p>
          </table:table-cell>
        </table:table-row>
        <table:table-row table:style-name="ro10">
          <table:table-cell office:value-type="string">
            <text:p>1F4C1</text:p>
          </table:table-cell>
          <table:table-cell office:value-type="string">
            <text:p>1f4c1.png</text:p>
          </table:table-cell>
          <table:table-cell office:value-type="string">
            <text:p>📁</text:p>
          </table:table-cell>
        </table:table-row>
        <table:table-row table:style-name="ro10">
          <table:table-cell office:value-type="string">
            <text:p>1F4C2</text:p>
          </table:table-cell>
          <table:table-cell office:value-type="string">
            <text:p>1f4c2.png</text:p>
          </table:table-cell>
          <table:table-cell office:value-type="string">
            <text:p>📂</text:p>
          </table:table-cell>
        </table:table-row>
        <table:table-row table:style-name="ro10">
          <table:table-cell office:value-type="string">
            <text:p>1F4C3</text:p>
          </table:table-cell>
          <table:table-cell office:value-type="string">
            <text:p>1f4c3.png</text:p>
          </table:table-cell>
          <table:table-cell office:value-type="string">
            <text:p>📃</text:p>
          </table:table-cell>
        </table:table-row>
        <table:table-row table:style-name="ro10">
          <table:table-cell office:value-type="string">
            <text:p>1F4C4</text:p>
          </table:table-cell>
          <table:table-cell office:value-type="string">
            <text:p>1f4c4.png</text:p>
          </table:table-cell>
          <table:table-cell office:value-type="string">
            <text:p>📄</text:p>
          </table:table-cell>
        </table:table-row>
        <table:table-row table:style-name="ro10">
          <table:table-cell office:value-type="string">
            <text:p>1F4C5</text:p>
          </table:table-cell>
          <table:table-cell office:value-type="string">
            <text:p>1f4c5.png</text:p>
          </table:table-cell>
          <table:table-cell office:value-type="string">
            <text:p>📅</text:p>
          </table:table-cell>
        </table:table-row>
        <table:table-row table:style-name="ro10">
          <table:table-cell office:value-type="string">
            <text:p>1F4C6</text:p>
          </table:table-cell>
          <table:table-cell office:value-type="string">
            <text:p>1f4c6.png</text:p>
          </table:table-cell>
          <table:table-cell office:value-type="string">
            <text:p>📆</text:p>
          </table:table-cell>
        </table:table-row>
        <table:table-row table:style-name="ro10">
          <table:table-cell office:value-type="string">
            <text:p>1F4C7</text:p>
          </table:table-cell>
          <table:table-cell office:value-type="string">
            <text:p>1f4c7.png</text:p>
          </table:table-cell>
          <table:table-cell office:value-type="string">
            <text:p>📇</text:p>
          </table:table-cell>
        </table:table-row>
        <table:table-row table:style-name="ro10">
          <table:table-cell office:value-type="string">
            <text:p>1F4C8</text:p>
          </table:table-cell>
          <table:table-cell office:value-type="string">
            <text:p>1f4c8.png</text:p>
          </table:table-cell>
          <table:table-cell office:value-type="string">
            <text:p>📈</text:p>
          </table:table-cell>
        </table:table-row>
        <table:table-row table:style-name="ro10">
          <table:table-cell office:value-type="string">
            <text:p>1F4C9</text:p>
          </table:table-cell>
          <table:table-cell office:value-type="string">
            <text:p>1f4c9.png</text:p>
          </table:table-cell>
          <table:table-cell office:value-type="string">
            <text:p>📉</text:p>
          </table:table-cell>
        </table:table-row>
        <table:table-row table:style-name="ro10">
          <table:table-cell office:value-type="string">
            <text:p>1F4CA</text:p>
          </table:table-cell>
          <table:table-cell office:value-type="string">
            <text:p>1f4ca.png</text:p>
          </table:table-cell>
          <table:table-cell office:value-type="string">
            <text:p>📊</text:p>
          </table:table-cell>
        </table:table-row>
        <table:table-row table:style-name="ro10">
          <table:table-cell office:value-type="string">
            <text:p>1F4CB</text:p>
          </table:table-cell>
          <table:table-cell office:value-type="string">
            <text:p>1f4cb.png</text:p>
          </table:table-cell>
          <table:table-cell office:value-type="string">
            <text:p>📋</text:p>
          </table:table-cell>
        </table:table-row>
        <table:table-row table:style-name="ro10">
          <table:table-cell office:value-type="string">
            <text:p>1F4CC</text:p>
          </table:table-cell>
          <table:table-cell office:value-type="string">
            <text:p>1f4cc.png</text:p>
          </table:table-cell>
          <table:table-cell office:value-type="string">
            <text:p>📌</text:p>
          </table:table-cell>
        </table:table-row>
        <table:table-row table:style-name="ro10">
          <table:table-cell office:value-type="string">
            <text:p>1F4CD</text:p>
          </table:table-cell>
          <table:table-cell office:value-type="string">
            <text:p>1f4cd.png</text:p>
          </table:table-cell>
          <table:table-cell office:value-type="string">
            <text:p>📍</text:p>
          </table:table-cell>
        </table:table-row>
        <table:table-row table:style-name="ro10">
          <table:table-cell office:value-type="string">
            <text:p>1F4CE</text:p>
          </table:table-cell>
          <table:table-cell office:value-type="string">
            <text:p>1f4ce.png</text:p>
          </table:table-cell>
          <table:table-cell office:value-type="string">
            <text:p>📎</text:p>
          </table:table-cell>
        </table:table-row>
        <table:table-row table:style-name="ro10">
          <table:table-cell office:value-type="string">
            <text:p>1F4CF</text:p>
          </table:table-cell>
          <table:table-cell office:value-type="string">
            <text:p>1f4cf.png</text:p>
          </table:table-cell>
          <table:table-cell office:value-type="string">
            <text:p>📏</text:p>
          </table:table-cell>
        </table:table-row>
        <table:table-row table:style-name="ro10">
          <table:table-cell office:value-type="string">
            <text:p>1F4D0</text:p>
          </table:table-cell>
          <table:table-cell office:value-type="string">
            <text:p>1f4d0.png</text:p>
          </table:table-cell>
          <table:table-cell office:value-type="string">
            <text:p>📐</text:p>
          </table:table-cell>
        </table:table-row>
        <table:table-row table:style-name="ro10">
          <table:table-cell office:value-type="string">
            <text:p>1F4D1</text:p>
          </table:table-cell>
          <table:table-cell office:value-type="string">
            <text:p>1f4d1.png</text:p>
          </table:table-cell>
          <table:table-cell office:value-type="string">
            <text:p>📑</text:p>
          </table:table-cell>
        </table:table-row>
        <table:table-row table:style-name="ro10">
          <table:table-cell office:value-type="string">
            <text:p>1F4D2</text:p>
          </table:table-cell>
          <table:table-cell office:value-type="string">
            <text:p>1f4d2.png</text:p>
          </table:table-cell>
          <table:table-cell office:value-type="string">
            <text:p>📒</text:p>
          </table:table-cell>
        </table:table-row>
        <table:table-row table:style-name="ro10">
          <table:table-cell office:value-type="string">
            <text:p>1F4D3</text:p>
          </table:table-cell>
          <table:table-cell office:value-type="string">
            <text:p>1f4d3.png</text:p>
          </table:table-cell>
          <table:table-cell office:value-type="string">
            <text:p>📓</text:p>
          </table:table-cell>
        </table:table-row>
        <table:table-row table:style-name="ro10">
          <table:table-cell office:value-type="string">
            <text:p>1F4D4</text:p>
          </table:table-cell>
          <table:table-cell office:value-type="string">
            <text:p>1f4d4.png</text:p>
          </table:table-cell>
          <table:table-cell office:value-type="string">
            <text:p>📔</text:p>
          </table:table-cell>
        </table:table-row>
        <table:table-row table:style-name="ro10">
          <table:table-cell office:value-type="string">
            <text:p>1F4D5</text:p>
          </table:table-cell>
          <table:table-cell office:value-type="string">
            <text:p>1f4d5.png</text:p>
          </table:table-cell>
          <table:table-cell office:value-type="string">
            <text:p>📕</text:p>
          </table:table-cell>
        </table:table-row>
        <table:table-row table:style-name="ro10">
          <table:table-cell office:value-type="string">
            <text:p>1F4D6</text:p>
          </table:table-cell>
          <table:table-cell office:value-type="string">
            <text:p>1f4d6.png</text:p>
          </table:table-cell>
          <table:table-cell office:value-type="string">
            <text:p>📖</text:p>
          </table:table-cell>
        </table:table-row>
        <table:table-row table:style-name="ro10">
          <table:table-cell office:value-type="string">
            <text:p>1F4D7</text:p>
          </table:table-cell>
          <table:table-cell office:value-type="string">
            <text:p>1f4d7.png</text:p>
          </table:table-cell>
          <table:table-cell office:value-type="string">
            <text:p>📗</text:p>
          </table:table-cell>
        </table:table-row>
        <table:table-row table:style-name="ro10">
          <table:table-cell office:value-type="string">
            <text:p>1F4D8</text:p>
          </table:table-cell>
          <table:table-cell office:value-type="string">
            <text:p>1f4d8.png</text:p>
          </table:table-cell>
          <table:table-cell office:value-type="string">
            <text:p>📘</text:p>
          </table:table-cell>
        </table:table-row>
        <table:table-row table:style-name="ro10">
          <table:table-cell office:value-type="string">
            <text:p>1F4D9</text:p>
          </table:table-cell>
          <table:table-cell office:value-type="string">
            <text:p>1f4d9.png</text:p>
          </table:table-cell>
          <table:table-cell office:value-type="string">
            <text:p>📙</text:p>
          </table:table-cell>
        </table:table-row>
        <table:table-row table:style-name="ro10">
          <table:table-cell office:value-type="string">
            <text:p>1F4DA</text:p>
          </table:table-cell>
          <table:table-cell office:value-type="string">
            <text:p>1f4da.png</text:p>
          </table:table-cell>
          <table:table-cell office:value-type="string">
            <text:p>📚</text:p>
          </table:table-cell>
        </table:table-row>
        <table:table-row table:style-name="ro10">
          <table:table-cell office:value-type="string">
            <text:p>1F4DB</text:p>
          </table:table-cell>
          <table:table-cell office:value-type="string">
            <text:p>1f4db.png</text:p>
          </table:table-cell>
          <table:table-cell office:value-type="string">
            <text:p>📛</text:p>
          </table:table-cell>
        </table:table-row>
        <table:table-row table:style-name="ro10">
          <table:table-cell office:value-type="string">
            <text:p>1F4DC</text:p>
          </table:table-cell>
          <table:table-cell office:value-type="string">
            <text:p>1f4dc.png</text:p>
          </table:table-cell>
          <table:table-cell office:value-type="string">
            <text:p>📜</text:p>
          </table:table-cell>
        </table:table-row>
        <table:table-row table:style-name="ro10">
          <table:table-cell office:value-type="string">
            <text:p>1F4DD</text:p>
          </table:table-cell>
          <table:table-cell office:value-type="string">
            <text:p>1f4dd.png</text:p>
          </table:table-cell>
          <table:table-cell office:value-type="string">
            <text:p>📝</text:p>
          </table:table-cell>
        </table:table-row>
        <table:table-row table:style-name="ro10">
          <table:table-cell office:value-type="string">
            <text:p>1F4DE</text:p>
          </table:table-cell>
          <table:table-cell office:value-type="string">
            <text:p>1f4de.png</text:p>
          </table:table-cell>
          <table:table-cell office:value-type="string">
            <text:p>📞</text:p>
          </table:table-cell>
        </table:table-row>
        <table:table-row table:style-name="ro10">
          <table:table-cell office:value-type="string">
            <text:p>1F4DF</text:p>
          </table:table-cell>
          <table:table-cell office:value-type="string">
            <text:p>1f4df.png</text:p>
          </table:table-cell>
          <table:table-cell office:value-type="string">
            <text:p>📟</text:p>
          </table:table-cell>
        </table:table-row>
        <table:table-row table:style-name="ro10">
          <table:table-cell office:value-type="string">
            <text:p>1F4E0</text:p>
          </table:table-cell>
          <table:table-cell office:value-type="string">
            <text:p>1f4e0.png</text:p>
          </table:table-cell>
          <table:table-cell office:value-type="string">
            <text:p>📠</text:p>
          </table:table-cell>
        </table:table-row>
        <table:table-row table:style-name="ro10">
          <table:table-cell office:value-type="string">
            <text:p>1F4E1</text:p>
          </table:table-cell>
          <table:table-cell office:value-type="string">
            <text:p>1f4e1.png</text:p>
          </table:table-cell>
          <table:table-cell office:value-type="string">
            <text:p>📡</text:p>
          </table:table-cell>
        </table:table-row>
        <table:table-row table:style-name="ro10">
          <table:table-cell office:value-type="string">
            <text:p>1F4E2</text:p>
          </table:table-cell>
          <table:table-cell office:value-type="string">
            <text:p>1f4e2.png</text:p>
          </table:table-cell>
          <table:table-cell office:value-type="string">
            <text:p>📢</text:p>
          </table:table-cell>
        </table:table-row>
        <table:table-row table:style-name="ro10">
          <table:table-cell office:value-type="string">
            <text:p>1F4E3</text:p>
          </table:table-cell>
          <table:table-cell office:value-type="string">
            <text:p>1f4e3.png</text:p>
          </table:table-cell>
          <table:table-cell office:value-type="string">
            <text:p>📣</text:p>
          </table:table-cell>
        </table:table-row>
        <table:table-row table:style-name="ro10">
          <table:table-cell office:value-type="string">
            <text:p>1F4E4</text:p>
          </table:table-cell>
          <table:table-cell office:value-type="string">
            <text:p>1f4e4.png</text:p>
          </table:table-cell>
          <table:table-cell office:value-type="string">
            <text:p>📤</text:p>
          </table:table-cell>
        </table:table-row>
        <table:table-row table:style-name="ro10">
          <table:table-cell office:value-type="string">
            <text:p>1F4E5</text:p>
          </table:table-cell>
          <table:table-cell office:value-type="string">
            <text:p>1f4e5.png</text:p>
          </table:table-cell>
          <table:table-cell office:value-type="string">
            <text:p>📥</text:p>
          </table:table-cell>
        </table:table-row>
        <table:table-row table:style-name="ro10">
          <table:table-cell office:value-type="string">
            <text:p>1F4E6</text:p>
          </table:table-cell>
          <table:table-cell office:value-type="string">
            <text:p>1f4e6.png</text:p>
          </table:table-cell>
          <table:table-cell office:value-type="string">
            <text:p>📦</text:p>
          </table:table-cell>
        </table:table-row>
        <table:table-row table:style-name="ro10">
          <table:table-cell office:value-type="string">
            <text:p>1F4E7</text:p>
          </table:table-cell>
          <table:table-cell office:value-type="string">
            <text:p>1f4e7.png</text:p>
          </table:table-cell>
          <table:table-cell office:value-type="string">
            <text:p>📧</text:p>
          </table:table-cell>
        </table:table-row>
        <table:table-row table:style-name="ro10">
          <table:table-cell office:value-type="string">
            <text:p>1F4E8</text:p>
          </table:table-cell>
          <table:table-cell office:value-type="string">
            <text:p>1f4e8.png</text:p>
          </table:table-cell>
          <table:table-cell office:value-type="string">
            <text:p>📨</text:p>
          </table:table-cell>
        </table:table-row>
        <table:table-row table:style-name="ro10">
          <table:table-cell office:value-type="string">
            <text:p>1F4E9</text:p>
          </table:table-cell>
          <table:table-cell office:value-type="string">
            <text:p>1f4e9.png</text:p>
          </table:table-cell>
          <table:table-cell office:value-type="string">
            <text:p>📩</text:p>
          </table:table-cell>
        </table:table-row>
        <table:table-row table:style-name="ro10">
          <table:table-cell office:value-type="string">
            <text:p>1F4EA</text:p>
          </table:table-cell>
          <table:table-cell office:value-type="string">
            <text:p>1f4ea.png</text:p>
          </table:table-cell>
          <table:table-cell office:value-type="string">
            <text:p>📪</text:p>
          </table:table-cell>
        </table:table-row>
        <table:table-row table:style-name="ro10">
          <table:table-cell office:value-type="string">
            <text:p>1F4EB</text:p>
          </table:table-cell>
          <table:table-cell office:value-type="string">
            <text:p>1f4eb.png</text:p>
          </table:table-cell>
          <table:table-cell office:value-type="string">
            <text:p>📫</text:p>
          </table:table-cell>
        </table:table-row>
        <table:table-row table:style-name="ro10">
          <table:table-cell office:value-type="string">
            <text:p>1F4EE</text:p>
          </table:table-cell>
          <table:table-cell office:value-type="string">
            <text:p>1f4ee.png</text:p>
          </table:table-cell>
          <table:table-cell office:value-type="string">
            <text:p>📮</text:p>
          </table:table-cell>
        </table:table-row>
        <table:table-row table:style-name="ro10">
          <table:table-cell office:value-type="string">
            <text:p>1F4F0</text:p>
          </table:table-cell>
          <table:table-cell office:value-type="string">
            <text:p>1f4f0.png</text:p>
          </table:table-cell>
          <table:table-cell office:value-type="string">
            <text:p>📰</text:p>
          </table:table-cell>
        </table:table-row>
        <table:table-row table:style-name="ro10">
          <table:table-cell office:value-type="string">
            <text:p>1F4F1</text:p>
          </table:table-cell>
          <table:table-cell office:value-type="string">
            <text:p>1f4f1.png</text:p>
          </table:table-cell>
          <table:table-cell office:value-type="string">
            <text:p>📱</text:p>
          </table:table-cell>
        </table:table-row>
        <table:table-row table:style-name="ro10">
          <table:table-cell office:value-type="string">
            <text:p>1F4F2</text:p>
          </table:table-cell>
          <table:table-cell office:value-type="string">
            <text:p>1f4f2.png</text:p>
          </table:table-cell>
          <table:table-cell office:value-type="string">
            <text:p>📲</text:p>
          </table:table-cell>
        </table:table-row>
        <table:table-row table:style-name="ro10">
          <table:table-cell office:value-type="string">
            <text:p>1F4F3</text:p>
          </table:table-cell>
          <table:table-cell office:value-type="string">
            <text:p>1f4f3.png</text:p>
          </table:table-cell>
          <table:table-cell office:value-type="string">
            <text:p>📳</text:p>
          </table:table-cell>
        </table:table-row>
        <table:table-row table:style-name="ro10">
          <table:table-cell office:value-type="string">
            <text:p>1F4F4</text:p>
          </table:table-cell>
          <table:table-cell office:value-type="string">
            <text:p>1f4f4.png</text:p>
          </table:table-cell>
          <table:table-cell office:value-type="string">
            <text:p>📴</text:p>
          </table:table-cell>
        </table:table-row>
        <table:table-row table:style-name="ro10">
          <table:table-cell office:value-type="string">
            <text:p>1F4F6</text:p>
          </table:table-cell>
          <table:table-cell office:value-type="string">
            <text:p>1f4f6.png</text:p>
          </table:table-cell>
          <table:table-cell office:value-type="string">
            <text:p>📶</text:p>
          </table:table-cell>
        </table:table-row>
        <table:table-row table:style-name="ro10">
          <table:table-cell office:value-type="string">
            <text:p>1F4F7</text:p>
          </table:table-cell>
          <table:table-cell office:value-type="string">
            <text:p>1f4f7.png</text:p>
          </table:table-cell>
          <table:table-cell office:value-type="string">
            <text:p>📷</text:p>
          </table:table-cell>
        </table:table-row>
        <table:table-row table:style-name="ro10">
          <table:table-cell office:value-type="string">
            <text:p>1F4F9</text:p>
          </table:table-cell>
          <table:table-cell office:value-type="string">
            <text:p>1f4f9.png</text:p>
          </table:table-cell>
          <table:table-cell office:value-type="string">
            <text:p>📹</text:p>
          </table:table-cell>
        </table:table-row>
        <table:table-row table:style-name="ro10">
          <table:table-cell office:value-type="string">
            <text:p>1F4FA</text:p>
          </table:table-cell>
          <table:table-cell office:value-type="string">
            <text:p>1f4fa.png</text:p>
          </table:table-cell>
          <table:table-cell office:value-type="string">
            <text:p>📺</text:p>
          </table:table-cell>
        </table:table-row>
        <table:table-row table:style-name="ro10">
          <table:table-cell office:value-type="string">
            <text:p>1F4FB</text:p>
          </table:table-cell>
          <table:table-cell office:value-type="string">
            <text:p>1f4fb.png</text:p>
          </table:table-cell>
          <table:table-cell office:value-type="string">
            <text:p>📻</text:p>
          </table:table-cell>
        </table:table-row>
        <table:table-row table:style-name="ro10">
          <table:table-cell office:value-type="string">
            <text:p>1F4FC</text:p>
          </table:table-cell>
          <table:table-cell office:value-type="string">
            <text:p>1f4fc.png</text:p>
          </table:table-cell>
          <table:table-cell office:value-type="string">
            <text:p>📼</text:p>
          </table:table-cell>
        </table:table-row>
        <table:table-row table:style-name="ro10">
          <table:table-cell office:value-type="string">
            <text:p>1F503</text:p>
          </table:table-cell>
          <table:table-cell office:value-type="string">
            <text:p>1f503.png</text:p>
          </table:table-cell>
          <table:table-cell office:value-type="string">
            <text:p>🔃</text:p>
          </table:table-cell>
        </table:table-row>
        <table:table-row table:style-name="ro10">
          <table:table-cell office:value-type="string">
            <text:p>1F50A</text:p>
          </table:table-cell>
          <table:table-cell office:value-type="string">
            <text:p>1f50a.png</text:p>
          </table:table-cell>
          <table:table-cell office:value-type="string">
            <text:p>🔊</text:p>
          </table:table-cell>
        </table:table-row>
        <table:table-row table:style-name="ro10">
          <table:table-cell office:value-type="string">
            <text:p>1F50B</text:p>
          </table:table-cell>
          <table:table-cell office:value-type="string">
            <text:p>1f50b.png</text:p>
          </table:table-cell>
          <table:table-cell office:value-type="string">
            <text:p>🔋</text:p>
          </table:table-cell>
        </table:table-row>
        <table:table-row table:style-name="ro10">
          <table:table-cell office:value-type="string">
            <text:p>1F50C</text:p>
          </table:table-cell>
          <table:table-cell office:value-type="string">
            <text:p>1f50c.png</text:p>
          </table:table-cell>
          <table:table-cell office:value-type="string">
            <text:p>🔌</text:p>
          </table:table-cell>
        </table:table-row>
        <table:table-row table:style-name="ro10">
          <table:table-cell office:value-type="string">
            <text:p>1F50D</text:p>
          </table:table-cell>
          <table:table-cell office:value-type="string">
            <text:p>1f50d.png</text:p>
          </table:table-cell>
          <table:table-cell office:value-type="string">
            <text:p>🔍</text:p>
          </table:table-cell>
        </table:table-row>
        <table:table-row table:style-name="ro10">
          <table:table-cell office:value-type="string">
            <text:p>1F50E</text:p>
          </table:table-cell>
          <table:table-cell office:value-type="string">
            <text:p>1f50e.png</text:p>
          </table:table-cell>
          <table:table-cell office:value-type="string">
            <text:p>🔎</text:p>
          </table:table-cell>
        </table:table-row>
        <table:table-row table:style-name="ro10">
          <table:table-cell office:value-type="string">
            <text:p>1F50F</text:p>
          </table:table-cell>
          <table:table-cell office:value-type="string">
            <text:p>1f50f.png</text:p>
          </table:table-cell>
          <table:table-cell office:value-type="string">
            <text:p>🔏</text:p>
          </table:table-cell>
        </table:table-row>
        <table:table-row table:style-name="ro10">
          <table:table-cell office:value-type="string">
            <text:p>1F510</text:p>
          </table:table-cell>
          <table:table-cell office:value-type="string">
            <text:p>1f510.png</text:p>
          </table:table-cell>
          <table:table-cell office:value-type="string">
            <text:p>🔐</text:p>
          </table:table-cell>
        </table:table-row>
        <table:table-row table:style-name="ro10">
          <table:table-cell office:value-type="string">
            <text:p>1F511</text:p>
          </table:table-cell>
          <table:table-cell office:value-type="string">
            <text:p>1f511.png</text:p>
          </table:table-cell>
          <table:table-cell office:value-type="string">
            <text:p>🔑</text:p>
          </table:table-cell>
        </table:table-row>
        <table:table-row table:style-name="ro10">
          <table:table-cell office:value-type="string">
            <text:p>1F512</text:p>
          </table:table-cell>
          <table:table-cell office:value-type="string">
            <text:p>1f512.png</text:p>
          </table:table-cell>
          <table:table-cell office:value-type="string">
            <text:p>🔒</text:p>
          </table:table-cell>
        </table:table-row>
        <table:table-row table:style-name="ro10">
          <table:table-cell office:value-type="string">
            <text:p>1F513</text:p>
          </table:table-cell>
          <table:table-cell office:value-type="string">
            <text:p>1f513.png</text:p>
          </table:table-cell>
          <table:table-cell office:value-type="string">
            <text:p>🔓</text:p>
          </table:table-cell>
        </table:table-row>
        <table:table-row table:style-name="ro10">
          <table:table-cell office:value-type="string">
            <text:p>1F514</text:p>
          </table:table-cell>
          <table:table-cell office:value-type="string">
            <text:p>1f514.png</text:p>
          </table:table-cell>
          <table:table-cell office:value-type="string">
            <text:p>🔔</text:p>
          </table:table-cell>
        </table:table-row>
        <table:table-row table:style-name="ro10">
          <table:table-cell office:value-type="string">
            <text:p>1F516</text:p>
          </table:table-cell>
          <table:table-cell office:value-type="string">
            <text:p>1f516.png</text:p>
          </table:table-cell>
          <table:table-cell office:value-type="string">
            <text:p>🔖</text:p>
          </table:table-cell>
        </table:table-row>
        <table:table-row table:style-name="ro10">
          <table:table-cell office:value-type="string">
            <text:p>1F517</text:p>
          </table:table-cell>
          <table:table-cell office:value-type="string">
            <text:p>1f517.png</text:p>
          </table:table-cell>
          <table:table-cell office:value-type="string">
            <text:p>🔗</text:p>
          </table:table-cell>
        </table:table-row>
        <table:table-row table:style-name="ro10">
          <table:table-cell office:value-type="string">
            <text:p>1F518</text:p>
          </table:table-cell>
          <table:table-cell office:value-type="string">
            <text:p>1f518.png</text:p>
          </table:table-cell>
          <table:table-cell office:value-type="string">
            <text:p>🔘</text:p>
          </table:table-cell>
        </table:table-row>
        <table:table-row table:style-name="ro10">
          <table:table-cell office:value-type="string">
            <text:p>1F519</text:p>
          </table:table-cell>
          <table:table-cell office:value-type="string">
            <text:p>1f519.png</text:p>
          </table:table-cell>
          <table:table-cell office:value-type="string">
            <text:p>🔙</text:p>
          </table:table-cell>
        </table:table-row>
        <table:table-row table:style-name="ro10">
          <table:table-cell office:value-type="string">
            <text:p>1F51A</text:p>
          </table:table-cell>
          <table:table-cell office:value-type="string">
            <text:p>1f51a.png</text:p>
          </table:table-cell>
          <table:table-cell office:value-type="string">
            <text:p>🔚</text:p>
          </table:table-cell>
        </table:table-row>
        <table:table-row table:style-name="ro10">
          <table:table-cell office:value-type="string">
            <text:p>1F51B</text:p>
          </table:table-cell>
          <table:table-cell office:value-type="string">
            <text:p>1f51b.png</text:p>
          </table:table-cell>
          <table:table-cell office:value-type="string">
            <text:p>🔛</text:p>
          </table:table-cell>
        </table:table-row>
        <table:table-row table:style-name="ro10">
          <table:table-cell office:value-type="string">
            <text:p>1F51C</text:p>
          </table:table-cell>
          <table:table-cell office:value-type="string">
            <text:p>1f51c.png</text:p>
          </table:table-cell>
          <table:table-cell office:value-type="string">
            <text:p>🔜</text:p>
          </table:table-cell>
        </table:table-row>
        <table:table-row table:style-name="ro10">
          <table:table-cell office:value-type="string">
            <text:p>1F51D</text:p>
          </table:table-cell>
          <table:table-cell office:value-type="string">
            <text:p>1f51d.png</text:p>
          </table:table-cell>
          <table:table-cell office:value-type="string">
            <text:p>🔝</text:p>
          </table:table-cell>
        </table:table-row>
        <table:table-row table:style-name="ro10">
          <table:table-cell office:value-type="string">
            <text:p>1F51E</text:p>
          </table:table-cell>
          <table:table-cell office:value-type="string">
            <text:p>1f51e.png</text:p>
          </table:table-cell>
          <table:table-cell office:value-type="string">
            <text:p>🔞</text:p>
          </table:table-cell>
        </table:table-row>
        <table:table-row table:style-name="ro10">
          <table:table-cell office:value-type="string">
            <text:p>1F51F</text:p>
          </table:table-cell>
          <table:table-cell office:value-type="string">
            <text:p>1f51f.png</text:p>
          </table:table-cell>
          <table:table-cell office:value-type="string">
            <text:p>🔟</text:p>
          </table:table-cell>
        </table:table-row>
        <table:table-row table:style-name="ro10">
          <table:table-cell office:value-type="string">
            <text:p>1F520</text:p>
          </table:table-cell>
          <table:table-cell office:value-type="string">
            <text:p>1f520.png</text:p>
          </table:table-cell>
          <table:table-cell office:value-type="string">
            <text:p>🔠</text:p>
          </table:table-cell>
        </table:table-row>
        <table:table-row table:style-name="ro10">
          <table:table-cell office:value-type="string">
            <text:p>1F521</text:p>
          </table:table-cell>
          <table:table-cell office:value-type="string">
            <text:p>1f521.png</text:p>
          </table:table-cell>
          <table:table-cell office:value-type="string">
            <text:p>🔡</text:p>
          </table:table-cell>
        </table:table-row>
        <table:table-row table:style-name="ro10">
          <table:table-cell office:value-type="string">
            <text:p>1F522</text:p>
          </table:table-cell>
          <table:table-cell office:value-type="string">
            <text:p>1f522.png</text:p>
          </table:table-cell>
          <table:table-cell office:value-type="string">
            <text:p>🔢</text:p>
          </table:table-cell>
        </table:table-row>
        <table:table-row table:style-name="ro10">
          <table:table-cell office:value-type="string">
            <text:p>1F523</text:p>
          </table:table-cell>
          <table:table-cell office:value-type="string">
            <text:p>1f523.png</text:p>
          </table:table-cell>
          <table:table-cell office:value-type="string">
            <text:p>🔣</text:p>
          </table:table-cell>
        </table:table-row>
        <table:table-row table:style-name="ro10">
          <table:table-cell office:value-type="string">
            <text:p>1F524</text:p>
          </table:table-cell>
          <table:table-cell office:value-type="string">
            <text:p>1f524.png</text:p>
          </table:table-cell>
          <table:table-cell office:value-type="string">
            <text:p>🔤</text:p>
          </table:table-cell>
        </table:table-row>
        <table:table-row table:style-name="ro10">
          <table:table-cell office:value-type="string">
            <text:p>1F525</text:p>
          </table:table-cell>
          <table:table-cell office:value-type="string">
            <text:p>1f525.png</text:p>
          </table:table-cell>
          <table:table-cell office:value-type="string">
            <text:p>🔥</text:p>
          </table:table-cell>
        </table:table-row>
        <table:table-row table:style-name="ro10">
          <table:table-cell office:value-type="string">
            <text:p>1F526</text:p>
          </table:table-cell>
          <table:table-cell office:value-type="string">
            <text:p>1f526.png</text:p>
          </table:table-cell>
          <table:table-cell office:value-type="string">
            <text:p>🔦</text:p>
          </table:table-cell>
        </table:table-row>
        <table:table-row table:style-name="ro10">
          <table:table-cell office:value-type="string">
            <text:p>1F527</text:p>
          </table:table-cell>
          <table:table-cell office:value-type="string">
            <text:p>1f527.png</text:p>
          </table:table-cell>
          <table:table-cell office:value-type="string">
            <text:p>🔧</text:p>
          </table:table-cell>
        </table:table-row>
        <table:table-row table:style-name="ro10">
          <table:table-cell office:value-type="string">
            <text:p>1F528</text:p>
          </table:table-cell>
          <table:table-cell office:value-type="string">
            <text:p>1f528.png</text:p>
          </table:table-cell>
          <table:table-cell office:value-type="string">
            <text:p>🔨</text:p>
          </table:table-cell>
        </table:table-row>
        <table:table-row table:style-name="ro10">
          <table:table-cell office:value-type="string">
            <text:p>1F529</text:p>
          </table:table-cell>
          <table:table-cell office:value-type="string">
            <text:p>1f529.png</text:p>
          </table:table-cell>
          <table:table-cell office:value-type="string">
            <text:p>🔩</text:p>
          </table:table-cell>
        </table:table-row>
        <table:table-row table:style-name="ro10">
          <table:table-cell office:value-type="string">
            <text:p>1F52A</text:p>
          </table:table-cell>
          <table:table-cell office:value-type="string">
            <text:p>1f52a.png</text:p>
          </table:table-cell>
          <table:table-cell office:value-type="string">
            <text:p>🔪</text:p>
          </table:table-cell>
        </table:table-row>
        <table:table-row table:style-name="ro10">
          <table:table-cell office:value-type="string">
            <text:p>1F52B</text:p>
          </table:table-cell>
          <table:table-cell office:value-type="string">
            <text:p>1f52b.png</text:p>
          </table:table-cell>
          <table:table-cell office:value-type="string">
            <text:p>🔫</text:p>
          </table:table-cell>
        </table:table-row>
        <table:table-row table:style-name="ro10">
          <table:table-cell office:value-type="string">
            <text:p>1F52E</text:p>
          </table:table-cell>
          <table:table-cell office:value-type="string">
            <text:p>1f52e.png</text:p>
          </table:table-cell>
          <table:table-cell office:value-type="string">
            <text:p>🔮</text:p>
          </table:table-cell>
        </table:table-row>
        <table:table-row table:style-name="ro10">
          <table:table-cell office:value-type="string">
            <text:p>1F52F</text:p>
          </table:table-cell>
          <table:table-cell office:value-type="string">
            <text:p>1f52f.png</text:p>
          </table:table-cell>
          <table:table-cell office:value-type="string">
            <text:p>🔯</text:p>
          </table:table-cell>
        </table:table-row>
        <table:table-row table:style-name="ro10">
          <table:table-cell office:value-type="string">
            <text:p>1F530</text:p>
          </table:table-cell>
          <table:table-cell office:value-type="string">
            <text:p>1f530.png</text:p>
          </table:table-cell>
          <table:table-cell office:value-type="string">
            <text:p>🔰</text:p>
          </table:table-cell>
        </table:table-row>
        <table:table-row table:style-name="ro10">
          <table:table-cell office:value-type="string">
            <text:p>1F531</text:p>
          </table:table-cell>
          <table:table-cell office:value-type="string">
            <text:p>1f531.png</text:p>
          </table:table-cell>
          <table:table-cell office:value-type="string">
            <text:p>🔱</text:p>
          </table:table-cell>
        </table:table-row>
        <table:table-row table:style-name="ro10">
          <table:table-cell office:value-type="string">
            <text:p>1F532</text:p>
          </table:table-cell>
          <table:table-cell office:value-type="string">
            <text:p>1f532.png</text:p>
          </table:table-cell>
          <table:table-cell office:value-type="string">
            <text:p>🔲</text:p>
          </table:table-cell>
        </table:table-row>
        <table:table-row table:style-name="ro10">
          <table:table-cell office:value-type="string">
            <text:p>1F533</text:p>
          </table:table-cell>
          <table:table-cell office:value-type="string">
            <text:p>1f533.png</text:p>
          </table:table-cell>
          <table:table-cell office:value-type="string">
            <text:p>🔳</text:p>
          </table:table-cell>
        </table:table-row>
        <table:table-row table:style-name="ro10">
          <table:table-cell office:value-type="string">
            <text:p>1F534</text:p>
          </table:table-cell>
          <table:table-cell office:value-type="string">
            <text:p>1f534.png</text:p>
          </table:table-cell>
          <table:table-cell office:value-type="string">
            <text:p>🔴</text:p>
          </table:table-cell>
        </table:table-row>
        <table:table-row table:style-name="ro10">
          <table:table-cell office:value-type="string">
            <text:p>1F535</text:p>
          </table:table-cell>
          <table:table-cell office:value-type="string">
            <text:p>1f535.png</text:p>
          </table:table-cell>
          <table:table-cell office:value-type="string">
            <text:p>🔵</text:p>
          </table:table-cell>
        </table:table-row>
        <table:table-row table:style-name="ro10">
          <table:table-cell office:value-type="string">
            <text:p>1F536</text:p>
          </table:table-cell>
          <table:table-cell office:value-type="string">
            <text:p>1f536.png</text:p>
          </table:table-cell>
          <table:table-cell office:value-type="string">
            <text:p>🔶</text:p>
          </table:table-cell>
        </table:table-row>
        <table:table-row table:style-name="ro10">
          <table:table-cell office:value-type="string">
            <text:p>1F537</text:p>
          </table:table-cell>
          <table:table-cell office:value-type="string">
            <text:p>1f537.png</text:p>
          </table:table-cell>
          <table:table-cell office:value-type="string">
            <text:p>🔷</text:p>
          </table:table-cell>
        </table:table-row>
        <table:table-row table:style-name="ro10">
          <table:table-cell office:value-type="string">
            <text:p>1F538</text:p>
          </table:table-cell>
          <table:table-cell office:value-type="string">
            <text:p>1f538.png</text:p>
          </table:table-cell>
          <table:table-cell office:value-type="string">
            <text:p>🔸</text:p>
          </table:table-cell>
        </table:table-row>
        <table:table-row table:style-name="ro10">
          <table:table-cell office:value-type="string">
            <text:p>1F539</text:p>
          </table:table-cell>
          <table:table-cell office:value-type="string">
            <text:p>1f539.png</text:p>
          </table:table-cell>
          <table:table-cell office:value-type="string">
            <text:p>🔹</text:p>
          </table:table-cell>
        </table:table-row>
        <table:table-row table:style-name="ro10">
          <table:table-cell office:value-type="string">
            <text:p>1F53A</text:p>
          </table:table-cell>
          <table:table-cell office:value-type="string">
            <text:p>1f53a.png</text:p>
          </table:table-cell>
          <table:table-cell office:value-type="string">
            <text:p>🔺</text:p>
          </table:table-cell>
        </table:table-row>
        <table:table-row table:style-name="ro10">
          <table:table-cell office:value-type="string">
            <text:p>1F53B</text:p>
          </table:table-cell>
          <table:table-cell office:value-type="string">
            <text:p>1f53b.png</text:p>
          </table:table-cell>
          <table:table-cell office:value-type="string">
            <text:p>🔻</text:p>
          </table:table-cell>
        </table:table-row>
        <table:table-row table:style-name="ro10">
          <table:table-cell office:value-type="string">
            <text:p>1F53C</text:p>
          </table:table-cell>
          <table:table-cell office:value-type="string">
            <text:p>1f53c.png</text:p>
          </table:table-cell>
          <table:table-cell office:value-type="string">
            <text:p>🔼</text:p>
          </table:table-cell>
        </table:table-row>
        <table:table-row table:style-name="ro10">
          <table:table-cell office:value-type="string">
            <text:p>1F53D</text:p>
          </table:table-cell>
          <table:table-cell office:value-type="string">
            <text:p>1f53d.png</text:p>
          </table:table-cell>
          <table:table-cell office:value-type="string">
            <text:p>🔽</text:p>
          </table:table-cell>
        </table:table-row>
        <table:table-row table:style-name="ro10">
          <table:table-cell office:value-type="string">
            <text:p>1F550</text:p>
          </table:table-cell>
          <table:table-cell office:value-type="string">
            <text:p>1f550.png</text:p>
          </table:table-cell>
          <table:table-cell office:value-type="string">
            <text:p>🕐</text:p>
          </table:table-cell>
        </table:table-row>
        <table:table-row table:style-name="ro10">
          <table:table-cell office:value-type="string">
            <text:p>1F551</text:p>
          </table:table-cell>
          <table:table-cell office:value-type="string">
            <text:p>1f551.png</text:p>
          </table:table-cell>
          <table:table-cell office:value-type="string">
            <text:p>🕑</text:p>
          </table:table-cell>
        </table:table-row>
        <table:table-row table:style-name="ro10">
          <table:table-cell office:value-type="string">
            <text:p>1F552</text:p>
          </table:table-cell>
          <table:table-cell office:value-type="string">
            <text:p>1f552.png</text:p>
          </table:table-cell>
          <table:table-cell office:value-type="string">
            <text:p>🕒</text:p>
          </table:table-cell>
        </table:table-row>
        <table:table-row table:style-name="ro10">
          <table:table-cell office:value-type="string">
            <text:p>1F553</text:p>
          </table:table-cell>
          <table:table-cell office:value-type="string">
            <text:p>1f553.png</text:p>
          </table:table-cell>
          <table:table-cell office:value-type="string">
            <text:p>🕓</text:p>
          </table:table-cell>
        </table:table-row>
        <table:table-row table:style-name="ro10">
          <table:table-cell office:value-type="string">
            <text:p>1F554</text:p>
          </table:table-cell>
          <table:table-cell office:value-type="string">
            <text:p>1f554.png</text:p>
          </table:table-cell>
          <table:table-cell office:value-type="string">
            <text:p>🕔</text:p>
          </table:table-cell>
        </table:table-row>
        <table:table-row table:style-name="ro10">
          <table:table-cell office:value-type="string">
            <text:p>1F555</text:p>
          </table:table-cell>
          <table:table-cell office:value-type="string">
            <text:p>1f555.png</text:p>
          </table:table-cell>
          <table:table-cell office:value-type="string">
            <text:p>🕕</text:p>
          </table:table-cell>
        </table:table-row>
        <table:table-row table:style-name="ro10">
          <table:table-cell office:value-type="string">
            <text:p>1F556</text:p>
          </table:table-cell>
          <table:table-cell office:value-type="string">
            <text:p>1f556.png</text:p>
          </table:table-cell>
          <table:table-cell office:value-type="string">
            <text:p>🕖</text:p>
          </table:table-cell>
        </table:table-row>
        <table:table-row table:style-name="ro10">
          <table:table-cell office:value-type="string">
            <text:p>1F557</text:p>
          </table:table-cell>
          <table:table-cell office:value-type="string">
            <text:p>1f557.png</text:p>
          </table:table-cell>
          <table:table-cell office:value-type="string">
            <text:p>🕗</text:p>
          </table:table-cell>
        </table:table-row>
        <table:table-row table:style-name="ro10">
          <table:table-cell office:value-type="string">
            <text:p>1F558</text:p>
          </table:table-cell>
          <table:table-cell office:value-type="string">
            <text:p>1f558.png</text:p>
          </table:table-cell>
          <table:table-cell office:value-type="string">
            <text:p>🕘</text:p>
          </table:table-cell>
        </table:table-row>
        <table:table-row table:style-name="ro10">
          <table:table-cell office:value-type="string">
            <text:p>1F559</text:p>
          </table:table-cell>
          <table:table-cell office:value-type="string">
            <text:p>1f559.png</text:p>
          </table:table-cell>
          <table:table-cell office:value-type="string">
            <text:p>🕙</text:p>
          </table:table-cell>
        </table:table-row>
        <table:table-row table:style-name="ro10">
          <table:table-cell office:value-type="string">
            <text:p>1F55A</text:p>
          </table:table-cell>
          <table:table-cell office:value-type="string">
            <text:p>1f55a.png</text:p>
          </table:table-cell>
          <table:table-cell office:value-type="string">
            <text:p>🕚</text:p>
          </table:table-cell>
        </table:table-row>
        <table:table-row table:style-name="ro10">
          <table:table-cell office:value-type="string">
            <text:p>1F55B</text:p>
          </table:table-cell>
          <table:table-cell office:value-type="string">
            <text:p>1f55b.png</text:p>
          </table:table-cell>
          <table:table-cell office:value-type="string">
            <text:p>🕛</text:p>
          </table:table-cell>
        </table:table-row>
        <table:table-row table:style-name="ro10">
          <table:table-cell office:value-type="string">
            <text:p>1F5FB</text:p>
          </table:table-cell>
          <table:table-cell office:value-type="string">
            <text:p>1f5fb.png</text:p>
          </table:table-cell>
          <table:table-cell office:value-type="string">
            <text:p>🗻</text:p>
          </table:table-cell>
        </table:table-row>
        <table:table-row table:style-name="ro10">
          <table:table-cell office:value-type="string">
            <text:p>1F5FC</text:p>
          </table:table-cell>
          <table:table-cell office:value-type="string">
            <text:p>1f5fc.png</text:p>
          </table:table-cell>
          <table:table-cell office:value-type="string">
            <text:p>🗼</text:p>
          </table:table-cell>
        </table:table-row>
        <table:table-row table:style-name="ro10">
          <table:table-cell office:value-type="string">
            <text:p>1F5FD</text:p>
          </table:table-cell>
          <table:table-cell office:value-type="string">
            <text:p>1f5fd.png</text:p>
          </table:table-cell>
          <table:table-cell office:value-type="string">
            <text:p>🗽</text:p>
          </table:table-cell>
        </table:table-row>
        <table:table-row table:style-name="ro10">
          <table:table-cell office:value-type="string">
            <text:p>1F5FE</text:p>
          </table:table-cell>
          <table:table-cell office:value-type="string">
            <text:p>1f5fe.png</text:p>
          </table:table-cell>
          <table:table-cell office:value-type="string">
            <text:p>🗾</text:p>
          </table:table-cell>
        </table:table-row>
        <table:table-row table:style-name="ro10">
          <table:table-cell office:value-type="string">
            <text:p>1F5FF</text:p>
          </table:table-cell>
          <table:table-cell office:value-type="string">
            <text:p>1f5ff.png</text:p>
          </table:table-cell>
          <table:table-cell office:value-type="string">
            <text:p>🗿</text:p>
          </table:table-cell>
        </table:table-row>
        <table:table-row table:style-name="ro10" table:number-rows-repeated="11">
          <table:table-cell table:style-name="Default"/>
          <table:table-cell table:number-columns-repeated="2"/>
        </table:table-row>
        <table:table-row table:style-name="ro10" table:number-rows-repeated="41">
          <table:table-cell table:number-columns-repeated="3"/>
        </table:table-row>
        <table:table-row table:style-name="ro10" table:number-rows-repeated="2">
          <table:table-cell table:style-name="Default"/>
          <table:table-cell table:number-columns-repeated="2"/>
        </table:table-row>
        <table:table-row table:style-name="ro10" table:number-rows-repeated="17">
          <table:table-cell table:number-columns-repeated="3"/>
        </table:table-row>
        <table:table-row table:style-name="ro10" table:number-rows-repeated="2">
          <table:table-cell table:style-name="Default"/>
          <table:table-cell table:number-columns-repeated="2"/>
        </table:table-row>
        <table:table-row table:style-name="ro10" table:number-rows-repeated="1047661">
          <table:table-cell table:number-columns-repeated="3"/>
        </table:table-row>
        <table:table-row table:style-name="ro10" table:number-rows-repeated="152">
          <table:table-cell table:style-name="Default"/>
          <table:table-cell table:number-columns-repeated="2"/>
        </table:table-row>
        <table:table-row table:style-name="ro10">
          <table:table-cell table:style-name="Default"/>
          <table:table-cell table:number-columns-repeated="2"/>
        </table:table-row>
      </table:table>
      <table:table table:name="Symbola" table:style-name="ta1">
        <table:table-column table:style-name="co1" table:default-cell-style-name="ce9"/>
        <table:table-column table:style-name="co5" table:default-cell-style-name="Default"/>
        <table:table-column table:style-name="co1" table:number-columns-repeated="4" table:default-cell-style-name="ce10"/>
        <table:table-column table:style-name="co1" table:default-cell-style-name="Default"/>
        <table:table-column table:style-name="co1" table:default-cell-style-name="ce14"/>
        <table:table-row table:style-name="ro5">
          <table:table-cell office:value-type="string">
            <text:p>1f601</text:p>
          </table:table-cell>
          <table:table-cell table:formula="of:=CONCATENATE([.A1];&quot;.png&quot;)" office:value-type="string" office:string-value="1f601.png">
            <text:p>1f601.png</text:p>
          </table:table-cell>
          <table:table-cell table:formula="of:=UNICHAR(HEX2DEC([.A1]))" office:value-type="string" office:string-value="😁">
            <text:p>😁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2</text:p>
          </table:table-cell>
          <table:table-cell table:formula="of:=CONCATENATE([.A2];&quot;.png&quot;)" office:value-type="string" office:string-value="1f602.png">
            <text:p>1f602.png</text:p>
          </table:table-cell>
          <table:table-cell table:formula="of:=UNICHAR(HEX2DEC([.A2]))" office:value-type="string" office:string-value="😂">
            <text:p>😂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3</text:p>
          </table:table-cell>
          <table:table-cell table:formula="of:=CONCATENATE([.A3];&quot;.png&quot;)" office:value-type="string" office:string-value="1f603.png">
            <text:p>1f603.png</text:p>
          </table:table-cell>
          <table:table-cell table:formula="of:=UNICHAR(HEX2DEC([.A3]))" office:value-type="string" office:string-value="😃">
            <text:p>😃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4</text:p>
          </table:table-cell>
          <table:table-cell table:formula="of:=CONCATENATE([.A4];&quot;.png&quot;)" office:value-type="string" office:string-value="1f604.png">
            <text:p>1f604.png</text:p>
          </table:table-cell>
          <table:table-cell table:formula="of:=UNICHAR(HEX2DEC([.A4]))" office:value-type="string" office:string-value="😄">
            <text:p>😄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5</text:p>
          </table:table-cell>
          <table:table-cell table:formula="of:=CONCATENATE([.A5];&quot;.png&quot;)" office:value-type="string" office:string-value="1f605.png">
            <text:p>1f605.png</text:p>
          </table:table-cell>
          <table:table-cell table:formula="of:=UNICHAR(HEX2DEC([.A5]))" office:value-type="string" office:string-value="😅">
            <text:p>😅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6</text:p>
          </table:table-cell>
          <table:table-cell table:formula="of:=CONCATENATE([.A6];&quot;.png&quot;)" office:value-type="string" office:string-value="1f606.png">
            <text:p>1f606.png</text:p>
          </table:table-cell>
          <table:table-cell table:formula="of:=UNICHAR(HEX2DEC([.A6]))" office:value-type="string" office:string-value="😆">
            <text:p>😆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9</text:p>
          </table:table-cell>
          <table:table-cell table:formula="of:=CONCATENATE([.A7];&quot;.png&quot;)" office:value-type="string" office:string-value="1f609.png">
            <text:p>1f609.png</text:p>
          </table:table-cell>
          <table:table-cell table:formula="of:=UNICHAR(HEX2DEC([.A7]))" office:value-type="string" office:string-value="😉">
            <text:p>😉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a</text:p>
          </table:table-cell>
          <table:table-cell table:formula="of:=CONCATENATE([.A8];&quot;.png&quot;)" office:value-type="string" office:string-value="1f60a.png">
            <text:p>1f60a.png</text:p>
          </table:table-cell>
          <table:table-cell table:formula="of:=UNICHAR(HEX2DEC([.A8]))" office:value-type="string" office:string-value="😊">
            <text:p>😊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b</text:p>
          </table:table-cell>
          <table:table-cell table:formula="of:=CONCATENATE([.A9];&quot;.png&quot;)" office:value-type="string" office:string-value="1f60b.png">
            <text:p>1f60b.png</text:p>
          </table:table-cell>
          <table:table-cell table:formula="of:=UNICHAR(HEX2DEC([.A9]))" office:value-type="string" office:string-value="😋">
            <text:p>😋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c</text:p>
          </table:table-cell>
          <table:table-cell table:formula="of:=CONCATENATE([.A10];&quot;.png&quot;)" office:value-type="string" office:string-value="1f60c.png">
            <text:p>1f60c.png</text:p>
          </table:table-cell>
          <table:table-cell table:formula="of:=UNICHAR(HEX2DEC([.A10]))" office:value-type="string" office:string-value="😌">
            <text:p>😌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d</text:p>
          </table:table-cell>
          <table:table-cell table:formula="of:=CONCATENATE([.A11];&quot;.png&quot;)" office:value-type="string" office:string-value="1f60d.png">
            <text:p>1f60d.png</text:p>
          </table:table-cell>
          <table:table-cell table:formula="of:=UNICHAR(HEX2DEC([.A11]))" office:value-type="string" office:string-value="😍">
            <text:p>😍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0f</text:p>
          </table:table-cell>
          <table:table-cell table:formula="of:=CONCATENATE([.A12];&quot;.png&quot;)" office:value-type="string" office:string-value="1f60f.png">
            <text:p>1f60f.png</text:p>
          </table:table-cell>
          <table:table-cell table:formula="of:=UNICHAR(HEX2DEC([.A12]))" office:value-type="string" office:string-value="😏">
            <text:p>😏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2</text:p>
          </table:table-cell>
          <table:table-cell table:formula="of:=CONCATENATE([.A13];&quot;.png&quot;)" office:value-type="string" office:string-value="1f612.png">
            <text:p>1f612.png</text:p>
          </table:table-cell>
          <table:table-cell table:formula="of:=UNICHAR(HEX2DEC([.A13]))" office:value-type="string" office:string-value="😒">
            <text:p>😒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3</text:p>
          </table:table-cell>
          <table:table-cell table:formula="of:=CONCATENATE([.A14];&quot;.png&quot;)" office:value-type="string" office:string-value="1f613.png">
            <text:p>1f613.png</text:p>
          </table:table-cell>
          <table:table-cell table:formula="of:=UNICHAR(HEX2DEC([.A14]))" office:value-type="string" office:string-value="😓">
            <text:p>😓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4</text:p>
          </table:table-cell>
          <table:table-cell table:formula="of:=CONCATENATE([.A15];&quot;.png&quot;)" office:value-type="string" office:string-value="1f614.png">
            <text:p>1f614.png</text:p>
          </table:table-cell>
          <table:table-cell table:formula="of:=UNICHAR(HEX2DEC([.A15]))" office:value-type="string" office:string-value="😔">
            <text:p>😔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6</text:p>
          </table:table-cell>
          <table:table-cell table:formula="of:=CONCATENATE([.A16];&quot;.png&quot;)" office:value-type="string" office:string-value="1f616.png">
            <text:p>1f616.png</text:p>
          </table:table-cell>
          <table:table-cell table:formula="of:=UNICHAR(HEX2DEC([.A16]))" office:value-type="string" office:string-value="😖">
            <text:p>😖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8</text:p>
          </table:table-cell>
          <table:table-cell table:formula="of:=CONCATENATE([.A17];&quot;.png&quot;)" office:value-type="string" office:string-value="1f618.png">
            <text:p>1f618.png</text:p>
          </table:table-cell>
          <table:table-cell table:formula="of:=UNICHAR(HEX2DEC([.A17]))" office:value-type="string" office:string-value="😘">
            <text:p>😘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a</text:p>
          </table:table-cell>
          <table:table-cell table:formula="of:=CONCATENATE([.A18];&quot;.png&quot;)" office:value-type="string" office:string-value="1f61a.png">
            <text:p>1f61a.png</text:p>
          </table:table-cell>
          <table:table-cell table:formula="of:=UNICHAR(HEX2DEC([.A18]))" office:value-type="string" office:string-value="😚">
            <text:p>😚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c</text:p>
          </table:table-cell>
          <table:table-cell table:formula="of:=CONCATENATE([.A19];&quot;.png&quot;)" office:value-type="string" office:string-value="1f61c.png">
            <text:p>1f61c.png</text:p>
          </table:table-cell>
          <table:table-cell table:formula="of:=UNICHAR(HEX2DEC([.A19]))" office:value-type="string" office:string-value="😜">
            <text:p>😜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d</text:p>
          </table:table-cell>
          <table:table-cell table:formula="of:=CONCATENATE([.A20];&quot;.png&quot;)" office:value-type="string" office:string-value="1f61d.png">
            <text:p>1f61d.png</text:p>
          </table:table-cell>
          <table:table-cell table:formula="of:=UNICHAR(HEX2DEC([.A20]))" office:value-type="string" office:string-value="😝">
            <text:p>😝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1e</text:p>
          </table:table-cell>
          <table:table-cell table:formula="of:=CONCATENATE([.A21];&quot;.png&quot;)" office:value-type="string" office:string-value="1f61e.png">
            <text:p>1f61e.png</text:p>
          </table:table-cell>
          <table:table-cell table:formula="of:=UNICHAR(HEX2DEC([.A21]))" office:value-type="string" office:string-value="😞">
            <text:p>😞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0</text:p>
          </table:table-cell>
          <table:table-cell table:formula="of:=CONCATENATE([.A22];&quot;.png&quot;)" office:value-type="string" office:string-value="1f620.png">
            <text:p>1f620.png</text:p>
          </table:table-cell>
          <table:table-cell table:formula="of:=UNICHAR(HEX2DEC([.A22]))" office:value-type="string" office:string-value="😠">
            <text:p>😠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1</text:p>
          </table:table-cell>
          <table:table-cell table:formula="of:=CONCATENATE([.A23];&quot;.png&quot;)" office:value-type="string" office:string-value="1f621.png">
            <text:p>1f621.png</text:p>
          </table:table-cell>
          <table:table-cell table:formula="of:=UNICHAR(HEX2DEC([.A23]))" office:value-type="string" office:string-value="😡">
            <text:p>😡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2</text:p>
          </table:table-cell>
          <table:table-cell table:formula="of:=CONCATENATE([.A24];&quot;.png&quot;)" office:value-type="string" office:string-value="1f622.png">
            <text:p>1f622.png</text:p>
          </table:table-cell>
          <table:table-cell table:formula="of:=UNICHAR(HEX2DEC([.A24]))" office:value-type="string" office:string-value="😢">
            <text:p>😢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3</text:p>
          </table:table-cell>
          <table:table-cell table:formula="of:=CONCATENATE([.A25];&quot;.png&quot;)" office:value-type="string" office:string-value="1f623.png">
            <text:p>1f623.png</text:p>
          </table:table-cell>
          <table:table-cell table:formula="of:=UNICHAR(HEX2DEC([.A25]))" office:value-type="string" office:string-value="😣">
            <text:p>😣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4</text:p>
          </table:table-cell>
          <table:table-cell table:formula="of:=CONCATENATE([.A26];&quot;.png&quot;)" office:value-type="string" office:string-value="1f624.png">
            <text:p>1f624.png</text:p>
          </table:table-cell>
          <table:table-cell table:formula="of:=UNICHAR(HEX2DEC([.A26]))" office:value-type="string" office:string-value="😤">
            <text:p>😤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5</text:p>
          </table:table-cell>
          <table:table-cell table:formula="of:=CONCATENATE([.A27];&quot;.png&quot;)" office:value-type="string" office:string-value="1f625.png">
            <text:p>1f625.png</text:p>
          </table:table-cell>
          <table:table-cell table:formula="of:=UNICHAR(HEX2DEC([.A27]))" office:value-type="string" office:string-value="😥">
            <text:p>😥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8</text:p>
          </table:table-cell>
          <table:table-cell table:formula="of:=CONCATENATE([.A28];&quot;.png&quot;)" office:value-type="string" office:string-value="1f628.png">
            <text:p>1f628.png</text:p>
          </table:table-cell>
          <table:table-cell table:formula="of:=UNICHAR(HEX2DEC([.A28]))" office:value-type="string" office:string-value="😨">
            <text:p>😨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9</text:p>
          </table:table-cell>
          <table:table-cell table:formula="of:=CONCATENATE([.A29];&quot;.png&quot;)" office:value-type="string" office:string-value="1f629.png">
            <text:p>1f629.png</text:p>
          </table:table-cell>
          <table:table-cell table:formula="of:=UNICHAR(HEX2DEC([.A29]))" office:value-type="string" office:string-value="😩">
            <text:p>😩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a</text:p>
          </table:table-cell>
          <table:table-cell table:formula="of:=CONCATENATE([.A30];&quot;.png&quot;)" office:value-type="string" office:string-value="1f62a.png">
            <text:p>1f62a.png</text:p>
          </table:table-cell>
          <table:table-cell table:formula="of:=UNICHAR(HEX2DEC([.A30]))" office:value-type="string" office:string-value="😪">
            <text:p>😪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b</text:p>
          </table:table-cell>
          <table:table-cell table:formula="of:=CONCATENATE([.A31];&quot;.png&quot;)" office:value-type="string" office:string-value="1f62b.png">
            <text:p>1f62b.png</text:p>
          </table:table-cell>
          <table:table-cell table:formula="of:=UNICHAR(HEX2DEC([.A31]))" office:value-type="string" office:string-value="😫">
            <text:p>😫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2d</text:p>
          </table:table-cell>
          <table:table-cell table:formula="of:=CONCATENATE([.A32];&quot;.png&quot;)" office:value-type="string" office:string-value="1f62d.png">
            <text:p>1f62d.png</text:p>
          </table:table-cell>
          <table:table-cell table:formula="of:=UNICHAR(HEX2DEC([.A32]))" office:value-type="string" office:string-value="😭">
            <text:p>😭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0</text:p>
          </table:table-cell>
          <table:table-cell table:formula="of:=CONCATENATE([.A33];&quot;.png&quot;)" office:value-type="string" office:string-value="1f630.png">
            <text:p>1f630.png</text:p>
          </table:table-cell>
          <table:table-cell table:formula="of:=UNICHAR(HEX2DEC([.A33]))" office:value-type="string" office:string-value="😰">
            <text:p>😰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1</text:p>
          </table:table-cell>
          <table:table-cell table:formula="of:=CONCATENATE([.A34];&quot;.png&quot;)" office:value-type="string" office:string-value="1f631.png">
            <text:p>1f631.png</text:p>
          </table:table-cell>
          <table:table-cell table:formula="of:=UNICHAR(HEX2DEC([.A34]))" office:value-type="string" office:string-value="😱">
            <text:p>😱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2</text:p>
          </table:table-cell>
          <table:table-cell table:formula="of:=CONCATENATE([.A35];&quot;.png&quot;)" office:value-type="string" office:string-value="1f632.png">
            <text:p>1f632.png</text:p>
          </table:table-cell>
          <table:table-cell table:formula="of:=UNICHAR(HEX2DEC([.A35]))" office:value-type="string" office:string-value="😲">
            <text:p>😲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3</text:p>
          </table:table-cell>
          <table:table-cell table:formula="of:=CONCATENATE([.A36];&quot;.png&quot;)" office:value-type="string" office:string-value="1f633.png">
            <text:p>1f633.png</text:p>
          </table:table-cell>
          <table:table-cell table:formula="of:=UNICHAR(HEX2DEC([.A36]))" office:value-type="string" office:string-value="😳">
            <text:p>😳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35</text:p>
          </table:table-cell>
          <table:table-cell table:formula="of:=CONCATENATE([.A37];&quot;.png&quot;)" office:value-type="string" office:string-value="1f635.png">
            <text:p>1f635.png</text:p>
          </table:table-cell>
          <table:table-cell table:formula="of:=UNICHAR(HEX2DEC([.A37]))" office:value-type="string" office:string-value="😵">
            <text:p>😵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7</text:p>
          </table:table-cell>
          <table:table-cell table:formula="of:=CONCATENATE([.A38];&quot;.png&quot;)" office:value-type="string" office:string-value="1f637.png">
            <text:p>1f637.png</text:p>
          </table:table-cell>
          <table:table-cell table:formula="of:=UNICHAR(HEX2DEC([.A38]))" office:value-type="string" office:string-value="😷">
            <text:p>😷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8</text:p>
          </table:table-cell>
          <table:table-cell table:formula="of:=CONCATENATE([.A39];&quot;.png&quot;)" office:value-type="string" office:string-value="1f638.png">
            <text:p>1f638.png</text:p>
          </table:table-cell>
          <table:table-cell table:formula="of:=UNICHAR(HEX2DEC([.A39]))" office:value-type="string" office:string-value="😸">
            <text:p>😸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9</text:p>
          </table:table-cell>
          <table:table-cell table:formula="of:=CONCATENATE([.A40];&quot;.png&quot;)" office:value-type="string" office:string-value="1f639.png">
            <text:p>1f639.png</text:p>
          </table:table-cell>
          <table:table-cell table:formula="of:=UNICHAR(HEX2DEC([.A40]))" office:value-type="string" office:string-value="😹">
            <text:p>😹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a</text:p>
          </table:table-cell>
          <table:table-cell table:formula="of:=CONCATENATE([.A41];&quot;.png&quot;)" office:value-type="string" office:string-value="1f63a.png">
            <text:p>1f63a.png</text:p>
          </table:table-cell>
          <table:table-cell table:formula="of:=UNICHAR(HEX2DEC([.A41]))" office:value-type="string" office:string-value="😺">
            <text:p>😺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b</text:p>
          </table:table-cell>
          <table:table-cell table:formula="of:=CONCATENATE([.A42];&quot;.png&quot;)" office:value-type="string" office:string-value="1f63b.png">
            <text:p>1f63b.png</text:p>
          </table:table-cell>
          <table:table-cell table:formula="of:=UNICHAR(HEX2DEC([.A42]))" office:value-type="string" office:string-value="😻">
            <text:p>😻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c</text:p>
          </table:table-cell>
          <table:table-cell table:formula="of:=CONCATENATE([.A43];&quot;.png&quot;)" office:value-type="string" office:string-value="1f63c.png">
            <text:p>1f63c.png</text:p>
          </table:table-cell>
          <table:table-cell table:formula="of:=UNICHAR(HEX2DEC([.A43]))" office:value-type="string" office:string-value="😼">
            <text:p>😼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d</text:p>
          </table:table-cell>
          <table:table-cell table:formula="of:=CONCATENATE([.A44];&quot;.png&quot;)" office:value-type="string" office:string-value="1f63d.png">
            <text:p>1f63d.png</text:p>
          </table:table-cell>
          <table:table-cell table:formula="of:=UNICHAR(HEX2DEC([.A44]))" office:value-type="string" office:string-value="😽">
            <text:p>😽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e</text:p>
          </table:table-cell>
          <table:table-cell table:formula="of:=CONCATENATE([.A45];&quot;.png&quot;)" office:value-type="string" office:string-value="1f63e.png">
            <text:p>1f63e.png</text:p>
          </table:table-cell>
          <table:table-cell table:formula="of:=UNICHAR(HEX2DEC([.A45]))" office:value-type="string" office:string-value="😾">
            <text:p>😾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3f</text:p>
          </table:table-cell>
          <table:table-cell table:formula="of:=CONCATENATE([.A46];&quot;.png&quot;)" office:value-type="string" office:string-value="1f63f.png">
            <text:p>1f63f.png</text:p>
          </table:table-cell>
          <table:table-cell table:formula="of:=UNICHAR(HEX2DEC([.A46]))" office:value-type="string" office:string-value="😿">
            <text:p>😿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5">
          <table:table-cell office:value-type="string">
            <text:p>1f640</text:p>
          </table:table-cell>
          <table:table-cell table:formula="of:=CONCATENATE([.A47];&quot;.png&quot;)" office:value-type="string" office:string-value="1f640.png">
            <text:p>1f640.png</text:p>
          </table:table-cell>
          <table:table-cell table:formula="of:=UNICHAR(HEX2DEC([.A47]))" office:value-type="string" office:string-value="🙀">
            <text:p>🙀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5</text:p>
          </table:table-cell>
          <table:table-cell table:formula="of:=CONCATENATE([.A48];&quot;.png&quot;)" office:value-type="string" office:string-value="1f645.png">
            <text:p>1f645.png</text:p>
          </table:table-cell>
          <table:table-cell table:formula="of:=UNICHAR(HEX2DEC([.A48]))" office:value-type="string" office:string-value="🙅">
            <text:p>🙅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6</text:p>
          </table:table-cell>
          <table:table-cell table:formula="of:=CONCATENATE([.A49];&quot;.png&quot;)" office:value-type="string" office:string-value="1f646.png">
            <text:p>1f646.png</text:p>
          </table:table-cell>
          <table:table-cell table:formula="of:=UNICHAR(HEX2DEC([.A49]))" office:value-type="string" office:string-value="🙆">
            <text:p>🙆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7</text:p>
          </table:table-cell>
          <table:table-cell table:formula="of:=CONCATENATE([.A50];&quot;.png&quot;)" office:value-type="string" office:string-value="1f647.png">
            <text:p>1f647.png</text:p>
          </table:table-cell>
          <table:table-cell table:formula="of:=UNICHAR(HEX2DEC([.A50]))" office:value-type="string" office:string-value="🙇">
            <text:p>🙇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8</text:p>
          </table:table-cell>
          <table:table-cell table:formula="of:=CONCATENATE([.A51];&quot;.png&quot;)" office:value-type="string" office:string-value="1f648.png">
            <text:p>1f648.png</text:p>
          </table:table-cell>
          <table:table-cell table:formula="of:=UNICHAR(HEX2DEC([.A51]))" office:value-type="string" office:string-value="🙈">
            <text:p>🙈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9</text:p>
          </table:table-cell>
          <table:table-cell table:formula="of:=CONCATENATE([.A52];&quot;.png&quot;)" office:value-type="string" office:string-value="1f649.png">
            <text:p>1f649.png</text:p>
          </table:table-cell>
          <table:table-cell table:formula="of:=UNICHAR(HEX2DEC([.A52]))" office:value-type="string" office:string-value="🙉">
            <text:p>🙉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a</text:p>
          </table:table-cell>
          <table:table-cell table:formula="of:=CONCATENATE([.A53];&quot;.png&quot;)" office:value-type="string" office:string-value="1f64a.png">
            <text:p>1f64a.png</text:p>
          </table:table-cell>
          <table:table-cell table:formula="of:=UNICHAR(HEX2DEC([.A53]))" office:value-type="string" office:string-value="🙊">
            <text:p>🙊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b</text:p>
          </table:table-cell>
          <table:table-cell table:formula="of:=CONCATENATE([.A54];&quot;.png&quot;)" office:value-type="string" office:string-value="1f64b.png">
            <text:p>1f64b.png</text:p>
          </table:table-cell>
          <table:table-cell table:formula="of:=UNICHAR(HEX2DEC([.A54]))" office:value-type="string" office:string-value="🙋">
            <text:p>🙋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c</text:p>
          </table:table-cell>
          <table:table-cell table:formula="of:=CONCATENATE([.A55];&quot;.png&quot;)" office:value-type="string" office:string-value="1f64c.png">
            <text:p>1f64c.png</text:p>
          </table:table-cell>
          <table:table-cell table:formula="of:=UNICHAR(HEX2DEC([.A55]))" office:value-type="string" office:string-value="🙌">
            <text:p>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d</text:p>
          </table:table-cell>
          <table:table-cell table:formula="of:=CONCATENATE([.A56];&quot;.png&quot;)" office:value-type="string" office:string-value="1f64d.png">
            <text:p>1f64d.png</text:p>
          </table:table-cell>
          <table:table-cell table:formula="of:=UNICHAR(HEX2DEC([.A56]))" office:value-type="string" office:string-value="🙍">
            <text:p>🙍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e</text:p>
          </table:table-cell>
          <table:table-cell table:formula="of:=CONCATENATE([.A57];&quot;.png&quot;)" office:value-type="string" office:string-value="1f64e.png">
            <text:p>1f64e.png</text:p>
          </table:table-cell>
          <table:table-cell table:formula="of:=UNICHAR(HEX2DEC([.A57]))" office:value-type="string" office:string-value="🙎">
            <text:p>🙎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4f</text:p>
          </table:table-cell>
          <table:table-cell table:formula="of:=CONCATENATE([.A58];&quot;.png&quot;)" office:value-type="string" office:string-value="1f64f.png">
            <text:p>1f64f.png</text:p>
          </table:table-cell>
          <table:table-cell table:formula="of:=UNICHAR(HEX2DEC([.A58]))" office:value-type="string" office:string-value="🙏">
            <text:p>🙏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2">
            <text:p>2702</text:p>
          </table:table-cell>
          <table:table-cell table:formula="of:=CONCATENATE([.A59];&quot;.png&quot;)" office:value-type="string" office:string-value="2702.png">
            <text:p>2702.png</text:p>
          </table:table-cell>
          <table:table-cell table:formula="of:=UNICHAR(HEX2DEC([.A59]))" office:value-type="string" office:string-value="✂">
            <text:p>✂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5">
            <text:p>2705</text:p>
          </table:table-cell>
          <table:table-cell table:formula="of:=CONCATENATE([.A60];&quot;.png&quot;)" office:value-type="string" office:string-value="2705.png">
            <text:p>2705.png</text:p>
          </table:table-cell>
          <table:table-cell table:formula="of:=UNICHAR(HEX2DEC([.A60]))" office:value-type="string" office:string-value="✅">
            <text:p>✅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8">
            <text:p>2708</text:p>
          </table:table-cell>
          <table:table-cell table:formula="of:=CONCATENATE([.A61];&quot;.png&quot;)" office:value-type="string" office:string-value="2708.png">
            <text:p>2708.png</text:p>
          </table:table-cell>
          <table:table-cell table:formula="of:=UNICHAR(HEX2DEC([.A61]))" office:value-type="string" office:string-value="✈">
            <text:p>✈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09">
            <text:p>2709</text:p>
          </table:table-cell>
          <table:table-cell table:formula="of:=CONCATENATE([.A62];&quot;.png&quot;)" office:value-type="string" office:string-value="2709.png">
            <text:p>2709.png</text:p>
          </table:table-cell>
          <table:table-cell table:formula="of:=UNICHAR(HEX2DEC([.A62]))" office:value-type="string" office:string-value="✉">
            <text:p>✉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a</text:p>
          </table:table-cell>
          <table:table-cell table:formula="of:=CONCATENATE([.A63];&quot;.png&quot;)" office:value-type="string" office:string-value="270a.png">
            <text:p>270a.png</text:p>
          </table:table-cell>
          <table:table-cell table:formula="of:=UNICHAR(HEX2DEC([.A63]))" office:value-type="string" office:string-value="✊">
            <text:p>✊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b</text:p>
          </table:table-cell>
          <table:table-cell table:formula="of:=CONCATENATE([.A64];&quot;.png&quot;)" office:value-type="string" office:string-value="270b.png">
            <text:p>270b.png</text:p>
          </table:table-cell>
          <table:table-cell table:formula="of:=UNICHAR(HEX2DEC([.A64]))" office:value-type="string" office:string-value="✋">
            <text:p>✋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c</text:p>
          </table:table-cell>
          <table:table-cell table:formula="of:=CONCATENATE([.A65];&quot;.png&quot;)" office:value-type="string" office:string-value="270c.png">
            <text:p>270c.png</text:p>
          </table:table-cell>
          <table:table-cell table:formula="of:=UNICHAR(HEX2DEC([.A65]))" office:value-type="string" office:string-value="✌">
            <text:p>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0f</text:p>
          </table:table-cell>
          <table:table-cell table:formula="of:=CONCATENATE([.A66];&quot;.png&quot;)" office:value-type="string" office:string-value="270f.png">
            <text:p>270f.png</text:p>
          </table:table-cell>
          <table:table-cell table:formula="of:=UNICHAR(HEX2DEC([.A66]))" office:value-type="string" office:string-value="✏">
            <text:p>✏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12">
            <text:p>2712</text:p>
          </table:table-cell>
          <table:table-cell table:formula="of:=CONCATENATE([.A67];&quot;.png&quot;)" office:value-type="string" office:string-value="2712.png">
            <text:p>2712.png</text:p>
          </table:table-cell>
          <table:table-cell table:formula="of:=UNICHAR(HEX2DEC([.A67]))" office:value-type="string" office:string-value="✒">
            <text:p>✒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14">
            <text:p>2714</text:p>
          </table:table-cell>
          <table:table-cell table:formula="of:=CONCATENATE([.A68];&quot;.png&quot;)" office:value-type="string" office:string-value="2714.png">
            <text:p>2714.png</text:p>
          </table:table-cell>
          <table:table-cell table:formula="of:=UNICHAR(HEX2DEC([.A68]))" office:value-type="string" office:string-value="✔">
            <text:p>✔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16">
            <text:p>2716</text:p>
          </table:table-cell>
          <table:table-cell table:formula="of:=CONCATENATE([.A69];&quot;.png&quot;)" office:value-type="string" office:string-value="2716.png">
            <text:p>2716.png</text:p>
          </table:table-cell>
          <table:table-cell table:formula="of:=UNICHAR(HEX2DEC([.A69]))" office:value-type="string" office:string-value="✖">
            <text:p>✖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28">
            <text:p>2728</text:p>
          </table:table-cell>
          <table:table-cell table:formula="of:=CONCATENATE([.A70];&quot;.png&quot;)" office:value-type="string" office:string-value="2728.png">
            <text:p>2728.png</text:p>
          </table:table-cell>
          <table:table-cell table:formula="of:=UNICHAR(HEX2DEC([.A70]))" office:value-type="string" office:string-value="✨">
            <text:p>✨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33">
            <text:p>2733</text:p>
          </table:table-cell>
          <table:table-cell table:formula="of:=CONCATENATE([.A71];&quot;.png&quot;)" office:value-type="string" office:string-value="2733.png">
            <text:p>2733.png</text:p>
          </table:table-cell>
          <table:table-cell table:formula="of:=UNICHAR(HEX2DEC([.A71]))" office:value-type="string" office:string-value="✳">
            <text:p>✳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34">
            <text:p>2734</text:p>
          </table:table-cell>
          <table:table-cell table:formula="of:=CONCATENATE([.A72];&quot;.png&quot;)" office:value-type="string" office:string-value="2734.png">
            <text:p>2734.png</text:p>
          </table:table-cell>
          <table:table-cell table:formula="of:=UNICHAR(HEX2DEC([.A72]))" office:value-type="string" office:string-value="✴">
            <text:p>✴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44">
            <text:p>2744</text:p>
          </table:table-cell>
          <table:table-cell table:formula="of:=CONCATENATE([.A73];&quot;.png&quot;)" office:value-type="string" office:string-value="2744.png">
            <text:p>2744.png</text:p>
          </table:table-cell>
          <table:table-cell table:formula="of:=UNICHAR(HEX2DEC([.A73]))" office:value-type="string" office:string-value="❄">
            <text:p>❄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47">
            <text:p>2747</text:p>
          </table:table-cell>
          <table:table-cell table:formula="of:=CONCATENATE([.A74];&quot;.png&quot;)" office:value-type="string" office:string-value="2747.png">
            <text:p>2747.png</text:p>
          </table:table-cell>
          <table:table-cell table:formula="of:=UNICHAR(HEX2DEC([.A74]))" office:value-type="string" office:string-value="❇">
            <text:p>❇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4c</text:p>
          </table:table-cell>
          <table:table-cell table:formula="of:=CONCATENATE([.A75];&quot;.png&quot;)" office:value-type="string" office:string-value="274c.png">
            <text:p>274c.png</text:p>
          </table:table-cell>
          <table:table-cell table:formula="of:=UNICHAR(HEX2DEC([.A75]))" office:value-type="string" office:string-value="❌">
            <text:p>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4e</text:p>
          </table:table-cell>
          <table:table-cell table:formula="of:=CONCATENATE([.A76];&quot;.png&quot;)" office:value-type="string" office:string-value="274e.png">
            <text:p>274e.png</text:p>
          </table:table-cell>
          <table:table-cell table:formula="of:=UNICHAR(HEX2DEC([.A76]))" office:value-type="string" office:string-value="❎">
            <text:p>❎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3">
            <text:p>2753</text:p>
          </table:table-cell>
          <table:table-cell table:formula="of:=CONCATENATE([.A77];&quot;.png&quot;)" office:value-type="string" office:string-value="2753.png">
            <text:p>2753.png</text:p>
          </table:table-cell>
          <table:table-cell table:formula="of:=UNICHAR(HEX2DEC([.A77]))" office:value-type="string" office:string-value="❓">
            <text:p>❓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4">
            <text:p>2754</text:p>
          </table:table-cell>
          <table:table-cell table:formula="of:=CONCATENATE([.A78];&quot;.png&quot;)" office:value-type="string" office:string-value="2754.png">
            <text:p>2754.png</text:p>
          </table:table-cell>
          <table:table-cell table:formula="of:=UNICHAR(HEX2DEC([.A78]))" office:value-type="string" office:string-value="❔">
            <text:p>❔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5">
            <text:p>2755</text:p>
          </table:table-cell>
          <table:table-cell table:formula="of:=CONCATENATE([.A79];&quot;.png&quot;)" office:value-type="string" office:string-value="2755.png">
            <text:p>2755.png</text:p>
          </table:table-cell>
          <table:table-cell table:formula="of:=UNICHAR(HEX2DEC([.A79]))" office:value-type="string" office:string-value="❕">
            <text:p>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57">
            <text:p>2757</text:p>
          </table:table-cell>
          <table:table-cell table:formula="of:=CONCATENATE([.A80];&quot;.png&quot;)" office:value-type="string" office:string-value="2757.png">
            <text:p>2757.png</text:p>
          </table:table-cell>
          <table:table-cell table:formula="of:=UNICHAR(HEX2DEC([.A80]))" office:value-type="string" office:string-value="❗">
            <text:p>❗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64">
            <text:p>2764</text:p>
          </table:table-cell>
          <table:table-cell table:formula="of:=CONCATENATE([.A81];&quot;.png&quot;)" office:value-type="string" office:string-value="2764.png">
            <text:p>2764.png</text:p>
          </table:table-cell>
          <table:table-cell table:formula="of:=UNICHAR(HEX2DEC([.A81]))" office:value-type="string" office:string-value="❤">
            <text:p>❤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95">
            <text:p>2795</text:p>
          </table:table-cell>
          <table:table-cell table:formula="of:=CONCATENATE([.A82];&quot;.png&quot;)" office:value-type="string" office:string-value="2795.png">
            <text:p>2795.png</text:p>
          </table:table-cell>
          <table:table-cell table:formula="of:=UNICHAR(HEX2DEC([.A82]))" office:value-type="string" office:string-value="➕">
            <text:p>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96">
            <text:p>2796</text:p>
          </table:table-cell>
          <table:table-cell table:formula="of:=CONCATENATE([.A83];&quot;.png&quot;)" office:value-type="string" office:string-value="2796.png">
            <text:p>2796.png</text:p>
          </table:table-cell>
          <table:table-cell table:formula="of:=UNICHAR(HEX2DEC([.A83]))" office:value-type="string" office:string-value="➖">
            <text:p>➖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float" office:value="2797">
            <text:p>2797</text:p>
          </table:table-cell>
          <table:table-cell table:formula="of:=CONCATENATE([.A84];&quot;.png&quot;)" office:value-type="string" office:string-value="2797.png">
            <text:p>2797.png</text:p>
          </table:table-cell>
          <table:table-cell table:formula="of:=UNICHAR(HEX2DEC([.A84]))" office:value-type="string" office:string-value="➗">
            <text:p>➗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a1</text:p>
          </table:table-cell>
          <table:table-cell table:formula="of:=CONCATENATE([.A85];&quot;.png&quot;)" office:value-type="string" office:string-value="27a1.png">
            <text:p>27a1.png</text:p>
          </table:table-cell>
          <table:table-cell table:formula="of:=UNICHAR(HEX2DEC([.A85]))" office:value-type="string" office:string-value="➡">
            <text:p>➡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7b0</text:p>
          </table:table-cell>
          <table:table-cell table:formula="of:=CONCATENATE([.A86];&quot;.png&quot;)" office:value-type="string" office:string-value="27b0.png">
            <text:p>27b0.png</text:p>
          </table:table-cell>
          <table:table-cell table:formula="of:=UNICHAR(HEX2DEC([.A86]))" office:value-type="string" office:string-value="➰">
            <text:p>➰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0</text:p>
          </table:table-cell>
          <table:table-cell table:formula="of:=CONCATENATE([.A87];&quot;.png&quot;)" office:value-type="string" office:string-value="1f680.png">
            <text:p>1f680.png</text:p>
          </table:table-cell>
          <table:table-cell table:formula="of:=UNICHAR(HEX2DEC([.A87]))" office:value-type="string" office:string-value="🚀">
            <text:p>🚀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3</text:p>
          </table:table-cell>
          <table:table-cell table:formula="of:=CONCATENATE([.A88];&quot;.png&quot;)" office:value-type="string" office:string-value="1f683.png">
            <text:p>1f683.png</text:p>
          </table:table-cell>
          <table:table-cell table:formula="of:=UNICHAR(HEX2DEC([.A88]))" office:value-type="string" office:string-value="🚃">
            <text:p>🚃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4</text:p>
          </table:table-cell>
          <table:table-cell table:formula="of:=CONCATENATE([.A89];&quot;.png&quot;)" office:value-type="string" office:string-value="1f684.png">
            <text:p>1f684.png</text:p>
          </table:table-cell>
          <table:table-cell table:formula="of:=UNICHAR(HEX2DEC([.A89]))" office:value-type="string" office:string-value="🚄">
            <text:p>🚄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5</text:p>
          </table:table-cell>
          <table:table-cell table:formula="of:=CONCATENATE([.A90];&quot;.png&quot;)" office:value-type="string" office:string-value="1f685.png">
            <text:p>1f685.png</text:p>
          </table:table-cell>
          <table:table-cell table:formula="of:=UNICHAR(HEX2DEC([.A90]))" office:value-type="string" office:string-value="🚅">
            <text:p>🚅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7</text:p>
          </table:table-cell>
          <table:table-cell table:formula="of:=CONCATENATE([.A91];&quot;.png&quot;)" office:value-type="string" office:string-value="1f687.png">
            <text:p>1f687.png</text:p>
          </table:table-cell>
          <table:table-cell table:formula="of:=UNICHAR(HEX2DEC([.A91]))" office:value-type="string" office:string-value="🚇">
            <text:p>🚇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9</text:p>
          </table:table-cell>
          <table:table-cell table:formula="of:=CONCATENATE([.A92];&quot;.png&quot;)" office:value-type="string" office:string-value="1f689.png">
            <text:p>1f689.png</text:p>
          </table:table-cell>
          <table:table-cell table:formula="of:=UNICHAR(HEX2DEC([.A92]))" office:value-type="string" office:string-value="🚉">
            <text:p>🚉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c</text:p>
          </table:table-cell>
          <table:table-cell table:formula="of:=CONCATENATE([.A93];&quot;.png&quot;)" office:value-type="string" office:string-value="1f68c.png">
            <text:p>1f68c.png</text:p>
          </table:table-cell>
          <table:table-cell table:formula="of:=UNICHAR(HEX2DEC([.A93]))" office:value-type="string" office:string-value="🚌">
            <text:p>🚌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8f</text:p>
          </table:table-cell>
          <table:table-cell table:formula="of:=CONCATENATE([.A94];&quot;.png&quot;)" office:value-type="string" office:string-value="1f68f.png">
            <text:p>1f68f.png</text:p>
          </table:table-cell>
          <table:table-cell table:formula="of:=UNICHAR(HEX2DEC([.A94]))" office:value-type="string" office:string-value="🚏">
            <text:p>🚏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1</text:p>
          </table:table-cell>
          <table:table-cell table:formula="of:=CONCATENATE([.A95];&quot;.png&quot;)" office:value-type="string" office:string-value="1f691.png">
            <text:p>1f691.png</text:p>
          </table:table-cell>
          <table:table-cell table:formula="of:=UNICHAR(HEX2DEC([.A95]))" office:value-type="string" office:string-value="🚑">
            <text:p>🚑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2</text:p>
          </table:table-cell>
          <table:table-cell table:formula="of:=CONCATENATE([.A96];&quot;.png&quot;)" office:value-type="string" office:string-value="1f692.png">
            <text:p>1f692.png</text:p>
          </table:table-cell>
          <table:table-cell table:formula="of:=UNICHAR(HEX2DEC([.A96]))" office:value-type="string" office:string-value="🚒">
            <text:p>🚒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3</text:p>
          </table:table-cell>
          <table:table-cell table:formula="of:=CONCATENATE([.A97];&quot;.png&quot;)" office:value-type="string" office:string-value="1f693.png">
            <text:p>1f693.png</text:p>
          </table:table-cell>
          <table:table-cell table:formula="of:=UNICHAR(HEX2DEC([.A97]))" office:value-type="string" office:string-value="🚓">
            <text:p>🚓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5</text:p>
          </table:table-cell>
          <table:table-cell table:formula="of:=CONCATENATE([.A98];&quot;.png&quot;)" office:value-type="string" office:string-value="1f695.png">
            <text:p>1f695.png</text:p>
          </table:table-cell>
          <table:table-cell table:formula="of:=UNICHAR(HEX2DEC([.A98]))" office:value-type="string" office:string-value="🚕">
            <text:p>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7</text:p>
          </table:table-cell>
          <table:table-cell table:formula="of:=CONCATENATE([.A99];&quot;.png&quot;)" office:value-type="string" office:string-value="1f697.png">
            <text:p>1f697.png</text:p>
          </table:table-cell>
          <table:table-cell table:formula="of:=UNICHAR(HEX2DEC([.A99]))" office:value-type="string" office:string-value="🚗">
            <text:p>🚗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9</text:p>
          </table:table-cell>
          <table:table-cell table:formula="of:=CONCATENATE([.A100];&quot;.png&quot;)" office:value-type="string" office:string-value="1f699.png">
            <text:p>1f699.png</text:p>
          </table:table-cell>
          <table:table-cell table:formula="of:=UNICHAR(HEX2DEC([.A100]))" office:value-type="string" office:string-value="🚙">
            <text:p>🚙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9a</text:p>
          </table:table-cell>
          <table:table-cell table:formula="of:=CONCATENATE([.A101];&quot;.png&quot;)" office:value-type="string" office:string-value="1f69a.png">
            <text:p>1f69a.png</text:p>
          </table:table-cell>
          <table:table-cell table:formula="of:=UNICHAR(HEX2DEC([.A101]))" office:value-type="string" office:string-value="🚚">
            <text:p>🚚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2</text:p>
          </table:table-cell>
          <table:table-cell table:formula="of:=CONCATENATE([.A102];&quot;.png&quot;)" office:value-type="string" office:string-value="1f6a2.png">
            <text:p>1f6a2.png</text:p>
          </table:table-cell>
          <table:table-cell table:formula="of:=UNICHAR(HEX2DEC([.A102]))" office:value-type="string" office:string-value="🚢">
            <text:p>🚢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4</text:p>
          </table:table-cell>
          <table:table-cell table:formula="of:=CONCATENATE([.A103];&quot;.png&quot;)" office:value-type="string" office:string-value="1f6a4.png">
            <text:p>1f6a4.png</text:p>
          </table:table-cell>
          <table:table-cell table:formula="of:=UNICHAR(HEX2DEC([.A103]))" office:value-type="string" office:string-value="🚤">
            <text:p>🚤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5</text:p>
          </table:table-cell>
          <table:table-cell table:formula="of:=CONCATENATE([.A104];&quot;.png&quot;)" office:value-type="string" office:string-value="1f6a5.png">
            <text:p>1f6a5.png</text:p>
          </table:table-cell>
          <table:table-cell table:formula="of:=UNICHAR(HEX2DEC([.A104]))" office:value-type="string" office:string-value="🚥">
            <text:p>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7</text:p>
          </table:table-cell>
          <table:table-cell table:formula="of:=CONCATENATE([.A105];&quot;.png&quot;)" office:value-type="string" office:string-value="1f6a7.png">
            <text:p>1f6a7.png</text:p>
          </table:table-cell>
          <table:table-cell table:formula="of:=UNICHAR(HEX2DEC([.A105]))" office:value-type="string" office:string-value="🚧">
            <text:p>🚧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8</text:p>
          </table:table-cell>
          <table:table-cell table:formula="of:=CONCATENATE([.A106];&quot;.png&quot;)" office:value-type="string" office:string-value="1f6a8.png">
            <text:p>1f6a8.png</text:p>
          </table:table-cell>
          <table:table-cell table:formula="of:=UNICHAR(HEX2DEC([.A106]))" office:value-type="string" office:string-value="🚨">
            <text:p>🚨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9</text:p>
          </table:table-cell>
          <table:table-cell table:formula="of:=CONCATENATE([.A107];&quot;.png&quot;)" office:value-type="string" office:string-value="1f6a9.png">
            <text:p>1f6a9.png</text:p>
          </table:table-cell>
          <table:table-cell table:formula="of:=UNICHAR(HEX2DEC([.A107]))" office:value-type="string" office:string-value="🚩">
            <text:p>🚩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a</text:p>
          </table:table-cell>
          <table:table-cell table:formula="of:=CONCATENATE([.A108];&quot;.png&quot;)" office:value-type="string" office:string-value="1f6aa.png">
            <text:p>1f6aa.png</text:p>
          </table:table-cell>
          <table:table-cell table:formula="of:=UNICHAR(HEX2DEC([.A108]))" office:value-type="string" office:string-value="🚪">
            <text:p>🚪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b</text:p>
          </table:table-cell>
          <table:table-cell table:formula="of:=CONCATENATE([.A109];&quot;.png&quot;)" office:value-type="string" office:string-value="1f6ab.png">
            <text:p>1f6ab.png</text:p>
          </table:table-cell>
          <table:table-cell table:formula="of:=UNICHAR(HEX2DEC([.A109]))" office:value-type="string" office:string-value="🚫">
            <text:p>🚫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c</text:p>
          </table:table-cell>
          <table:table-cell table:formula="of:=CONCATENATE([.A110];&quot;.png&quot;)" office:value-type="string" office:string-value="1f6ac.png">
            <text:p>1f6ac.png</text:p>
          </table:table-cell>
          <table:table-cell table:formula="of:=UNICHAR(HEX2DEC([.A110]))" office:value-type="string" office:string-value="🚬">
            <text:p>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ad</text:p>
          </table:table-cell>
          <table:table-cell table:formula="of:=CONCATENATE([.A111];&quot;.png&quot;)" office:value-type="string" office:string-value="1f6ad.png">
            <text:p>1f6ad.png</text:p>
          </table:table-cell>
          <table:table-cell table:formula="of:=UNICHAR(HEX2DEC([.A111]))" office:value-type="string" office:string-value="🚭">
            <text:p>🚭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2</text:p>
          </table:table-cell>
          <table:table-cell table:formula="of:=CONCATENATE([.A112];&quot;.png&quot;)" office:value-type="string" office:string-value="1f6b2.png">
            <text:p>1f6b2.png</text:p>
          </table:table-cell>
          <table:table-cell table:formula="of:=UNICHAR(HEX2DEC([.A112]))" office:value-type="string" office:string-value="🚲">
            <text:p>🚲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6</text:p>
          </table:table-cell>
          <table:table-cell table:formula="of:=CONCATENATE([.A113];&quot;.png&quot;)" office:value-type="string" office:string-value="1f6b6.png">
            <text:p>1f6b6.png</text:p>
          </table:table-cell>
          <table:table-cell table:formula="of:=UNICHAR(HEX2DEC([.A113]))" office:value-type="string" office:string-value="🚶">
            <text:p>🚶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9</text:p>
          </table:table-cell>
          <table:table-cell table:formula="of:=CONCATENATE([.A114];&quot;.png&quot;)" office:value-type="string" office:string-value="1f6b9.png">
            <text:p>1f6b9.png</text:p>
          </table:table-cell>
          <table:table-cell table:formula="of:=UNICHAR(HEX2DEC([.A114]))" office:value-type="string" office:string-value="🚹">
            <text:p>🚹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a</text:p>
          </table:table-cell>
          <table:table-cell table:formula="of:=CONCATENATE([.A115];&quot;.png&quot;)" office:value-type="string" office:string-value="1f6ba.png">
            <text:p>1f6ba.png</text:p>
          </table:table-cell>
          <table:table-cell table:formula="of:=UNICHAR(HEX2DEC([.A115]))" office:value-type="string" office:string-value="🚺">
            <text:p>🚺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b</text:p>
          </table:table-cell>
          <table:table-cell table:formula="of:=CONCATENATE([.A116];&quot;.png&quot;)" office:value-type="string" office:string-value="1f6bb.png">
            <text:p>1f6bb.png</text:p>
          </table:table-cell>
          <table:table-cell table:formula="of:=UNICHAR(HEX2DEC([.A116]))" office:value-type="string" office:string-value="🚻">
            <text:p>🚻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c</text:p>
          </table:table-cell>
          <table:table-cell table:formula="of:=CONCATENATE([.A117];&quot;.png&quot;)" office:value-type="string" office:string-value="1f6bc.png">
            <text:p>1f6bc.png</text:p>
          </table:table-cell>
          <table:table-cell table:formula="of:=UNICHAR(HEX2DEC([.A117]))" office:value-type="string" office:string-value="🚼">
            <text:p>🚼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d</text:p>
          </table:table-cell>
          <table:table-cell table:formula="of:=CONCATENATE([.A118];&quot;.png&quot;)" office:value-type="string" office:string-value="1f6bd.png">
            <text:p>1f6bd.png</text:p>
          </table:table-cell>
          <table:table-cell table:formula="of:=UNICHAR(HEX2DEC([.A118]))" office:value-type="string" office:string-value="🚽">
            <text:p>🚽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be</text:p>
          </table:table-cell>
          <table:table-cell table:formula="of:=CONCATENATE([.A119];&quot;.png&quot;)" office:value-type="string" office:string-value="1f6be.png">
            <text:p>1f6be.png</text:p>
          </table:table-cell>
          <table:table-cell table:formula="of:=UNICHAR(HEX2DEC([.A119]))" office:value-type="string" office:string-value="🚾">
            <text:p>🚾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6c0</text:p>
          </table:table-cell>
          <table:table-cell table:formula="of:=CONCATENATE([.A120];&quot;.png&quot;)" office:value-type="string" office:string-value="1f6c0.png">
            <text:p>1f6c0.png</text:p>
          </table:table-cell>
          <table:table-cell table:formula="of:=UNICHAR(HEX2DEC([.A120]))" office:value-type="string" office:string-value="🛀">
            <text:p>🛀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24c2</text:p>
          </table:table-cell>
          <table:table-cell table:formula="of:=CONCATENATE([.A121];&quot;.png&quot;)" office:value-type="string" office:string-value="24c2.png">
            <text:p>24c2.png</text:p>
          </table:table-cell>
          <table:table-cell table:formula="of:=UNICHAR(HEX2DEC([.A121]))" office:value-type="string" office:string-value="Ⓜ">
            <text:p>Ⓜ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70</text:p>
          </table:table-cell>
          <table:table-cell table:formula="of:=CONCATENATE([.A122];&quot;.png&quot;)" office:value-type="string" office:string-value="1f170.png">
            <text:p>1f170.png</text:p>
          </table:table-cell>
          <table:table-cell table:formula="of:=UNICHAR(HEX2DEC([.A122]))" office:value-type="string" office:string-value="🅰">
            <text:p>🅰</text:p>
          </table:table-cell>
          <table:table-cell table:number-columns-repeated="2"/>
          <table:table-cell table:style-name="Default"/>
          <table:table-cell table:style-name="ce13"/>
          <table:table-cell/>
        </table:table-row>
        <table:table-row table:style-name="ro5">
          <table:table-cell office:value-type="string">
            <text:p>1f171</text:p>
          </table:table-cell>
          <table:table-cell table:formula="of:=CONCATENATE([.A123];&quot;.png&quot;)" office:value-type="string" office:string-value="1f171.png">
            <text:p>1f171.png</text:p>
          </table:table-cell>
          <table:table-cell table:formula="of:=UNICHAR(HEX2DEC([.A123]))" office:value-type="string" office:string-value="🅱">
            <text:p>🅱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7e</text:p>
          </table:table-cell>
          <table:table-cell table:formula="of:=CONCATENATE([.A124];&quot;.png&quot;)" office:value-type="string" office:string-value="1f17e.png">
            <text:p>1f17e.png</text:p>
          </table:table-cell>
          <table:table-cell table:formula="of:=UNICHAR(HEX2DEC([.A124]))" office:value-type="string" office:string-value="🅾">
            <text:p>🅾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7f</text:p>
          </table:table-cell>
          <table:table-cell table:formula="of:=CONCATENATE([.A125];&quot;.png&quot;)" office:value-type="string" office:string-value="1f17f.png">
            <text:p>1f17f.png</text:p>
          </table:table-cell>
          <table:table-cell table:formula="of:=UNICHAR(HEX2DEC([.A125]))" office:value-type="string" office:string-value="🅿">
            <text:p>🅿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8e</text:p>
          </table:table-cell>
          <table:table-cell table:formula="of:=CONCATENATE([.A126];&quot;.png&quot;)" office:value-type="string" office:string-value="1f18e.png">
            <text:p>1f18e.png</text:p>
          </table:table-cell>
          <table:table-cell table:formula="of:=UNICHAR(HEX2DEC([.A126]))" office:value-type="string" office:string-value="🆎">
            <text:p>🆎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1</text:p>
          </table:table-cell>
          <table:table-cell table:formula="of:=CONCATENATE([.A127];&quot;.png&quot;)" office:value-type="string" office:string-value="1f191.png">
            <text:p>1f191.png</text:p>
          </table:table-cell>
          <table:table-cell table:formula="of:=UNICHAR(HEX2DEC([.A127]))" office:value-type="string" office:string-value="🆑">
            <text:p>🆑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2</text:p>
          </table:table-cell>
          <table:table-cell table:formula="of:=CONCATENATE([.A128];&quot;.png&quot;)" office:value-type="string" office:string-value="1f192.png">
            <text:p>1f192.png</text:p>
          </table:table-cell>
          <table:table-cell table:formula="of:=UNICHAR(HEX2DEC([.A128]))" office:value-type="string" office:string-value="🆒">
            <text:p>🆒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3</text:p>
          </table:table-cell>
          <table:table-cell table:formula="of:=CONCATENATE([.A129];&quot;.png&quot;)" office:value-type="string" office:string-value="1f193.png">
            <text:p>1f193.png</text:p>
          </table:table-cell>
          <table:table-cell table:formula="of:=UNICHAR(HEX2DEC([.A129]))" office:value-type="string" office:string-value="🆓">
            <text:p>🆓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4</text:p>
          </table:table-cell>
          <table:table-cell table:formula="of:=CONCATENATE([.A130];&quot;.png&quot;)" office:value-type="string" office:string-value="1f194.png">
            <text:p>1f194.png</text:p>
          </table:table-cell>
          <table:table-cell table:formula="of:=UNICHAR(HEX2DEC([.A130]))" office:value-type="string" office:string-value="🆔">
            <text:p>🆔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5</text:p>
          </table:table-cell>
          <table:table-cell table:formula="of:=CONCATENATE([.A131];&quot;.png&quot;)" office:value-type="string" office:string-value="1f195.png">
            <text:p>1f195.png</text:p>
          </table:table-cell>
          <table:table-cell table:formula="of:=UNICHAR(HEX2DEC([.A131]))" office:value-type="string" office:string-value="🆕">
            <text:p>🆕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 office:value-type="string">
            <text:p>1f196</text:p>
          </table:table-cell>
          <table:table-cell table:formula="of:=CONCATENATE([.A132];&quot;.png&quot;)" office:value-type="string" office:string-value="1f196.png">
            <text:p>1f196.png</text:p>
          </table:table-cell>
          <table:table-cell table:formula="of:=UNICHAR(HEX2DEC([.A132]))" office:value-type="string" office:string-value="🆖">
            <text:p>🆖</text:p>
          </table:table-cell>
          <table:table-cell table:number-columns-repeated="5"/>
        </table:table-row>
        <table:table-row table:style-name="ro5">
          <table:table-cell office:value-type="string">
            <text:p>1f197</text:p>
          </table:table-cell>
          <table:table-cell table:formula="of:=CONCATENATE([.A133];&quot;.png&quot;)" office:value-type="string" office:string-value="1f197.png">
            <text:p>1f197.png</text:p>
          </table:table-cell>
          <table:table-cell table:formula="of:=UNICHAR(HEX2DEC([.A133]))" office:value-type="string" office:string-value="🆗">
            <text:p>🆗</text:p>
          </table:table-cell>
          <table:table-cell table:number-columns-repeated="5"/>
        </table:table-row>
        <table:table-row table:style-name="ro5">
          <table:table-cell office:value-type="string">
            <text:p>1f198</text:p>
          </table:table-cell>
          <table:table-cell table:formula="of:=CONCATENATE([.A134];&quot;.png&quot;)" office:value-type="string" office:string-value="1f198.png">
            <text:p>1f198.png</text:p>
          </table:table-cell>
          <table:table-cell table:formula="of:=UNICHAR(HEX2DEC([.A134]))" office:value-type="string" office:string-value="🆘">
            <text:p>🆘</text:p>
          </table:table-cell>
          <table:table-cell table:number-columns-repeated="5"/>
        </table:table-row>
        <table:table-row table:style-name="ro5">
          <table:table-cell office:value-type="string">
            <text:p>1f199</text:p>
          </table:table-cell>
          <table:table-cell table:formula="of:=CONCATENATE([.A135];&quot;.png&quot;)" office:value-type="string" office:string-value="1f199.png">
            <text:p>1f199.png</text:p>
          </table:table-cell>
          <table:table-cell table:formula="of:=UNICHAR(HEX2DEC([.A135]))" office:value-type="string" office:string-value="🆙">
            <text:p>🆙</text:p>
          </table:table-cell>
          <table:table-cell table:number-columns-repeated="5"/>
        </table:table-row>
        <table:table-row table:style-name="ro5">
          <table:table-cell office:value-type="string">
            <text:p>1f19a</text:p>
          </table:table-cell>
          <table:table-cell table:formula="of:=CONCATENATE([.A136];&quot;.png&quot;)" office:value-type="string" office:string-value="1f19a.png">
            <text:p>1f19a.png</text:p>
          </table:table-cell>
          <table:table-cell table:formula="of:=UNICHAR(HEX2DEC([.A136]))" office:value-type="string" office:string-value="🆚">
            <text:p>🆚</text:p>
          </table:table-cell>
          <table:table-cell table:number-columns-repeated="5"/>
        </table:table-row>
        <table:table-row table:style-name="ro5">
          <table:table-cell office:value-type="string">
            <text:p>1f201</text:p>
          </table:table-cell>
          <table:table-cell table:formula="of:=CONCATENATE([.A137];&quot;.png&quot;)" office:value-type="string" office:string-value="1f201.png">
            <text:p>1f201.png</text:p>
          </table:table-cell>
          <table:table-cell table:formula="of:=UNICHAR(HEX2DEC([.A137]))" office:value-type="string" office:string-value="🈁">
            <text:p>🈁</text:p>
          </table:table-cell>
          <table:table-cell table:number-columns-repeated="5"/>
        </table:table-row>
        <table:table-row table:style-name="ro5">
          <table:table-cell office:value-type="string">
            <text:p>1f202</text:p>
          </table:table-cell>
          <table:table-cell table:formula="of:=CONCATENATE([.A138];&quot;.png&quot;)" office:value-type="string" office:string-value="1f202.png">
            <text:p>1f202.png</text:p>
          </table:table-cell>
          <table:table-cell table:formula="of:=UNICHAR(HEX2DEC([.A138]))" office:value-type="string" office:string-value="🈂">
            <text:p>🈂</text:p>
          </table:table-cell>
          <table:table-cell table:number-columns-repeated="5"/>
        </table:table-row>
        <table:table-row table:style-name="ro5">
          <table:table-cell office:value-type="string">
            <text:p>1f21a</text:p>
          </table:table-cell>
          <table:table-cell table:formula="of:=CONCATENATE([.A139];&quot;.png&quot;)" office:value-type="string" office:string-value="1f21a.png">
            <text:p>1f21a.png</text:p>
          </table:table-cell>
          <table:table-cell table:formula="of:=UNICHAR(HEX2DEC([.A139]))" office:value-type="string" office:string-value="🈚">
            <text:p>🈚</text:p>
          </table:table-cell>
          <table:table-cell table:number-columns-repeated="5"/>
        </table:table-row>
        <table:table-row table:style-name="ro5">
          <table:table-cell office:value-type="string">
            <text:p>1f22f</text:p>
          </table:table-cell>
          <table:table-cell table:formula="of:=CONCATENATE([.A140];&quot;.png&quot;)" office:value-type="string" office:string-value="1f22f.png">
            <text:p>1f22f.png</text:p>
          </table:table-cell>
          <table:table-cell table:formula="of:=UNICHAR(HEX2DEC([.A140]))" office:value-type="string" office:string-value="🈯">
            <text:p>🈯</text:p>
          </table:table-cell>
          <table:table-cell table:number-columns-repeated="5"/>
        </table:table-row>
        <table:table-row table:style-name="ro5">
          <table:table-cell office:value-type="string">
            <text:p>1f232</text:p>
          </table:table-cell>
          <table:table-cell table:formula="of:=CONCATENATE([.A141];&quot;.png&quot;)" office:value-type="string" office:string-value="1f232.png">
            <text:p>1f232.png</text:p>
          </table:table-cell>
          <table:table-cell table:formula="of:=UNICHAR(HEX2DEC([.A141]))" office:value-type="string" office:string-value="🈲">
            <text:p>🈲</text:p>
          </table:table-cell>
          <table:table-cell table:number-columns-repeated="5"/>
        </table:table-row>
        <table:table-row table:style-name="ro5">
          <table:table-cell office:value-type="string">
            <text:p>1f233</text:p>
          </table:table-cell>
          <table:table-cell table:formula="of:=CONCATENATE([.A142];&quot;.png&quot;)" office:value-type="string" office:string-value="1f233.png">
            <text:p>1f233.png</text:p>
          </table:table-cell>
          <table:table-cell table:formula="of:=UNICHAR(HEX2DEC([.A142]))" office:value-type="string" office:string-value="🈳">
            <text:p>🈳</text:p>
          </table:table-cell>
          <table:table-cell table:number-columns-repeated="5"/>
        </table:table-row>
        <table:table-row table:style-name="ro5">
          <table:table-cell office:value-type="string">
            <text:p>1f234</text:p>
          </table:table-cell>
          <table:table-cell table:formula="of:=CONCATENATE([.A143];&quot;.png&quot;)" office:value-type="string" office:string-value="1f234.png">
            <text:p>1f234.png</text:p>
          </table:table-cell>
          <table:table-cell table:formula="of:=UNICHAR(HEX2DEC([.A143]))" office:value-type="string" office:string-value="🈴">
            <text:p>🈴</text:p>
          </table:table-cell>
          <table:table-cell table:number-columns-repeated="5"/>
        </table:table-row>
        <table:table-row table:style-name="ro5">
          <table:table-cell office:value-type="string">
            <text:p>1f235</text:p>
          </table:table-cell>
          <table:table-cell table:formula="of:=CONCATENATE([.A144];&quot;.png&quot;)" office:value-type="string" office:string-value="1f235.png">
            <text:p>1f235.png</text:p>
          </table:table-cell>
          <table:table-cell table:formula="of:=UNICHAR(HEX2DEC([.A144]))" office:value-type="string" office:string-value="🈵">
            <text:p>🈵</text:p>
          </table:table-cell>
          <table:table-cell table:number-columns-repeated="5"/>
        </table:table-row>
        <table:table-row table:style-name="ro5">
          <table:table-cell office:value-type="string">
            <text:p>1f236</text:p>
          </table:table-cell>
          <table:table-cell table:formula="of:=CONCATENATE([.A145];&quot;.png&quot;)" office:value-type="string" office:string-value="1f236.png">
            <text:p>1f236.png</text:p>
          </table:table-cell>
          <table:table-cell table:formula="of:=UNICHAR(HEX2DEC([.A145]))" office:value-type="string" office:string-value="🈶">
            <text:p>🈶</text:p>
          </table:table-cell>
          <table:table-cell table:number-columns-repeated="5"/>
        </table:table-row>
        <table:table-row table:style-name="ro5">
          <table:table-cell office:value-type="string">
            <text:p>1f237</text:p>
          </table:table-cell>
          <table:table-cell table:formula="of:=CONCATENATE([.A146];&quot;.png&quot;)" office:value-type="string" office:string-value="1f237.png">
            <text:p>1f237.png</text:p>
          </table:table-cell>
          <table:table-cell table:formula="of:=UNICHAR(HEX2DEC([.A146]))" office:value-type="string" office:string-value="🈷">
            <text:p>🈷</text:p>
          </table:table-cell>
          <table:table-cell table:number-columns-repeated="5"/>
        </table:table-row>
        <table:table-row table:style-name="ro5">
          <table:table-cell office:value-type="string">
            <text:p>1f238</text:p>
          </table:table-cell>
          <table:table-cell table:formula="of:=CONCATENATE([.A147];&quot;.png&quot;)" office:value-type="string" office:string-value="1f238.png">
            <text:p>1f238.png</text:p>
          </table:table-cell>
          <table:table-cell table:formula="of:=UNICHAR(HEX2DEC([.A147]))" office:value-type="string" office:string-value="🈸">
            <text:p>🈸</text:p>
          </table:table-cell>
          <table:table-cell table:number-columns-repeated="5"/>
        </table:table-row>
        <table:table-row table:style-name="ro5">
          <table:table-cell office:value-type="string">
            <text:p>1f239</text:p>
          </table:table-cell>
          <table:table-cell table:formula="of:=CONCATENATE([.A148];&quot;.png&quot;)" office:value-type="string" office:string-value="1f239.png">
            <text:p>1f239.png</text:p>
          </table:table-cell>
          <table:table-cell table:formula="of:=UNICHAR(HEX2DEC([.A148]))" office:value-type="string" office:string-value="🈹">
            <text:p>🈹</text:p>
          </table:table-cell>
          <table:table-cell table:number-columns-repeated="5"/>
        </table:table-row>
        <table:table-row table:style-name="ro5">
          <table:table-cell office:value-type="string">
            <text:p>1f23a</text:p>
          </table:table-cell>
          <table:table-cell table:formula="of:=CONCATENATE([.A149];&quot;.png&quot;)" office:value-type="string" office:string-value="1f23a.png">
            <text:p>1f23a.png</text:p>
          </table:table-cell>
          <table:table-cell table:formula="of:=UNICHAR(HEX2DEC([.A149]))" office:value-type="string" office:string-value="🈺">
            <text:p>🈺</text:p>
          </table:table-cell>
          <table:table-cell table:number-columns-repeated="5"/>
        </table:table-row>
        <table:table-row table:style-name="ro5">
          <table:table-cell office:value-type="string">
            <text:p>1f250</text:p>
          </table:table-cell>
          <table:table-cell table:formula="of:=CONCATENATE([.A150];&quot;.png&quot;)" office:value-type="string" office:string-value="1f250.png">
            <text:p>1f250.png</text:p>
          </table:table-cell>
          <table:table-cell table:formula="of:=UNICHAR(HEX2DEC([.A150]))" office:value-type="string" office:string-value="🉐">
            <text:p>🉐</text:p>
          </table:table-cell>
          <table:table-cell table:number-columns-repeated="5"/>
        </table:table-row>
        <table:table-row table:style-name="ro5">
          <table:table-cell office:value-type="string">
            <text:p>1f251</text:p>
          </table:table-cell>
          <table:table-cell table:formula="of:=CONCATENATE([.A151];&quot;.png&quot;)" office:value-type="string" office:string-value="1f251.png">
            <text:p>1f251.png</text:p>
          </table:table-cell>
          <table:table-cell table:formula="of:=UNICHAR(HEX2DEC([.A151]))" office:value-type="string" office:string-value="🉑">
            <text:p>🉑</text:p>
          </table:table-cell>
          <table:table-cell table:number-columns-repeated="5"/>
        </table:table-row>
        <table:table-row table:style-name="ro5">
          <table:table-cell office:value-type="string">
            <text:p>00a9</text:p>
          </table:table-cell>
          <table:table-cell table:formula="of:=CONCATENATE([.A152];&quot;.png&quot;)" office:value-type="string" office:string-value="00a9.png">
            <text:p>00a9.png</text:p>
          </table:table-cell>
          <table:table-cell table:formula="of:=UNICHAR(HEX2DEC([.A152]))" office:value-type="string" office:string-value="©">
            <text:p>©</text:p>
          </table:table-cell>
          <table:table-cell table:number-columns-repeated="5"/>
        </table:table-row>
        <table:table-row table:style-name="ro5">
          <table:table-cell office:value-type="string">
            <text:p>00ae</text:p>
          </table:table-cell>
          <table:table-cell table:formula="of:=CONCATENATE([.A153];&quot;.png&quot;)" office:value-type="string" office:string-value="00ae.png">
            <text:p>00ae.png</text:p>
          </table:table-cell>
          <table:table-cell table:formula="of:=UNICHAR(HEX2DEC([.A153]))" office:value-type="string" office:string-value="®">
            <text:p>®</text:p>
          </table:table-cell>
          <table:table-cell table:number-columns-repeated="5"/>
        </table:table-row>
        <table:table-row table:style-name="ro5">
          <table:table-cell office:value-type="string">
            <text:p>203c</text:p>
          </table:table-cell>
          <table:table-cell table:formula="of:=CONCATENATE([.A154];&quot;.png&quot;)" office:value-type="string" office:string-value="203c.png">
            <text:p>203c.png</text:p>
          </table:table-cell>
          <table:table-cell table:formula="of:=UNICHAR(HEX2DEC([.A154]))" office:value-type="string" office:string-value="‼">
            <text:p>‼</text:p>
          </table:table-cell>
          <table:table-cell table:number-columns-repeated="5"/>
        </table:table-row>
        <table:table-row table:style-name="ro5">
          <table:table-cell office:value-type="float" office:value="2049">
            <text:p>2049</text:p>
          </table:table-cell>
          <table:table-cell table:formula="of:=CONCATENATE([.A155];&quot;.png&quot;)" office:value-type="string" office:string-value="2049.png">
            <text:p>2049.png</text:p>
          </table:table-cell>
          <table:table-cell table:formula="of:=UNICHAR(HEX2DEC([.A155]))" office:value-type="string" office:string-value="⁉">
            <text:p>⁉</text:p>
          </table:table-cell>
          <table:table-cell table:number-columns-repeated="5"/>
        </table:table-row>
        <table:table-row table:style-name="ro5">
          <table:table-cell office:value-type="float" office:value="2122">
            <text:p>2122</text:p>
          </table:table-cell>
          <table:table-cell table:formula="of:=CONCATENATE([.A156];&quot;.png&quot;)" office:value-type="string" office:string-value="2122.png">
            <text:p>2122.png</text:p>
          </table:table-cell>
          <table:table-cell table:formula="of:=UNICHAR(HEX2DEC([.A156]))" office:value-type="string" office:string-value="™">
            <text:p>™</text:p>
          </table:table-cell>
          <table:table-cell table:number-columns-repeated="5"/>
        </table:table-row>
        <table:table-row table:style-name="ro5">
          <table:table-cell office:value-type="float" office:value="2139">
            <text:p>2139</text:p>
          </table:table-cell>
          <table:table-cell table:formula="of:=CONCATENATE([.A157];&quot;.png&quot;)" office:value-type="string" office:string-value="2139.png">
            <text:p>2139.png</text:p>
          </table:table-cell>
          <table:table-cell table:formula="of:=UNICHAR(HEX2DEC([.A157]))" office:value-type="string" office:string-value="ℹ">
            <text:p>ℹ</text:p>
          </table:table-cell>
          <table:table-cell table:number-columns-repeated="5"/>
        </table:table-row>
        <table:table-row table:style-name="ro5">
          <table:table-cell office:value-type="float" office:value="2194">
            <text:p>2194</text:p>
          </table:table-cell>
          <table:table-cell table:formula="of:=CONCATENATE([.A158];&quot;.png&quot;)" office:value-type="string" office:string-value="2194.png">
            <text:p>2194.png</text:p>
          </table:table-cell>
          <table:table-cell table:formula="of:=UNICHAR(HEX2DEC([.A158]))" office:value-type="string" office:string-value="↔">
            <text:p>↔</text:p>
          </table:table-cell>
          <table:table-cell table:number-columns-repeated="5"/>
        </table:table-row>
        <table:table-row table:style-name="ro5">
          <table:table-cell office:value-type="float" office:value="2195">
            <text:p>2195</text:p>
          </table:table-cell>
          <table:table-cell table:formula="of:=CONCATENATE([.A159];&quot;.png&quot;)" office:value-type="string" office:string-value="2195.png">
            <text:p>2195.png</text:p>
          </table:table-cell>
          <table:table-cell table:formula="of:=UNICHAR(HEX2DEC([.A159]))" office:value-type="string" office:string-value="↕">
            <text:p>↕</text:p>
          </table:table-cell>
          <table:table-cell table:number-columns-repeated="5"/>
        </table:table-row>
        <table:table-row table:style-name="ro5">
          <table:table-cell office:value-type="float" office:value="2196">
            <text:p>2196</text:p>
          </table:table-cell>
          <table:table-cell table:formula="of:=CONCATENATE([.A160];&quot;.png&quot;)" office:value-type="string" office:string-value="2196.png">
            <text:p>2196.png</text:p>
          </table:table-cell>
          <table:table-cell table:formula="of:=UNICHAR(HEX2DEC([.A160]))" office:value-type="string" office:string-value="↖">
            <text:p>↖</text:p>
          </table:table-cell>
          <table:table-cell table:number-columns-repeated="5"/>
        </table:table-row>
        <table:table-row table:style-name="ro5">
          <table:table-cell office:value-type="float" office:value="2197">
            <text:p>2197</text:p>
          </table:table-cell>
          <table:table-cell table:formula="of:=CONCATENATE([.A161];&quot;.png&quot;)" office:value-type="string" office:string-value="2197.png">
            <text:p>2197.png</text:p>
          </table:table-cell>
          <table:table-cell table:formula="of:=UNICHAR(HEX2DEC([.A161]))" office:value-type="string" office:string-value="↗">
            <text:p>↗</text:p>
          </table:table-cell>
          <table:table-cell table:number-columns-repeated="5"/>
        </table:table-row>
        <table:table-row table:style-name="ro5">
          <table:table-cell office:value-type="float" office:value="2198">
            <text:p>2198</text:p>
          </table:table-cell>
          <table:table-cell table:formula="of:=CONCATENATE([.A162];&quot;.png&quot;)" office:value-type="string" office:string-value="2198.png">
            <text:p>2198.png</text:p>
          </table:table-cell>
          <table:table-cell table:formula="of:=UNICHAR(HEX2DEC([.A162]))" office:value-type="string" office:string-value="↘">
            <text:p>↘</text:p>
          </table:table-cell>
          <table:table-cell table:number-columns-repeated="5"/>
        </table:table-row>
        <table:table-row table:style-name="ro5">
          <table:table-cell office:value-type="float" office:value="2199">
            <text:p>2199</text:p>
          </table:table-cell>
          <table:table-cell table:formula="of:=CONCATENATE([.A163];&quot;.png&quot;)" office:value-type="string" office:string-value="2199.png">
            <text:p>2199.png</text:p>
          </table:table-cell>
          <table:table-cell table:formula="of:=UNICHAR(HEX2DEC([.A163]))" office:value-type="string" office:string-value="↙">
            <text:p>↙</text:p>
          </table:table-cell>
          <table:table-cell table:number-columns-repeated="5"/>
        </table:table-row>
        <table:table-row table:style-name="ro5">
          <table:table-cell office:value-type="string">
            <text:p>21a9</text:p>
          </table:table-cell>
          <table:table-cell table:formula="of:=CONCATENATE([.A164];&quot;.png&quot;)" office:value-type="string" office:string-value="21a9.png">
            <text:p>21a9.png</text:p>
          </table:table-cell>
          <table:table-cell table:formula="of:=UNICHAR(HEX2DEC([.A164]))" office:value-type="string" office:string-value="↩">
            <text:p>↩</text:p>
          </table:table-cell>
          <table:table-cell table:number-columns-repeated="5"/>
        </table:table-row>
        <table:table-row table:style-name="ro5">
          <table:table-cell office:value-type="string">
            <text:p>21aa</text:p>
          </table:table-cell>
          <table:table-cell table:formula="of:=CONCATENATE([.A165];&quot;.png&quot;)" office:value-type="string" office:string-value="21aa.png">
            <text:p>21aa.png</text:p>
          </table:table-cell>
          <table:table-cell table:formula="of:=UNICHAR(HEX2DEC([.A165]))" office:value-type="string" office:string-value="↪">
            <text:p>↪</text:p>
          </table:table-cell>
          <table:table-cell table:number-columns-repeated="5"/>
        </table:table-row>
        <table:table-row table:style-name="ro5">
          <table:table-cell office:value-type="string">
            <text:p>231a</text:p>
          </table:table-cell>
          <table:table-cell table:formula="of:=CONCATENATE([.A166];&quot;.png&quot;)" office:value-type="string" office:string-value="231a.png">
            <text:p>231a.png</text:p>
          </table:table-cell>
          <table:table-cell table:formula="of:=UNICHAR(HEX2DEC([.A166]))" office:value-type="string" office:string-value="⌚">
            <text:p>⌚</text:p>
          </table:table-cell>
          <table:table-cell table:number-columns-repeated="5"/>
        </table:table-row>
        <table:table-row table:style-name="ro5">
          <table:table-cell office:value-type="string">
            <text:p>231b</text:p>
          </table:table-cell>
          <table:table-cell table:formula="of:=CONCATENATE([.A167];&quot;.png&quot;)" office:value-type="string" office:string-value="231b.png">
            <text:p>231b.png</text:p>
          </table:table-cell>
          <table:table-cell table:formula="of:=UNICHAR(HEX2DEC([.A167]))" office:value-type="string" office:string-value="⌛">
            <text:p>⌛</text:p>
          </table:table-cell>
          <table:table-cell table:number-columns-repeated="5"/>
        </table:table-row>
        <table:table-row table:style-name="ro5">
          <table:table-cell office:value-type="string">
            <text:p>23e9</text:p>
          </table:table-cell>
          <table:table-cell table:formula="of:=CONCATENATE([.A168];&quot;.png&quot;)" office:value-type="string" office:string-value="23e9.png">
            <text:p>23e9.png</text:p>
          </table:table-cell>
          <table:table-cell table:formula="of:=UNICHAR(HEX2DEC([.A168]))" office:value-type="string" office:string-value="⏩">
            <text:p>⏩</text:p>
          </table:table-cell>
          <table:table-cell table:number-columns-repeated="5"/>
        </table:table-row>
        <table:table-row table:style-name="ro5">
          <table:table-cell office:value-type="string">
            <text:p>23ea</text:p>
          </table:table-cell>
          <table:table-cell table:formula="of:=CONCATENATE([.A169];&quot;.png&quot;)" office:value-type="string" office:string-value="23ea.png">
            <text:p>23ea.png</text:p>
          </table:table-cell>
          <table:table-cell table:formula="of:=UNICHAR(HEX2DEC([.A169]))" office:value-type="string" office:string-value="⏪">
            <text:p>⏪</text:p>
          </table:table-cell>
          <table:table-cell table:number-columns-repeated="5"/>
        </table:table-row>
        <table:table-row table:style-name="ro5">
          <table:table-cell office:value-type="string">
            <text:p>23eb</text:p>
          </table:table-cell>
          <table:table-cell table:formula="of:=CONCATENATE([.A170];&quot;.png&quot;)" office:value-type="string" office:string-value="23eb.png">
            <text:p>23eb.png</text:p>
          </table:table-cell>
          <table:table-cell table:formula="of:=UNICHAR(HEX2DEC([.A170]))" office:value-type="string" office:string-value="⏫">
            <text:p>⏫</text:p>
          </table:table-cell>
          <table:table-cell table:number-columns-repeated="5"/>
        </table:table-row>
        <table:table-row table:style-name="ro5">
          <table:table-cell office:value-type="string">
            <text:p>23ec</text:p>
          </table:table-cell>
          <table:table-cell table:formula="of:=CONCATENATE([.A171];&quot;.png&quot;)" office:value-type="string" office:string-value="23ec.png">
            <text:p>23ec.png</text:p>
          </table:table-cell>
          <table:table-cell table:formula="of:=UNICHAR(HEX2DEC([.A171]))" office:value-type="string" office:string-value="⏬">
            <text:p>⏬</text:p>
          </table:table-cell>
          <table:table-cell table:number-columns-repeated="5"/>
        </table:table-row>
        <table:table-row table:style-name="ro5">
          <table:table-cell office:value-type="string">
            <text:p>23f0</text:p>
          </table:table-cell>
          <table:table-cell table:formula="of:=CONCATENATE([.A172];&quot;.png&quot;)" office:value-type="string" office:string-value="23f0.png">
            <text:p>23f0.png</text:p>
          </table:table-cell>
          <table:table-cell table:formula="of:=UNICHAR(HEX2DEC([.A172]))" office:value-type="string" office:string-value="⏰">
            <text:p>⏰</text:p>
          </table:table-cell>
          <table:table-cell table:number-columns-repeated="5"/>
        </table:table-row>
        <table:table-row table:style-name="ro5">
          <table:table-cell office:value-type="string">
            <text:p>23f3</text:p>
          </table:table-cell>
          <table:table-cell table:formula="of:=CONCATENATE([.A173];&quot;.png&quot;)" office:value-type="string" office:string-value="23f3.png">
            <text:p>23f3.png</text:p>
          </table:table-cell>
          <table:table-cell table:formula="of:=UNICHAR(HEX2DEC([.A173]))" office:value-type="string" office:string-value="⏳">
            <text:p>⏳</text:p>
          </table:table-cell>
          <table:table-cell table:number-columns-repeated="5"/>
        </table:table-row>
        <table:table-row table:style-name="ro5">
          <table:table-cell office:value-type="string">
            <text:p>25aa</text:p>
          </table:table-cell>
          <table:table-cell table:formula="of:=CONCATENATE([.A174];&quot;.png&quot;)" office:value-type="string" office:string-value="25aa.png">
            <text:p>25aa.png</text:p>
          </table:table-cell>
          <table:table-cell table:formula="of:=UNICHAR(HEX2DEC([.A174]))" office:value-type="string" office:string-value="▪">
            <text:p>▪</text:p>
          </table:table-cell>
          <table:table-cell table:number-columns-repeated="5"/>
        </table:table-row>
        <table:table-row table:style-name="ro5">
          <table:table-cell office:value-type="string">
            <text:p>25ab</text:p>
          </table:table-cell>
          <table:table-cell table:formula="of:=CONCATENATE([.A175];&quot;.png&quot;)" office:value-type="string" office:string-value="25ab.png">
            <text:p>25ab.png</text:p>
          </table:table-cell>
          <table:table-cell table:formula="of:=UNICHAR(HEX2DEC([.A175]))" office:value-type="string" office:string-value="▫">
            <text:p>▫</text:p>
          </table:table-cell>
          <table:table-cell table:number-columns-repeated="5"/>
        </table:table-row>
        <table:table-row table:style-name="ro5">
          <table:table-cell office:value-type="string">
            <text:p>25b6</text:p>
          </table:table-cell>
          <table:table-cell table:formula="of:=CONCATENATE([.A176];&quot;.png&quot;)" office:value-type="string" office:string-value="25b6.png">
            <text:p>25b6.png</text:p>
          </table:table-cell>
          <table:table-cell table:formula="of:=UNICHAR(HEX2DEC([.A176]))" office:value-type="string" office:string-value="▶">
            <text:p>▶</text:p>
          </table:table-cell>
          <table:table-cell table:number-columns-repeated="5"/>
        </table:table-row>
        <table:table-row table:style-name="ro5">
          <table:table-cell office:value-type="string">
            <text:p>25c0</text:p>
          </table:table-cell>
          <table:table-cell table:formula="of:=CONCATENATE([.A177];&quot;.png&quot;)" office:value-type="string" office:string-value="25c0.png">
            <text:p>25c0.png</text:p>
          </table:table-cell>
          <table:table-cell table:formula="of:=UNICHAR(HEX2DEC([.A177]))" office:value-type="string" office:string-value="◀">
            <text:p>◀</text:p>
          </table:table-cell>
          <table:table-cell table:number-columns-repeated="5"/>
        </table:table-row>
        <table:table-row table:style-name="ro5">
          <table:table-cell office:value-type="string">
            <text:p>25fb</text:p>
          </table:table-cell>
          <table:table-cell table:formula="of:=CONCATENATE([.A178];&quot;.png&quot;)" office:value-type="string" office:string-value="25fb.png">
            <text:p>25fb.png</text:p>
          </table:table-cell>
          <table:table-cell table:formula="of:=UNICHAR(HEX2DEC([.A178]))" office:value-type="string" office:string-value="◻">
            <text:p>◻</text:p>
          </table:table-cell>
          <table:table-cell table:number-columns-repeated="5"/>
        </table:table-row>
        <table:table-row table:style-name="ro5">
          <table:table-cell office:value-type="string">
            <text:p>25fc</text:p>
          </table:table-cell>
          <table:table-cell table:formula="of:=CONCATENATE([.A179];&quot;.png&quot;)" office:value-type="string" office:string-value="25fc.png">
            <text:p>25fc.png</text:p>
          </table:table-cell>
          <table:table-cell table:formula="of:=UNICHAR(HEX2DEC([.A179]))" office:value-type="string" office:string-value="◼">
            <text:p>◼</text:p>
          </table:table-cell>
          <table:table-cell table:number-columns-repeated="5"/>
        </table:table-row>
        <table:table-row table:style-name="ro5">
          <table:table-cell office:value-type="string">
            <text:p>25fd</text:p>
          </table:table-cell>
          <table:table-cell table:formula="of:=CONCATENATE([.A180];&quot;.png&quot;)" office:value-type="string" office:string-value="25fd.png">
            <text:p>25fd.png</text:p>
          </table:table-cell>
          <table:table-cell table:formula="of:=UNICHAR(HEX2DEC([.A180]))" office:value-type="string" office:string-value="◽">
            <text:p>◽</text:p>
          </table:table-cell>
          <table:table-cell table:number-columns-repeated="5"/>
        </table:table-row>
        <table:table-row table:style-name="ro5">
          <table:table-cell office:value-type="string">
            <text:p>25fe</text:p>
          </table:table-cell>
          <table:table-cell table:formula="of:=CONCATENATE([.A181];&quot;.png&quot;)" office:value-type="string" office:string-value="25fe.png">
            <text:p>25fe.png</text:p>
          </table:table-cell>
          <table:table-cell table:formula="of:=UNICHAR(HEX2DEC([.A181]))" office:value-type="string" office:string-value="◾">
            <text:p>◾</text:p>
          </table:table-cell>
          <table:table-cell table:number-columns-repeated="5"/>
        </table:table-row>
        <table:table-row table:style-name="ro5">
          <table:table-cell office:value-type="float" office:value="2600">
            <text:p>2600</text:p>
          </table:table-cell>
          <table:table-cell table:formula="of:=CONCATENATE([.A182];&quot;.png&quot;)" office:value-type="string" office:string-value="2600.png">
            <text:p>2600.png</text:p>
          </table:table-cell>
          <table:table-cell table:formula="of:=UNICHAR(HEX2DEC([.A182]))" office:value-type="string" office:string-value="☀">
            <text:p>☀</text:p>
          </table:table-cell>
          <table:table-cell table:number-columns-repeated="5"/>
        </table:table-row>
        <table:table-row table:style-name="ro5">
          <table:table-cell office:value-type="float" office:value="2601">
            <text:p>2601</text:p>
          </table:table-cell>
          <table:table-cell table:formula="of:=CONCATENATE([.A183];&quot;.png&quot;)" office:value-type="string" office:string-value="2601.png">
            <text:p>2601.png</text:p>
          </table:table-cell>
          <table:table-cell table:formula="of:=UNICHAR(HEX2DEC([.A183]))" office:value-type="string" office:string-value="☁">
            <text:p>☁</text:p>
          </table:table-cell>
          <table:table-cell table:number-columns-repeated="5"/>
        </table:table-row>
        <table:table-row table:style-name="ro5">
          <table:table-cell office:value-type="string">
            <text:p>263a</text:p>
          </table:table-cell>
          <table:table-cell table:formula="of:=CONCATENATE([.A184];&quot;.png&quot;)" office:value-type="string" office:string-value="263a.png">
            <text:p>263a.png</text:p>
          </table:table-cell>
          <table:table-cell table:formula="of:=UNICHAR(HEX2DEC([.A184]))" office:value-type="string" office:string-value="☺">
            <text:p>☺</text:p>
          </table:table-cell>
          <table:table-cell table:number-columns-repeated="5"/>
        </table:table-row>
        <table:table-row table:style-name="ro5">
          <table:table-cell office:value-type="float" office:value="2648">
            <text:p>2648</text:p>
          </table:table-cell>
          <table:table-cell table:formula="of:=CONCATENATE([.A185];&quot;.png&quot;)" office:value-type="string" office:string-value="2648.png">
            <text:p>2648.png</text:p>
          </table:table-cell>
          <table:table-cell table:formula="of:=UNICHAR(HEX2DEC([.A185]))" office:value-type="string" office:string-value="♈">
            <text:p>♈</text:p>
          </table:table-cell>
          <table:table-cell table:number-columns-repeated="5"/>
        </table:table-row>
        <table:table-row table:style-name="ro5">
          <table:table-cell office:value-type="float" office:value="2649">
            <text:p>2649</text:p>
          </table:table-cell>
          <table:table-cell table:formula="of:=CONCATENATE([.A186];&quot;.png&quot;)" office:value-type="string" office:string-value="2649.png">
            <text:p>2649.png</text:p>
          </table:table-cell>
          <table:table-cell table:formula="of:=UNICHAR(HEX2DEC([.A186]))" office:value-type="string" office:string-value="♉">
            <text:p>♉</text:p>
          </table:table-cell>
          <table:table-cell table:number-columns-repeated="5"/>
        </table:table-row>
        <table:table-row table:style-name="ro5">
          <table:table-cell office:value-type="string">
            <text:p>264a</text:p>
          </table:table-cell>
          <table:table-cell table:formula="of:=CONCATENATE([.A187];&quot;.png&quot;)" office:value-type="string" office:string-value="264a.png">
            <text:p>264a.png</text:p>
          </table:table-cell>
          <table:table-cell table:formula="of:=UNICHAR(HEX2DEC([.A187]))" office:value-type="string" office:string-value="♊">
            <text:p>♊</text:p>
          </table:table-cell>
          <table:table-cell table:number-columns-repeated="5"/>
        </table:table-row>
        <table:table-row table:style-name="ro5">
          <table:table-cell office:value-type="string">
            <text:p>264b</text:p>
          </table:table-cell>
          <table:table-cell table:formula="of:=CONCATENATE([.A188];&quot;.png&quot;)" office:value-type="string" office:string-value="264b.png">
            <text:p>264b.png</text:p>
          </table:table-cell>
          <table:table-cell table:formula="of:=UNICHAR(HEX2DEC([.A188]))" office:value-type="string" office:string-value="♋">
            <text:p>♋</text:p>
          </table:table-cell>
          <table:table-cell table:number-columns-repeated="5"/>
        </table:table-row>
        <table:table-row table:style-name="ro5">
          <table:table-cell office:value-type="string">
            <text:p>264c</text:p>
          </table:table-cell>
          <table:table-cell table:formula="of:=CONCATENATE([.A189];&quot;.png&quot;)" office:value-type="string" office:string-value="264c.png">
            <text:p>264c.png</text:p>
          </table:table-cell>
          <table:table-cell table:formula="of:=UNICHAR(HEX2DEC([.A189]))" office:value-type="string" office:string-value="♌">
            <text:p>♌</text:p>
          </table:table-cell>
          <table:table-cell table:number-columns-repeated="5"/>
        </table:table-row>
        <table:table-row table:style-name="ro5">
          <table:table-cell office:value-type="string">
            <text:p>264d</text:p>
          </table:table-cell>
          <table:table-cell table:formula="of:=CONCATENATE([.A190];&quot;.png&quot;)" office:value-type="string" office:string-value="264d.png">
            <text:p>264d.png</text:p>
          </table:table-cell>
          <table:table-cell table:formula="of:=UNICHAR(HEX2DEC([.A190]))" office:value-type="string" office:string-value="♍">
            <text:p>♍</text:p>
          </table:table-cell>
          <table:table-cell table:number-columns-repeated="5"/>
        </table:table-row>
        <table:table-row table:style-name="ro5">
          <table:table-cell office:value-type="string">
            <text:p>264e</text:p>
          </table:table-cell>
          <table:table-cell table:formula="of:=CONCATENATE([.A191];&quot;.png&quot;)" office:value-type="string" office:string-value="264e.png">
            <text:p>264e.png</text:p>
          </table:table-cell>
          <table:table-cell table:formula="of:=UNICHAR(HEX2DEC([.A191]))" office:value-type="string" office:string-value="♎">
            <text:p>♎</text:p>
          </table:table-cell>
          <table:table-cell table:number-columns-repeated="5"/>
        </table:table-row>
        <table:table-row table:style-name="ro5">
          <table:table-cell office:value-type="string">
            <text:p>264f</text:p>
          </table:table-cell>
          <table:table-cell table:formula="of:=CONCATENATE([.A192];&quot;.png&quot;)" office:value-type="string" office:string-value="264f.png">
            <text:p>264f.png</text:p>
          </table:table-cell>
          <table:table-cell table:formula="of:=UNICHAR(HEX2DEC([.A192]))" office:value-type="string" office:string-value="♏">
            <text:p>♏</text:p>
          </table:table-cell>
          <table:table-cell table:number-columns-repeated="5"/>
        </table:table-row>
        <table:table-row table:style-name="ro5">
          <table:table-cell office:value-type="float" office:value="2650">
            <text:p>2650</text:p>
          </table:table-cell>
          <table:table-cell table:formula="of:=CONCATENATE([.A193];&quot;.png&quot;)" office:value-type="string" office:string-value="2650.png">
            <text:p>2650.png</text:p>
          </table:table-cell>
          <table:table-cell table:formula="of:=UNICHAR(HEX2DEC([.A193]))" office:value-type="string" office:string-value="♐">
            <text:p>♐</text:p>
          </table:table-cell>
          <table:table-cell table:number-columns-repeated="5"/>
        </table:table-row>
        <table:table-row table:style-name="ro5">
          <table:table-cell office:value-type="float" office:value="2651">
            <text:p>2651</text:p>
          </table:table-cell>
          <table:table-cell table:formula="of:=CONCATENATE([.A194];&quot;.png&quot;)" office:value-type="string" office:string-value="2651.png">
            <text:p>2651.png</text:p>
          </table:table-cell>
          <table:table-cell table:formula="of:=UNICHAR(HEX2DEC([.A194]))" office:value-type="string" office:string-value="♑">
            <text:p>♑</text:p>
          </table:table-cell>
          <table:table-cell table:number-columns-repeated="5"/>
        </table:table-row>
        <table:table-row table:style-name="ro5">
          <table:table-cell office:value-type="float" office:value="2652">
            <text:p>2652</text:p>
          </table:table-cell>
          <table:table-cell table:formula="of:=CONCATENATE([.A195];&quot;.png&quot;)" office:value-type="string" office:string-value="2652.png">
            <text:p>2652.png</text:p>
          </table:table-cell>
          <table:table-cell table:formula="of:=UNICHAR(HEX2DEC([.A195]))" office:value-type="string" office:string-value="♒">
            <text:p>♒</text:p>
          </table:table-cell>
          <table:table-cell table:number-columns-repeated="5"/>
        </table:table-row>
        <table:table-row table:style-name="ro5">
          <table:table-cell office:value-type="float" office:value="2653">
            <text:p>2653</text:p>
          </table:table-cell>
          <table:table-cell table:formula="of:=CONCATENATE([.A196];&quot;.png&quot;)" office:value-type="string" office:string-value="2653.png">
            <text:p>2653.png</text:p>
          </table:table-cell>
          <table:table-cell table:formula="of:=UNICHAR(HEX2DEC([.A196]))" office:value-type="string" office:string-value="♓">
            <text:p>♓</text:p>
          </table:table-cell>
          <table:table-cell table:number-columns-repeated="5"/>
        </table:table-row>
        <table:table-row table:style-name="ro5">
          <table:table-cell office:value-type="float" office:value="2660">
            <text:p>2660</text:p>
          </table:table-cell>
          <table:table-cell table:formula="of:=CONCATENATE([.A197];&quot;.png&quot;)" office:value-type="string" office:string-value="2660.png">
            <text:p>2660.png</text:p>
          </table:table-cell>
          <table:table-cell table:formula="of:=UNICHAR(HEX2DEC([.A197]))" office:value-type="string" office:string-value="♠">
            <text:p>♠</text:p>
          </table:table-cell>
          <table:table-cell table:number-columns-repeated="5"/>
        </table:table-row>
        <table:table-row table:style-name="ro5">
          <table:table-cell office:value-type="float" office:value="2663">
            <text:p>2663</text:p>
          </table:table-cell>
          <table:table-cell table:formula="of:=CONCATENATE([.A198];&quot;.png&quot;)" office:value-type="string" office:string-value="2663.png">
            <text:p>2663.png</text:p>
          </table:table-cell>
          <table:table-cell table:formula="of:=UNICHAR(HEX2DEC([.A198]))" office:value-type="string" office:string-value="♣">
            <text:p>♣</text:p>
          </table:table-cell>
          <table:table-cell table:number-columns-repeated="5"/>
        </table:table-row>
        <table:table-row table:style-name="ro5">
          <table:table-cell office:value-type="float" office:value="2665">
            <text:p>2665</text:p>
          </table:table-cell>
          <table:table-cell table:formula="of:=CONCATENATE([.A199];&quot;.png&quot;)" office:value-type="string" office:string-value="2665.png">
            <text:p>2665.png</text:p>
          </table:table-cell>
          <table:table-cell table:formula="of:=UNICHAR(HEX2DEC([.A199]))" office:value-type="string" office:string-value="♥">
            <text:p>♥</text:p>
          </table:table-cell>
          <table:table-cell table:number-columns-repeated="5"/>
        </table:table-row>
        <table:table-row table:style-name="ro5">
          <table:table-cell office:value-type="float" office:value="2666">
            <text:p>2666</text:p>
          </table:table-cell>
          <table:table-cell table:formula="of:=CONCATENATE([.A200];&quot;.png&quot;)" office:value-type="string" office:string-value="2666.png">
            <text:p>2666.png</text:p>
          </table:table-cell>
          <table:table-cell table:formula="of:=UNICHAR(HEX2DEC([.A200]))" office:value-type="string" office:string-value="♦">
            <text:p>♦</text:p>
          </table:table-cell>
          <table:table-cell table:number-columns-repeated="5"/>
        </table:table-row>
        <table:table-row table:style-name="ro5">
          <table:table-cell office:value-type="float" office:value="2668">
            <text:p>2668</text:p>
          </table:table-cell>
          <table:table-cell table:formula="of:=CONCATENATE([.A201];&quot;.png&quot;)" office:value-type="string" office:string-value="2668.png">
            <text:p>2668.png</text:p>
          </table:table-cell>
          <table:table-cell table:formula="of:=UNICHAR(HEX2DEC([.A201]))" office:value-type="string" office:string-value="♨">
            <text:p>♨</text:p>
          </table:table-cell>
          <table:table-cell table:number-columns-repeated="5"/>
        </table:table-row>
        <table:table-row table:style-name="ro5">
          <table:table-cell office:value-type="string">
            <text:p>267b</text:p>
          </table:table-cell>
          <table:table-cell table:formula="of:=CONCATENATE([.A202];&quot;.png&quot;)" office:value-type="string" office:string-value="267b.png">
            <text:p>267b.png</text:p>
          </table:table-cell>
          <table:table-cell table:formula="of:=UNICHAR(HEX2DEC([.A202]))" office:value-type="string" office:string-value="♻">
            <text:p>♻</text:p>
          </table:table-cell>
          <table:table-cell table:number-columns-repeated="5"/>
        </table:table-row>
        <table:table-row table:style-name="ro5">
          <table:table-cell office:value-type="string">
            <text:p>267f</text:p>
          </table:table-cell>
          <table:table-cell table:formula="of:=CONCATENATE([.A203];&quot;.png&quot;)" office:value-type="string" office:string-value="267f.png">
            <text:p>267f.png</text:p>
          </table:table-cell>
          <table:table-cell table:formula="of:=UNICHAR(HEX2DEC([.A203]))" office:value-type="string" office:string-value="♿">
            <text:p>♿</text:p>
          </table:table-cell>
          <table:table-cell table:number-columns-repeated="5"/>
        </table:table-row>
        <table:table-row table:style-name="ro5">
          <table:table-cell office:value-type="float" office:value="2693">
            <text:p>2693</text:p>
          </table:table-cell>
          <table:table-cell table:formula="of:=CONCATENATE([.A204];&quot;.png&quot;)" office:value-type="string" office:string-value="2693.png">
            <text:p>2693.png</text:p>
          </table:table-cell>
          <table:table-cell table:formula="of:=UNICHAR(HEX2DEC([.A204]))" office:value-type="string" office:string-value="⚓">
            <text:p>⚓</text:p>
          </table:table-cell>
          <table:table-cell table:number-columns-repeated="5"/>
        </table:table-row>
        <table:table-row table:style-name="ro5">
          <table:table-cell office:value-type="string">
            <text:p>26a0</text:p>
          </table:table-cell>
          <table:table-cell table:formula="of:=CONCATENATE([.A205];&quot;.png&quot;)" office:value-type="string" office:string-value="26a0.png">
            <text:p>26a0.png</text:p>
          </table:table-cell>
          <table:table-cell table:formula="of:=UNICHAR(HEX2DEC([.A205]))" office:value-type="string" office:string-value="⚠">
            <text:p>⚠</text:p>
          </table:table-cell>
          <table:table-cell table:number-columns-repeated="5"/>
        </table:table-row>
        <table:table-row table:style-name="ro5">
          <table:table-cell office:value-type="string">
            <text:p>26a1</text:p>
          </table:table-cell>
          <table:table-cell table:formula="of:=CONCATENATE([.A206];&quot;.png&quot;)" office:value-type="string" office:string-value="26a1.png">
            <text:p>26a1.png</text:p>
          </table:table-cell>
          <table:table-cell table:formula="of:=UNICHAR(HEX2DEC([.A206]))" office:value-type="string" office:string-value="⚡">
            <text:p>⚡</text:p>
          </table:table-cell>
          <table:table-cell table:number-columns-repeated="5"/>
        </table:table-row>
        <table:table-row table:style-name="ro5">
          <table:table-cell office:value-type="string">
            <text:p>26aa</text:p>
          </table:table-cell>
          <table:table-cell table:formula="of:=CONCATENATE([.A207];&quot;.png&quot;)" office:value-type="string" office:string-value="26aa.png">
            <text:p>26aa.png</text:p>
          </table:table-cell>
          <table:table-cell table:formula="of:=UNICHAR(HEX2DEC([.A207]))" office:value-type="string" office:string-value="⚪">
            <text:p>⚪</text:p>
          </table:table-cell>
          <table:table-cell table:number-columns-repeated="5"/>
        </table:table-row>
        <table:table-row table:style-name="ro5">
          <table:table-cell office:value-type="string">
            <text:p>26ab</text:p>
          </table:table-cell>
          <table:table-cell table:formula="of:=CONCATENATE([.A208];&quot;.png&quot;)" office:value-type="string" office:string-value="26ab.png">
            <text:p>26ab.png</text:p>
          </table:table-cell>
          <table:table-cell table:formula="of:=UNICHAR(HEX2DEC([.A208]))" office:value-type="string" office:string-value="⚫">
            <text:p>⚫</text:p>
          </table:table-cell>
          <table:table-cell table:number-columns-repeated="5"/>
        </table:table-row>
        <table:table-row table:style-name="ro5">
          <table:table-cell office:value-type="string">
            <text:p>26bd</text:p>
          </table:table-cell>
          <table:table-cell table:formula="of:=CONCATENATE([.A209];&quot;.png&quot;)" office:value-type="string" office:string-value="26bd.png">
            <text:p>26bd.png</text:p>
          </table:table-cell>
          <table:table-cell table:formula="of:=UNICHAR(HEX2DEC([.A209]))" office:value-type="string" office:string-value="⚽">
            <text:p>⚽</text:p>
          </table:table-cell>
          <table:table-cell table:number-columns-repeated="5"/>
        </table:table-row>
        <table:table-row table:style-name="ro5">
          <table:table-cell office:value-type="string">
            <text:p>26be</text:p>
          </table:table-cell>
          <table:table-cell table:formula="of:=CONCATENATE([.A210];&quot;.png&quot;)" office:value-type="string" office:string-value="26be.png">
            <text:p>26be.png</text:p>
          </table:table-cell>
          <table:table-cell table:formula="of:=UNICHAR(HEX2DEC([.A210]))" office:value-type="string" office:string-value="⚾">
            <text:p>⚾</text:p>
          </table:table-cell>
          <table:table-cell table:number-columns-repeated="5"/>
        </table:table-row>
        <table:table-row table:style-name="ro5">
          <table:table-cell office:value-type="string">
            <text:p>26c4</text:p>
          </table:table-cell>
          <table:table-cell table:formula="of:=CONCATENATE([.A211];&quot;.png&quot;)" office:value-type="string" office:string-value="26c4.png">
            <text:p>26c4.png</text:p>
          </table:table-cell>
          <table:table-cell table:formula="of:=UNICHAR(HEX2DEC([.A211]))" office:value-type="string" office:string-value="⛄">
            <text:p>⛄</text:p>
          </table:table-cell>
          <table:table-cell table:number-columns-repeated="5"/>
        </table:table-row>
        <table:table-row table:style-name="ro5">
          <table:table-cell office:value-type="string">
            <text:p>26c5</text:p>
          </table:table-cell>
          <table:table-cell table:formula="of:=CONCATENATE([.A212];&quot;.png&quot;)" office:value-type="string" office:string-value="26c5.png">
            <text:p>26c5.png</text:p>
          </table:table-cell>
          <table:table-cell table:formula="of:=UNICHAR(HEX2DEC([.A212]))" office:value-type="string" office:string-value="⛅">
            <text:p>⛅</text:p>
          </table:table-cell>
          <table:table-cell table:number-columns-repeated="5"/>
        </table:table-row>
        <table:table-row table:style-name="ro5">
          <table:table-cell office:value-type="string">
            <text:p>26ce</text:p>
          </table:table-cell>
          <table:table-cell table:formula="of:=CONCATENATE([.A213];&quot;.png&quot;)" office:value-type="string" office:string-value="26ce.png">
            <text:p>26ce.png</text:p>
          </table:table-cell>
          <table:table-cell table:formula="of:=UNICHAR(HEX2DEC([.A213]))" office:value-type="string" office:string-value="⛎">
            <text:p>⛎</text:p>
          </table:table-cell>
          <table:table-cell table:number-columns-repeated="5"/>
        </table:table-row>
        <table:table-row table:style-name="ro5">
          <table:table-cell office:value-type="string">
            <text:p>26d4</text:p>
          </table:table-cell>
          <table:table-cell table:formula="of:=CONCATENATE([.A214];&quot;.png&quot;)" office:value-type="string" office:string-value="26d4.png">
            <text:p>26d4.png</text:p>
          </table:table-cell>
          <table:table-cell table:formula="of:=UNICHAR(HEX2DEC([.A214]))" office:value-type="string" office:string-value="⛔">
            <text:p>⛔</text:p>
          </table:table-cell>
          <table:table-cell table:number-columns-repeated="5"/>
        </table:table-row>
        <table:table-row table:style-name="ro5">
          <table:table-cell office:value-type="string">
            <text:p>26ea</text:p>
          </table:table-cell>
          <table:table-cell table:formula="of:=CONCATENATE([.A215];&quot;.png&quot;)" office:value-type="string" office:string-value="26ea.png">
            <text:p>26ea.png</text:p>
          </table:table-cell>
          <table:table-cell table:formula="of:=UNICHAR(HEX2DEC([.A215]))" office:value-type="string" office:string-value="⛪">
            <text:p>⛪</text:p>
          </table:table-cell>
          <table:table-cell table:number-columns-repeated="5"/>
        </table:table-row>
        <table:table-row table:style-name="ro5">
          <table:table-cell office:value-type="string">
            <text:p>26f2</text:p>
          </table:table-cell>
          <table:table-cell table:formula="of:=CONCATENATE([.A216];&quot;.png&quot;)" office:value-type="string" office:string-value="26f2.png">
            <text:p>26f2.png</text:p>
          </table:table-cell>
          <table:table-cell table:formula="of:=UNICHAR(HEX2DEC([.A216]))" office:value-type="string" office:string-value="⛲">
            <text:p>⛲</text:p>
          </table:table-cell>
          <table:table-cell table:number-columns-repeated="5"/>
        </table:table-row>
        <table:table-row table:style-name="ro5">
          <table:table-cell office:value-type="string">
            <text:p>26f3</text:p>
          </table:table-cell>
          <table:table-cell table:formula="of:=CONCATENATE([.A217];&quot;.png&quot;)" office:value-type="string" office:string-value="26f3.png">
            <text:p>26f3.png</text:p>
          </table:table-cell>
          <table:table-cell table:formula="of:=UNICHAR(HEX2DEC([.A217]))" office:value-type="string" office:string-value="⛳">
            <text:p>⛳</text:p>
          </table:table-cell>
          <table:table-cell table:number-columns-repeated="5"/>
        </table:table-row>
        <table:table-row table:style-name="ro5">
          <table:table-cell office:value-type="string">
            <text:p>26f5</text:p>
          </table:table-cell>
          <table:table-cell table:formula="of:=CONCATENATE([.A218];&quot;.png&quot;)" office:value-type="string" office:string-value="26f5.png">
            <text:p>26f5.png</text:p>
          </table:table-cell>
          <table:table-cell table:formula="of:=UNICHAR(HEX2DEC([.A218]))" office:value-type="string" office:string-value="⛵">
            <text:p>⛵</text:p>
          </table:table-cell>
          <table:table-cell table:number-columns-repeated="5"/>
        </table:table-row>
        <table:table-row table:style-name="ro5">
          <table:table-cell office:value-type="string">
            <text:p>26fa</text:p>
          </table:table-cell>
          <table:table-cell table:formula="of:=CONCATENATE([.A219];&quot;.png&quot;)" office:value-type="string" office:string-value="26fa.png">
            <text:p>26fa.png</text:p>
          </table:table-cell>
          <table:table-cell table:formula="of:=UNICHAR(HEX2DEC([.A219]))" office:value-type="string" office:string-value="⛺">
            <text:p>⛺</text:p>
          </table:table-cell>
          <table:table-cell table:number-columns-repeated="5"/>
        </table:table-row>
        <table:table-row table:style-name="ro5">
          <table:table-cell office:value-type="string">
            <text:p>26fd</text:p>
          </table:table-cell>
          <table:table-cell table:formula="of:=CONCATENATE([.A220];&quot;.png&quot;)" office:value-type="string" office:string-value="26fd.png">
            <text:p>26fd.png</text:p>
          </table:table-cell>
          <table:table-cell table:formula="of:=UNICHAR(HEX2DEC([.A220]))" office:value-type="string" office:string-value="⛽">
            <text:p>⛽</text:p>
          </table:table-cell>
          <table:table-cell table:number-columns-repeated="5"/>
        </table:table-row>
        <table:table-row table:style-name="ro5">
          <table:table-cell office:value-type="float" office:value="2934">
            <text:p>2934</text:p>
          </table:table-cell>
          <table:table-cell table:formula="of:=CONCATENATE([.A221];&quot;.png&quot;)" office:value-type="string" office:string-value="2934.png">
            <text:p>2934.png</text:p>
          </table:table-cell>
          <table:table-cell table:formula="of:=UNICHAR(HEX2DEC([.A221]))" office:value-type="string" office:string-value="⤴">
            <text:p>⤴</text:p>
          </table:table-cell>
          <table:table-cell table:number-columns-repeated="5"/>
        </table:table-row>
        <table:table-row table:style-name="ro5">
          <table:table-cell office:value-type="float" office:value="2935">
            <text:p>2935</text:p>
          </table:table-cell>
          <table:table-cell table:formula="of:=CONCATENATE([.A222];&quot;.png&quot;)" office:value-type="string" office:string-value="2935.png">
            <text:p>2935.png</text:p>
          </table:table-cell>
          <table:table-cell table:formula="of:=UNICHAR(HEX2DEC([.A222]))" office:value-type="string" office:string-value="⤵">
            <text:p>⤵</text:p>
          </table:table-cell>
          <table:table-cell table:number-columns-repeated="5"/>
        </table:table-row>
        <table:table-row table:style-name="ro5">
          <table:table-cell office:value-type="string">
            <text:p>2b05</text:p>
          </table:table-cell>
          <table:table-cell table:formula="of:=CONCATENATE([.A223];&quot;.png&quot;)" office:value-type="string" office:string-value="2b05.png">
            <text:p>2b05.png</text:p>
          </table:table-cell>
          <table:table-cell table:formula="of:=UNICHAR(HEX2DEC([.A223]))" office:value-type="string" office:string-value="⬅">
            <text:p>⬅</text:p>
          </table:table-cell>
          <table:table-cell table:number-columns-repeated="5"/>
        </table:table-row>
        <table:table-row table:style-name="ro5">
          <table:table-cell office:value-type="string">
            <text:p>2b06</text:p>
          </table:table-cell>
          <table:table-cell table:formula="of:=CONCATENATE([.A224];&quot;.png&quot;)" office:value-type="string" office:string-value="2b06.png">
            <text:p>2b06.png</text:p>
          </table:table-cell>
          <table:table-cell table:formula="of:=UNICHAR(HEX2DEC([.A224]))" office:value-type="string" office:string-value="⬆">
            <text:p>⬆</text:p>
          </table:table-cell>
          <table:table-cell table:number-columns-repeated="5"/>
        </table:table-row>
        <table:table-row table:style-name="ro5">
          <table:table-cell office:value-type="string">
            <text:p>2b07</text:p>
          </table:table-cell>
          <table:table-cell table:formula="of:=CONCATENATE([.A225];&quot;.png&quot;)" office:value-type="string" office:string-value="2b07.png">
            <text:p>2b07.png</text:p>
          </table:table-cell>
          <table:table-cell table:formula="of:=UNICHAR(HEX2DEC([.A225]))" office:value-type="string" office:string-value="⬇">
            <text:p>⬇</text:p>
          </table:table-cell>
          <table:table-cell table:number-columns-repeated="5"/>
        </table:table-row>
        <table:table-row table:style-name="ro5">
          <table:table-cell office:value-type="string">
            <text:p>2b1b</text:p>
          </table:table-cell>
          <table:table-cell table:formula="of:=CONCATENATE([.A226];&quot;.png&quot;)" office:value-type="string" office:string-value="2b1b.png">
            <text:p>2b1b.png</text:p>
          </table:table-cell>
          <table:table-cell table:formula="of:=UNICHAR(HEX2DEC([.A226]))" office:value-type="string" office:string-value="⬛">
            <text:p>⬛</text:p>
          </table:table-cell>
          <table:table-cell table:number-columns-repeated="5"/>
        </table:table-row>
        <table:table-row table:style-name="ro5">
          <table:table-cell office:value-type="string">
            <text:p>2b1c</text:p>
          </table:table-cell>
          <table:table-cell table:formula="of:=CONCATENATE([.A227];&quot;.png&quot;)" office:value-type="string" office:string-value="2b1c.png">
            <text:p>2b1c.png</text:p>
          </table:table-cell>
          <table:table-cell table:formula="of:=UNICHAR(HEX2DEC([.A227]))" office:value-type="string" office:string-value="⬜">
            <text:p>⬜</text:p>
          </table:table-cell>
          <table:table-cell table:number-columns-repeated="5"/>
        </table:table-row>
        <table:table-row table:style-name="ro5">
          <table:table-cell office:value-type="string">
            <text:p>2b50</text:p>
          </table:table-cell>
          <table:table-cell table:formula="of:=CONCATENATE([.A228];&quot;.png&quot;)" office:value-type="string" office:string-value="2b50.png">
            <text:p>2b50.png</text:p>
          </table:table-cell>
          <table:table-cell table:formula="of:=UNICHAR(HEX2DEC([.A228]))" office:value-type="string" office:string-value="⭐">
            <text:p>⭐</text:p>
          </table:table-cell>
          <table:table-cell table:number-columns-repeated="5"/>
        </table:table-row>
        <table:table-row table:style-name="ro5">
          <table:table-cell office:value-type="string">
            <text:p>2b55</text:p>
          </table:table-cell>
          <table:table-cell table:formula="of:=CONCATENATE([.A229];&quot;.png&quot;)" office:value-type="string" office:string-value="2b55.png">
            <text:p>2b55.png</text:p>
          </table:table-cell>
          <table:table-cell table:formula="of:=UNICHAR(HEX2DEC([.A229]))" office:value-type="string" office:string-value="⭕">
            <text:p>⭕</text:p>
          </table:table-cell>
          <table:table-cell table:number-columns-repeated="5"/>
        </table:table-row>
        <table:table-row table:style-name="ro5">
          <table:table-cell office:value-type="float" office:value="3030">
            <text:p>3030</text:p>
          </table:table-cell>
          <table:table-cell table:formula="of:=CONCATENATE([.A230];&quot;.png&quot;)" office:value-type="string" office:string-value="3030.png">
            <text:p>3030.png</text:p>
          </table:table-cell>
          <table:table-cell table:formula="of:=UNICHAR(HEX2DEC([.A230]))" office:value-type="string" office:string-value="〰">
            <text:p>〰</text:p>
          </table:table-cell>
          <table:table-cell table:number-columns-repeated="5"/>
        </table:table-row>
        <table:table-row table:style-name="ro5">
          <table:table-cell office:value-type="string">
            <text:p>303d</text:p>
          </table:table-cell>
          <table:table-cell table:formula="of:=CONCATENATE([.A231];&quot;.png&quot;)" office:value-type="string" office:string-value="303d.png">
            <text:p>303d.png</text:p>
          </table:table-cell>
          <table:table-cell table:formula="of:=UNICHAR(HEX2DEC([.A231]))" office:value-type="string" office:string-value="〽">
            <text:p>〽</text:p>
          </table:table-cell>
          <table:table-cell table:number-columns-repeated="5"/>
        </table:table-row>
        <table:table-row table:style-name="ro5">
          <table:table-cell office:value-type="float" office:value="3297">
            <text:p>3297</text:p>
          </table:table-cell>
          <table:table-cell table:formula="of:=CONCATENATE([.A232];&quot;.png&quot;)" office:value-type="string" office:string-value="3297.png">
            <text:p>3297.png</text:p>
          </table:table-cell>
          <table:table-cell table:formula="of:=UNICHAR(HEX2DEC([.A232]))" office:value-type="string" office:string-value="㊗">
            <text:p>㊗</text:p>
          </table:table-cell>
          <table:table-cell table:number-columns-repeated="5"/>
        </table:table-row>
        <table:table-row table:style-name="ro5">
          <table:table-cell office:value-type="float" office:value="3299">
            <text:p>3299</text:p>
          </table:table-cell>
          <table:table-cell table:formula="of:=CONCATENATE([.A233];&quot;.png&quot;)" office:value-type="string" office:string-value="3299.png">
            <text:p>3299.png</text:p>
          </table:table-cell>
          <table:table-cell table:formula="of:=UNICHAR(HEX2DEC([.A233]))" office:value-type="string" office:string-value="㊙">
            <text:p>㊙</text:p>
          </table:table-cell>
          <table:table-cell table:number-columns-repeated="5"/>
        </table:table-row>
        <table:table-row table:style-name="ro5">
          <table:table-cell office:value-type="string">
            <text:p>1f004</text:p>
          </table:table-cell>
          <table:table-cell table:formula="of:=CONCATENATE([.A234];&quot;.png&quot;)" office:value-type="string" office:string-value="1f004.png">
            <text:p>1f004.png</text:p>
          </table:table-cell>
          <table:table-cell table:formula="of:=UNICHAR(HEX2DEC([.A234]))" office:value-type="string" office:string-value="🀄">
            <text:p>🀄</text:p>
          </table:table-cell>
          <table:table-cell table:number-columns-repeated="5"/>
        </table:table-row>
        <table:table-row table:style-name="ro5">
          <table:table-cell office:value-type="string">
            <text:p>1f0cf</text:p>
          </table:table-cell>
          <table:table-cell table:formula="of:=CONCATENATE([.A235];&quot;.png&quot;)" office:value-type="string" office:string-value="1f0cf.png">
            <text:p>1f0cf.png</text:p>
          </table:table-cell>
          <table:table-cell table:formula="of:=UNICHAR(HEX2DEC([.A235]))" office:value-type="string" office:string-value="🃏">
            <text:p>🃏</text:p>
          </table:table-cell>
          <table:table-cell table:number-columns-repeated="5"/>
        </table:table-row>
        <table:table-row table:style-name="ro5">
          <table:table-cell office:value-type="string">
            <text:p>1f300</text:p>
          </table:table-cell>
          <table:table-cell table:formula="of:=CONCATENATE([.A236];&quot;.png&quot;)" office:value-type="string" office:string-value="1f300.png">
            <text:p>1f300.png</text:p>
          </table:table-cell>
          <table:table-cell table:formula="of:=UNICHAR(HEX2DEC([.A236]))" office:value-type="string" office:string-value="🌀">
            <text:p>🌀</text:p>
          </table:table-cell>
          <table:table-cell table:number-columns-repeated="5"/>
        </table:table-row>
        <table:table-row table:style-name="ro5">
          <table:table-cell office:value-type="string">
            <text:p>1f301</text:p>
          </table:table-cell>
          <table:table-cell table:formula="of:=CONCATENATE([.A237];&quot;.png&quot;)" office:value-type="string" office:string-value="1f301.png">
            <text:p>1f301.png</text:p>
          </table:table-cell>
          <table:table-cell table:formula="of:=UNICHAR(HEX2DEC([.A237]))" office:value-type="string" office:string-value="🌁">
            <text:p>🌁</text:p>
          </table:table-cell>
          <table:table-cell table:number-columns-repeated="5"/>
        </table:table-row>
        <table:table-row table:style-name="ro5">
          <table:table-cell office:value-type="string">
            <text:p>1f302</text:p>
          </table:table-cell>
          <table:table-cell table:formula="of:=CONCATENATE([.A238];&quot;.png&quot;)" office:value-type="string" office:string-value="1f302.png">
            <text:p>1f302.png</text:p>
          </table:table-cell>
          <table:table-cell table:formula="of:=UNICHAR(HEX2DEC([.A238]))" office:value-type="string" office:string-value="🌂">
            <text:p>🌂</text:p>
          </table:table-cell>
          <table:table-cell table:number-columns-repeated="5"/>
        </table:table-row>
        <table:table-row table:style-name="ro5">
          <table:table-cell office:value-type="string">
            <text:p>1f303</text:p>
          </table:table-cell>
          <table:table-cell table:formula="of:=CONCATENATE([.A239];&quot;.png&quot;)" office:value-type="string" office:string-value="1f303.png">
            <text:p>1f303.png</text:p>
          </table:table-cell>
          <table:table-cell table:formula="of:=UNICHAR(HEX2DEC([.A239]))" office:value-type="string" office:string-value="🌃">
            <text:p>🌃</text:p>
          </table:table-cell>
          <table:table-cell table:number-columns-repeated="5"/>
        </table:table-row>
        <table:table-row table:style-name="ro5">
          <table:table-cell office:value-type="string">
            <text:p>1f304</text:p>
          </table:table-cell>
          <table:table-cell table:formula="of:=CONCATENATE([.A240];&quot;.png&quot;)" office:value-type="string" office:string-value="1f304.png">
            <text:p>1f304.png</text:p>
          </table:table-cell>
          <table:table-cell table:formula="of:=UNICHAR(HEX2DEC([.A240]))" office:value-type="string" office:string-value="🌄">
            <text:p>🌄</text:p>
          </table:table-cell>
          <table:table-cell table:number-columns-repeated="5"/>
        </table:table-row>
        <table:table-row table:style-name="ro5">
          <table:table-cell office:value-type="string">
            <text:p>1f305</text:p>
          </table:table-cell>
          <table:table-cell table:formula="of:=CONCATENATE([.A241];&quot;.png&quot;)" office:value-type="string" office:string-value="1f305.png">
            <text:p>1f305.png</text:p>
          </table:table-cell>
          <table:table-cell table:formula="of:=UNICHAR(HEX2DEC([.A241]))" office:value-type="string" office:string-value="🌅">
            <text:p>🌅</text:p>
          </table:table-cell>
          <table:table-cell table:number-columns-repeated="5"/>
        </table:table-row>
        <table:table-row table:style-name="ro5">
          <table:table-cell office:value-type="string">
            <text:p>1f306</text:p>
          </table:table-cell>
          <table:table-cell table:formula="of:=CONCATENATE([.A242];&quot;.png&quot;)" office:value-type="string" office:string-value="1f306.png">
            <text:p>1f306.png</text:p>
          </table:table-cell>
          <table:table-cell table:formula="of:=UNICHAR(HEX2DEC([.A242]))" office:value-type="string" office:string-value="🌆">
            <text:p>🌆</text:p>
          </table:table-cell>
          <table:table-cell table:number-columns-repeated="5"/>
        </table:table-row>
        <table:table-row table:style-name="ro5">
          <table:table-cell office:value-type="string">
            <text:p>1f307</text:p>
          </table:table-cell>
          <table:table-cell table:formula="of:=CONCATENATE([.A243];&quot;.png&quot;)" office:value-type="string" office:string-value="1f307.png">
            <text:p>1f307.png</text:p>
          </table:table-cell>
          <table:table-cell table:formula="of:=UNICHAR(HEX2DEC([.A243]))" office:value-type="string" office:string-value="🌇">
            <text:p>🌇</text:p>
          </table:table-cell>
          <table:table-cell table:number-columns-repeated="5"/>
        </table:table-row>
        <table:table-row table:style-name="ro5">
          <table:table-cell office:value-type="string">
            <text:p>1f308</text:p>
          </table:table-cell>
          <table:table-cell table:formula="of:=CONCATENATE([.A244];&quot;.png&quot;)" office:value-type="string" office:string-value="1f308.png">
            <text:p>1f308.png</text:p>
          </table:table-cell>
          <table:table-cell table:formula="of:=UNICHAR(HEX2DEC([.A244]))" office:value-type="string" office:string-value="🌈">
            <text:p>🌈</text:p>
          </table:table-cell>
          <table:table-cell table:number-columns-repeated="5"/>
        </table:table-row>
        <table:table-row table:style-name="ro5">
          <table:table-cell office:value-type="string">
            <text:p>1f309</text:p>
          </table:table-cell>
          <table:table-cell table:formula="of:=CONCATENATE([.A245];&quot;.png&quot;)" office:value-type="string" office:string-value="1f309.png">
            <text:p>1f309.png</text:p>
          </table:table-cell>
          <table:table-cell table:formula="of:=UNICHAR(HEX2DEC([.A245]))" office:value-type="string" office:string-value="🌉">
            <text:p>🌉</text:p>
          </table:table-cell>
          <table:table-cell table:number-columns-repeated="5"/>
        </table:table-row>
        <table:table-row table:style-name="ro5">
          <table:table-cell office:value-type="string">
            <text:p>1f30a</text:p>
          </table:table-cell>
          <table:table-cell table:formula="of:=CONCATENATE([.A246];&quot;.png&quot;)" office:value-type="string" office:string-value="1f30a.png">
            <text:p>1f30a.png</text:p>
          </table:table-cell>
          <table:table-cell table:formula="of:=UNICHAR(HEX2DEC([.A246]))" office:value-type="string" office:string-value="🌊">
            <text:p>🌊</text:p>
          </table:table-cell>
          <table:table-cell table:number-columns-repeated="5"/>
        </table:table-row>
        <table:table-row table:style-name="ro5">
          <table:table-cell office:value-type="string">
            <text:p>1f30b</text:p>
          </table:table-cell>
          <table:table-cell table:formula="of:=CONCATENATE([.A247];&quot;.png&quot;)" office:value-type="string" office:string-value="1f30b.png">
            <text:p>1f30b.png</text:p>
          </table:table-cell>
          <table:table-cell table:formula="of:=UNICHAR(HEX2DEC([.A247]))" office:value-type="string" office:string-value="🌋">
            <text:p>🌋</text:p>
          </table:table-cell>
          <table:table-cell table:number-columns-repeated="5"/>
        </table:table-row>
        <table:table-row table:style-name="ro5">
          <table:table-cell office:value-type="string">
            <text:p>1f30c</text:p>
          </table:table-cell>
          <table:table-cell table:formula="of:=CONCATENATE([.A248];&quot;.png&quot;)" office:value-type="string" office:string-value="1f30c.png">
            <text:p>1f30c.png</text:p>
          </table:table-cell>
          <table:table-cell table:formula="of:=UNICHAR(HEX2DEC([.A248]))" office:value-type="string" office:string-value="🌌">
            <text:p>🌌</text:p>
          </table:table-cell>
          <table:table-cell table:number-columns-repeated="5"/>
        </table:table-row>
        <table:table-row table:style-name="ro5">
          <table:table-cell office:value-type="string">
            <text:p>1f30f</text:p>
          </table:table-cell>
          <table:table-cell table:formula="of:=CONCATENATE([.A249];&quot;.png&quot;)" office:value-type="string" office:string-value="1f30f.png">
            <text:p>1f30f.png</text:p>
          </table:table-cell>
          <table:table-cell table:formula="of:=UNICHAR(HEX2DEC([.A249]))" office:value-type="string" office:string-value="🌏">
            <text:p>🌏</text:p>
          </table:table-cell>
          <table:table-cell table:number-columns-repeated="5"/>
        </table:table-row>
        <table:table-row table:style-name="ro5">
          <table:table-cell office:value-type="string">
            <text:p>1f311</text:p>
          </table:table-cell>
          <table:table-cell table:formula="of:=CONCATENATE([.A250];&quot;.png&quot;)" office:value-type="string" office:string-value="1f311.png">
            <text:p>1f311.png</text:p>
          </table:table-cell>
          <table:table-cell table:formula="of:=UNICHAR(HEX2DEC([.A250]))" office:value-type="string" office:string-value="🌑">
            <text:p>🌑</text:p>
          </table:table-cell>
          <table:table-cell table:number-columns-repeated="5"/>
        </table:table-row>
        <table:table-row table:style-name="ro5">
          <table:table-cell office:value-type="string">
            <text:p>1f313</text:p>
          </table:table-cell>
          <table:table-cell table:formula="of:=CONCATENATE([.A251];&quot;.png&quot;)" office:value-type="string" office:string-value="1f313.png">
            <text:p>1f313.png</text:p>
          </table:table-cell>
          <table:table-cell table:formula="of:=UNICHAR(HEX2DEC([.A251]))" office:value-type="string" office:string-value="🌓">
            <text:p>🌓</text:p>
          </table:table-cell>
          <table:table-cell table:number-columns-repeated="5"/>
        </table:table-row>
        <table:table-row table:style-name="ro5">
          <table:table-cell office:value-type="string">
            <text:p>1f314</text:p>
          </table:table-cell>
          <table:table-cell table:formula="of:=CONCATENATE([.A252];&quot;.png&quot;)" office:value-type="string" office:string-value="1f314.png">
            <text:p>1f314.png</text:p>
          </table:table-cell>
          <table:table-cell table:formula="of:=UNICHAR(HEX2DEC([.A252]))" office:value-type="string" office:string-value="🌔">
            <text:p>🌔</text:p>
          </table:table-cell>
          <table:table-cell table:number-columns-repeated="5"/>
        </table:table-row>
        <table:table-row table:style-name="ro5">
          <table:table-cell office:value-type="string">
            <text:p>1f315</text:p>
          </table:table-cell>
          <table:table-cell table:formula="of:=CONCATENATE([.A253];&quot;.png&quot;)" office:value-type="string" office:string-value="1f315.png">
            <text:p>1f315.png</text:p>
          </table:table-cell>
          <table:table-cell table:formula="of:=UNICHAR(HEX2DEC([.A253]))" office:value-type="string" office:string-value="🌕">
            <text:p>🌕</text:p>
          </table:table-cell>
          <table:table-cell table:number-columns-repeated="5"/>
        </table:table-row>
        <table:table-row table:style-name="ro5">
          <table:table-cell office:value-type="string">
            <text:p>1f319</text:p>
          </table:table-cell>
          <table:table-cell table:formula="of:=CONCATENATE([.A254];&quot;.png&quot;)" office:value-type="string" office:string-value="1f319.png">
            <text:p>1f319.png</text:p>
          </table:table-cell>
          <table:table-cell table:formula="of:=UNICHAR(HEX2DEC([.A254]))" office:value-type="string" office:string-value="🌙">
            <text:p>🌙</text:p>
          </table:table-cell>
          <table:table-cell table:number-columns-repeated="5"/>
        </table:table-row>
        <table:table-row table:style-name="ro5">
          <table:table-cell office:value-type="string">
            <text:p>1f31b</text:p>
          </table:table-cell>
          <table:table-cell table:formula="of:=CONCATENATE([.A255];&quot;.png&quot;)" office:value-type="string" office:string-value="1f31b.png">
            <text:p>1f31b.png</text:p>
          </table:table-cell>
          <table:table-cell table:formula="of:=UNICHAR(HEX2DEC([.A255]))" office:value-type="string" office:string-value="🌛">
            <text:p>🌛</text:p>
          </table:table-cell>
          <table:table-cell table:number-columns-repeated="5"/>
        </table:table-row>
        <table:table-row table:style-name="ro5">
          <table:table-cell office:value-type="string">
            <text:p>1f31f</text:p>
          </table:table-cell>
          <table:table-cell table:formula="of:=CONCATENATE([.A256];&quot;.png&quot;)" office:value-type="string" office:string-value="1f31f.png">
            <text:p>1f31f.png</text:p>
          </table:table-cell>
          <table:table-cell table:formula="of:=UNICHAR(HEX2DEC([.A256]))" office:value-type="string" office:string-value="🌟">
            <text:p>🌟</text:p>
          </table:table-cell>
          <table:table-cell table:number-columns-repeated="5"/>
        </table:table-row>
        <table:table-row table:style-name="ro5">
          <table:table-cell office:value-type="string">
            <text:p>1f320</text:p>
          </table:table-cell>
          <table:table-cell table:formula="of:=CONCATENATE([.A257];&quot;.png&quot;)" office:value-type="string" office:string-value="1f320.png">
            <text:p>1f320.png</text:p>
          </table:table-cell>
          <table:table-cell table:formula="of:=UNICHAR(HEX2DEC([.A257]))" office:value-type="string" office:string-value="🌠">
            <text:p>🌠</text:p>
          </table:table-cell>
          <table:table-cell table:number-columns-repeated="5"/>
        </table:table-row>
        <table:table-row table:style-name="ro5">
          <table:table-cell office:value-type="string">
            <text:p>1f330</text:p>
          </table:table-cell>
          <table:table-cell table:formula="of:=CONCATENATE([.A258];&quot;.png&quot;)" office:value-type="string" office:string-value="1f330.png">
            <text:p>1f330.png</text:p>
          </table:table-cell>
          <table:table-cell table:formula="of:=UNICHAR(HEX2DEC([.A258]))" office:value-type="string" office:string-value="🌰">
            <text:p>🌰</text:p>
          </table:table-cell>
          <table:table-cell table:number-columns-repeated="5"/>
        </table:table-row>
        <table:table-row table:style-name="ro5">
          <table:table-cell office:value-type="string">
            <text:p>1f331</text:p>
          </table:table-cell>
          <table:table-cell table:formula="of:=CONCATENATE([.A259];&quot;.png&quot;)" office:value-type="string" office:string-value="1f331.png">
            <text:p>1f331.png</text:p>
          </table:table-cell>
          <table:table-cell table:formula="of:=UNICHAR(HEX2DEC([.A259]))" office:value-type="string" office:string-value="🌱">
            <text:p>🌱</text:p>
          </table:table-cell>
          <table:table-cell table:number-columns-repeated="5"/>
        </table:table-row>
        <table:table-row table:style-name="ro5">
          <table:table-cell office:value-type="string">
            <text:p>1f334</text:p>
          </table:table-cell>
          <table:table-cell table:formula="of:=CONCATENATE([.A260];&quot;.png&quot;)" office:value-type="string" office:string-value="1f334.png">
            <text:p>1f334.png</text:p>
          </table:table-cell>
          <table:table-cell table:formula="of:=UNICHAR(HEX2DEC([.A260]))" office:value-type="string" office:string-value="🌴">
            <text:p>🌴</text:p>
          </table:table-cell>
          <table:table-cell table:number-columns-repeated="5"/>
        </table:table-row>
        <table:table-row table:style-name="ro5">
          <table:table-cell office:value-type="string">
            <text:p>1f335</text:p>
          </table:table-cell>
          <table:table-cell table:formula="of:=CONCATENATE([.A261];&quot;.png&quot;)" office:value-type="string" office:string-value="1f335.png">
            <text:p>1f335.png</text:p>
          </table:table-cell>
          <table:table-cell table:formula="of:=UNICHAR(HEX2DEC([.A261]))" office:value-type="string" office:string-value="🌵">
            <text:p>🌵</text:p>
          </table:table-cell>
          <table:table-cell table:number-columns-repeated="5"/>
        </table:table-row>
        <table:table-row table:style-name="ro5">
          <table:table-cell office:value-type="string">
            <text:p>1f337</text:p>
          </table:table-cell>
          <table:table-cell table:formula="of:=CONCATENATE([.A262];&quot;.png&quot;)" office:value-type="string" office:string-value="1f337.png">
            <text:p>1f337.png</text:p>
          </table:table-cell>
          <table:table-cell table:formula="of:=UNICHAR(HEX2DEC([.A262]))" office:value-type="string" office:string-value="🌷">
            <text:p>🌷</text:p>
          </table:table-cell>
          <table:table-cell table:number-columns-repeated="5"/>
        </table:table-row>
        <table:table-row table:style-name="ro5">
          <table:table-cell office:value-type="string">
            <text:p>1f338</text:p>
          </table:table-cell>
          <table:table-cell table:formula="of:=CONCATENATE([.A263];&quot;.png&quot;)" office:value-type="string" office:string-value="1f338.png">
            <text:p>1f338.png</text:p>
          </table:table-cell>
          <table:table-cell table:formula="of:=UNICHAR(HEX2DEC([.A263]))" office:value-type="string" office:string-value="🌸">
            <text:p>🌸</text:p>
          </table:table-cell>
          <table:table-cell table:number-columns-repeated="5"/>
        </table:table-row>
        <table:table-row table:style-name="ro5">
          <table:table-cell office:value-type="string">
            <text:p>1f339</text:p>
          </table:table-cell>
          <table:table-cell table:formula="of:=CONCATENATE([.A264];&quot;.png&quot;)" office:value-type="string" office:string-value="1f339.png">
            <text:p>1f339.png</text:p>
          </table:table-cell>
          <table:table-cell table:formula="of:=UNICHAR(HEX2DEC([.A264]))" office:value-type="string" office:string-value="🌹">
            <text:p>🌹</text:p>
          </table:table-cell>
          <table:table-cell table:number-columns-repeated="5"/>
        </table:table-row>
        <table:table-row table:style-name="ro5">
          <table:table-cell office:value-type="string">
            <text:p>1f33a</text:p>
          </table:table-cell>
          <table:table-cell table:formula="of:=CONCATENATE([.A265];&quot;.png&quot;)" office:value-type="string" office:string-value="1f33a.png">
            <text:p>1f33a.png</text:p>
          </table:table-cell>
          <table:table-cell table:formula="of:=UNICHAR(HEX2DEC([.A265]))" office:value-type="string" office:string-value="🌺">
            <text:p>🌺</text:p>
          </table:table-cell>
          <table:table-cell table:number-columns-repeated="5"/>
        </table:table-row>
        <table:table-row table:style-name="ro5">
          <table:table-cell office:value-type="string">
            <text:p>1f33b</text:p>
          </table:table-cell>
          <table:table-cell table:formula="of:=CONCATENATE([.A266];&quot;.png&quot;)" office:value-type="string" office:string-value="1f33b.png">
            <text:p>1f33b.png</text:p>
          </table:table-cell>
          <table:table-cell table:formula="of:=UNICHAR(HEX2DEC([.A266]))" office:value-type="string" office:string-value="🌻">
            <text:p>🌻</text:p>
          </table:table-cell>
          <table:table-cell table:number-columns-repeated="5"/>
        </table:table-row>
        <table:table-row table:style-name="ro5">
          <table:table-cell office:value-type="string">
            <text:p>1f33c</text:p>
          </table:table-cell>
          <table:table-cell table:formula="of:=CONCATENATE([.A267];&quot;.png&quot;)" office:value-type="string" office:string-value="1f33c.png">
            <text:p>1f33c.png</text:p>
          </table:table-cell>
          <table:table-cell table:formula="of:=UNICHAR(HEX2DEC([.A267]))" office:value-type="string" office:string-value="🌼">
            <text:p>🌼</text:p>
          </table:table-cell>
          <table:table-cell table:number-columns-repeated="5"/>
        </table:table-row>
        <table:table-row table:style-name="ro5">
          <table:table-cell office:value-type="string">
            <text:p>1f33d</text:p>
          </table:table-cell>
          <table:table-cell table:formula="of:=CONCATENATE([.A268];&quot;.png&quot;)" office:value-type="string" office:string-value="1f33d.png">
            <text:p>1f33d.png</text:p>
          </table:table-cell>
          <table:table-cell table:formula="of:=UNICHAR(HEX2DEC([.A268]))" office:value-type="string" office:string-value="🌽">
            <text:p>🌽</text:p>
          </table:table-cell>
          <table:table-cell table:number-columns-repeated="5"/>
        </table:table-row>
        <table:table-row table:style-name="ro5">
          <table:table-cell office:value-type="string">
            <text:p>1f33e</text:p>
          </table:table-cell>
          <table:table-cell table:formula="of:=CONCATENATE([.A269];&quot;.png&quot;)" office:value-type="string" office:string-value="1f33e.png">
            <text:p>1f33e.png</text:p>
          </table:table-cell>
          <table:table-cell table:formula="of:=UNICHAR(HEX2DEC([.A269]))" office:value-type="string" office:string-value="🌾">
            <text:p>🌾</text:p>
          </table:table-cell>
          <table:table-cell table:number-columns-repeated="5"/>
        </table:table-row>
        <table:table-row table:style-name="ro5">
          <table:table-cell office:value-type="string">
            <text:p>1f33f</text:p>
          </table:table-cell>
          <table:table-cell table:formula="of:=CONCATENATE([.A270];&quot;.png&quot;)" office:value-type="string" office:string-value="1f33f.png">
            <text:p>1f33f.png</text:p>
          </table:table-cell>
          <table:table-cell table:formula="of:=UNICHAR(HEX2DEC([.A270]))" office:value-type="string" office:string-value="🌿">
            <text:p>🌿</text:p>
          </table:table-cell>
          <table:table-cell table:number-columns-repeated="5"/>
        </table:table-row>
        <table:table-row table:style-name="ro5">
          <table:table-cell office:value-type="string">
            <text:p>1f340</text:p>
          </table:table-cell>
          <table:table-cell table:formula="of:=CONCATENATE([.A271];&quot;.png&quot;)" office:value-type="string" office:string-value="1f340.png">
            <text:p>1f340.png</text:p>
          </table:table-cell>
          <table:table-cell table:formula="of:=UNICHAR(HEX2DEC([.A271]))" office:value-type="string" office:string-value="🍀">
            <text:p>🍀</text:p>
          </table:table-cell>
          <table:table-cell table:number-columns-repeated="5"/>
        </table:table-row>
        <table:table-row table:style-name="ro5">
          <table:table-cell office:value-type="string">
            <text:p>1f341</text:p>
          </table:table-cell>
          <table:table-cell table:formula="of:=CONCATENATE([.A272];&quot;.png&quot;)" office:value-type="string" office:string-value="1f341.png">
            <text:p>1f341.png</text:p>
          </table:table-cell>
          <table:table-cell table:formula="of:=UNICHAR(HEX2DEC([.A272]))" office:value-type="string" office:string-value="🍁">
            <text:p>🍁</text:p>
          </table:table-cell>
          <table:table-cell table:number-columns-repeated="5"/>
        </table:table-row>
        <table:table-row table:style-name="ro5">
          <table:table-cell office:value-type="string">
            <text:p>1f342</text:p>
          </table:table-cell>
          <table:table-cell table:formula="of:=CONCATENATE([.A273];&quot;.png&quot;)" office:value-type="string" office:string-value="1f342.png">
            <text:p>1f342.png</text:p>
          </table:table-cell>
          <table:table-cell table:formula="of:=UNICHAR(HEX2DEC([.A273]))" office:value-type="string" office:string-value="🍂">
            <text:p>🍂</text:p>
          </table:table-cell>
          <table:table-cell table:number-columns-repeated="5"/>
        </table:table-row>
        <table:table-row table:style-name="ro5">
          <table:table-cell office:value-type="string">
            <text:p>1f343</text:p>
          </table:table-cell>
          <table:table-cell table:formula="of:=CONCATENATE([.A274];&quot;.png&quot;)" office:value-type="string" office:string-value="1f343.png">
            <text:p>1f343.png</text:p>
          </table:table-cell>
          <table:table-cell table:formula="of:=UNICHAR(HEX2DEC([.A274]))" office:value-type="string" office:string-value="🍃">
            <text:p>🍃</text:p>
          </table:table-cell>
          <table:table-cell table:number-columns-repeated="5"/>
        </table:table-row>
        <table:table-row table:style-name="ro5">
          <table:table-cell office:value-type="string">
            <text:p>1f344</text:p>
          </table:table-cell>
          <table:table-cell table:formula="of:=CONCATENATE([.A275];&quot;.png&quot;)" office:value-type="string" office:string-value="1f344.png">
            <text:p>1f344.png</text:p>
          </table:table-cell>
          <table:table-cell table:formula="of:=UNICHAR(HEX2DEC([.A275]))" office:value-type="string" office:string-value="🍄">
            <text:p>🍄</text:p>
          </table:table-cell>
          <table:table-cell table:number-columns-repeated="5"/>
        </table:table-row>
        <table:table-row table:style-name="ro5">
          <table:table-cell office:value-type="string">
            <text:p>1f345</text:p>
          </table:table-cell>
          <table:table-cell table:formula="of:=CONCATENATE([.A276];&quot;.png&quot;)" office:value-type="string" office:string-value="1f345.png">
            <text:p>1f345.png</text:p>
          </table:table-cell>
          <table:table-cell table:formula="of:=UNICHAR(HEX2DEC([.A276]))" office:value-type="string" office:string-value="🍅">
            <text:p>🍅</text:p>
          </table:table-cell>
          <table:table-cell table:number-columns-repeated="5"/>
        </table:table-row>
        <table:table-row table:style-name="ro5">
          <table:table-cell office:value-type="string">
            <text:p>1f346</text:p>
          </table:table-cell>
          <table:table-cell table:formula="of:=CONCATENATE([.A277];&quot;.png&quot;)" office:value-type="string" office:string-value="1f346.png">
            <text:p>1f346.png</text:p>
          </table:table-cell>
          <table:table-cell table:formula="of:=UNICHAR(HEX2DEC([.A277]))" office:value-type="string" office:string-value="🍆">
            <text:p>🍆</text:p>
          </table:table-cell>
          <table:table-cell table:number-columns-repeated="5"/>
        </table:table-row>
        <table:table-row table:style-name="ro5">
          <table:table-cell office:value-type="string">
            <text:p>1f347</text:p>
          </table:table-cell>
          <table:table-cell table:formula="of:=CONCATENATE([.A278];&quot;.png&quot;)" office:value-type="string" office:string-value="1f347.png">
            <text:p>1f347.png</text:p>
          </table:table-cell>
          <table:table-cell table:formula="of:=UNICHAR(HEX2DEC([.A278]))" office:value-type="string" office:string-value="🍇">
            <text:p>🍇</text:p>
          </table:table-cell>
          <table:table-cell table:number-columns-repeated="5"/>
        </table:table-row>
        <table:table-row table:style-name="ro5">
          <table:table-cell office:value-type="string">
            <text:p>1f348</text:p>
          </table:table-cell>
          <table:table-cell table:formula="of:=CONCATENATE([.A279];&quot;.png&quot;)" office:value-type="string" office:string-value="1f348.png">
            <text:p>1f348.png</text:p>
          </table:table-cell>
          <table:table-cell table:formula="of:=UNICHAR(HEX2DEC([.A279]))" office:value-type="string" office:string-value="🍈">
            <text:p>🍈</text:p>
          </table:table-cell>
          <table:table-cell table:number-columns-repeated="5"/>
        </table:table-row>
        <table:table-row table:style-name="ro5">
          <table:table-cell office:value-type="string">
            <text:p>1f349</text:p>
          </table:table-cell>
          <table:table-cell table:formula="of:=CONCATENATE([.A280];&quot;.png&quot;)" office:value-type="string" office:string-value="1f349.png">
            <text:p>1f349.png</text:p>
          </table:table-cell>
          <table:table-cell table:formula="of:=UNICHAR(HEX2DEC([.A280]))" office:value-type="string" office:string-value="🍉">
            <text:p>🍉</text:p>
          </table:table-cell>
          <table:table-cell table:number-columns-repeated="5"/>
        </table:table-row>
        <table:table-row table:style-name="ro5">
          <table:table-cell office:value-type="string">
            <text:p>1f34a</text:p>
          </table:table-cell>
          <table:table-cell table:formula="of:=CONCATENATE([.A281];&quot;.png&quot;)" office:value-type="string" office:string-value="1f34a.png">
            <text:p>1f34a.png</text:p>
          </table:table-cell>
          <table:table-cell table:formula="of:=UNICHAR(HEX2DEC([.A281]))" office:value-type="string" office:string-value="🍊">
            <text:p>🍊</text:p>
          </table:table-cell>
          <table:table-cell table:number-columns-repeated="5"/>
        </table:table-row>
        <table:table-row table:style-name="ro5">
          <table:table-cell office:value-type="string">
            <text:p>1f34c</text:p>
          </table:table-cell>
          <table:table-cell table:formula="of:=CONCATENATE([.A282];&quot;.png&quot;)" office:value-type="string" office:string-value="1f34c.png">
            <text:p>1f34c.png</text:p>
          </table:table-cell>
          <table:table-cell table:formula="of:=UNICHAR(HEX2DEC([.A282]))" office:value-type="string" office:string-value="🍌">
            <text:p>🍌</text:p>
          </table:table-cell>
          <table:table-cell table:number-columns-repeated="5"/>
        </table:table-row>
        <table:table-row table:style-name="ro5">
          <table:table-cell office:value-type="string">
            <text:p>1f34d</text:p>
          </table:table-cell>
          <table:table-cell table:formula="of:=CONCATENATE([.A283];&quot;.png&quot;)" office:value-type="string" office:string-value="1f34d.png">
            <text:p>1f34d.png</text:p>
          </table:table-cell>
          <table:table-cell table:formula="of:=UNICHAR(HEX2DEC([.A283]))" office:value-type="string" office:string-value="🍍">
            <text:p>🍍</text:p>
          </table:table-cell>
          <table:table-cell table:number-columns-repeated="5"/>
        </table:table-row>
        <table:table-row table:style-name="ro5">
          <table:table-cell office:value-type="string">
            <text:p>1f34e</text:p>
          </table:table-cell>
          <table:table-cell table:formula="of:=CONCATENATE([.A284];&quot;.png&quot;)" office:value-type="string" office:string-value="1f34e.png">
            <text:p>1f34e.png</text:p>
          </table:table-cell>
          <table:table-cell table:formula="of:=UNICHAR(HEX2DEC([.A284]))" office:value-type="string" office:string-value="🍎">
            <text:p>🍎</text:p>
          </table:table-cell>
          <table:table-cell table:number-columns-repeated="5"/>
        </table:table-row>
        <table:table-row table:style-name="ro5">
          <table:table-cell office:value-type="string">
            <text:p>1f34f</text:p>
          </table:table-cell>
          <table:table-cell table:formula="of:=CONCATENATE([.A285];&quot;.png&quot;)" office:value-type="string" office:string-value="1f34f.png">
            <text:p>1f34f.png</text:p>
          </table:table-cell>
          <table:table-cell table:formula="of:=UNICHAR(HEX2DEC([.A285]))" office:value-type="string" office:string-value="🍏">
            <text:p>🍏</text:p>
          </table:table-cell>
          <table:table-cell table:number-columns-repeated="5"/>
        </table:table-row>
        <table:table-row table:style-name="ro5">
          <table:table-cell office:value-type="string">
            <text:p>1f351</text:p>
          </table:table-cell>
          <table:table-cell table:formula="of:=CONCATENATE([.A286];&quot;.png&quot;)" office:value-type="string" office:string-value="1f351.png">
            <text:p>1f351.png</text:p>
          </table:table-cell>
          <table:table-cell table:formula="of:=UNICHAR(HEX2DEC([.A286]))" office:value-type="string" office:string-value="🍑">
            <text:p>🍑</text:p>
          </table:table-cell>
          <table:table-cell table:number-columns-repeated="5"/>
        </table:table-row>
        <table:table-row table:style-name="ro5">
          <table:table-cell office:value-type="string">
            <text:p>1f352</text:p>
          </table:table-cell>
          <table:table-cell table:formula="of:=CONCATENATE([.A287];&quot;.png&quot;)" office:value-type="string" office:string-value="1f352.png">
            <text:p>1f352.png</text:p>
          </table:table-cell>
          <table:table-cell table:formula="of:=UNICHAR(HEX2DEC([.A287]))" office:value-type="string" office:string-value="🍒">
            <text:p>🍒</text:p>
          </table:table-cell>
          <table:table-cell table:number-columns-repeated="5"/>
        </table:table-row>
        <table:table-row table:style-name="ro5">
          <table:table-cell office:value-type="string">
            <text:p>1f353</text:p>
          </table:table-cell>
          <table:table-cell table:formula="of:=CONCATENATE([.A288];&quot;.png&quot;)" office:value-type="string" office:string-value="1f353.png">
            <text:p>1f353.png</text:p>
          </table:table-cell>
          <table:table-cell table:formula="of:=UNICHAR(HEX2DEC([.A288]))" office:value-type="string" office:string-value="🍓">
            <text:p>🍓</text:p>
          </table:table-cell>
          <table:table-cell table:number-columns-repeated="5"/>
        </table:table-row>
        <table:table-row table:style-name="ro5">
          <table:table-cell office:value-type="string">
            <text:p>1f354</text:p>
          </table:table-cell>
          <table:table-cell table:formula="of:=CONCATENATE([.A289];&quot;.png&quot;)" office:value-type="string" office:string-value="1f354.png">
            <text:p>1f354.png</text:p>
          </table:table-cell>
          <table:table-cell table:formula="of:=UNICHAR(HEX2DEC([.A289]))" office:value-type="string" office:string-value="🍔">
            <text:p>🍔</text:p>
          </table:table-cell>
          <table:table-cell table:number-columns-repeated="5"/>
        </table:table-row>
        <table:table-row table:style-name="ro5">
          <table:table-cell office:value-type="string">
            <text:p>1f355</text:p>
          </table:table-cell>
          <table:table-cell table:formula="of:=CONCATENATE([.A290];&quot;.png&quot;)" office:value-type="string" office:string-value="1f355.png">
            <text:p>1f355.png</text:p>
          </table:table-cell>
          <table:table-cell table:formula="of:=UNICHAR(HEX2DEC([.A290]))" office:value-type="string" office:string-value="🍕">
            <text:p>🍕</text:p>
          </table:table-cell>
          <table:table-cell table:number-columns-repeated="5"/>
        </table:table-row>
        <table:table-row table:style-name="ro5">
          <table:table-cell office:value-type="string">
            <text:p>1f356</text:p>
          </table:table-cell>
          <table:table-cell table:formula="of:=CONCATENATE([.A291];&quot;.png&quot;)" office:value-type="string" office:string-value="1f356.png">
            <text:p>1f356.png</text:p>
          </table:table-cell>
          <table:table-cell table:formula="of:=UNICHAR(HEX2DEC([.A291]))" office:value-type="string" office:string-value="🍖">
            <text:p>🍖</text:p>
          </table:table-cell>
          <table:table-cell table:number-columns-repeated="5"/>
        </table:table-row>
        <table:table-row table:style-name="ro5">
          <table:table-cell office:value-type="string">
            <text:p>1f357</text:p>
          </table:table-cell>
          <table:table-cell table:formula="of:=CONCATENATE([.A292];&quot;.png&quot;)" office:value-type="string" office:string-value="1f357.png">
            <text:p>1f357.png</text:p>
          </table:table-cell>
          <table:table-cell table:formula="of:=UNICHAR(HEX2DEC([.A292]))" office:value-type="string" office:string-value="🍗">
            <text:p>🍗</text:p>
          </table:table-cell>
          <table:table-cell table:number-columns-repeated="5"/>
        </table:table-row>
        <table:table-row table:style-name="ro5">
          <table:table-cell office:value-type="string">
            <text:p>1f358</text:p>
          </table:table-cell>
          <table:table-cell table:formula="of:=CONCATENATE([.A293];&quot;.png&quot;)" office:value-type="string" office:string-value="1f358.png">
            <text:p>1f358.png</text:p>
          </table:table-cell>
          <table:table-cell table:formula="of:=UNICHAR(HEX2DEC([.A293]))" office:value-type="string" office:string-value="🍘">
            <text:p>🍘</text:p>
          </table:table-cell>
          <table:table-cell table:number-columns-repeated="5"/>
        </table:table-row>
        <table:table-row table:style-name="ro5">
          <table:table-cell office:value-type="string">
            <text:p>1f359</text:p>
          </table:table-cell>
          <table:table-cell table:formula="of:=CONCATENATE([.A294];&quot;.png&quot;)" office:value-type="string" office:string-value="1f359.png">
            <text:p>1f359.png</text:p>
          </table:table-cell>
          <table:table-cell table:formula="of:=UNICHAR(HEX2DEC([.A294]))" office:value-type="string" office:string-value="🍙">
            <text:p>🍙</text:p>
          </table:table-cell>
          <table:table-cell table:number-columns-repeated="5"/>
        </table:table-row>
        <table:table-row table:style-name="ro5">
          <table:table-cell office:value-type="string">
            <text:p>1f35a</text:p>
          </table:table-cell>
          <table:table-cell table:formula="of:=CONCATENATE([.A295];&quot;.png&quot;)" office:value-type="string" office:string-value="1f35a.png">
            <text:p>1f35a.png</text:p>
          </table:table-cell>
          <table:table-cell table:formula="of:=UNICHAR(HEX2DEC([.A295]))" office:value-type="string" office:string-value="🍚">
            <text:p>🍚</text:p>
          </table:table-cell>
          <table:table-cell table:number-columns-repeated="5"/>
        </table:table-row>
        <table:table-row table:style-name="ro5">
          <table:table-cell office:value-type="string">
            <text:p>1f35b</text:p>
          </table:table-cell>
          <table:table-cell table:formula="of:=CONCATENATE([.A296];&quot;.png&quot;)" office:value-type="string" office:string-value="1f35b.png">
            <text:p>1f35b.png</text:p>
          </table:table-cell>
          <table:table-cell table:formula="of:=UNICHAR(HEX2DEC([.A296]))" office:value-type="string" office:string-value="🍛">
            <text:p>🍛</text:p>
          </table:table-cell>
          <table:table-cell table:number-columns-repeated="5"/>
        </table:table-row>
        <table:table-row table:style-name="ro5">
          <table:table-cell office:value-type="string">
            <text:p>1f35c</text:p>
          </table:table-cell>
          <table:table-cell table:formula="of:=CONCATENATE([.A297];&quot;.png&quot;)" office:value-type="string" office:string-value="1f35c.png">
            <text:p>1f35c.png</text:p>
          </table:table-cell>
          <table:table-cell table:formula="of:=UNICHAR(HEX2DEC([.A297]))" office:value-type="string" office:string-value="🍜">
            <text:p>🍜</text:p>
          </table:table-cell>
          <table:table-cell table:number-columns-repeated="5"/>
        </table:table-row>
        <table:table-row table:style-name="ro5">
          <table:table-cell office:value-type="string">
            <text:p>1f35d</text:p>
          </table:table-cell>
          <table:table-cell table:formula="of:=CONCATENATE([.A298];&quot;.png&quot;)" office:value-type="string" office:string-value="1f35d.png">
            <text:p>1f35d.png</text:p>
          </table:table-cell>
          <table:table-cell table:formula="of:=UNICHAR(HEX2DEC([.A298]))" office:value-type="string" office:string-value="🍝">
            <text:p>🍝</text:p>
          </table:table-cell>
          <table:table-cell table:number-columns-repeated="5"/>
        </table:table-row>
        <table:table-row table:style-name="ro5">
          <table:table-cell office:value-type="string">
            <text:p>1f35e</text:p>
          </table:table-cell>
          <table:table-cell table:formula="of:=CONCATENATE([.A299];&quot;.png&quot;)" office:value-type="string" office:string-value="1f35e.png">
            <text:p>1f35e.png</text:p>
          </table:table-cell>
          <table:table-cell table:formula="of:=UNICHAR(HEX2DEC([.A299]))" office:value-type="string" office:string-value="🍞">
            <text:p>🍞</text:p>
          </table:table-cell>
          <table:table-cell table:number-columns-repeated="5"/>
        </table:table-row>
        <table:table-row table:style-name="ro5">
          <table:table-cell office:value-type="string">
            <text:p>1f35f</text:p>
          </table:table-cell>
          <table:table-cell table:formula="of:=CONCATENATE([.A300];&quot;.png&quot;)" office:value-type="string" office:string-value="1f35f.png">
            <text:p>1f35f.png</text:p>
          </table:table-cell>
          <table:table-cell table:formula="of:=UNICHAR(HEX2DEC([.A300]))" office:value-type="string" office:string-value="🍟">
            <text:p>🍟</text:p>
          </table:table-cell>
          <table:table-cell table:number-columns-repeated="5"/>
        </table:table-row>
        <table:table-row table:style-name="ro5">
          <table:table-cell office:value-type="string">
            <text:p>1f360</text:p>
          </table:table-cell>
          <table:table-cell table:formula="of:=CONCATENATE([.A301];&quot;.png&quot;)" office:value-type="string" office:string-value="1f360.png">
            <text:p>1f360.png</text:p>
          </table:table-cell>
          <table:table-cell table:formula="of:=UNICHAR(HEX2DEC([.A301]))" office:value-type="string" office:string-value="🍠">
            <text:p>🍠</text:p>
          </table:table-cell>
          <table:table-cell table:number-columns-repeated="5"/>
        </table:table-row>
        <table:table-row table:style-name="ro5">
          <table:table-cell office:value-type="string">
            <text:p>1f361</text:p>
          </table:table-cell>
          <table:table-cell table:formula="of:=CONCATENATE([.A302];&quot;.png&quot;)" office:value-type="string" office:string-value="1f361.png">
            <text:p>1f361.png</text:p>
          </table:table-cell>
          <table:table-cell table:formula="of:=UNICHAR(HEX2DEC([.A302]))" office:value-type="string" office:string-value="🍡">
            <text:p>🍡</text:p>
          </table:table-cell>
          <table:table-cell table:number-columns-repeated="5"/>
        </table:table-row>
        <table:table-row table:style-name="ro5">
          <table:table-cell office:value-type="string">
            <text:p>1f362</text:p>
          </table:table-cell>
          <table:table-cell table:formula="of:=CONCATENATE([.A303];&quot;.png&quot;)" office:value-type="string" office:string-value="1f362.png">
            <text:p>1f362.png</text:p>
          </table:table-cell>
          <table:table-cell table:formula="of:=UNICHAR(HEX2DEC([.A303]))" office:value-type="string" office:string-value="🍢">
            <text:p>🍢</text:p>
          </table:table-cell>
          <table:table-cell table:number-columns-repeated="5"/>
        </table:table-row>
        <table:table-row table:style-name="ro5">
          <table:table-cell office:value-type="string">
            <text:p>1f363</text:p>
          </table:table-cell>
          <table:table-cell table:formula="of:=CONCATENATE([.A304];&quot;.png&quot;)" office:value-type="string" office:string-value="1f363.png">
            <text:p>1f363.png</text:p>
          </table:table-cell>
          <table:table-cell table:formula="of:=UNICHAR(HEX2DEC([.A304]))" office:value-type="string" office:string-value="🍣">
            <text:p>🍣</text:p>
          </table:table-cell>
          <table:table-cell table:number-columns-repeated="5"/>
        </table:table-row>
        <table:table-row table:style-name="ro5">
          <table:table-cell office:value-type="string">
            <text:p>1f364</text:p>
          </table:table-cell>
          <table:table-cell table:formula="of:=CONCATENATE([.A305];&quot;.png&quot;)" office:value-type="string" office:string-value="1f364.png">
            <text:p>1f364.png</text:p>
          </table:table-cell>
          <table:table-cell table:formula="of:=UNICHAR(HEX2DEC([.A305]))" office:value-type="string" office:string-value="🍤">
            <text:p>🍤</text:p>
          </table:table-cell>
          <table:table-cell table:number-columns-repeated="5"/>
        </table:table-row>
        <table:table-row table:style-name="ro5">
          <table:table-cell office:value-type="string">
            <text:p>1f365</text:p>
          </table:table-cell>
          <table:table-cell table:formula="of:=CONCATENATE([.A306];&quot;.png&quot;)" office:value-type="string" office:string-value="1f365.png">
            <text:p>1f365.png</text:p>
          </table:table-cell>
          <table:table-cell table:formula="of:=UNICHAR(HEX2DEC([.A306]))" office:value-type="string" office:string-value="🍥">
            <text:p>🍥</text:p>
          </table:table-cell>
          <table:table-cell table:number-columns-repeated="5"/>
        </table:table-row>
        <table:table-row table:style-name="ro5">
          <table:table-cell office:value-type="string">
            <text:p>1f366</text:p>
          </table:table-cell>
          <table:table-cell table:formula="of:=CONCATENATE([.A307];&quot;.png&quot;)" office:value-type="string" office:string-value="1f366.png">
            <text:p>1f366.png</text:p>
          </table:table-cell>
          <table:table-cell table:formula="of:=UNICHAR(HEX2DEC([.A307]))" office:value-type="string" office:string-value="🍦">
            <text:p>🍦</text:p>
          </table:table-cell>
          <table:table-cell table:number-columns-repeated="5"/>
        </table:table-row>
        <table:table-row table:style-name="ro5">
          <table:table-cell office:value-type="string">
            <text:p>1f367</text:p>
          </table:table-cell>
          <table:table-cell table:formula="of:=CONCATENATE([.A308];&quot;.png&quot;)" office:value-type="string" office:string-value="1f367.png">
            <text:p>1f367.png</text:p>
          </table:table-cell>
          <table:table-cell table:formula="of:=UNICHAR(HEX2DEC([.A308]))" office:value-type="string" office:string-value="🍧">
            <text:p>🍧</text:p>
          </table:table-cell>
          <table:table-cell table:number-columns-repeated="5"/>
        </table:table-row>
        <table:table-row table:style-name="ro5">
          <table:table-cell office:value-type="string">
            <text:p>1f368</text:p>
          </table:table-cell>
          <table:table-cell table:formula="of:=CONCATENATE([.A309];&quot;.png&quot;)" office:value-type="string" office:string-value="1f368.png">
            <text:p>1f368.png</text:p>
          </table:table-cell>
          <table:table-cell table:formula="of:=UNICHAR(HEX2DEC([.A309]))" office:value-type="string" office:string-value="🍨">
            <text:p>🍨</text:p>
          </table:table-cell>
          <table:table-cell table:number-columns-repeated="5"/>
        </table:table-row>
        <table:table-row table:style-name="ro5">
          <table:table-cell office:value-type="string">
            <text:p>1f369</text:p>
          </table:table-cell>
          <table:table-cell table:formula="of:=CONCATENATE([.A310];&quot;.png&quot;)" office:value-type="string" office:string-value="1f369.png">
            <text:p>1f369.png</text:p>
          </table:table-cell>
          <table:table-cell table:formula="of:=UNICHAR(HEX2DEC([.A310]))" office:value-type="string" office:string-value="🍩">
            <text:p>🍩</text:p>
          </table:table-cell>
          <table:table-cell table:number-columns-repeated="5"/>
        </table:table-row>
        <table:table-row table:style-name="ro5">
          <table:table-cell office:value-type="string">
            <text:p>1f36a</text:p>
          </table:table-cell>
          <table:table-cell table:formula="of:=CONCATENATE([.A311];&quot;.png&quot;)" office:value-type="string" office:string-value="1f36a.png">
            <text:p>1f36a.png</text:p>
          </table:table-cell>
          <table:table-cell table:formula="of:=UNICHAR(HEX2DEC([.A311]))" office:value-type="string" office:string-value="🍪">
            <text:p>🍪</text:p>
          </table:table-cell>
          <table:table-cell table:number-columns-repeated="5"/>
        </table:table-row>
        <table:table-row table:style-name="ro5">
          <table:table-cell office:value-type="string">
            <text:p>1f36b</text:p>
          </table:table-cell>
          <table:table-cell table:formula="of:=CONCATENATE([.A312];&quot;.png&quot;)" office:value-type="string" office:string-value="1f36b.png">
            <text:p>1f36b.png</text:p>
          </table:table-cell>
          <table:table-cell table:formula="of:=UNICHAR(HEX2DEC([.A312]))" office:value-type="string" office:string-value="🍫">
            <text:p>🍫</text:p>
          </table:table-cell>
          <table:table-cell table:number-columns-repeated="5"/>
        </table:table-row>
        <table:table-row table:style-name="ro5">
          <table:table-cell office:value-type="string">
            <text:p>1f36c</text:p>
          </table:table-cell>
          <table:table-cell table:formula="of:=CONCATENATE([.A313];&quot;.png&quot;)" office:value-type="string" office:string-value="1f36c.png">
            <text:p>1f36c.png</text:p>
          </table:table-cell>
          <table:table-cell table:formula="of:=UNICHAR(HEX2DEC([.A313]))" office:value-type="string" office:string-value="🍬">
            <text:p>🍬</text:p>
          </table:table-cell>
          <table:table-cell table:number-columns-repeated="5"/>
        </table:table-row>
        <table:table-row table:style-name="ro5">
          <table:table-cell office:value-type="string">
            <text:p>1f36d</text:p>
          </table:table-cell>
          <table:table-cell table:formula="of:=CONCATENATE([.A314];&quot;.png&quot;)" office:value-type="string" office:string-value="1f36d.png">
            <text:p>1f36d.png</text:p>
          </table:table-cell>
          <table:table-cell table:formula="of:=UNICHAR(HEX2DEC([.A314]))" office:value-type="string" office:string-value="🍭">
            <text:p>🍭</text:p>
          </table:table-cell>
          <table:table-cell table:number-columns-repeated="5"/>
        </table:table-row>
        <table:table-row table:style-name="ro5">
          <table:table-cell office:value-type="string">
            <text:p>1f36e</text:p>
          </table:table-cell>
          <table:table-cell table:formula="of:=CONCATENATE([.A315];&quot;.png&quot;)" office:value-type="string" office:string-value="1f36e.png">
            <text:p>1f36e.png</text:p>
          </table:table-cell>
          <table:table-cell table:formula="of:=UNICHAR(HEX2DEC([.A315]))" office:value-type="string" office:string-value="🍮">
            <text:p>🍮</text:p>
          </table:table-cell>
          <table:table-cell table:number-columns-repeated="5"/>
        </table:table-row>
        <table:table-row table:style-name="ro5">
          <table:table-cell office:value-type="string">
            <text:p>1f36f</text:p>
          </table:table-cell>
          <table:table-cell table:formula="of:=CONCATENATE([.A316];&quot;.png&quot;)" office:value-type="string" office:string-value="1f36f.png">
            <text:p>1f36f.png</text:p>
          </table:table-cell>
          <table:table-cell table:formula="of:=UNICHAR(HEX2DEC([.A316]))" office:value-type="string" office:string-value="🍯">
            <text:p>🍯</text:p>
          </table:table-cell>
          <table:table-cell table:number-columns-repeated="5"/>
        </table:table-row>
        <table:table-row table:style-name="ro5">
          <table:table-cell office:value-type="string">
            <text:p>1f370</text:p>
          </table:table-cell>
          <table:table-cell table:formula="of:=CONCATENATE([.A317];&quot;.png&quot;)" office:value-type="string" office:string-value="1f370.png">
            <text:p>1f370.png</text:p>
          </table:table-cell>
          <table:table-cell table:formula="of:=UNICHAR(HEX2DEC([.A317]))" office:value-type="string" office:string-value="🍰">
            <text:p>🍰</text:p>
          </table:table-cell>
          <table:table-cell table:number-columns-repeated="5"/>
        </table:table-row>
        <table:table-row table:style-name="ro5">
          <table:table-cell office:value-type="string">
            <text:p>1f371</text:p>
          </table:table-cell>
          <table:table-cell table:formula="of:=CONCATENATE([.A318];&quot;.png&quot;)" office:value-type="string" office:string-value="1f371.png">
            <text:p>1f371.png</text:p>
          </table:table-cell>
          <table:table-cell table:formula="of:=UNICHAR(HEX2DEC([.A318]))" office:value-type="string" office:string-value="🍱">
            <text:p>🍱</text:p>
          </table:table-cell>
          <table:table-cell table:number-columns-repeated="5"/>
        </table:table-row>
        <table:table-row table:style-name="ro5">
          <table:table-cell office:value-type="string">
            <text:p>1f372</text:p>
          </table:table-cell>
          <table:table-cell table:formula="of:=CONCATENATE([.A319];&quot;.png&quot;)" office:value-type="string" office:string-value="1f372.png">
            <text:p>1f372.png</text:p>
          </table:table-cell>
          <table:table-cell table:formula="of:=UNICHAR(HEX2DEC([.A319]))" office:value-type="string" office:string-value="🍲">
            <text:p>🍲</text:p>
          </table:table-cell>
          <table:table-cell table:number-columns-repeated="5"/>
        </table:table-row>
        <table:table-row table:style-name="ro5">
          <table:table-cell office:value-type="string">
            <text:p>1f373</text:p>
          </table:table-cell>
          <table:table-cell table:formula="of:=CONCATENATE([.A320];&quot;.png&quot;)" office:value-type="string" office:string-value="1f373.png">
            <text:p>1f373.png</text:p>
          </table:table-cell>
          <table:table-cell table:formula="of:=UNICHAR(HEX2DEC([.A320]))" office:value-type="string" office:string-value="🍳">
            <text:p>🍳</text:p>
          </table:table-cell>
          <table:table-cell table:number-columns-repeated="5"/>
        </table:table-row>
        <table:table-row table:style-name="ro5">
          <table:table-cell office:value-type="string">
            <text:p>1f374</text:p>
          </table:table-cell>
          <table:table-cell table:formula="of:=CONCATENATE([.A321];&quot;.png&quot;)" office:value-type="string" office:string-value="1f374.png">
            <text:p>1f374.png</text:p>
          </table:table-cell>
          <table:table-cell table:formula="of:=UNICHAR(HEX2DEC([.A321]))" office:value-type="string" office:string-value="🍴">
            <text:p>🍴</text:p>
          </table:table-cell>
          <table:table-cell table:number-columns-repeated="5"/>
        </table:table-row>
        <table:table-row table:style-name="ro5">
          <table:table-cell office:value-type="string">
            <text:p>1f375</text:p>
          </table:table-cell>
          <table:table-cell table:formula="of:=CONCATENATE([.A322];&quot;.png&quot;)" office:value-type="string" office:string-value="1f375.png">
            <text:p>1f375.png</text:p>
          </table:table-cell>
          <table:table-cell table:formula="of:=UNICHAR(HEX2DEC([.A322]))" office:value-type="string" office:string-value="🍵">
            <text:p>🍵</text:p>
          </table:table-cell>
          <table:table-cell table:number-columns-repeated="5"/>
        </table:table-row>
        <table:table-row table:style-name="ro5">
          <table:table-cell office:value-type="string">
            <text:p>1f376</text:p>
          </table:table-cell>
          <table:table-cell table:formula="of:=CONCATENATE([.A323];&quot;.png&quot;)" office:value-type="string" office:string-value="1f376.png">
            <text:p>1f376.png</text:p>
          </table:table-cell>
          <table:table-cell table:formula="of:=UNICHAR(HEX2DEC([.A323]))" office:value-type="string" office:string-value="🍶">
            <text:p>🍶</text:p>
          </table:table-cell>
          <table:table-cell table:number-columns-repeated="5"/>
        </table:table-row>
        <table:table-row table:style-name="ro5">
          <table:table-cell office:value-type="string">
            <text:p>1f377</text:p>
          </table:table-cell>
          <table:table-cell table:formula="of:=CONCATENATE([.A324];&quot;.png&quot;)" office:value-type="string" office:string-value="1f377.png">
            <text:p>1f377.png</text:p>
          </table:table-cell>
          <table:table-cell table:formula="of:=UNICHAR(HEX2DEC([.A324]))" office:value-type="string" office:string-value="🍷">
            <text:p>🍷</text:p>
          </table:table-cell>
          <table:table-cell table:number-columns-repeated="5"/>
        </table:table-row>
        <table:table-row table:style-name="ro5">
          <table:table-cell office:value-type="string">
            <text:p>1f378</text:p>
          </table:table-cell>
          <table:table-cell table:formula="of:=CONCATENATE([.A325];&quot;.png&quot;)" office:value-type="string" office:string-value="1f378.png">
            <text:p>1f378.png</text:p>
          </table:table-cell>
          <table:table-cell table:formula="of:=UNICHAR(HEX2DEC([.A325]))" office:value-type="string" office:string-value="🍸">
            <text:p>🍸</text:p>
          </table:table-cell>
          <table:table-cell table:number-columns-repeated="5"/>
        </table:table-row>
        <table:table-row table:style-name="ro5">
          <table:table-cell office:value-type="string">
            <text:p>1f379</text:p>
          </table:table-cell>
          <table:table-cell table:formula="of:=CONCATENATE([.A326];&quot;.png&quot;)" office:value-type="string" office:string-value="1f379.png">
            <text:p>1f379.png</text:p>
          </table:table-cell>
          <table:table-cell table:formula="of:=UNICHAR(HEX2DEC([.A326]))" office:value-type="string" office:string-value="🍹">
            <text:p>🍹</text:p>
          </table:table-cell>
          <table:table-cell table:number-columns-repeated="5"/>
        </table:table-row>
        <table:table-row table:style-name="ro5">
          <table:table-cell office:value-type="string">
            <text:p>1f37a</text:p>
          </table:table-cell>
          <table:table-cell table:formula="of:=CONCATENATE([.A327];&quot;.png&quot;)" office:value-type="string" office:string-value="1f37a.png">
            <text:p>1f37a.png</text:p>
          </table:table-cell>
          <table:table-cell table:formula="of:=UNICHAR(HEX2DEC([.A327]))" office:value-type="string" office:string-value="🍺">
            <text:p>🍺</text:p>
          </table:table-cell>
          <table:table-cell table:number-columns-repeated="5"/>
        </table:table-row>
        <table:table-row table:style-name="ro5">
          <table:table-cell office:value-type="string">
            <text:p>1f37b</text:p>
          </table:table-cell>
          <table:table-cell table:formula="of:=CONCATENATE([.A328];&quot;.png&quot;)" office:value-type="string" office:string-value="1f37b.png">
            <text:p>1f37b.png</text:p>
          </table:table-cell>
          <table:table-cell table:formula="of:=UNICHAR(HEX2DEC([.A328]))" office:value-type="string" office:string-value="🍻">
            <text:p>🍻</text:p>
          </table:table-cell>
          <table:table-cell table:number-columns-repeated="5"/>
        </table:table-row>
        <table:table-row table:style-name="ro5">
          <table:table-cell office:value-type="string">
            <text:p>1f380</text:p>
          </table:table-cell>
          <table:table-cell table:formula="of:=CONCATENATE([.A329];&quot;.png&quot;)" office:value-type="string" office:string-value="1f380.png">
            <text:p>1f380.png</text:p>
          </table:table-cell>
          <table:table-cell table:formula="of:=UNICHAR(HEX2DEC([.A329]))" office:value-type="string" office:string-value="🎀">
            <text:p>🎀</text:p>
          </table:table-cell>
          <table:table-cell table:number-columns-repeated="5"/>
        </table:table-row>
        <table:table-row table:style-name="ro5">
          <table:table-cell office:value-type="string">
            <text:p>1f381</text:p>
          </table:table-cell>
          <table:table-cell table:formula="of:=CONCATENATE([.A330];&quot;.png&quot;)" office:value-type="string" office:string-value="1f381.png">
            <text:p>1f381.png</text:p>
          </table:table-cell>
          <table:table-cell table:formula="of:=UNICHAR(HEX2DEC([.A330]))" office:value-type="string" office:string-value="🎁">
            <text:p>🎁</text:p>
          </table:table-cell>
          <table:table-cell table:number-columns-repeated="5"/>
        </table:table-row>
        <table:table-row table:style-name="ro5">
          <table:table-cell office:value-type="string">
            <text:p>1f382</text:p>
          </table:table-cell>
          <table:table-cell table:formula="of:=CONCATENATE([.A331];&quot;.png&quot;)" office:value-type="string" office:string-value="1f382.png">
            <text:p>1f382.png</text:p>
          </table:table-cell>
          <table:table-cell table:formula="of:=UNICHAR(HEX2DEC([.A331]))" office:value-type="string" office:string-value="🎂">
            <text:p>🎂</text:p>
          </table:table-cell>
          <table:table-cell table:number-columns-repeated="5"/>
        </table:table-row>
        <table:table-row table:style-name="ro5">
          <table:table-cell office:value-type="string">
            <text:p>1f383</text:p>
          </table:table-cell>
          <table:table-cell table:formula="of:=CONCATENATE([.A332];&quot;.png&quot;)" office:value-type="string" office:string-value="1f383.png">
            <text:p>1f383.png</text:p>
          </table:table-cell>
          <table:table-cell table:formula="of:=UNICHAR(HEX2DEC([.A332]))" office:value-type="string" office:string-value="🎃">
            <text:p>🎃</text:p>
          </table:table-cell>
          <table:table-cell table:number-columns-repeated="5"/>
        </table:table-row>
        <table:table-row table:style-name="ro5">
          <table:table-cell office:value-type="string">
            <text:p>1f384</text:p>
          </table:table-cell>
          <table:table-cell table:formula="of:=CONCATENATE([.A333];&quot;.png&quot;)" office:value-type="string" office:string-value="1f384.png">
            <text:p>1f384.png</text:p>
          </table:table-cell>
          <table:table-cell table:formula="of:=UNICHAR(HEX2DEC([.A333]))" office:value-type="string" office:string-value="🎄">
            <text:p>🎄</text:p>
          </table:table-cell>
          <table:table-cell table:number-columns-repeated="5"/>
        </table:table-row>
        <table:table-row table:style-name="ro5">
          <table:table-cell office:value-type="string">
            <text:p>1f385</text:p>
          </table:table-cell>
          <table:table-cell table:formula="of:=CONCATENATE([.A334];&quot;.png&quot;)" office:value-type="string" office:string-value="1f385.png">
            <text:p>1f385.png</text:p>
          </table:table-cell>
          <table:table-cell table:formula="of:=UNICHAR(HEX2DEC([.A334]))" office:value-type="string" office:string-value="🎅">
            <text:p>🎅</text:p>
          </table:table-cell>
          <table:table-cell table:number-columns-repeated="5"/>
        </table:table-row>
        <table:table-row table:style-name="ro5">
          <table:table-cell office:value-type="string">
            <text:p>1f386</text:p>
          </table:table-cell>
          <table:table-cell table:formula="of:=CONCATENATE([.A335];&quot;.png&quot;)" office:value-type="string" office:string-value="1f386.png">
            <text:p>1f386.png</text:p>
          </table:table-cell>
          <table:table-cell table:formula="of:=UNICHAR(HEX2DEC([.A335]))" office:value-type="string" office:string-value="🎆">
            <text:p>🎆</text:p>
          </table:table-cell>
          <table:table-cell table:number-columns-repeated="5"/>
        </table:table-row>
        <table:table-row table:style-name="ro5">
          <table:table-cell office:value-type="string">
            <text:p>1f387</text:p>
          </table:table-cell>
          <table:table-cell table:formula="of:=CONCATENATE([.A336];&quot;.png&quot;)" office:value-type="string" office:string-value="1f387.png">
            <text:p>1f387.png</text:p>
          </table:table-cell>
          <table:table-cell table:formula="of:=UNICHAR(HEX2DEC([.A336]))" office:value-type="string" office:string-value="🎇">
            <text:p>🎇</text:p>
          </table:table-cell>
          <table:table-cell table:number-columns-repeated="5"/>
        </table:table-row>
        <table:table-row table:style-name="ro5">
          <table:table-cell office:value-type="string">
            <text:p>1f388</text:p>
          </table:table-cell>
          <table:table-cell table:formula="of:=CONCATENATE([.A337];&quot;.png&quot;)" office:value-type="string" office:string-value="1f388.png">
            <text:p>1f388.png</text:p>
          </table:table-cell>
          <table:table-cell table:formula="of:=UNICHAR(HEX2DEC([.A337]))" office:value-type="string" office:string-value="🎈">
            <text:p>🎈</text:p>
          </table:table-cell>
          <table:table-cell table:number-columns-repeated="5"/>
        </table:table-row>
        <table:table-row table:style-name="ro5">
          <table:table-cell office:value-type="string">
            <text:p>1f389</text:p>
          </table:table-cell>
          <table:table-cell table:formula="of:=CONCATENATE([.A338];&quot;.png&quot;)" office:value-type="string" office:string-value="1f389.png">
            <text:p>1f389.png</text:p>
          </table:table-cell>
          <table:table-cell table:formula="of:=UNICHAR(HEX2DEC([.A338]))" office:value-type="string" office:string-value="🎉">
            <text:p>🎉</text:p>
          </table:table-cell>
          <table:table-cell table:number-columns-repeated="5"/>
        </table:table-row>
        <table:table-row table:style-name="ro5">
          <table:table-cell office:value-type="string">
            <text:p>1f38a</text:p>
          </table:table-cell>
          <table:table-cell table:formula="of:=CONCATENATE([.A339];&quot;.png&quot;)" office:value-type="string" office:string-value="1f38a.png">
            <text:p>1f38a.png</text:p>
          </table:table-cell>
          <table:table-cell table:formula="of:=UNICHAR(HEX2DEC([.A339]))" office:value-type="string" office:string-value="🎊">
            <text:p>🎊</text:p>
          </table:table-cell>
          <table:table-cell table:number-columns-repeated="5"/>
        </table:table-row>
        <table:table-row table:style-name="ro5">
          <table:table-cell office:value-type="string">
            <text:p>1f38b</text:p>
          </table:table-cell>
          <table:table-cell table:formula="of:=CONCATENATE([.A340];&quot;.png&quot;)" office:value-type="string" office:string-value="1f38b.png">
            <text:p>1f38b.png</text:p>
          </table:table-cell>
          <table:table-cell table:formula="of:=UNICHAR(HEX2DEC([.A340]))" office:value-type="string" office:string-value="🎋">
            <text:p>🎋</text:p>
          </table:table-cell>
          <table:table-cell table:number-columns-repeated="5"/>
        </table:table-row>
        <table:table-row table:style-name="ro5">
          <table:table-cell office:value-type="string">
            <text:p>1f38c</text:p>
          </table:table-cell>
          <table:table-cell table:formula="of:=CONCATENATE([.A341];&quot;.png&quot;)" office:value-type="string" office:string-value="1f38c.png">
            <text:p>1f38c.png</text:p>
          </table:table-cell>
          <table:table-cell table:formula="of:=UNICHAR(HEX2DEC([.A341]))" office:value-type="string" office:string-value="🎌">
            <text:p>🎌</text:p>
          </table:table-cell>
          <table:table-cell table:number-columns-repeated="5"/>
        </table:table-row>
        <table:table-row table:style-name="ro5">
          <table:table-cell office:value-type="string">
            <text:p>1f38d</text:p>
          </table:table-cell>
          <table:table-cell table:formula="of:=CONCATENATE([.A342];&quot;.png&quot;)" office:value-type="string" office:string-value="1f38d.png">
            <text:p>1f38d.png</text:p>
          </table:table-cell>
          <table:table-cell table:formula="of:=UNICHAR(HEX2DEC([.A342]))" office:value-type="string" office:string-value="🎍">
            <text:p>🎍</text:p>
          </table:table-cell>
          <table:table-cell table:number-columns-repeated="5"/>
        </table:table-row>
        <table:table-row table:style-name="ro5">
          <table:table-cell office:value-type="string">
            <text:p>1f38e</text:p>
          </table:table-cell>
          <table:table-cell table:formula="of:=CONCATENATE([.A343];&quot;.png&quot;)" office:value-type="string" office:string-value="1f38e.png">
            <text:p>1f38e.png</text:p>
          </table:table-cell>
          <table:table-cell table:formula="of:=UNICHAR(HEX2DEC([.A343]))" office:value-type="string" office:string-value="🎎">
            <text:p>🎎</text:p>
          </table:table-cell>
          <table:table-cell table:number-columns-repeated="5"/>
        </table:table-row>
        <table:table-row table:style-name="ro5">
          <table:table-cell office:value-type="string">
            <text:p>1f38f</text:p>
          </table:table-cell>
          <table:table-cell table:formula="of:=CONCATENATE([.A344];&quot;.png&quot;)" office:value-type="string" office:string-value="1f38f.png">
            <text:p>1f38f.png</text:p>
          </table:table-cell>
          <table:table-cell table:formula="of:=UNICHAR(HEX2DEC([.A344]))" office:value-type="string" office:string-value="🎏">
            <text:p>🎏</text:p>
          </table:table-cell>
          <table:table-cell table:number-columns-repeated="5"/>
        </table:table-row>
        <table:table-row table:style-name="ro5">
          <table:table-cell office:value-type="string">
            <text:p>1f390</text:p>
          </table:table-cell>
          <table:table-cell table:formula="of:=CONCATENATE([.A345];&quot;.png&quot;)" office:value-type="string" office:string-value="1f390.png">
            <text:p>1f390.png</text:p>
          </table:table-cell>
          <table:table-cell table:formula="of:=UNICHAR(HEX2DEC([.A345]))" office:value-type="string" office:string-value="🎐">
            <text:p>🎐</text:p>
          </table:table-cell>
          <table:table-cell table:number-columns-repeated="5"/>
        </table:table-row>
        <table:table-row table:style-name="ro5">
          <table:table-cell office:value-type="string">
            <text:p>1f391</text:p>
          </table:table-cell>
          <table:table-cell table:formula="of:=CONCATENATE([.A346];&quot;.png&quot;)" office:value-type="string" office:string-value="1f391.png">
            <text:p>1f391.png</text:p>
          </table:table-cell>
          <table:table-cell table:formula="of:=UNICHAR(HEX2DEC([.A346]))" office:value-type="string" office:string-value="🎑">
            <text:p>🎑</text:p>
          </table:table-cell>
          <table:table-cell table:number-columns-repeated="5"/>
        </table:table-row>
        <table:table-row table:style-name="ro5">
          <table:table-cell office:value-type="string">
            <text:p>1f392</text:p>
          </table:table-cell>
          <table:table-cell table:formula="of:=CONCATENATE([.A347];&quot;.png&quot;)" office:value-type="string" office:string-value="1f392.png">
            <text:p>1f392.png</text:p>
          </table:table-cell>
          <table:table-cell table:formula="of:=UNICHAR(HEX2DEC([.A347]))" office:value-type="string" office:string-value="🎒">
            <text:p>🎒</text:p>
          </table:table-cell>
          <table:table-cell table:number-columns-repeated="5"/>
        </table:table-row>
        <table:table-row table:style-name="ro5">
          <table:table-cell office:value-type="string">
            <text:p>1f393</text:p>
          </table:table-cell>
          <table:table-cell table:formula="of:=CONCATENATE([.A348];&quot;.png&quot;)" office:value-type="string" office:string-value="1f393.png">
            <text:p>1f393.png</text:p>
          </table:table-cell>
          <table:table-cell table:formula="of:=UNICHAR(HEX2DEC([.A348]))" office:value-type="string" office:string-value="🎓">
            <text:p>🎓</text:p>
          </table:table-cell>
          <table:table-cell table:number-columns-repeated="5"/>
        </table:table-row>
        <table:table-row table:style-name="ro5">
          <table:table-cell office:value-type="string">
            <text:p>1f3a0</text:p>
          </table:table-cell>
          <table:table-cell table:formula="of:=CONCATENATE([.A349];&quot;.png&quot;)" office:value-type="string" office:string-value="1f3a0.png">
            <text:p>1f3a0.png</text:p>
          </table:table-cell>
          <table:table-cell table:formula="of:=UNICHAR(HEX2DEC([.A349]))" office:value-type="string" office:string-value="🎠">
            <text:p>🎠</text:p>
          </table:table-cell>
          <table:table-cell table:number-columns-repeated="5"/>
        </table:table-row>
        <table:table-row table:style-name="ro5">
          <table:table-cell office:value-type="string">
            <text:p>1f3a1</text:p>
          </table:table-cell>
          <table:table-cell table:formula="of:=CONCATENATE([.A350];&quot;.png&quot;)" office:value-type="string" office:string-value="1f3a1.png">
            <text:p>1f3a1.png</text:p>
          </table:table-cell>
          <table:table-cell table:formula="of:=UNICHAR(HEX2DEC([.A350]))" office:value-type="string" office:string-value="🎡">
            <text:p>🎡</text:p>
          </table:table-cell>
          <table:table-cell table:number-columns-repeated="5"/>
        </table:table-row>
        <table:table-row table:style-name="ro5">
          <table:table-cell office:value-type="string">
            <text:p>1f3a2</text:p>
          </table:table-cell>
          <table:table-cell table:formula="of:=CONCATENATE([.A351];&quot;.png&quot;)" office:value-type="string" office:string-value="1f3a2.png">
            <text:p>1f3a2.png</text:p>
          </table:table-cell>
          <table:table-cell table:formula="of:=UNICHAR(HEX2DEC([.A351]))" office:value-type="string" office:string-value="🎢">
            <text:p>🎢</text:p>
          </table:table-cell>
          <table:table-cell table:number-columns-repeated="5"/>
        </table:table-row>
        <table:table-row table:style-name="ro5">
          <table:table-cell office:value-type="string">
            <text:p>1f3a3</text:p>
          </table:table-cell>
          <table:table-cell table:formula="of:=CONCATENATE([.A352];&quot;.png&quot;)" office:value-type="string" office:string-value="1f3a3.png">
            <text:p>1f3a3.png</text:p>
          </table:table-cell>
          <table:table-cell table:formula="of:=UNICHAR(HEX2DEC([.A352]))" office:value-type="string" office:string-value="🎣">
            <text:p>🎣</text:p>
          </table:table-cell>
          <table:table-cell table:number-columns-repeated="5"/>
        </table:table-row>
        <table:table-row table:style-name="ro5">
          <table:table-cell office:value-type="string">
            <text:p>1f3a4</text:p>
          </table:table-cell>
          <table:table-cell table:formula="of:=CONCATENATE([.A353];&quot;.png&quot;)" office:value-type="string" office:string-value="1f3a4.png">
            <text:p>1f3a4.png</text:p>
          </table:table-cell>
          <table:table-cell table:formula="of:=UNICHAR(HEX2DEC([.A353]))" office:value-type="string" office:string-value="🎤">
            <text:p>🎤</text:p>
          </table:table-cell>
          <table:table-cell table:number-columns-repeated="5"/>
        </table:table-row>
        <table:table-row table:style-name="ro5">
          <table:table-cell office:value-type="string">
            <text:p>1f3a5</text:p>
          </table:table-cell>
          <table:table-cell table:formula="of:=CONCATENATE([.A354];&quot;.png&quot;)" office:value-type="string" office:string-value="1f3a5.png">
            <text:p>1f3a5.png</text:p>
          </table:table-cell>
          <table:table-cell table:formula="of:=UNICHAR(HEX2DEC([.A354]))" office:value-type="string" office:string-value="🎥">
            <text:p>🎥</text:p>
          </table:table-cell>
          <table:table-cell table:number-columns-repeated="5"/>
        </table:table-row>
        <table:table-row table:style-name="ro5">
          <table:table-cell office:value-type="string">
            <text:p>1f3a6</text:p>
          </table:table-cell>
          <table:table-cell table:formula="of:=CONCATENATE([.A355];&quot;.png&quot;)" office:value-type="string" office:string-value="1f3a6.png">
            <text:p>1f3a6.png</text:p>
          </table:table-cell>
          <table:table-cell table:formula="of:=UNICHAR(HEX2DEC([.A355]))" office:value-type="string" office:string-value="🎦">
            <text:p>🎦</text:p>
          </table:table-cell>
          <table:table-cell table:number-columns-repeated="5"/>
        </table:table-row>
        <table:table-row table:style-name="ro5">
          <table:table-cell office:value-type="string">
            <text:p>1f3a7</text:p>
          </table:table-cell>
          <table:table-cell table:formula="of:=CONCATENATE([.A356];&quot;.png&quot;)" office:value-type="string" office:string-value="1f3a7.png">
            <text:p>1f3a7.png</text:p>
          </table:table-cell>
          <table:table-cell table:formula="of:=UNICHAR(HEX2DEC([.A356]))" office:value-type="string" office:string-value="🎧">
            <text:p>🎧</text:p>
          </table:table-cell>
          <table:table-cell table:number-columns-repeated="5"/>
        </table:table-row>
        <table:table-row table:style-name="ro5">
          <table:table-cell office:value-type="string">
            <text:p>1f3a8</text:p>
          </table:table-cell>
          <table:table-cell table:formula="of:=CONCATENATE([.A357];&quot;.png&quot;)" office:value-type="string" office:string-value="1f3a8.png">
            <text:p>1f3a8.png</text:p>
          </table:table-cell>
          <table:table-cell table:formula="of:=UNICHAR(HEX2DEC([.A357]))" office:value-type="string" office:string-value="🎨">
            <text:p>🎨</text:p>
          </table:table-cell>
          <table:table-cell table:number-columns-repeated="5"/>
        </table:table-row>
        <table:table-row table:style-name="ro5">
          <table:table-cell office:value-type="string">
            <text:p>1f3a9</text:p>
          </table:table-cell>
          <table:table-cell table:formula="of:=CONCATENATE([.A358];&quot;.png&quot;)" office:value-type="string" office:string-value="1f3a9.png">
            <text:p>1f3a9.png</text:p>
          </table:table-cell>
          <table:table-cell table:formula="of:=UNICHAR(HEX2DEC([.A358]))" office:value-type="string" office:string-value="🎩">
            <text:p>🎩</text:p>
          </table:table-cell>
          <table:table-cell table:number-columns-repeated="5"/>
        </table:table-row>
        <table:table-row table:style-name="ro5">
          <table:table-cell office:value-type="string">
            <text:p>1f3aa</text:p>
          </table:table-cell>
          <table:table-cell table:formula="of:=CONCATENATE([.A359];&quot;.png&quot;)" office:value-type="string" office:string-value="1f3aa.png">
            <text:p>1f3aa.png</text:p>
          </table:table-cell>
          <table:table-cell table:formula="of:=UNICHAR(HEX2DEC([.A359]))" office:value-type="string" office:string-value="🎪">
            <text:p>🎪</text:p>
          </table:table-cell>
          <table:table-cell table:number-columns-repeated="5"/>
        </table:table-row>
        <table:table-row table:style-name="ro5">
          <table:table-cell office:value-type="string">
            <text:p>1f3ab</text:p>
          </table:table-cell>
          <table:table-cell table:formula="of:=CONCATENATE([.A360];&quot;.png&quot;)" office:value-type="string" office:string-value="1f3ab.png">
            <text:p>1f3ab.png</text:p>
          </table:table-cell>
          <table:table-cell table:formula="of:=UNICHAR(HEX2DEC([.A360]))" office:value-type="string" office:string-value="🎫">
            <text:p>🎫</text:p>
          </table:table-cell>
          <table:table-cell table:number-columns-repeated="5"/>
        </table:table-row>
        <table:table-row table:style-name="ro5">
          <table:table-cell office:value-type="string">
            <text:p>1f3ac</text:p>
          </table:table-cell>
          <table:table-cell table:formula="of:=CONCATENATE([.A361];&quot;.png&quot;)" office:value-type="string" office:string-value="1f3ac.png">
            <text:p>1f3ac.png</text:p>
          </table:table-cell>
          <table:table-cell table:formula="of:=UNICHAR(HEX2DEC([.A361]))" office:value-type="string" office:string-value="🎬">
            <text:p>🎬</text:p>
          </table:table-cell>
          <table:table-cell table:number-columns-repeated="5"/>
        </table:table-row>
        <table:table-row table:style-name="ro5">
          <table:table-cell office:value-type="string">
            <text:p>1f3ad</text:p>
          </table:table-cell>
          <table:table-cell table:formula="of:=CONCATENATE([.A362];&quot;.png&quot;)" office:value-type="string" office:string-value="1f3ad.png">
            <text:p>1f3ad.png</text:p>
          </table:table-cell>
          <table:table-cell table:formula="of:=UNICHAR(HEX2DEC([.A362]))" office:value-type="string" office:string-value="🎭">
            <text:p>🎭</text:p>
          </table:table-cell>
          <table:table-cell table:number-columns-repeated="5"/>
        </table:table-row>
        <table:table-row table:style-name="ro5">
          <table:table-cell office:value-type="string">
            <text:p>1f3ae</text:p>
          </table:table-cell>
          <table:table-cell table:formula="of:=CONCATENATE([.A363];&quot;.png&quot;)" office:value-type="string" office:string-value="1f3ae.png">
            <text:p>1f3ae.png</text:p>
          </table:table-cell>
          <table:table-cell table:formula="of:=UNICHAR(HEX2DEC([.A363]))" office:value-type="string" office:string-value="🎮">
            <text:p>🎮</text:p>
          </table:table-cell>
          <table:table-cell table:number-columns-repeated="5"/>
        </table:table-row>
        <table:table-row table:style-name="ro5">
          <table:table-cell office:value-type="string">
            <text:p>1f3af</text:p>
          </table:table-cell>
          <table:table-cell table:formula="of:=CONCATENATE([.A364];&quot;.png&quot;)" office:value-type="string" office:string-value="1f3af.png">
            <text:p>1f3af.png</text:p>
          </table:table-cell>
          <table:table-cell table:formula="of:=UNICHAR(HEX2DEC([.A364]))" office:value-type="string" office:string-value="🎯">
            <text:p>🎯</text:p>
          </table:table-cell>
          <table:table-cell table:number-columns-repeated="5"/>
        </table:table-row>
        <table:table-row table:style-name="ro5">
          <table:table-cell office:value-type="string">
            <text:p>1f3b0</text:p>
          </table:table-cell>
          <table:table-cell table:formula="of:=CONCATENATE([.A365];&quot;.png&quot;)" office:value-type="string" office:string-value="1f3b0.png">
            <text:p>1f3b0.png</text:p>
          </table:table-cell>
          <table:table-cell table:formula="of:=UNICHAR(HEX2DEC([.A365]))" office:value-type="string" office:string-value="🎰">
            <text:p>🎰</text:p>
          </table:table-cell>
          <table:table-cell table:number-columns-repeated="5"/>
        </table:table-row>
        <table:table-row table:style-name="ro5">
          <table:table-cell office:value-type="string">
            <text:p>1f3b1</text:p>
          </table:table-cell>
          <table:table-cell table:formula="of:=CONCATENATE([.A366];&quot;.png&quot;)" office:value-type="string" office:string-value="1f3b1.png">
            <text:p>1f3b1.png</text:p>
          </table:table-cell>
          <table:table-cell table:formula="of:=UNICHAR(HEX2DEC([.A366]))" office:value-type="string" office:string-value="🎱">
            <text:p>🎱</text:p>
          </table:table-cell>
          <table:table-cell table:number-columns-repeated="5"/>
        </table:table-row>
        <table:table-row table:style-name="ro5">
          <table:table-cell office:value-type="string">
            <text:p>1f3b2</text:p>
          </table:table-cell>
          <table:table-cell table:formula="of:=CONCATENATE([.A367];&quot;.png&quot;)" office:value-type="string" office:string-value="1f3b2.png">
            <text:p>1f3b2.png</text:p>
          </table:table-cell>
          <table:table-cell table:formula="of:=UNICHAR(HEX2DEC([.A367]))" office:value-type="string" office:string-value="🎲">
            <text:p>🎲</text:p>
          </table:table-cell>
          <table:table-cell table:number-columns-repeated="5"/>
        </table:table-row>
        <table:table-row table:style-name="ro5">
          <table:table-cell office:value-type="string">
            <text:p>1f3b3</text:p>
          </table:table-cell>
          <table:table-cell table:formula="of:=CONCATENATE([.A368];&quot;.png&quot;)" office:value-type="string" office:string-value="1f3b3.png">
            <text:p>1f3b3.png</text:p>
          </table:table-cell>
          <table:table-cell table:formula="of:=UNICHAR(HEX2DEC([.A368]))" office:value-type="string" office:string-value="🎳">
            <text:p>🎳</text:p>
          </table:table-cell>
          <table:table-cell table:number-columns-repeated="5"/>
        </table:table-row>
        <table:table-row table:style-name="ro5">
          <table:table-cell office:value-type="string">
            <text:p>1f3b4</text:p>
          </table:table-cell>
          <table:table-cell table:formula="of:=CONCATENATE([.A369];&quot;.png&quot;)" office:value-type="string" office:string-value="1f3b4.png">
            <text:p>1f3b4.png</text:p>
          </table:table-cell>
          <table:table-cell table:formula="of:=UNICHAR(HEX2DEC([.A369]))" office:value-type="string" office:string-value="🎴">
            <text:p>🎴</text:p>
          </table:table-cell>
          <table:table-cell table:number-columns-repeated="5"/>
        </table:table-row>
        <table:table-row table:style-name="ro5">
          <table:table-cell office:value-type="string">
            <text:p>1f3b5</text:p>
          </table:table-cell>
          <table:table-cell table:formula="of:=CONCATENATE([.A370];&quot;.png&quot;)" office:value-type="string" office:string-value="1f3b5.png">
            <text:p>1f3b5.png</text:p>
          </table:table-cell>
          <table:table-cell table:formula="of:=UNICHAR(HEX2DEC([.A370]))" office:value-type="string" office:string-value="🎵">
            <text:p>🎵</text:p>
          </table:table-cell>
          <table:table-cell table:number-columns-repeated="5"/>
        </table:table-row>
        <table:table-row table:style-name="ro5">
          <table:table-cell office:value-type="string">
            <text:p>1f3b6</text:p>
          </table:table-cell>
          <table:table-cell table:formula="of:=CONCATENATE([.A371];&quot;.png&quot;)" office:value-type="string" office:string-value="1f3b6.png">
            <text:p>1f3b6.png</text:p>
          </table:table-cell>
          <table:table-cell table:formula="of:=UNICHAR(HEX2DEC([.A371]))" office:value-type="string" office:string-value="🎶">
            <text:p>🎶</text:p>
          </table:table-cell>
          <table:table-cell table:number-columns-repeated="5"/>
        </table:table-row>
        <table:table-row table:style-name="ro5">
          <table:table-cell office:value-type="string">
            <text:p>1f3b7</text:p>
          </table:table-cell>
          <table:table-cell table:formula="of:=CONCATENATE([.A372];&quot;.png&quot;)" office:value-type="string" office:string-value="1f3b7.png">
            <text:p>1f3b7.png</text:p>
          </table:table-cell>
          <table:table-cell table:formula="of:=UNICHAR(HEX2DEC([.A372]))" office:value-type="string" office:string-value="🎷">
            <text:p>🎷</text:p>
          </table:table-cell>
          <table:table-cell table:number-columns-repeated="5"/>
        </table:table-row>
        <table:table-row table:style-name="ro5">
          <table:table-cell office:value-type="string">
            <text:p>1f3b8</text:p>
          </table:table-cell>
          <table:table-cell table:formula="of:=CONCATENATE([.A373];&quot;.png&quot;)" office:value-type="string" office:string-value="1f3b8.png">
            <text:p>1f3b8.png</text:p>
          </table:table-cell>
          <table:table-cell table:formula="of:=UNICHAR(HEX2DEC([.A373]))" office:value-type="string" office:string-value="🎸">
            <text:p>🎸</text:p>
          </table:table-cell>
          <table:table-cell table:number-columns-repeated="5"/>
        </table:table-row>
        <table:table-row table:style-name="ro5">
          <table:table-cell office:value-type="string">
            <text:p>1f3b9</text:p>
          </table:table-cell>
          <table:table-cell table:formula="of:=CONCATENATE([.A374];&quot;.png&quot;)" office:value-type="string" office:string-value="1f3b9.png">
            <text:p>1f3b9.png</text:p>
          </table:table-cell>
          <table:table-cell table:formula="of:=UNICHAR(HEX2DEC([.A374]))" office:value-type="string" office:string-value="🎹">
            <text:p>🎹</text:p>
          </table:table-cell>
          <table:table-cell table:number-columns-repeated="5"/>
        </table:table-row>
        <table:table-row table:style-name="ro5">
          <table:table-cell office:value-type="string">
            <text:p>1f3ba</text:p>
          </table:table-cell>
          <table:table-cell table:formula="of:=CONCATENATE([.A375];&quot;.png&quot;)" office:value-type="string" office:string-value="1f3ba.png">
            <text:p>1f3ba.png</text:p>
          </table:table-cell>
          <table:table-cell table:formula="of:=UNICHAR(HEX2DEC([.A375]))" office:value-type="string" office:string-value="🎺">
            <text:p>🎺</text:p>
          </table:table-cell>
          <table:table-cell table:number-columns-repeated="5"/>
        </table:table-row>
        <table:table-row table:style-name="ro5">
          <table:table-cell office:value-type="string">
            <text:p>1f3bb</text:p>
          </table:table-cell>
          <table:table-cell table:formula="of:=CONCATENATE([.A376];&quot;.png&quot;)" office:value-type="string" office:string-value="1f3bb.png">
            <text:p>1f3bb.png</text:p>
          </table:table-cell>
          <table:table-cell table:formula="of:=UNICHAR(HEX2DEC([.A376]))" office:value-type="string" office:string-value="🎻">
            <text:p>🎻</text:p>
          </table:table-cell>
          <table:table-cell table:number-columns-repeated="5"/>
        </table:table-row>
        <table:table-row table:style-name="ro5">
          <table:table-cell office:value-type="string">
            <text:p>1f3bc</text:p>
          </table:table-cell>
          <table:table-cell table:formula="of:=CONCATENATE([.A377];&quot;.png&quot;)" office:value-type="string" office:string-value="1f3bc.png">
            <text:p>1f3bc.png</text:p>
          </table:table-cell>
          <table:table-cell table:formula="of:=UNICHAR(HEX2DEC([.A377]))" office:value-type="string" office:string-value="🎼">
            <text:p>🎼</text:p>
          </table:table-cell>
          <table:table-cell table:number-columns-repeated="5"/>
        </table:table-row>
        <table:table-row table:style-name="ro5">
          <table:table-cell office:value-type="string">
            <text:p>1f3bd</text:p>
          </table:table-cell>
          <table:table-cell table:formula="of:=CONCATENATE([.A378];&quot;.png&quot;)" office:value-type="string" office:string-value="1f3bd.png">
            <text:p>1f3bd.png</text:p>
          </table:table-cell>
          <table:table-cell table:formula="of:=UNICHAR(HEX2DEC([.A378]))" office:value-type="string" office:string-value="🎽">
            <text:p>🎽</text:p>
          </table:table-cell>
          <table:table-cell table:number-columns-repeated="5"/>
        </table:table-row>
        <table:table-row table:style-name="ro5">
          <table:table-cell office:value-type="string">
            <text:p>1f3be</text:p>
          </table:table-cell>
          <table:table-cell table:formula="of:=CONCATENATE([.A379];&quot;.png&quot;)" office:value-type="string" office:string-value="1f3be.png">
            <text:p>1f3be.png</text:p>
          </table:table-cell>
          <table:table-cell table:formula="of:=UNICHAR(HEX2DEC([.A379]))" office:value-type="string" office:string-value="🎾">
            <text:p>🎾</text:p>
          </table:table-cell>
          <table:table-cell table:number-columns-repeated="5"/>
        </table:table-row>
        <table:table-row table:style-name="ro5">
          <table:table-cell office:value-type="string">
            <text:p>1f3bf</text:p>
          </table:table-cell>
          <table:table-cell table:formula="of:=CONCATENATE([.A380];&quot;.png&quot;)" office:value-type="string" office:string-value="1f3bf.png">
            <text:p>1f3bf.png</text:p>
          </table:table-cell>
          <table:table-cell table:formula="of:=UNICHAR(HEX2DEC([.A380]))" office:value-type="string" office:string-value="🎿">
            <text:p>🎿</text:p>
          </table:table-cell>
          <table:table-cell table:number-columns-repeated="5"/>
        </table:table-row>
        <table:table-row table:style-name="ro5">
          <table:table-cell office:value-type="string">
            <text:p>1f3c0</text:p>
          </table:table-cell>
          <table:table-cell table:formula="of:=CONCATENATE([.A381];&quot;.png&quot;)" office:value-type="string" office:string-value="1f3c0.png">
            <text:p>1f3c0.png</text:p>
          </table:table-cell>
          <table:table-cell table:formula="of:=UNICHAR(HEX2DEC([.A381]))" office:value-type="string" office:string-value="🏀">
            <text:p>🏀</text:p>
          </table:table-cell>
          <table:table-cell table:number-columns-repeated="5"/>
        </table:table-row>
        <table:table-row table:style-name="ro5">
          <table:table-cell office:value-type="string">
            <text:p>1f3c1</text:p>
          </table:table-cell>
          <table:table-cell table:formula="of:=CONCATENATE([.A382];&quot;.png&quot;)" office:value-type="string" office:string-value="1f3c1.png">
            <text:p>1f3c1.png</text:p>
          </table:table-cell>
          <table:table-cell table:formula="of:=UNICHAR(HEX2DEC([.A382]))" office:value-type="string" office:string-value="🏁">
            <text:p>🏁</text:p>
          </table:table-cell>
          <table:table-cell table:number-columns-repeated="5"/>
        </table:table-row>
        <table:table-row table:style-name="ro5">
          <table:table-cell office:value-type="string">
            <text:p>1f3c2</text:p>
          </table:table-cell>
          <table:table-cell table:formula="of:=CONCATENATE([.A383];&quot;.png&quot;)" office:value-type="string" office:string-value="1f3c2.png">
            <text:p>1f3c2.png</text:p>
          </table:table-cell>
          <table:table-cell table:formula="of:=UNICHAR(HEX2DEC([.A383]))" office:value-type="string" office:string-value="🏂">
            <text:p>🏂</text:p>
          </table:table-cell>
          <table:table-cell table:number-columns-repeated="5"/>
        </table:table-row>
        <table:table-row table:style-name="ro5">
          <table:table-cell office:value-type="string">
            <text:p>1f3c3</text:p>
          </table:table-cell>
          <table:table-cell table:formula="of:=CONCATENATE([.A384];&quot;.png&quot;)" office:value-type="string" office:string-value="1f3c3.png">
            <text:p>1f3c3.png</text:p>
          </table:table-cell>
          <table:table-cell table:formula="of:=UNICHAR(HEX2DEC([.A384]))" office:value-type="string" office:string-value="🏃">
            <text:p>🏃</text:p>
          </table:table-cell>
          <table:table-cell table:number-columns-repeated="5"/>
        </table:table-row>
        <table:table-row table:style-name="ro5">
          <table:table-cell office:value-type="string">
            <text:p>1f3c4</text:p>
          </table:table-cell>
          <table:table-cell table:formula="of:=CONCATENATE([.A385];&quot;.png&quot;)" office:value-type="string" office:string-value="1f3c4.png">
            <text:p>1f3c4.png</text:p>
          </table:table-cell>
          <table:table-cell table:formula="of:=UNICHAR(HEX2DEC([.A385]))" office:value-type="string" office:string-value="🏄">
            <text:p>🏄</text:p>
          </table:table-cell>
          <table:table-cell table:number-columns-repeated="5"/>
        </table:table-row>
        <table:table-row table:style-name="ro5">
          <table:table-cell office:value-type="string">
            <text:p>1f3c6</text:p>
          </table:table-cell>
          <table:table-cell table:formula="of:=CONCATENATE([.A386];&quot;.png&quot;)" office:value-type="string" office:string-value="1f3c6.png">
            <text:p>1f3c6.png</text:p>
          </table:table-cell>
          <table:table-cell table:formula="of:=UNICHAR(HEX2DEC([.A386]))" office:value-type="string" office:string-value="🏆">
            <text:p>🏆</text:p>
          </table:table-cell>
          <table:table-cell table:number-columns-repeated="5"/>
        </table:table-row>
        <table:table-row table:style-name="ro5">
          <table:table-cell office:value-type="string">
            <text:p>1f3c8</text:p>
          </table:table-cell>
          <table:table-cell table:formula="of:=CONCATENATE([.A387];&quot;.png&quot;)" office:value-type="string" office:string-value="1f3c8.png">
            <text:p>1f3c8.png</text:p>
          </table:table-cell>
          <table:table-cell table:formula="of:=UNICHAR(HEX2DEC([.A387]))" office:value-type="string" office:string-value="🏈">
            <text:p>🏈</text:p>
          </table:table-cell>
          <table:table-cell table:number-columns-repeated="5"/>
        </table:table-row>
        <table:table-row table:style-name="ro5">
          <table:table-cell office:value-type="string">
            <text:p>1f3ca</text:p>
          </table:table-cell>
          <table:table-cell table:formula="of:=CONCATENATE([.A388];&quot;.png&quot;)" office:value-type="string" office:string-value="1f3ca.png">
            <text:p>1f3ca.png</text:p>
          </table:table-cell>
          <table:table-cell table:formula="of:=UNICHAR(HEX2DEC([.A388]))" office:value-type="string" office:string-value="🏊">
            <text:p>🏊</text:p>
          </table:table-cell>
          <table:table-cell table:number-columns-repeated="5"/>
        </table:table-row>
        <table:table-row table:style-name="ro5">
          <table:table-cell office:value-type="string">
            <text:p>1f3e0</text:p>
          </table:table-cell>
          <table:table-cell table:formula="of:=CONCATENATE([.A389];&quot;.png&quot;)" office:value-type="string" office:string-value="1f3e0.png">
            <text:p>1f3e0.png</text:p>
          </table:table-cell>
          <table:table-cell table:formula="of:=UNICHAR(HEX2DEC([.A389]))" office:value-type="string" office:string-value="🏠">
            <text:p>🏠</text:p>
          </table:table-cell>
          <table:table-cell table:number-columns-repeated="5"/>
        </table:table-row>
        <table:table-row table:style-name="ro5">
          <table:table-cell office:value-type="string">
            <text:p>1f3e1</text:p>
          </table:table-cell>
          <table:table-cell table:formula="of:=CONCATENATE([.A390];&quot;.png&quot;)" office:value-type="string" office:string-value="1f3e1.png">
            <text:p>1f3e1.png</text:p>
          </table:table-cell>
          <table:table-cell table:formula="of:=UNICHAR(HEX2DEC([.A390]))" office:value-type="string" office:string-value="🏡">
            <text:p>🏡</text:p>
          </table:table-cell>
          <table:table-cell table:number-columns-repeated="5"/>
        </table:table-row>
        <table:table-row table:style-name="ro5">
          <table:table-cell office:value-type="string">
            <text:p>1f3e2</text:p>
          </table:table-cell>
          <table:table-cell table:formula="of:=CONCATENATE([.A391];&quot;.png&quot;)" office:value-type="string" office:string-value="1f3e2.png">
            <text:p>1f3e2.png</text:p>
          </table:table-cell>
          <table:table-cell table:formula="of:=UNICHAR(HEX2DEC([.A391]))" office:value-type="string" office:string-value="🏢">
            <text:p>🏢</text:p>
          </table:table-cell>
          <table:table-cell table:number-columns-repeated="5"/>
        </table:table-row>
        <table:table-row table:style-name="ro5">
          <table:table-cell office:value-type="string">
            <text:p>1f3e3</text:p>
          </table:table-cell>
          <table:table-cell table:formula="of:=CONCATENATE([.A392];&quot;.png&quot;)" office:value-type="string" office:string-value="1f3e3.png">
            <text:p>1f3e3.png</text:p>
          </table:table-cell>
          <table:table-cell table:formula="of:=UNICHAR(HEX2DEC([.A392]))" office:value-type="string" office:string-value="🏣">
            <text:p>🏣</text:p>
          </table:table-cell>
          <table:table-cell table:number-columns-repeated="5"/>
        </table:table-row>
        <table:table-row table:style-name="ro5">
          <table:table-cell office:value-type="string">
            <text:p>1f3e5</text:p>
          </table:table-cell>
          <table:table-cell table:formula="of:=CONCATENATE([.A393];&quot;.png&quot;)" office:value-type="string" office:string-value="1f3e5.png">
            <text:p>1f3e5.png</text:p>
          </table:table-cell>
          <table:table-cell table:formula="of:=UNICHAR(HEX2DEC([.A393]))" office:value-type="string" office:string-value="🏥">
            <text:p>🏥</text:p>
          </table:table-cell>
          <table:table-cell table:number-columns-repeated="5"/>
        </table:table-row>
        <table:table-row table:style-name="ro5">
          <table:table-cell office:value-type="string">
            <text:p>1f3e6</text:p>
          </table:table-cell>
          <table:table-cell table:formula="of:=CONCATENATE([.A394];&quot;.png&quot;)" office:value-type="string" office:string-value="1f3e6.png">
            <text:p>1f3e6.png</text:p>
          </table:table-cell>
          <table:table-cell table:formula="of:=UNICHAR(HEX2DEC([.A394]))" office:value-type="string" office:string-value="🏦">
            <text:p>🏦</text:p>
          </table:table-cell>
          <table:table-cell table:number-columns-repeated="5"/>
        </table:table-row>
        <table:table-row table:style-name="ro5">
          <table:table-cell office:value-type="string">
            <text:p>1f3e7</text:p>
          </table:table-cell>
          <table:table-cell table:formula="of:=CONCATENATE([.A395];&quot;.png&quot;)" office:value-type="string" office:string-value="1f3e7.png">
            <text:p>1f3e7.png</text:p>
          </table:table-cell>
          <table:table-cell table:formula="of:=UNICHAR(HEX2DEC([.A395]))" office:value-type="string" office:string-value="🏧">
            <text:p>🏧</text:p>
          </table:table-cell>
          <table:table-cell table:number-columns-repeated="5"/>
        </table:table-row>
        <table:table-row table:style-name="ro5">
          <table:table-cell office:value-type="string">
            <text:p>1f3e8</text:p>
          </table:table-cell>
          <table:table-cell table:formula="of:=CONCATENATE([.A396];&quot;.png&quot;)" office:value-type="string" office:string-value="1f3e8.png">
            <text:p>1f3e8.png</text:p>
          </table:table-cell>
          <table:table-cell table:formula="of:=UNICHAR(HEX2DEC([.A396]))" office:value-type="string" office:string-value="🏨">
            <text:p>🏨</text:p>
          </table:table-cell>
          <table:table-cell table:number-columns-repeated="5"/>
        </table:table-row>
        <table:table-row table:style-name="ro5">
          <table:table-cell office:value-type="string">
            <text:p>1f3e9</text:p>
          </table:table-cell>
          <table:table-cell table:formula="of:=CONCATENATE([.A397];&quot;.png&quot;)" office:value-type="string" office:string-value="1f3e9.png">
            <text:p>1f3e9.png</text:p>
          </table:table-cell>
          <table:table-cell table:formula="of:=UNICHAR(HEX2DEC([.A397]))" office:value-type="string" office:string-value="🏩">
            <text:p>🏩</text:p>
          </table:table-cell>
          <table:table-cell table:number-columns-repeated="5"/>
        </table:table-row>
        <table:table-row table:style-name="ro5">
          <table:table-cell office:value-type="string">
            <text:p>1f3ea</text:p>
          </table:table-cell>
          <table:table-cell table:formula="of:=CONCATENATE([.A398];&quot;.png&quot;)" office:value-type="string" office:string-value="1f3ea.png">
            <text:p>1f3ea.png</text:p>
          </table:table-cell>
          <table:table-cell table:formula="of:=UNICHAR(HEX2DEC([.A398]))" office:value-type="string" office:string-value="🏪">
            <text:p>🏪</text:p>
          </table:table-cell>
          <table:table-cell table:number-columns-repeated="5"/>
        </table:table-row>
        <table:table-row table:style-name="ro5">
          <table:table-cell office:value-type="string">
            <text:p>1f3eb</text:p>
          </table:table-cell>
          <table:table-cell table:formula="of:=CONCATENATE([.A399];&quot;.png&quot;)" office:value-type="string" office:string-value="1f3eb.png">
            <text:p>1f3eb.png</text:p>
          </table:table-cell>
          <table:table-cell table:formula="of:=UNICHAR(HEX2DEC([.A399]))" office:value-type="string" office:string-value="🏫">
            <text:p>🏫</text:p>
          </table:table-cell>
          <table:table-cell table:number-columns-repeated="5"/>
        </table:table-row>
        <table:table-row table:style-name="ro5">
          <table:table-cell office:value-type="string">
            <text:p>1f3ec</text:p>
          </table:table-cell>
          <table:table-cell table:formula="of:=CONCATENATE([.A400];&quot;.png&quot;)" office:value-type="string" office:string-value="1f3ec.png">
            <text:p>1f3ec.png</text:p>
          </table:table-cell>
          <table:table-cell table:formula="of:=UNICHAR(HEX2DEC([.A400]))" office:value-type="string" office:string-value="🏬">
            <text:p>🏬</text:p>
          </table:table-cell>
          <table:table-cell table:number-columns-repeated="5"/>
        </table:table-row>
        <table:table-row table:style-name="ro5">
          <table:table-cell office:value-type="string">
            <text:p>1f3ed</text:p>
          </table:table-cell>
          <table:table-cell table:formula="of:=CONCATENATE([.A401];&quot;.png&quot;)" office:value-type="string" office:string-value="1f3ed.png">
            <text:p>1f3ed.png</text:p>
          </table:table-cell>
          <table:table-cell table:formula="of:=UNICHAR(HEX2DEC([.A401]))" office:value-type="string" office:string-value="🏭">
            <text:p>🏭</text:p>
          </table:table-cell>
          <table:table-cell table:number-columns-repeated="5"/>
        </table:table-row>
        <table:table-row table:style-name="ro5">
          <table:table-cell office:value-type="string">
            <text:p>1f3ee</text:p>
          </table:table-cell>
          <table:table-cell table:formula="of:=CONCATENATE([.A402];&quot;.png&quot;)" office:value-type="string" office:string-value="1f3ee.png">
            <text:p>1f3ee.png</text:p>
          </table:table-cell>
          <table:table-cell table:formula="of:=UNICHAR(HEX2DEC([.A402]))" office:value-type="string" office:string-value="🏮">
            <text:p>🏮</text:p>
          </table:table-cell>
          <table:table-cell table:number-columns-repeated="5"/>
        </table:table-row>
        <table:table-row table:style-name="ro5">
          <table:table-cell office:value-type="string">
            <text:p>1f3ef</text:p>
          </table:table-cell>
          <table:table-cell table:formula="of:=CONCATENATE([.A403];&quot;.png&quot;)" office:value-type="string" office:string-value="1f3ef.png">
            <text:p>1f3ef.png</text:p>
          </table:table-cell>
          <table:table-cell table:formula="of:=UNICHAR(HEX2DEC([.A403]))" office:value-type="string" office:string-value="🏯">
            <text:p>🏯</text:p>
          </table:table-cell>
          <table:table-cell table:number-columns-repeated="5"/>
        </table:table-row>
        <table:table-row table:style-name="ro5">
          <table:table-cell office:value-type="string">
            <text:p>1f3f0</text:p>
          </table:table-cell>
          <table:table-cell table:formula="of:=CONCATENATE([.A404];&quot;.png&quot;)" office:value-type="string" office:string-value="1f3f0.png">
            <text:p>1f3f0.png</text:p>
          </table:table-cell>
          <table:table-cell table:formula="of:=UNICHAR(HEX2DEC([.A404]))" office:value-type="string" office:string-value="🏰">
            <text:p>🏰</text:p>
          </table:table-cell>
          <table:table-cell table:number-columns-repeated="5"/>
        </table:table-row>
        <table:table-row table:style-name="ro5">
          <table:table-cell office:value-type="string">
            <text:p>1f40c</text:p>
          </table:table-cell>
          <table:table-cell table:formula="of:=CONCATENATE([.A405];&quot;.png&quot;)" office:value-type="string" office:string-value="1f40c.png">
            <text:p>1f40c.png</text:p>
          </table:table-cell>
          <table:table-cell table:formula="of:=UNICHAR(HEX2DEC([.A405]))" office:value-type="string" office:string-value="🐌">
            <text:p>🐌</text:p>
          </table:table-cell>
          <table:table-cell table:number-columns-repeated="5"/>
        </table:table-row>
        <table:table-row table:style-name="ro5">
          <table:table-cell office:value-type="string">
            <text:p>1f40d</text:p>
          </table:table-cell>
          <table:table-cell table:formula="of:=CONCATENATE([.A406];&quot;.png&quot;)" office:value-type="string" office:string-value="1f40d.png">
            <text:p>1f40d.png</text:p>
          </table:table-cell>
          <table:table-cell table:formula="of:=UNICHAR(HEX2DEC([.A406]))" office:value-type="string" office:string-value="🐍">
            <text:p>🐍</text:p>
          </table:table-cell>
          <table:table-cell table:number-columns-repeated="5"/>
        </table:table-row>
        <table:table-row table:style-name="ro5">
          <table:table-cell office:value-type="string">
            <text:p>1f40e</text:p>
          </table:table-cell>
          <table:table-cell table:formula="of:=CONCATENATE([.A407];&quot;.png&quot;)" office:value-type="string" office:string-value="1f40e.png">
            <text:p>1f40e.png</text:p>
          </table:table-cell>
          <table:table-cell table:formula="of:=UNICHAR(HEX2DEC([.A407]))" office:value-type="string" office:string-value="🐎">
            <text:p>🐎</text:p>
          </table:table-cell>
          <table:table-cell table:number-columns-repeated="5"/>
        </table:table-row>
        <table:table-row table:style-name="ro5">
          <table:table-cell office:value-type="string">
            <text:p>1f411</text:p>
          </table:table-cell>
          <table:table-cell table:formula="of:=CONCATENATE([.A408];&quot;.png&quot;)" office:value-type="string" office:string-value="1f411.png">
            <text:p>1f411.png</text:p>
          </table:table-cell>
          <table:table-cell table:formula="of:=UNICHAR(HEX2DEC([.A408]))" office:value-type="string" office:string-value="🐑">
            <text:p>🐑</text:p>
          </table:table-cell>
          <table:table-cell table:number-columns-repeated="5"/>
        </table:table-row>
        <table:table-row table:style-name="ro5">
          <table:table-cell office:value-type="string">
            <text:p>1f412</text:p>
          </table:table-cell>
          <table:table-cell table:formula="of:=CONCATENATE([.A409];&quot;.png&quot;)" office:value-type="string" office:string-value="1f412.png">
            <text:p>1f412.png</text:p>
          </table:table-cell>
          <table:table-cell table:formula="of:=UNICHAR(HEX2DEC([.A409]))" office:value-type="string" office:string-value="🐒">
            <text:p>🐒</text:p>
          </table:table-cell>
          <table:table-cell table:number-columns-repeated="5"/>
        </table:table-row>
        <table:table-row table:style-name="ro5">
          <table:table-cell office:value-type="string">
            <text:p>1f414</text:p>
          </table:table-cell>
          <table:table-cell table:formula="of:=CONCATENATE([.A410];&quot;.png&quot;)" office:value-type="string" office:string-value="1f414.png">
            <text:p>1f414.png</text:p>
          </table:table-cell>
          <table:table-cell table:formula="of:=UNICHAR(HEX2DEC([.A410]))" office:value-type="string" office:string-value="🐔">
            <text:p>🐔</text:p>
          </table:table-cell>
          <table:table-cell table:number-columns-repeated="5"/>
        </table:table-row>
        <table:table-row table:style-name="ro5">
          <table:table-cell office:value-type="string">
            <text:p>1f417</text:p>
          </table:table-cell>
          <table:table-cell table:formula="of:=CONCATENATE([.A411];&quot;.png&quot;)" office:value-type="string" office:string-value="1f417.png">
            <text:p>1f417.png</text:p>
          </table:table-cell>
          <table:table-cell table:formula="of:=UNICHAR(HEX2DEC([.A411]))" office:value-type="string" office:string-value="🐗">
            <text:p>🐗</text:p>
          </table:table-cell>
          <table:table-cell table:number-columns-repeated="5"/>
        </table:table-row>
        <table:table-row table:style-name="ro5">
          <table:table-cell office:value-type="string">
            <text:p>1f418</text:p>
          </table:table-cell>
          <table:table-cell table:formula="of:=CONCATENATE([.A412];&quot;.png&quot;)" office:value-type="string" office:string-value="1f418.png">
            <text:p>1f418.png</text:p>
          </table:table-cell>
          <table:table-cell table:formula="of:=UNICHAR(HEX2DEC([.A412]))" office:value-type="string" office:string-value="🐘">
            <text:p>🐘</text:p>
          </table:table-cell>
          <table:table-cell table:number-columns-repeated="5"/>
        </table:table-row>
        <table:table-row table:style-name="ro5">
          <table:table-cell office:value-type="string">
            <text:p>1f419</text:p>
          </table:table-cell>
          <table:table-cell table:formula="of:=CONCATENATE([.A413];&quot;.png&quot;)" office:value-type="string" office:string-value="1f419.png">
            <text:p>1f419.png</text:p>
          </table:table-cell>
          <table:table-cell table:formula="of:=UNICHAR(HEX2DEC([.A413]))" office:value-type="string" office:string-value="🐙">
            <text:p>🐙</text:p>
          </table:table-cell>
          <table:table-cell table:number-columns-repeated="5"/>
        </table:table-row>
        <table:table-row table:style-name="ro5">
          <table:table-cell office:value-type="string">
            <text:p>1f41a</text:p>
          </table:table-cell>
          <table:table-cell table:formula="of:=CONCATENATE([.A414];&quot;.png&quot;)" office:value-type="string" office:string-value="1f41a.png">
            <text:p>1f41a.png</text:p>
          </table:table-cell>
          <table:table-cell table:formula="of:=UNICHAR(HEX2DEC([.A414]))" office:value-type="string" office:string-value="🐚">
            <text:p>🐚</text:p>
          </table:table-cell>
          <table:table-cell table:number-columns-repeated="5"/>
        </table:table-row>
        <table:table-row table:style-name="ro5">
          <table:table-cell office:value-type="string">
            <text:p>1f41b</text:p>
          </table:table-cell>
          <table:table-cell table:formula="of:=CONCATENATE([.A415];&quot;.png&quot;)" office:value-type="string" office:string-value="1f41b.png">
            <text:p>1f41b.png</text:p>
          </table:table-cell>
          <table:table-cell table:formula="of:=UNICHAR(HEX2DEC([.A415]))" office:value-type="string" office:string-value="🐛">
            <text:p>🐛</text:p>
          </table:table-cell>
          <table:table-cell table:number-columns-repeated="5"/>
        </table:table-row>
        <table:table-row table:style-name="ro5">
          <table:table-cell office:value-type="string">
            <text:p>1f41c</text:p>
          </table:table-cell>
          <table:table-cell table:formula="of:=CONCATENATE([.A416];&quot;.png&quot;)" office:value-type="string" office:string-value="1f41c.png">
            <text:p>1f41c.png</text:p>
          </table:table-cell>
          <table:table-cell table:formula="of:=UNICHAR(HEX2DEC([.A416]))" office:value-type="string" office:string-value="🐜">
            <text:p>🐜</text:p>
          </table:table-cell>
          <table:table-cell table:number-columns-repeated="5"/>
        </table:table-row>
        <table:table-row table:style-name="ro5">
          <table:table-cell office:value-type="string">
            <text:p>1f41d</text:p>
          </table:table-cell>
          <table:table-cell table:formula="of:=CONCATENATE([.A417];&quot;.png&quot;)" office:value-type="string" office:string-value="1f41d.png">
            <text:p>1f41d.png</text:p>
          </table:table-cell>
          <table:table-cell table:formula="of:=UNICHAR(HEX2DEC([.A417]))" office:value-type="string" office:string-value="🐝">
            <text:p>🐝</text:p>
          </table:table-cell>
          <table:table-cell table:number-columns-repeated="5"/>
        </table:table-row>
        <table:table-row table:style-name="ro5">
          <table:table-cell office:value-type="string">
            <text:p>1f41e</text:p>
          </table:table-cell>
          <table:table-cell table:formula="of:=CONCATENATE([.A418];&quot;.png&quot;)" office:value-type="string" office:string-value="1f41e.png">
            <text:p>1f41e.png</text:p>
          </table:table-cell>
          <table:table-cell table:formula="of:=UNICHAR(HEX2DEC([.A418]))" office:value-type="string" office:string-value="🐞">
            <text:p>🐞</text:p>
          </table:table-cell>
          <table:table-cell table:number-columns-repeated="5"/>
        </table:table-row>
        <table:table-row table:style-name="ro5">
          <table:table-cell office:value-type="string">
            <text:p>1f41f</text:p>
          </table:table-cell>
          <table:table-cell table:formula="of:=CONCATENATE([.A419];&quot;.png&quot;)" office:value-type="string" office:string-value="1f41f.png">
            <text:p>1f41f.png</text:p>
          </table:table-cell>
          <table:table-cell table:formula="of:=UNICHAR(HEX2DEC([.A419]))" office:value-type="string" office:string-value="🐟">
            <text:p>🐟</text:p>
          </table:table-cell>
          <table:table-cell table:number-columns-repeated="5"/>
        </table:table-row>
        <table:table-row table:style-name="ro5">
          <table:table-cell office:value-type="string">
            <text:p>1f420</text:p>
          </table:table-cell>
          <table:table-cell table:formula="of:=CONCATENATE([.A420];&quot;.png&quot;)" office:value-type="string" office:string-value="1f420.png">
            <text:p>1f420.png</text:p>
          </table:table-cell>
          <table:table-cell table:formula="of:=UNICHAR(HEX2DEC([.A420]))" office:value-type="string" office:string-value="🐠">
            <text:p>🐠</text:p>
          </table:table-cell>
          <table:table-cell table:number-columns-repeated="5"/>
        </table:table-row>
        <table:table-row table:style-name="ro5">
          <table:table-cell office:value-type="string">
            <text:p>1f421</text:p>
          </table:table-cell>
          <table:table-cell table:formula="of:=CONCATENATE([.A421];&quot;.png&quot;)" office:value-type="string" office:string-value="1f421.png">
            <text:p>1f421.png</text:p>
          </table:table-cell>
          <table:table-cell table:formula="of:=UNICHAR(HEX2DEC([.A421]))" office:value-type="string" office:string-value="🐡">
            <text:p>🐡</text:p>
          </table:table-cell>
          <table:table-cell table:number-columns-repeated="5"/>
        </table:table-row>
        <table:table-row table:style-name="ro5">
          <table:table-cell office:value-type="string">
            <text:p>1f422</text:p>
          </table:table-cell>
          <table:table-cell table:formula="of:=CONCATENATE([.A422];&quot;.png&quot;)" office:value-type="string" office:string-value="1f422.png">
            <text:p>1f422.png</text:p>
          </table:table-cell>
          <table:table-cell table:formula="of:=UNICHAR(HEX2DEC([.A422]))" office:value-type="string" office:string-value="🐢">
            <text:p>🐢</text:p>
          </table:table-cell>
          <table:table-cell table:number-columns-repeated="5"/>
        </table:table-row>
        <table:table-row table:style-name="ro5">
          <table:table-cell office:value-type="string">
            <text:p>1f423</text:p>
          </table:table-cell>
          <table:table-cell table:formula="of:=CONCATENATE([.A423];&quot;.png&quot;)" office:value-type="string" office:string-value="1f423.png">
            <text:p>1f423.png</text:p>
          </table:table-cell>
          <table:table-cell table:formula="of:=UNICHAR(HEX2DEC([.A423]))" office:value-type="string" office:string-value="🐣">
            <text:p>🐣</text:p>
          </table:table-cell>
          <table:table-cell table:number-columns-repeated="5"/>
        </table:table-row>
        <table:table-row table:style-name="ro5">
          <table:table-cell office:value-type="string">
            <text:p>1f424</text:p>
          </table:table-cell>
          <table:table-cell table:formula="of:=CONCATENATE([.A424];&quot;.png&quot;)" office:value-type="string" office:string-value="1f424.png">
            <text:p>1f424.png</text:p>
          </table:table-cell>
          <table:table-cell table:formula="of:=UNICHAR(HEX2DEC([.A424]))" office:value-type="string" office:string-value="🐤">
            <text:p>🐤</text:p>
          </table:table-cell>
          <table:table-cell table:number-columns-repeated="5"/>
        </table:table-row>
        <table:table-row table:style-name="ro5">
          <table:table-cell office:value-type="string">
            <text:p>1f425</text:p>
          </table:table-cell>
          <table:table-cell table:formula="of:=CONCATENATE([.A425];&quot;.png&quot;)" office:value-type="string" office:string-value="1f425.png">
            <text:p>1f425.png</text:p>
          </table:table-cell>
          <table:table-cell table:formula="of:=UNICHAR(HEX2DEC([.A425]))" office:value-type="string" office:string-value="🐥">
            <text:p>🐥</text:p>
          </table:table-cell>
          <table:table-cell table:number-columns-repeated="5"/>
        </table:table-row>
        <table:table-row table:style-name="ro5">
          <table:table-cell office:value-type="string">
            <text:p>1f426</text:p>
          </table:table-cell>
          <table:table-cell table:formula="of:=CONCATENATE([.A426];&quot;.png&quot;)" office:value-type="string" office:string-value="1f426.png">
            <text:p>1f426.png</text:p>
          </table:table-cell>
          <table:table-cell table:formula="of:=UNICHAR(HEX2DEC([.A426]))" office:value-type="string" office:string-value="🐦">
            <text:p>🐦</text:p>
          </table:table-cell>
          <table:table-cell table:number-columns-repeated="5"/>
        </table:table-row>
        <table:table-row table:style-name="ro5">
          <table:table-cell office:value-type="string">
            <text:p>1f427</text:p>
          </table:table-cell>
          <table:table-cell table:formula="of:=CONCATENATE([.A427];&quot;.png&quot;)" office:value-type="string" office:string-value="1f427.png">
            <text:p>1f427.png</text:p>
          </table:table-cell>
          <table:table-cell table:formula="of:=UNICHAR(HEX2DEC([.A427]))" office:value-type="string" office:string-value="🐧">
            <text:p>🐧</text:p>
          </table:table-cell>
          <table:table-cell table:number-columns-repeated="5"/>
        </table:table-row>
        <table:table-row table:style-name="ro5">
          <table:table-cell office:value-type="string">
            <text:p>1f428</text:p>
          </table:table-cell>
          <table:table-cell table:formula="of:=CONCATENATE([.A428];&quot;.png&quot;)" office:value-type="string" office:string-value="1f428.png">
            <text:p>1f428.png</text:p>
          </table:table-cell>
          <table:table-cell table:formula="of:=UNICHAR(HEX2DEC([.A428]))" office:value-type="string" office:string-value="🐨">
            <text:p>🐨</text:p>
          </table:table-cell>
          <table:table-cell table:number-columns-repeated="5"/>
        </table:table-row>
        <table:table-row table:style-name="ro5">
          <table:table-cell office:value-type="string">
            <text:p>1f429</text:p>
          </table:table-cell>
          <table:table-cell table:formula="of:=CONCATENATE([.A429];&quot;.png&quot;)" office:value-type="string" office:string-value="1f429.png">
            <text:p>1f429.png</text:p>
          </table:table-cell>
          <table:table-cell table:formula="of:=UNICHAR(HEX2DEC([.A429]))" office:value-type="string" office:string-value="🐩">
            <text:p>🐩</text:p>
          </table:table-cell>
          <table:table-cell table:number-columns-repeated="5"/>
        </table:table-row>
        <table:table-row table:style-name="ro5">
          <table:table-cell office:value-type="string">
            <text:p>1f42b</text:p>
          </table:table-cell>
          <table:table-cell table:formula="of:=CONCATENATE([.A430];&quot;.png&quot;)" office:value-type="string" office:string-value="1f42b.png">
            <text:p>1f42b.png</text:p>
          </table:table-cell>
          <table:table-cell table:formula="of:=UNICHAR(HEX2DEC([.A430]))" office:value-type="string" office:string-value="🐫">
            <text:p>🐫</text:p>
          </table:table-cell>
          <table:table-cell table:number-columns-repeated="5"/>
        </table:table-row>
        <table:table-row table:style-name="ro5">
          <table:table-cell office:value-type="string">
            <text:p>1f42c</text:p>
          </table:table-cell>
          <table:table-cell table:formula="of:=CONCATENATE([.A431];&quot;.png&quot;)" office:value-type="string" office:string-value="1f42c.png">
            <text:p>1f42c.png</text:p>
          </table:table-cell>
          <table:table-cell table:formula="of:=UNICHAR(HEX2DEC([.A431]))" office:value-type="string" office:string-value="🐬">
            <text:p>🐬</text:p>
          </table:table-cell>
          <table:table-cell table:number-columns-repeated="5"/>
        </table:table-row>
        <table:table-row table:style-name="ro5">
          <table:table-cell office:value-type="string">
            <text:p>1f42d</text:p>
          </table:table-cell>
          <table:table-cell table:formula="of:=CONCATENATE([.A432];&quot;.png&quot;)" office:value-type="string" office:string-value="1f42d.png">
            <text:p>1f42d.png</text:p>
          </table:table-cell>
          <table:table-cell table:formula="of:=UNICHAR(HEX2DEC([.A432]))" office:value-type="string" office:string-value="🐭">
            <text:p>🐭</text:p>
          </table:table-cell>
          <table:table-cell table:number-columns-repeated="5"/>
        </table:table-row>
        <table:table-row table:style-name="ro5">
          <table:table-cell office:value-type="string">
            <text:p>1f42e</text:p>
          </table:table-cell>
          <table:table-cell table:formula="of:=CONCATENATE([.A433];&quot;.png&quot;)" office:value-type="string" office:string-value="1f42e.png">
            <text:p>1f42e.png</text:p>
          </table:table-cell>
          <table:table-cell table:formula="of:=UNICHAR(HEX2DEC([.A433]))" office:value-type="string" office:string-value="🐮">
            <text:p>🐮</text:p>
          </table:table-cell>
          <table:table-cell table:number-columns-repeated="5"/>
        </table:table-row>
        <table:table-row table:style-name="ro5">
          <table:table-cell office:value-type="string">
            <text:p>1f42f</text:p>
          </table:table-cell>
          <table:table-cell table:formula="of:=CONCATENATE([.A434];&quot;.png&quot;)" office:value-type="string" office:string-value="1f42f.png">
            <text:p>1f42f.png</text:p>
          </table:table-cell>
          <table:table-cell table:formula="of:=UNICHAR(HEX2DEC([.A434]))" office:value-type="string" office:string-value="🐯">
            <text:p>🐯</text:p>
          </table:table-cell>
          <table:table-cell table:number-columns-repeated="5"/>
        </table:table-row>
        <table:table-row table:style-name="ro5">
          <table:table-cell office:value-type="string">
            <text:p>1f430</text:p>
          </table:table-cell>
          <table:table-cell table:formula="of:=CONCATENATE([.A435];&quot;.png&quot;)" office:value-type="string" office:string-value="1f430.png">
            <text:p>1f430.png</text:p>
          </table:table-cell>
          <table:table-cell table:formula="of:=UNICHAR(HEX2DEC([.A435]))" office:value-type="string" office:string-value="🐰">
            <text:p>🐰</text:p>
          </table:table-cell>
          <table:table-cell table:number-columns-repeated="5"/>
        </table:table-row>
        <table:table-row table:style-name="ro5">
          <table:table-cell office:value-type="string">
            <text:p>1f431</text:p>
          </table:table-cell>
          <table:table-cell table:formula="of:=CONCATENATE([.A436];&quot;.png&quot;)" office:value-type="string" office:string-value="1f431.png">
            <text:p>1f431.png</text:p>
          </table:table-cell>
          <table:table-cell table:formula="of:=UNICHAR(HEX2DEC([.A436]))" office:value-type="string" office:string-value="🐱">
            <text:p>🐱</text:p>
          </table:table-cell>
          <table:table-cell table:number-columns-repeated="5"/>
        </table:table-row>
        <table:table-row table:style-name="ro5">
          <table:table-cell office:value-type="string">
            <text:p>1f432</text:p>
          </table:table-cell>
          <table:table-cell table:formula="of:=CONCATENATE([.A437];&quot;.png&quot;)" office:value-type="string" office:string-value="1f432.png">
            <text:p>1f432.png</text:p>
          </table:table-cell>
          <table:table-cell table:formula="of:=UNICHAR(HEX2DEC([.A437]))" office:value-type="string" office:string-value="🐲">
            <text:p>🐲</text:p>
          </table:table-cell>
          <table:table-cell table:number-columns-repeated="5"/>
        </table:table-row>
        <table:table-row table:style-name="ro5">
          <table:table-cell office:value-type="string">
            <text:p>1f433</text:p>
          </table:table-cell>
          <table:table-cell table:formula="of:=CONCATENATE([.A438];&quot;.png&quot;)" office:value-type="string" office:string-value="1f433.png">
            <text:p>1f433.png</text:p>
          </table:table-cell>
          <table:table-cell table:formula="of:=UNICHAR(HEX2DEC([.A438]))" office:value-type="string" office:string-value="🐳">
            <text:p>🐳</text:p>
          </table:table-cell>
          <table:table-cell table:number-columns-repeated="5"/>
        </table:table-row>
        <table:table-row table:style-name="ro5">
          <table:table-cell office:value-type="string">
            <text:p>1f434</text:p>
          </table:table-cell>
          <table:table-cell table:formula="of:=CONCATENATE([.A439];&quot;.png&quot;)" office:value-type="string" office:string-value="1f434.png">
            <text:p>1f434.png</text:p>
          </table:table-cell>
          <table:table-cell table:formula="of:=UNICHAR(HEX2DEC([.A439]))" office:value-type="string" office:string-value="🐴">
            <text:p>🐴</text:p>
          </table:table-cell>
          <table:table-cell table:number-columns-repeated="5"/>
        </table:table-row>
        <table:table-row table:style-name="ro5">
          <table:table-cell office:value-type="string">
            <text:p>1f435</text:p>
          </table:table-cell>
          <table:table-cell table:formula="of:=CONCATENATE([.A440];&quot;.png&quot;)" office:value-type="string" office:string-value="1f435.png">
            <text:p>1f435.png</text:p>
          </table:table-cell>
          <table:table-cell table:formula="of:=UNICHAR(HEX2DEC([.A440]))" office:value-type="string" office:string-value="🐵">
            <text:p>🐵</text:p>
          </table:table-cell>
          <table:table-cell table:number-columns-repeated="5"/>
        </table:table-row>
        <table:table-row table:style-name="ro5">
          <table:table-cell office:value-type="string">
            <text:p>1f436</text:p>
          </table:table-cell>
          <table:table-cell table:formula="of:=CONCATENATE([.A441];&quot;.png&quot;)" office:value-type="string" office:string-value="1f436.png">
            <text:p>1f436.png</text:p>
          </table:table-cell>
          <table:table-cell table:formula="of:=UNICHAR(HEX2DEC([.A441]))" office:value-type="string" office:string-value="🐶">
            <text:p>🐶</text:p>
          </table:table-cell>
          <table:table-cell table:number-columns-repeated="5"/>
        </table:table-row>
        <table:table-row table:style-name="ro5">
          <table:table-cell office:value-type="string">
            <text:p>1f437</text:p>
          </table:table-cell>
          <table:table-cell table:formula="of:=CONCATENATE([.A442];&quot;.png&quot;)" office:value-type="string" office:string-value="1f437.png">
            <text:p>1f437.png</text:p>
          </table:table-cell>
          <table:table-cell table:formula="of:=UNICHAR(HEX2DEC([.A442]))" office:value-type="string" office:string-value="🐷">
            <text:p>🐷</text:p>
          </table:table-cell>
          <table:table-cell table:number-columns-repeated="5"/>
        </table:table-row>
        <table:table-row table:style-name="ro5">
          <table:table-cell office:value-type="string">
            <text:p>1f438</text:p>
          </table:table-cell>
          <table:table-cell table:formula="of:=CONCATENATE([.A443];&quot;.png&quot;)" office:value-type="string" office:string-value="1f438.png">
            <text:p>1f438.png</text:p>
          </table:table-cell>
          <table:table-cell table:formula="of:=UNICHAR(HEX2DEC([.A443]))" office:value-type="string" office:string-value="🐸">
            <text:p>🐸</text:p>
          </table:table-cell>
          <table:table-cell table:number-columns-repeated="5"/>
        </table:table-row>
        <table:table-row table:style-name="ro5">
          <table:table-cell office:value-type="string">
            <text:p>1f439</text:p>
          </table:table-cell>
          <table:table-cell table:formula="of:=CONCATENATE([.A444];&quot;.png&quot;)" office:value-type="string" office:string-value="1f439.png">
            <text:p>1f439.png</text:p>
          </table:table-cell>
          <table:table-cell table:formula="of:=UNICHAR(HEX2DEC([.A444]))" office:value-type="string" office:string-value="🐹">
            <text:p>🐹</text:p>
          </table:table-cell>
          <table:table-cell table:number-columns-repeated="5"/>
        </table:table-row>
        <table:table-row table:style-name="ro5">
          <table:table-cell office:value-type="string">
            <text:p>1f43a</text:p>
          </table:table-cell>
          <table:table-cell table:formula="of:=CONCATENATE([.A445];&quot;.png&quot;)" office:value-type="string" office:string-value="1f43a.png">
            <text:p>1f43a.png</text:p>
          </table:table-cell>
          <table:table-cell table:formula="of:=UNICHAR(HEX2DEC([.A445]))" office:value-type="string" office:string-value="🐺">
            <text:p>🐺</text:p>
          </table:table-cell>
          <table:table-cell table:number-columns-repeated="5"/>
        </table:table-row>
        <table:table-row table:style-name="ro5">
          <table:table-cell office:value-type="string">
            <text:p>1f43b</text:p>
          </table:table-cell>
          <table:table-cell table:formula="of:=CONCATENATE([.A446];&quot;.png&quot;)" office:value-type="string" office:string-value="1f43b.png">
            <text:p>1f43b.png</text:p>
          </table:table-cell>
          <table:table-cell table:formula="of:=UNICHAR(HEX2DEC([.A446]))" office:value-type="string" office:string-value="🐻">
            <text:p>🐻</text:p>
          </table:table-cell>
          <table:table-cell table:number-columns-repeated="5"/>
        </table:table-row>
        <table:table-row table:style-name="ro5">
          <table:table-cell office:value-type="string">
            <text:p>1f43c</text:p>
          </table:table-cell>
          <table:table-cell table:formula="of:=CONCATENATE([.A447];&quot;.png&quot;)" office:value-type="string" office:string-value="1f43c.png">
            <text:p>1f43c.png</text:p>
          </table:table-cell>
          <table:table-cell table:formula="of:=UNICHAR(HEX2DEC([.A447]))" office:value-type="string" office:string-value="🐼">
            <text:p>🐼</text:p>
          </table:table-cell>
          <table:table-cell table:number-columns-repeated="5"/>
        </table:table-row>
        <table:table-row table:style-name="ro5">
          <table:table-cell office:value-type="string">
            <text:p>1f43d</text:p>
          </table:table-cell>
          <table:table-cell table:formula="of:=CONCATENATE([.A448];&quot;.png&quot;)" office:value-type="string" office:string-value="1f43d.png">
            <text:p>1f43d.png</text:p>
          </table:table-cell>
          <table:table-cell table:formula="of:=UNICHAR(HEX2DEC([.A448]))" office:value-type="string" office:string-value="🐽">
            <text:p>🐽</text:p>
          </table:table-cell>
          <table:table-cell table:number-columns-repeated="5"/>
        </table:table-row>
        <table:table-row table:style-name="ro5">
          <table:table-cell office:value-type="string">
            <text:p>1f43e</text:p>
          </table:table-cell>
          <table:table-cell table:formula="of:=CONCATENATE([.A449];&quot;.png&quot;)" office:value-type="string" office:string-value="1f43e.png">
            <text:p>1f43e.png</text:p>
          </table:table-cell>
          <table:table-cell table:formula="of:=UNICHAR(HEX2DEC([.A449]))" office:value-type="string" office:string-value="🐾">
            <text:p>🐾</text:p>
          </table:table-cell>
          <table:table-cell table:number-columns-repeated="5"/>
        </table:table-row>
        <table:table-row table:style-name="ro5">
          <table:table-cell office:value-type="string">
            <text:p>1f440</text:p>
          </table:table-cell>
          <table:table-cell table:formula="of:=CONCATENATE([.A450];&quot;.png&quot;)" office:value-type="string" office:string-value="1f440.png">
            <text:p>1f440.png</text:p>
          </table:table-cell>
          <table:table-cell table:formula="of:=UNICHAR(HEX2DEC([.A450]))" office:value-type="string" office:string-value="👀">
            <text:p>👀</text:p>
          </table:table-cell>
          <table:table-cell table:number-columns-repeated="5"/>
        </table:table-row>
        <table:table-row table:style-name="ro5">
          <table:table-cell office:value-type="string">
            <text:p>1f442</text:p>
          </table:table-cell>
          <table:table-cell table:formula="of:=CONCATENATE([.A451];&quot;.png&quot;)" office:value-type="string" office:string-value="1f442.png">
            <text:p>1f442.png</text:p>
          </table:table-cell>
          <table:table-cell table:formula="of:=UNICHAR(HEX2DEC([.A451]))" office:value-type="string" office:string-value="👂">
            <text:p>👂</text:p>
          </table:table-cell>
          <table:table-cell table:number-columns-repeated="5"/>
        </table:table-row>
        <table:table-row table:style-name="ro5">
          <table:table-cell office:value-type="string">
            <text:p>1f443</text:p>
          </table:table-cell>
          <table:table-cell table:formula="of:=CONCATENATE([.A452];&quot;.png&quot;)" office:value-type="string" office:string-value="1f443.png">
            <text:p>1f443.png</text:p>
          </table:table-cell>
          <table:table-cell table:formula="of:=UNICHAR(HEX2DEC([.A452]))" office:value-type="string" office:string-value="👃">
            <text:p>👃</text:p>
          </table:table-cell>
          <table:table-cell table:number-columns-repeated="5"/>
        </table:table-row>
        <table:table-row table:style-name="ro5">
          <table:table-cell office:value-type="string">
            <text:p>1f444</text:p>
          </table:table-cell>
          <table:table-cell table:formula="of:=CONCATENATE([.A453];&quot;.png&quot;)" office:value-type="string" office:string-value="1f444.png">
            <text:p>1f444.png</text:p>
          </table:table-cell>
          <table:table-cell table:formula="of:=UNICHAR(HEX2DEC([.A453]))" office:value-type="string" office:string-value="👄">
            <text:p>👄</text:p>
          </table:table-cell>
          <table:table-cell table:number-columns-repeated="5"/>
        </table:table-row>
        <table:table-row table:style-name="ro5">
          <table:table-cell office:value-type="string">
            <text:p>1f445</text:p>
          </table:table-cell>
          <table:table-cell table:formula="of:=CONCATENATE([.A454];&quot;.png&quot;)" office:value-type="string" office:string-value="1f445.png">
            <text:p>1f445.png</text:p>
          </table:table-cell>
          <table:table-cell table:formula="of:=UNICHAR(HEX2DEC([.A454]))" office:value-type="string" office:string-value="👅">
            <text:p>👅</text:p>
          </table:table-cell>
          <table:table-cell table:number-columns-repeated="5"/>
        </table:table-row>
        <table:table-row table:style-name="ro5">
          <table:table-cell office:value-type="string">
            <text:p>1f446</text:p>
          </table:table-cell>
          <table:table-cell table:formula="of:=CONCATENATE([.A455];&quot;.png&quot;)" office:value-type="string" office:string-value="1f446.png">
            <text:p>1f446.png</text:p>
          </table:table-cell>
          <table:table-cell table:formula="of:=UNICHAR(HEX2DEC([.A455]))" office:value-type="string" office:string-value="👆">
            <text:p>👆</text:p>
          </table:table-cell>
          <table:table-cell table:number-columns-repeated="5"/>
        </table:table-row>
        <table:table-row table:style-name="ro5">
          <table:table-cell office:value-type="string">
            <text:p>1f447</text:p>
          </table:table-cell>
          <table:table-cell table:formula="of:=CONCATENATE([.A456];&quot;.png&quot;)" office:value-type="string" office:string-value="1f447.png">
            <text:p>1f447.png</text:p>
          </table:table-cell>
          <table:table-cell table:formula="of:=UNICHAR(HEX2DEC([.A456]))" office:value-type="string" office:string-value="👇">
            <text:p>👇</text:p>
          </table:table-cell>
          <table:table-cell table:number-columns-repeated="5"/>
        </table:table-row>
        <table:table-row table:style-name="ro5">
          <table:table-cell office:value-type="string">
            <text:p>1f448</text:p>
          </table:table-cell>
          <table:table-cell table:formula="of:=CONCATENATE([.A457];&quot;.png&quot;)" office:value-type="string" office:string-value="1f448.png">
            <text:p>1f448.png</text:p>
          </table:table-cell>
          <table:table-cell table:formula="of:=UNICHAR(HEX2DEC([.A457]))" office:value-type="string" office:string-value="👈">
            <text:p>👈</text:p>
          </table:table-cell>
          <table:table-cell table:number-columns-repeated="5"/>
        </table:table-row>
        <table:table-row table:style-name="ro5">
          <table:table-cell office:value-type="string">
            <text:p>1f449</text:p>
          </table:table-cell>
          <table:table-cell table:formula="of:=CONCATENATE([.A458];&quot;.png&quot;)" office:value-type="string" office:string-value="1f449.png">
            <text:p>1f449.png</text:p>
          </table:table-cell>
          <table:table-cell table:formula="of:=UNICHAR(HEX2DEC([.A458]))" office:value-type="string" office:string-value="👉">
            <text:p>👉</text:p>
          </table:table-cell>
          <table:table-cell table:number-columns-repeated="5"/>
        </table:table-row>
        <table:table-row table:style-name="ro5">
          <table:table-cell office:value-type="string">
            <text:p>1f44a</text:p>
          </table:table-cell>
          <table:table-cell table:formula="of:=CONCATENATE([.A459];&quot;.png&quot;)" office:value-type="string" office:string-value="1f44a.png">
            <text:p>1f44a.png</text:p>
          </table:table-cell>
          <table:table-cell table:formula="of:=UNICHAR(HEX2DEC([.A459]))" office:value-type="string" office:string-value="👊">
            <text:p>👊</text:p>
          </table:table-cell>
          <table:table-cell table:number-columns-repeated="5"/>
        </table:table-row>
        <table:table-row table:style-name="ro5">
          <table:table-cell office:value-type="string">
            <text:p>1f44b</text:p>
          </table:table-cell>
          <table:table-cell table:formula="of:=CONCATENATE([.A460];&quot;.png&quot;)" office:value-type="string" office:string-value="1f44b.png">
            <text:p>1f44b.png</text:p>
          </table:table-cell>
          <table:table-cell table:formula="of:=UNICHAR(HEX2DEC([.A460]))" office:value-type="string" office:string-value="👋">
            <text:p>👋</text:p>
          </table:table-cell>
          <table:table-cell table:number-columns-repeated="5"/>
        </table:table-row>
        <table:table-row table:style-name="ro5">
          <table:table-cell office:value-type="string">
            <text:p>1f44c</text:p>
          </table:table-cell>
          <table:table-cell table:formula="of:=CONCATENATE([.A461];&quot;.png&quot;)" office:value-type="string" office:string-value="1f44c.png">
            <text:p>1f44c.png</text:p>
          </table:table-cell>
          <table:table-cell table:formula="of:=UNICHAR(HEX2DEC([.A461]))" office:value-type="string" office:string-value="👌">
            <text:p>👌</text:p>
          </table:table-cell>
          <table:table-cell table:number-columns-repeated="5"/>
        </table:table-row>
        <table:table-row table:style-name="ro5">
          <table:table-cell office:value-type="string">
            <text:p>1f44d</text:p>
          </table:table-cell>
          <table:table-cell table:formula="of:=CONCATENATE([.A462];&quot;.png&quot;)" office:value-type="string" office:string-value="1f44d.png">
            <text:p>1f44d.png</text:p>
          </table:table-cell>
          <table:table-cell table:formula="of:=UNICHAR(HEX2DEC([.A462]))" office:value-type="string" office:string-value="👍">
            <text:p>👍</text:p>
          </table:table-cell>
          <table:table-cell table:number-columns-repeated="5"/>
        </table:table-row>
        <table:table-row table:style-name="ro5">
          <table:table-cell office:value-type="string">
            <text:p>1f44e</text:p>
          </table:table-cell>
          <table:table-cell table:formula="of:=CONCATENATE([.A463];&quot;.png&quot;)" office:value-type="string" office:string-value="1f44e.png">
            <text:p>1f44e.png</text:p>
          </table:table-cell>
          <table:table-cell table:formula="of:=UNICHAR(HEX2DEC([.A463]))" office:value-type="string" office:string-value="👎">
            <text:p>👎</text:p>
          </table:table-cell>
          <table:table-cell table:number-columns-repeated="5"/>
        </table:table-row>
        <table:table-row table:style-name="ro5">
          <table:table-cell office:value-type="string">
            <text:p>1f44f</text:p>
          </table:table-cell>
          <table:table-cell table:formula="of:=CONCATENATE([.A464];&quot;.png&quot;)" office:value-type="string" office:string-value="1f44f.png">
            <text:p>1f44f.png</text:p>
          </table:table-cell>
          <table:table-cell table:formula="of:=UNICHAR(HEX2DEC([.A464]))" office:value-type="string" office:string-value="👏">
            <text:p>👏</text:p>
          </table:table-cell>
          <table:table-cell table:number-columns-repeated="5"/>
        </table:table-row>
        <table:table-row table:style-name="ro5">
          <table:table-cell office:value-type="string">
            <text:p>1f450</text:p>
          </table:table-cell>
          <table:table-cell table:formula="of:=CONCATENATE([.A465];&quot;.png&quot;)" office:value-type="string" office:string-value="1f450.png">
            <text:p>1f450.png</text:p>
          </table:table-cell>
          <table:table-cell table:formula="of:=UNICHAR(HEX2DEC([.A465]))" office:value-type="string" office:string-value="👐">
            <text:p>👐</text:p>
          </table:table-cell>
          <table:table-cell table:number-columns-repeated="5"/>
        </table:table-row>
        <table:table-row table:style-name="ro5">
          <table:table-cell office:value-type="string">
            <text:p>1f451</text:p>
          </table:table-cell>
          <table:table-cell table:formula="of:=CONCATENATE([.A466];&quot;.png&quot;)" office:value-type="string" office:string-value="1f451.png">
            <text:p>1f451.png</text:p>
          </table:table-cell>
          <table:table-cell table:formula="of:=UNICHAR(HEX2DEC([.A466]))" office:value-type="string" office:string-value="👑">
            <text:p>👑</text:p>
          </table:table-cell>
          <table:table-cell table:number-columns-repeated="5"/>
        </table:table-row>
        <table:table-row table:style-name="ro5">
          <table:table-cell office:value-type="string">
            <text:p>1f452</text:p>
          </table:table-cell>
          <table:table-cell table:formula="of:=CONCATENATE([.A467];&quot;.png&quot;)" office:value-type="string" office:string-value="1f452.png">
            <text:p>1f452.png</text:p>
          </table:table-cell>
          <table:table-cell table:formula="of:=UNICHAR(HEX2DEC([.A467]))" office:value-type="string" office:string-value="👒">
            <text:p>👒</text:p>
          </table:table-cell>
          <table:table-cell table:number-columns-repeated="5"/>
        </table:table-row>
        <table:table-row table:style-name="ro5">
          <table:table-cell office:value-type="string">
            <text:p>1f453</text:p>
          </table:table-cell>
          <table:table-cell table:formula="of:=CONCATENATE([.A468];&quot;.png&quot;)" office:value-type="string" office:string-value="1f453.png">
            <text:p>1f453.png</text:p>
          </table:table-cell>
          <table:table-cell table:formula="of:=UNICHAR(HEX2DEC([.A468]))" office:value-type="string" office:string-value="👓">
            <text:p>👓</text:p>
          </table:table-cell>
          <table:table-cell table:number-columns-repeated="5"/>
        </table:table-row>
        <table:table-row table:style-name="ro5">
          <table:table-cell office:value-type="string">
            <text:p>1f454</text:p>
          </table:table-cell>
          <table:table-cell table:formula="of:=CONCATENATE([.A469];&quot;.png&quot;)" office:value-type="string" office:string-value="1f454.png">
            <text:p>1f454.png</text:p>
          </table:table-cell>
          <table:table-cell table:formula="of:=UNICHAR(HEX2DEC([.A469]))" office:value-type="string" office:string-value="👔">
            <text:p>👔</text:p>
          </table:table-cell>
          <table:table-cell table:number-columns-repeated="5"/>
        </table:table-row>
        <table:table-row table:style-name="ro5">
          <table:table-cell office:value-type="string">
            <text:p>1f455</text:p>
          </table:table-cell>
          <table:table-cell table:formula="of:=CONCATENATE([.A470];&quot;.png&quot;)" office:value-type="string" office:string-value="1f455.png">
            <text:p>1f455.png</text:p>
          </table:table-cell>
          <table:table-cell table:formula="of:=UNICHAR(HEX2DEC([.A470]))" office:value-type="string" office:string-value="👕">
            <text:p>👕</text:p>
          </table:table-cell>
          <table:table-cell table:number-columns-repeated="5"/>
        </table:table-row>
        <table:table-row table:style-name="ro5">
          <table:table-cell office:value-type="string">
            <text:p>1f456</text:p>
          </table:table-cell>
          <table:table-cell table:formula="of:=CONCATENATE([.A471];&quot;.png&quot;)" office:value-type="string" office:string-value="1f456.png">
            <text:p>1f456.png</text:p>
          </table:table-cell>
          <table:table-cell table:formula="of:=UNICHAR(HEX2DEC([.A471]))" office:value-type="string" office:string-value="👖">
            <text:p>👖</text:p>
          </table:table-cell>
          <table:table-cell table:number-columns-repeated="5"/>
        </table:table-row>
        <table:table-row table:style-name="ro5">
          <table:table-cell office:value-type="string">
            <text:p>1f457</text:p>
          </table:table-cell>
          <table:table-cell table:formula="of:=CONCATENATE([.A472];&quot;.png&quot;)" office:value-type="string" office:string-value="1f457.png">
            <text:p>1f457.png</text:p>
          </table:table-cell>
          <table:table-cell table:formula="of:=UNICHAR(HEX2DEC([.A472]))" office:value-type="string" office:string-value="👗">
            <text:p>👗</text:p>
          </table:table-cell>
          <table:table-cell table:number-columns-repeated="5"/>
        </table:table-row>
        <table:table-row table:style-name="ro5">
          <table:table-cell office:value-type="string">
            <text:p>1f458</text:p>
          </table:table-cell>
          <table:table-cell table:formula="of:=CONCATENATE([.A473];&quot;.png&quot;)" office:value-type="string" office:string-value="1f458.png">
            <text:p>1f458.png</text:p>
          </table:table-cell>
          <table:table-cell table:formula="of:=UNICHAR(HEX2DEC([.A473]))" office:value-type="string" office:string-value="👘">
            <text:p>👘</text:p>
          </table:table-cell>
          <table:table-cell table:number-columns-repeated="5"/>
        </table:table-row>
        <table:table-row table:style-name="ro5">
          <table:table-cell office:value-type="string">
            <text:p>1f459</text:p>
          </table:table-cell>
          <table:table-cell table:formula="of:=CONCATENATE([.A474];&quot;.png&quot;)" office:value-type="string" office:string-value="1f459.png">
            <text:p>1f459.png</text:p>
          </table:table-cell>
          <table:table-cell table:formula="of:=UNICHAR(HEX2DEC([.A474]))" office:value-type="string" office:string-value="👙">
            <text:p>👙</text:p>
          </table:table-cell>
          <table:table-cell table:number-columns-repeated="5"/>
        </table:table-row>
        <table:table-row table:style-name="ro5">
          <table:table-cell office:value-type="string">
            <text:p>1f45a</text:p>
          </table:table-cell>
          <table:table-cell table:formula="of:=CONCATENATE([.A475];&quot;.png&quot;)" office:value-type="string" office:string-value="1f45a.png">
            <text:p>1f45a.png</text:p>
          </table:table-cell>
          <table:table-cell table:formula="of:=UNICHAR(HEX2DEC([.A475]))" office:value-type="string" office:string-value="👚">
            <text:p>👚</text:p>
          </table:table-cell>
          <table:table-cell table:number-columns-repeated="5"/>
        </table:table-row>
        <table:table-row table:style-name="ro5">
          <table:table-cell office:value-type="string">
            <text:p>1f45b</text:p>
          </table:table-cell>
          <table:table-cell table:formula="of:=CONCATENATE([.A476];&quot;.png&quot;)" office:value-type="string" office:string-value="1f45b.png">
            <text:p>1f45b.png</text:p>
          </table:table-cell>
          <table:table-cell table:formula="of:=UNICHAR(HEX2DEC([.A476]))" office:value-type="string" office:string-value="👛">
            <text:p>👛</text:p>
          </table:table-cell>
          <table:table-cell table:number-columns-repeated="5"/>
        </table:table-row>
        <table:table-row table:style-name="ro5">
          <table:table-cell office:value-type="string">
            <text:p>1f45c</text:p>
          </table:table-cell>
          <table:table-cell table:formula="of:=CONCATENATE([.A477];&quot;.png&quot;)" office:value-type="string" office:string-value="1f45c.png">
            <text:p>1f45c.png</text:p>
          </table:table-cell>
          <table:table-cell table:formula="of:=UNICHAR(HEX2DEC([.A477]))" office:value-type="string" office:string-value="👜">
            <text:p>👜</text:p>
          </table:table-cell>
          <table:table-cell table:number-columns-repeated="5"/>
        </table:table-row>
        <table:table-row table:style-name="ro5">
          <table:table-cell office:value-type="string">
            <text:p>1f45d</text:p>
          </table:table-cell>
          <table:table-cell table:formula="of:=CONCATENATE([.A478];&quot;.png&quot;)" office:value-type="string" office:string-value="1f45d.png">
            <text:p>1f45d.png</text:p>
          </table:table-cell>
          <table:table-cell table:formula="of:=UNICHAR(HEX2DEC([.A478]))" office:value-type="string" office:string-value="👝">
            <text:p>👝</text:p>
          </table:table-cell>
          <table:table-cell table:number-columns-repeated="5"/>
        </table:table-row>
        <table:table-row table:style-name="ro5">
          <table:table-cell office:value-type="string">
            <text:p>1f45e</text:p>
          </table:table-cell>
          <table:table-cell table:formula="of:=CONCATENATE([.A479];&quot;.png&quot;)" office:value-type="string" office:string-value="1f45e.png">
            <text:p>1f45e.png</text:p>
          </table:table-cell>
          <table:table-cell table:formula="of:=UNICHAR(HEX2DEC([.A479]))" office:value-type="string" office:string-value="👞">
            <text:p>👞</text:p>
          </table:table-cell>
          <table:table-cell table:number-columns-repeated="5"/>
        </table:table-row>
        <table:table-row table:style-name="ro5">
          <table:table-cell office:value-type="string">
            <text:p>1f45f</text:p>
          </table:table-cell>
          <table:table-cell table:formula="of:=CONCATENATE([.A480];&quot;.png&quot;)" office:value-type="string" office:string-value="1f45f.png">
            <text:p>1f45f.png</text:p>
          </table:table-cell>
          <table:table-cell table:formula="of:=UNICHAR(HEX2DEC([.A480]))" office:value-type="string" office:string-value="👟">
            <text:p>👟</text:p>
          </table:table-cell>
          <table:table-cell table:number-columns-repeated="5"/>
        </table:table-row>
        <table:table-row table:style-name="ro5">
          <table:table-cell office:value-type="string">
            <text:p>1f460</text:p>
          </table:table-cell>
          <table:table-cell table:formula="of:=CONCATENATE([.A481];&quot;.png&quot;)" office:value-type="string" office:string-value="1f460.png">
            <text:p>1f460.png</text:p>
          </table:table-cell>
          <table:table-cell table:formula="of:=UNICHAR(HEX2DEC([.A481]))" office:value-type="string" office:string-value="👠">
            <text:p>👠</text:p>
          </table:table-cell>
          <table:table-cell table:number-columns-repeated="5"/>
        </table:table-row>
        <table:table-row table:style-name="ro5">
          <table:table-cell office:value-type="string">
            <text:p>1f461</text:p>
          </table:table-cell>
          <table:table-cell table:formula="of:=CONCATENATE([.A482];&quot;.png&quot;)" office:value-type="string" office:string-value="1f461.png">
            <text:p>1f461.png</text:p>
          </table:table-cell>
          <table:table-cell table:formula="of:=UNICHAR(HEX2DEC([.A482]))" office:value-type="string" office:string-value="👡">
            <text:p>👡</text:p>
          </table:table-cell>
          <table:table-cell table:number-columns-repeated="5"/>
        </table:table-row>
        <table:table-row table:style-name="ro5">
          <table:table-cell office:value-type="string">
            <text:p>1f462</text:p>
          </table:table-cell>
          <table:table-cell table:formula="of:=CONCATENATE([.A483];&quot;.png&quot;)" office:value-type="string" office:string-value="1f462.png">
            <text:p>1f462.png</text:p>
          </table:table-cell>
          <table:table-cell table:formula="of:=UNICHAR(HEX2DEC([.A483]))" office:value-type="string" office:string-value="👢">
            <text:p>👢</text:p>
          </table:table-cell>
          <table:table-cell table:number-columns-repeated="5"/>
        </table:table-row>
        <table:table-row table:style-name="ro5">
          <table:table-cell office:value-type="string">
            <text:p>1f463</text:p>
          </table:table-cell>
          <table:table-cell table:formula="of:=CONCATENATE([.A484];&quot;.png&quot;)" office:value-type="string" office:string-value="1f463.png">
            <text:p>1f463.png</text:p>
          </table:table-cell>
          <table:table-cell table:formula="of:=UNICHAR(HEX2DEC([.A484]))" office:value-type="string" office:string-value="👣">
            <text:p>👣</text:p>
          </table:table-cell>
          <table:table-cell table:number-columns-repeated="5"/>
        </table:table-row>
        <table:table-row table:style-name="ro5">
          <table:table-cell office:value-type="string">
            <text:p>1f464</text:p>
          </table:table-cell>
          <table:table-cell table:formula="of:=CONCATENATE([.A485];&quot;.png&quot;)" office:value-type="string" office:string-value="1f464.png">
            <text:p>1f464.png</text:p>
          </table:table-cell>
          <table:table-cell table:formula="of:=UNICHAR(HEX2DEC([.A485]))" office:value-type="string" office:string-value="👤">
            <text:p>👤</text:p>
          </table:table-cell>
          <table:table-cell table:number-columns-repeated="5"/>
        </table:table-row>
        <table:table-row table:style-name="ro5">
          <table:table-cell office:value-type="string">
            <text:p>1f466</text:p>
          </table:table-cell>
          <table:table-cell table:formula="of:=CONCATENATE([.A486];&quot;.png&quot;)" office:value-type="string" office:string-value="1f466.png">
            <text:p>1f466.png</text:p>
          </table:table-cell>
          <table:table-cell table:formula="of:=UNICHAR(HEX2DEC([.A486]))" office:value-type="string" office:string-value="👦">
            <text:p>👦</text:p>
          </table:table-cell>
          <table:table-cell table:number-columns-repeated="5"/>
        </table:table-row>
        <table:table-row table:style-name="ro5">
          <table:table-cell office:value-type="string">
            <text:p>1f467</text:p>
          </table:table-cell>
          <table:table-cell table:formula="of:=CONCATENATE([.A487];&quot;.png&quot;)" office:value-type="string" office:string-value="1f467.png">
            <text:p>1f467.png</text:p>
          </table:table-cell>
          <table:table-cell table:formula="of:=UNICHAR(HEX2DEC([.A487]))" office:value-type="string" office:string-value="👧">
            <text:p>👧</text:p>
          </table:table-cell>
          <table:table-cell table:number-columns-repeated="5"/>
        </table:table-row>
        <table:table-row table:style-name="ro5">
          <table:table-cell office:value-type="string">
            <text:p>1f468</text:p>
          </table:table-cell>
          <table:table-cell table:formula="of:=CONCATENATE([.A488];&quot;.png&quot;)" office:value-type="string" office:string-value="1f468.png">
            <text:p>1f468.png</text:p>
          </table:table-cell>
          <table:table-cell table:formula="of:=UNICHAR(HEX2DEC([.A488]))" office:value-type="string" office:string-value="👨">
            <text:p>👨</text:p>
          </table:table-cell>
          <table:table-cell table:number-columns-repeated="5"/>
        </table:table-row>
        <table:table-row table:style-name="ro5">
          <table:table-cell office:value-type="string">
            <text:p>1f469</text:p>
          </table:table-cell>
          <table:table-cell table:formula="of:=CONCATENATE([.A489];&quot;.png&quot;)" office:value-type="string" office:string-value="1f469.png">
            <text:p>1f469.png</text:p>
          </table:table-cell>
          <table:table-cell table:formula="of:=UNICHAR(HEX2DEC([.A489]))" office:value-type="string" office:string-value="👩">
            <text:p>👩</text:p>
          </table:table-cell>
          <table:table-cell table:number-columns-repeated="5"/>
        </table:table-row>
        <table:table-row table:style-name="ro5">
          <table:table-cell office:value-type="string">
            <text:p>1f46a</text:p>
          </table:table-cell>
          <table:table-cell table:formula="of:=CONCATENATE([.A490];&quot;.png&quot;)" office:value-type="string" office:string-value="1f46a.png">
            <text:p>1f46a.png</text:p>
          </table:table-cell>
          <table:table-cell table:formula="of:=UNICHAR(HEX2DEC([.A490]))" office:value-type="string" office:string-value="👪">
            <text:p>👪</text:p>
          </table:table-cell>
          <table:table-cell table:number-columns-repeated="5"/>
        </table:table-row>
        <table:table-row table:style-name="ro5">
          <table:table-cell office:value-type="string">
            <text:p>1f46b</text:p>
          </table:table-cell>
          <table:table-cell table:formula="of:=CONCATENATE([.A491];&quot;.png&quot;)" office:value-type="string" office:string-value="1f46b.png">
            <text:p>1f46b.png</text:p>
          </table:table-cell>
          <table:table-cell table:formula="of:=UNICHAR(HEX2DEC([.A491]))" office:value-type="string" office:string-value="👫">
            <text:p>👫</text:p>
          </table:table-cell>
          <table:table-cell table:number-columns-repeated="5"/>
        </table:table-row>
        <table:table-row table:style-name="ro5">
          <table:table-cell office:value-type="string">
            <text:p>1f46e</text:p>
          </table:table-cell>
          <table:table-cell table:formula="of:=CONCATENATE([.A492];&quot;.png&quot;)" office:value-type="string" office:string-value="1f46e.png">
            <text:p>1f46e.png</text:p>
          </table:table-cell>
          <table:table-cell table:formula="of:=UNICHAR(HEX2DEC([.A492]))" office:value-type="string" office:string-value="👮">
            <text:p>👮</text:p>
          </table:table-cell>
          <table:table-cell table:number-columns-repeated="5"/>
        </table:table-row>
        <table:table-row table:style-name="ro5">
          <table:table-cell office:value-type="string">
            <text:p>1f46f</text:p>
          </table:table-cell>
          <table:table-cell table:formula="of:=CONCATENATE([.A493];&quot;.png&quot;)" office:value-type="string" office:string-value="1f46f.png">
            <text:p>1f46f.png</text:p>
          </table:table-cell>
          <table:table-cell table:formula="of:=UNICHAR(HEX2DEC([.A493]))" office:value-type="string" office:string-value="👯">
            <text:p>👯</text:p>
          </table:table-cell>
          <table:table-cell table:number-columns-repeated="5"/>
        </table:table-row>
        <table:table-row table:style-name="ro5">
          <table:table-cell office:value-type="string">
            <text:p>1f470</text:p>
          </table:table-cell>
          <table:table-cell table:formula="of:=CONCATENATE([.A494];&quot;.png&quot;)" office:value-type="string" office:string-value="1f470.png">
            <text:p>1f470.png</text:p>
          </table:table-cell>
          <table:table-cell table:formula="of:=UNICHAR(HEX2DEC([.A494]))" office:value-type="string" office:string-value="👰">
            <text:p>👰</text:p>
          </table:table-cell>
          <table:table-cell table:number-columns-repeated="5"/>
        </table:table-row>
        <table:table-row table:style-name="ro5">
          <table:table-cell office:value-type="string">
            <text:p>1f474</text:p>
          </table:table-cell>
          <table:table-cell table:formula="of:=CONCATENATE([.A495];&quot;.png&quot;)" office:value-type="string" office:string-value="1f474.png">
            <text:p>1f474.png</text:p>
          </table:table-cell>
          <table:table-cell table:formula="of:=UNICHAR(HEX2DEC([.A495]))" office:value-type="string" office:string-value="👴">
            <text:p>👴</text:p>
          </table:table-cell>
          <table:table-cell table:number-columns-repeated="5"/>
        </table:table-row>
        <table:table-row table:style-name="ro5">
          <table:table-cell office:value-type="string">
            <text:p>1f475</text:p>
          </table:table-cell>
          <table:table-cell table:formula="of:=CONCATENATE([.A496];&quot;.png&quot;)" office:value-type="string" office:string-value="1f475.png">
            <text:p>1f475.png</text:p>
          </table:table-cell>
          <table:table-cell table:formula="of:=UNICHAR(HEX2DEC([.A496]))" office:value-type="string" office:string-value="👵">
            <text:p>👵</text:p>
          </table:table-cell>
          <table:table-cell table:number-columns-repeated="5"/>
        </table:table-row>
        <table:table-row table:style-name="ro5">
          <table:table-cell office:value-type="string">
            <text:p>1f476</text:p>
          </table:table-cell>
          <table:table-cell table:formula="of:=CONCATENATE([.A497];&quot;.png&quot;)" office:value-type="string" office:string-value="1f476.png">
            <text:p>1f476.png</text:p>
          </table:table-cell>
          <table:table-cell table:formula="of:=UNICHAR(HEX2DEC([.A497]))" office:value-type="string" office:string-value="👶">
            <text:p>👶</text:p>
          </table:table-cell>
          <table:table-cell table:number-columns-repeated="5"/>
        </table:table-row>
        <table:table-row table:style-name="ro5">
          <table:table-cell office:value-type="string">
            <text:p>1f477</text:p>
          </table:table-cell>
          <table:table-cell table:formula="of:=CONCATENATE([.A498];&quot;.png&quot;)" office:value-type="string" office:string-value="1f477.png">
            <text:p>1f477.png</text:p>
          </table:table-cell>
          <table:table-cell table:formula="of:=UNICHAR(HEX2DEC([.A498]))" office:value-type="string" office:string-value="👷">
            <text:p>👷</text:p>
          </table:table-cell>
          <table:table-cell table:number-columns-repeated="5"/>
        </table:table-row>
        <table:table-row table:style-name="ro5">
          <table:table-cell office:value-type="string">
            <text:p>1f478</text:p>
          </table:table-cell>
          <table:table-cell table:formula="of:=CONCATENATE([.A499];&quot;.png&quot;)" office:value-type="string" office:string-value="1f478.png">
            <text:p>1f478.png</text:p>
          </table:table-cell>
          <table:table-cell table:formula="of:=UNICHAR(HEX2DEC([.A499]))" office:value-type="string" office:string-value="👸">
            <text:p>👸</text:p>
          </table:table-cell>
          <table:table-cell table:number-columns-repeated="5"/>
        </table:table-row>
        <table:table-row table:style-name="ro5">
          <table:table-cell office:value-type="string">
            <text:p>1f479</text:p>
          </table:table-cell>
          <table:table-cell table:formula="of:=CONCATENATE([.A500];&quot;.png&quot;)" office:value-type="string" office:string-value="1f479.png">
            <text:p>1f479.png</text:p>
          </table:table-cell>
          <table:table-cell table:formula="of:=UNICHAR(HEX2DEC([.A500]))" office:value-type="string" office:string-value="👹">
            <text:p>👹</text:p>
          </table:table-cell>
          <table:table-cell table:number-columns-repeated="5"/>
        </table:table-row>
        <table:table-row table:style-name="ro5">
          <table:table-cell office:value-type="string">
            <text:p>1f47a</text:p>
          </table:table-cell>
          <table:table-cell table:formula="of:=CONCATENATE([.A501];&quot;.png&quot;)" office:value-type="string" office:string-value="1f47a.png">
            <text:p>1f47a.png</text:p>
          </table:table-cell>
          <table:table-cell table:formula="of:=UNICHAR(HEX2DEC([.A501]))" office:value-type="string" office:string-value="👺">
            <text:p>👺</text:p>
          </table:table-cell>
          <table:table-cell table:number-columns-repeated="5"/>
        </table:table-row>
        <table:table-row table:style-name="ro5">
          <table:table-cell office:value-type="string">
            <text:p>1f47b</text:p>
          </table:table-cell>
          <table:table-cell table:formula="of:=CONCATENATE([.A502];&quot;.png&quot;)" office:value-type="string" office:string-value="1f47b.png">
            <text:p>1f47b.png</text:p>
          </table:table-cell>
          <table:table-cell table:formula="of:=UNICHAR(HEX2DEC([.A502]))" office:value-type="string" office:string-value="👻">
            <text:p>👻</text:p>
          </table:table-cell>
          <table:table-cell table:number-columns-repeated="5"/>
        </table:table-row>
        <table:table-row table:style-name="ro5">
          <table:table-cell office:value-type="string">
            <text:p>1f47c</text:p>
          </table:table-cell>
          <table:table-cell table:formula="of:=CONCATENATE([.A503];&quot;.png&quot;)" office:value-type="string" office:string-value="1f47c.png">
            <text:p>1f47c.png</text:p>
          </table:table-cell>
          <table:table-cell table:formula="of:=UNICHAR(HEX2DEC([.A503]))" office:value-type="string" office:string-value="👼">
            <text:p>👼</text:p>
          </table:table-cell>
          <table:table-cell table:number-columns-repeated="5"/>
        </table:table-row>
        <table:table-row table:style-name="ro5">
          <table:table-cell office:value-type="string">
            <text:p>1f47d</text:p>
          </table:table-cell>
          <table:table-cell table:formula="of:=CONCATENATE([.A504];&quot;.png&quot;)" office:value-type="string" office:string-value="1f47d.png">
            <text:p>1f47d.png</text:p>
          </table:table-cell>
          <table:table-cell table:formula="of:=UNICHAR(HEX2DEC([.A504]))" office:value-type="string" office:string-value="👽">
            <text:p>👽</text:p>
          </table:table-cell>
          <table:table-cell table:number-columns-repeated="5"/>
        </table:table-row>
        <table:table-row table:style-name="ro5">
          <table:table-cell office:value-type="string">
            <text:p>1f47e</text:p>
          </table:table-cell>
          <table:table-cell table:formula="of:=CONCATENATE([.A505];&quot;.png&quot;)" office:value-type="string" office:string-value="1f47e.png">
            <text:p>1f47e.png</text:p>
          </table:table-cell>
          <table:table-cell table:formula="of:=UNICHAR(HEX2DEC([.A505]))" office:value-type="string" office:string-value="👾">
            <text:p>👾</text:p>
          </table:table-cell>
          <table:table-cell table:number-columns-repeated="5"/>
        </table:table-row>
        <table:table-row table:style-name="ro5">
          <table:table-cell office:value-type="string">
            <text:p>1f47f</text:p>
          </table:table-cell>
          <table:table-cell table:formula="of:=CONCATENATE([.A506];&quot;.png&quot;)" office:value-type="string" office:string-value="1f47f.png">
            <text:p>1f47f.png</text:p>
          </table:table-cell>
          <table:table-cell table:formula="of:=UNICHAR(HEX2DEC([.A506]))" office:value-type="string" office:string-value="👿">
            <text:p>👿</text:p>
          </table:table-cell>
          <table:table-cell table:number-columns-repeated="5"/>
        </table:table-row>
        <table:table-row table:style-name="ro5">
          <table:table-cell office:value-type="string">
            <text:p>1f480</text:p>
          </table:table-cell>
          <table:table-cell table:formula="of:=CONCATENATE([.A507];&quot;.png&quot;)" office:value-type="string" office:string-value="1f480.png">
            <text:p>1f480.png</text:p>
          </table:table-cell>
          <table:table-cell table:formula="of:=UNICHAR(HEX2DEC([.A507]))" office:value-type="string" office:string-value="💀">
            <text:p>💀</text:p>
          </table:table-cell>
          <table:table-cell table:number-columns-repeated="5"/>
        </table:table-row>
        <table:table-row table:style-name="ro5">
          <table:table-cell office:value-type="string">
            <text:p>1f481</text:p>
          </table:table-cell>
          <table:table-cell table:formula="of:=CONCATENATE([.A508];&quot;.png&quot;)" office:value-type="string" office:string-value="1f481.png">
            <text:p>1f481.png</text:p>
          </table:table-cell>
          <table:table-cell table:formula="of:=UNICHAR(HEX2DEC([.A508]))" office:value-type="string" office:string-value="💁">
            <text:p>💁</text:p>
          </table:table-cell>
          <table:table-cell table:number-columns-repeated="5"/>
        </table:table-row>
        <table:table-row table:style-name="ro5">
          <table:table-cell office:value-type="string">
            <text:p>1f482</text:p>
          </table:table-cell>
          <table:table-cell table:formula="of:=CONCATENATE([.A509];&quot;.png&quot;)" office:value-type="string" office:string-value="1f482.png">
            <text:p>1f482.png</text:p>
          </table:table-cell>
          <table:table-cell table:formula="of:=UNICHAR(HEX2DEC([.A509]))" office:value-type="string" office:string-value="💂">
            <text:p>💂</text:p>
          </table:table-cell>
          <table:table-cell table:number-columns-repeated="5"/>
        </table:table-row>
        <table:table-row table:style-name="ro5">
          <table:table-cell office:value-type="string">
            <text:p>1f483</text:p>
          </table:table-cell>
          <table:table-cell table:formula="of:=CONCATENATE([.A510];&quot;.png&quot;)" office:value-type="string" office:string-value="1f483.png">
            <text:p>1f483.png</text:p>
          </table:table-cell>
          <table:table-cell table:formula="of:=UNICHAR(HEX2DEC([.A510]))" office:value-type="string" office:string-value="💃">
            <text:p>💃</text:p>
          </table:table-cell>
          <table:table-cell table:number-columns-repeated="5"/>
        </table:table-row>
        <table:table-row table:style-name="ro5">
          <table:table-cell office:value-type="string">
            <text:p>1f484</text:p>
          </table:table-cell>
          <table:table-cell table:formula="of:=CONCATENATE([.A511];&quot;.png&quot;)" office:value-type="string" office:string-value="1f484.png">
            <text:p>1f484.png</text:p>
          </table:table-cell>
          <table:table-cell table:formula="of:=UNICHAR(HEX2DEC([.A511]))" office:value-type="string" office:string-value="💄">
            <text:p>💄</text:p>
          </table:table-cell>
          <table:table-cell table:number-columns-repeated="5"/>
        </table:table-row>
        <table:table-row table:style-name="ro5">
          <table:table-cell office:value-type="string">
            <text:p>1f485</text:p>
          </table:table-cell>
          <table:table-cell table:formula="of:=CONCATENATE([.A512];&quot;.png&quot;)" office:value-type="string" office:string-value="1f485.png">
            <text:p>1f485.png</text:p>
          </table:table-cell>
          <table:table-cell table:formula="of:=UNICHAR(HEX2DEC([.A512]))" office:value-type="string" office:string-value="💅">
            <text:p>💅</text:p>
          </table:table-cell>
          <table:table-cell table:number-columns-repeated="5"/>
        </table:table-row>
        <table:table-row table:style-name="ro5">
          <table:table-cell office:value-type="string">
            <text:p>1f486</text:p>
          </table:table-cell>
          <table:table-cell table:formula="of:=CONCATENATE([.A513];&quot;.png&quot;)" office:value-type="string" office:string-value="1f486.png">
            <text:p>1f486.png</text:p>
          </table:table-cell>
          <table:table-cell table:formula="of:=UNICHAR(HEX2DEC([.A513]))" office:value-type="string" office:string-value="💆">
            <text:p>💆</text:p>
          </table:table-cell>
          <table:table-cell table:number-columns-repeated="5"/>
        </table:table-row>
        <table:table-row table:style-name="ro5">
          <table:table-cell office:value-type="string">
            <text:p>1f487</text:p>
          </table:table-cell>
          <table:table-cell table:formula="of:=CONCATENATE([.A514];&quot;.png&quot;)" office:value-type="string" office:string-value="1f487.png">
            <text:p>1f487.png</text:p>
          </table:table-cell>
          <table:table-cell table:formula="of:=UNICHAR(HEX2DEC([.A514]))" office:value-type="string" office:string-value="💇">
            <text:p>💇</text:p>
          </table:table-cell>
          <table:table-cell table:number-columns-repeated="5"/>
        </table:table-row>
        <table:table-row table:style-name="ro5">
          <table:table-cell office:value-type="string">
            <text:p>1f488</text:p>
          </table:table-cell>
          <table:table-cell table:formula="of:=CONCATENATE([.A515];&quot;.png&quot;)" office:value-type="string" office:string-value="1f488.png">
            <text:p>1f488.png</text:p>
          </table:table-cell>
          <table:table-cell table:formula="of:=UNICHAR(HEX2DEC([.A515]))" office:value-type="string" office:string-value="💈">
            <text:p>💈</text:p>
          </table:table-cell>
          <table:table-cell table:number-columns-repeated="5"/>
        </table:table-row>
        <table:table-row table:style-name="ro5">
          <table:table-cell office:value-type="string">
            <text:p>1f489</text:p>
          </table:table-cell>
          <table:table-cell table:formula="of:=CONCATENATE([.A516];&quot;.png&quot;)" office:value-type="string" office:string-value="1f489.png">
            <text:p>1f489.png</text:p>
          </table:table-cell>
          <table:table-cell table:formula="of:=UNICHAR(HEX2DEC([.A516]))" office:value-type="string" office:string-value="💉">
            <text:p>💉</text:p>
          </table:table-cell>
          <table:table-cell table:number-columns-repeated="5"/>
        </table:table-row>
        <table:table-row table:style-name="ro5">
          <table:table-cell office:value-type="string">
            <text:p>1f48a</text:p>
          </table:table-cell>
          <table:table-cell table:formula="of:=CONCATENATE([.A517];&quot;.png&quot;)" office:value-type="string" office:string-value="1f48a.png">
            <text:p>1f48a.png</text:p>
          </table:table-cell>
          <table:table-cell table:formula="of:=UNICHAR(HEX2DEC([.A517]))" office:value-type="string" office:string-value="💊">
            <text:p>💊</text:p>
          </table:table-cell>
          <table:table-cell table:number-columns-repeated="5"/>
        </table:table-row>
        <table:table-row table:style-name="ro5">
          <table:table-cell office:value-type="string">
            <text:p>1f48b</text:p>
          </table:table-cell>
          <table:table-cell table:formula="of:=CONCATENATE([.A518];&quot;.png&quot;)" office:value-type="string" office:string-value="1f48b.png">
            <text:p>1f48b.png</text:p>
          </table:table-cell>
          <table:table-cell table:formula="of:=UNICHAR(HEX2DEC([.A518]))" office:value-type="string" office:string-value="💋">
            <text:p>💋</text:p>
          </table:table-cell>
          <table:table-cell table:number-columns-repeated="5"/>
        </table:table-row>
        <table:table-row table:style-name="ro5">
          <table:table-cell office:value-type="string">
            <text:p>1f48c</text:p>
          </table:table-cell>
          <table:table-cell table:formula="of:=CONCATENATE([.A519];&quot;.png&quot;)" office:value-type="string" office:string-value="1f48c.png">
            <text:p>1f48c.png</text:p>
          </table:table-cell>
          <table:table-cell table:formula="of:=UNICHAR(HEX2DEC([.A519]))" office:value-type="string" office:string-value="💌">
            <text:p>💌</text:p>
          </table:table-cell>
          <table:table-cell table:number-columns-repeated="5"/>
        </table:table-row>
        <table:table-row table:style-name="ro5">
          <table:table-cell office:value-type="string">
            <text:p>1f48d</text:p>
          </table:table-cell>
          <table:table-cell table:formula="of:=CONCATENATE([.A520];&quot;.png&quot;)" office:value-type="string" office:string-value="1f48d.png">
            <text:p>1f48d.png</text:p>
          </table:table-cell>
          <table:table-cell table:formula="of:=UNICHAR(HEX2DEC([.A520]))" office:value-type="string" office:string-value="💍">
            <text:p>💍</text:p>
          </table:table-cell>
          <table:table-cell table:number-columns-repeated="5"/>
        </table:table-row>
        <table:table-row table:style-name="ro5">
          <table:table-cell office:value-type="string">
            <text:p>1f48e</text:p>
          </table:table-cell>
          <table:table-cell table:formula="of:=CONCATENATE([.A521];&quot;.png&quot;)" office:value-type="string" office:string-value="1f48e.png">
            <text:p>1f48e.png</text:p>
          </table:table-cell>
          <table:table-cell table:formula="of:=UNICHAR(HEX2DEC([.A521]))" office:value-type="string" office:string-value="💎">
            <text:p>💎</text:p>
          </table:table-cell>
          <table:table-cell table:number-columns-repeated="5"/>
        </table:table-row>
        <table:table-row table:style-name="ro5">
          <table:table-cell office:value-type="string">
            <text:p>1f48f</text:p>
          </table:table-cell>
          <table:table-cell table:formula="of:=CONCATENATE([.A522];&quot;.png&quot;)" office:value-type="string" office:string-value="1f48f.png">
            <text:p>1f48f.png</text:p>
          </table:table-cell>
          <table:table-cell table:formula="of:=UNICHAR(HEX2DEC([.A522]))" office:value-type="string" office:string-value="💏">
            <text:p>💏</text:p>
          </table:table-cell>
          <table:table-cell table:number-columns-repeated="5"/>
        </table:table-row>
        <table:table-row table:style-name="ro5">
          <table:table-cell office:value-type="string">
            <text:p>1f490</text:p>
          </table:table-cell>
          <table:table-cell table:formula="of:=CONCATENATE([.A523];&quot;.png&quot;)" office:value-type="string" office:string-value="1f490.png">
            <text:p>1f490.png</text:p>
          </table:table-cell>
          <table:table-cell table:formula="of:=UNICHAR(HEX2DEC([.A523]))" office:value-type="string" office:string-value="💐">
            <text:p>💐</text:p>
          </table:table-cell>
          <table:table-cell table:number-columns-repeated="5"/>
        </table:table-row>
        <table:table-row table:style-name="ro5">
          <table:table-cell office:value-type="string">
            <text:p>1f491</text:p>
          </table:table-cell>
          <table:table-cell table:formula="of:=CONCATENATE([.A524];&quot;.png&quot;)" office:value-type="string" office:string-value="1f491.png">
            <text:p>1f491.png</text:p>
          </table:table-cell>
          <table:table-cell table:formula="of:=UNICHAR(HEX2DEC([.A524]))" office:value-type="string" office:string-value="💑">
            <text:p>💑</text:p>
          </table:table-cell>
          <table:table-cell table:number-columns-repeated="5"/>
        </table:table-row>
        <table:table-row table:style-name="ro5">
          <table:table-cell office:value-type="string">
            <text:p>1f492</text:p>
          </table:table-cell>
          <table:table-cell table:formula="of:=CONCATENATE([.A525];&quot;.png&quot;)" office:value-type="string" office:string-value="1f492.png">
            <text:p>1f492.png</text:p>
          </table:table-cell>
          <table:table-cell table:formula="of:=UNICHAR(HEX2DEC([.A525]))" office:value-type="string" office:string-value="💒">
            <text:p>💒</text:p>
          </table:table-cell>
          <table:table-cell table:number-columns-repeated="5"/>
        </table:table-row>
        <table:table-row table:style-name="ro5">
          <table:table-cell office:value-type="string">
            <text:p>1f493</text:p>
          </table:table-cell>
          <table:table-cell table:formula="of:=CONCATENATE([.A526];&quot;.png&quot;)" office:value-type="string" office:string-value="1f493.png">
            <text:p>1f493.png</text:p>
          </table:table-cell>
          <table:table-cell table:formula="of:=UNICHAR(HEX2DEC([.A526]))" office:value-type="string" office:string-value="💓">
            <text:p>💓</text:p>
          </table:table-cell>
          <table:table-cell table:number-columns-repeated="5"/>
        </table:table-row>
        <table:table-row table:style-name="ro5">
          <table:table-cell office:value-type="string">
            <text:p>1f494</text:p>
          </table:table-cell>
          <table:table-cell table:formula="of:=CONCATENATE([.A527];&quot;.png&quot;)" office:value-type="string" office:string-value="1f494.png">
            <text:p>1f494.png</text:p>
          </table:table-cell>
          <table:table-cell table:formula="of:=UNICHAR(HEX2DEC([.A527]))" office:value-type="string" office:string-value="💔">
            <text:p>💔</text:p>
          </table:table-cell>
          <table:table-cell table:number-columns-repeated="5"/>
        </table:table-row>
        <table:table-row table:style-name="ro5">
          <table:table-cell office:value-type="string">
            <text:p>1f495</text:p>
          </table:table-cell>
          <table:table-cell table:formula="of:=CONCATENATE([.A528];&quot;.png&quot;)" office:value-type="string" office:string-value="1f495.png">
            <text:p>1f495.png</text:p>
          </table:table-cell>
          <table:table-cell table:formula="of:=UNICHAR(HEX2DEC([.A528]))" office:value-type="string" office:string-value="💕">
            <text:p>💕</text:p>
          </table:table-cell>
          <table:table-cell table:number-columns-repeated="5"/>
        </table:table-row>
        <table:table-row table:style-name="ro5">
          <table:table-cell office:value-type="string">
            <text:p>1f496</text:p>
          </table:table-cell>
          <table:table-cell table:formula="of:=CONCATENATE([.A529];&quot;.png&quot;)" office:value-type="string" office:string-value="1f496.png">
            <text:p>1f496.png</text:p>
          </table:table-cell>
          <table:table-cell table:formula="of:=UNICHAR(HEX2DEC([.A529]))" office:value-type="string" office:string-value="💖">
            <text:p>💖</text:p>
          </table:table-cell>
          <table:table-cell table:number-columns-repeated="5"/>
        </table:table-row>
        <table:table-row table:style-name="ro5">
          <table:table-cell office:value-type="string">
            <text:p>1f497</text:p>
          </table:table-cell>
          <table:table-cell table:formula="of:=CONCATENATE([.A530];&quot;.png&quot;)" office:value-type="string" office:string-value="1f497.png">
            <text:p>1f497.png</text:p>
          </table:table-cell>
          <table:table-cell table:formula="of:=UNICHAR(HEX2DEC([.A530]))" office:value-type="string" office:string-value="💗">
            <text:p>💗</text:p>
          </table:table-cell>
          <table:table-cell table:number-columns-repeated="5"/>
        </table:table-row>
        <table:table-row table:style-name="ro5">
          <table:table-cell office:value-type="string">
            <text:p>1f498</text:p>
          </table:table-cell>
          <table:table-cell table:formula="of:=CONCATENATE([.A531];&quot;.png&quot;)" office:value-type="string" office:string-value="1f498.png">
            <text:p>1f498.png</text:p>
          </table:table-cell>
          <table:table-cell table:formula="of:=UNICHAR(HEX2DEC([.A531]))" office:value-type="string" office:string-value="💘">
            <text:p>💘</text:p>
          </table:table-cell>
          <table:table-cell table:number-columns-repeated="5"/>
        </table:table-row>
        <table:table-row table:style-name="ro5">
          <table:table-cell office:value-type="string">
            <text:p>1f499</text:p>
          </table:table-cell>
          <table:table-cell table:formula="of:=CONCATENATE([.A532];&quot;.png&quot;)" office:value-type="string" office:string-value="1f499.png">
            <text:p>1f499.png</text:p>
          </table:table-cell>
          <table:table-cell table:formula="of:=UNICHAR(HEX2DEC([.A532]))" office:value-type="string" office:string-value="💙">
            <text:p>💙</text:p>
          </table:table-cell>
          <table:table-cell table:number-columns-repeated="5"/>
        </table:table-row>
        <table:table-row table:style-name="ro5">
          <table:table-cell office:value-type="string">
            <text:p>1f49a</text:p>
          </table:table-cell>
          <table:table-cell table:formula="of:=CONCATENATE([.A533];&quot;.png&quot;)" office:value-type="string" office:string-value="1f49a.png">
            <text:p>1f49a.png</text:p>
          </table:table-cell>
          <table:table-cell table:formula="of:=UNICHAR(HEX2DEC([.A533]))" office:value-type="string" office:string-value="💚">
            <text:p>💚</text:p>
          </table:table-cell>
          <table:table-cell table:number-columns-repeated="5"/>
        </table:table-row>
        <table:table-row table:style-name="ro5">
          <table:table-cell office:value-type="string">
            <text:p>1f49b</text:p>
          </table:table-cell>
          <table:table-cell table:formula="of:=CONCATENATE([.A534];&quot;.png&quot;)" office:value-type="string" office:string-value="1f49b.png">
            <text:p>1f49b.png</text:p>
          </table:table-cell>
          <table:table-cell table:formula="of:=UNICHAR(HEX2DEC([.A534]))" office:value-type="string" office:string-value="💛">
            <text:p>💛</text:p>
          </table:table-cell>
          <table:table-cell table:number-columns-repeated="5"/>
        </table:table-row>
        <table:table-row table:style-name="ro5">
          <table:table-cell office:value-type="string">
            <text:p>1f49c</text:p>
          </table:table-cell>
          <table:table-cell table:formula="of:=CONCATENATE([.A535];&quot;.png&quot;)" office:value-type="string" office:string-value="1f49c.png">
            <text:p>1f49c.png</text:p>
          </table:table-cell>
          <table:table-cell table:formula="of:=UNICHAR(HEX2DEC([.A535]))" office:value-type="string" office:string-value="💜">
            <text:p>💜</text:p>
          </table:table-cell>
          <table:table-cell table:number-columns-repeated="5"/>
        </table:table-row>
        <table:table-row table:style-name="ro5">
          <table:table-cell office:value-type="string">
            <text:p>1f49d</text:p>
          </table:table-cell>
          <table:table-cell table:formula="of:=CONCATENATE([.A536];&quot;.png&quot;)" office:value-type="string" office:string-value="1f49d.png">
            <text:p>1f49d.png</text:p>
          </table:table-cell>
          <table:table-cell table:formula="of:=UNICHAR(HEX2DEC([.A536]))" office:value-type="string" office:string-value="💝">
            <text:p>💝</text:p>
          </table:table-cell>
          <table:table-cell table:number-columns-repeated="5"/>
        </table:table-row>
        <table:table-row table:style-name="ro5">
          <table:table-cell office:value-type="string">
            <text:p>1f49e</text:p>
          </table:table-cell>
          <table:table-cell table:formula="of:=CONCATENATE([.A537];&quot;.png&quot;)" office:value-type="string" office:string-value="1f49e.png">
            <text:p>1f49e.png</text:p>
          </table:table-cell>
          <table:table-cell table:formula="of:=UNICHAR(HEX2DEC([.A537]))" office:value-type="string" office:string-value="💞">
            <text:p>💞</text:p>
          </table:table-cell>
          <table:table-cell table:number-columns-repeated="5"/>
        </table:table-row>
        <table:table-row table:style-name="ro5">
          <table:table-cell office:value-type="string">
            <text:p>1f49f</text:p>
          </table:table-cell>
          <table:table-cell table:formula="of:=CONCATENATE([.A538];&quot;.png&quot;)" office:value-type="string" office:string-value="1f49f.png">
            <text:p>1f49f.png</text:p>
          </table:table-cell>
          <table:table-cell table:formula="of:=UNICHAR(HEX2DEC([.A538]))" office:value-type="string" office:string-value="💟">
            <text:p>💟</text:p>
          </table:table-cell>
          <table:table-cell table:number-columns-repeated="5"/>
        </table:table-row>
        <table:table-row table:style-name="ro5">
          <table:table-cell office:value-type="string">
            <text:p>1f4a0</text:p>
          </table:table-cell>
          <table:table-cell table:formula="of:=CONCATENATE([.A539];&quot;.png&quot;)" office:value-type="string" office:string-value="1f4a0.png">
            <text:p>1f4a0.png</text:p>
          </table:table-cell>
          <table:table-cell table:formula="of:=UNICHAR(HEX2DEC([.A539]))" office:value-type="string" office:string-value="💠">
            <text:p>💠</text:p>
          </table:table-cell>
          <table:table-cell table:number-columns-repeated="5"/>
        </table:table-row>
        <table:table-row table:style-name="ro5">
          <table:table-cell office:value-type="string">
            <text:p>1f4a1</text:p>
          </table:table-cell>
          <table:table-cell table:formula="of:=CONCATENATE([.A540];&quot;.png&quot;)" office:value-type="string" office:string-value="1f4a1.png">
            <text:p>1f4a1.png</text:p>
          </table:table-cell>
          <table:table-cell table:formula="of:=UNICHAR(HEX2DEC([.A540]))" office:value-type="string" office:string-value="💡">
            <text:p>💡</text:p>
          </table:table-cell>
          <table:table-cell table:number-columns-repeated="5"/>
        </table:table-row>
        <table:table-row table:style-name="ro5">
          <table:table-cell office:value-type="string">
            <text:p>1f4a2</text:p>
          </table:table-cell>
          <table:table-cell table:formula="of:=CONCATENATE([.A541];&quot;.png&quot;)" office:value-type="string" office:string-value="1f4a2.png">
            <text:p>1f4a2.png</text:p>
          </table:table-cell>
          <table:table-cell table:formula="of:=UNICHAR(HEX2DEC([.A541]))" office:value-type="string" office:string-value="💢">
            <text:p>💢</text:p>
          </table:table-cell>
          <table:table-cell table:number-columns-repeated="5"/>
        </table:table-row>
        <table:table-row table:style-name="ro5">
          <table:table-cell office:value-type="string">
            <text:p>1f4a3</text:p>
          </table:table-cell>
          <table:table-cell table:formula="of:=CONCATENATE([.A542];&quot;.png&quot;)" office:value-type="string" office:string-value="1f4a3.png">
            <text:p>1f4a3.png</text:p>
          </table:table-cell>
          <table:table-cell table:formula="of:=UNICHAR(HEX2DEC([.A542]))" office:value-type="string" office:string-value="💣">
            <text:p>💣</text:p>
          </table:table-cell>
          <table:table-cell table:number-columns-repeated="5"/>
        </table:table-row>
        <table:table-row table:style-name="ro5">
          <table:table-cell office:value-type="string">
            <text:p>1f4a4</text:p>
          </table:table-cell>
          <table:table-cell table:formula="of:=CONCATENATE([.A543];&quot;.png&quot;)" office:value-type="string" office:string-value="1f4a4.png">
            <text:p>1f4a4.png</text:p>
          </table:table-cell>
          <table:table-cell table:formula="of:=UNICHAR(HEX2DEC([.A543]))" office:value-type="string" office:string-value="💤">
            <text:p>💤</text:p>
          </table:table-cell>
          <table:table-cell table:number-columns-repeated="5"/>
        </table:table-row>
        <table:table-row table:style-name="ro5">
          <table:table-cell office:value-type="string">
            <text:p>1f4a5</text:p>
          </table:table-cell>
          <table:table-cell table:formula="of:=CONCATENATE([.A544];&quot;.png&quot;)" office:value-type="string" office:string-value="1f4a5.png">
            <text:p>1f4a5.png</text:p>
          </table:table-cell>
          <table:table-cell table:formula="of:=UNICHAR(HEX2DEC([.A544]))" office:value-type="string" office:string-value="💥">
            <text:p>💥</text:p>
          </table:table-cell>
          <table:table-cell table:number-columns-repeated="5"/>
        </table:table-row>
        <table:table-row table:style-name="ro5">
          <table:table-cell office:value-type="string">
            <text:p>1f4a6</text:p>
          </table:table-cell>
          <table:table-cell table:formula="of:=CONCATENATE([.A545];&quot;.png&quot;)" office:value-type="string" office:string-value="1f4a6.png">
            <text:p>1f4a6.png</text:p>
          </table:table-cell>
          <table:table-cell table:formula="of:=UNICHAR(HEX2DEC([.A545]))" office:value-type="string" office:string-value="💦">
            <text:p>💦</text:p>
          </table:table-cell>
          <table:table-cell table:number-columns-repeated="5"/>
        </table:table-row>
        <table:table-row table:style-name="ro5">
          <table:table-cell office:value-type="string">
            <text:p>1f4a7</text:p>
          </table:table-cell>
          <table:table-cell table:formula="of:=CONCATENATE([.A546];&quot;.png&quot;)" office:value-type="string" office:string-value="1f4a7.png">
            <text:p>1f4a7.png</text:p>
          </table:table-cell>
          <table:table-cell table:formula="of:=UNICHAR(HEX2DEC([.A546]))" office:value-type="string" office:string-value="💧">
            <text:p>💧</text:p>
          </table:table-cell>
          <table:table-cell table:number-columns-repeated="5"/>
        </table:table-row>
        <table:table-row table:style-name="ro5">
          <table:table-cell office:value-type="string">
            <text:p>1f4a8</text:p>
          </table:table-cell>
          <table:table-cell table:formula="of:=CONCATENATE([.A547];&quot;.png&quot;)" office:value-type="string" office:string-value="1f4a8.png">
            <text:p>1f4a8.png</text:p>
          </table:table-cell>
          <table:table-cell table:formula="of:=UNICHAR(HEX2DEC([.A547]))" office:value-type="string" office:string-value="💨">
            <text:p>💨</text:p>
          </table:table-cell>
          <table:table-cell table:number-columns-repeated="5"/>
        </table:table-row>
        <table:table-row table:style-name="ro5">
          <table:table-cell office:value-type="string">
            <text:p>1f4a9</text:p>
          </table:table-cell>
          <table:table-cell table:formula="of:=CONCATENATE([.A548];&quot;.png&quot;)" office:value-type="string" office:string-value="1f4a9.png">
            <text:p>1f4a9.png</text:p>
          </table:table-cell>
          <table:table-cell table:formula="of:=UNICHAR(HEX2DEC([.A548]))" office:value-type="string" office:string-value="💩">
            <text:p>💩</text:p>
          </table:table-cell>
          <table:table-cell table:number-columns-repeated="5"/>
        </table:table-row>
        <table:table-row table:style-name="ro5">
          <table:table-cell office:value-type="string">
            <text:p>1f4aa</text:p>
          </table:table-cell>
          <table:table-cell table:formula="of:=CONCATENATE([.A549];&quot;.png&quot;)" office:value-type="string" office:string-value="1f4aa.png">
            <text:p>1f4aa.png</text:p>
          </table:table-cell>
          <table:table-cell table:formula="of:=UNICHAR(HEX2DEC([.A549]))" office:value-type="string" office:string-value="💪">
            <text:p>💪</text:p>
          </table:table-cell>
          <table:table-cell table:number-columns-repeated="5"/>
        </table:table-row>
        <table:table-row table:style-name="ro5">
          <table:table-cell office:value-type="string">
            <text:p>1f4ab</text:p>
          </table:table-cell>
          <table:table-cell table:formula="of:=CONCATENATE([.A550];&quot;.png&quot;)" office:value-type="string" office:string-value="1f4ab.png">
            <text:p>1f4ab.png</text:p>
          </table:table-cell>
          <table:table-cell table:formula="of:=UNICHAR(HEX2DEC([.A550]))" office:value-type="string" office:string-value="💫">
            <text:p>💫</text:p>
          </table:table-cell>
          <table:table-cell table:number-columns-repeated="5"/>
        </table:table-row>
        <table:table-row table:style-name="ro5">
          <table:table-cell office:value-type="string">
            <text:p>1f4ac</text:p>
          </table:table-cell>
          <table:table-cell table:formula="of:=CONCATENATE([.A551];&quot;.png&quot;)" office:value-type="string" office:string-value="1f4ac.png">
            <text:p>1f4ac.png</text:p>
          </table:table-cell>
          <table:table-cell table:formula="of:=UNICHAR(HEX2DEC([.A551]))" office:value-type="string" office:string-value="💬">
            <text:p>💬</text:p>
          </table:table-cell>
          <table:table-cell table:number-columns-repeated="5"/>
        </table:table-row>
        <table:table-row table:style-name="ro5">
          <table:table-cell office:value-type="string">
            <text:p>1f4ae</text:p>
          </table:table-cell>
          <table:table-cell table:formula="of:=CONCATENATE([.A552];&quot;.png&quot;)" office:value-type="string" office:string-value="1f4ae.png">
            <text:p>1f4ae.png</text:p>
          </table:table-cell>
          <table:table-cell table:formula="of:=UNICHAR(HEX2DEC([.A552]))" office:value-type="string" office:string-value="💮">
            <text:p>💮</text:p>
          </table:table-cell>
          <table:table-cell table:number-columns-repeated="5"/>
        </table:table-row>
        <table:table-row table:style-name="ro5">
          <table:table-cell office:value-type="string">
            <text:p>1f4af</text:p>
          </table:table-cell>
          <table:table-cell table:formula="of:=CONCATENATE([.A553];&quot;.png&quot;)" office:value-type="string" office:string-value="1f4af.png">
            <text:p>1f4af.png</text:p>
          </table:table-cell>
          <table:table-cell table:formula="of:=UNICHAR(HEX2DEC([.A553]))" office:value-type="string" office:string-value="💯">
            <text:p>💯</text:p>
          </table:table-cell>
          <table:table-cell table:number-columns-repeated="5"/>
        </table:table-row>
        <table:table-row table:style-name="ro5">
          <table:table-cell office:value-type="string">
            <text:p>1f4b0</text:p>
          </table:table-cell>
          <table:table-cell table:formula="of:=CONCATENATE([.A554];&quot;.png&quot;)" office:value-type="string" office:string-value="1f4b0.png">
            <text:p>1f4b0.png</text:p>
          </table:table-cell>
          <table:table-cell table:formula="of:=UNICHAR(HEX2DEC([.A554]))" office:value-type="string" office:string-value="💰">
            <text:p>💰</text:p>
          </table:table-cell>
          <table:table-cell table:number-columns-repeated="5"/>
        </table:table-row>
        <table:table-row table:style-name="ro5">
          <table:table-cell office:value-type="string">
            <text:p>1f4b1</text:p>
          </table:table-cell>
          <table:table-cell table:formula="of:=CONCATENATE([.A555];&quot;.png&quot;)" office:value-type="string" office:string-value="1f4b1.png">
            <text:p>1f4b1.png</text:p>
          </table:table-cell>
          <table:table-cell table:formula="of:=UNICHAR(HEX2DEC([.A555]))" office:value-type="string" office:string-value="💱">
            <text:p>💱</text:p>
          </table:table-cell>
          <table:table-cell table:number-columns-repeated="5"/>
        </table:table-row>
        <table:table-row table:style-name="ro5">
          <table:table-cell office:value-type="string">
            <text:p>1f4b2</text:p>
          </table:table-cell>
          <table:table-cell table:formula="of:=CONCATENATE([.A556];&quot;.png&quot;)" office:value-type="string" office:string-value="1f4b2.png">
            <text:p>1f4b2.png</text:p>
          </table:table-cell>
          <table:table-cell table:formula="of:=UNICHAR(HEX2DEC([.A556]))" office:value-type="string" office:string-value="💲">
            <text:p>💲</text:p>
          </table:table-cell>
          <table:table-cell table:number-columns-repeated="5"/>
        </table:table-row>
        <table:table-row table:style-name="ro5">
          <table:table-cell office:value-type="string">
            <text:p>1f4b3</text:p>
          </table:table-cell>
          <table:table-cell table:formula="of:=CONCATENATE([.A557];&quot;.png&quot;)" office:value-type="string" office:string-value="1f4b3.png">
            <text:p>1f4b3.png</text:p>
          </table:table-cell>
          <table:table-cell table:formula="of:=UNICHAR(HEX2DEC([.A557]))" office:value-type="string" office:string-value="💳">
            <text:p>💳</text:p>
          </table:table-cell>
          <table:table-cell table:number-columns-repeated="5"/>
        </table:table-row>
        <table:table-row table:style-name="ro5">
          <table:table-cell office:value-type="string">
            <text:p>1f4b4</text:p>
          </table:table-cell>
          <table:table-cell table:formula="of:=CONCATENATE([.A558];&quot;.png&quot;)" office:value-type="string" office:string-value="1f4b4.png">
            <text:p>1f4b4.png</text:p>
          </table:table-cell>
          <table:table-cell table:formula="of:=UNICHAR(HEX2DEC([.A558]))" office:value-type="string" office:string-value="💴">
            <text:p>💴</text:p>
          </table:table-cell>
          <table:table-cell table:number-columns-repeated="5"/>
        </table:table-row>
        <table:table-row table:style-name="ro5">
          <table:table-cell office:value-type="string">
            <text:p>1f4b5</text:p>
          </table:table-cell>
          <table:table-cell table:formula="of:=CONCATENATE([.A559];&quot;.png&quot;)" office:value-type="string" office:string-value="1f4b5.png">
            <text:p>1f4b5.png</text:p>
          </table:table-cell>
          <table:table-cell table:formula="of:=UNICHAR(HEX2DEC([.A559]))" office:value-type="string" office:string-value="💵">
            <text:p>💵</text:p>
          </table:table-cell>
          <table:table-cell table:number-columns-repeated="5"/>
        </table:table-row>
        <table:table-row table:style-name="ro5">
          <table:table-cell office:value-type="string">
            <text:p>1f4b8</text:p>
          </table:table-cell>
          <table:table-cell table:formula="of:=CONCATENATE([.A560];&quot;.png&quot;)" office:value-type="string" office:string-value="1f4b8.png">
            <text:p>1f4b8.png</text:p>
          </table:table-cell>
          <table:table-cell table:formula="of:=UNICHAR(HEX2DEC([.A560]))" office:value-type="string" office:string-value="💸">
            <text:p>💸</text:p>
          </table:table-cell>
          <table:table-cell table:number-columns-repeated="5"/>
        </table:table-row>
        <table:table-row table:style-name="ro5">
          <table:table-cell office:value-type="string">
            <text:p>1f4b9</text:p>
          </table:table-cell>
          <table:table-cell table:formula="of:=CONCATENATE([.A561];&quot;.png&quot;)" office:value-type="string" office:string-value="1f4b9.png">
            <text:p>1f4b9.png</text:p>
          </table:table-cell>
          <table:table-cell table:formula="of:=UNICHAR(HEX2DEC([.A561]))" office:value-type="string" office:string-value="💹">
            <text:p>💹</text:p>
          </table:table-cell>
          <table:table-cell table:number-columns-repeated="5"/>
        </table:table-row>
        <table:table-row table:style-name="ro5">
          <table:table-cell office:value-type="string">
            <text:p>1f4ba</text:p>
          </table:table-cell>
          <table:table-cell table:formula="of:=CONCATENATE([.A562];&quot;.png&quot;)" office:value-type="string" office:string-value="1f4ba.png">
            <text:p>1f4ba.png</text:p>
          </table:table-cell>
          <table:table-cell table:formula="of:=UNICHAR(HEX2DEC([.A562]))" office:value-type="string" office:string-value="💺">
            <text:p>💺</text:p>
          </table:table-cell>
          <table:table-cell table:number-columns-repeated="5"/>
        </table:table-row>
        <table:table-row table:style-name="ro5">
          <table:table-cell office:value-type="string">
            <text:p>1f4bb</text:p>
          </table:table-cell>
          <table:table-cell table:formula="of:=CONCATENATE([.A563];&quot;.png&quot;)" office:value-type="string" office:string-value="1f4bb.png">
            <text:p>1f4bb.png</text:p>
          </table:table-cell>
          <table:table-cell table:formula="of:=UNICHAR(HEX2DEC([.A563]))" office:value-type="string" office:string-value="💻">
            <text:p>💻</text:p>
          </table:table-cell>
          <table:table-cell table:number-columns-repeated="5"/>
        </table:table-row>
        <table:table-row table:style-name="ro5">
          <table:table-cell office:value-type="string">
            <text:p>1f4bc</text:p>
          </table:table-cell>
          <table:table-cell table:formula="of:=CONCATENATE([.A564];&quot;.png&quot;)" office:value-type="string" office:string-value="1f4bc.png">
            <text:p>1f4bc.png</text:p>
          </table:table-cell>
          <table:table-cell table:formula="of:=UNICHAR(HEX2DEC([.A564]))" office:value-type="string" office:string-value="💼">
            <text:p>💼</text:p>
          </table:table-cell>
          <table:table-cell table:number-columns-repeated="5"/>
        </table:table-row>
        <table:table-row table:style-name="ro5">
          <table:table-cell office:value-type="string">
            <text:p>1f4bd</text:p>
          </table:table-cell>
          <table:table-cell table:formula="of:=CONCATENATE([.A565];&quot;.png&quot;)" office:value-type="string" office:string-value="1f4bd.png">
            <text:p>1f4bd.png</text:p>
          </table:table-cell>
          <table:table-cell table:formula="of:=UNICHAR(HEX2DEC([.A565]))" office:value-type="string" office:string-value="💽">
            <text:p>💽</text:p>
          </table:table-cell>
          <table:table-cell table:number-columns-repeated="5"/>
        </table:table-row>
        <table:table-row table:style-name="ro5">
          <table:table-cell office:value-type="string">
            <text:p>1f4be</text:p>
          </table:table-cell>
          <table:table-cell table:formula="of:=CONCATENATE([.A566];&quot;.png&quot;)" office:value-type="string" office:string-value="1f4be.png">
            <text:p>1f4be.png</text:p>
          </table:table-cell>
          <table:table-cell table:formula="of:=UNICHAR(HEX2DEC([.A566]))" office:value-type="string" office:string-value="💾">
            <text:p>💾</text:p>
          </table:table-cell>
          <table:table-cell table:number-columns-repeated="5"/>
        </table:table-row>
        <table:table-row table:style-name="ro5">
          <table:table-cell office:value-type="string">
            <text:p>1f4bf</text:p>
          </table:table-cell>
          <table:table-cell table:formula="of:=CONCATENATE([.A567];&quot;.png&quot;)" office:value-type="string" office:string-value="1f4bf.png">
            <text:p>1f4bf.png</text:p>
          </table:table-cell>
          <table:table-cell table:formula="of:=UNICHAR(HEX2DEC([.A567]))" office:value-type="string" office:string-value="💿">
            <text:p>💿</text:p>
          </table:table-cell>
          <table:table-cell table:number-columns-repeated="5"/>
        </table:table-row>
        <table:table-row table:style-name="ro5">
          <table:table-cell office:value-type="string">
            <text:p>1f4c0</text:p>
          </table:table-cell>
          <table:table-cell table:formula="of:=CONCATENATE([.A568];&quot;.png&quot;)" office:value-type="string" office:string-value="1f4c0.png">
            <text:p>1f4c0.png</text:p>
          </table:table-cell>
          <table:table-cell table:formula="of:=UNICHAR(HEX2DEC([.A568]))" office:value-type="string" office:string-value="📀">
            <text:p>📀</text:p>
          </table:table-cell>
          <table:table-cell table:number-columns-repeated="5"/>
        </table:table-row>
        <table:table-row table:style-name="ro5">
          <table:table-cell office:value-type="string">
            <text:p>1f4c1</text:p>
          </table:table-cell>
          <table:table-cell table:formula="of:=CONCATENATE([.A569];&quot;.png&quot;)" office:value-type="string" office:string-value="1f4c1.png">
            <text:p>1f4c1.png</text:p>
          </table:table-cell>
          <table:table-cell table:formula="of:=UNICHAR(HEX2DEC([.A569]))" office:value-type="string" office:string-value="📁">
            <text:p>📁</text:p>
          </table:table-cell>
          <table:table-cell table:number-columns-repeated="5"/>
        </table:table-row>
        <table:table-row table:style-name="ro5">
          <table:table-cell office:value-type="string">
            <text:p>1f4c2</text:p>
          </table:table-cell>
          <table:table-cell table:formula="of:=CONCATENATE([.A570];&quot;.png&quot;)" office:value-type="string" office:string-value="1f4c2.png">
            <text:p>1f4c2.png</text:p>
          </table:table-cell>
          <table:table-cell table:formula="of:=UNICHAR(HEX2DEC([.A570]))" office:value-type="string" office:string-value="📂">
            <text:p>📂</text:p>
          </table:table-cell>
          <table:table-cell table:number-columns-repeated="5"/>
        </table:table-row>
        <table:table-row table:style-name="ro5">
          <table:table-cell office:value-type="string">
            <text:p>1f4c3</text:p>
          </table:table-cell>
          <table:table-cell table:formula="of:=CONCATENATE([.A571];&quot;.png&quot;)" office:value-type="string" office:string-value="1f4c3.png">
            <text:p>1f4c3.png</text:p>
          </table:table-cell>
          <table:table-cell table:formula="of:=UNICHAR(HEX2DEC([.A571]))" office:value-type="string" office:string-value="📃">
            <text:p>📃</text:p>
          </table:table-cell>
          <table:table-cell table:number-columns-repeated="5"/>
        </table:table-row>
        <table:table-row table:style-name="ro5">
          <table:table-cell office:value-type="string">
            <text:p>1f4c4</text:p>
          </table:table-cell>
          <table:table-cell table:formula="of:=CONCATENATE([.A572];&quot;.png&quot;)" office:value-type="string" office:string-value="1f4c4.png">
            <text:p>1f4c4.png</text:p>
          </table:table-cell>
          <table:table-cell table:formula="of:=UNICHAR(HEX2DEC([.A572]))" office:value-type="string" office:string-value="📄">
            <text:p>📄</text:p>
          </table:table-cell>
          <table:table-cell table:number-columns-repeated="5"/>
        </table:table-row>
        <table:table-row table:style-name="ro5">
          <table:table-cell office:value-type="string">
            <text:p>1f4c5</text:p>
          </table:table-cell>
          <table:table-cell table:formula="of:=CONCATENATE([.A573];&quot;.png&quot;)" office:value-type="string" office:string-value="1f4c5.png">
            <text:p>1f4c5.png</text:p>
          </table:table-cell>
          <table:table-cell table:formula="of:=UNICHAR(HEX2DEC([.A573]))" office:value-type="string" office:string-value="📅">
            <text:p>📅</text:p>
          </table:table-cell>
          <table:table-cell table:number-columns-repeated="5"/>
        </table:table-row>
        <table:table-row table:style-name="ro5">
          <table:table-cell office:value-type="string">
            <text:p>1f4c6</text:p>
          </table:table-cell>
          <table:table-cell table:formula="of:=CONCATENATE([.A574];&quot;.png&quot;)" office:value-type="string" office:string-value="1f4c6.png">
            <text:p>1f4c6.png</text:p>
          </table:table-cell>
          <table:table-cell table:formula="of:=UNICHAR(HEX2DEC([.A574]))" office:value-type="string" office:string-value="📆">
            <text:p>📆</text:p>
          </table:table-cell>
          <table:table-cell table:number-columns-repeated="5"/>
        </table:table-row>
        <table:table-row table:style-name="ro5">
          <table:table-cell office:value-type="string">
            <text:p>1f4c7</text:p>
          </table:table-cell>
          <table:table-cell table:formula="of:=CONCATENATE([.A575];&quot;.png&quot;)" office:value-type="string" office:string-value="1f4c7.png">
            <text:p>1f4c7.png</text:p>
          </table:table-cell>
          <table:table-cell table:formula="of:=UNICHAR(HEX2DEC([.A575]))" office:value-type="string" office:string-value="📇">
            <text:p>📇</text:p>
          </table:table-cell>
          <table:table-cell table:number-columns-repeated="5"/>
        </table:table-row>
        <table:table-row table:style-name="ro5">
          <table:table-cell office:value-type="string">
            <text:p>1f4c8</text:p>
          </table:table-cell>
          <table:table-cell table:formula="of:=CONCATENATE([.A576];&quot;.png&quot;)" office:value-type="string" office:string-value="1f4c8.png">
            <text:p>1f4c8.png</text:p>
          </table:table-cell>
          <table:table-cell table:formula="of:=UNICHAR(HEX2DEC([.A576]))" office:value-type="string" office:string-value="📈">
            <text:p>📈</text:p>
          </table:table-cell>
          <table:table-cell table:number-columns-repeated="5"/>
        </table:table-row>
        <table:table-row table:style-name="ro5">
          <table:table-cell office:value-type="string">
            <text:p>1f4c9</text:p>
          </table:table-cell>
          <table:table-cell table:formula="of:=CONCATENATE([.A577];&quot;.png&quot;)" office:value-type="string" office:string-value="1f4c9.png">
            <text:p>1f4c9.png</text:p>
          </table:table-cell>
          <table:table-cell table:formula="of:=UNICHAR(HEX2DEC([.A577]))" office:value-type="string" office:string-value="📉">
            <text:p>📉</text:p>
          </table:table-cell>
          <table:table-cell table:number-columns-repeated="5"/>
        </table:table-row>
        <table:table-row table:style-name="ro5">
          <table:table-cell office:value-type="string">
            <text:p>1f4ca</text:p>
          </table:table-cell>
          <table:table-cell table:formula="of:=CONCATENATE([.A578];&quot;.png&quot;)" office:value-type="string" office:string-value="1f4ca.png">
            <text:p>1f4ca.png</text:p>
          </table:table-cell>
          <table:table-cell table:formula="of:=UNICHAR(HEX2DEC([.A578]))" office:value-type="string" office:string-value="📊">
            <text:p>📊</text:p>
          </table:table-cell>
          <table:table-cell table:number-columns-repeated="5"/>
        </table:table-row>
        <table:table-row table:style-name="ro5">
          <table:table-cell office:value-type="string">
            <text:p>1f4cb</text:p>
          </table:table-cell>
          <table:table-cell table:formula="of:=CONCATENATE([.A579];&quot;.png&quot;)" office:value-type="string" office:string-value="1f4cb.png">
            <text:p>1f4cb.png</text:p>
          </table:table-cell>
          <table:table-cell table:formula="of:=UNICHAR(HEX2DEC([.A579]))" office:value-type="string" office:string-value="📋">
            <text:p>📋</text:p>
          </table:table-cell>
          <table:table-cell table:number-columns-repeated="5"/>
        </table:table-row>
        <table:table-row table:style-name="ro5">
          <table:table-cell office:value-type="string">
            <text:p>1f4cc</text:p>
          </table:table-cell>
          <table:table-cell table:formula="of:=CONCATENATE([.A580];&quot;.png&quot;)" office:value-type="string" office:string-value="1f4cc.png">
            <text:p>1f4cc.png</text:p>
          </table:table-cell>
          <table:table-cell table:formula="of:=UNICHAR(HEX2DEC([.A580]))" office:value-type="string" office:string-value="📌">
            <text:p>📌</text:p>
          </table:table-cell>
          <table:table-cell table:number-columns-repeated="5"/>
        </table:table-row>
        <table:table-row table:style-name="ro5">
          <table:table-cell office:value-type="string">
            <text:p>1f4cd</text:p>
          </table:table-cell>
          <table:table-cell table:formula="of:=CONCATENATE([.A581];&quot;.png&quot;)" office:value-type="string" office:string-value="1f4cd.png">
            <text:p>1f4cd.png</text:p>
          </table:table-cell>
          <table:table-cell table:formula="of:=UNICHAR(HEX2DEC([.A581]))" office:value-type="string" office:string-value="📍">
            <text:p>📍</text:p>
          </table:table-cell>
          <table:table-cell table:number-columns-repeated="5"/>
        </table:table-row>
        <table:table-row table:style-name="ro5">
          <table:table-cell office:value-type="string">
            <text:p>1f4ce</text:p>
          </table:table-cell>
          <table:table-cell table:formula="of:=CONCATENATE([.A582];&quot;.png&quot;)" office:value-type="string" office:string-value="1f4ce.png">
            <text:p>1f4ce.png</text:p>
          </table:table-cell>
          <table:table-cell table:formula="of:=UNICHAR(HEX2DEC([.A582]))" office:value-type="string" office:string-value="📎">
            <text:p>📎</text:p>
          </table:table-cell>
          <table:table-cell table:number-columns-repeated="5"/>
        </table:table-row>
        <table:table-row table:style-name="ro5">
          <table:table-cell office:value-type="string">
            <text:p>1f4cf</text:p>
          </table:table-cell>
          <table:table-cell table:formula="of:=CONCATENATE([.A583];&quot;.png&quot;)" office:value-type="string" office:string-value="1f4cf.png">
            <text:p>1f4cf.png</text:p>
          </table:table-cell>
          <table:table-cell table:formula="of:=UNICHAR(HEX2DEC([.A583]))" office:value-type="string" office:string-value="📏">
            <text:p>📏</text:p>
          </table:table-cell>
          <table:table-cell table:number-columns-repeated="5"/>
        </table:table-row>
        <table:table-row table:style-name="ro5">
          <table:table-cell office:value-type="string">
            <text:p>1f4d0</text:p>
          </table:table-cell>
          <table:table-cell table:formula="of:=CONCATENATE([.A584];&quot;.png&quot;)" office:value-type="string" office:string-value="1f4d0.png">
            <text:p>1f4d0.png</text:p>
          </table:table-cell>
          <table:table-cell table:formula="of:=UNICHAR(HEX2DEC([.A584]))" office:value-type="string" office:string-value="📐">
            <text:p>📐</text:p>
          </table:table-cell>
          <table:table-cell table:number-columns-repeated="5"/>
        </table:table-row>
        <table:table-row table:style-name="ro5">
          <table:table-cell office:value-type="string">
            <text:p>1f4d1</text:p>
          </table:table-cell>
          <table:table-cell table:formula="of:=CONCATENATE([.A585];&quot;.png&quot;)" office:value-type="string" office:string-value="1f4d1.png">
            <text:p>1f4d1.png</text:p>
          </table:table-cell>
          <table:table-cell table:formula="of:=UNICHAR(HEX2DEC([.A585]))" office:value-type="string" office:string-value="📑">
            <text:p>📑</text:p>
          </table:table-cell>
          <table:table-cell table:number-columns-repeated="5"/>
        </table:table-row>
        <table:table-row table:style-name="ro5">
          <table:table-cell office:value-type="string">
            <text:p>1f4d2</text:p>
          </table:table-cell>
          <table:table-cell table:formula="of:=CONCATENATE([.A586];&quot;.png&quot;)" office:value-type="string" office:string-value="1f4d2.png">
            <text:p>1f4d2.png</text:p>
          </table:table-cell>
          <table:table-cell table:formula="of:=UNICHAR(HEX2DEC([.A586]))" office:value-type="string" office:string-value="📒">
            <text:p>📒</text:p>
          </table:table-cell>
          <table:table-cell table:number-columns-repeated="5"/>
        </table:table-row>
        <table:table-row table:style-name="ro5">
          <table:table-cell office:value-type="string">
            <text:p>1f4d3</text:p>
          </table:table-cell>
          <table:table-cell table:formula="of:=CONCATENATE([.A587];&quot;.png&quot;)" office:value-type="string" office:string-value="1f4d3.png">
            <text:p>1f4d3.png</text:p>
          </table:table-cell>
          <table:table-cell table:formula="of:=UNICHAR(HEX2DEC([.A587]))" office:value-type="string" office:string-value="📓">
            <text:p>📓</text:p>
          </table:table-cell>
          <table:table-cell table:number-columns-repeated="5"/>
        </table:table-row>
        <table:table-row table:style-name="ro5">
          <table:table-cell office:value-type="string">
            <text:p>1f4d4</text:p>
          </table:table-cell>
          <table:table-cell table:formula="of:=CONCATENATE([.A588];&quot;.png&quot;)" office:value-type="string" office:string-value="1f4d4.png">
            <text:p>1f4d4.png</text:p>
          </table:table-cell>
          <table:table-cell table:formula="of:=UNICHAR(HEX2DEC([.A588]))" office:value-type="string" office:string-value="📔">
            <text:p>📔</text:p>
          </table:table-cell>
          <table:table-cell table:number-columns-repeated="5"/>
        </table:table-row>
        <table:table-row table:style-name="ro5">
          <table:table-cell office:value-type="string">
            <text:p>1f4d5</text:p>
          </table:table-cell>
          <table:table-cell table:formula="of:=CONCATENATE([.A589];&quot;.png&quot;)" office:value-type="string" office:string-value="1f4d5.png">
            <text:p>1f4d5.png</text:p>
          </table:table-cell>
          <table:table-cell table:formula="of:=UNICHAR(HEX2DEC([.A589]))" office:value-type="string" office:string-value="📕">
            <text:p>📕</text:p>
          </table:table-cell>
          <table:table-cell table:number-columns-repeated="5"/>
        </table:table-row>
        <table:table-row table:style-name="ro5">
          <table:table-cell office:value-type="string">
            <text:p>1f4d6</text:p>
          </table:table-cell>
          <table:table-cell table:formula="of:=CONCATENATE([.A590];&quot;.png&quot;)" office:value-type="string" office:string-value="1f4d6.png">
            <text:p>1f4d6.png</text:p>
          </table:table-cell>
          <table:table-cell table:formula="of:=UNICHAR(HEX2DEC([.A590]))" office:value-type="string" office:string-value="📖">
            <text:p>📖</text:p>
          </table:table-cell>
          <table:table-cell table:number-columns-repeated="5"/>
        </table:table-row>
        <table:table-row table:style-name="ro5">
          <table:table-cell office:value-type="string">
            <text:p>1f4d7</text:p>
          </table:table-cell>
          <table:table-cell table:formula="of:=CONCATENATE([.A591];&quot;.png&quot;)" office:value-type="string" office:string-value="1f4d7.png">
            <text:p>1f4d7.png</text:p>
          </table:table-cell>
          <table:table-cell table:formula="of:=UNICHAR(HEX2DEC([.A591]))" office:value-type="string" office:string-value="📗">
            <text:p>📗</text:p>
          </table:table-cell>
          <table:table-cell table:number-columns-repeated="5"/>
        </table:table-row>
        <table:table-row table:style-name="ro5">
          <table:table-cell office:value-type="string">
            <text:p>1f4d8</text:p>
          </table:table-cell>
          <table:table-cell table:formula="of:=CONCATENATE([.A592];&quot;.png&quot;)" office:value-type="string" office:string-value="1f4d8.png">
            <text:p>1f4d8.png</text:p>
          </table:table-cell>
          <table:table-cell table:formula="of:=UNICHAR(HEX2DEC([.A592]))" office:value-type="string" office:string-value="📘">
            <text:p>📘</text:p>
          </table:table-cell>
          <table:table-cell table:number-columns-repeated="5"/>
        </table:table-row>
        <table:table-row table:style-name="ro5">
          <table:table-cell office:value-type="string">
            <text:p>1f4d9</text:p>
          </table:table-cell>
          <table:table-cell table:formula="of:=CONCATENATE([.A593];&quot;.png&quot;)" office:value-type="string" office:string-value="1f4d9.png">
            <text:p>1f4d9.png</text:p>
          </table:table-cell>
          <table:table-cell table:formula="of:=UNICHAR(HEX2DEC([.A593]))" office:value-type="string" office:string-value="📙">
            <text:p>📙</text:p>
          </table:table-cell>
          <table:table-cell table:number-columns-repeated="5"/>
        </table:table-row>
        <table:table-row table:style-name="ro5">
          <table:table-cell office:value-type="string">
            <text:p>1f4da</text:p>
          </table:table-cell>
          <table:table-cell table:formula="of:=CONCATENATE([.A594];&quot;.png&quot;)" office:value-type="string" office:string-value="1f4da.png">
            <text:p>1f4da.png</text:p>
          </table:table-cell>
          <table:table-cell table:formula="of:=UNICHAR(HEX2DEC([.A594]))" office:value-type="string" office:string-value="📚">
            <text:p>📚</text:p>
          </table:table-cell>
          <table:table-cell table:number-columns-repeated="5"/>
        </table:table-row>
        <table:table-row table:style-name="ro5">
          <table:table-cell office:value-type="string">
            <text:p>1f4db</text:p>
          </table:table-cell>
          <table:table-cell table:formula="of:=CONCATENATE([.A595];&quot;.png&quot;)" office:value-type="string" office:string-value="1f4db.png">
            <text:p>1f4db.png</text:p>
          </table:table-cell>
          <table:table-cell table:formula="of:=UNICHAR(HEX2DEC([.A595]))" office:value-type="string" office:string-value="📛">
            <text:p>📛</text:p>
          </table:table-cell>
          <table:table-cell table:number-columns-repeated="5"/>
        </table:table-row>
        <table:table-row table:style-name="ro5">
          <table:table-cell office:value-type="string">
            <text:p>1f4dc</text:p>
          </table:table-cell>
          <table:table-cell table:formula="of:=CONCATENATE([.A596];&quot;.png&quot;)" office:value-type="string" office:string-value="1f4dc.png">
            <text:p>1f4dc.png</text:p>
          </table:table-cell>
          <table:table-cell table:formula="of:=UNICHAR(HEX2DEC([.A596]))" office:value-type="string" office:string-value="📜">
            <text:p>📜</text:p>
          </table:table-cell>
          <table:table-cell table:number-columns-repeated="5"/>
        </table:table-row>
        <table:table-row table:style-name="ro5">
          <table:table-cell office:value-type="string">
            <text:p>1f4dd</text:p>
          </table:table-cell>
          <table:table-cell table:formula="of:=CONCATENATE([.A597];&quot;.png&quot;)" office:value-type="string" office:string-value="1f4dd.png">
            <text:p>1f4dd.png</text:p>
          </table:table-cell>
          <table:table-cell table:formula="of:=UNICHAR(HEX2DEC([.A597]))" office:value-type="string" office:string-value="📝">
            <text:p>📝</text:p>
          </table:table-cell>
          <table:table-cell table:number-columns-repeated="5"/>
        </table:table-row>
        <table:table-row table:style-name="ro5">
          <table:table-cell office:value-type="string">
            <text:p>1f4de</text:p>
          </table:table-cell>
          <table:table-cell table:formula="of:=CONCATENATE([.A598];&quot;.png&quot;)" office:value-type="string" office:string-value="1f4de.png">
            <text:p>1f4de.png</text:p>
          </table:table-cell>
          <table:table-cell table:formula="of:=UNICHAR(HEX2DEC([.A598]))" office:value-type="string" office:string-value="📞">
            <text:p>📞</text:p>
          </table:table-cell>
          <table:table-cell table:number-columns-repeated="5"/>
        </table:table-row>
        <table:table-row table:style-name="ro5">
          <table:table-cell office:value-type="string">
            <text:p>1f4df</text:p>
          </table:table-cell>
          <table:table-cell table:formula="of:=CONCATENATE([.A599];&quot;.png&quot;)" office:value-type="string" office:string-value="1f4df.png">
            <text:p>1f4df.png</text:p>
          </table:table-cell>
          <table:table-cell table:formula="of:=UNICHAR(HEX2DEC([.A599]))" office:value-type="string" office:string-value="📟">
            <text:p>📟</text:p>
          </table:table-cell>
          <table:table-cell table:number-columns-repeated="5"/>
        </table:table-row>
        <table:table-row table:style-name="ro5">
          <table:table-cell office:value-type="string">
            <text:p>1f4e0</text:p>
          </table:table-cell>
          <table:table-cell table:formula="of:=CONCATENATE([.A600];&quot;.png&quot;)" office:value-type="string" office:string-value="1f4e0.png">
            <text:p>1f4e0.png</text:p>
          </table:table-cell>
          <table:table-cell table:formula="of:=UNICHAR(HEX2DEC([.A600]))" office:value-type="string" office:string-value="📠">
            <text:p>📠</text:p>
          </table:table-cell>
          <table:table-cell table:number-columns-repeated="5"/>
        </table:table-row>
        <table:table-row table:style-name="ro5">
          <table:table-cell office:value-type="string">
            <text:p>1f4e1</text:p>
          </table:table-cell>
          <table:table-cell table:formula="of:=CONCATENATE([.A601];&quot;.png&quot;)" office:value-type="string" office:string-value="1f4e1.png">
            <text:p>1f4e1.png</text:p>
          </table:table-cell>
          <table:table-cell table:formula="of:=UNICHAR(HEX2DEC([.A601]))" office:value-type="string" office:string-value="📡">
            <text:p>📡</text:p>
          </table:table-cell>
          <table:table-cell table:number-columns-repeated="5"/>
        </table:table-row>
        <table:table-row table:style-name="ro5">
          <table:table-cell office:value-type="string">
            <text:p>1f4e2</text:p>
          </table:table-cell>
          <table:table-cell table:formula="of:=CONCATENATE([.A602];&quot;.png&quot;)" office:value-type="string" office:string-value="1f4e2.png">
            <text:p>1f4e2.png</text:p>
          </table:table-cell>
          <table:table-cell table:formula="of:=UNICHAR(HEX2DEC([.A602]))" office:value-type="string" office:string-value="📢">
            <text:p>📢</text:p>
          </table:table-cell>
          <table:table-cell table:number-columns-repeated="5"/>
        </table:table-row>
        <table:table-row table:style-name="ro5">
          <table:table-cell office:value-type="string">
            <text:p>1f4e3</text:p>
          </table:table-cell>
          <table:table-cell table:formula="of:=CONCATENATE([.A603];&quot;.png&quot;)" office:value-type="string" office:string-value="1f4e3.png">
            <text:p>1f4e3.png</text:p>
          </table:table-cell>
          <table:table-cell table:formula="of:=UNICHAR(HEX2DEC([.A603]))" office:value-type="string" office:string-value="📣">
            <text:p>📣</text:p>
          </table:table-cell>
          <table:table-cell table:number-columns-repeated="5"/>
        </table:table-row>
        <table:table-row table:style-name="ro5">
          <table:table-cell office:value-type="string">
            <text:p>1f4e4</text:p>
          </table:table-cell>
          <table:table-cell table:formula="of:=CONCATENATE([.A604];&quot;.png&quot;)" office:value-type="string" office:string-value="1f4e4.png">
            <text:p>1f4e4.png</text:p>
          </table:table-cell>
          <table:table-cell table:formula="of:=UNICHAR(HEX2DEC([.A604]))" office:value-type="string" office:string-value="📤">
            <text:p>📤</text:p>
          </table:table-cell>
          <table:table-cell table:number-columns-repeated="5"/>
        </table:table-row>
        <table:table-row table:style-name="ro5">
          <table:table-cell office:value-type="string">
            <text:p>1f4e5</text:p>
          </table:table-cell>
          <table:table-cell table:formula="of:=CONCATENATE([.A605];&quot;.png&quot;)" office:value-type="string" office:string-value="1f4e5.png">
            <text:p>1f4e5.png</text:p>
          </table:table-cell>
          <table:table-cell table:formula="of:=UNICHAR(HEX2DEC([.A605]))" office:value-type="string" office:string-value="📥">
            <text:p>📥</text:p>
          </table:table-cell>
          <table:table-cell table:number-columns-repeated="5"/>
        </table:table-row>
        <table:table-row table:style-name="ro5">
          <table:table-cell office:value-type="string">
            <text:p>1f4e6</text:p>
          </table:table-cell>
          <table:table-cell table:formula="of:=CONCATENATE([.A606];&quot;.png&quot;)" office:value-type="string" office:string-value="1f4e6.png">
            <text:p>1f4e6.png</text:p>
          </table:table-cell>
          <table:table-cell table:formula="of:=UNICHAR(HEX2DEC([.A606]))" office:value-type="string" office:string-value="📦">
            <text:p>📦</text:p>
          </table:table-cell>
          <table:table-cell table:number-columns-repeated="5"/>
        </table:table-row>
        <table:table-row table:style-name="ro5">
          <table:table-cell office:value-type="string">
            <text:p>1f4e7</text:p>
          </table:table-cell>
          <table:table-cell table:formula="of:=CONCATENATE([.A607];&quot;.png&quot;)" office:value-type="string" office:string-value="1f4e7.png">
            <text:p>1f4e7.png</text:p>
          </table:table-cell>
          <table:table-cell table:formula="of:=UNICHAR(HEX2DEC([.A607]))" office:value-type="string" office:string-value="📧">
            <text:p>📧</text:p>
          </table:table-cell>
          <table:table-cell table:number-columns-repeated="5"/>
        </table:table-row>
        <table:table-row table:style-name="ro5">
          <table:table-cell office:value-type="string">
            <text:p>1f4e8</text:p>
          </table:table-cell>
          <table:table-cell table:formula="of:=CONCATENATE([.A608];&quot;.png&quot;)" office:value-type="string" office:string-value="1f4e8.png">
            <text:p>1f4e8.png</text:p>
          </table:table-cell>
          <table:table-cell table:formula="of:=UNICHAR(HEX2DEC([.A608]))" office:value-type="string" office:string-value="📨">
            <text:p>📨</text:p>
          </table:table-cell>
          <table:table-cell table:number-columns-repeated="5"/>
        </table:table-row>
        <table:table-row table:style-name="ro5">
          <table:table-cell office:value-type="string">
            <text:p>1f4e9</text:p>
          </table:table-cell>
          <table:table-cell table:formula="of:=CONCATENATE([.A609];&quot;.png&quot;)" office:value-type="string" office:string-value="1f4e9.png">
            <text:p>1f4e9.png</text:p>
          </table:table-cell>
          <table:table-cell table:formula="of:=UNICHAR(HEX2DEC([.A609]))" office:value-type="string" office:string-value="📩">
            <text:p>📩</text:p>
          </table:table-cell>
          <table:table-cell table:number-columns-repeated="5"/>
        </table:table-row>
        <table:table-row table:style-name="ro5">
          <table:table-cell office:value-type="string">
            <text:p>1f4ea</text:p>
          </table:table-cell>
          <table:table-cell table:formula="of:=CONCATENATE([.A610];&quot;.png&quot;)" office:value-type="string" office:string-value="1f4ea.png">
            <text:p>1f4ea.png</text:p>
          </table:table-cell>
          <table:table-cell table:formula="of:=UNICHAR(HEX2DEC([.A610]))" office:value-type="string" office:string-value="📪">
            <text:p>📪</text:p>
          </table:table-cell>
          <table:table-cell table:number-columns-repeated="5"/>
        </table:table-row>
        <table:table-row table:style-name="ro5">
          <table:table-cell office:value-type="string">
            <text:p>1f4eb</text:p>
          </table:table-cell>
          <table:table-cell table:formula="of:=CONCATENATE([.A611];&quot;.png&quot;)" office:value-type="string" office:string-value="1f4eb.png">
            <text:p>1f4eb.png</text:p>
          </table:table-cell>
          <table:table-cell table:formula="of:=UNICHAR(HEX2DEC([.A611]))" office:value-type="string" office:string-value="📫">
            <text:p>📫</text:p>
          </table:table-cell>
          <table:table-cell table:number-columns-repeated="5"/>
        </table:table-row>
        <table:table-row table:style-name="ro5">
          <table:table-cell office:value-type="string">
            <text:p>1f4ee</text:p>
          </table:table-cell>
          <table:table-cell table:formula="of:=CONCATENATE([.A612];&quot;.png&quot;)" office:value-type="string" office:string-value="1f4ee.png">
            <text:p>1f4ee.png</text:p>
          </table:table-cell>
          <table:table-cell table:formula="of:=UNICHAR(HEX2DEC([.A612]))" office:value-type="string" office:string-value="📮">
            <text:p>📮</text:p>
          </table:table-cell>
          <table:table-cell table:number-columns-repeated="5"/>
        </table:table-row>
        <table:table-row table:style-name="ro5">
          <table:table-cell office:value-type="string">
            <text:p>1f4f0</text:p>
          </table:table-cell>
          <table:table-cell table:formula="of:=CONCATENATE([.A613];&quot;.png&quot;)" office:value-type="string" office:string-value="1f4f0.png">
            <text:p>1f4f0.png</text:p>
          </table:table-cell>
          <table:table-cell table:formula="of:=UNICHAR(HEX2DEC([.A613]))" office:value-type="string" office:string-value="📰">
            <text:p>📰</text:p>
          </table:table-cell>
          <table:table-cell table:number-columns-repeated="5"/>
        </table:table-row>
        <table:table-row table:style-name="ro5">
          <table:table-cell office:value-type="string">
            <text:p>1f4f1</text:p>
          </table:table-cell>
          <table:table-cell table:formula="of:=CONCATENATE([.A614];&quot;.png&quot;)" office:value-type="string" office:string-value="1f4f1.png">
            <text:p>1f4f1.png</text:p>
          </table:table-cell>
          <table:table-cell table:formula="of:=UNICHAR(HEX2DEC([.A614]))" office:value-type="string" office:string-value="📱">
            <text:p>📱</text:p>
          </table:table-cell>
          <table:table-cell table:number-columns-repeated="5"/>
        </table:table-row>
        <table:table-row table:style-name="ro5">
          <table:table-cell office:value-type="string">
            <text:p>1f4f2</text:p>
          </table:table-cell>
          <table:table-cell table:formula="of:=CONCATENATE([.A615];&quot;.png&quot;)" office:value-type="string" office:string-value="1f4f2.png">
            <text:p>1f4f2.png</text:p>
          </table:table-cell>
          <table:table-cell table:formula="of:=UNICHAR(HEX2DEC([.A615]))" office:value-type="string" office:string-value="📲">
            <text:p>📲</text:p>
          </table:table-cell>
          <table:table-cell table:number-columns-repeated="5"/>
        </table:table-row>
        <table:table-row table:style-name="ro5">
          <table:table-cell office:value-type="string">
            <text:p>1f4f3</text:p>
          </table:table-cell>
          <table:table-cell table:formula="of:=CONCATENATE([.A616];&quot;.png&quot;)" office:value-type="string" office:string-value="1f4f3.png">
            <text:p>1f4f3.png</text:p>
          </table:table-cell>
          <table:table-cell table:formula="of:=UNICHAR(HEX2DEC([.A616]))" office:value-type="string" office:string-value="📳">
            <text:p>📳</text:p>
          </table:table-cell>
          <table:table-cell table:number-columns-repeated="5"/>
        </table:table-row>
        <table:table-row table:style-name="ro5">
          <table:table-cell office:value-type="string">
            <text:p>1f4f4</text:p>
          </table:table-cell>
          <table:table-cell table:formula="of:=CONCATENATE([.A617];&quot;.png&quot;)" office:value-type="string" office:string-value="1f4f4.png">
            <text:p>1f4f4.png</text:p>
          </table:table-cell>
          <table:table-cell table:formula="of:=UNICHAR(HEX2DEC([.A617]))" office:value-type="string" office:string-value="📴">
            <text:p>📴</text:p>
          </table:table-cell>
          <table:table-cell table:number-columns-repeated="5"/>
        </table:table-row>
        <table:table-row table:style-name="ro5">
          <table:table-cell office:value-type="string">
            <text:p>1f4f6</text:p>
          </table:table-cell>
          <table:table-cell table:formula="of:=CONCATENATE([.A618];&quot;.png&quot;)" office:value-type="string" office:string-value="1f4f6.png">
            <text:p>1f4f6.png</text:p>
          </table:table-cell>
          <table:table-cell table:formula="of:=UNICHAR(HEX2DEC([.A618]))" office:value-type="string" office:string-value="📶">
            <text:p>📶</text:p>
          </table:table-cell>
          <table:table-cell table:number-columns-repeated="5"/>
        </table:table-row>
        <table:table-row table:style-name="ro5">
          <table:table-cell office:value-type="string">
            <text:p>1f4f7</text:p>
          </table:table-cell>
          <table:table-cell table:formula="of:=CONCATENATE([.A619];&quot;.png&quot;)" office:value-type="string" office:string-value="1f4f7.png">
            <text:p>1f4f7.png</text:p>
          </table:table-cell>
          <table:table-cell table:formula="of:=UNICHAR(HEX2DEC([.A619]))" office:value-type="string" office:string-value="📷">
            <text:p>📷</text:p>
          </table:table-cell>
          <table:table-cell table:number-columns-repeated="5"/>
        </table:table-row>
        <table:table-row table:style-name="ro5">
          <table:table-cell office:value-type="string">
            <text:p>1f4f9</text:p>
          </table:table-cell>
          <table:table-cell table:formula="of:=CONCATENATE([.A620];&quot;.png&quot;)" office:value-type="string" office:string-value="1f4f9.png">
            <text:p>1f4f9.png</text:p>
          </table:table-cell>
          <table:table-cell table:formula="of:=UNICHAR(HEX2DEC([.A620]))" office:value-type="string" office:string-value="📹">
            <text:p>📹</text:p>
          </table:table-cell>
          <table:table-cell table:number-columns-repeated="5"/>
        </table:table-row>
        <table:table-row table:style-name="ro5">
          <table:table-cell office:value-type="string">
            <text:p>1f4fa</text:p>
          </table:table-cell>
          <table:table-cell table:formula="of:=CONCATENATE([.A621];&quot;.png&quot;)" office:value-type="string" office:string-value="1f4fa.png">
            <text:p>1f4fa.png</text:p>
          </table:table-cell>
          <table:table-cell table:formula="of:=UNICHAR(HEX2DEC([.A621]))" office:value-type="string" office:string-value="📺">
            <text:p>📺</text:p>
          </table:table-cell>
          <table:table-cell table:number-columns-repeated="5"/>
        </table:table-row>
        <table:table-row table:style-name="ro5">
          <table:table-cell office:value-type="string">
            <text:p>1f4fb</text:p>
          </table:table-cell>
          <table:table-cell table:formula="of:=CONCATENATE([.A622];&quot;.png&quot;)" office:value-type="string" office:string-value="1f4fb.png">
            <text:p>1f4fb.png</text:p>
          </table:table-cell>
          <table:table-cell table:formula="of:=UNICHAR(HEX2DEC([.A622]))" office:value-type="string" office:string-value="📻">
            <text:p>📻</text:p>
          </table:table-cell>
          <table:table-cell table:number-columns-repeated="5"/>
        </table:table-row>
        <table:table-row table:style-name="ro5">
          <table:table-cell office:value-type="string">
            <text:p>1f4fc</text:p>
          </table:table-cell>
          <table:table-cell table:formula="of:=CONCATENATE([.A623];&quot;.png&quot;)" office:value-type="string" office:string-value="1f4fc.png">
            <text:p>1f4fc.png</text:p>
          </table:table-cell>
          <table:table-cell table:formula="of:=UNICHAR(HEX2DEC([.A623]))" office:value-type="string" office:string-value="📼">
            <text:p>📼</text:p>
          </table:table-cell>
          <table:table-cell table:number-columns-repeated="5"/>
        </table:table-row>
        <table:table-row table:style-name="ro5">
          <table:table-cell office:value-type="string">
            <text:p>1f503</text:p>
          </table:table-cell>
          <table:table-cell table:formula="of:=CONCATENATE([.A624];&quot;.png&quot;)" office:value-type="string" office:string-value="1f503.png">
            <text:p>1f503.png</text:p>
          </table:table-cell>
          <table:table-cell table:formula="of:=UNICHAR(HEX2DEC([.A624]))" office:value-type="string" office:string-value="🔃">
            <text:p>🔃</text:p>
          </table:table-cell>
          <table:table-cell table:number-columns-repeated="5"/>
        </table:table-row>
        <table:table-row table:style-name="ro5">
          <table:table-cell office:value-type="string">
            <text:p>1f50a</text:p>
          </table:table-cell>
          <table:table-cell table:formula="of:=CONCATENATE([.A625];&quot;.png&quot;)" office:value-type="string" office:string-value="1f50a.png">
            <text:p>1f50a.png</text:p>
          </table:table-cell>
          <table:table-cell table:formula="of:=UNICHAR(HEX2DEC([.A625]))" office:value-type="string" office:string-value="🔊">
            <text:p>🔊</text:p>
          </table:table-cell>
          <table:table-cell table:number-columns-repeated="5"/>
        </table:table-row>
        <table:table-row table:style-name="ro5">
          <table:table-cell office:value-type="string">
            <text:p>1f50b</text:p>
          </table:table-cell>
          <table:table-cell table:formula="of:=CONCATENATE([.A626];&quot;.png&quot;)" office:value-type="string" office:string-value="1f50b.png">
            <text:p>1f50b.png</text:p>
          </table:table-cell>
          <table:table-cell table:formula="of:=UNICHAR(HEX2DEC([.A626]))" office:value-type="string" office:string-value="🔋">
            <text:p>🔋</text:p>
          </table:table-cell>
          <table:table-cell table:number-columns-repeated="5"/>
        </table:table-row>
        <table:table-row table:style-name="ro5">
          <table:table-cell office:value-type="string">
            <text:p>1f50c</text:p>
          </table:table-cell>
          <table:table-cell table:formula="of:=CONCATENATE([.A627];&quot;.png&quot;)" office:value-type="string" office:string-value="1f50c.png">
            <text:p>1f50c.png</text:p>
          </table:table-cell>
          <table:table-cell table:formula="of:=UNICHAR(HEX2DEC([.A627]))" office:value-type="string" office:string-value="🔌">
            <text:p>🔌</text:p>
          </table:table-cell>
          <table:table-cell table:number-columns-repeated="5"/>
        </table:table-row>
        <table:table-row table:style-name="ro5">
          <table:table-cell office:value-type="string">
            <text:p>1f50d</text:p>
          </table:table-cell>
          <table:table-cell table:formula="of:=CONCATENATE([.A628];&quot;.png&quot;)" office:value-type="string" office:string-value="1f50d.png">
            <text:p>1f50d.png</text:p>
          </table:table-cell>
          <table:table-cell table:formula="of:=UNICHAR(HEX2DEC([.A628]))" office:value-type="string" office:string-value="🔍">
            <text:p>🔍</text:p>
          </table:table-cell>
          <table:table-cell table:number-columns-repeated="5"/>
        </table:table-row>
        <table:table-row table:style-name="ro5">
          <table:table-cell office:value-type="string">
            <text:p>1f50e</text:p>
          </table:table-cell>
          <table:table-cell table:formula="of:=CONCATENATE([.A629];&quot;.png&quot;)" office:value-type="string" office:string-value="1f50e.png">
            <text:p>1f50e.png</text:p>
          </table:table-cell>
          <table:table-cell table:formula="of:=UNICHAR(HEX2DEC([.A629]))" office:value-type="string" office:string-value="🔎">
            <text:p>🔎</text:p>
          </table:table-cell>
          <table:table-cell table:number-columns-repeated="5"/>
        </table:table-row>
        <table:table-row table:style-name="ro5">
          <table:table-cell office:value-type="string">
            <text:p>1f50f</text:p>
          </table:table-cell>
          <table:table-cell table:formula="of:=CONCATENATE([.A630];&quot;.png&quot;)" office:value-type="string" office:string-value="1f50f.png">
            <text:p>1f50f.png</text:p>
          </table:table-cell>
          <table:table-cell table:formula="of:=UNICHAR(HEX2DEC([.A630]))" office:value-type="string" office:string-value="🔏">
            <text:p>🔏</text:p>
          </table:table-cell>
          <table:table-cell table:number-columns-repeated="5"/>
        </table:table-row>
        <table:table-row table:style-name="ro5">
          <table:table-cell office:value-type="string">
            <text:p>1f510</text:p>
          </table:table-cell>
          <table:table-cell table:formula="of:=CONCATENATE([.A631];&quot;.png&quot;)" office:value-type="string" office:string-value="1f510.png">
            <text:p>1f510.png</text:p>
          </table:table-cell>
          <table:table-cell table:formula="of:=UNICHAR(HEX2DEC([.A631]))" office:value-type="string" office:string-value="🔐">
            <text:p>🔐</text:p>
          </table:table-cell>
          <table:table-cell table:number-columns-repeated="5"/>
        </table:table-row>
        <table:table-row table:style-name="ro5">
          <table:table-cell office:value-type="string">
            <text:p>1f511</text:p>
          </table:table-cell>
          <table:table-cell table:formula="of:=CONCATENATE([.A632];&quot;.png&quot;)" office:value-type="string" office:string-value="1f511.png">
            <text:p>1f511.png</text:p>
          </table:table-cell>
          <table:table-cell table:formula="of:=UNICHAR(HEX2DEC([.A632]))" office:value-type="string" office:string-value="🔑">
            <text:p>🔑</text:p>
          </table:table-cell>
          <table:table-cell table:number-columns-repeated="5"/>
        </table:table-row>
        <table:table-row table:style-name="ro5">
          <table:table-cell office:value-type="string">
            <text:p>1f512</text:p>
          </table:table-cell>
          <table:table-cell table:formula="of:=CONCATENATE([.A633];&quot;.png&quot;)" office:value-type="string" office:string-value="1f512.png">
            <text:p>1f512.png</text:p>
          </table:table-cell>
          <table:table-cell table:formula="of:=UNICHAR(HEX2DEC([.A633]))" office:value-type="string" office:string-value="🔒">
            <text:p>🔒</text:p>
          </table:table-cell>
          <table:table-cell table:number-columns-repeated="5"/>
        </table:table-row>
        <table:table-row table:style-name="ro5">
          <table:table-cell office:value-type="string">
            <text:p>1f513</text:p>
          </table:table-cell>
          <table:table-cell table:formula="of:=CONCATENATE([.A634];&quot;.png&quot;)" office:value-type="string" office:string-value="1f513.png">
            <text:p>1f513.png</text:p>
          </table:table-cell>
          <table:table-cell table:formula="of:=UNICHAR(HEX2DEC([.A634]))" office:value-type="string" office:string-value="🔓">
            <text:p>🔓</text:p>
          </table:table-cell>
          <table:table-cell table:number-columns-repeated="5"/>
        </table:table-row>
        <table:table-row table:style-name="ro5">
          <table:table-cell office:value-type="string">
            <text:p>1f514</text:p>
          </table:table-cell>
          <table:table-cell table:formula="of:=CONCATENATE([.A635];&quot;.png&quot;)" office:value-type="string" office:string-value="1f514.png">
            <text:p>1f514.png</text:p>
          </table:table-cell>
          <table:table-cell table:formula="of:=UNICHAR(HEX2DEC([.A635]))" office:value-type="string" office:string-value="🔔">
            <text:p>🔔</text:p>
          </table:table-cell>
          <table:table-cell table:number-columns-repeated="5"/>
        </table:table-row>
        <table:table-row table:style-name="ro5">
          <table:table-cell office:value-type="string">
            <text:p>1f516</text:p>
          </table:table-cell>
          <table:table-cell table:formula="of:=CONCATENATE([.A636];&quot;.png&quot;)" office:value-type="string" office:string-value="1f516.png">
            <text:p>1f516.png</text:p>
          </table:table-cell>
          <table:table-cell table:formula="of:=UNICHAR(HEX2DEC([.A636]))" office:value-type="string" office:string-value="🔖">
            <text:p>🔖</text:p>
          </table:table-cell>
          <table:table-cell table:number-columns-repeated="5"/>
        </table:table-row>
        <table:table-row table:style-name="ro5">
          <table:table-cell office:value-type="string">
            <text:p>1f517</text:p>
          </table:table-cell>
          <table:table-cell table:formula="of:=CONCATENATE([.A637];&quot;.png&quot;)" office:value-type="string" office:string-value="1f517.png">
            <text:p>1f517.png</text:p>
          </table:table-cell>
          <table:table-cell table:formula="of:=UNICHAR(HEX2DEC([.A637]))" office:value-type="string" office:string-value="🔗">
            <text:p>🔗</text:p>
          </table:table-cell>
          <table:table-cell table:number-columns-repeated="5"/>
        </table:table-row>
        <table:table-row table:style-name="ro5">
          <table:table-cell office:value-type="string">
            <text:p>1f518</text:p>
          </table:table-cell>
          <table:table-cell table:formula="of:=CONCATENATE([.A638];&quot;.png&quot;)" office:value-type="string" office:string-value="1f518.png">
            <text:p>1f518.png</text:p>
          </table:table-cell>
          <table:table-cell table:formula="of:=UNICHAR(HEX2DEC([.A638]))" office:value-type="string" office:string-value="🔘">
            <text:p>🔘</text:p>
          </table:table-cell>
          <table:table-cell table:number-columns-repeated="5"/>
        </table:table-row>
        <table:table-row table:style-name="ro5">
          <table:table-cell office:value-type="string">
            <text:p>1f519</text:p>
          </table:table-cell>
          <table:table-cell table:formula="of:=CONCATENATE([.A639];&quot;.png&quot;)" office:value-type="string" office:string-value="1f519.png">
            <text:p>1f519.png</text:p>
          </table:table-cell>
          <table:table-cell table:formula="of:=UNICHAR(HEX2DEC([.A639]))" office:value-type="string" office:string-value="🔙">
            <text:p>🔙</text:p>
          </table:table-cell>
          <table:table-cell table:number-columns-repeated="5"/>
        </table:table-row>
        <table:table-row table:style-name="ro5">
          <table:table-cell office:value-type="string">
            <text:p>1f51a</text:p>
          </table:table-cell>
          <table:table-cell table:formula="of:=CONCATENATE([.A640];&quot;.png&quot;)" office:value-type="string" office:string-value="1f51a.png">
            <text:p>1f51a.png</text:p>
          </table:table-cell>
          <table:table-cell table:formula="of:=UNICHAR(HEX2DEC([.A640]))" office:value-type="string" office:string-value="🔚">
            <text:p>🔚</text:p>
          </table:table-cell>
          <table:table-cell table:number-columns-repeated="5"/>
        </table:table-row>
        <table:table-row table:style-name="ro5">
          <table:table-cell office:value-type="string">
            <text:p>1f51b</text:p>
          </table:table-cell>
          <table:table-cell table:formula="of:=CONCATENATE([.A641];&quot;.png&quot;)" office:value-type="string" office:string-value="1f51b.png">
            <text:p>1f51b.png</text:p>
          </table:table-cell>
          <table:table-cell table:formula="of:=UNICHAR(HEX2DEC([.A641]))" office:value-type="string" office:string-value="🔛">
            <text:p>🔛</text:p>
          </table:table-cell>
          <table:table-cell table:number-columns-repeated="5"/>
        </table:table-row>
        <table:table-row table:style-name="ro5">
          <table:table-cell office:value-type="string">
            <text:p>1f51c</text:p>
          </table:table-cell>
          <table:table-cell table:formula="of:=CONCATENATE([.A642];&quot;.png&quot;)" office:value-type="string" office:string-value="1f51c.png">
            <text:p>1f51c.png</text:p>
          </table:table-cell>
          <table:table-cell table:formula="of:=UNICHAR(HEX2DEC([.A642]))" office:value-type="string" office:string-value="🔜">
            <text:p>🔜</text:p>
          </table:table-cell>
          <table:table-cell table:number-columns-repeated="5"/>
        </table:table-row>
        <table:table-row table:style-name="ro5">
          <table:table-cell office:value-type="string">
            <text:p>1f51d</text:p>
          </table:table-cell>
          <table:table-cell table:formula="of:=CONCATENATE([.A643];&quot;.png&quot;)" office:value-type="string" office:string-value="1f51d.png">
            <text:p>1f51d.png</text:p>
          </table:table-cell>
          <table:table-cell table:formula="of:=UNICHAR(HEX2DEC([.A643]))" office:value-type="string" office:string-value="🔝">
            <text:p>🔝</text:p>
          </table:table-cell>
          <table:table-cell table:number-columns-repeated="5"/>
        </table:table-row>
        <table:table-row table:style-name="ro5">
          <table:table-cell office:value-type="string">
            <text:p>1f51e</text:p>
          </table:table-cell>
          <table:table-cell table:formula="of:=CONCATENATE([.A644];&quot;.png&quot;)" office:value-type="string" office:string-value="1f51e.png">
            <text:p>1f51e.png</text:p>
          </table:table-cell>
          <table:table-cell table:formula="of:=UNICHAR(HEX2DEC([.A644]))" office:value-type="string" office:string-value="🔞">
            <text:p>🔞</text:p>
          </table:table-cell>
          <table:table-cell table:number-columns-repeated="5"/>
        </table:table-row>
        <table:table-row table:style-name="ro5">
          <table:table-cell office:value-type="string">
            <text:p>1f51f</text:p>
          </table:table-cell>
          <table:table-cell table:formula="of:=CONCATENATE([.A645];&quot;.png&quot;)" office:value-type="string" office:string-value="1f51f.png">
            <text:p>1f51f.png</text:p>
          </table:table-cell>
          <table:table-cell table:formula="of:=UNICHAR(HEX2DEC([.A645]))" office:value-type="string" office:string-value="🔟">
            <text:p>🔟</text:p>
          </table:table-cell>
          <table:table-cell table:number-columns-repeated="5"/>
        </table:table-row>
        <table:table-row table:style-name="ro5">
          <table:table-cell office:value-type="string">
            <text:p>1f520</text:p>
          </table:table-cell>
          <table:table-cell table:formula="of:=CONCATENATE([.A646];&quot;.png&quot;)" office:value-type="string" office:string-value="1f520.png">
            <text:p>1f520.png</text:p>
          </table:table-cell>
          <table:table-cell table:formula="of:=UNICHAR(HEX2DEC([.A646]))" office:value-type="string" office:string-value="🔠">
            <text:p>🔠</text:p>
          </table:table-cell>
          <table:table-cell table:number-columns-repeated="5"/>
        </table:table-row>
        <table:table-row table:style-name="ro5">
          <table:table-cell office:value-type="string">
            <text:p>1f521</text:p>
          </table:table-cell>
          <table:table-cell table:formula="of:=CONCATENATE([.A647];&quot;.png&quot;)" office:value-type="string" office:string-value="1f521.png">
            <text:p>1f521.png</text:p>
          </table:table-cell>
          <table:table-cell table:formula="of:=UNICHAR(HEX2DEC([.A647]))" office:value-type="string" office:string-value="🔡">
            <text:p>🔡</text:p>
          </table:table-cell>
          <table:table-cell table:number-columns-repeated="5"/>
        </table:table-row>
        <table:table-row table:style-name="ro5">
          <table:table-cell office:value-type="string">
            <text:p>1f522</text:p>
          </table:table-cell>
          <table:table-cell table:formula="of:=CONCATENATE([.A648];&quot;.png&quot;)" office:value-type="string" office:string-value="1f522.png">
            <text:p>1f522.png</text:p>
          </table:table-cell>
          <table:table-cell table:formula="of:=UNICHAR(HEX2DEC([.A648]))" office:value-type="string" office:string-value="🔢">
            <text:p>🔢</text:p>
          </table:table-cell>
          <table:table-cell table:number-columns-repeated="5"/>
        </table:table-row>
        <table:table-row table:style-name="ro5">
          <table:table-cell office:value-type="string">
            <text:p>1f523</text:p>
          </table:table-cell>
          <table:table-cell table:formula="of:=CONCATENATE([.A649];&quot;.png&quot;)" office:value-type="string" office:string-value="1f523.png">
            <text:p>1f523.png</text:p>
          </table:table-cell>
          <table:table-cell table:formula="of:=UNICHAR(HEX2DEC([.A649]))" office:value-type="string" office:string-value="🔣">
            <text:p>🔣</text:p>
          </table:table-cell>
          <table:table-cell table:number-columns-repeated="5"/>
        </table:table-row>
        <table:table-row table:style-name="ro5">
          <table:table-cell office:value-type="string">
            <text:p>1f524</text:p>
          </table:table-cell>
          <table:table-cell table:formula="of:=CONCATENATE([.A650];&quot;.png&quot;)" office:value-type="string" office:string-value="1f524.png">
            <text:p>1f524.png</text:p>
          </table:table-cell>
          <table:table-cell table:formula="of:=UNICHAR(HEX2DEC([.A650]))" office:value-type="string" office:string-value="🔤">
            <text:p>🔤</text:p>
          </table:table-cell>
          <table:table-cell table:number-columns-repeated="5"/>
        </table:table-row>
        <table:table-row table:style-name="ro5">
          <table:table-cell office:value-type="string">
            <text:p>1f525</text:p>
          </table:table-cell>
          <table:table-cell table:formula="of:=CONCATENATE([.A651];&quot;.png&quot;)" office:value-type="string" office:string-value="1f525.png">
            <text:p>1f525.png</text:p>
          </table:table-cell>
          <table:table-cell table:formula="of:=UNICHAR(HEX2DEC([.A651]))" office:value-type="string" office:string-value="🔥">
            <text:p>🔥</text:p>
          </table:table-cell>
          <table:table-cell table:number-columns-repeated="5"/>
        </table:table-row>
        <table:table-row table:style-name="ro5">
          <table:table-cell office:value-type="string">
            <text:p>1f526</text:p>
          </table:table-cell>
          <table:table-cell table:formula="of:=CONCATENATE([.A652];&quot;.png&quot;)" office:value-type="string" office:string-value="1f526.png">
            <text:p>1f526.png</text:p>
          </table:table-cell>
          <table:table-cell table:formula="of:=UNICHAR(HEX2DEC([.A652]))" office:value-type="string" office:string-value="🔦">
            <text:p>🔦</text:p>
          </table:table-cell>
          <table:table-cell table:number-columns-repeated="5"/>
        </table:table-row>
        <table:table-row table:style-name="ro5">
          <table:table-cell office:value-type="string">
            <text:p>1f527</text:p>
          </table:table-cell>
          <table:table-cell table:formula="of:=CONCATENATE([.A653];&quot;.png&quot;)" office:value-type="string" office:string-value="1f527.png">
            <text:p>1f527.png</text:p>
          </table:table-cell>
          <table:table-cell table:formula="of:=UNICHAR(HEX2DEC([.A653]))" office:value-type="string" office:string-value="🔧">
            <text:p>🔧</text:p>
          </table:table-cell>
          <table:table-cell table:number-columns-repeated="5"/>
        </table:table-row>
        <table:table-row table:style-name="ro5">
          <table:table-cell office:value-type="string">
            <text:p>1f528</text:p>
          </table:table-cell>
          <table:table-cell table:formula="of:=CONCATENATE([.A654];&quot;.png&quot;)" office:value-type="string" office:string-value="1f528.png">
            <text:p>1f528.png</text:p>
          </table:table-cell>
          <table:table-cell table:formula="of:=UNICHAR(HEX2DEC([.A654]))" office:value-type="string" office:string-value="🔨">
            <text:p>🔨</text:p>
          </table:table-cell>
          <table:table-cell table:number-columns-repeated="5"/>
        </table:table-row>
        <table:table-row table:style-name="ro5">
          <table:table-cell office:value-type="string">
            <text:p>1f529</text:p>
          </table:table-cell>
          <table:table-cell table:formula="of:=CONCATENATE([.A655];&quot;.png&quot;)" office:value-type="string" office:string-value="1f529.png">
            <text:p>1f529.png</text:p>
          </table:table-cell>
          <table:table-cell table:formula="of:=UNICHAR(HEX2DEC([.A655]))" office:value-type="string" office:string-value="🔩">
            <text:p>🔩</text:p>
          </table:table-cell>
          <table:table-cell table:number-columns-repeated="5"/>
        </table:table-row>
        <table:table-row table:style-name="ro5">
          <table:table-cell office:value-type="string">
            <text:p>1f52a</text:p>
          </table:table-cell>
          <table:table-cell table:formula="of:=CONCATENATE([.A656];&quot;.png&quot;)" office:value-type="string" office:string-value="1f52a.png">
            <text:p>1f52a.png</text:p>
          </table:table-cell>
          <table:table-cell table:formula="of:=UNICHAR(HEX2DEC([.A656]))" office:value-type="string" office:string-value="🔪">
            <text:p>🔪</text:p>
          </table:table-cell>
          <table:table-cell table:number-columns-repeated="5"/>
        </table:table-row>
        <table:table-row table:style-name="ro5">
          <table:table-cell office:value-type="string">
            <text:p>1f52b</text:p>
          </table:table-cell>
          <table:table-cell table:formula="of:=CONCATENATE([.A657];&quot;.png&quot;)" office:value-type="string" office:string-value="1f52b.png">
            <text:p>1f52b.png</text:p>
          </table:table-cell>
          <table:table-cell table:formula="of:=UNICHAR(HEX2DEC([.A657]))" office:value-type="string" office:string-value="🔫">
            <text:p>🔫</text:p>
          </table:table-cell>
          <table:table-cell table:number-columns-repeated="5"/>
        </table:table-row>
        <table:table-row table:style-name="ro5">
          <table:table-cell office:value-type="string">
            <text:p>1f52e</text:p>
          </table:table-cell>
          <table:table-cell table:formula="of:=CONCATENATE([.A658];&quot;.png&quot;)" office:value-type="string" office:string-value="1f52e.png">
            <text:p>1f52e.png</text:p>
          </table:table-cell>
          <table:table-cell table:formula="of:=UNICHAR(HEX2DEC([.A658]))" office:value-type="string" office:string-value="🔮">
            <text:p>🔮</text:p>
          </table:table-cell>
          <table:table-cell table:number-columns-repeated="5"/>
        </table:table-row>
        <table:table-row table:style-name="ro5">
          <table:table-cell office:value-type="string">
            <text:p>1f52f</text:p>
          </table:table-cell>
          <table:table-cell table:formula="of:=CONCATENATE([.A659];&quot;.png&quot;)" office:value-type="string" office:string-value="1f52f.png">
            <text:p>1f52f.png</text:p>
          </table:table-cell>
          <table:table-cell table:formula="of:=UNICHAR(HEX2DEC([.A659]))" office:value-type="string" office:string-value="🔯">
            <text:p>🔯</text:p>
          </table:table-cell>
          <table:table-cell table:number-columns-repeated="5"/>
        </table:table-row>
        <table:table-row table:style-name="ro5">
          <table:table-cell office:value-type="string">
            <text:p>1f530</text:p>
          </table:table-cell>
          <table:table-cell table:formula="of:=CONCATENATE([.A660];&quot;.png&quot;)" office:value-type="string" office:string-value="1f530.png">
            <text:p>1f530.png</text:p>
          </table:table-cell>
          <table:table-cell table:formula="of:=UNICHAR(HEX2DEC([.A660]))" office:value-type="string" office:string-value="🔰">
            <text:p>🔰</text:p>
          </table:table-cell>
          <table:table-cell table:number-columns-repeated="5"/>
        </table:table-row>
        <table:table-row table:style-name="ro5">
          <table:table-cell office:value-type="string">
            <text:p>1f531</text:p>
          </table:table-cell>
          <table:table-cell table:formula="of:=CONCATENATE([.A661];&quot;.png&quot;)" office:value-type="string" office:string-value="1f531.png">
            <text:p>1f531.png</text:p>
          </table:table-cell>
          <table:table-cell table:formula="of:=UNICHAR(HEX2DEC([.A661]))" office:value-type="string" office:string-value="🔱">
            <text:p>🔱</text:p>
          </table:table-cell>
          <table:table-cell table:number-columns-repeated="5"/>
        </table:table-row>
        <table:table-row table:style-name="ro5">
          <table:table-cell office:value-type="string">
            <text:p>1f532</text:p>
          </table:table-cell>
          <table:table-cell table:formula="of:=CONCATENATE([.A662];&quot;.png&quot;)" office:value-type="string" office:string-value="1f532.png">
            <text:p>1f532.png</text:p>
          </table:table-cell>
          <table:table-cell table:formula="of:=UNICHAR(HEX2DEC([.A662]))" office:value-type="string" office:string-value="🔲">
            <text:p>🔲</text:p>
          </table:table-cell>
          <table:table-cell table:number-columns-repeated="5"/>
        </table:table-row>
        <table:table-row table:style-name="ro5">
          <table:table-cell office:value-type="string">
            <text:p>1f533</text:p>
          </table:table-cell>
          <table:table-cell table:formula="of:=CONCATENATE([.A663];&quot;.png&quot;)" office:value-type="string" office:string-value="1f533.png">
            <text:p>1f533.png</text:p>
          </table:table-cell>
          <table:table-cell table:formula="of:=UNICHAR(HEX2DEC([.A663]))" office:value-type="string" office:string-value="🔳">
            <text:p>🔳</text:p>
          </table:table-cell>
          <table:table-cell table:number-columns-repeated="5"/>
        </table:table-row>
        <table:table-row table:style-name="ro5">
          <table:table-cell office:value-type="string">
            <text:p>1f534</text:p>
          </table:table-cell>
          <table:table-cell table:formula="of:=CONCATENATE([.A664];&quot;.png&quot;)" office:value-type="string" office:string-value="1f534.png">
            <text:p>1f534.png</text:p>
          </table:table-cell>
          <table:table-cell table:formula="of:=UNICHAR(HEX2DEC([.A664]))" office:value-type="string" office:string-value="🔴">
            <text:p>🔴</text:p>
          </table:table-cell>
          <table:table-cell table:number-columns-repeated="5"/>
        </table:table-row>
        <table:table-row table:style-name="ro5">
          <table:table-cell office:value-type="string">
            <text:p>1f535</text:p>
          </table:table-cell>
          <table:table-cell table:formula="of:=CONCATENATE([.A665];&quot;.png&quot;)" office:value-type="string" office:string-value="1f535.png">
            <text:p>1f535.png</text:p>
          </table:table-cell>
          <table:table-cell table:formula="of:=UNICHAR(HEX2DEC([.A665]))" office:value-type="string" office:string-value="🔵">
            <text:p>🔵</text:p>
          </table:table-cell>
          <table:table-cell table:number-columns-repeated="5"/>
        </table:table-row>
        <table:table-row table:style-name="ro5">
          <table:table-cell office:value-type="string">
            <text:p>1f536</text:p>
          </table:table-cell>
          <table:table-cell table:formula="of:=CONCATENATE([.A666];&quot;.png&quot;)" office:value-type="string" office:string-value="1f536.png">
            <text:p>1f536.png</text:p>
          </table:table-cell>
          <table:table-cell table:formula="of:=UNICHAR(HEX2DEC([.A666]))" office:value-type="string" office:string-value="🔶">
            <text:p>🔶</text:p>
          </table:table-cell>
          <table:table-cell table:number-columns-repeated="5"/>
        </table:table-row>
        <table:table-row table:style-name="ro5">
          <table:table-cell office:value-type="string">
            <text:p>1f537</text:p>
          </table:table-cell>
          <table:table-cell table:formula="of:=CONCATENATE([.A667];&quot;.png&quot;)" office:value-type="string" office:string-value="1f537.png">
            <text:p>1f537.png</text:p>
          </table:table-cell>
          <table:table-cell table:formula="of:=UNICHAR(HEX2DEC([.A667]))" office:value-type="string" office:string-value="🔷">
            <text:p>🔷</text:p>
          </table:table-cell>
          <table:table-cell table:number-columns-repeated="5"/>
        </table:table-row>
        <table:table-row table:style-name="ro5">
          <table:table-cell office:value-type="string">
            <text:p>1f538</text:p>
          </table:table-cell>
          <table:table-cell table:formula="of:=CONCATENATE([.A668];&quot;.png&quot;)" office:value-type="string" office:string-value="1f538.png">
            <text:p>1f538.png</text:p>
          </table:table-cell>
          <table:table-cell table:formula="of:=UNICHAR(HEX2DEC([.A668]))" office:value-type="string" office:string-value="🔸">
            <text:p>🔸</text:p>
          </table:table-cell>
          <table:table-cell table:number-columns-repeated="5"/>
        </table:table-row>
        <table:table-row table:style-name="ro5">
          <table:table-cell office:value-type="string">
            <text:p>1f539</text:p>
          </table:table-cell>
          <table:table-cell table:formula="of:=CONCATENATE([.A669];&quot;.png&quot;)" office:value-type="string" office:string-value="1f539.png">
            <text:p>1f539.png</text:p>
          </table:table-cell>
          <table:table-cell table:formula="of:=UNICHAR(HEX2DEC([.A669]))" office:value-type="string" office:string-value="🔹">
            <text:p>🔹</text:p>
          </table:table-cell>
          <table:table-cell table:number-columns-repeated="5"/>
        </table:table-row>
        <table:table-row table:style-name="ro5">
          <table:table-cell office:value-type="string">
            <text:p>1f53a</text:p>
          </table:table-cell>
          <table:table-cell table:formula="of:=CONCATENATE([.A670];&quot;.png&quot;)" office:value-type="string" office:string-value="1f53a.png">
            <text:p>1f53a.png</text:p>
          </table:table-cell>
          <table:table-cell table:formula="of:=UNICHAR(HEX2DEC([.A670]))" office:value-type="string" office:string-value="🔺">
            <text:p>🔺</text:p>
          </table:table-cell>
          <table:table-cell table:number-columns-repeated="5"/>
        </table:table-row>
        <table:table-row table:style-name="ro5">
          <table:table-cell office:value-type="string">
            <text:p>1f53b</text:p>
          </table:table-cell>
          <table:table-cell table:formula="of:=CONCATENATE([.A671];&quot;.png&quot;)" office:value-type="string" office:string-value="1f53b.png">
            <text:p>1f53b.png</text:p>
          </table:table-cell>
          <table:table-cell table:formula="of:=UNICHAR(HEX2DEC([.A671]))" office:value-type="string" office:string-value="🔻">
            <text:p>🔻</text:p>
          </table:table-cell>
          <table:table-cell table:number-columns-repeated="5"/>
        </table:table-row>
        <table:table-row table:style-name="ro5">
          <table:table-cell office:value-type="string">
            <text:p>1f53c</text:p>
          </table:table-cell>
          <table:table-cell table:formula="of:=CONCATENATE([.A672];&quot;.png&quot;)" office:value-type="string" office:string-value="1f53c.png">
            <text:p>1f53c.png</text:p>
          </table:table-cell>
          <table:table-cell table:formula="of:=UNICHAR(HEX2DEC([.A672]))" office:value-type="string" office:string-value="🔼">
            <text:p>🔼</text:p>
          </table:table-cell>
          <table:table-cell table:number-columns-repeated="5"/>
        </table:table-row>
        <table:table-row table:style-name="ro5">
          <table:table-cell office:value-type="string">
            <text:p>1f53d</text:p>
          </table:table-cell>
          <table:table-cell table:formula="of:=CONCATENATE([.A673];&quot;.png&quot;)" office:value-type="string" office:string-value="1f53d.png">
            <text:p>1f53d.png</text:p>
          </table:table-cell>
          <table:table-cell table:formula="of:=UNICHAR(HEX2DEC([.A673]))" office:value-type="string" office:string-value="🔽">
            <text:p>🔽</text:p>
          </table:table-cell>
          <table:table-cell table:number-columns-repeated="5"/>
        </table:table-row>
        <table:table-row table:style-name="ro5">
          <table:table-cell office:value-type="string">
            <text:p>1f550</text:p>
          </table:table-cell>
          <table:table-cell table:formula="of:=CONCATENATE([.A674];&quot;.png&quot;)" office:value-type="string" office:string-value="1f550.png">
            <text:p>1f550.png</text:p>
          </table:table-cell>
          <table:table-cell table:formula="of:=UNICHAR(HEX2DEC([.A674]))" office:value-type="string" office:string-value="🕐">
            <text:p>🕐</text:p>
          </table:table-cell>
          <table:table-cell table:number-columns-repeated="5"/>
        </table:table-row>
        <table:table-row table:style-name="ro5">
          <table:table-cell office:value-type="string">
            <text:p>1f551</text:p>
          </table:table-cell>
          <table:table-cell table:formula="of:=CONCATENATE([.A675];&quot;.png&quot;)" office:value-type="string" office:string-value="1f551.png">
            <text:p>1f551.png</text:p>
          </table:table-cell>
          <table:table-cell table:formula="of:=UNICHAR(HEX2DEC([.A675]))" office:value-type="string" office:string-value="🕑">
            <text:p>🕑</text:p>
          </table:table-cell>
          <table:table-cell table:number-columns-repeated="5"/>
        </table:table-row>
        <table:table-row table:style-name="ro5">
          <table:table-cell office:value-type="string">
            <text:p>1f552</text:p>
          </table:table-cell>
          <table:table-cell table:formula="of:=CONCATENATE([.A676];&quot;.png&quot;)" office:value-type="string" office:string-value="1f552.png">
            <text:p>1f552.png</text:p>
          </table:table-cell>
          <table:table-cell table:formula="of:=UNICHAR(HEX2DEC([.A676]))" office:value-type="string" office:string-value="🕒">
            <text:p>🕒</text:p>
          </table:table-cell>
          <table:table-cell table:number-columns-repeated="5"/>
        </table:table-row>
        <table:table-row table:style-name="ro5">
          <table:table-cell office:value-type="string">
            <text:p>1f553</text:p>
          </table:table-cell>
          <table:table-cell table:formula="of:=CONCATENATE([.A677];&quot;.png&quot;)" office:value-type="string" office:string-value="1f553.png">
            <text:p>1f553.png</text:p>
          </table:table-cell>
          <table:table-cell table:formula="of:=UNICHAR(HEX2DEC([.A677]))" office:value-type="string" office:string-value="🕓">
            <text:p>🕓</text:p>
          </table:table-cell>
          <table:table-cell table:number-columns-repeated="5"/>
        </table:table-row>
        <table:table-row table:style-name="ro5">
          <table:table-cell office:value-type="string">
            <text:p>1f554</text:p>
          </table:table-cell>
          <table:table-cell table:formula="of:=CONCATENATE([.A678];&quot;.png&quot;)" office:value-type="string" office:string-value="1f554.png">
            <text:p>1f554.png</text:p>
          </table:table-cell>
          <table:table-cell table:formula="of:=UNICHAR(HEX2DEC([.A678]))" office:value-type="string" office:string-value="🕔">
            <text:p>🕔</text:p>
          </table:table-cell>
          <table:table-cell table:number-columns-repeated="5"/>
        </table:table-row>
        <table:table-row table:style-name="ro5">
          <table:table-cell office:value-type="string">
            <text:p>1f555</text:p>
          </table:table-cell>
          <table:table-cell table:formula="of:=CONCATENATE([.A679];&quot;.png&quot;)" office:value-type="string" office:string-value="1f555.png">
            <text:p>1f555.png</text:p>
          </table:table-cell>
          <table:table-cell table:formula="of:=UNICHAR(HEX2DEC([.A679]))" office:value-type="string" office:string-value="🕕">
            <text:p>🕕</text:p>
          </table:table-cell>
          <table:table-cell table:number-columns-repeated="5"/>
        </table:table-row>
        <table:table-row table:style-name="ro5">
          <table:table-cell office:value-type="string">
            <text:p>1f556</text:p>
          </table:table-cell>
          <table:table-cell table:formula="of:=CONCATENATE([.A680];&quot;.png&quot;)" office:value-type="string" office:string-value="1f556.png">
            <text:p>1f556.png</text:p>
          </table:table-cell>
          <table:table-cell table:formula="of:=UNICHAR(HEX2DEC([.A680]))" office:value-type="string" office:string-value="🕖">
            <text:p>🕖</text:p>
          </table:table-cell>
          <table:table-cell table:number-columns-repeated="5"/>
        </table:table-row>
        <table:table-row table:style-name="ro5">
          <table:table-cell office:value-type="string">
            <text:p>1f557</text:p>
          </table:table-cell>
          <table:table-cell table:formula="of:=CONCATENATE([.A681];&quot;.png&quot;)" office:value-type="string" office:string-value="1f557.png">
            <text:p>1f557.png</text:p>
          </table:table-cell>
          <table:table-cell table:formula="of:=UNICHAR(HEX2DEC([.A681]))" office:value-type="string" office:string-value="🕗">
            <text:p>🕗</text:p>
          </table:table-cell>
          <table:table-cell table:number-columns-repeated="5"/>
        </table:table-row>
        <table:table-row table:style-name="ro5">
          <table:table-cell office:value-type="string">
            <text:p>1f558</text:p>
          </table:table-cell>
          <table:table-cell table:formula="of:=CONCATENATE([.A682];&quot;.png&quot;)" office:value-type="string" office:string-value="1f558.png">
            <text:p>1f558.png</text:p>
          </table:table-cell>
          <table:table-cell table:formula="of:=UNICHAR(HEX2DEC([.A682]))" office:value-type="string" office:string-value="🕘">
            <text:p>🕘</text:p>
          </table:table-cell>
          <table:table-cell table:number-columns-repeated="5"/>
        </table:table-row>
        <table:table-row table:style-name="ro5">
          <table:table-cell office:value-type="string">
            <text:p>1f559</text:p>
          </table:table-cell>
          <table:table-cell table:formula="of:=CONCATENATE([.A683];&quot;.png&quot;)" office:value-type="string" office:string-value="1f559.png">
            <text:p>1f559.png</text:p>
          </table:table-cell>
          <table:table-cell table:formula="of:=UNICHAR(HEX2DEC([.A683]))" office:value-type="string" office:string-value="🕙">
            <text:p>🕙</text:p>
          </table:table-cell>
          <table:table-cell table:number-columns-repeated="5"/>
        </table:table-row>
        <table:table-row table:style-name="ro5">
          <table:table-cell office:value-type="string">
            <text:p>1f55a</text:p>
          </table:table-cell>
          <table:table-cell table:formula="of:=CONCATENATE([.A684];&quot;.png&quot;)" office:value-type="string" office:string-value="1f55a.png">
            <text:p>1f55a.png</text:p>
          </table:table-cell>
          <table:table-cell table:formula="of:=UNICHAR(HEX2DEC([.A684]))" office:value-type="string" office:string-value="🕚">
            <text:p>🕚</text:p>
          </table:table-cell>
          <table:table-cell table:number-columns-repeated="5"/>
        </table:table-row>
        <table:table-row table:style-name="ro5">
          <table:table-cell office:value-type="string">
            <text:p>1f55b</text:p>
          </table:table-cell>
          <table:table-cell table:formula="of:=CONCATENATE([.A685];&quot;.png&quot;)" office:value-type="string" office:string-value="1f55b.png">
            <text:p>1f55b.png</text:p>
          </table:table-cell>
          <table:table-cell table:formula="of:=UNICHAR(HEX2DEC([.A685]))" office:value-type="string" office:string-value="🕛">
            <text:p>🕛</text:p>
          </table:table-cell>
          <table:table-cell table:number-columns-repeated="5"/>
        </table:table-row>
        <table:table-row table:style-name="ro5">
          <table:table-cell office:value-type="string">
            <text:p>1f5fb</text:p>
          </table:table-cell>
          <table:table-cell table:formula="of:=CONCATENATE([.A686];&quot;.png&quot;)" office:value-type="string" office:string-value="1f5fb.png">
            <text:p>1f5fb.png</text:p>
          </table:table-cell>
          <table:table-cell table:formula="of:=UNICHAR(HEX2DEC([.A686]))" office:value-type="string" office:string-value="🗻">
            <text:p>🗻</text:p>
          </table:table-cell>
          <table:table-cell table:number-columns-repeated="5"/>
        </table:table-row>
        <table:table-row table:style-name="ro5">
          <table:table-cell office:value-type="string">
            <text:p>1f5fc</text:p>
          </table:table-cell>
          <table:table-cell table:formula="of:=CONCATENATE([.A687];&quot;.png&quot;)" office:value-type="string" office:string-value="1f5fc.png">
            <text:p>1f5fc.png</text:p>
          </table:table-cell>
          <table:table-cell table:formula="of:=UNICHAR(HEX2DEC([.A687]))" office:value-type="string" office:string-value="🗼">
            <text:p>🗼</text:p>
          </table:table-cell>
          <table:table-cell table:number-columns-repeated="5"/>
        </table:table-row>
        <table:table-row table:style-name="ro5">
          <table:table-cell office:value-type="string">
            <text:p>1f5fd</text:p>
          </table:table-cell>
          <table:table-cell table:formula="of:=CONCATENATE([.A688];&quot;.png&quot;)" office:value-type="string" office:string-value="1f5fd.png">
            <text:p>1f5fd.png</text:p>
          </table:table-cell>
          <table:table-cell table:formula="of:=UNICHAR(HEX2DEC([.A688]))" office:value-type="string" office:string-value="🗽">
            <text:p>🗽</text:p>
          </table:table-cell>
          <table:table-cell table:number-columns-repeated="5"/>
        </table:table-row>
        <table:table-row table:style-name="ro5">
          <table:table-cell office:value-type="string">
            <text:p>1f5fe</text:p>
          </table:table-cell>
          <table:table-cell table:formula="of:=CONCATENATE([.A689];&quot;.png&quot;)" office:value-type="string" office:string-value="1f5fe.png">
            <text:p>1f5fe.png</text:p>
          </table:table-cell>
          <table:table-cell table:formula="of:=UNICHAR(HEX2DEC([.A689]))" office:value-type="string" office:string-value="🗾">
            <text:p>🗾</text:p>
          </table:table-cell>
          <table:table-cell table:number-columns-repeated="5"/>
        </table:table-row>
        <table:table-row table:style-name="ro5">
          <table:table-cell office:value-type="string">
            <text:p>1f5ff</text:p>
          </table:table-cell>
          <table:table-cell table:formula="of:=CONCATENATE([.A690];&quot;.png&quot;)" office:value-type="string" office:string-value="1f5ff.png">
            <text:p>1f5ff.png</text:p>
          </table:table-cell>
          <table:table-cell table:formula="of:=UNICHAR(HEX2DEC([.A690]))" office:value-type="string" office:string-value="🗿">
            <text:p>🗿</text:p>
          </table:table-cell>
          <table:table-cell table:number-columns-repeated="5"/>
        </table:table-row>
        <table:table-row table:style-name="ro5" table:number-rows-repeated="2">
          <table:table-cell table:number-columns-repeated="8"/>
        </table:table-row>
        <table:table-row table:style-name="ro5" table:number-rows-repeated="56">
          <table:table-cell table:number-columns-repeated="3"/>
          <table:table-cell table:style-name="Default"/>
          <table:table-cell table:number-columns-repeated="4"/>
        </table:table-row>
        <table:table-row table:style-name="ro5" table:number-rows-repeated="1047676">
          <table:table-cell table:number-columns-repeated="8"/>
        </table:table-row>
        <table:table-row table:style-name="ro11" table:number-rows-repeated="151">
          <table:table-cell table:number-columns-repeated="8"/>
        </table:table-row>
        <table:table-row table:style-name="ro11">
          <table:table-cell table:number-columns-repeated="8"/>
        </table:table-row>
      </table:table>
      <table:named-expressions/>
      <table:database-ranges>
        <table:database-range table:name="__Anonymous_Sheet_DB__3" table:target-range-address="Symbola.F1:Symbola.F10484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roid Emoji" svg:font-family="'Android Emoji'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.00.0000</text:date>, <text:time style:data-style-name="N2" text:time-value="0000-00-00T16:23:41.1934510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Vogel</meta:initial-creator>
    <meta:creation-date>2013-05-30T21:24:29</meta:creation-date>
    <dc:date>2014-01-04T16:25:41.619773313</dc:date>
    <meta:editing-duration>PT3H21M15S</meta:editing-duration>
    <meta:editing-cycles>3</meta:editing-cycles>
    <meta:generator>LibreOffice/4.1.4.2$Linux_X86_64 LibreOffice_project/410m0$Build-2</meta:generator>
    <meta:document-statistic meta:table-count="4" meta:cell-count="14804" meta:object-count="0"/>
  </office:meta>
</office:document-meta>
</file>